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9.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bla_20_definita_20_SIM">
      <style:table-properties table:display="true" style:writing-mode="lr-tb"/>
    </style:style>
    <style:style style:name="ta2" style:family="table" style:master-page-name="PageStyle_5f_Pruebas_20__28_no_20_tocar_29_">
      <style:table-properties table:display="false" style:writing-mode="lr-tb"/>
    </style:style>
    <style:style style:name="ta3" style:family="table" style:master-page-name="PageStyle_5f_Valores_20_aleatorios_20_para_20_entrena">
      <style:table-properties table:display="false" style:writing-mode="lr-tb"/>
    </style:style>
    <style:style style:name="ta4" style:family="table" style:master-page-name="PageStyle_5f_multiplesimulations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 definita SIM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3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YAW (º)</text:p>
          </table:table-cell>
          <table:table-cell table:style-name="ce5" office:value-type="string" calcext:value-type="string">
            <text:p>PITCH (º)</text:p>
          </table:table-cell>
          <table:table-cell table:style-name="ce5" office:value-type="string" calcext:value-type="string">
            <text:p>ROLL (º)</text:p>
          </table:table-cell>
          <table:table-cell table:style-name="ce5" office:value-type="string" calcext:value-type="string">
            <text:p>V (m/s)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C_pitch_w</text:p>
          </table:table-cell>
          <table:table-cell table:style-name="ce5" office:value-type="string" calcext:value-type="string">
            <text:p>C_roll_w</text:p>
          </table:table-cell>
          <table:table-cell table:style-name="ce5" office:value-type="string" calcext:value-type="string">
            <text:p>C_yaw_w</text:p>
          </table:table-cell>
          <table:table-cell table:style-name="ce5" office:value-type="string" calcext:value-type="string">
            <text:p>C_lateral_w</text:p>
          </table:table-cell>
          <table:table-cell table:style-name="ce5" office:value-type="string" calcext:value-type="string">
            <text:p>X CP</text:p>
          </table:table-cell>
          <table:table-cell table:style-name="ce5" office:value-type="string" calcext:value-type="string">
            <text:p>Y CP</text:p>
          </table:table-cell>
          <table:table-cell table:style-name="ce5" office:value-type="string" calcext:value-type="string">
            <text:p>Z CP</text:p>
          </table:table-cell>
          <table:table-cell table:number-columns-repeated="101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16889055" calcext:value-type="float">
            <text:p>0.016889055</text:p>
          </table:table-cell>
          <table:table-cell table:style-name="ce3" office:value-type="float" office:value="-0.0014767354" calcext:value-type="float">
            <text:p>-0.0014767354</text:p>
          </table:table-cell>
          <table:table-cell table:style-name="ce3" office:value-type="float" office:value="0.015099209" calcext:value-type="float">
            <text:p>0.015099209</text:p>
          </table:table-cell>
          <table:table-cell table:style-name="ce3" office:value-type="float" office:value="0.000027222563" calcext:value-type="float">
            <text:p>2.7222563E-05</text:p>
          </table:table-cell>
          <table:table-cell table:style-name="ce3" office:value-type="float" office:value="0.000062430906" calcext:value-type="float">
            <text:p>6.2430906E-05</text:p>
          </table:table-cell>
          <table:table-cell table:style-name="ce2" office:value-type="float" office:value="0.00011347012" calcext:value-type="float">
            <text:p>0.000113470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15892943" calcext:value-type="float">
            <text:p>0.015892943</text:p>
          </table:table-cell>
          <table:table-cell table:style-name="ce3" office:value-type="float" office:value="0.1300056" calcext:value-type="float">
            <text:p>0.1300056</text:p>
          </table:table-cell>
          <table:table-cell table:style-name="ce3" office:value-type="float" office:value="0.01282347" calcext:value-type="float">
            <text:p>0.01282347</text:p>
          </table:table-cell>
          <table:table-cell table:style-name="ce3" office:value-type="float" office:value="-0.000045255851" calcext:value-type="float">
            <text:p>-4.5255851E-05</text:p>
          </table:table-cell>
          <table:table-cell table:style-name="ce3" office:value-type="float" office:value="0.000018686692" calcext:value-type="float">
            <text:p>1.8686692E-05</text:p>
          </table:table-cell>
          <table:table-cell table:style-name="ce3" office:value-type="float" office:value="0.000060784441" calcext:value-type="float">
            <text:p>6.0784441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0709777" calcext:value-type="float">
            <text:p>0.020709777</text:p>
          </table:table-cell>
          <table:table-cell table:style-name="ce3" office:value-type="float" office:value="0.27062098" calcext:value-type="float">
            <text:p>0.27062098</text:p>
          </table:table-cell>
          <table:table-cell table:style-name="ce3" office:value-type="float" office:value="0.0084321636" calcext:value-type="float">
            <text:p>0.0084321636</text:p>
          </table:table-cell>
          <table:table-cell table:style-name="ce3" office:value-type="float" office:value="-0.000019277748" calcext:value-type="float">
            <text:p>-1.9277748E-05</text:p>
          </table:table-cell>
          <table:table-cell table:style-name="ce3" office:value-type="float" office:value="0.000012419867" calcext:value-type="float">
            <text:p>1.2419867E-05</text:p>
          </table:table-cell>
          <table:table-cell table:style-name="ce3" office:value-type="float" office:value="0.000029700128" calcext:value-type="float">
            <text:p>2.9700128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9243839" calcext:value-type="float">
            <text:p>0.029243839</text:p>
          </table:table-cell>
          <table:table-cell table:style-name="ce3" office:value-type="float" office:value="0.39500306" calcext:value-type="float">
            <text:p>0.39500306</text:p>
          </table:table-cell>
          <table:table-cell table:style-name="ce3" office:value-type="float" office:value="0.0071771404" calcext:value-type="float">
            <text:p>0.0071771404</text:p>
          </table:table-cell>
          <table:table-cell table:style-name="ce3" office:value-type="float" office:value="-0.00006750414" calcext:value-type="float">
            <text:p>-6.750414E-05</text:p>
          </table:table-cell>
          <table:table-cell table:style-name="ce3" office:value-type="float" office:value="-0.000090189262" calcext:value-type="float">
            <text:p>-9.0189262E-05</text:p>
          </table:table-cell>
          <table:table-cell table:style-name="ce3" office:value-type="float" office:value="0.000046224934" calcext:value-type="float">
            <text:p>4.6224934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43903117" calcext:value-type="float">
            <text:p>0.043903117</text:p>
          </table:table-cell>
          <table:table-cell table:style-name="ce3" office:value-type="float" office:value="0.53006955" calcext:value-type="float">
            <text:p>0.53006955</text:p>
          </table:table-cell>
          <table:table-cell table:style-name="ce3" office:value-type="float" office:value="0.00080695972" calcext:value-type="float">
            <text:p>0.00080695972</text:p>
          </table:table-cell>
          <table:table-cell table:style-name="ce3" office:value-type="float" office:value="-0.000041074786" calcext:value-type="float">
            <text:p>-4.1074786E-05</text:p>
          </table:table-cell>
          <table:table-cell table:style-name="ce3" office:value-type="float" office:value="0.000041629273" calcext:value-type="float">
            <text:p>4.1629273E-05</text:p>
          </table:table-cell>
          <table:table-cell table:style-name="ce3" office:value-type="float" office:value="0.000071236112" calcext:value-type="float">
            <text:p>7.1236112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2295197" calcext:value-type="float">
            <text:p>0.062295197</text:p>
          </table:table-cell>
          <table:table-cell table:style-name="ce3" office:value-type="float" office:value="0.65575389" calcext:value-type="float">
            <text:p>0.65575389</text:p>
          </table:table-cell>
          <table:table-cell table:style-name="ce3" office:value-type="float" office:value="-0.0029591138" calcext:value-type="float">
            <text:p>-0.0029591138</text:p>
          </table:table-cell>
          <table:table-cell table:style-name="ce3" office:value-type="float" office:value="0.00021500852" calcext:value-type="float">
            <text:p>0.00021500852</text:p>
          </table:table-cell>
          <table:table-cell table:style-name="ce3" office:value-type="float" office:value="-0.000094330341" calcext:value-type="float">
            <text:p>-9.4330341E-05</text:p>
          </table:table-cell>
          <table:table-cell table:style-name="ce3" office:value-type="float" office:value="-0.00038708533" calcext:value-type="float">
            <text:p>-0.000387085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4702611" calcext:value-type="float">
            <text:p>0.084702611</text:p>
          </table:table-cell>
          <table:table-cell table:style-name="ce3" office:value-type="float" office:value="0.7663018" calcext:value-type="float">
            <text:p>0.7663018</text:p>
          </table:table-cell>
          <table:table-cell table:style-name="ce3" office:value-type="float" office:value="-0.0076017425" calcext:value-type="float">
            <text:p>-0.0076017425</text:p>
          </table:table-cell>
          <table:table-cell table:style-name="ce3" office:value-type="float" office:value="0.00014110996" calcext:value-type="float">
            <text:p>0.00014110996</text:p>
          </table:table-cell>
          <table:table-cell table:style-name="ce3" office:value-type="float" office:value="0.000012958679" calcext:value-type="float">
            <text:p>1.2958679E-05</text:p>
          </table:table-cell>
          <table:table-cell table:style-name="ce3" office:value-type="float" office:value="0.000065847493" calcext:value-type="float">
            <text:p>6.5847493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454205" calcext:value-type="float">
            <text:p>0.1454205</text:p>
          </table:table-cell>
          <table:table-cell table:style-name="ce3" office:value-type="float" office:value="0.70811601" calcext:value-type="float">
            <text:p>0.70811601</text:p>
          </table:table-cell>
          <table:table-cell table:style-name="ce3" office:value-type="float" office:value="-0.038691158" calcext:value-type="float">
            <text:p>-0.038691158</text:p>
          </table:table-cell>
          <table:table-cell table:style-name="ce3" office:value-type="float" office:value="0.00014738021" calcext:value-type="float">
            <text:p>0.00014738021</text:p>
          </table:table-cell>
          <table:table-cell table:style-name="ce3" office:value-type="float" office:value="0.000052309189" calcext:value-type="float">
            <text:p>5.2309189E-05</text:p>
          </table:table-cell>
          <table:table-cell table:style-name="ce3" office:value-type="float" office:value="0.0001336886" calcext:value-type="float">
            <text:p>0.00013368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-9" calcext:value-type="float">
            <text:p>-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3656538" calcext:value-type="float">
            <text:p>0.083656538</text:p>
          </table:table-cell>
          <table:table-cell table:style-name="ce3" office:value-type="float" office:value="0.19632469" calcext:value-type="float">
            <text:p>0.19632469</text:p>
          </table:table-cell>
          <table:table-cell table:style-name="ce3" office:value-type="float" office:value="0.014239818" calcext:value-type="float">
            <text:p>0.014239818</text:p>
          </table:table-cell>
          <table:table-cell table:style-name="ce3" office:value-type="float" office:value="-0.0089294582" calcext:value-type="float">
            <text:p>-0.0089294582</text:p>
          </table:table-cell>
          <table:table-cell table:style-name="ce3" office:value-type="float" office:value="0.035555449" calcext:value-type="float">
            <text:p>0.035555449</text:p>
          </table:table-cell>
          <table:table-cell table:style-name="ce3" office:value-type="float" office:value="0.10188407" calcext:value-type="float">
            <text:p>0.101884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-6" calcext:value-type="float">
            <text:p>-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4043874" calcext:value-type="float">
            <text:p>0.084043874</text:p>
          </table:table-cell>
          <table:table-cell table:style-name="ce3" office:value-type="float" office:value="0.20065251" calcext:value-type="float">
            <text:p>0.20065251</text:p>
          </table:table-cell>
          <table:table-cell table:style-name="ce3" office:value-type="float" office:value="0.012156586" calcext:value-type="float">
            <text:p>0.012156586</text:p>
          </table:table-cell>
          <table:table-cell table:style-name="ce3" office:value-type="float" office:value="-0.0080687737" calcext:value-type="float">
            <text:p>-0.0080687737</text:p>
          </table:table-cell>
          <table:table-cell table:style-name="ce3" office:value-type="float" office:value="0.036959201" calcext:value-type="float">
            <text:p>0.036959201</text:p>
          </table:table-cell>
          <table:table-cell table:style-name="ce3" office:value-type="float" office:value="0.087118752" calcext:value-type="float">
            <text:p>0.0871187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4009639" calcext:value-type="float">
            <text:p>0.084009639</text:p>
          </table:table-cell>
          <table:table-cell table:style-name="ce3" office:value-type="float" office:value="0.20383923" calcext:value-type="float">
            <text:p>0.20383923</text:p>
          </table:table-cell>
          <table:table-cell table:style-name="ce3" office:value-type="float" office:value="0.0095914758" calcext:value-type="float">
            <text:p>0.0095914758</text:p>
          </table:table-cell>
          <table:table-cell table:style-name="ce3" office:value-type="float" office:value="-0.0076425282" calcext:value-type="float">
            <text:p>-0.0076425282</text:p>
          </table:table-cell>
          <table:table-cell table:style-name="ce3" office:value-type="float" office:value="0.037290359" calcext:value-type="float">
            <text:p>0.037290359</text:p>
          </table:table-cell>
          <table:table-cell table:style-name="ce3" office:value-type="float" office:value="0.071811203" calcext:value-type="float">
            <text:p>0.0718112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4481985" calcext:value-type="float">
            <text:p>0.084481985</text:p>
          </table:table-cell>
          <table:table-cell table:style-name="ce3" office:value-type="float" office:value="0.20909543" calcext:value-type="float">
            <text:p>0.20909543</text:p>
          </table:table-cell>
          <table:table-cell table:style-name="ce3" office:value-type="float" office:value="0.0065443819" calcext:value-type="float">
            <text:p>0.0065443819</text:p>
          </table:table-cell>
          <table:table-cell table:style-name="ce3" office:value-type="float" office:value="-0.0069223341" calcext:value-type="float">
            <text:p>-0.0069223341</text:p>
          </table:table-cell>
          <table:table-cell table:style-name="ce3" office:value-type="float" office:value="0.038531512" calcext:value-type="float">
            <text:p>0.038531512</text:p>
          </table:table-cell>
          <table:table-cell table:style-name="ce3" office:value-type="float" office:value="0.056678792" calcext:value-type="float">
            <text:p>0.0566787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4293627" calcext:value-type="float">
            <text:p>0.084293627</text:p>
          </table:table-cell>
          <table:table-cell table:style-name="ce3" office:value-type="float" office:value="0.21266065" calcext:value-type="float">
            <text:p>0.21266065</text:p>
          </table:table-cell>
          <table:table-cell table:style-name="ce3" office:value-type="float" office:value="0.0019813628" calcext:value-type="float">
            <text:p>0.0019813628</text:p>
          </table:table-cell>
          <table:table-cell table:style-name="ce3" office:value-type="float" office:value="-0.0068647115" calcext:value-type="float">
            <text:p>-0.0068647115</text:p>
          </table:table-cell>
          <table:table-cell table:style-name="ce3" office:value-type="float" office:value="0.039021003" calcext:value-type="float">
            <text:p>0.039021003</text:p>
          </table:table-cell>
          <table:table-cell table:style-name="ce3" office:value-type="float" office:value="0.041030907" calcext:value-type="float">
            <text:p>0.0410309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4177619" calcext:value-type="float">
            <text:p>0.084177619</text:p>
          </table:table-cell>
          <table:table-cell table:style-name="ce3" office:value-type="float" office:value="0.21705517" calcext:value-type="float">
            <text:p>0.21705517</text:p>
          </table:table-cell>
          <table:table-cell table:style-name="ce3" office:value-type="float" office:value="-0.0006487436" calcext:value-type="float">
            <text:p>-0.0006487436</text:p>
          </table:table-cell>
          <table:table-cell table:style-name="ce3" office:value-type="float" office:value="-0.0066661963" calcext:value-type="float">
            <text:p>-0.0066661963</text:p>
          </table:table-cell>
          <table:table-cell table:style-name="ce3" office:value-type="float" office:value="0.039264755" calcext:value-type="float">
            <text:p>0.039264755</text:p>
          </table:table-cell>
          <table:table-cell table:style-name="ce3" office:value-type="float" office:value="0.025258926" calcext:value-type="float">
            <text:p>0.0252589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0.083978" calcext:value-type="float">
            <text:p>0.083978</text:p>
          </table:table-cell>
          <table:table-cell table:style-name="ce3" office:value-type="float" office:value="0.22457406" calcext:value-type="float">
            <text:p>0.22457406</text:p>
          </table:table-cell>
          <table:table-cell table:style-name="ce3" office:value-type="float" office:value="-0.0018521234" calcext:value-type="float">
            <text:p>-0.0018521234</text:p>
          </table:table-cell>
          <table:table-cell table:style-name="ce3" office:value-type="float" office:value="-0.0067553925" calcext:value-type="float">
            <text:p>-0.0067553925</text:p>
          </table:table-cell>
          <table:table-cell table:style-name="ce3" office:value-type="float" office:value="0.039665337" calcext:value-type="float">
            <text:p>0.039665337</text:p>
          </table:table-cell>
          <table:table-cell table:style-name="ce3" office:value-type="float" office:value="0.0084274375" calcext:value-type="float">
            <text:p>0.00842743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3207336" calcext:value-type="float">
            <text:p>0.083207336</text:p>
          </table:table-cell>
          <table:table-cell table:style-name="ce3" office:value-type="float" office:value="0.22910292" calcext:value-type="float">
            <text:p>0.22910292</text:p>
          </table:table-cell>
          <table:table-cell table:style-name="ce3" office:value-type="float" office:value="-0.0051880198" calcext:value-type="float">
            <text:p>-0.0051880198</text:p>
          </table:table-cell>
          <table:table-cell table:style-name="ce3" office:value-type="float" office:value="-0.0073948535" calcext:value-type="float">
            <text:p>-0.0073948535</text:p>
          </table:table-cell>
          <table:table-cell table:style-name="ce3" office:value-type="float" office:value="0.039195725" calcext:value-type="float">
            <text:p>0.039195725</text:p>
          </table:table-cell>
          <table:table-cell table:style-name="ce3" office:value-type="float" office:value="-0.010039512" calcext:value-type="float">
            <text:p>-0.0100395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479029" calcext:value-type="float">
            <text:p>0.10479029</text:p>
          </table:table-cell>
          <table:table-cell table:style-name="ce3" office:value-type="float" office:value="-0.016067509" calcext:value-type="float">
            <text:p>-0.016067509</text:p>
          </table:table-cell>
          <table:table-cell table:style-name="ce3" office:value-type="float" office:value="0.0063367955" calcext:value-type="float">
            <text:p>0.0063367955</text:p>
          </table:table-cell>
          <table:table-cell table:style-name="ce3" office:value-type="float" office:value="-0.014249509" calcext:value-type="float">
            <text:p>-0.014249509</text:p>
          </table:table-cell>
          <table:table-cell table:style-name="ce3" office:value-type="float" office:value="0.047559347" calcext:value-type="float">
            <text:p>0.047559347</text:p>
          </table:table-cell>
          <table:table-cell table:style-name="ce3" office:value-type="float" office:value="0.0016621453" calcext:value-type="float">
            <text:p>0.00166214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395235" calcext:value-type="float">
            <text:p>0.10395235</text:p>
          </table:table-cell>
          <table:table-cell table:style-name="ce3" office:value-type="float" office:value="-0.015381325" calcext:value-type="float">
            <text:p>-0.015381325</text:p>
          </table:table-cell>
          <table:table-cell table:style-name="ce3" office:value-type="float" office:value="0.003992829" calcext:value-type="float">
            <text:p>0.003992829</text:p>
          </table:table-cell>
          <table:table-cell table:style-name="ce3" office:value-type="float" office:value="-0.014282292" calcext:value-type="float">
            <text:p>-0.014282292</text:p>
          </table:table-cell>
          <table:table-cell table:style-name="ce3" office:value-type="float" office:value="0.047370041" calcext:value-type="float">
            <text:p>0.047370041</text:p>
          </table:table-cell>
          <table:table-cell table:style-name="ce3" office:value-type="float" office:value="0.0027714433" calcext:value-type="float">
            <text:p>0.00277144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366585" calcext:value-type="float">
            <text:p>0.10366585</text:p>
          </table:table-cell>
          <table:table-cell table:style-name="ce3" office:value-type="float" office:value="-0.014848261" calcext:value-type="float">
            <text:p>-0.014848261</text:p>
          </table:table-cell>
          <table:table-cell table:style-name="ce3" office:value-type="float" office:value="0.0016570012" calcext:value-type="float">
            <text:p>0.0016570012</text:p>
          </table:table-cell>
          <table:table-cell table:style-name="ce3" office:value-type="float" office:value="-0.014684029" calcext:value-type="float">
            <text:p>-0.014684029</text:p>
          </table:table-cell>
          <table:table-cell table:style-name="ce3" office:value-type="float" office:value="0.047425104" calcext:value-type="float">
            <text:p>0.047425104</text:p>
          </table:table-cell>
          <table:table-cell table:style-name="ce3" office:value-type="float" office:value="0.0034449337" calcext:value-type="float">
            <text:p>0.00344493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355191" calcext:value-type="float">
            <text:p>0.10355191</text:p>
          </table:table-cell>
          <table:table-cell table:style-name="ce3" office:value-type="float" office:value="-0.01501153" calcext:value-type="float">
            <text:p>-0.01501153</text:p>
          </table:table-cell>
          <table:table-cell table:style-name="ce3" office:value-type="float" office:value="-0.00079882404" calcext:value-type="float">
            <text:p>-0.00079882404</text:p>
          </table:table-cell>
          <table:table-cell table:style-name="ce3" office:value-type="float" office:value="-0.014870983" calcext:value-type="float">
            <text:p>-0.014870983</text:p>
          </table:table-cell>
          <table:table-cell table:style-name="ce3" office:value-type="float" office:value="0.047470664" calcext:value-type="float">
            <text:p>0.047470664</text:p>
          </table:table-cell>
          <table:table-cell table:style-name="ce3" office:value-type="float" office:value="0.004143254" calcext:value-type="float">
            <text:p>0.0041432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379733" calcext:value-type="float">
            <text:p>0.10379733</text:p>
          </table:table-cell>
          <table:table-cell table:style-name="ce3" office:value-type="float" office:value="-0.014531497" calcext:value-type="float">
            <text:p>-0.014531497</text:p>
          </table:table-cell>
          <table:table-cell table:style-name="ce3" office:value-type="float" office:value="-0.0029534992" calcext:value-type="float">
            <text:p>-0.0029534992</text:p>
          </table:table-cell>
          <table:table-cell table:style-name="ce3" office:value-type="float" office:value="-0.014861359" calcext:value-type="float">
            <text:p>-0.014861359</text:p>
          </table:table-cell>
          <table:table-cell table:style-name="ce3" office:value-type="float" office:value="0.047589123" calcext:value-type="float">
            <text:p>0.047589123</text:p>
          </table:table-cell>
          <table:table-cell table:style-name="ce3" office:value-type="float" office:value="0.0049954119" calcext:value-type="float">
            <text:p>0.00499541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512475" calcext:value-type="float">
            <text:p>0.10512475</text:p>
          </table:table-cell>
          <table:table-cell table:style-name="ce3" office:value-type="float" office:value="-0.015951965" calcext:value-type="float">
            <text:p>-0.015951965</text:p>
          </table:table-cell>
          <table:table-cell table:style-name="ce3" office:value-type="float" office:value="-0.0058297835" calcext:value-type="float">
            <text:p>-0.0058297835</text:p>
          </table:table-cell>
          <table:table-cell table:style-name="ce3" office:value-type="float" office:value="-0.014411804" calcext:value-type="float">
            <text:p>-0.014411804</text:p>
          </table:table-cell>
          <table:table-cell table:style-name="ce3" office:value-type="float" office:value="0.047622118" calcext:value-type="float">
            <text:p>0.047622118</text:p>
          </table:table-cell>
          <table:table-cell table:style-name="ce3" office:value-type="float" office:value="0.0053317754" calcext:value-type="float">
            <text:p>0.00533177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354752" calcext:value-type="float">
            <text:p>0.10354752</text:p>
          </table:table-cell>
          <table:table-cell table:style-name="ce3" office:value-type="float" office:value="-0.013815764" calcext:value-type="float">
            <text:p>-0.013815764</text:p>
          </table:table-cell>
          <table:table-cell table:style-name="ce3" office:value-type="float" office:value="-0.0082837426" calcext:value-type="float">
            <text:p>-0.0082837426</text:p>
          </table:table-cell>
          <table:table-cell table:style-name="ce3" office:value-type="float" office:value="-0.014441992" calcext:value-type="float">
            <text:p>-0.014441992</text:p>
          </table:table-cell>
          <table:table-cell table:style-name="ce3" office:value-type="float" office:value="0.047294743" calcext:value-type="float">
            <text:p>0.047294743</text:p>
          </table:table-cell>
          <table:table-cell table:style-name="ce3" office:value-type="float" office:value="0.0065470665" calcext:value-type="float">
            <text:p>0.00654706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43785" calcext:value-type="float">
            <text:p>0.1043785</text:p>
          </table:table-cell>
          <table:table-cell table:style-name="ce3" office:value-type="float" office:value="-0.014373765" calcext:value-type="float">
            <text:p>-0.014373765</text:p>
          </table:table-cell>
          <table:table-cell table:style-name="ce3" office:value-type="float" office:value="-0.011564866" calcext:value-type="float">
            <text:p>-0.011564866</text:p>
          </table:table-cell>
          <table:table-cell table:style-name="ce3" office:value-type="float" office:value="-0.014468567" calcext:value-type="float">
            <text:p>-0.014468567</text:p>
          </table:table-cell>
          <table:table-cell table:style-name="ce3" office:value-type="float" office:value="0.047124464" calcext:value-type="float">
            <text:p>0.047124464</text:p>
          </table:table-cell>
          <table:table-cell table:style-name="ce3" office:value-type="float" office:value="0.0072760132" calcext:value-type="float">
            <text:p>0.00727601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-9" calcext:value-type="float">
            <text:p>-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1489565" calcext:value-type="float">
            <text:p>0.11489565</text:p>
          </table:table-cell>
          <table:table-cell table:style-name="ce3" office:value-type="float" office:value="0.32332274" calcext:value-type="float">
            <text:p>0.32332274</text:p>
          </table:table-cell>
          <table:table-cell table:style-name="ce3" office:value-type="float" office:value="0.055135608" calcext:value-type="float">
            <text:p>0.055135608</text:p>
          </table:table-cell>
          <table:table-cell table:style-name="ce3" office:value-type="float" office:value="0.031462213" calcext:value-type="float">
            <text:p>0.031462213</text:p>
          </table:table-cell>
          <table:table-cell table:style-name="ce3" office:value-type="float" office:value="0.046859837" calcext:value-type="float">
            <text:p>0.046859837</text:p>
          </table:table-cell>
          <table:table-cell table:style-name="ce3" office:value-type="float" office:value="-0.094781337" calcext:value-type="float">
            <text:p>-0.0947813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-6" calcext:value-type="float">
            <text:p>-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9722711" calcext:value-type="float">
            <text:p>0.089722711</text:p>
          </table:table-cell>
          <table:table-cell table:style-name="ce3" office:value-type="float" office:value="0.18037577" calcext:value-type="float">
            <text:p>0.18037577</text:p>
          </table:table-cell>
          <table:table-cell table:style-name="ce3" office:value-type="float" office:value="0.023179343" calcext:value-type="float">
            <text:p>0.023179343</text:p>
          </table:table-cell>
          <table:table-cell table:style-name="ce3" office:value-type="float" office:value="0.015312704" calcext:value-type="float">
            <text:p>0.015312704</text:p>
          </table:table-cell>
          <table:table-cell table:style-name="ce3" office:value-type="float" office:value="0.039695863" calcext:value-type="float">
            <text:p>0.039695863</text:p>
          </table:table-cell>
          <table:table-cell table:style-name="ce3" office:value-type="float" office:value="-0.073366965" calcext:value-type="float">
            <text:p>-0.0733669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2212796" calcext:value-type="float">
            <text:p>0.082212796</text:p>
          </table:table-cell>
          <table:table-cell table:style-name="ce3" office:value-type="float" office:value="0.026225069" calcext:value-type="float">
            <text:p>0.026225069</text:p>
          </table:table-cell>
          <table:table-cell table:style-name="ce3" office:value-type="float" office:value="-0.01053364" calcext:value-type="float">
            <text:p>-0.01053364</text:p>
          </table:table-cell>
          <table:table-cell table:style-name="ce3" office:value-type="float" office:value="-0.0010603379" calcext:value-type="float">
            <text:p>-0.0010603379</text:p>
          </table:table-cell>
          <table:table-cell table:style-name="ce3" office:value-type="float" office:value="0.036076586" calcext:value-type="float">
            <text:p>0.036076586</text:p>
          </table:table-cell>
          <table:table-cell table:style-name="ce3" office:value-type="float" office:value="-0.056654156" calcext:value-type="float">
            <text:p>-0.0566541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88604134" calcext:value-type="float">
            <text:p>0.088604134</text:p>
          </table:table-cell>
          <table:table-cell table:style-name="ce3" office:value-type="float" office:value="-0.10939367" calcext:value-type="float">
            <text:p>-0.10939367</text:p>
          </table:table-cell>
          <table:table-cell table:style-name="ce3" office:value-type="float" office:value="-0.038736772" calcext:value-type="float">
            <text:p>-0.038736772</text:p>
          </table:table-cell>
          <table:table-cell table:style-name="ce3" office:value-type="float" office:value="-0.020048462" calcext:value-type="float">
            <text:p>-0.020048462</text:p>
          </table:table-cell>
          <table:table-cell table:style-name="ce3" office:value-type="float" office:value="0.034499622" calcext:value-type="float">
            <text:p>0.034499622</text:p>
          </table:table-cell>
          <table:table-cell table:style-name="ce3" office:value-type="float" office:value="-0.042172646" calcext:value-type="float">
            <text:p>-0.0421726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1301481" calcext:value-type="float">
            <text:p>0.11301481</text:p>
          </table:table-cell>
          <table:table-cell table:style-name="ce3" office:value-type="float" office:value="-0.21316821" calcext:value-type="float">
            <text:p>-0.21316821</text:p>
          </table:table-cell>
          <table:table-cell table:style-name="ce3" office:value-type="float" office:value="-0.073189575" calcext:value-type="float">
            <text:p>-0.073189575</text:p>
          </table:table-cell>
          <table:table-cell table:style-name="ce3" office:value-type="float" office:value="-0.022801676" calcext:value-type="float">
            <text:p>-0.022801676</text:p>
          </table:table-cell>
          <table:table-cell table:style-name="ce3" office:value-type="float" office:value="0.034496146" calcext:value-type="float">
            <text:p>0.034496146</text:p>
          </table:table-cell>
          <table:table-cell table:style-name="ce3" office:value-type="float" office:value="-0.030544916" calcext:value-type="float">
            <text:p>-0.0305449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5659631" calcext:value-type="float">
            <text:p>0.15659631</text:p>
          </table:table-cell>
          <table:table-cell table:style-name="ce3" office:value-type="float" office:value="-0.31455397" calcext:value-type="float">
            <text:p>-0.31455397</text:p>
          </table:table-cell>
          <table:table-cell table:style-name="ce3" office:value-type="float" office:value="-0.10391715" calcext:value-type="float">
            <text:p>-0.10391715</text:p>
          </table:table-cell>
          <table:table-cell table:style-name="ce3" office:value-type="float" office:value="-0.026746701" calcext:value-type="float">
            <text:p>-0.026746701</text:p>
          </table:table-cell>
          <table:table-cell table:style-name="ce3" office:value-type="float" office:value="0.037865373" calcext:value-type="float">
            <text:p>0.037865373</text:p>
          </table:table-cell>
          <table:table-cell table:style-name="ce3" office:value-type="float" office:value="-0.020005706" calcext:value-type="float">
            <text:p>-0.0200057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0.20869861" calcext:value-type="float">
            <text:p>0.20869861</text:p>
          </table:table-cell>
          <table:table-cell table:style-name="ce3" office:value-type="float" office:value="-0.37799738" calcext:value-type="float">
            <text:p>-0.37799738</text:p>
          </table:table-cell>
          <table:table-cell table:style-name="ce3" office:value-type="float" office:value="-0.13234323" calcext:value-type="float">
            <text:p>-0.13234323</text:p>
          </table:table-cell>
          <table:table-cell table:style-name="ce3" office:value-type="float" office:value="-0.019849925" calcext:value-type="float">
            <text:p>-0.019849925</text:p>
          </table:table-cell>
          <table:table-cell table:style-name="ce3" office:value-type="float" office:value="0.03890061" calcext:value-type="float">
            <text:p>0.03890061</text:p>
          </table:table-cell>
          <table:table-cell table:style-name="ce3" office:value-type="float" office:value="-0.0079112963" calcext:value-type="float">
            <text:p>-0.00791129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28082546" calcext:value-type="float">
            <text:p>0.28082546</text:p>
          </table:table-cell>
          <table:table-cell table:style-name="ce3" office:value-type="float" office:value="-0.45184788" calcext:value-type="float">
            <text:p>-0.45184788</text:p>
          </table:table-cell>
          <table:table-cell table:style-name="ce3" office:value-type="float" office:value="-0.15395609" calcext:value-type="float">
            <text:p>-0.15395609</text:p>
          </table:table-cell>
          <table:table-cell table:style-name="ce3" office:value-type="float" office:value="-0.019448737" calcext:value-type="float">
            <text:p>-0.019448737</text:p>
          </table:table-cell>
          <table:table-cell table:style-name="ce3" office:value-type="float" office:value="0.039546795" calcext:value-type="float">
            <text:p>0.039546795</text:p>
          </table:table-cell>
          <table:table-cell table:style-name="ce3" office:value-type="float" office:value="0.013680326" calcext:value-type="float">
            <text:p>0.0136803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9723489" calcext:value-type="float">
            <text:p>0.029723489</text:p>
          </table:table-cell>
          <table:table-cell table:style-name="ce3" office:value-type="float" office:value="0.23827594" calcext:value-type="float">
            <text:p>0.23827594</text:p>
          </table:table-cell>
          <table:table-cell table:style-name="ce3" office:value-type="float" office:value="0.054813377" calcext:value-type="float">
            <text:p>0.054813377</text:p>
          </table:table-cell>
          <table:table-cell table:style-name="ce3" office:value-type="float" office:value="-0.00049205375" calcext:value-type="float">
            <text:p>-0.00049205375</text:p>
          </table:table-cell>
          <table:table-cell table:style-name="ce3" office:value-type="float" office:value="-0.00031001106" calcext:value-type="float">
            <text:p>-0.00031001106</text:p>
          </table:table-cell>
          <table:table-cell table:style-name="ce3" office:value-type="float" office:value="0.00018943275" calcext:value-type="float">
            <text:p>0.000189432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7090645" calcext:value-type="float">
            <text:p>0.027090645</text:p>
          </table:table-cell>
          <table:table-cell table:style-name="ce3" office:value-type="float" office:value="0.049562445" calcext:value-type="float">
            <text:p>0.049562445</text:p>
          </table:table-cell>
          <table:table-cell table:style-name="ce3" office:value-type="float" office:value="0.018392642" calcext:value-type="float">
            <text:p>0.018392642</text:p>
          </table:table-cell>
          <table:table-cell table:style-name="ce3" office:value-type="float" office:value="-0.00055355032" calcext:value-type="float">
            <text:p>-0.00055355032</text:p>
          </table:table-cell>
          <table:table-cell table:style-name="ce3" office:value-type="float" office:value="0.00018001512" calcext:value-type="float">
            <text:p>0.00018001512</text:p>
          </table:table-cell>
          <table:table-cell table:style-name="ce3" office:value-type="float" office:value="-0.00012062317" calcext:value-type="float">
            <text:p>-0.000120623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32572907" calcext:value-type="float">
            <text:p>0.032572907</text:p>
          </table:table-cell>
          <table:table-cell table:style-name="ce3" office:value-type="float" office:value="-0.076619027" calcext:value-type="float">
            <text:p>-0.076619027</text:p>
          </table:table-cell>
          <table:table-cell table:style-name="ce3" office:value-type="float" office:value="-0.018951362" calcext:value-type="float">
            <text:p>-0.018951362</text:p>
          </table:table-cell>
          <table:table-cell table:style-name="ce3" office:value-type="float" office:value="0.0014946998" calcext:value-type="float">
            <text:p>0.0014946998</text:p>
          </table:table-cell>
          <table:table-cell table:style-name="ce3" office:value-type="float" office:value="-0.00022904269" calcext:value-type="float">
            <text:p>-0.00022904269</text:p>
          </table:table-cell>
          <table:table-cell table:style-name="ce3" office:value-type="float" office:value="0.00010509453" calcext:value-type="float">
            <text:p>0.000105094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43793635" calcext:value-type="float">
            <text:p>0.043793635</text:p>
          </table:table-cell>
          <table:table-cell table:style-name="ce3" office:value-type="float" office:value="-0.13922354" calcext:value-type="float">
            <text:p>-0.13922354</text:p>
          </table:table-cell>
          <table:table-cell table:style-name="ce3" office:value-type="float" office:value="-0.046127469" calcext:value-type="float">
            <text:p>-0.046127469</text:p>
          </table:table-cell>
          <table:table-cell table:style-name="ce3" office:value-type="float" office:value="0.000048961366" calcext:value-type="float">
            <text:p>4.8961366E-05</text:p>
          </table:table-cell>
          <table:table-cell table:style-name="ce3" office:value-type="float" office:value="-0.000066333028" calcext:value-type="float">
            <text:p>-6.6333028E-05</text:p>
          </table:table-cell>
          <table:table-cell table:style-name="ce3" office:value-type="float" office:value="-0.000094088575" calcext:value-type="float">
            <text:p>-9.4088575E-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7522555" calcext:value-type="float">
            <text:p>0.07522555</text:p>
          </table:table-cell>
          <table:table-cell table:style-name="ce3" office:value-type="float" office:value="-0.26970762" calcext:value-type="float">
            <text:p>-0.26970762</text:p>
          </table:table-cell>
          <table:table-cell table:style-name="ce3" office:value-type="float" office:value="-0.063373202" calcext:value-type="float">
            <text:p>-0.063373202</text:p>
          </table:table-cell>
          <table:table-cell table:style-name="ce3" office:value-type="float" office:value="-0.004654518" calcext:value-type="float">
            <text:p>-0.004654518</text:p>
          </table:table-cell>
          <table:table-cell table:style-name="ce3" office:value-type="float" office:value="0.00086891568" calcext:value-type="float">
            <text:p>0.00086891568</text:p>
          </table:table-cell>
          <table:table-cell table:style-name="ce3" office:value-type="float" office:value="-0.00021787874" calcext:value-type="float">
            <text:p>-0.000217878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0235256" calcext:value-type="float">
            <text:p>0.10235256</text:p>
          </table:table-cell>
          <table:table-cell table:style-name="ce3" office:value-type="float" office:value="-0.24775342" calcext:value-type="float">
            <text:p>-0.24775342</text:p>
          </table:table-cell>
          <table:table-cell table:style-name="ce3" office:value-type="float" office:value="-0.078326987" calcext:value-type="float">
            <text:p>-0.078326987</text:p>
          </table:table-cell>
          <table:table-cell table:style-name="ce3" office:value-type="float" office:value="0.0076529662" calcext:value-type="float">
            <text:p>0.0076529662</text:p>
          </table:table-cell>
          <table:table-cell table:style-name="ce3" office:value-type="float" office:value="-0.00055545106" calcext:value-type="float">
            <text:p>-0.00055545106</text:p>
          </table:table-cell>
          <table:table-cell table:style-name="ce3" office:value-type="float" office:value="-0.00043600953" calcext:value-type="float">
            <text:p>-0.000436009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2342568" calcext:value-type="float">
            <text:p>0.12342568</text:p>
          </table:table-cell>
          <table:table-cell table:style-name="ce3" office:value-type="float" office:value="-0.26866296" calcext:value-type="float">
            <text:p>-0.26866296</text:p>
          </table:table-cell>
          <table:table-cell table:style-name="ce3" office:value-type="float" office:value="-0.085867197" calcext:value-type="float">
            <text:p>-0.085867197</text:p>
          </table:table-cell>
          <table:table-cell table:style-name="ce3" office:value-type="float" office:value="0.012274094" calcext:value-type="float">
            <text:p>0.012274094</text:p>
          </table:table-cell>
          <table:table-cell table:style-name="ce3" office:value-type="float" office:value="-0.002226657" calcext:value-type="float">
            <text:p>-0.002226657</text:p>
          </table:table-cell>
          <table:table-cell table:style-name="ce3" office:value-type="float" office:value="-0.0011712029" calcext:value-type="float">
            <text:p>-0.00117120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9973" calcext:value-type="float">
            <text:p>0.19973</text:p>
          </table:table-cell>
          <table:table-cell table:style-name="ce3" office:value-type="float" office:value="-0.46574" calcext:value-type="float">
            <text:p>-0.46574</text:p>
          </table:table-cell>
          <table:table-cell table:style-name="ce3" office:value-type="float" office:value="-0.10351" calcext:value-type="float">
            <text:p>-0.10351</text:p>
          </table:table-cell>
          <table:table-cell table:style-name="ce3" office:value-type="float" office:value="0.012544" calcext:value-type="float">
            <text:p>0.012544</text:p>
          </table:table-cell>
          <table:table-cell table:style-name="ce3" office:value-type="float" office:value="-0.0012072" calcext:value-type="float">
            <text:p>-0.0012072</text:p>
          </table:table-cell>
          <table:table-cell table:style-name="ce3" office:value-type="float" office:value="-0.0011" calcext:value-type="float">
            <text:p>-0.00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9198059" calcext:value-type="float">
            <text:p>0.029198059</text:p>
          </table:table-cell>
          <table:table-cell table:style-name="ce3" office:value-type="float" office:value="0.39381587" calcext:value-type="float">
            <text:p>0.39381587</text:p>
          </table:table-cell>
          <table:table-cell table:style-name="ce3" office:value-type="float" office:value="0.0072228432" calcext:value-type="float">
            <text:p>0.0072228432</text:p>
          </table:table-cell>
          <table:table-cell table:style-name="ce3" office:value-type="float" office:value="0.00037700031" calcext:value-type="float">
            <text:p>0.00037700031</text:p>
          </table:table-cell>
          <table:table-cell table:style-name="ce3" office:value-type="float" office:value="0.00040018735" calcext:value-type="float">
            <text:p>0.00040018735</text:p>
          </table:table-cell>
          <table:table-cell table:style-name="ce3" office:value-type="float" office:value="-0.020538047" calcext:value-type="float">
            <text:p>-0.02053804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9214311" calcext:value-type="float">
            <text:p>0.029214311</text:p>
          </table:table-cell>
          <table:table-cell table:style-name="ce3" office:value-type="float" office:value="0.39278992" calcext:value-type="float">
            <text:p>0.39278992</text:p>
          </table:table-cell>
          <table:table-cell table:style-name="ce3" office:value-type="float" office:value="0.007178531" calcext:value-type="float">
            <text:p>0.007178531</text:p>
          </table:table-cell>
          <table:table-cell table:style-name="ce3" office:value-type="float" office:value="0.00076543128" calcext:value-type="float">
            <text:p>0.00076543128</text:p>
          </table:table-cell>
          <table:table-cell table:style-name="ce3" office:value-type="float" office:value="0.00090192133" calcext:value-type="float">
            <text:p>0.00090192133</text:p>
          </table:table-cell>
          <table:table-cell table:style-name="ce3" office:value-type="float" office:value="-0.04084402" calcext:value-type="float">
            <text:p>-0.040844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.03066123" calcext:value-type="float">
            <text:p>0.03066123</text:p>
          </table:table-cell>
          <table:table-cell table:style-name="ce3" office:value-type="float" office:value="0.4016856" calcext:value-type="float">
            <text:p>0.4016856</text:p>
          </table:table-cell>
          <table:table-cell table:style-name="ce3" office:value-type="float" office:value="0.0054319277" calcext:value-type="float">
            <text:p>0.0054319277</text:p>
          </table:table-cell>
          <table:table-cell table:style-name="ce3" office:value-type="float" office:value="0.0012408719" calcext:value-type="float">
            <text:p>0.0012408719</text:p>
          </table:table-cell>
          <table:table-cell table:style-name="ce3" office:value-type="float" office:value="0.0010819305" calcext:value-type="float">
            <text:p>0.0010819305</text:p>
          </table:table-cell>
          <table:table-cell table:style-name="ce3" office:value-type="float" office:value="-0.063370299" calcext:value-type="float">
            <text:p>-0.0633702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921125" calcext:value-type="float">
            <text:p>0.02921125</text:p>
          </table:table-cell>
          <table:table-cell table:style-name="ce3" office:value-type="float" office:value="0.38593964" calcext:value-type="float">
            <text:p>0.38593964</text:p>
          </table:table-cell>
          <table:table-cell table:style-name="ce3" office:value-type="float" office:value="0.0070890707" calcext:value-type="float">
            <text:p>0.0070890707</text:p>
          </table:table-cell>
          <table:table-cell table:style-name="ce3" office:value-type="float" office:value="0.0015230186" calcext:value-type="float">
            <text:p>0.0015230186</text:p>
          </table:table-cell>
          <table:table-cell table:style-name="ce3" office:value-type="float" office:value="0.0016681245" calcext:value-type="float">
            <text:p>0.0016681245</text:p>
          </table:table-cell>
          <table:table-cell table:style-name="ce3" office:value-type="float" office:value="-0.081932045" calcext:value-type="float">
            <text:p>-0.0819320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30326118" calcext:value-type="float">
            <text:p>0.030326118</text:p>
          </table:table-cell>
          <table:table-cell table:style-name="ce3" office:value-type="float" office:value="0.40370794" calcext:value-type="float">
            <text:p>0.40370794</text:p>
          </table:table-cell>
          <table:table-cell table:style-name="ce3" office:value-type="float" office:value="0.0070444473" calcext:value-type="float">
            <text:p>0.0070444473</text:p>
          </table:table-cell>
          <table:table-cell table:style-name="ce3" office:value-type="float" office:value="0.0018004915" calcext:value-type="float">
            <text:p>0.0018004915</text:p>
          </table:table-cell>
          <table:table-cell table:style-name="ce3" office:value-type="float" office:value="0.0069935528" calcext:value-type="float">
            <text:p>0.0069935528</text:p>
          </table:table-cell>
          <table:table-cell table:style-name="ce3" office:value-type="float" office:value="0.0090883604" calcext:value-type="float">
            <text:p>0.00908836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31946607" calcext:value-type="float">
            <text:p>0.031946607</text:p>
          </table:table-cell>
          <table:table-cell table:style-name="ce3" office:value-type="float" office:value="0.40580932" calcext:value-type="float">
            <text:p>0.40580932</text:p>
          </table:table-cell>
          <table:table-cell table:style-name="ce3" office:value-type="float" office:value="0.0058662827" calcext:value-type="float">
            <text:p>0.0058662827</text:p>
          </table:table-cell>
          <table:table-cell table:style-name="ce3" office:value-type="float" office:value="0.0032588181" calcext:value-type="float">
            <text:p>0.0032588181</text:p>
          </table:table-cell>
          <table:table-cell table:style-name="ce3" office:value-type="float" office:value="0.014475052" calcext:value-type="float">
            <text:p>0.014475052</text:p>
          </table:table-cell>
          <table:table-cell table:style-name="ce3" office:value-type="float" office:value="0.019802659" calcext:value-type="float">
            <text:p>0.0198026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3323604" calcext:value-type="float">
            <text:p>0.03323604</text:p>
          </table:table-cell>
          <table:table-cell table:style-name="ce3" office:value-type="float" office:value="0.40240517" calcext:value-type="float">
            <text:p>0.40240517</text:p>
          </table:table-cell>
          <table:table-cell table:style-name="ce3" office:value-type="float" office:value="0.004357709" calcext:value-type="float">
            <text:p>0.004357709</text:p>
          </table:table-cell>
          <table:table-cell table:style-name="ce3" office:value-type="float" office:value="0.0047848716" calcext:value-type="float">
            <text:p>0.0047848716</text:p>
          </table:table-cell>
          <table:table-cell table:style-name="ce3" office:value-type="float" office:value="0.020012127" calcext:value-type="float">
            <text:p>0.020012127</text:p>
          </table:table-cell>
          <table:table-cell table:style-name="ce3" office:value-type="float" office:value="0.026174687" calcext:value-type="float">
            <text:p>0.0261746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35585702" calcext:value-type="float">
            <text:p>0.035585702</text:p>
          </table:table-cell>
          <table:table-cell table:style-name="ce3" office:value-type="float" office:value="0.39263254" calcext:value-type="float">
            <text:p>0.39263254</text:p>
          </table:table-cell>
          <table:table-cell table:style-name="ce3" office:value-type="float" office:value="0.0067821074" calcext:value-type="float">
            <text:p>0.0067821074</text:p>
          </table:table-cell>
          <table:table-cell table:style-name="ce3" office:value-type="float" office:value="0.005643669" calcext:value-type="float">
            <text:p>0.005643669</text:p>
          </table:table-cell>
          <table:table-cell table:style-name="ce3" office:value-type="float" office:value="0.020266797" calcext:value-type="float">
            <text:p>0.020266797</text:p>
          </table:table-cell>
          <table:table-cell table:style-name="ce3" office:value-type="float" office:value="0.027520549" calcext:value-type="float">
            <text:p>0.0275205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49]+1" office:value-type="float" office:value="48" calcext:value-type="float">
            <text:p>4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8406" calcext:value-type="float">
            <text:p>0.18406</text:p>
          </table:table-cell>
          <table:table-cell table:style-name="ce3" office:value-type="float" office:value="-0.27714" calcext:value-type="float">
            <text:p>-0.27714</text:p>
          </table:table-cell>
          <table:table-cell table:style-name="ce3" office:value-type="float" office:value="-0.063554" calcext:value-type="float">
            <text:p>-0.063554</text:p>
          </table:table-cell>
          <table:table-cell table:style-name="ce3" office:value-type="float" office:value="-0.052498" calcext:value-type="float">
            <text:p>-0.052498</text:p>
          </table:table-cell>
          <table:table-cell table:style-name="ce3" office:value-type="float" office:value="0.05378" calcext:value-type="float">
            <text:p>0.05378</text:p>
          </table:table-cell>
          <table:table-cell table:style-name="ce3" office:value-type="float" office:value="0.018248" calcext:value-type="float">
            <text:p>0.0182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0]+1" office:value-type="float" office:value="49" calcext:value-type="float">
            <text:p>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61035" calcext:value-type="float">
            <text:p>0.061035</text:p>
          </table:table-cell>
          <table:table-cell table:style-name="ce3" office:value-type="float" office:value="0.45941" calcext:value-type="float">
            <text:p>0.45941</text:p>
          </table:table-cell>
          <table:table-cell table:style-name="ce3" office:value-type="float" office:value="0.003946" calcext:value-type="float">
            <text:p>0.003946</text:p>
          </table:table-cell>
          <table:table-cell table:style-name="ce3" office:value-type="float" office:value="0.011261" calcext:value-type="float">
            <text:p>0.011261</text:p>
          </table:table-cell>
          <table:table-cell table:style-name="ce3" office:value-type="float" office:value="0.031476" calcext:value-type="float">
            <text:p>0.031476</text:p>
          </table:table-cell>
          <table:table-cell table:style-name="ce3" office:value-type="float" office:value="-0.041073" calcext:value-type="float">
            <text:p>-0.0410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1]+1" office:value-type="float" office:value="50" calcext:value-type="float">
            <text:p>5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45" calcext:value-type="float">
            <text:p>0.1045</text:p>
          </table:table-cell>
          <table:table-cell table:style-name="ce3" office:value-type="float" office:value="-0.0068582" calcext:value-type="float">
            <text:p>-0.0068582</text:p>
          </table:table-cell>
          <table:table-cell table:style-name="ce3" office:value-type="float" office:value="0.0033415" calcext:value-type="float">
            <text:p>0.0033415</text:p>
          </table:table-cell>
          <table:table-cell table:style-name="ce3" office:value-type="float" office:value="-0.01394" calcext:value-type="float">
            <text:p>-0.01394</text:p>
          </table:table-cell>
          <table:table-cell table:style-name="ce3" office:value-type="float" office:value="0.046321" calcext:value-type="float">
            <text:p>0.046321</text:p>
          </table:table-cell>
          <table:table-cell table:style-name="ce3" office:value-type="float" office:value="0.0065623" calcext:value-type="float">
            <text:p>0.00656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2]+1" office:value-type="float" office:value="51" calcext:value-type="float">
            <text:p>5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3" calcext:value-type="float">
            <text:p>-3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7298" calcext:value-type="float">
            <text:p>0.07298</text:p>
          </table:table-cell>
          <table:table-cell table:style-name="ce3" office:value-type="float" office:value="0.13608" calcext:value-type="float">
            <text:p>0.13608</text:p>
          </table:table-cell>
          <table:table-cell table:style-name="ce3" office:value-type="float" office:value="0.017326" calcext:value-type="float">
            <text:p>0.017326</text:p>
          </table:table-cell>
          <table:table-cell table:style-name="ce3" office:value-type="float" office:value="0.0089383" calcext:value-type="float">
            <text:p>0.0089383</text:p>
          </table:table-cell>
          <table:table-cell table:style-name="ce3" office:value-type="float" office:value="0.032636" calcext:value-type="float">
            <text:p>0.032636</text:p>
          </table:table-cell>
          <table:table-cell table:style-name="ce3" office:value-type="float" office:value="-0.057762" calcext:value-type="float">
            <text:p>-0.0577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3]+1" office:value-type="float" office:value="52" calcext:value-type="float">
            <text:p>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2" calcext:value-type="float">
            <text:p>-2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87032" calcext:value-type="float">
            <text:p>0.087032</text:p>
          </table:table-cell>
          <table:table-cell table:style-name="ce3" office:value-type="float" office:value="0.14169" calcext:value-type="float">
            <text:p>0.14169</text:p>
          </table:table-cell>
          <table:table-cell table:style-name="ce3" office:value-type="float" office:value="0.0057364" calcext:value-type="float">
            <text:p>0.0057364</text:p>
          </table:table-cell>
          <table:table-cell table:style-name="ce3" office:value-type="float" office:value="-0.0055986" calcext:value-type="float">
            <text:p>-0.0055986</text:p>
          </table:table-cell>
          <table:table-cell table:style-name="ce3" office:value-type="float" office:value="0.037577" calcext:value-type="float">
            <text:p>0.037577</text:p>
          </table:table-cell>
          <table:table-cell table:style-name="ce3" office:value-type="float" office:value="0.064678" calcext:value-type="float">
            <text:p>0.06467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4]+1" office:value-type="float" office:value="53" calcext:value-type="float">
            <text:p>5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42708" calcext:value-type="float">
            <text:p>0.042708</text:p>
          </table:table-cell>
          <table:table-cell table:style-name="ce3" office:value-type="float" office:value="0.33441" calcext:value-type="float">
            <text:p>0.33441</text:p>
          </table:table-cell>
          <table:table-cell table:style-name="ce3" office:value-type="float" office:value="0.010758" calcext:value-type="float">
            <text:p>0.010758</text:p>
          </table:table-cell>
          <table:table-cell table:style-name="ce3" office:value-type="float" office:value="0.0040344" calcext:value-type="float">
            <text:p>0.0040344</text:p>
          </table:table-cell>
          <table:table-cell table:style-name="ce3" office:value-type="float" office:value="0.024017" calcext:value-type="float">
            <text:p>0.024017</text:p>
          </table:table-cell>
          <table:table-cell table:style-name="ce3" office:value-type="float" office:value="0.043756" calcext:value-type="float">
            <text:p>0.0437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5]+1" office:value-type="float" office:value="54" calcext:value-type="float">
            <text:p>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41846" calcext:value-type="float">
            <text:p>0.041846</text:p>
          </table:table-cell>
          <table:table-cell table:style-name="ce3" office:value-type="float" office:value="0.014609" calcext:value-type="float">
            <text:p>0.014609</text:p>
          </table:table-cell>
          <table:table-cell table:style-name="ce3" office:value-type="float" office:value="0.013331" calcext:value-type="float">
            <text:p>0.013331</text:p>
          </table:table-cell>
          <table:table-cell table:style-name="ce3" office:value-type="float" office:value="-0.0072462" calcext:value-type="float">
            <text:p>-0.0072462</text:p>
          </table:table-cell>
          <table:table-cell table:style-name="ce3" office:value-type="float" office:value="0.029737" calcext:value-type="float">
            <text:p>0.029737</text:p>
          </table:table-cell>
          <table:table-cell table:style-name="ce3" office:value-type="float" office:value="0.045721" calcext:value-type="float">
            <text:p>0.0457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6]+1" office:value-type="float" office:value="55" calcext:value-type="float">
            <text:p>5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75451" calcext:value-type="float">
            <text:p>0.075451</text:p>
          </table:table-cell>
          <table:table-cell table:style-name="ce3" office:value-type="float" office:value="0.40364" calcext:value-type="float">
            <text:p>0.40364</text:p>
          </table:table-cell>
          <table:table-cell table:style-name="ce3" office:value-type="float" office:value="0.0068824" calcext:value-type="float">
            <text:p>0.0068824</text:p>
          </table:table-cell>
          <table:table-cell table:style-name="ce3" office:value-type="float" office:value="-0.0031192" calcext:value-type="float">
            <text:p>-0.0031192</text:p>
          </table:table-cell>
          <table:table-cell table:style-name="ce3" office:value-type="float" office:value="0.03756" calcext:value-type="float">
            <text:p>0.03756</text:p>
          </table:table-cell>
          <table:table-cell table:style-name="ce3" office:value-type="float" office:value="0.0041299" calcext:value-type="float">
            <text:p>0.00412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7]+1" office:value-type="float" office:value="56" calcext:value-type="float">
            <text:p>5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-6" calcext:value-type="float">
            <text:p>-6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803" calcext:value-type="float">
            <text:p>0.10803</text:p>
          </table:table-cell>
          <table:table-cell table:style-name="ce3" office:value-type="float" office:value="0.099206" calcext:value-type="float">
            <text:p>0.099206</text:p>
          </table:table-cell>
          <table:table-cell table:style-name="ce3" office:value-type="float" office:value="0.011711" calcext:value-type="float">
            <text:p>0.011711</text:p>
          </table:table-cell>
          <table:table-cell table:style-name="ce3" office:value-type="float" office:value="-0.0078547" calcext:value-type="float">
            <text:p>-0.0078547</text:p>
          </table:table-cell>
          <table:table-cell table:style-name="ce3" office:value-type="float" office:value="0.042962" calcext:value-type="float">
            <text:p>0.042962</text:p>
          </table:table-cell>
          <table:table-cell table:style-name="ce3" office:value-type="float" office:value="0.054548" calcext:value-type="float">
            <text:p>0.0545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8]+1" office:value-type="float" office:value="57" calcext:value-type="float">
            <text:p>5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3023" calcext:value-type="float">
            <text:p>0.13023</text:p>
          </table:table-cell>
          <table:table-cell table:style-name="ce3" office:value-type="float" office:value="0.11766" calcext:value-type="float">
            <text:p>0.11766</text:p>
          </table:table-cell>
          <table:table-cell table:style-name="ce3" office:value-type="float" office:value="0.02633" calcext:value-type="float">
            <text:p>0.02633</text:p>
          </table:table-cell>
          <table:table-cell table:style-name="ce3" office:value-type="float" office:value="0.00090063" calcext:value-type="float">
            <text:p>0.00090063</text:p>
          </table:table-cell>
          <table:table-cell table:style-name="ce3" office:value-type="float" office:value="0.046538" calcext:value-type="float">
            <text:p>0.046538</text:p>
          </table:table-cell>
          <table:table-cell table:style-name="ce3" office:value-type="float" office:value="0.014982" calcext:value-type="float">
            <text:p>0.0149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59]+1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78759" calcext:value-type="float">
            <text:p>0.078759</text:p>
          </table:table-cell>
          <table:table-cell table:style-name="ce3" office:value-type="float" office:value="0.55197" calcext:value-type="float">
            <text:p>0.55197</text:p>
          </table:table-cell>
          <table:table-cell table:style-name="ce3" office:value-type="float" office:value="0.014016" calcext:value-type="float">
            <text:p>0.014016</text:p>
          </table:table-cell>
          <table:table-cell table:style-name="ce3" office:value-type="float" office:value="0.013937" calcext:value-type="float">
            <text:p>0.013937</text:p>
          </table:table-cell>
          <table:table-cell table:style-name="ce3" office:value-type="float" office:value="0.030319" calcext:value-type="float">
            <text:p>0.030319</text:p>
          </table:table-cell>
          <table:table-cell table:style-name="ce3" office:value-type="float" office:value="0.12893" calcext:value-type="float">
            <text:p>0.1289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0]+1" office:value-type="float" office:value="59" calcext:value-type="float">
            <text:p>5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665" calcext:value-type="float">
            <text:p>0.0665</text:p>
          </table:table-cell>
          <table:table-cell table:style-name="ce3" office:value-type="float" office:value="0.047512" calcext:value-type="float">
            <text:p>0.047512</text:p>
          </table:table-cell>
          <table:table-cell table:style-name="ce3" office:value-type="float" office:value="-0.0037387" calcext:value-type="float">
            <text:p>-0.0037387</text:p>
          </table:table-cell>
          <table:table-cell table:style-name="ce3" office:value-type="float" office:value="0.00020876" calcext:value-type="float">
            <text:p>0.00020876</text:p>
          </table:table-cell>
          <table:table-cell table:style-name="ce3" office:value-type="float" office:value="0.030477" calcext:value-type="float">
            <text:p>0.030477</text:p>
          </table:table-cell>
          <table:table-cell table:style-name="ce3" office:value-type="float" office:value="-0.060634" calcext:value-type="float">
            <text:p>-0.0606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1]+1" office:value-type="float" office:value="60" calcext:value-type="float">
            <text:p>6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88975" calcext:value-type="float">
            <text:p>0.088975</text:p>
          </table:table-cell>
          <table:table-cell table:style-name="ce3" office:value-type="float" office:value="-0.25095" calcext:value-type="float">
            <text:p>-0.25095</text:p>
          </table:table-cell>
          <table:table-cell table:style-name="ce3" office:value-type="float" office:value="-0.075508" calcext:value-type="float">
            <text:p>-0.075508</text:p>
          </table:table-cell>
          <table:table-cell table:style-name="ce3" office:value-type="float" office:value="0.0017717" calcext:value-type="float">
            <text:p>0.0017717</text:p>
          </table:table-cell>
          <table:table-cell table:style-name="ce3" office:value-type="float" office:value="0.03127" calcext:value-type="float">
            <text:p>0.03127</text:p>
          </table:table-cell>
          <table:table-cell table:style-name="ce3" office:value-type="float" office:value="-0.059722" calcext:value-type="float">
            <text:p>-0.0597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2]+1" office:value-type="float" office:value="61" calcext:value-type="float">
            <text:p>61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87554" calcext:value-type="float">
            <text:p>0.087554</text:p>
          </table:table-cell>
          <table:table-cell table:style-name="ce3" office:value-type="float" office:value="0.17693" calcext:value-type="float">
            <text:p>0.17693</text:p>
          </table:table-cell>
          <table:table-cell table:style-name="ce3" office:value-type="float" office:value="-0.0050081" calcext:value-type="float">
            <text:p>-0.0050081</text:p>
          </table:table-cell>
          <table:table-cell table:style-name="ce3" office:value-type="float" office:value="-0.0035825" calcext:value-type="float">
            <text:p>-0.0035825</text:p>
          </table:table-cell>
          <table:table-cell table:style-name="ce3" office:value-type="float" office:value="0.037588" calcext:value-type="float">
            <text:p>0.037588</text:p>
          </table:table-cell>
          <table:table-cell table:style-name="ce3" office:value-type="float" office:value="0.027772" calcext:value-type="float">
            <text:p>0.0277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3]+1" office:value-type="float" office:value="62" calcext:value-type="float">
            <text:p>6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1237" calcext:value-type="float">
            <text:p>0.11237</text:p>
          </table:table-cell>
          <table:table-cell table:style-name="ce3" office:value-type="float" office:value="-0.052429" calcext:value-type="float">
            <text:p>-0.052429</text:p>
          </table:table-cell>
          <table:table-cell table:style-name="ce3" office:value-type="float" office:value="-0.0072691" calcext:value-type="float">
            <text:p>-0.0072691</text:p>
          </table:table-cell>
          <table:table-cell table:style-name="ce3" office:value-type="float" office:value="-0.018175" calcext:value-type="float">
            <text:p>-0.018175</text:p>
          </table:table-cell>
          <table:table-cell table:style-name="ce3" office:value-type="float" office:value="0.04848" calcext:value-type="float">
            <text:p>0.04848</text:p>
          </table:table-cell>
          <table:table-cell table:style-name="ce3" office:value-type="float" office:value="0.01995" calcext:value-type="float">
            <text:p>0.019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4]+1" office:value-type="float" office:value="63" calcext:value-type="float">
            <text:p>6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458" calcext:value-type="float">
            <text:p>0.10458</text:p>
          </table:table-cell>
          <table:table-cell table:style-name="ce3" office:value-type="float" office:value="-0.0038281" calcext:value-type="float">
            <text:p>-0.0038281</text:p>
          </table:table-cell>
          <table:table-cell table:style-name="ce3" office:value-type="float" office:value="-0.0028114" calcext:value-type="float">
            <text:p>-0.0028114</text:p>
          </table:table-cell>
          <table:table-cell table:style-name="ce3" office:value-type="float" office:value="-0.013905" calcext:value-type="float">
            <text:p>-0.013905</text:p>
          </table:table-cell>
          <table:table-cell table:style-name="ce3" office:value-type="float" office:value="0.046646" calcext:value-type="float">
            <text:p>0.046646</text:p>
          </table:table-cell>
          <table:table-cell table:style-name="ce3" office:value-type="float" office:value="0.010849" calcext:value-type="float">
            <text:p>0.0108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5]+1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27882" calcext:value-type="float">
            <text:p>0.027882</text:p>
          </table:table-cell>
          <table:table-cell table:style-name="ce3" office:value-type="float" office:value="0.35016" calcext:value-type="float">
            <text:p>0.35016</text:p>
          </table:table-cell>
          <table:table-cell table:style-name="ce3" office:value-type="float" office:value="0.0052057" calcext:value-type="float">
            <text:p>0.0052057</text:p>
          </table:table-cell>
          <table:table-cell table:style-name="ce3" office:value-type="float" office:value="0.0038022" calcext:value-type="float">
            <text:p>0.0038022</text:p>
          </table:table-cell>
          <table:table-cell table:style-name="ce3" office:value-type="float" office:value="0.017345" calcext:value-type="float">
            <text:p>0.017345</text:p>
          </table:table-cell>
          <table:table-cell table:style-name="ce3" office:value-type="float" office:value="0.023352" calcext:value-type="float">
            <text:p>0.0233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6]+1" office:value-type="float" office:value="65" calcext:value-type="float">
            <text:p>6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448" calcext:value-type="float">
            <text:p>0.10448</text:p>
          </table:table-cell>
          <table:table-cell table:style-name="ce3" office:value-type="float" office:value="-0.037109" calcext:value-type="float">
            <text:p>-0.037109</text:p>
          </table:table-cell>
          <table:table-cell table:style-name="ce3" office:value-type="float" office:value="-0.00056346" calcext:value-type="float">
            <text:p>-0.00056346</text:p>
          </table:table-cell>
          <table:table-cell table:style-name="ce3" office:value-type="float" office:value="-0.018136" calcext:value-type="float">
            <text:p>-0.018136</text:p>
          </table:table-cell>
          <table:table-cell table:style-name="ce3" office:value-type="float" office:value="0.044519" calcext:value-type="float">
            <text:p>0.044519</text:p>
          </table:table-cell>
          <table:table-cell table:style-name="ce3" office:value-type="float" office:value="0.031228" calcext:value-type="float">
            <text:p>0.0312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7]+1" office:value-type="float" office:value="66" calcext:value-type="float">
            <text:p>6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5" calcext:value-type="float">
            <text:p>-5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3455" calcext:value-type="float">
            <text:p>0.03455</text:p>
          </table:table-cell>
          <table:table-cell table:style-name="ce3" office:value-type="float" office:value="0.17428" calcext:value-type="float">
            <text:p>0.17428</text:p>
          </table:table-cell>
          <table:table-cell table:style-name="ce3" office:value-type="float" office:value="0.0033748" calcext:value-type="float">
            <text:p>0.0033748</text:p>
          </table:table-cell>
          <table:table-cell table:style-name="ce3" office:value-type="float" office:value="0.017038" calcext:value-type="float">
            <text:p>0.017038</text:p>
          </table:table-cell>
          <table:table-cell table:style-name="ce6" office:value-type="float" office:value="0.023117" calcext:value-type="float">
            <text:p>2.31E-02</text:p>
          </table:table-cell>
          <table:table-cell table:style-name="ce6" office:value-type="float" office:value="-0.042497" calcext:value-type="float">
            <text:p>-4.25E-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8]+1" office:value-type="float" office:value="67" calcext:value-type="float">
            <text:p>6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91512" calcext:value-type="float">
            <text:p>0.091512</text:p>
          </table:table-cell>
          <table:table-cell table:style-name="ce3" office:value-type="float" office:value="-0.28632" calcext:value-type="float">
            <text:p>-0.28632</text:p>
          </table:table-cell>
          <table:table-cell table:style-name="ce3" office:value-type="float" office:value="-0.080134" calcext:value-type="float">
            <text:p>-0.080134</text:p>
          </table:table-cell>
          <table:table-cell table:style-name="ce3" office:value-type="float" office:value="0.017557" calcext:value-type="float">
            <text:p>0.017557</text:p>
          </table:table-cell>
          <table:table-cell table:style-name="ce6" office:value-type="float" office:value="0.02704" calcext:value-type="float">
            <text:p>2.70E-02</text:p>
          </table:table-cell>
          <table:table-cell table:style-name="ce6" office:value-type="float" office:value="-0.050633" calcext:value-type="float">
            <text:p>-5.06E-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69]+1" office:value-type="float" office:value="68" calcext:value-type="float">
            <text:p>6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-2" calcext:value-type="float">
            <text:p>-2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6022" calcext:value-type="float">
            <text:p>0.16022</text:p>
          </table:table-cell>
          <table:table-cell table:style-name="ce3" office:value-type="float" office:value="-0.35988" calcext:value-type="float">
            <text:p>-0.35988</text:p>
          </table:table-cell>
          <table:table-cell table:style-name="ce3" office:value-type="float" office:value="-0.11544" calcext:value-type="float">
            <text:p>-0.11544</text:p>
          </table:table-cell>
          <table:table-cell table:style-name="ce3" office:value-type="float" office:value="0.00051974" calcext:value-type="float">
            <text:p>0.00051974</text:p>
          </table:table-cell>
          <table:table-cell table:style-name="ce3" office:value-type="float" office:value="0.01009" calcext:value-type="float">
            <text:p>0.01009</text:p>
          </table:table-cell>
          <table:table-cell table:style-name="ce3" office:value-type="float" office:value="0.025721" calcext:value-type="float">
            <text:p>0.0257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0]+1" office:value-type="float" office:value="69" calcext:value-type="float">
            <text:p>6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249" calcext:value-type="float">
            <text:p>0.10249</text:p>
          </table:table-cell>
          <table:table-cell table:style-name="ce3" office:value-type="float" office:value="0.0073689" calcext:value-type="float">
            <text:p>0.0073689</text:p>
          </table:table-cell>
          <table:table-cell table:style-name="ce3" office:value-type="float" office:value="0.0036834" calcext:value-type="float">
            <text:p>0.0036834</text:p>
          </table:table-cell>
          <table:table-cell table:style-name="ce3" office:value-type="float" office:value="-0.014493" calcext:value-type="float">
            <text:p>-0.014493</text:p>
          </table:table-cell>
          <table:table-cell table:style-name="ce3" office:value-type="float" office:value="0.044565" calcext:value-type="float">
            <text:p>0.044565</text:p>
          </table:table-cell>
          <table:table-cell table:style-name="ce3" office:value-type="float" office:value="0.021743" calcext:value-type="float">
            <text:p>0.0217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1]+1" office:value-type="float" office:value="70" calcext:value-type="float">
            <text:p>7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-6" calcext:value-type="float">
            <text:p>-6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088" calcext:value-type="float">
            <text:p>0.10088</text:p>
          </table:table-cell>
          <table:table-cell table:style-name="ce3" office:value-type="float" office:value="-0.11485" calcext:value-type="float">
            <text:p>-0.11485</text:p>
          </table:table-cell>
          <table:table-cell table:style-name="ce3" office:value-type="float" office:value="-0.041571" calcext:value-type="float">
            <text:p>-0.041571</text:p>
          </table:table-cell>
          <table:table-cell table:style-name="ce3" office:value-type="float" office:value="-0.030043" calcext:value-type="float">
            <text:p>-0.030043</text:p>
          </table:table-cell>
          <table:table-cell table:style-name="ce3" office:value-type="float" office:value="0.035013" calcext:value-type="float">
            <text:p>0.035013</text:p>
          </table:table-cell>
          <table:table-cell table:style-name="ce3" office:value-type="float" office:value="-0.0086161" calcext:value-type="float">
            <text:p>-0.00861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2]+1" office:value-type="float" office:value="71" calcext:value-type="float">
            <text:p>7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68181" calcext:value-type="float">
            <text:p>0.068181</text:p>
          </table:table-cell>
          <table:table-cell table:style-name="ce3" office:value-type="float" office:value="0.16927" calcext:value-type="float">
            <text:p>0.16927</text:p>
          </table:table-cell>
          <table:table-cell table:style-name="ce3" office:value-type="float" office:value="0.011169" calcext:value-type="float">
            <text:p>0.011169</text:p>
          </table:table-cell>
          <table:table-cell table:style-name="ce3" office:value-type="float" office:value="-0.012443" calcext:value-type="float">
            <text:p>-0.012443</text:p>
          </table:table-cell>
          <table:table-cell table:style-name="ce3" office:value-type="float" office:value="0.038096" calcext:value-type="float">
            <text:p>0.038096</text:p>
          </table:table-cell>
          <table:table-cell table:style-name="ce3" office:value-type="float" office:value="0.043132" calcext:value-type="float">
            <text:p>0.0431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3]+1" office:value-type="float" office:value="72" calcext:value-type="float">
            <text:p>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95006" calcext:value-type="float">
            <text:p>0.095006</text:p>
          </table:table-cell>
          <table:table-cell table:style-name="ce3" office:value-type="float" office:value="0.74775" calcext:value-type="float">
            <text:p>0.74775</text:p>
          </table:table-cell>
          <table:table-cell table:style-name="ce3" office:value-type="float" office:value="-0.010765" calcext:value-type="float">
            <text:p>-0.010765</text:p>
          </table:table-cell>
          <table:table-cell table:style-name="ce3" office:value-type="float" office:value="0.017455" calcext:value-type="float">
            <text:p>0.017455</text:p>
          </table:table-cell>
          <table:table-cell table:style-name="ce3" office:value-type="float" office:value="0.038282" calcext:value-type="float">
            <text:p>0.038282</text:p>
          </table:table-cell>
          <table:table-cell table:style-name="ce3" office:value-type="float" office:value="-0.059706" calcext:value-type="float">
            <text:p>-0.0597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4]+1" office:value-type="float" office:value="73" calcext:value-type="float">
            <text:p>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84017" calcext:value-type="float">
            <text:p>0.084017</text:p>
          </table:table-cell>
          <table:table-cell table:style-name="ce3" office:value-type="float" office:value="-0.32845" calcext:value-type="float">
            <text:p>-0.32845</text:p>
          </table:table-cell>
          <table:table-cell table:style-name="ce3" office:value-type="float" office:value="-0.075563" calcext:value-type="float">
            <text:p>-0.075563</text:p>
          </table:table-cell>
          <table:table-cell table:style-name="ce3" office:value-type="float" office:value="0.00020267" calcext:value-type="float">
            <text:p>0.00020267</text:p>
          </table:table-cell>
          <table:table-cell table:style-name="ce3" office:value-type="float" office:value="0.0035482" calcext:value-type="float">
            <text:p>0.0035482</text:p>
          </table:table-cell>
          <table:table-cell table:style-name="ce3" office:value-type="float" office:value="0.032863" calcext:value-type="float">
            <text:p>0.0328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5]+1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8412" calcext:value-type="float">
            <text:p>0.08412</text:p>
          </table:table-cell>
          <table:table-cell table:style-name="ce3" office:value-type="float" office:value="0.44417" calcext:value-type="float">
            <text:p>0.44417</text:p>
          </table:table-cell>
          <table:table-cell table:style-name="ce3" office:value-type="float" office:value="0.010432" calcext:value-type="float">
            <text:p>0.010432</text:p>
          </table:table-cell>
          <table:table-cell table:style-name="ce3" office:value-type="float" office:value="0.0014289" calcext:value-type="float">
            <text:p>0.0014289</text:p>
          </table:table-cell>
          <table:table-cell table:style-name="ce3" office:value-type="float" office:value="0.038374" calcext:value-type="float">
            <text:p>0.038374</text:p>
          </table:table-cell>
          <table:table-cell table:style-name="ce3" office:value-type="float" office:value="0.032228" calcext:value-type="float">
            <text:p>0.0322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6]+1" office:value-type="float" office:value="75" calcext:value-type="float">
            <text:p>7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5523" calcext:value-type="float">
            <text:p>0.15523</text:p>
          </table:table-cell>
          <table:table-cell table:style-name="ce3" office:value-type="float" office:value="0.34514" calcext:value-type="float">
            <text:p>0.34514</text:p>
          </table:table-cell>
          <table:table-cell table:style-name="ce3" office:value-type="float" office:value="-0.0032606" calcext:value-type="float">
            <text:p>-0.0032606</text:p>
          </table:table-cell>
          <table:table-cell table:style-name="ce3" office:value-type="float" office:value="0.012812" calcext:value-type="float">
            <text:p>0.012812</text:p>
          </table:table-cell>
          <table:table-cell table:style-name="ce3" office:value-type="float" office:value="0.044471" calcext:value-type="float">
            <text:p>0.044471</text:p>
          </table:table-cell>
          <table:table-cell table:style-name="ce3" office:value-type="float" office:value="0.067711" calcext:value-type="float">
            <text:p>0.0677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7]+1" office:value-type="float" office:value="76" calcext:value-type="float">
            <text:p>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23932" calcext:value-type="float">
            <text:p>0.023932</text:p>
          </table:table-cell>
          <table:table-cell table:style-name="ce3" office:value-type="float" office:value="0.29619" calcext:value-type="float">
            <text:p>0.29619</text:p>
          </table:table-cell>
          <table:table-cell table:style-name="ce3" office:value-type="float" office:value="0.0091273" calcext:value-type="float">
            <text:p>0.0091273</text:p>
          </table:table-cell>
          <table:table-cell table:style-name="ce3" office:value-type="float" office:value="0.012837" calcext:value-type="float">
            <text:p>0.012837</text:p>
          </table:table-cell>
          <table:table-cell table:style-name="ce3" office:value-type="float" office:value="0.011034" calcext:value-type="float">
            <text:p>0.011034</text:p>
          </table:table-cell>
          <table:table-cell table:style-name="ce3" office:value-type="float" office:value="-0.040673" calcext:value-type="float">
            <text:p>-0.0406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8]+1" office:value-type="float" office:value="77" calcext:value-type="float">
            <text:p>7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93794" calcext:value-type="float">
            <text:p>0.093794</text:p>
          </table:table-cell>
          <table:table-cell table:style-name="ce3" office:value-type="float" office:value="0.11206" calcext:value-type="float">
            <text:p>0.11206</text:p>
          </table:table-cell>
          <table:table-cell table:style-name="ce3" office:value-type="float" office:value="-0.010285" calcext:value-type="float">
            <text:p>-0.010285</text:p>
          </table:table-cell>
          <table:table-cell table:style-name="ce3" office:value-type="float" office:value="-0.0037203" calcext:value-type="float">
            <text:p>-0.0037203</text:p>
          </table:table-cell>
          <table:table-cell table:style-name="ce3" office:value-type="float" office:value="0.035981" calcext:value-type="float">
            <text:p>0.035981</text:p>
          </table:table-cell>
          <table:table-cell table:style-name="ce3" office:value-type="float" office:value="0.023889" calcext:value-type="float">
            <text:p>0.0238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79]+1" office:value-type="float" office:value="78" calcext:value-type="float">
            <text:p>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89689" calcext:value-type="float">
            <text:p>0.089689</text:p>
          </table:table-cell>
          <table:table-cell table:style-name="ce3" office:value-type="float" office:value="0.74355" calcext:value-type="float">
            <text:p>0.74355</text:p>
          </table:table-cell>
          <table:table-cell table:style-name="ce3" office:value-type="float" office:value="-0.0080961" calcext:value-type="float">
            <text:p>-0.0080961</text:p>
          </table:table-cell>
          <table:table-cell table:style-name="ce3" office:value-type="float" office:value="0.015112" calcext:value-type="float">
            <text:p>0.015112</text:p>
          </table:table-cell>
          <table:table-cell table:style-name="ce3" office:value-type="float" office:value="0.03477" calcext:value-type="float">
            <text:p>0.03477</text:p>
          </table:table-cell>
          <table:table-cell table:style-name="ce3" office:value-type="float" office:value="-0.033967" calcext:value-type="float">
            <text:p>-0.0339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0]+1" office:value-type="float" office:value="79" calcext:value-type="float">
            <text:p>7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42816" calcext:value-type="float">
            <text:p>0.042816</text:p>
          </table:table-cell>
          <table:table-cell table:style-name="ce3" office:value-type="float" office:value="-0.06873" calcext:value-type="float">
            <text:p>-0.06873</text:p>
          </table:table-cell>
          <table:table-cell table:style-name="ce3" office:value-type="float" office:value="-0.020372" calcext:value-type="float">
            <text:p>-0.020372</text:p>
          </table:table-cell>
          <table:table-cell table:style-name="ce3" office:value-type="float" office:value="0.00088422" calcext:value-type="float">
            <text:p>0.00088422</text:p>
          </table:table-cell>
          <table:table-cell table:style-name="ce3" office:value-type="float" office:value="0.02253" calcext:value-type="float">
            <text:p>0.02253</text:p>
          </table:table-cell>
          <table:table-cell table:style-name="ce3" office:value-type="float" office:value="-0.038002" calcext:value-type="float">
            <text:p>-0.0380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1]+1" office:value-type="float" office:value="80" calcext:value-type="float">
            <text:p>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47839" calcext:value-type="float">
            <text:p>0.047839</text:p>
          </table:table-cell>
          <table:table-cell table:style-name="ce3" office:value-type="float" office:value="-0.099543" calcext:value-type="float">
            <text:p>-0.099543</text:p>
          </table:table-cell>
          <table:table-cell table:style-name="ce3" office:value-type="float" office:value="0.011459" calcext:value-type="float">
            <text:p>0.011459</text:p>
          </table:table-cell>
          <table:table-cell table:style-name="ce3" office:value-type="float" office:value="-0.0088604" calcext:value-type="float">
            <text:p>-0.0088604</text:p>
          </table:table-cell>
          <table:table-cell table:style-name="ce3" office:value-type="float" office:value="0.030357" calcext:value-type="float">
            <text:p>0.030357</text:p>
          </table:table-cell>
          <table:table-cell table:style-name="ce3" office:value-type="float" office:value="0.06868" calcext:value-type="float">
            <text:p>0.068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2]+1" office:value-type="float" office:value="81" calcext:value-type="float">
            <text:p>8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1331" calcext:value-type="float">
            <text:p>0.11331</text:p>
          </table:table-cell>
          <table:table-cell table:style-name="ce3" office:value-type="float" office:value="-0.1257" calcext:value-type="float">
            <text:p>-0.1257</text:p>
          </table:table-cell>
          <table:table-cell table:style-name="ce3" office:value-type="float" office:value="-0.038244" calcext:value-type="float">
            <text:p>-0.038244</text:p>
          </table:table-cell>
          <table:table-cell table:style-name="ce3" office:value-type="float" office:value="-0.029575" calcext:value-type="float">
            <text:p>-0.029575</text:p>
          </table:table-cell>
          <table:table-cell table:style-name="ce3" office:value-type="float" office:value="0.045322" calcext:value-type="float">
            <text:p>0.045322</text:p>
          </table:table-cell>
          <table:table-cell table:style-name="ce3" office:value-type="float" office:value="-0.021953" calcext:value-type="float">
            <text:p>-0.0219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3]+1" office:value-type="float" office:value="82" calcext:value-type="float">
            <text:p>8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318" calcext:value-type="float">
            <text:p>0.1318</text:p>
          </table:table-cell>
          <table:table-cell table:style-name="ce3" office:value-type="float" office:value="-0.26425" calcext:value-type="float">
            <text:p>-0.26425</text:p>
          </table:table-cell>
          <table:table-cell table:style-name="ce3" office:value-type="float" office:value="-0.084013" calcext:value-type="float">
            <text:p>-0.084013</text:p>
          </table:table-cell>
          <table:table-cell table:style-name="ce3" office:value-type="float" office:value="-0.028434" calcext:value-type="float">
            <text:p>-0.028434</text:p>
          </table:table-cell>
          <table:table-cell table:style-name="ce3" office:value-type="float" office:value="0.028723" calcext:value-type="float">
            <text:p>0.028723</text:p>
          </table:table-cell>
          <table:table-cell table:style-name="ce3" office:value-type="float" office:value="0.005048" calcext:value-type="float">
            <text:p>0.0050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4]+1" office:value-type="float" office:value="83" calcext:value-type="float">
            <text:p>8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94042" calcext:value-type="float">
            <text:p>0.094042</text:p>
          </table:table-cell>
          <table:table-cell table:style-name="ce3" office:value-type="float" office:value="-0.15003" calcext:value-type="float">
            <text:p>-0.15003</text:p>
          </table:table-cell>
          <table:table-cell table:style-name="ce3" office:value-type="float" office:value="-0.048214" calcext:value-type="float">
            <text:p>-0.048214</text:p>
          </table:table-cell>
          <table:table-cell table:style-name="ce3" office:value-type="float" office:value="-0.027004" calcext:value-type="float">
            <text:p>-0.027004</text:p>
          </table:table-cell>
          <table:table-cell table:style-name="ce3" office:value-type="float" office:value="0.033125" calcext:value-type="float">
            <text:p>0.033125</text:p>
          </table:table-cell>
          <table:table-cell table:style-name="ce3" office:value-type="float" office:value="-0.035884" calcext:value-type="float">
            <text:p>-0.0358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5]+1" office:value-type="float" office:value="84" calcext:value-type="float">
            <text:p>8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3386" calcext:value-type="float">
            <text:p>0.13386</text:p>
          </table:table-cell>
          <table:table-cell table:style-name="ce3" office:value-type="float" office:value="-0.17659" calcext:value-type="float">
            <text:p>-0.17659</text:p>
          </table:table-cell>
          <table:table-cell table:style-name="ce3" office:value-type="float" office:value="-0.013549" calcext:value-type="float">
            <text:p>-0.013549</text:p>
          </table:table-cell>
          <table:table-cell table:style-name="ce3" office:value-type="float" office:value="-0.03065" calcext:value-type="float">
            <text:p>-0.03065</text:p>
          </table:table-cell>
          <table:table-cell table:style-name="ce3" office:value-type="float" office:value="0.047394" calcext:value-type="float">
            <text:p>0.047394</text:p>
          </table:table-cell>
          <table:table-cell table:style-name="ce3" office:value-type="float" office:value="0.059984" calcext:value-type="float">
            <text:p>0.0599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6]+1" office:value-type="float" office:value="85" calcext:value-type="float">
            <text:p>8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1176" calcext:value-type="float">
            <text:p>0.11176</text:p>
          </table:table-cell>
          <table:table-cell table:style-name="ce3" office:value-type="float" office:value="0.057797" calcext:value-type="float">
            <text:p>0.057797</text:p>
          </table:table-cell>
          <table:table-cell table:style-name="ce3" office:value-type="float" office:value="0.0042975" calcext:value-type="float">
            <text:p>0.0042975</text:p>
          </table:table-cell>
          <table:table-cell table:style-name="ce3" office:value-type="float" office:value="-0.0013954" calcext:value-type="float">
            <text:p>-0.0013954</text:p>
          </table:table-cell>
          <table:table-cell table:style-name="ce3" office:value-type="float" office:value="0.049268" calcext:value-type="float">
            <text:p>0.049268</text:p>
          </table:table-cell>
          <table:table-cell table:style-name="ce3" office:value-type="float" office:value="-0.029084" calcext:value-type="float">
            <text:p>-0.0290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7]+1" office:value-type="float" office:value="86" calcext:value-type="float">
            <text:p>8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602" calcext:value-type="float">
            <text:p>0.10602</text:p>
          </table:table-cell>
          <table:table-cell table:style-name="ce3" office:value-type="float" office:value="-0.15288" calcext:value-type="float">
            <text:p>-0.15288</text:p>
          </table:table-cell>
          <table:table-cell table:style-name="ce3" office:value-type="float" office:value="0.0045857" calcext:value-type="float">
            <text:p>0.0045857</text:p>
          </table:table-cell>
          <table:table-cell table:style-name="ce3" office:value-type="float" office:value="-0.023503" calcext:value-type="float">
            <text:p>-0.023503</text:p>
          </table:table-cell>
          <table:table-cell table:style-name="ce3" office:value-type="float" office:value="0.042823" calcext:value-type="float">
            <text:p>0.042823</text:p>
          </table:table-cell>
          <table:table-cell table:style-name="ce3" office:value-type="float" office:value="0.086815" calcext:value-type="float">
            <text:p>0.0868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8]+1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63366" calcext:value-type="float">
            <text:p>0.063366</text:p>
          </table:table-cell>
          <table:table-cell table:style-name="ce3" office:value-type="float" office:value="0.6552" calcext:value-type="float">
            <text:p>0.6552</text:p>
          </table:table-cell>
          <table:table-cell table:style-name="ce3" office:value-type="float" office:value="-0.0032185" calcext:value-type="float">
            <text:p>-0.0032185</text:p>
          </table:table-cell>
          <table:table-cell table:style-name="ce3" office:value-type="float" office:value="-0.00071801" calcext:value-type="float">
            <text:p>-0.00071801</text:p>
          </table:table-cell>
          <table:table-cell table:style-name="ce3" office:value-type="float" office:value="0.0021932" calcext:value-type="float">
            <text:p>0.0021932</text:p>
          </table:table-cell>
          <table:table-cell table:style-name="ce3" office:value-type="float" office:value="0.094184" calcext:value-type="float">
            <text:p>0.0941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89]+1" office:value-type="float" office:value="88" calcext:value-type="float">
            <text:p>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7104" calcext:value-type="float">
            <text:p>0.17104</text:p>
          </table:table-cell>
          <table:table-cell table:style-name="ce3" office:value-type="float" office:value="0.3515" calcext:value-type="float">
            <text:p>0.3515</text:p>
          </table:table-cell>
          <table:table-cell table:style-name="ce3" office:value-type="float" office:value="0.0064123" calcext:value-type="float">
            <text:p>0.0064123</text:p>
          </table:table-cell>
          <table:table-cell table:style-name="ce3" office:value-type="float" office:value="0.019941" calcext:value-type="float">
            <text:p>0.019941</text:p>
          </table:table-cell>
          <table:table-cell table:style-name="ce3" office:value-type="float" office:value="0.047405" calcext:value-type="float">
            <text:p>0.047405</text:p>
          </table:table-cell>
          <table:table-cell table:style-name="ce3" office:value-type="float" office:value="0.044687" calcext:value-type="float">
            <text:p>0.0446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0]+1" office:value-type="float" office:value="89" calcext:value-type="float">
            <text:p>8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4" calcext:value-type="float">
            <text:p>-4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4033" calcext:value-type="float">
            <text:p>0.14033</text:p>
          </table:table-cell>
          <table:table-cell table:style-name="ce3" office:value-type="float" office:value="0.62741" calcext:value-type="float">
            <text:p>0.62741</text:p>
          </table:table-cell>
          <table:table-cell table:style-name="ce3" office:value-type="float" office:value="0.0026753" calcext:value-type="float">
            <text:p>0.0026753</text:p>
          </table:table-cell>
          <table:table-cell table:style-name="ce3" office:value-type="float" office:value="0.024575" calcext:value-type="float">
            <text:p>0.024575</text:p>
          </table:table-cell>
          <table:table-cell table:style-name="ce3" office:value-type="float" office:value="0.038888" calcext:value-type="float">
            <text:p>0.038888</text:p>
          </table:table-cell>
          <table:table-cell table:style-name="ce3" office:value-type="float" office:value="0.059417" calcext:value-type="float">
            <text:p>0.0594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1]+1" office:value-type="float" office:value="90" calcext:value-type="float">
            <text:p>9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97736" calcext:value-type="float">
            <text:p>0.097736</text:p>
          </table:table-cell>
          <table:table-cell table:style-name="ce3" office:value-type="float" office:value="0.073196" calcext:value-type="float">
            <text:p>0.073196</text:p>
          </table:table-cell>
          <table:table-cell table:style-name="ce3" office:value-type="float" office:value="-0.0023381" calcext:value-type="float">
            <text:p>-0.0023381</text:p>
          </table:table-cell>
          <table:table-cell table:style-name="ce3" office:value-type="float" office:value="0.0013584" calcext:value-type="float">
            <text:p>0.0013584</text:p>
          </table:table-cell>
          <table:table-cell table:style-name="ce3" office:value-type="float" office:value="0.044081" calcext:value-type="float">
            <text:p>0.044081</text:p>
          </table:table-cell>
          <table:table-cell table:style-name="ce3" office:value-type="float" office:value="-0.066216" calcext:value-type="float">
            <text:p>-0.0662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2]+1" office:value-type="float" office:value="91" calcext:value-type="float">
            <text:p>9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94797" calcext:value-type="float">
            <text:p>0.094797</text:p>
          </table:table-cell>
          <table:table-cell table:style-name="ce3" office:value-type="float" office:value="0.3174" calcext:value-type="float">
            <text:p>0.3174</text:p>
          </table:table-cell>
          <table:table-cell table:style-name="ce3" office:value-type="float" office:value="0.0089035" calcext:value-type="float">
            <text:p>0.0089035</text:p>
          </table:table-cell>
          <table:table-cell table:style-name="ce3" office:value-type="float" office:value="0.00083263" calcext:value-type="float">
            <text:p>0.00083263</text:p>
          </table:table-cell>
          <table:table-cell table:style-name="ce3" office:value-type="float" office:value="0.033821" calcext:value-type="float">
            <text:p>0.033821</text:p>
          </table:table-cell>
          <table:table-cell table:style-name="ce3" office:value-type="float" office:value="0.11104" calcext:value-type="float">
            <text:p>0.111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3]+1" office:value-type="float" office:value="92" calcext:value-type="float">
            <text:p>9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5" calcext:value-type="float">
            <text:p>-5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92" calcext:value-type="float">
            <text:p>0.1092</text:p>
          </table:table-cell>
          <table:table-cell table:style-name="ce3" office:value-type="float" office:value="0.037131" calcext:value-type="float">
            <text:p>0.037131</text:p>
          </table:table-cell>
          <table:table-cell table:style-name="ce3" office:value-type="float" office:value="0.0011483" calcext:value-type="float">
            <text:p>0.0011483</text:p>
          </table:table-cell>
          <table:table-cell table:style-name="ce3" office:value-type="float" office:value="-0.0081615" calcext:value-type="float">
            <text:p>-0.0081615</text:p>
          </table:table-cell>
          <table:table-cell table:style-name="ce3" office:value-type="float" office:value="0.047263" calcext:value-type="float">
            <text:p>0.047263</text:p>
          </table:table-cell>
          <table:table-cell table:style-name="ce3" office:value-type="float" office:value="-0.0095795" calcext:value-type="float">
            <text:p>-0.00957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4]+1" office:value-type="float" office:value="93" calcext:value-type="float">
            <text:p>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659" calcext:value-type="float">
            <text:p>0.10659</text:p>
          </table:table-cell>
          <table:table-cell table:style-name="ce3" office:value-type="float" office:value="0.070891" calcext:value-type="float">
            <text:p>0.070891</text:p>
          </table:table-cell>
          <table:table-cell table:style-name="ce3" office:value-type="float" office:value="0.0027145" calcext:value-type="float">
            <text:p>0.0027145</text:p>
          </table:table-cell>
          <table:table-cell table:style-name="ce3" office:value-type="float" office:value="-0.01049" calcext:value-type="float">
            <text:p>-0.01049</text:p>
          </table:table-cell>
          <table:table-cell table:style-name="ce3" office:value-type="float" office:value="0.044305" calcext:value-type="float">
            <text:p>0.044305</text:p>
          </table:table-cell>
          <table:table-cell table:style-name="ce3" office:value-type="float" office:value="0.028393" calcext:value-type="float">
            <text:p>0.02839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5]+1" office:value-type="float" office:value="94" calcext:value-type="float">
            <text:p>9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3014" calcext:value-type="float">
            <text:p>0.13014</text:p>
          </table:table-cell>
          <table:table-cell table:style-name="ce3" office:value-type="float" office:value="-0.28853" calcext:value-type="float">
            <text:p>-0.28853</text:p>
          </table:table-cell>
          <table:table-cell table:style-name="ce3" office:value-type="float" office:value="-0.089649" calcext:value-type="float">
            <text:p>-0.089649</text:p>
          </table:table-cell>
          <table:table-cell table:style-name="ce3" office:value-type="float" office:value="0.007315" calcext:value-type="float">
            <text:p>0.007315</text:p>
          </table:table-cell>
          <table:table-cell table:style-name="ce3" office:value-type="float" office:value="0.011462" calcext:value-type="float">
            <text:p>0.011462</text:p>
          </table:table-cell>
          <table:table-cell table:style-name="ce3" office:value-type="float" office:value="-0.0085893" calcext:value-type="float">
            <text:p>-0.008589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6]+1" office:value-type="float" office:value="95" calcext:value-type="float">
            <text:p>9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511" calcext:value-type="float">
            <text:p>0.10511</text:p>
          </table:table-cell>
          <table:table-cell table:style-name="ce3" office:value-type="float" office:value="-0.028777" calcext:value-type="float">
            <text:p>-0.028777</text:p>
          </table:table-cell>
          <table:table-cell table:style-name="ce3" office:value-type="float" office:value="-0.0014519" calcext:value-type="float">
            <text:p>-0.0014519</text:p>
          </table:table-cell>
          <table:table-cell table:style-name="ce3" office:value-type="float" office:value="-0.016785" calcext:value-type="float">
            <text:p>-0.016785</text:p>
          </table:table-cell>
          <table:table-cell table:style-name="ce3" office:value-type="float" office:value="0.048903" calcext:value-type="float">
            <text:p>0.048903</text:p>
          </table:table-cell>
          <table:table-cell table:style-name="ce3" office:value-type="float" office:value="-0.012346" calcext:value-type="float">
            <text:p>-0.0123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7]+1" office:value-type="float" office:value="96" calcext:value-type="float">
            <text:p>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5" calcext:value-type="float">
            <text:p>-5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17032" calcext:value-type="float">
            <text:p>0.17032</text:p>
          </table:table-cell>
          <table:table-cell table:style-name="ce3" office:value-type="float" office:value="0.0059932" calcext:value-type="float">
            <text:p>0.0059932</text:p>
          </table:table-cell>
          <table:table-cell table:style-name="ce3" office:value-type="float" office:value="0.0010517" calcext:value-type="float">
            <text:p>0.0010517</text:p>
          </table:table-cell>
          <table:table-cell table:style-name="ce3" office:value-type="float" office:value="0.042144" calcext:value-type="float">
            <text:p>0.042144</text:p>
          </table:table-cell>
          <table:table-cell table:style-name="ce3" office:value-type="float" office:value="0.062283" calcext:value-type="float">
            <text:p>0.0622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8]+1" office:value-type="float" office:value="97" calcext:value-type="float">
            <text:p>9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5275" calcext:value-type="float">
            <text:p>0.15275</text:p>
          </table:table-cell>
          <table:table-cell table:style-name="ce3" office:value-type="float" office:value="-0.43476" calcext:value-type="float">
            <text:p>-0.43476</text:p>
          </table:table-cell>
          <table:table-cell table:style-name="ce3" office:value-type="float" office:value="-0.11604" calcext:value-type="float">
            <text:p>-0.11604</text:p>
          </table:table-cell>
          <table:table-cell table:style-name="ce3" office:value-type="float" office:value="0.026258" calcext:value-type="float">
            <text:p>0.026258</text:p>
          </table:table-cell>
          <table:table-cell table:style-name="ce3" office:value-type="float" office:value="0.027833" calcext:value-type="float">
            <text:p>0.027833</text:p>
          </table:table-cell>
          <table:table-cell table:style-name="ce3" office:value-type="float" office:value="-0.060689" calcext:value-type="float">
            <text:p>-0.0606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99]+1" office:value-type="float" office:value="98" calcext:value-type="float">
            <text:p>9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1135" calcext:value-type="float">
            <text:p>0.11135</text:p>
          </table:table-cell>
          <table:table-cell table:style-name="ce3" office:value-type="float" office:value="-0.053896" calcext:value-type="float">
            <text:p>-0.053896</text:p>
          </table:table-cell>
          <table:table-cell table:style-name="ce3" office:value-type="float" office:value="-0.01263" calcext:value-type="float">
            <text:p>-0.01263</text:p>
          </table:table-cell>
          <table:table-cell table:style-name="ce3" office:value-type="float" office:value="-0.022283" calcext:value-type="float">
            <text:p>-0.022283</text:p>
          </table:table-cell>
          <table:table-cell table:style-name="ce3" office:value-type="float" office:value="0.050037" calcext:value-type="float">
            <text:p>0.050037</text:p>
          </table:table-cell>
          <table:table-cell table:style-name="ce3" office:value-type="float" office:value="-0.0178" calcext:value-type="float">
            <text:p>-0.017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100]+1" office:value-type="float" office:value="99" calcext:value-type="float">
            <text:p>99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12547" calcext:value-type="float">
            <text:p>0.12547</text:p>
          </table:table-cell>
          <table:table-cell table:style-name="ce3" office:value-type="float" office:value="-0.37857" calcext:value-type="float">
            <text:p>-0.37857</text:p>
          </table:table-cell>
          <table:table-cell table:style-name="ce3" office:value-type="float" office:value="-0.10016" calcext:value-type="float">
            <text:p>-0.10016</text:p>
          </table:table-cell>
          <table:table-cell table:style-name="ce3" office:value-type="float" office:value="0.0094749" calcext:value-type="float">
            <text:p>0.0094749</text:p>
          </table:table-cell>
          <table:table-cell table:style-name="ce3" office:value-type="float" office:value="0.029601" calcext:value-type="float">
            <text:p>0.029601</text:p>
          </table:table-cell>
          <table:table-cell table:style-name="ce3" office:value-type="float" office:value="-0.048922" calcext:value-type="float">
            <text:p>-0.0489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3" table:formula="of:=[.A101]+1" office:value-type="float" office:value="100" calcext:value-type="float">
            <text:p>1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9" office:value-type="float" office:value="9" calcext:value-type="float">
            <text:p>9</text:p>
          </table:table-cell>
          <table:table-cell table:style-name="ce3" office:value-type="float" office:value="0.062485" calcext:value-type="float">
            <text:p>0.062485</text:p>
          </table:table-cell>
          <table:table-cell table:style-name="ce3" office:value-type="float" office:value="0.23674" calcext:value-type="float">
            <text:p>0.23674</text:p>
          </table:table-cell>
          <table:table-cell table:style-name="ce3" office:value-type="float" office:value="0.011968" calcext:value-type="float">
            <text:p>0.011968</text:p>
          </table:table-cell>
          <table:table-cell table:style-name="ce3" office:value-type="float" office:value="-0.0093885" calcext:value-type="float">
            <text:p>-0.0093885</text:p>
          </table:table-cell>
          <table:table-cell table:style-name="ce3" office:value-type="float" office:value="0.034247" calcext:value-type="float">
            <text:p>0.034247</text:p>
          </table:table-cell>
          <table:table-cell table:style-name="ce3" office:value-type="float" office:value="0.046238" calcext:value-type="float">
            <text:p>0.0462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2]+1" office:value-type="float" office:value="101" calcext:value-type="float">
            <text:p>10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3712" calcext:value-type="float">
            <text:p>0.63712</text:p>
          </table:table-cell>
          <table:table-cell table:style-name="ce4" office:value-type="float" office:value="0.5068" calcext:value-type="float">
            <text:p>0.5068</text:p>
          </table:table-cell>
          <table:table-cell table:style-name="ce4" office:value-type="float" office:value="-0.1497" calcext:value-type="float">
            <text:p>-0.1497</text:p>
          </table:table-cell>
          <table:table-cell table:style-name="ce4" office:value-type="float" office:value="-0.081442" calcext:value-type="float">
            <text:p>-0.081442</text:p>
          </table:table-cell>
          <table:table-cell table:style-name="ce4" office:value-type="float" office:value="0.10707" calcext:value-type="float">
            <text:p>0.1070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3]+1" office:value-type="float" office:value="102" calcext:value-type="float">
            <text:p>10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33223" calcext:value-type="float">
            <text:p>0.33223</text:p>
          </table:table-cell>
          <table:table-cell table:style-name="ce4" office:value-type="float" office:value="0.46318" calcext:value-type="float">
            <text:p>0.46318</text:p>
          </table:table-cell>
          <table:table-cell table:style-name="ce4" office:value-type="float" office:value="0.095428" calcext:value-type="float">
            <text:p>0.095428</text:p>
          </table:table-cell>
          <table:table-cell table:style-name="ce4" office:value-type="float" office:value="0.013916" calcext:value-type="float">
            <text:p>0.013916</text:p>
          </table:table-cell>
          <table:table-cell table:style-name="ce4" office:value-type="float" office:value="0.12184" calcext:value-type="float">
            <text:p>0.1218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4]+1" office:value-type="float" office:value="103" calcext:value-type="float">
            <text:p>1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3941" calcext:value-type="float">
            <text:p>0.63941</text:p>
          </table:table-cell>
          <table:table-cell table:style-name="ce4" office:value-type="float" office:value="0.54973" calcext:value-type="float">
            <text:p>0.54973</text:p>
          </table:table-cell>
          <table:table-cell table:style-name="ce4" office:value-type="float" office:value="-0.11282" calcext:value-type="float">
            <text:p>-0.11282</text:p>
          </table:table-cell>
          <table:table-cell table:style-name="ce4" office:value-type="float" office:value="-0.00039566" calcext:value-type="float">
            <text:p>-0.00039566</text:p>
          </table:table-cell>
          <table:table-cell table:style-name="ce4" office:value-type="float" office:value="0.0026706" calcext:value-type="float">
            <text:p>0.002670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5]+1" office:value-type="float" office:value="104" calcext:value-type="float">
            <text:p>10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49674" calcext:value-type="float">
            <text:p>0.49674</text:p>
          </table:table-cell>
          <table:table-cell table:style-name="ce4" office:value-type="float" office:value="-0.56345" calcext:value-type="float">
            <text:p>-0.56345</text:p>
          </table:table-cell>
          <table:table-cell table:style-name="ce4" office:value-type="float" office:value="-0.15868" calcext:value-type="float">
            <text:p>-0.15868</text:p>
          </table:table-cell>
          <table:table-cell table:style-name="ce4" office:value-type="float" office:value="0.0025659" calcext:value-type="float">
            <text:p>0.0025659</text:p>
          </table:table-cell>
          <table:table-cell table:style-name="ce4" office:value-type="float" office:value="-0.0014481" calcext:value-type="float">
            <text:p>-0.00144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6]+1" office:value-type="float" office:value="105" calcext:value-type="float">
            <text:p>10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51123" calcext:value-type="float">
            <text:p>0.051123</text:p>
          </table:table-cell>
          <table:table-cell table:style-name="ce4" office:value-type="float" office:value="0.2148" calcext:value-type="float">
            <text:p>0.2148</text:p>
          </table:table-cell>
          <table:table-cell table:style-name="ce4" office:value-type="float" office:value="0.049068" calcext:value-type="float">
            <text:p>0.049068</text:p>
          </table:table-cell>
          <table:table-cell table:style-name="ce4" office:value-type="float" office:value="0.0035757" calcext:value-type="float">
            <text:p>0.0035757</text:p>
          </table:table-cell>
          <table:table-cell table:style-name="ce4" office:value-type="float" office:value="0.00031073" calcext:value-type="float">
            <text:p>0.0003107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7]+1" office:value-type="float" office:value="106" calcext:value-type="float">
            <text:p>106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91743" calcext:value-type="float">
            <text:p>0.91743</text:p>
          </table:table-cell>
          <table:table-cell table:style-name="ce4" office:value-type="float" office:value="0.50349" calcext:value-type="float">
            <text:p>0.50349</text:p>
          </table:table-cell>
          <table:table-cell table:style-name="ce4" office:value-type="float" office:value="0.06447" calcext:value-type="float">
            <text:p>0.06447</text:p>
          </table:table-cell>
          <table:table-cell table:style-name="ce4" office:value-type="float" office:value="0.10219" calcext:value-type="float">
            <text:p>0.10219</text:p>
          </table:table-cell>
          <table:table-cell table:style-name="ce4" office:value-type="float" office:value="0.20518" calcext:value-type="float">
            <text:p>0.2051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8]+1" office:value-type="float" office:value="107" calcext:value-type="float">
            <text:p>10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47439" calcext:value-type="float">
            <text:p>0.47439</text:p>
          </table:table-cell>
          <table:table-cell table:style-name="ce4" office:value-type="float" office:value="-0.00061814" calcext:value-type="float">
            <text:p>-0.00061814</text:p>
          </table:table-cell>
          <table:table-cell table:style-name="ce4" office:value-type="float" office:value="-0.011756" calcext:value-type="float">
            <text:p>-0.011756</text:p>
          </table:table-cell>
          <table:table-cell table:style-name="ce4" office:value-type="float" office:value="0.013725" calcext:value-type="float">
            <text:p>0.013725</text:p>
          </table:table-cell>
          <table:table-cell table:style-name="ce4" office:value-type="float" office:value="0.14363" calcext:value-type="float">
            <text:p>0.1436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09]+1" office:value-type="float" office:value="108" calcext:value-type="float">
            <text:p>10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-135" calcext:value-type="float">
            <text:p>-1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63106" calcext:value-type="float">
            <text:p>0.063106</text:p>
          </table:table-cell>
          <table:table-cell table:style-name="ce4" office:value-type="float" office:value="0.14333" calcext:value-type="float">
            <text:p>0.14333</text:p>
          </table:table-cell>
          <table:table-cell table:style-name="ce4" office:value-type="float" office:value="0.041655" calcext:value-type="float">
            <text:p>0.041655</text:p>
          </table:table-cell>
          <table:table-cell table:style-name="ce4" office:value-type="float" office:value="-0.0044067" calcext:value-type="float">
            <text:p>-0.0044067</text:p>
          </table:table-cell>
          <table:table-cell table:style-name="ce4" office:value-type="float" office:value="0.014076" calcext:value-type="float">
            <text:p>0.01407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0]+1" office:value-type="float" office:value="109" calcext:value-type="float">
            <text:p>10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83884" calcext:value-type="float">
            <text:p>0.83884</text:p>
          </table:table-cell>
          <table:table-cell table:style-name="ce4" office:value-type="float" office:value="-0.50399" calcext:value-type="float">
            <text:p>-0.50399</text:p>
          </table:table-cell>
          <table:table-cell table:style-name="ce4" office:value-type="float" office:value="-0.039489" calcext:value-type="float">
            <text:p>-0.039489</text:p>
          </table:table-cell>
          <table:table-cell table:style-name="ce4" office:value-type="float" office:value="-0.074487" calcext:value-type="float">
            <text:p>-0.074487</text:p>
          </table:table-cell>
          <table:table-cell table:style-name="ce4" office:value-type="float" office:value="0.15233" calcext:value-type="float">
            <text:p>0.152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1]+1" office:value-type="float" office:value="110" calcext:value-type="float">
            <text:p>11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53357" calcext:value-type="float">
            <text:p>0.53357</text:p>
          </table:table-cell>
          <table:table-cell table:style-name="ce4" office:value-type="float" office:value="0.00047761" calcext:value-type="float">
            <text:p>0.00047761</text:p>
          </table:table-cell>
          <table:table-cell table:style-name="ce4" office:value-type="float" office:value="-0.011169" calcext:value-type="float">
            <text:p>-0.011169</text:p>
          </table:table-cell>
          <table:table-cell table:style-name="ce4" office:value-type="float" office:value="0.0063943" calcext:value-type="float">
            <text:p>0.0063943</text:p>
          </table:table-cell>
          <table:table-cell table:style-name="ce4" office:value-type="float" office:value="0.14011" calcext:value-type="float">
            <text:p>0.1401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2]+1" office:value-type="float" office:value="111" calcext:value-type="float">
            <text:p>11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8372" calcext:value-type="float">
            <text:p>0.68372</text:p>
          </table:table-cell>
          <table:table-cell table:style-name="ce4" office:value-type="float" office:value="-0.54882" calcext:value-type="float">
            <text:p>-0.54882</text:p>
          </table:table-cell>
          <table:table-cell table:style-name="ce4" office:value-type="float" office:value="-0.18548" calcext:value-type="float">
            <text:p>-0.18548</text:p>
          </table:table-cell>
          <table:table-cell table:style-name="ce4" office:value-type="float" office:value="-0.093419" calcext:value-type="float">
            <text:p>-0.093419</text:p>
          </table:table-cell>
          <table:table-cell table:style-name="ce4" office:value-type="float" office:value="0.10673" calcext:value-type="float">
            <text:p>0.1067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3]+1" office:value-type="float" office:value="112" calcext:value-type="float">
            <text:p>11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6968" calcext:value-type="float">
            <text:p>0.66968</text:p>
          </table:table-cell>
          <table:table-cell table:style-name="ce4" office:value-type="float" office:value="0.52843" calcext:value-type="float">
            <text:p>0.52843</text:p>
          </table:table-cell>
          <table:table-cell table:style-name="ce4" office:value-type="float" office:value="0.15309" calcext:value-type="float">
            <text:p>0.15309</text:p>
          </table:table-cell>
          <table:table-cell table:style-name="ce4" office:value-type="float" office:value="0.077149" calcext:value-type="float">
            <text:p>0.077149</text:p>
          </table:table-cell>
          <table:table-cell table:style-name="ce4" office:value-type="float" office:value="0.098799" calcext:value-type="float">
            <text:p>0.09879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4]+1" office:value-type="float" office:value="113" calcext:value-type="float">
            <text:p>11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3869" calcext:value-type="float">
            <text:p>0.13869</text:p>
          </table:table-cell>
          <table:table-cell table:style-name="ce4" office:value-type="float" office:value="-0.013176" calcext:value-type="float">
            <text:p>-0.013176</text:p>
          </table:table-cell>
          <table:table-cell table:style-name="ce4" office:value-type="float" office:value="-0.01024" calcext:value-type="float">
            <text:p>-0.01024</text:p>
          </table:table-cell>
          <table:table-cell table:style-name="ce4" office:value-type="float" office:value="0.015282" calcext:value-type="float">
            <text:p>0.015282</text:p>
          </table:table-cell>
          <table:table-cell table:style-name="ce4" office:value-type="float" office:value="0.052196" calcext:value-type="float">
            <text:p>0.05219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5]+1" office:value-type="float" office:value="114" calcext:value-type="float">
            <text:p>11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9963" calcext:value-type="float">
            <text:p>0.69963</text:p>
          </table:table-cell>
          <table:table-cell table:style-name="ce4" office:value-type="float" office:value="0.61057" calcext:value-type="float">
            <text:p>0.61057</text:p>
          </table:table-cell>
          <table:table-cell table:style-name="ce4" office:value-type="float" office:value="0.15947" calcext:value-type="float">
            <text:p>0.15947</text:p>
          </table:table-cell>
          <table:table-cell table:style-name="ce4" office:value-type="float" office:value="0.069671" calcext:value-type="float">
            <text:p>0.069671</text:p>
          </table:table-cell>
          <table:table-cell table:style-name="ce4" office:value-type="float" office:value="0.12936" calcext:value-type="float">
            <text:p>0.1293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6]+1" office:value-type="float" office:value="115" calcext:value-type="float">
            <text:p>11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135" calcext:value-type="float">
            <text:p>-1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 office:value-type="float" office:value="-0.64464" calcext:value-type="float">
            <text:p>-0.64464</text:p>
          </table:table-cell>
          <table:table-cell table:style-name="ce4" office:value-type="float" office:value="-0.21769" calcext:value-type="float">
            <text:p>-0.21769</text:p>
          </table:table-cell>
          <table:table-cell table:style-name="ce4" office:value-type="float" office:value="-0.067164" calcext:value-type="float">
            <text:p>-0.067164</text:p>
          </table:table-cell>
          <table:table-cell table:style-name="ce4" office:value-type="float" office:value="0.13635" calcext:value-type="float">
            <text:p>0.1363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7]+1" office:value-type="float" office:value="116" calcext:value-type="float">
            <text:p>116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8105" calcext:value-type="float">
            <text:p>0.8105</text:p>
          </table:table-cell>
          <table:table-cell table:style-name="ce4" office:value-type="float" office:value="-0.33454" calcext:value-type="float">
            <text:p>-0.33454</text:p>
          </table:table-cell>
          <table:table-cell table:style-name="ce4" office:value-type="float" office:value="-0.23398" calcext:value-type="float">
            <text:p>-0.23398</text:p>
          </table:table-cell>
          <table:table-cell table:style-name="ce4" office:value-type="float" office:value="-0.06052" calcext:value-type="float">
            <text:p>-0.06052</text:p>
          </table:table-cell>
          <table:table-cell table:style-name="ce4" office:value-type="float" office:value="0.028082" calcext:value-type="float">
            <text:p>0.02808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8]+1" office:value-type="float" office:value="117" calcext:value-type="float">
            <text:p>117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80952" calcext:value-type="float">
            <text:p>0.80952</text:p>
          </table:table-cell>
          <table:table-cell table:style-name="ce4" office:value-type="float" office:value="0.33501" calcext:value-type="float">
            <text:p>0.33501</text:p>
          </table:table-cell>
          <table:table-cell table:style-name="ce4" office:value-type="float" office:value="0.20313" calcext:value-type="float">
            <text:p>0.20313</text:p>
          </table:table-cell>
          <table:table-cell table:style-name="ce4" office:value-type="float" office:value="0.049957" calcext:value-type="float">
            <text:p>0.049957</text:p>
          </table:table-cell>
          <table:table-cell table:style-name="ce4" office:value-type="float" office:value="0.026824" calcext:value-type="float">
            <text:p>0.02682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19]+1" office:value-type="float" office:value="118" calcext:value-type="float">
            <text:p>118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-45" calcext:value-type="float">
            <text:p>-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88517" calcext:value-type="float">
            <text:p>0.88517</text:p>
          </table:table-cell>
          <table:table-cell table:style-name="ce4" office:value-type="float" office:value="0.54648" calcext:value-type="float">
            <text:p>0.54648</text:p>
          </table:table-cell>
          <table:table-cell table:style-name="ce4" office:value-type="float" office:value="0.16881" calcext:value-type="float">
            <text:p>0.16881</text:p>
          </table:table-cell>
          <table:table-cell table:style-name="ce4" office:value-type="float" office:value="0.040021" calcext:value-type="float">
            <text:p>0.040021</text:p>
          </table:table-cell>
          <table:table-cell table:style-name="ce4" office:value-type="float" office:value="0.066442" calcext:value-type="float">
            <text:p>0.06644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4" table:formula="of:=[.A120]+1" office:value-type="float" office:value="119" calcext:value-type="float">
            <text:p>119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-90" calcext:value-type="float">
            <text:p>-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1021" calcext:value-type="float">
            <text:p>0.61021</text:p>
          </table:table-cell>
          <table:table-cell table:style-name="ce4" office:value-type="float" office:value="-0.0029299" calcext:value-type="float">
            <text:p>-0.0029299</text:p>
          </table:table-cell>
          <table:table-cell table:style-name="ce4" office:value-type="float" office:value="-0.01229" calcext:value-type="float">
            <text:p>-0.01229</text:p>
          </table:table-cell>
          <table:table-cell table:style-name="ce4" office:value-type="float" office:value="-0.011945" calcext:value-type="float">
            <text:p>-0.011945</text:p>
          </table:table-cell>
          <table:table-cell table:style-name="ce4" office:value-type="float" office:value="0.093873" calcext:value-type="float">
            <text:p>0.09387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686" calcext:value-type="float">
            <text:p>-0.686</text:p>
          </table:table-cell>
          <table:table-cell table:style-name="ce7" office:value-type="float" office:value="0.02" calcext:value-type="float">
            <text:p>0.02</text:p>
          </table:table-cell>
          <table:table-cell table:number-columns-repeated="1010"/>
        </table:table-row>
        <table:table-row table:style-name="ro1" table:number-rows-repeated="8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s (no tocar)" table:style-name="ta2">
        <table:table-column table:style-name="co1" table:number-columns-repeated="8" table:default-cell-style-name="Default"/>
        <table:table-column table:style-name="co3" table:number-columns-repeated="18" table:default-cell-style-name="Default"/>
        <table:table-column table:style-name="co1" table:number-columns-repeated="998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YAW (º)</text:p>
          </table:table-cell>
          <table:table-cell table:style-name="ce14" office:value-type="string" calcext:value-type="string">
            <text:p>PITCH (º)</text:p>
          </table:table-cell>
          <table:table-cell table:style-name="ce14" office:value-type="string" calcext:value-type="string">
            <text:p>ROLL (º)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CD</text:p>
          </table:table-cell>
          <table:table-cell table:style-name="ce14" office:value-type="string" calcext:value-type="string">
            <text:p>CL</text:p>
          </table:table-cell>
          <table:table-cell table:style-name="ce14" office:value-type="string" calcext:value-type="string">
            <text:p>CM</text:p>
          </table:table-cell>
          <table:table-cell table:number-columns-repeated="1016"/>
        </table:table-row>
        <table:table-row table:style-name="ro1">
          <table:table-cell table:style-name="ce9" table:formula="of:=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" calcext:value-type="float">
            <text:p>-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083878" calcext:value-type="float">
            <text:p>0.0083878</text:p>
          </table:table-cell>
          <table:table-cell table:style-name="ce15" office:value-type="float" office:value="-0.00057955" calcext:value-type="float">
            <text:p>-0.00057955</text:p>
          </table:table-cell>
          <table:table-cell table:style-name="ce15" office:value-type="float" office:value="0.0075854" calcext:value-type="float">
            <text:p>0.0075854</text:p>
          </table:table-cell>
          <table:table-cell table:number-columns-repeated="1016"/>
        </table:table-row>
        <table:table-row table:style-name="ro1">
          <table:table-cell table:style-name="ce9" table:formula="of:=[.A2]+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08002" calcext:value-type="float">
            <text:p>0.008002</text:p>
          </table:table-cell>
          <table:table-cell table:style-name="ce15" office:value-type="float" office:value="0.068179" calcext:value-type="float">
            <text:p>0.068179</text:p>
          </table:table-cell>
          <table:table-cell table:style-name="ce15" office:value-type="float" office:value="0.0055863" calcext:value-type="float">
            <text:p>0.0055863</text:p>
          </table:table-cell>
          <table:table-cell table:number-columns-repeated="1016"/>
        </table:table-row>
        <table:table-row table:style-name="ro1">
          <table:table-cell table:style-name="ce9" table:formula="of:=[.A3]+1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100002" calcext:value-type="float">
            <text:p>0.0100002</text:p>
          </table:table-cell>
          <table:table-cell table:style-name="ce15" office:value-type="float" office:value="0.13067" calcext:value-type="float">
            <text:p>0.13067</text:p>
          </table:table-cell>
          <table:table-cell table:style-name="ce15" office:value-type="float" office:value="0.0050843" calcext:value-type="float">
            <text:p>0.0050843</text:p>
          </table:table-cell>
          <table:table-cell table:number-columns-repeated="1016"/>
        </table:table-row>
        <table:table-row table:style-name="ro1">
          <table:table-cell table:style-name="ce9" table:formula="of:=[.A4]+1" office:value-type="float" office:value="3" calcext:value-type="float">
            <text:p>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14652" calcext:value-type="float">
            <text:p>0.014652</text:p>
          </table:table-cell>
          <table:table-cell table:style-name="ce15" office:value-type="float" office:value="0.19714" calcext:value-type="float">
            <text:p>0.19714</text:p>
          </table:table-cell>
          <table:table-cell table:style-name="ce15" office:value-type="float" office:value="0.0035617" calcext:value-type="float">
            <text:p>0.0035617</text:p>
          </table:table-cell>
          <table:table-cell table:number-columns-repeated="1016"/>
        </table:table-row>
        <table:table-row table:style-name="ro1">
          <table:table-cell table:style-name="ce9" table:formula="of:=[.A5]+1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21898" calcext:value-type="float">
            <text:p>0.021898</text:p>
          </table:table-cell>
          <table:table-cell table:style-name="ce15" office:value-type="float" office:value="0.26404" calcext:value-type="float">
            <text:p>0.26404</text:p>
          </table:table-cell>
          <table:table-cell table:style-name="ce15" office:value-type="float" office:value="-0.00010429" calcext:value-type="float">
            <text:p>-0.00010429</text:p>
          </table:table-cell>
          <table:table-cell table:number-columns-repeated="1016"/>
        </table:table-row>
        <table:table-row table:style-name="ro1">
          <table:table-cell table:style-name="ce9" table:formula="of:=[.A6]+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31194" calcext:value-type="float">
            <text:p>0.031194</text:p>
          </table:table-cell>
          <table:table-cell table:style-name="ce15" office:value-type="float" office:value="0.32842" calcext:value-type="float">
            <text:p>0.32842</text:p>
          </table:table-cell>
          <table:table-cell table:style-name="ce15" office:value-type="float" office:value="-0.0016009" calcext:value-type="float">
            <text:p>-0.0016009</text:p>
          </table:table-cell>
          <table:table-cell table:number-columns-repeated="1016"/>
        </table:table-row>
        <table:table-row table:style-name="ro1">
          <table:table-cell table:style-name="ce9" table:formula="of:=[.A7]+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42202" calcext:value-type="float">
            <text:p>0.042202</text:p>
          </table:table-cell>
          <table:table-cell table:style-name="ce15" office:value-type="float" office:value="0.38204" calcext:value-type="float">
            <text:p>0.38204</text:p>
          </table:table-cell>
          <table:table-cell table:style-name="ce15" office:value-type="float" office:value="-0.0036602" calcext:value-type="float">
            <text:p>-0.0036602</text:p>
          </table:table-cell>
          <table:table-cell table:number-columns-repeated="1016"/>
        </table:table-row>
        <table:table-row table:style-name="ro1">
          <table:table-cell table:style-name="ce9" table:formula="of:=[.A8]+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073982" calcext:value-type="float">
            <text:p>0.073982</text:p>
          </table:table-cell>
          <table:table-cell table:style-name="ce15" office:value-type="float" office:value="0.36897" calcext:value-type="float">
            <text:p>0.36897</text:p>
          </table:table-cell>
          <table:table-cell table:style-name="ce15" office:value-type="float" office:value="-0.012862" calcext:value-type="float">
            <text:p>-0.012862</text:p>
          </table:table-cell>
          <table:table-cell table:number-columns-repeated="1016"/>
        </table:table-row>
        <table:table-row table:style-name="ro1">
          <table:table-cell table:style-name="ce10" table:formula="of:=[.A9]+1" office:value-type="float" office:value="8" calcext:value-type="float">
            <text:p>8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-9" calcext:value-type="float">
            <text:p>-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12253" calcext:value-type="float">
            <text:p>0.12253</text:p>
          </table:table-cell>
          <table:table-cell table:style-name="ce16" office:value-type="float" office:value="-0.28136" calcext:value-type="float">
            <text:p>-0.28136</text:p>
          </table:table-cell>
          <table:table-cell table:style-name="ce16" office:value-type="float" office:value="0.14947" calcext:value-type="float">
            <text:p>0.14947</text:p>
          </table:table-cell>
          <table:table-cell table:number-columns-repeated="1016"/>
        </table:table-row>
        <table:table-row table:style-name="ro1">
          <table:table-cell table:style-name="ce10" table:formula="of:=[.A10]+1" office:value-type="float" office:value="9" calcext:value-type="float">
            <text:p>9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-6" calcext:value-type="float">
            <text:p>-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86491" calcext:value-type="float">
            <text:p>0.086491</text:p>
          </table:table-cell>
          <table:table-cell table:style-name="ce16" office:value-type="float" office:value="-0.10135" calcext:value-type="float">
            <text:p>-0.10135</text:p>
          </table:table-cell>
          <table:table-cell table:style-name="ce16" office:value-type="float" office:value="0.057031" calcext:value-type="float">
            <text:p>0.057031</text:p>
          </table:table-cell>
          <table:table-cell table:number-columns-repeated="1016"/>
        </table:table-row>
        <table:table-row table:style-name="ro1">
          <table:table-cell table:style-name="ce10" table:formula="of:=[.A11]+1" office:value-type="float" office:value="10" calcext:value-type="float">
            <text:p>10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-3" calcext:value-type="float">
            <text:p>-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79388" calcext:value-type="float">
            <text:p>0.079388</text:p>
          </table:table-cell>
          <table:table-cell table:style-name="ce16" office:value-type="float" office:value="0.050077" calcext:value-type="float">
            <text:p>0.050077</text:p>
          </table:table-cell>
          <table:table-cell table:style-name="ce16" office:value-type="float" office:value="-0.012402" calcext:value-type="float">
            <text:p>-0.012402</text:p>
          </table:table-cell>
          <table:table-cell table:number-columns-repeated="1016"/>
        </table:table-row>
        <table:table-row table:style-name="ro1">
          <table:table-cell table:style-name="ce10" table:formula="of:=[.A12]+1" office:value-type="float" office:value="11" calcext:value-type="float">
            <text:p>11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83906" calcext:value-type="float">
            <text:p>0.083906</text:p>
          </table:table-cell>
          <table:table-cell table:style-name="ce16" office:value-type="float" office:value="0.20458" calcext:value-type="float">
            <text:p>0.20458</text:p>
          </table:table-cell>
          <table:table-cell table:style-name="ce16" office:value-type="float" office:value="-0.086622" calcext:value-type="float">
            <text:p>-0.086622</text:p>
          </table:table-cell>
          <table:table-cell table:number-columns-repeated="1016"/>
        </table:table-row>
        <table:table-row table:style-name="ro1">
          <table:table-cell table:style-name="ce10" table:formula="of:=[.A13]+1" office:value-type="float" office:value="12" calcext:value-type="float">
            <text:p>12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96326" calcext:value-type="float">
            <text:p>0.096326</text:p>
          </table:table-cell>
          <table:table-cell table:style-name="ce16" office:value-type="float" office:value="0.34897" calcext:value-type="float">
            <text:p>0.34897</text:p>
          </table:table-cell>
          <table:table-cell table:style-name="ce16" office:value-type="float" office:value="-0.15463" calcext:value-type="float">
            <text:p>-0.15463</text:p>
          </table:table-cell>
          <table:table-cell table:number-columns-repeated="1016"/>
        </table:table-row>
        <table:table-row table:style-name="ro1">
          <table:table-cell table:style-name="ce10" table:formula="of:=[.A14]+1" office:value-type="float" office:value="13" calcext:value-type="float">
            <text:p>13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12346" calcext:value-type="float">
            <text:p>0.12346</text:p>
          </table:table-cell>
          <table:table-cell table:style-name="ce16" office:value-type="float" office:value="0.49487" calcext:value-type="float">
            <text:p>0.49487</text:p>
          </table:table-cell>
          <table:table-cell table:style-name="ce16" office:value-type="float" office:value="-0.22424" calcext:value-type="float">
            <text:p>-0.22424</text:p>
          </table:table-cell>
          <table:table-cell table:number-columns-repeated="1016"/>
        </table:table-row>
        <table:table-row table:style-name="ro1">
          <table:table-cell table:style-name="ce10" table:formula="of:=[.A15]+1" office:value-type="float" office:value="14" calcext:value-type="float">
            <text:p>14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3" table:style-name="ce16" office:value-type="float" office:value="9" calcext:value-type="float">
            <text:p>9</text:p>
          </table:table-cell>
          <table:table-cell table:style-name="ce16" office:value-type="float" office:value="0.17703" calcext:value-type="float">
            <text:p>0.17703</text:p>
          </table:table-cell>
          <table:table-cell table:style-name="ce16" office:value-type="float" office:value="0.63813" calcext:value-type="float">
            <text:p>0.63813</text:p>
          </table:table-cell>
          <table:table-cell table:style-name="ce16" office:value-type="float" office:value="-0.30107" calcext:value-type="float">
            <text:p>-0.30107</text:p>
          </table:table-cell>
          <table:table-cell table:number-columns-repeated="1016"/>
        </table:table-row>
        <table:table-row table:style-name="ro1">
          <table:table-cell table:style-name="ce10" table:formula="of:=[.A16]+1" office:value-type="float" office:value="15" calcext:value-type="float">
            <text:p>15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26863" calcext:value-type="float">
            <text:p>0.26863</text:p>
          </table:table-cell>
          <table:table-cell table:style-name="ce16" office:value-type="float" office:value="0.73982" calcext:value-type="float">
            <text:p>0.73982</text:p>
          </table:table-cell>
          <table:table-cell table:style-name="ce16" office:value-type="float" office:value="-0.34074" calcext:value-type="float">
            <text:p>-0.34074</text:p>
          </table:table-cell>
          <table:table-cell table:number-columns-repeated="1016"/>
        </table:table-row>
        <table:table-row table:style-name="ro1">
          <table:table-cell table:style-name="ce11" table:formula="of:=[.A17]+1" office:value-type="float" office:value="16" calcext:value-type="float">
            <text:p>16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9" calcext:value-type="float">
            <text:p>-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2907" calcext:value-type="float">
            <text:p>0.12907</text:p>
          </table:table-cell>
          <table:table-cell table:style-name="ce17" office:value-type="float" office:value="0.10061" calcext:value-type="float">
            <text:p>0.10061</text:p>
          </table:table-cell>
          <table:table-cell table:style-name="ce17" office:value-type="float" office:value="-0.023198" calcext:value-type="float">
            <text:p>-0.023198</text:p>
          </table:table-cell>
          <table:table-cell table:number-columns-repeated="1016"/>
        </table:table-row>
        <table:table-row table:style-name="ro1">
          <table:table-cell table:style-name="ce11" table:formula="of:=[.A18]+1" office:value-type="float" office:value="17" calcext:value-type="float">
            <text:p>1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6" calcext:value-type="float">
            <text:p>-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1491" calcext:value-type="float">
            <text:p>0.11491</text:p>
          </table:table-cell>
          <table:table-cell table:style-name="ce17" office:value-type="float" office:value="0.053222" calcext:value-type="float">
            <text:p>0.053222</text:p>
          </table:table-cell>
          <table:table-cell table:style-name="ce17" office:value-type="float" office:value="-0.023198" calcext:value-type="float">
            <text:p>-0.023198</text:p>
          </table:table-cell>
          <table:table-cell table:number-columns-repeated="1016"/>
        </table:table-row>
        <table:table-row table:style-name="ro1">
          <table:table-cell table:style-name="ce11" table:formula="of:=[.A19]+1" office:value-type="float" office:value="18" calcext:value-type="float">
            <text:p>1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0489" calcext:value-type="float">
            <text:p>0.10489</text:p>
          </table:table-cell>
          <table:table-cell table:style-name="ce17" office:value-type="float" office:value="0.012833" calcext:value-type="float">
            <text:p>0.012833</text:p>
          </table:table-cell>
          <table:table-cell table:style-name="ce17" office:value-type="float" office:value="-0.0024106" calcext:value-type="float">
            <text:p>-0.0024106</text:p>
          </table:table-cell>
          <table:table-cell table:number-columns-repeated="1016"/>
        </table:table-row>
        <table:table-row table:style-name="ro1">
          <table:table-cell table:style-name="ce11" table:formula="of:=[.A20]+1" office:value-type="float" office:value="19" calcext:value-type="float">
            <text:p>19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035" calcext:value-type="float">
            <text:p>0.1035</text:p>
          </table:table-cell>
          <table:table-cell table:style-name="ce17" office:value-type="float" office:value="-0.015831" calcext:value-type="float">
            <text:p>-0.015831</text:p>
          </table:table-cell>
          <table:table-cell table:style-name="ce17" office:value-type="float" office:value="-0.0056516" calcext:value-type="float">
            <text:p>-0.0056516</text:p>
          </table:table-cell>
          <table:table-cell table:number-columns-repeated="1016"/>
        </table:table-row>
        <table:table-row table:style-name="ro1">
          <table:table-cell table:style-name="ce11" table:formula="of:=[.A21]+1" office:value-type="float" office:value="20" calcext:value-type="float">
            <text:p>2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1123" calcext:value-type="float">
            <text:p>0.11123</text:p>
          </table:table-cell>
          <table:table-cell table:style-name="ce17" office:value-type="float" office:value="-0.047455" calcext:value-type="float">
            <text:p>-0.047455</text:p>
          </table:table-cell>
          <table:table-cell table:style-name="ce17" office:value-type="float" office:value="0.012897" calcext:value-type="float">
            <text:p>0.012897</text:p>
          </table:table-cell>
          <table:table-cell table:number-columns-repeated="1016"/>
        </table:table-row>
        <table:table-row table:style-name="ro1">
          <table:table-cell table:style-name="ce11" table:formula="of:=[.A22]+1" office:value-type="float" office:value="21" calcext:value-type="float">
            <text:p>2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2285" calcext:value-type="float">
            <text:p>0.12285</text:p>
          </table:table-cell>
          <table:table-cell table:style-name="ce17" office:value-type="float" office:value="-0.081158" calcext:value-type="float">
            <text:p>-0.081158</text:p>
          </table:table-cell>
          <table:table-cell table:style-name="ce17" office:value-type="float" office:value="0.016409" calcext:value-type="float">
            <text:p>0.016409</text:p>
          </table:table-cell>
          <table:table-cell table:number-columns-repeated="1016"/>
        </table:table-row>
        <table:table-row table:style-name="ro1">
          <table:table-cell table:style-name="ce11" table:formula="of:=[.A23]+1" office:value-type="float" office:value="22" calcext:value-type="float">
            <text:p>2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3749" calcext:value-type="float">
            <text:p>0.13749</text:p>
          </table:table-cell>
          <table:table-cell table:style-name="ce17" office:value-type="float" office:value="-0.12103" calcext:value-type="float">
            <text:p>-0.12103</text:p>
          </table:table-cell>
          <table:table-cell table:style-name="ce17" office:value-type="float" office:value="0.020869" calcext:value-type="float">
            <text:p>0.020869</text:p>
          </table:table-cell>
          <table:table-cell table:number-columns-repeated="1016"/>
        </table:table-row>
        <table:table-row table:style-name="ro1">
          <table:table-cell table:style-name="ce11" table:formula="of:=[.A24]+1" office:value-type="float" office:value="23" calcext:value-type="float">
            <text:p>23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15711" calcext:value-type="float">
            <text:p>0.15711</text:p>
          </table:table-cell>
          <table:table-cell table:style-name="ce17" office:value-type="float" office:value="-0.16227" calcext:value-type="float">
            <text:p>-0.16227</text:p>
          </table:table-cell>
          <table:table-cell table:style-name="ce17" office:value-type="float" office:value="0.026508" calcext:value-type="float">
            <text:p>0.026508</text:p>
          </table:table-cell>
          <table:table-cell table:number-columns-repeated="1016"/>
        </table:table-row>
        <table:table-row table:style-name="ro1">
          <table:table-cell table:style-name="ce12" table:formula="of:=[.A25]+1" office:value-type="float" office:value="24" calcext:value-type="float">
            <text:p>24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9" calcext:value-type="float">
            <text:p>-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1476" calcext:value-type="float">
            <text:p>0.11476</text:p>
          </table:table-cell>
          <table:table-cell table:style-name="ce18" office:value-type="float" office:value="0.32961" calcext:value-type="float">
            <text:p>0.32961</text:p>
          </table:table-cell>
          <table:table-cell table:style-name="ce18" office:value-type="float" office:value="-0.1918" calcext:value-type="float">
            <text:p>-0.1918</text:p>
          </table:table-cell>
          <table:table-cell table:number-columns-repeated="1016"/>
        </table:table-row>
        <table:table-row table:style-name="ro1">
          <table:table-cell table:style-name="ce12" table:formula="of:=[.A26]+1" office:value-type="float" office:value="25" calcext:value-type="float">
            <text:p>25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6" calcext:value-type="float">
            <text:p>-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8901" calcext:value-type="float">
            <text:p>0.088901</text:p>
          </table:table-cell>
          <table:table-cell table:style-name="ce18" office:value-type="float" office:value="0.18288" calcext:value-type="float">
            <text:p>0.18288</text:p>
          </table:table-cell>
          <table:table-cell table:style-name="ce18" office:value-type="float" office:value="-0.11349" calcext:value-type="float">
            <text:p>-0.11349</text:p>
          </table:table-cell>
          <table:table-cell table:number-columns-repeated="1016"/>
        </table:table-row>
        <table:table-row table:style-name="ro1">
          <table:table-cell table:style-name="ce12" table:formula="of:=[.A27]+1" office:value-type="float" office:value="26" calcext:value-type="float">
            <text:p>26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-3" calcext:value-type="float">
            <text:p>-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2526" calcext:value-type="float">
            <text:p>0.082526</text:p>
          </table:table-cell>
          <table:table-cell table:style-name="ce18" office:value-type="float" office:value="0.028549" calcext:value-type="float">
            <text:p>0.028549</text:p>
          </table:table-cell>
          <table:table-cell table:style-name="ce18" office:value-type="float" office:value="-0.032001" calcext:value-type="float">
            <text:p>-0.032001</text:p>
          </table:table-cell>
          <table:table-cell table:number-columns-repeated="1016"/>
        </table:table-row>
        <table:table-row table:style-name="ro1">
          <table:table-cell table:style-name="ce12" table:formula="of:=[.A28]+1" office:value-type="float" office:value="27" calcext:value-type="float">
            <text:p>27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08887" calcext:value-type="float">
            <text:p>0.08887</text:p>
          </table:table-cell>
          <table:table-cell table:style-name="ce18" office:value-type="float" office:value="-0.10398" calcext:value-type="float">
            <text:p>-0.10398</text:p>
          </table:table-cell>
          <table:table-cell table:style-name="ce18" office:value-type="float" office:value="0.037644" calcext:value-type="float">
            <text:p>0.037644</text:p>
          </table:table-cell>
          <table:table-cell table:number-columns-repeated="1016"/>
        </table:table-row>
        <table:table-row table:style-name="ro1">
          <table:table-cell table:style-name="ce12" table:formula="of:=[.A29]+1" office:value-type="float" office:value="28" calcext:value-type="float">
            <text:p>28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1373" calcext:value-type="float">
            <text:p>0.11373</text:p>
          </table:table-cell>
          <table:table-cell table:style-name="ce18" office:value-type="float" office:value="-0.21472" calcext:value-type="float">
            <text:p>-0.21472</text:p>
          </table:table-cell>
          <table:table-cell table:style-name="ce18" office:value-type="float" office:value="0.087419" calcext:value-type="float">
            <text:p>0.087419</text:p>
          </table:table-cell>
          <table:table-cell table:number-columns-repeated="1016"/>
        </table:table-row>
        <table:table-row table:style-name="ro1">
          <table:table-cell table:style-name="ce12" table:formula="of:=[.A30]+1" office:value-type="float" office:value="29" calcext:value-type="float">
            <text:p>29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16258" calcext:value-type="float">
            <text:p>0.16258</text:p>
          </table:table-cell>
          <table:table-cell table:style-name="ce18" office:value-type="float" office:value="-0.32484" calcext:value-type="float">
            <text:p>-0.32484</text:p>
          </table:table-cell>
          <table:table-cell table:style-name="ce18" office:value-type="float" office:value="0.13833" calcext:value-type="float">
            <text:p>0.13833</text:p>
          </table:table-cell>
          <table:table-cell table:number-columns-repeated="1016"/>
        </table:table-row>
        <table:table-row table:style-name="ro1">
          <table:table-cell table:style-name="ce12" table:formula="of:=[.A31]+1" office:value-type="float" office:value="30" calcext:value-type="float">
            <text:p>30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3" table:style-name="ce18" office:value-type="float" office:value="9" calcext:value-type="float">
            <text:p>9</text:p>
          </table:table-cell>
          <table:table-cell table:style-name="ce18" office:value-type="float" office:value="0.20822" calcext:value-type="float">
            <text:p>0.20822</text:p>
          </table:table-cell>
          <table:table-cell table:style-name="ce18" office:value-type="float" office:value="-0.37983" calcext:value-type="float">
            <text:p>-0.37983</text:p>
          </table:table-cell>
          <table:table-cell table:style-name="ce18" office:value-type="float" office:value="0.16252" calcext:value-type="float">
            <text:p>0.16252</text:p>
          </table:table-cell>
          <table:table-cell table:number-columns-repeated="1016"/>
        </table:table-row>
        <table:table-row table:style-name="ro1">
          <table:table-cell table:style-name="ce12" table:formula="of:=[.A32]+1" office:value-type="float" office:value="31" calcext:value-type="float">
            <text:p>31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27441" calcext:value-type="float">
            <text:p>0.27441</text:p>
          </table:table-cell>
          <table:table-cell table:style-name="ce18" office:value-type="float" office:value="-0.43516" calcext:value-type="float">
            <text:p>-0.43516</text:p>
          </table:table-cell>
          <table:table-cell table:style-name="ce18" office:value-type="float" office:value="0.17537" calcext:value-type="float">
            <text:p>0.17537</text:p>
          </table:table-cell>
          <table:table-cell table:number-columns-repeated="1016"/>
        </table:table-row>
        <table:table-row table:style-name="ro1">
          <table:table-cell table:style-name="ce13" table:formula="of:=[.A33]+1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-9" calcext:value-type="float">
            <text:p>-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16799" calcext:value-type="float">
            <text:p>0.016799</text:p>
          </table:table-cell>
          <table:table-cell table:style-name="ce19" office:value-type="float" office:value="0.10242" calcext:value-type="float">
            <text:p>0.10242</text:p>
          </table:table-cell>
          <table:table-cell table:style-name="ce19" office:value-type="float" office:value="-0.051379" calcext:value-type="float">
            <text:p>-0.051379</text:p>
          </table:table-cell>
          <table:table-cell table:number-columns-repeated="1016"/>
        </table:table-row>
        <table:table-row table:style-name="ro1">
          <table:table-cell table:style-name="ce13" table:formula="of:=[.A34]+1" office:value-type="float" office:value="33" calcext:value-type="float">
            <text:p>33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-6" calcext:value-type="float">
            <text:p>-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13803" calcext:value-type="float">
            <text:p>0.013803</text:p>
          </table:table-cell>
          <table:table-cell table:style-name="ce19" office:value-type="float" office:value="0.022725" calcext:value-type="float">
            <text:p>0.022725</text:p>
          </table:table-cell>
          <table:table-cell table:style-name="ce19" office:value-type="float" office:value="-0.0089296" calcext:value-type="float">
            <text:p>-0.0089296</text:p>
          </table:table-cell>
          <table:table-cell table:number-columns-repeated="1016"/>
        </table:table-row>
        <table:table-row table:style-name="ro1">
          <table:table-cell table:style-name="ce13" table:formula="of:=[.A35]+1" office:value-type="float" office:value="34" calcext:value-type="float">
            <text:p>34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-3" calcext:value-type="float">
            <text:p>-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15922" calcext:value-type="float">
            <text:p>0.015922</text:p>
          </table:table-cell>
          <table:table-cell table:style-name="ce19" office:value-type="float" office:value="-0.040229" calcext:value-type="float">
            <text:p>-0.040229</text:p>
          </table:table-cell>
          <table:table-cell table:style-name="ce19" office:value-type="float" office:value="0.019357" calcext:value-type="float">
            <text:p>0.019357</text:p>
          </table:table-cell>
          <table:table-cell table:number-columns-repeated="1016"/>
        </table:table-row>
        <table:table-row table:style-name="ro1">
          <table:table-cell table:style-name="ce13" table:formula="of:=[.A36]+1" office:value-type="float" office:value="35" calcext:value-type="float">
            <text:p>35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25841" calcext:value-type="float">
            <text:p>0.025841</text:p>
          </table:table-cell>
          <table:table-cell table:style-name="ce19" office:value-type="float" office:value="-0.010368" calcext:value-type="float">
            <text:p>-0.010368</text:p>
          </table:table-cell>
          <table:table-cell table:style-name="ce19" office:value-type="float" office:value="0.051401" calcext:value-type="float">
            <text:p>0.051401</text:p>
          </table:table-cell>
          <table:table-cell table:number-columns-repeated="1016"/>
        </table:table-row>
        <table:table-row table:style-name="ro1">
          <table:table-cell table:style-name="ce13" table:formula="of:=[.A37]+1" office:value-type="float" office:value="36" calcext:value-type="float">
            <text:p>36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38701" calcext:value-type="float">
            <text:p>0.038701</text:p>
          </table:table-cell>
          <table:table-cell table:style-name="ce19" office:value-type="float" office:value="-0.14572" calcext:value-type="float">
            <text:p>-0.14572</text:p>
          </table:table-cell>
          <table:table-cell table:style-name="ce19" office:value-type="float" office:value="0.073988" calcext:value-type="float">
            <text:p>0.073988</text:p>
          </table:table-cell>
          <table:table-cell table:number-columns-repeated="1016"/>
        </table:table-row>
        <table:table-row table:style-name="ro1">
          <table:table-cell table:style-name="ce13" table:formula="of:=[.A38]+1" office:value-type="float" office:value="37" calcext:value-type="float">
            <text:p>37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50143" calcext:value-type="float">
            <text:p>0.050143</text:p>
          </table:table-cell>
          <table:table-cell table:style-name="ce19" office:value-type="float" office:value="-0.13665" calcext:value-type="float">
            <text:p>-0.13665</text:p>
          </table:table-cell>
          <table:table-cell table:style-name="ce19" office:value-type="float" office:value="0.061533" calcext:value-type="float">
            <text:p>0.061533</text:p>
          </table:table-cell>
          <table:table-cell table:number-columns-repeated="1016"/>
        </table:table-row>
        <table:table-row table:style-name="ro1">
          <table:table-cell table:style-name="ce13" table:formula="of:=[.A39]+1" office:value-type="float" office:value="38" calcext:value-type="float">
            <text:p>38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59553" calcext:value-type="float">
            <text:p>0.059553</text:p>
          </table:table-cell>
          <table:table-cell table:style-name="ce19" office:value-type="float" office:value="-0.12554" calcext:value-type="float">
            <text:p>-0.12554</text:p>
          </table:table-cell>
          <table:table-cell table:style-name="ce19" office:value-type="float" office:value="0.052179" calcext:value-type="float">
            <text:p>0.052179</text:p>
          </table:table-cell>
          <table:table-cell table:number-columns-repeated="1016"/>
        </table:table-row>
        <table:table-row table:style-name="ro1">
          <table:table-cell table:style-name="ce13" table:formula="of:=[.A40]+1" office:value-type="float" office:value="39" calcext:value-type="float">
            <text:p>3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98458" calcext:value-type="float">
            <text:p>0.098458</text:p>
          </table:table-cell>
          <table:table-cell table:style-name="ce19" office:value-type="float" office:value="-0.21703" calcext:value-type="float">
            <text:p>-0.21703</text:p>
          </table:table-cell>
          <table:table-cell table:style-name="ce19" office:value-type="float" office:value="0.10253" calcext:value-type="float">
            <text:p>0.10253</text:p>
          </table:table-cell>
          <table:table-cell table:number-columns-repeated="1016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ores aleatorios para entrena" table:style-name="ta3">
        <table:table-column table:style-name="co1" table:number-columns-repeated="8" table:default-cell-style-name="Default"/>
        <table:table-column table:style-name="co3" table:number-columns-repeated="18" table:default-cell-style-name="Default"/>
        <table:table-column table:style-name="co1" table:number-columns-repeated="998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YAW (º)</text:p>
          </table:table-cell>
          <table:table-cell table:style-name="ce14" office:value-type="string" calcext:value-type="string">
            <text:p>PITCH (º)</text:p>
          </table:table-cell>
          <table:table-cell table:style-name="ce14" office:value-type="string" calcext:value-type="string">
            <text:p>ROLL (º)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CD</text:p>
          </table:table-cell>
          <table:table-cell table:style-name="ce20" office:value-type="string" calcext:value-type="string">
            <text:p>CL</text:p>
          </table:table-cell>
          <table:table-cell table:style-name="ce14" office:value-type="string" calcext:value-type="string">
            <text:p>CM</text:p>
          </table:table-cell>
          <table:table-cell table:number-columns-repeated="1016"/>
        </table:table-row>
        <table:table-row table:style-name="ro1">
          <table:table-cell table:style-name="ce9" table:formula="of:=0" office:value-type="float" office:value="0" calcext:value-type="float">
            <text:p>0</text:p>
          </table:table-cell>
          <table:table-cell table:style-name="ce15" table:formula="of:=RAND()*180" office:value-type="float" office:value="113.397113669024" calcext:value-type="float">
            <text:p>113.397113669024</text:p>
          </table:table-cell>
          <table:table-cell table:style-name="ce15" table:formula="of:=RAND()*180" office:value-type="float" office:value="72.0678748640787" calcext:value-type="float">
            <text:p>72.0678748640787</text:p>
          </table:table-cell>
          <table:table-cell table:style-name="ce15" table:formula="of:=RAND()*180" office:value-type="float" office:value="23.504764837351" calcext:value-type="float">
            <text:p>23.50476483735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]*EXP([.C2]/180)-[.D2]/([.C2]^2))/180" office:value-type="float" office:value="0.940154954539952" calcext:value-type="float">
            <text:p>0.940154954539952</text:p>
          </table:table-cell>
          <table:table-cell table:style-name="ce21" table:formula="of:=0.01*([.B2]+[.B2]^2*0.1+[.C2]*[.D2])/([.C2]*[.D2]-[.B2])" office:value-type="float" office:value="0.0195706751253438" calcext:value-type="float">
            <text:p>0.01957</text:p>
          </table:table-cell>
          <table:table-cell table:style-name="ce22" office:value-type="float" office:value="75.854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9" table:formula="of:=[.A2]+1" office:value-type="float" office:value="1" calcext:value-type="float">
            <text:p>1</text:p>
          </table:table-cell>
          <table:table-cell table:style-name="ce15" table:formula="of:=RAND()*180" office:value-type="float" office:value="132.038330205601" calcext:value-type="float">
            <text:p>132.038330205601</text:p>
          </table:table-cell>
          <table:table-cell table:style-name="ce15" table:formula="of:=RAND()*180" office:value-type="float" office:value="40.1248714361973" calcext:value-type="float">
            <text:p>40.1248714361973</text:p>
          </table:table-cell>
          <table:table-cell table:style-name="ce15" table:formula="of:=RAND()*180" office:value-type="float" office:value="81.005184178671" calcext:value-type="float">
            <text:p>81.00518417867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]*EXP([.C3]/180)-[.D3]/([.C3]^2))/180" office:value-type="float" office:value="0.916444659425073" calcext:value-type="float">
            <text:p>0.916444659425073</text:p>
          </table:table-cell>
          <table:table-cell table:style-name="ce21" table:formula="of:=0.01*([.B3]+[.B3]^2*0.1+[.C3]*[.D3])/([.C3]*[.D3]-[.B3])" office:value-type="float" office:value="0.0164377989642188" calcext:value-type="float">
            <text:p>0.01644</text:p>
          </table:table-cell>
          <table:table-cell table:style-name="ce22" office:value-type="float" office:value="55.863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9" table:formula="of:=[.A3]+1" office:value-type="float" office:value="2" calcext:value-type="float">
            <text:p>2</text:p>
          </table:table-cell>
          <table:table-cell table:style-name="ce15" table:formula="of:=RAND()*180" office:value-type="float" office:value="173.925179369981" calcext:value-type="float">
            <text:p>173.925179369981</text:p>
          </table:table-cell>
          <table:table-cell table:style-name="ce15" table:formula="of:=RAND()*180" office:value-type="float" office:value="120.771796314898" calcext:value-type="float">
            <text:p>120.771796314898</text:p>
          </table:table-cell>
          <table:table-cell table:style-name="ce15" table:formula="of:=RAND()*180" office:value-type="float" office:value="163.140561994699" calcext:value-type="float">
            <text:p>163.14056199469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]*EXP([.C4]/180)-[.D4]/([.C4]^2))/180" office:value-type="float" office:value="1.89002470390119" calcext:value-type="float">
            <text:p>1.89002470390119</text:p>
          </table:table-cell>
          <table:table-cell table:style-name="ce21" table:formula="of:=0.01*([.B4]+[.B4]^2*0.1+[.C4]*[.D4])/([.C4]*[.D4]-[.B4])" office:value-type="float" office:value="0.0117271096600389" calcext:value-type="float">
            <text:p>0.01173</text:p>
          </table:table-cell>
          <table:table-cell table:style-name="ce22" office:value-type="float" office:value="50.843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9" table:formula="of:=[.A4]+1" office:value-type="float" office:value="3" calcext:value-type="float">
            <text:p>3</text:p>
          </table:table-cell>
          <table:table-cell table:style-name="ce15" table:formula="of:=RAND()*180" office:value-type="float" office:value="114.354037497954" calcext:value-type="float">
            <text:p>114.354037497954</text:p>
          </table:table-cell>
          <table:table-cell table:style-name="ce15" table:formula="of:=RAND()*180" office:value-type="float" office:value="39.1383596239625" calcext:value-type="float">
            <text:p>39.1383596239625</text:p>
          </table:table-cell>
          <table:table-cell table:style-name="ce15" table:formula="of:=RAND()*180" office:value-type="float" office:value="98.1663027300816" calcext:value-type="float">
            <text:p>98.166302730081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]*EXP([.C5]/180)-[.D5]/([.C5]^2))/180" office:value-type="float" office:value="0.789249103431568" calcext:value-type="float">
            <text:p>0.789249103431568</text:p>
          </table:table-cell>
          <table:table-cell table:style-name="ce21" table:formula="of:=0.01*([.B5]+[.B5]^2*0.1+[.C5]*[.D5])/([.C5]*[.D5]-[.B5])" office:value-type="float" office:value="0.0141215411248227" calcext:value-type="float">
            <text:p>0.01412</text:p>
          </table:table-cell>
          <table:table-cell table:style-name="ce22" office:value-type="float" office:value="35.617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9" table:formula="of:=[.A5]+1" office:value-type="float" office:value="4" calcext:value-type="float">
            <text:p>4</text:p>
          </table:table-cell>
          <table:table-cell table:style-name="ce15" table:formula="of:=RAND()*180" office:value-type="float" office:value="24.0532901169232" calcext:value-type="float">
            <text:p>24.0532901169232</text:p>
          </table:table-cell>
          <table:table-cell table:style-name="ce15" table:formula="of:=RAND()*180" office:value-type="float" office:value="110.0275339498" calcext:value-type="float">
            <text:p>110.0275339498</text:p>
          </table:table-cell>
          <table:table-cell table:style-name="ce15" table:formula="of:=RAND()*180" office:value-type="float" office:value="82.5998516283161" calcext:value-type="float">
            <text:p>82.599851628316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]*EXP([.C6]/180)-[.D6]/([.C6]^2))/180" office:value-type="float" office:value="0.246208897039211" calcext:value-type="float">
            <text:p>0.246208897039211</text:p>
          </table:table-cell>
          <table:table-cell table:style-name="ce21" table:formula="of:=0.01*([.B6]+[.B6]^2*0.1+[.C6]*[.D6])/([.C6]*[.D6]-[.B6])" office:value-type="float" office:value="0.010116902321177" calcext:value-type="float">
            <text:p>0.01012</text:p>
          </table:table-cell>
          <table:table-cell table:style-name="ce22" office:value-type="float" office:value="-10.429" calcext:value-type="float">
            <text:p>-10</text:p>
          </table:table-cell>
          <table:table-cell table:number-columns-repeated="1016"/>
        </table:table-row>
        <table:table-row table:style-name="ro1">
          <table:table-cell table:style-name="ce9" table:formula="of:=[.A6]+1" office:value-type="float" office:value="5" calcext:value-type="float">
            <text:p>5</text:p>
          </table:table-cell>
          <table:table-cell table:style-name="ce15" table:formula="of:=RAND()*180" office:value-type="float" office:value="64.2402252868997" calcext:value-type="float">
            <text:p>64.2402252868997</text:p>
          </table:table-cell>
          <table:table-cell table:style-name="ce15" table:formula="of:=RAND()*180" office:value-type="float" office:value="92.3768141569343" calcext:value-type="float">
            <text:p>92.3768141569343</text:p>
          </table:table-cell>
          <table:table-cell table:style-name="ce15" table:formula="of:=RAND()*180" office:value-type="float" office:value="132.353703545361" calcext:value-type="float">
            <text:p>132.35370354536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7]*EXP([.C7]/180)-[.D7]/([.C7]^2))/180" office:value-type="float" office:value="0.596147428411079" calcext:value-type="float">
            <text:p>0.596147428411079</text:p>
          </table:table-cell>
          <table:table-cell table:style-name="ce21" table:formula="of:=0.01*([.B7]+[.B7]^2*0.1+[.C7]*[.D7])/([.C7]*[.D7]-[.B7])" office:value-type="float" office:value="0.0104449542807329" calcext:value-type="float">
            <text:p>0.01044</text:p>
          </table:table-cell>
          <table:table-cell table:style-name="ce22" office:value-type="float" office:value="-16.009" calcext:value-type="float">
            <text:p>-16</text:p>
          </table:table-cell>
          <table:table-cell table:number-columns-repeated="1016"/>
        </table:table-row>
        <table:table-row table:style-name="ro1">
          <table:table-cell table:style-name="ce9" table:formula="of:=[.A7]+1" office:value-type="float" office:value="6" calcext:value-type="float">
            <text:p>6</text:p>
          </table:table-cell>
          <table:table-cell table:style-name="ce15" table:formula="of:=RAND()*180" office:value-type="float" office:value="134.35789561674" calcext:value-type="float">
            <text:p>134.35789561674</text:p>
          </table:table-cell>
          <table:table-cell table:style-name="ce15" table:formula="of:=RAND()*180" office:value-type="float" office:value="167.177674713957" calcext:value-type="float">
            <text:p>167.177674713957</text:p>
          </table:table-cell>
          <table:table-cell table:style-name="ce15" table:formula="of:=RAND()*180" office:value-type="float" office:value="42.6117384547805" calcext:value-type="float">
            <text:p>42.611738454780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]*EXP([.C8]/180)-[.D8]/([.C8]^2))/180" office:value-type="float" office:value="1.88949694719993" calcext:value-type="float">
            <text:p>1.88949694719993</text:p>
          </table:table-cell>
          <table:table-cell table:style-name="ce21" table:formula="of:=0.01*([.B8]+[.B8]^2*0.1+[.C8]*[.D8])/([.C8]*[.D8]-[.B8])" office:value-type="float" office:value="0.0129672476597644" calcext:value-type="float">
            <text:p>0.01297</text:p>
          </table:table-cell>
          <table:table-cell table:style-name="ce22" office:value-type="float" office:value="-36.602" calcext:value-type="float">
            <text:p>-37</text:p>
          </table:table-cell>
          <table:table-cell table:number-columns-repeated="1016"/>
        </table:table-row>
        <table:table-row table:style-name="ro1">
          <table:table-cell table:style-name="ce9" table:formula="of:=[.A8]+1" office:value-type="float" office:value="7" calcext:value-type="float">
            <text:p>7</text:p>
          </table:table-cell>
          <table:table-cell table:style-name="ce15" table:formula="of:=RAND()*180" office:value-type="float" office:value="61.066657249928" calcext:value-type="float">
            <text:p>61.066657249928</text:p>
          </table:table-cell>
          <table:table-cell table:style-name="ce15" table:formula="of:=RAND()*180" office:value-type="float" office:value="60.4517937217107" calcext:value-type="float">
            <text:p>60.4517937217107</text:p>
          </table:table-cell>
          <table:table-cell table:style-name="ce15" table:formula="of:=RAND()*180" office:value-type="float" office:value="53.8870464994213" calcext:value-type="float">
            <text:p>53.887046499421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9]*EXP([.C9]/180)-[.D9]/([.C9]^2))/180" office:value-type="float" office:value="0.474582340682124" calcext:value-type="float">
            <text:p>0.474582340682124</text:p>
          </table:table-cell>
          <table:table-cell table:style-name="ce21" table:formula="of:=0.01*([.B9]+[.B9]^2*0.1+[.C9]*[.D9])/([.C9]*[.D9]-[.B9])" office:value-type="float" office:value="0.0115487147611738" calcext:value-type="float">
            <text:p>0.01155</text:p>
          </table:table-cell>
          <table:table-cell table:style-name="ce22" office:value-type="float" office:value="-12.862" calcext:value-type="float">
            <text:p>-13</text:p>
          </table:table-cell>
          <table:table-cell table:number-columns-repeated="1016"/>
        </table:table-row>
        <table:table-row table:style-name="ro1">
          <table:table-cell table:style-name="ce9" table:formula="of:=[.A9]+1" office:value-type="float" office:value="8" calcext:value-type="float">
            <text:p>8</text:p>
          </table:table-cell>
          <table:table-cell table:style-name="ce15" table:formula="of:=RAND()*180" office:value-type="float" office:value="36.3597053574239" calcext:value-type="float">
            <text:p>36.3597053574239</text:p>
          </table:table-cell>
          <table:table-cell table:style-name="ce15" table:formula="of:=RAND()*180" office:value-type="float" office:value="6.56514088556132" calcext:value-type="float">
            <text:p>6.56514088556132</text:p>
          </table:table-cell>
          <table:table-cell table:style-name="ce15" table:formula="of:=RAND()*180" office:value-type="float" office:value="65.7872440064918" calcext:value-type="float">
            <text:p>65.787244006491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0]*EXP([.C10]/180)-[.D10]/([.C10]^2))/180" office:value-type="float" office:value="0.201022144355869" calcext:value-type="float">
            <text:p>0.201022144355869</text:p>
          </table:table-cell>
          <table:table-cell table:style-name="ce21" table:formula="of:=0.01*([.B10]+[.B10]^2*0.1+[.C10]*[.D10])/([.C10]*[.D10]-[.B10])" office:value-type="float" office:value="0.0151807849292624" calcext:value-type="float">
            <text:p>0.01518</text:p>
          </table:table-cell>
          <table:table-cell table:style-name="ce23" office:value-type="float" office:value="14.947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9" table:formula="of:=[.A10]+1" office:value-type="float" office:value="9" calcext:value-type="float">
            <text:p>9</text:p>
          </table:table-cell>
          <table:table-cell table:style-name="ce15" table:formula="of:=RAND()*180" office:value-type="float" office:value="78.0555681066637" calcext:value-type="float">
            <text:p>78.0555681066637</text:p>
          </table:table-cell>
          <table:table-cell table:style-name="ce15" table:formula="of:=RAND()*180" office:value-type="float" office:value="10.738722342594" calcext:value-type="float">
            <text:p>10.738722342594</text:p>
          </table:table-cell>
          <table:table-cell table:style-name="ce15" table:formula="of:=RAND()*180" office:value-type="float" office:value="87.0160395760506" calcext:value-type="float">
            <text:p>87.016039576050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1]*EXP([.C11]/180)-[.D11]/([.C11]^2))/180" office:value-type="float" office:value="0.456108241230175" calcext:value-type="float">
            <text:p>0.456108241230175</text:p>
          </table:table-cell>
          <table:table-cell table:style-name="ce21" table:formula="of:=0.01*([.B11]+[.B11]^2*0.1+[.C11]*[.D11])/([.C11]*[.D11]-[.B11])" office:value-type="float" office:value="0.018937310234214" calcext:value-type="float">
            <text:p>0.01894</text:p>
          </table:table-cell>
          <table:table-cell table:style-name="ce23" office:value-type="float" office:value="57.031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9" table:formula="of:=[.A11]+1" office:value-type="float" office:value="10" calcext:value-type="float">
            <text:p>10</text:p>
          </table:table-cell>
          <table:table-cell table:style-name="ce15" table:formula="of:=RAND()*180" office:value-type="float" office:value="67.5977830006203" calcext:value-type="float">
            <text:p>67.5977830006203</text:p>
          </table:table-cell>
          <table:table-cell table:style-name="ce15" table:formula="of:=RAND()*180" office:value-type="float" office:value="94.8033326898633" calcext:value-type="float">
            <text:p>94.8033326898633</text:p>
          </table:table-cell>
          <table:table-cell table:style-name="ce15" table:formula="of:=RAND()*180" office:value-type="float" office:value="128.123202924846" calcext:value-type="float">
            <text:p>128.12320292484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2]*EXP([.C12]/180)-[.D12]/([.C12]^2))/180" office:value-type="float" office:value="0.635831917535371" calcext:value-type="float">
            <text:p>0.635831917535371</text:p>
          </table:table-cell>
          <table:table-cell table:style-name="ce21" table:formula="of:=0.01*([.B12]+[.B12]^2*0.1+[.C12]*[.D12])/([.C12]*[.D12]-[.B12])" office:value-type="float" office:value="0.0104902277184595" calcext:value-type="float">
            <text:p>0.01049</text:p>
          </table:table-cell>
          <table:table-cell table:style-name="ce23" office:value-type="float" office:value="-12.402" calcext:value-type="float">
            <text:p>-12</text:p>
          </table:table-cell>
          <table:table-cell table:number-columns-repeated="1016"/>
        </table:table-row>
        <table:table-row table:style-name="ro1">
          <table:table-cell table:style-name="ce9" table:formula="of:=[.A12]+1" office:value-type="float" office:value="11" calcext:value-type="float">
            <text:p>11</text:p>
          </table:table-cell>
          <table:table-cell table:style-name="ce15" table:formula="of:=RAND()*180" office:value-type="float" office:value="69.0657382834256" calcext:value-type="float">
            <text:p>69.0657382834256</text:p>
          </table:table-cell>
          <table:table-cell table:style-name="ce15" table:formula="of:=RAND()*180" office:value-type="float" office:value="95.0223373242468" calcext:value-type="float">
            <text:p>95.0223373242468</text:p>
          </table:table-cell>
          <table:table-cell table:style-name="ce15" table:formula="of:=RAND()*180" office:value-type="float" office:value="24.4137445052949" calcext:value-type="float">
            <text:p>24.413744505294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]*EXP([.C13]/180)-[.D13]/([.C13]^2))/180" office:value-type="float" office:value="0.650496547158614" calcext:value-type="float">
            <text:p>0.650496547158614</text:p>
          </table:table-cell>
          <table:table-cell table:style-name="ce21" table:formula="of:=0.01*([.B13]+[.B13]^2*0.1+[.C13]*[.D13])/([.C13]*[.D13]-[.B13])" office:value-type="float" office:value="0.0127329976321115" calcext:value-type="float">
            <text:p>0.01273</text:p>
          </table:table-cell>
          <table:table-cell table:style-name="ce23" office:value-type="float" office:value="-86.622" calcext:value-type="float">
            <text:p>-87</text:p>
          </table:table-cell>
          <table:table-cell table:number-columns-repeated="1016"/>
        </table:table-row>
        <table:table-row table:style-name="ro1">
          <table:table-cell table:style-name="ce9" table:formula="of:=[.A13]+1" office:value-type="float" office:value="12" calcext:value-type="float">
            <text:p>12</text:p>
          </table:table-cell>
          <table:table-cell table:style-name="ce15" table:formula="of:=RAND()*180" office:value-type="float" office:value="39.2721998225111" calcext:value-type="float">
            <text:p>39.2721998225111</text:p>
          </table:table-cell>
          <table:table-cell table:style-name="ce15" table:formula="of:=RAND()*180" office:value-type="float" office:value="153.330927816638" calcext:value-type="float">
            <text:p>153.330927816638</text:p>
          </table:table-cell>
          <table:table-cell table:style-name="ce15" table:formula="of:=RAND()*180" office:value-type="float" office:value="154.393259248259" calcext:value-type="float">
            <text:p>154.39325924825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4]*EXP([.C14]/180)-[.D14]/([.C14]^2))/180" office:value-type="float" office:value="0.511364405337938" calcext:value-type="float">
            <text:p>0.511364405337938</text:p>
          </table:table-cell>
          <table:table-cell table:style-name="ce21" table:formula="of:=0.01*([.B14]+[.B14]^2*0.1+[.C14]*[.D14])/([.C14]*[.D14]-[.B14])" office:value-type="float" office:value="0.0100984916099924" calcext:value-type="float">
            <text:p>0.01010</text:p>
          </table:table-cell>
          <table:table-cell table:style-name="ce23" office:value-type="float" office:value="-15.463" calcext:value-type="float">
            <text:p>-15</text:p>
          </table:table-cell>
          <table:table-cell table:number-columns-repeated="1016"/>
        </table:table-row>
        <table:table-row table:style-name="ro1">
          <table:table-cell table:style-name="ce9" table:formula="of:=[.A14]+1" office:value-type="float" office:value="13" calcext:value-type="float">
            <text:p>13</text:p>
          </table:table-cell>
          <table:table-cell table:style-name="ce15" table:formula="of:=RAND()*180" office:value-type="float" office:value="3.86400091115451" calcext:value-type="float">
            <text:p>3.86400091115451</text:p>
          </table:table-cell>
          <table:table-cell table:style-name="ce15" table:formula="of:=RAND()*180" office:value-type="float" office:value="57.2830094759861" calcext:value-type="float">
            <text:p>57.2830094759861</text:p>
          </table:table-cell>
          <table:table-cell table:style-name="ce15" table:formula="of:=RAND()*180" office:value-type="float" office:value="137.115556043187" calcext:value-type="float">
            <text:p>137.11555604318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5]*EXP([.C15]/180)-[.D15]/([.C15]^2))/180" office:value-type="float" office:value="0.0292781877032635" calcext:value-type="float">
            <text:p>0.029278187703264</text:p>
          </table:table-cell>
          <table:table-cell table:style-name="ce21" table:formula="of:=0.01*([.B15]+[.B15]^2*0.1+[.C15]*[.D15])/([.C15]*[.D15]-[.B15])" office:value-type="float" office:value="0.0100117457736402" calcext:value-type="float">
            <text:p>0.01001</text:p>
          </table:table-cell>
          <table:table-cell table:style-name="ce23" office:value-type="float" office:value="-22.424" calcext:value-type="float">
            <text:p>-22</text:p>
          </table:table-cell>
          <table:table-cell table:number-columns-repeated="1016"/>
        </table:table-row>
        <table:table-row table:style-name="ro1">
          <table:table-cell table:style-name="ce9" table:formula="of:=[.A15]+1" office:value-type="float" office:value="14" calcext:value-type="float">
            <text:p>14</text:p>
          </table:table-cell>
          <table:table-cell table:style-name="ce15" table:formula="of:=RAND()*180" office:value-type="float" office:value="116.938376849158" calcext:value-type="float">
            <text:p>116.938376849158</text:p>
          </table:table-cell>
          <table:table-cell table:style-name="ce15" table:formula="of:=RAND()*180" office:value-type="float" office:value="134.023099807865" calcext:value-type="float">
            <text:p>134.023099807865</text:p>
          </table:table-cell>
          <table:table-cell table:style-name="ce15" table:formula="of:=RAND()*180" office:value-type="float" office:value="140.510577188585" calcext:value-type="float">
            <text:p>140.51057718858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6]*EXP([.C16]/180)-[.D16]/([.C16]^2))/180" office:value-type="float" office:value="1.36783781641182" calcext:value-type="float">
            <text:p>1.36783781641182</text:p>
          </table:table-cell>
          <table:table-cell table:style-name="ce21" table:formula="of:=0.01*([.B16]+[.B16]^2*0.1+[.C16]*[.D16])/([.C16]*[.D16]-[.B16])" office:value-type="float" office:value="0.010855655199043" calcext:value-type="float">
            <text:p>0.01086</text:p>
          </table:table-cell>
          <table:table-cell table:style-name="ce23" office:value-type="float" office:value="-30.107" calcext:value-type="float">
            <text:p>-30</text:p>
          </table:table-cell>
          <table:table-cell table:number-columns-repeated="1016"/>
        </table:table-row>
        <table:table-row table:style-name="ro1">
          <table:table-cell table:style-name="ce9" table:formula="of:=[.A16]+1" office:value-type="float" office:value="15" calcext:value-type="float">
            <text:p>15</text:p>
          </table:table-cell>
          <table:table-cell table:style-name="ce15" table:formula="of:=RAND()*180" office:value-type="float" office:value="133.539735231206" calcext:value-type="float">
            <text:p>133.539735231206</text:p>
          </table:table-cell>
          <table:table-cell table:style-name="ce15" table:formula="of:=RAND()*180" office:value-type="float" office:value="113.532217959582" calcext:value-type="float">
            <text:p>113.532217959582</text:p>
          </table:table-cell>
          <table:table-cell table:style-name="ce15" table:formula="of:=RAND()*180" office:value-type="float" office:value="109.16630963699" calcext:value-type="float">
            <text:p>109.1663096369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]*EXP([.C17]/180)-[.D17]/([.C17]^2))/180" office:value-type="float" office:value="1.39395219069934" calcext:value-type="float">
            <text:p>1.39395219069934</text:p>
          </table:table-cell>
          <table:table-cell table:style-name="ce21" table:formula="of:=0.01*([.B17]+[.B17]^2*0.1+[.C17]*[.D17])/([.C17]*[.D17]-[.B17])" office:value-type="float" office:value="0.0116723543533696" calcext:value-type="float">
            <text:p>0.01167</text:p>
          </table:table-cell>
          <table:table-cell table:style-name="ce23" office:value-type="float" office:value="-34.074" calcext:value-type="float">
            <text:p>-34</text:p>
          </table:table-cell>
          <table:table-cell table:number-columns-repeated="1016"/>
        </table:table-row>
        <table:table-row table:style-name="ro1">
          <table:table-cell table:style-name="ce9" table:formula="of:=[.A17]+1" office:value-type="float" office:value="16" calcext:value-type="float">
            <text:p>16</text:p>
          </table:table-cell>
          <table:table-cell table:style-name="ce15" table:formula="of:=RAND()*180" office:value-type="float" office:value="38.5606121282409" calcext:value-type="float">
            <text:p>38.5606121282409</text:p>
          </table:table-cell>
          <table:table-cell table:style-name="ce15" table:formula="of:=RAND()*180" office:value-type="float" office:value="54.2858808447707" calcext:value-type="float">
            <text:p>54.2858808447707</text:p>
          </table:table-cell>
          <table:table-cell table:style-name="ce15" table:formula="of:=RAND()*180" office:value-type="float" office:value="56.2207126875437" calcext:value-type="float">
            <text:p>56.220712687543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]*EXP([.C18]/180)-[.D18]/([.C18]^2))/180" office:value-type="float" office:value="0.289527996931206" calcext:value-type="float">
            <text:p>0.289527996931206</text:p>
          </table:table-cell>
          <table:table-cell table:style-name="ce21" table:formula="of:=0.01*([.B18]+[.B18]^2*0.1+[.C18]*[.D18])/([.C18]*[.D18]-[.B18])" office:value-type="float" office:value="0.0107493563238848" calcext:value-type="float">
            <text:p>0.01075</text:p>
          </table:table-cell>
          <table:table-cell table:style-name="ce24" office:value-type="float" office:value="-23.198" calcext:value-type="float">
            <text:p>-23</text:p>
          </table:table-cell>
          <table:table-cell table:number-columns-repeated="1016"/>
        </table:table-row>
        <table:table-row table:style-name="ro1">
          <table:table-cell table:style-name="ce9" table:formula="of:=[.A18]+1" office:value-type="float" office:value="17" calcext:value-type="float">
            <text:p>17</text:p>
          </table:table-cell>
          <table:table-cell table:style-name="ce15" table:formula="of:=RAND()*180" office:value-type="float" office:value="175.803061339324" calcext:value-type="float">
            <text:p>175.803061339324</text:p>
          </table:table-cell>
          <table:table-cell table:style-name="ce15" table:formula="of:=RAND()*180" office:value-type="float" office:value="40.3458025295712" calcext:value-type="float">
            <text:p>40.3458025295712</text:p>
          </table:table-cell>
          <table:table-cell table:style-name="ce15" table:formula="of:=RAND()*180" office:value-type="float" office:value="100.697688012952" calcext:value-type="float">
            <text:p>100.69768801295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9]*EXP([.C19]/180)-[.D19]/([.C19]^2))/180" office:value-type="float" office:value="1.22173213179407" calcext:value-type="float">
            <text:p>1.22173213179407</text:p>
          </table:table-cell>
          <table:table-cell table:style-name="ce21" table:formula="of:=0.01*([.B19]+[.B19]^2*0.1+[.C19]*[.D19])/([.C19]*[.D19]-[.B19])" office:value-type="float" office:value="0.01885604146558" calcext:value-type="float">
            <text:p>0.01886</text:p>
          </table:table-cell>
          <table:table-cell table:style-name="ce24" office:value-type="float" office:value="-23.198" calcext:value-type="float">
            <text:p>-23</text:p>
          </table:table-cell>
          <table:table-cell table:number-columns-repeated="1016"/>
        </table:table-row>
        <table:table-row table:style-name="ro1">
          <table:table-cell table:style-name="ce9" table:formula="of:=[.A19]+1" office:value-type="float" office:value="18" calcext:value-type="float">
            <text:p>18</text:p>
          </table:table-cell>
          <table:table-cell table:style-name="ce15" table:formula="of:=RAND()*180" office:value-type="float" office:value="56.3933950045646" calcext:value-type="float">
            <text:p>56.3933950045646</text:p>
          </table:table-cell>
          <table:table-cell table:style-name="ce15" table:formula="of:=RAND()*180" office:value-type="float" office:value="55.7193979938139" calcext:value-type="float">
            <text:p>55.7193979938139</text:p>
          </table:table-cell>
          <table:table-cell table:style-name="ce15" table:formula="of:=RAND()*180" office:value-type="float" office:value="111.5092232458" calcext:value-type="float">
            <text:p>111.509223245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0]*EXP([.C20]/180)-[.D20]/([.C20]^2))/180" office:value-type="float" office:value="0.42676573461013" calcext:value-type="float">
            <text:p>0.42676573461013</text:p>
          </table:table-cell>
          <table:table-cell table:style-name="ce21" table:formula="of:=0.01*([.B20]+[.B20]^2*0.1+[.C20]*[.D20])/([.C20]*[.D20]-[.B20])" office:value-type="float" office:value="0.010699723806677" calcext:value-type="float">
            <text:p>0.01070</text:p>
          </table:table-cell>
          <table:table-cell table:style-name="ce24" office:value-type="float" office:value="-24.106" calcext:value-type="float">
            <text:p>-24</text:p>
          </table:table-cell>
          <table:table-cell table:number-columns-repeated="1016"/>
        </table:table-row>
        <table:table-row table:style-name="ro1">
          <table:table-cell table:style-name="ce9" table:formula="of:=[.A20]+1" office:value-type="float" office:value="19" calcext:value-type="float">
            <text:p>19</text:p>
          </table:table-cell>
          <table:table-cell table:style-name="ce15" table:formula="of:=RAND()*180" office:value-type="float" office:value="21.566786836581" calcext:value-type="float">
            <text:p>21.566786836581</text:p>
          </table:table-cell>
          <table:table-cell table:style-name="ce15" table:formula="of:=RAND()*180" office:value-type="float" office:value="113.218599614661" calcext:value-type="float">
            <text:p>113.218599614661</text:p>
          </table:table-cell>
          <table:table-cell table:style-name="ce15" table:formula="of:=RAND()*180" office:value-type="float" office:value="17.3067009910004" calcext:value-type="float">
            <text:p>17.306700991000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]*EXP([.C21]/180)-[.D21]/([.C21]^2))/180" office:value-type="float" office:value="0.224732713746338" calcext:value-type="float">
            <text:p>0.224732713746338</text:p>
          </table:table-cell>
          <table:table-cell table:style-name="ce21" table:formula="of:=0.01*([.B21]+[.B21]^2*0.1+[.C21]*[.D21])/([.C21]*[.D21]-[.B21])" office:value-type="float" office:value="0.0104626008641105" calcext:value-type="float">
            <text:p>0.01046</text:p>
          </table:table-cell>
          <table:table-cell table:style-name="ce24" office:value-type="float" office:value="-56.516" calcext:value-type="float">
            <text:p>-57</text:p>
          </table:table-cell>
          <table:table-cell table:number-columns-repeated="1016"/>
        </table:table-row>
        <table:table-row table:style-name="ro1">
          <table:table-cell table:style-name="ce9" table:formula="of:=[.A21]+1" office:value-type="float" office:value="20" calcext:value-type="float">
            <text:p>20</text:p>
          </table:table-cell>
          <table:table-cell table:style-name="ce15" table:formula="of:=RAND()*180" office:value-type="float" office:value="36.1117455968872" calcext:value-type="float">
            <text:p>36.1117455968872</text:p>
          </table:table-cell>
          <table:table-cell table:style-name="ce15" table:formula="of:=RAND()*180" office:value-type="float" office:value="67.6991533667106" calcext:value-type="float">
            <text:p>67.6991533667106</text:p>
          </table:table-cell>
          <table:table-cell table:style-name="ce15" table:formula="of:=RAND()*180" office:value-type="float" office:value="172.969027022544" calcext:value-type="float">
            <text:p>172.96902702254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]*EXP([.C22]/180)-[.D22]/([.C22]^2))/180" office:value-type="float" office:value="0.292015028675005" calcext:value-type="float">
            <text:p>0.292015028675005</text:p>
          </table:table-cell>
          <table:table-cell table:style-name="ce21" table:formula="of:=0.01*([.B22]+[.B22]^2*0.1+[.C22]*[.D22])/([.C22]*[.D22]-[.B22])" office:value-type="float" office:value="0.010173576953409" calcext:value-type="float">
            <text:p>0.01017</text:p>
          </table:table-cell>
          <table:table-cell table:style-name="ce24" office:value-type="float" office:value="12.897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9" table:formula="of:=[.A22]+1" office:value-type="float" office:value="21" calcext:value-type="float">
            <text:p>21</text:p>
          </table:table-cell>
          <table:table-cell table:style-name="ce15" table:formula="of:=RAND()*180" office:value-type="float" office:value="124.738827381266" calcext:value-type="float">
            <text:p>124.738827381266</text:p>
          </table:table-cell>
          <table:table-cell table:style-name="ce15" table:formula="of:=RAND()*180" office:value-type="float" office:value="160.542543148128" calcext:value-type="float">
            <text:p>160.542543148128</text:p>
          </table:table-cell>
          <table:table-cell table:style-name="ce15" table:formula="of:=RAND()*180" office:value-type="float" office:value="108.293735397657" calcext:value-type="float">
            <text:p>108.29373539765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3]*EXP([.C23]/180)-[.D23]/([.C23]^2))/180" office:value-type="float" office:value="1.69072009668603" calcext:value-type="float">
            <text:p>1.69072009668603</text:p>
          </table:table-cell>
          <table:table-cell table:style-name="ce21" table:formula="of:=0.01*([.B23]+[.B23]^2*0.1+[.C23]*[.D23])/([.C23]*[.D23]-[.B23])" office:value-type="float" office:value="0.0110459728956886" calcext:value-type="float">
            <text:p>0.01105</text:p>
          </table:table-cell>
          <table:table-cell table:style-name="ce24" office:value-type="float" office:value="16.409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9" table:formula="of:=[.A23]+1" office:value-type="float" office:value="22" calcext:value-type="float">
            <text:p>22</text:p>
          </table:table-cell>
          <table:table-cell table:style-name="ce15" table:formula="of:=RAND()*180" office:value-type="float" office:value="136.196676755083" calcext:value-type="float">
            <text:p>136.196676755083</text:p>
          </table:table-cell>
          <table:table-cell table:style-name="ce15" table:formula="of:=RAND()*180" office:value-type="float" office:value="126.073042763868" calcext:value-type="float">
            <text:p>126.073042763868</text:p>
          </table:table-cell>
          <table:table-cell table:style-name="ce15" table:formula="of:=RAND()*180" office:value-type="float" office:value="26.5414498283136" calcext:value-type="float">
            <text:p>26.541449828313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4]*EXP([.C24]/180)-[.D24]/([.C24]^2))/180" office:value-type="float" office:value="1.5243115262251" calcext:value-type="float">
            <text:p>1.5243115262251</text:p>
          </table:table-cell>
          <table:table-cell table:style-name="ce21" table:formula="of:=0.01*([.B24]+[.B24]^2*0.1+[.C24]*[.D24])/([.C24]*[.D24]-[.B24])" office:value-type="float" office:value="0.016627321647178" calcext:value-type="float">
            <text:p>0.01663</text:p>
          </table:table-cell>
          <table:table-cell table:style-name="ce24" office:value-type="float" office:value="20.869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9" table:formula="of:=[.A24]+1" office:value-type="float" office:value="23" calcext:value-type="float">
            <text:p>23</text:p>
          </table:table-cell>
          <table:table-cell table:style-name="ce15" table:formula="of:=RAND()*180" office:value-type="float" office:value="175.210245155812" calcext:value-type="float">
            <text:p>175.210245155812</text:p>
          </table:table-cell>
          <table:table-cell table:style-name="ce15" table:formula="of:=RAND()*180" office:value-type="float" office:value="109.875228445018" calcext:value-type="float">
            <text:p>109.875228445018</text:p>
          </table:table-cell>
          <table:table-cell table:style-name="ce15" table:formula="of:=RAND()*180" office:value-type="float" office:value="56.5287075421253" calcext:value-type="float">
            <text:p>56.528707542125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]*EXP([.C25]/180)-[.D25]/([.C25]^2))/180" office:value-type="float" office:value="1.79218083848367" calcext:value-type="float">
            <text:p>1.79218083848367</text:p>
          </table:table-cell>
          <table:table-cell table:style-name="ce21" table:formula="of:=0.01*([.B25]+[.B25]^2*0.1+[.C25]*[.D25])/([.C25]*[.D25]-[.B25])" office:value-type="float" office:value="0.0156665727709719" calcext:value-type="float">
            <text:p>0.01567</text:p>
          </table:table-cell>
          <table:table-cell table:style-name="ce24" office:value-type="float" office:value="26.508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9" table:formula="of:=[.A25]+1" office:value-type="float" office:value="24" calcext:value-type="float">
            <text:p>24</text:p>
          </table:table-cell>
          <table:table-cell table:style-name="ce15" table:formula="of:=RAND()*180" office:value-type="float" office:value="165.515022880049" calcext:value-type="float">
            <text:p>165.515022880049</text:p>
          </table:table-cell>
          <table:table-cell table:style-name="ce15" table:formula="of:=RAND()*180" office:value-type="float" office:value="79.0963430842317" calcext:value-type="float">
            <text:p>79.0963430842317</text:p>
          </table:table-cell>
          <table:table-cell table:style-name="ce15" table:formula="of:=RAND()*180" office:value-type="float" office:value="70.8700143077926" calcext:value-type="float">
            <text:p>70.870014307792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]*EXP([.C26]/180)-[.D26]/([.C26]^2))/180" office:value-type="float" office:value="1.42687271413639" calcext:value-type="float">
            <text:p>1.42687271413639</text:p>
          </table:table-cell>
          <table:table-cell table:style-name="ce21" table:formula="of:=0.01*([.B26]+[.B26]^2*0.1+[.C26]*[.D26])/([.C26]*[.D26]-[.B26])" office:value-type="float" office:value="0.0156443520635531" calcext:value-type="float">
            <text:p>0.01564</text:p>
          </table:table-cell>
          <table:table-cell table:style-name="ce25" office:value-type="float" office:value="-1.918" calcext:value-type="float">
            <text:p>-2</text:p>
          </table:table-cell>
          <table:table-cell table:number-columns-repeated="1016"/>
        </table:table-row>
        <table:table-row table:style-name="ro1">
          <table:table-cell table:style-name="ce9" table:formula="of:=[.A26]+1" office:value-type="float" office:value="25" calcext:value-type="float">
            <text:p>25</text:p>
          </table:table-cell>
          <table:table-cell table:style-name="ce15" table:formula="of:=RAND()*180" office:value-type="float" office:value="74.5801461735013" calcext:value-type="float">
            <text:p>74.5801461735013</text:p>
          </table:table-cell>
          <table:table-cell table:style-name="ce15" table:formula="of:=RAND()*180" office:value-type="float" office:value="0.011233445573825" calcext:value-type="float">
            <text:p>0.011233445573825</text:p>
          </table:table-cell>
          <table:table-cell table:style-name="ce15" table:formula="of:=RAND()*180" office:value-type="float" office:value="89.92739057889" calcext:value-type="float">
            <text:p>89.9273905788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]*EXP([.C27]/180)-[.D27]/([.C27]^2))/180" office:value-type="float" office:value="-3958.65869445989" calcext:value-type="float">
            <text:p>-3958.65869445989</text:p>
          </table:table-cell>
          <table:table-cell table:style-name="ce21" table:formula="of:=0.01*([.B27]+[.B27]^2*0.1+[.C27]*[.D27])/([.C27]*[.D27]-[.B27])" office:value-type="float" office:value="-0.0858788331548354" calcext:value-type="float">
            <text:p>-0.08588</text:p>
          </table:table-cell>
          <table:table-cell table:style-name="ce25" office:value-type="float" office:value="-11.349" calcext:value-type="float">
            <text:p>-11</text:p>
          </table:table-cell>
          <table:table-cell table:number-columns-repeated="1016"/>
        </table:table-row>
        <table:table-row table:style-name="ro1">
          <table:table-cell table:style-name="ce9" table:formula="of:=[.A27]+1" office:value-type="float" office:value="26" calcext:value-type="float">
            <text:p>26</text:p>
          </table:table-cell>
          <table:table-cell table:style-name="ce15" table:formula="of:=RAND()*180" office:value-type="float" office:value="31.9395344437509" calcext:value-type="float">
            <text:p>31.9395344437509</text:p>
          </table:table-cell>
          <table:table-cell table:style-name="ce15" table:formula="of:=RAND()*180" office:value-type="float" office:value="159.645015277219" calcext:value-type="float">
            <text:p>159.645015277219</text:p>
          </table:table-cell>
          <table:table-cell table:style-name="ce15" table:formula="of:=RAND()*180" office:value-type="float" office:value="71.3884891272323" calcext:value-type="float">
            <text:p>71.388489127232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8]*EXP([.C28]/180)-[.D28]/([.C28]^2))/180" office:value-type="float" office:value="0.4307481673598" calcext:value-type="float">
            <text:p>0.4307481673598</text:p>
          </table:table-cell>
          <table:table-cell table:style-name="ce21" table:formula="of:=0.01*([.B28]+[.B28]^2*0.1+[.C28]*[.D28])/([.C28]*[.D28]-[.B28])" office:value-type="float" office:value="0.010145969425233" calcext:value-type="float">
            <text:p>0.01015</text:p>
          </table:table-cell>
          <table:table-cell table:style-name="ce25" office:value-type="float" office:value="-32.001" calcext:value-type="float">
            <text:p>-32</text:p>
          </table:table-cell>
          <table:table-cell table:number-columns-repeated="1016"/>
        </table:table-row>
        <table:table-row table:style-name="ro1">
          <table:table-cell table:style-name="ce9" table:formula="of:=[.A28]+1" office:value-type="float" office:value="27" calcext:value-type="float">
            <text:p>27</text:p>
          </table:table-cell>
          <table:table-cell table:style-name="ce15" table:formula="of:=RAND()*180" office:value-type="float" office:value="58.6227583209005" calcext:value-type="float">
            <text:p>58.6227583209005</text:p>
          </table:table-cell>
          <table:table-cell table:style-name="ce15" table:formula="of:=RAND()*180" office:value-type="float" office:value="56.0880881380848" calcext:value-type="float">
            <text:p>56.0880881380848</text:p>
          </table:table-cell>
          <table:table-cell table:style-name="ce15" table:formula="of:=RAND()*180" office:value-type="float" office:value="18.2654629498179" calcext:value-type="float">
            <text:p>18.265462949817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9]*EXP([.C29]/180)-[.D29]/([.C29]^2))/180" office:value-type="float" office:value="0.444722004090641" calcext:value-type="float">
            <text:p>0.444722004090641</text:p>
          </table:table-cell>
          <table:table-cell table:style-name="ce21" table:formula="of:=0.01*([.B29]+[.B29]^2*0.1+[.C29]*[.D29])/([.C29]*[.D29]-[.B29])" office:value-type="float" office:value="0.0147720378520255" calcext:value-type="float">
            <text:p>0.01477</text:p>
          </table:table-cell>
          <table:table-cell table:style-name="ce25" office:value-type="float" office:value="37.644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9" table:formula="of:=[.A29]+1" office:value-type="float" office:value="28" calcext:value-type="float">
            <text:p>28</text:p>
          </table:table-cell>
          <table:table-cell table:style-name="ce15" table:formula="of:=RAND()*180" office:value-type="float" office:value="169.205372444837" calcext:value-type="float">
            <text:p>169.205372444837</text:p>
          </table:table-cell>
          <table:table-cell table:style-name="ce15" table:formula="of:=RAND()*180" office:value-type="float" office:value="123.118865463571" calcext:value-type="float">
            <text:p>123.118865463571</text:p>
          </table:table-cell>
          <table:table-cell table:style-name="ce15" table:formula="of:=RAND()*180" office:value-type="float" office:value="43.778842361605" calcext:value-type="float">
            <text:p>43.77884236160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]*EXP([.C30]/180)-[.D30]/([.C30]^2))/180" office:value-type="float" office:value="1.86291307508544" calcext:value-type="float">
            <text:p>1.86291307508544</text:p>
          </table:table-cell>
          <table:table-cell table:style-name="ce21" table:formula="of:=0.01*([.B30]+[.B30]^2*0.1+[.C30]*[.D30])/([.C30]*[.D30]-[.B30])" office:value-type="float" office:value="0.0161321234015897" calcext:value-type="float">
            <text:p>0.01613</text:p>
          </table:table-cell>
          <table:table-cell table:style-name="ce25" office:value-type="float" office:value="87.419" calcext:value-type="float">
            <text:p>87</text:p>
          </table:table-cell>
          <table:table-cell table:number-columns-repeated="1016"/>
        </table:table-row>
        <table:table-row table:style-name="ro1">
          <table:table-cell table:style-name="ce9" table:formula="of:=[.A30]+1" office:value-type="float" office:value="29" calcext:value-type="float">
            <text:p>29</text:p>
          </table:table-cell>
          <table:table-cell table:style-name="ce15" table:formula="of:=RAND()*180" office:value-type="float" office:value="30.2800227106813" calcext:value-type="float">
            <text:p>30.2800227106813</text:p>
          </table:table-cell>
          <table:table-cell table:style-name="ce15" table:formula="of:=RAND()*180" office:value-type="float" office:value="126.13735114369" calcext:value-type="float">
            <text:p>126.13735114369</text:p>
          </table:table-cell>
          <table:table-cell table:style-name="ce15" table:formula="of:=RAND()*180" office:value-type="float" office:value="116.929591268803" calcext:value-type="float">
            <text:p>116.92959126880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]*EXP([.C31]/180)-[.D31]/([.C31]^2))/180" office:value-type="float" office:value="0.338975973065001" calcext:value-type="float">
            <text:p>0.338975973065001</text:p>
          </table:table-cell>
          <table:table-cell table:style-name="ce21" table:formula="of:=0.01*([.B31]+[.B31]^2*0.1+[.C31]*[.D31])/([.C31]*[.D31]-[.B31])" office:value-type="float" office:value="0.0101034370306199" calcext:value-type="float">
            <text:p>0.01010</text:p>
          </table:table-cell>
          <table:table-cell table:style-name="ce25" office:value-type="float" office:value="13.833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9" table:formula="of:=[.A31]+1" office:value-type="float" office:value="30" calcext:value-type="float">
            <text:p>30</text:p>
          </table:table-cell>
          <table:table-cell table:style-name="ce15" table:formula="of:=RAND()*180" office:value-type="float" office:value="156.586796396122" calcext:value-type="float">
            <text:p>156.586796396122</text:p>
          </table:table-cell>
          <table:table-cell table:style-name="ce15" table:formula="of:=RAND()*180" office:value-type="float" office:value="92.1695878289517" calcext:value-type="float">
            <text:p>92.1695878289517</text:p>
          </table:table-cell>
          <table:table-cell table:style-name="ce15" table:formula="of:=RAND()*180" office:value-type="float" office:value="76.9801818779629" calcext:value-type="float">
            <text:p>76.980181877962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2]*EXP([.C32]/180)-[.D32]/([.C32]^2))/180" office:value-type="float" office:value="1.45160842607873" calcext:value-type="float">
            <text:p>1.45160842607873</text:p>
          </table:table-cell>
          <table:table-cell table:style-name="ce21" table:formula="of:=0.01*([.B32]+[.B32]^2*0.1+[.C32]*[.D32])/([.C32]*[.D32]-[.B32])" office:value-type="float" office:value="0.0139850952711861" calcext:value-type="float">
            <text:p>0.01399</text:p>
          </table:table-cell>
          <table:table-cell table:style-name="ce25" office:value-type="float" office:value="16.252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9" table:formula="of:=[.A32]+1" office:value-type="float" office:value="31" calcext:value-type="float">
            <text:p>31</text:p>
          </table:table-cell>
          <table:table-cell table:style-name="ce15" table:formula="of:=RAND()*180" office:value-type="float" office:value="119.38676715459" calcext:value-type="float">
            <text:p>119.38676715459</text:p>
          </table:table-cell>
          <table:table-cell table:style-name="ce15" table:formula="of:=RAND()*180" office:value-type="float" office:value="145.44828696013" calcext:value-type="float">
            <text:p>145.44828696013</text:p>
          </table:table-cell>
          <table:table-cell table:style-name="ce15" table:formula="of:=RAND()*180" office:value-type="float" office:value="171.485147785763" calcext:value-type="float">
            <text:p>171.48514778576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3]*EXP([.C33]/180)-[.D33]/([.C33]^2))/180" office:value-type="float" office:value="1.4879915989164" calcext:value-type="float">
            <text:p>1.4879915989164</text:p>
          </table:table-cell>
          <table:table-cell table:style-name="ce21" table:formula="of:=0.01*([.B33]+[.B33]^2*0.1+[.C33]*[.D33])/([.C33]*[.D33]-[.B33])" office:value-type="float" office:value="0.010670388214697" calcext:value-type="float">
            <text:p>0.01067</text:p>
          </table:table-cell>
          <table:table-cell table:style-name="ce25" office:value-type="float" office:value="17.537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9" table:formula="of:=[.A33]+1" office:value-type="float" office:value="32" calcext:value-type="float">
            <text:p>32</text:p>
          </table:table-cell>
          <table:table-cell table:style-name="ce15" table:formula="of:=RAND()*180" office:value-type="float" office:value="139.778687573323" calcext:value-type="float">
            <text:p>139.778687573323</text:p>
          </table:table-cell>
          <table:table-cell table:style-name="ce15" table:formula="of:=RAND()*180" office:value-type="float" office:value="23.128231996992" calcext:value-type="float">
            <text:p>23.128231996992</text:p>
          </table:table-cell>
          <table:table-cell table:style-name="ce15" table:formula="of:=RAND()*180" office:value-type="float" office:value="99.1163201231987" calcext:value-type="float">
            <text:p>99.116320123198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4]*EXP([.C34]/180)-[.D34]/([.C34]^2))/180" office:value-type="float" office:value="0.881991584106499" calcext:value-type="float">
            <text:p>0.881991584106499</text:p>
          </table:table-cell>
          <table:table-cell table:style-name="ce21" table:formula="of:=0.01*([.B34]+[.B34]^2*0.1+[.C34]*[.D34])/([.C34]*[.D34]-[.B34])" office:value-type="float" office:value="0.0203751682622157" calcext:value-type="float">
            <text:p>0.02038</text:p>
          </table:table-cell>
          <table:table-cell table:style-name="ce26" office:value-type="float" office:value="-51.379" calcext:value-type="float">
            <text:p>-51</text:p>
          </table:table-cell>
          <table:table-cell table:number-columns-repeated="1016"/>
        </table:table-row>
        <table:table-row table:style-name="ro1">
          <table:table-cell table:style-name="ce9" table:formula="of:=[.A34]+1" office:value-type="float" office:value="33" calcext:value-type="float">
            <text:p>33</text:p>
          </table:table-cell>
          <table:table-cell table:style-name="ce15" table:formula="of:=RAND()*180" office:value-type="float" office:value="63.122280606396" calcext:value-type="float">
            <text:p>63.122280606396</text:p>
          </table:table-cell>
          <table:table-cell table:style-name="ce15" table:formula="of:=RAND()*180" office:value-type="float" office:value="22.4558226792401" calcext:value-type="float">
            <text:p>22.4558226792401</text:p>
          </table:table-cell>
          <table:table-cell table:style-name="ce15" table:formula="of:=RAND()*180" office:value-type="float" office:value="161.581994173632" calcext:value-type="float">
            <text:p>161.58199417363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]*EXP([.C35]/180)-[.D35]/([.C35]^2))/180" office:value-type="float" office:value="0.395494058836769" calcext:value-type="float">
            <text:p>0.395494058836769</text:p>
          </table:table-cell>
          <table:table-cell table:style-name="ce21" table:formula="of:=0.01*([.B35]+[.B35]^2*0.1+[.C35]*[.D35])/([.C35]*[.D35]-[.B35])" office:value-type="float" office:value="0.0114716341967773" calcext:value-type="float">
            <text:p>0.01147</text:p>
          </table:table-cell>
          <table:table-cell table:style-name="ce26" office:value-type="float" office:value="-89.296" calcext:value-type="float">
            <text:p>-89</text:p>
          </table:table-cell>
          <table:table-cell table:number-columns-repeated="1016"/>
        </table:table-row>
        <table:table-row table:style-name="ro1">
          <table:table-cell table:style-name="ce9" table:formula="of:=[.A35]+1" office:value-type="float" office:value="34" calcext:value-type="float">
            <text:p>34</text:p>
          </table:table-cell>
          <table:table-cell table:style-name="ce15" table:formula="of:=RAND()*180" office:value-type="float" office:value="91.0783241138298" calcext:value-type="float">
            <text:p>91.0783241138298</text:p>
          </table:table-cell>
          <table:table-cell table:style-name="ce15" table:formula="of:=RAND()*180" office:value-type="float" office:value="18.313985869763" calcext:value-type="float">
            <text:p>18.313985869763</text:p>
          </table:table-cell>
          <table:table-cell table:style-name="ce15" table:formula="of:=RAND()*180" office:value-type="float" office:value="116.806311441875" calcext:value-type="float">
            <text:p>116.80631144187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6]*EXP([.C36]/180)-[.D36]/([.C36]^2))/180" office:value-type="float" office:value="0.558247742137084" calcext:value-type="float">
            <text:p>0.558247742137084</text:p>
          </table:table-cell>
          <table:table-cell table:style-name="ce21" table:formula="of:=0.01*([.B36]+[.B36]^2*0.1+[.C36]*[.D36])/([.C36]*[.D36]-[.B36])" office:value-type="float" office:value="0.0149395899581188" calcext:value-type="float">
            <text:p>0.01494</text:p>
          </table:table-cell>
          <table:table-cell table:style-name="ce26" office:value-type="float" office:value="19.357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9" table:formula="of:=[.A36]+1" office:value-type="float" office:value="35" calcext:value-type="float">
            <text:p>35</text:p>
          </table:table-cell>
          <table:table-cell table:style-name="ce15" table:formula="of:=RAND()*180" office:value-type="float" office:value="154.166822063407" calcext:value-type="float">
            <text:p>154.166822063407</text:p>
          </table:table-cell>
          <table:table-cell table:style-name="ce15" table:formula="of:=RAND()*180" office:value-type="float" office:value="140.204680843318" calcext:value-type="float">
            <text:p>140.204680843318</text:p>
          </table:table-cell>
          <table:table-cell table:style-name="ce15" table:formula="of:=RAND()*180" office:value-type="float" office:value="149.650778216712" calcext:value-type="float">
            <text:p>149.65077821671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7]*EXP([.C37]/180)-[.D37]/([.C37]^2))/180" office:value-type="float" office:value="1.86632388169084" calcext:value-type="float">
            <text:p>1.86632388169084</text:p>
          </table:table-cell>
          <table:table-cell table:style-name="ce21" table:formula="of:=0.01*([.B37]+[.B37]^2*0.1+[.C37]*[.D37])/([.C37]*[.D37]-[.B37])" office:value-type="float" office:value="0.0112891922527642" calcext:value-type="float">
            <text:p>0.01129</text:p>
          </table:table-cell>
          <table:table-cell table:style-name="ce26" office:value-type="float" office:value="51.40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9" table:formula="of:=[.A37]+1" office:value-type="float" office:value="36" calcext:value-type="float">
            <text:p>36</text:p>
          </table:table-cell>
          <table:table-cell table:style-name="ce15" table:formula="of:=RAND()*180" office:value-type="float" office:value="148.92569254156" calcext:value-type="float">
            <text:p>148.92569254156</text:p>
          </table:table-cell>
          <table:table-cell table:style-name="ce15" table:formula="of:=RAND()*180" office:value-type="float" office:value="45.7942077212624" calcext:value-type="float">
            <text:p>45.7942077212624</text:p>
          </table:table-cell>
          <table:table-cell table:style-name="ce15" table:formula="of:=RAND()*180" office:value-type="float" office:value="78.4018251569495" calcext:value-type="float">
            <text:p>78.401825156949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8]*EXP([.C38]/180)-[.D38]/([.C38]^2))/180" office:value-type="float" office:value="1.06684769735023" calcext:value-type="float">
            <text:p>1.06684769735023</text:p>
          </table:table-cell>
          <table:table-cell table:style-name="ce21" table:formula="of:=0.01*([.B38]+[.B38]^2*0.1+[.C38]*[.D38])/([.C38]*[.D38]-[.B38])" office:value-type="float" office:value="0.0173101650359932" calcext:value-type="float">
            <text:p>0.01731</text:p>
          </table:table-cell>
          <table:table-cell table:style-name="ce26" office:value-type="float" office:value="73.988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9" table:formula="of:=[.A38]+1" office:value-type="float" office:value="37" calcext:value-type="float">
            <text:p>37</text:p>
          </table:table-cell>
          <table:table-cell table:style-name="ce15" table:formula="of:=RAND()*180" office:value-type="float" office:value="0.737952716916802" calcext:value-type="float">
            <text:p>0.737952716916802</text:p>
          </table:table-cell>
          <table:table-cell table:style-name="ce15" table:formula="of:=RAND()*180" office:value-type="float" office:value="18.498954038263" calcext:value-type="float">
            <text:p>18.498954038263</text:p>
          </table:table-cell>
          <table:table-cell table:style-name="ce15" table:formula="of:=RAND()*180" office:value-type="float" office:value="155.229961575494" calcext:value-type="float">
            <text:p>155.22996157549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]*EXP([.C39]/180)-[.D39]/([.C39]^2))/180" office:value-type="float" office:value="0.00202344007700724" calcext:value-type="float">
            <text:p>0.002023440077007</text:p>
          </table:table-cell>
          <table:table-cell table:style-name="ce21" table:formula="of:=0.01*([.B39]+[.B39]^2*0.1+[.C39]*[.D39])/([.C39]*[.D39]-[.B39])" office:value-type="float" office:value="0.0100053306886038" calcext:value-type="float">
            <text:p>0.01001</text:p>
          </table:table-cell>
          <table:table-cell table:style-name="ce26" office:value-type="float" office:value="61.533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9" table:formula="of:=[.A39]+1" office:value-type="float" office:value="38" calcext:value-type="float">
            <text:p>38</text:p>
          </table:table-cell>
          <table:table-cell table:style-name="ce15" table:formula="of:=RAND()*180" office:value-type="float" office:value="15.5982882157004" calcext:value-type="float">
            <text:p>15.5982882157004</text:p>
          </table:table-cell>
          <table:table-cell table:style-name="ce15" table:formula="of:=RAND()*180" office:value-type="float" office:value="172.472108219751" calcext:value-type="float">
            <text:p>172.472108219751</text:p>
          </table:table-cell>
          <table:table-cell table:style-name="ce15" table:formula="of:=RAND()*180" office:value-type="float" office:value="146.164356335179" calcext:value-type="float">
            <text:p>146.16435633517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0]*EXP([.C40]/180)-[.D40]/([.C40]^2))/180" office:value-type="float" office:value="0.225882994685143" calcext:value-type="float">
            <text:p>0.225882994685143</text:p>
          </table:table-cell>
          <table:table-cell table:style-name="ce21" table:formula="of:=0.01*([.B40]+[.B40]^2*0.1+[.C40]*[.D40])/([.C40]*[.D40]-[.B40])" office:value-type="float" office:value="0.0100220401481252" calcext:value-type="float">
            <text:p>0.01002</text:p>
          </table:table-cell>
          <table:table-cell table:style-name="ce26" office:value-type="float" office:value="52.179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9" table:formula="of:=[.A40]+1" office:value-type="float" office:value="39" calcext:value-type="float">
            <text:p>39</text:p>
          </table:table-cell>
          <table:table-cell table:style-name="ce15" table:formula="of:=RAND()*180" office:value-type="float" office:value="105.915474707735" calcext:value-type="float">
            <text:p>105.915474707735</text:p>
          </table:table-cell>
          <table:table-cell table:style-name="ce15" table:formula="of:=RAND()*180" office:value-type="float" office:value="39.5666506617527" calcext:value-type="float">
            <text:p>39.5666506617527</text:p>
          </table:table-cell>
          <table:table-cell table:style-name="ce15" table:formula="of:=RAND()*180" office:value-type="float" office:value="105.863545605478" calcext:value-type="float">
            <text:p>105.86354560547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1]*EXP([.C41]/180)-[.D41]/([.C41]^2))/180" office:value-type="float" office:value="0.732704091534319" calcext:value-type="float">
            <text:p>0.732704091534319</text:p>
          </table:table-cell>
          <table:table-cell table:style-name="ce21" table:formula="of:=0.01*([.B41]+[.B41]^2*0.1+[.C41]*[.D41])/([.C41]*[.D41]-[.B41])" office:value-type="float" office:value="0.0132665227603929" calcext:value-type="float">
            <text:p>0.01327</text:p>
          </table:table-cell>
          <table:table-cell table:style-name="ce26" office:value-type="float" office:value="10.253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9" table:formula="of:=[.A41]+1" office:value-type="float" office:value="40" calcext:value-type="float">
            <text:p>40</text:p>
          </table:table-cell>
          <table:table-cell table:style-name="ce15" table:formula="of:=RAND()*180" office:value-type="float" office:value="102.681789419152" calcext:value-type="float">
            <text:p>102.681789419152</text:p>
          </table:table-cell>
          <table:table-cell table:style-name="ce15" table:formula="of:=RAND()*180" office:value-type="float" office:value="87.7949111399563" calcext:value-type="float">
            <text:p>87.7949111399563</text:p>
          </table:table-cell>
          <table:table-cell table:style-name="ce15" table:formula="of:=RAND()*180" office:value-type="float" office:value="149.613913287084" calcext:value-type="float">
            <text:p>149.61391328708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2]*EXP([.C42]/180)-[.D42]/([.C42]^2))/180" office:value-type="float" office:value="0.928960893407385" calcext:value-type="float">
            <text:p>0.928960893407385</text:p>
          </table:table-cell>
          <table:table-cell table:style-name="ce21" table:formula="of:=0.01*([.B42]+[.B42]^2*0.1+[.C42]*[.D42])/([.C42]*[.D42]-[.B42])" office:value-type="float" office:value="0.0109665860370345" calcext:value-type="float">
            <text:p>0.01097</text:p>
          </table:table-cell>
          <table:table-cell table:style-name="ce22" office:value-type="string" calcext:value-type="string">
            <text:p>4,748,920,581</text:p>
          </table:table-cell>
          <table:table-cell table:number-columns-repeated="1016"/>
        </table:table-row>
        <table:table-row table:style-name="ro1">
          <table:table-cell table:style-name="ce9" table:formula="of:=[.A42]+1" office:value-type="float" office:value="41" calcext:value-type="float">
            <text:p>41</text:p>
          </table:table-cell>
          <table:table-cell table:style-name="ce15" table:formula="of:=RAND()*180" office:value-type="float" office:value="107.577891368183" calcext:value-type="float">
            <text:p>107.577891368183</text:p>
          </table:table-cell>
          <table:table-cell table:style-name="ce15" table:formula="of:=RAND()*180" office:value-type="float" office:value="4.82518995463856" calcext:value-type="float">
            <text:p>4.82518995463856</text:p>
          </table:table-cell>
          <table:table-cell table:style-name="ce15" table:formula="of:=RAND()*180" office:value-type="float" office:value="45.653204489385" calcext:value-type="float">
            <text:p>45.65320448938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3]*EXP([.C43]/180)-[.D43]/([.C43]^2))/180" office:value-type="float" office:value="0.602999160667622" calcext:value-type="float">
            <text:p>0.602999160667622</text:p>
          </table:table-cell>
          <table:table-cell table:style-name="ce21" table:formula="of:=0.01*([.B43]+[.B43]^2*0.1+[.C43]*[.D43])/([.C43]*[.D43]-[.B43])" office:value-type="float" office:value="0.13177150120841" calcext:value-type="float">
            <text:p>0.13177</text:p>
          </table:table-cell>
          <table:table-cell table:style-name="ce22" office:value-type="string" calcext:value-type="string">
            <text:p>5,019,930,913</text:p>
          </table:table-cell>
          <table:table-cell table:number-columns-repeated="1016"/>
        </table:table-row>
        <table:table-row table:style-name="ro1">
          <table:table-cell table:style-name="ce9" table:formula="of:=[.A43]+1" office:value-type="float" office:value="42" calcext:value-type="float">
            <text:p>42</text:p>
          </table:table-cell>
          <table:table-cell table:style-name="ce15" table:formula="of:=RAND()*180" office:value-type="float" office:value="106.208544119748" calcext:value-type="float">
            <text:p>106.208544119748</text:p>
          </table:table-cell>
          <table:table-cell table:style-name="ce15" table:formula="of:=RAND()*180" office:value-type="float" office:value="8.88510517375838" calcext:value-type="float">
            <text:p>8.88510517375838</text:p>
          </table:table-cell>
          <table:table-cell table:style-name="ce15" table:formula="of:=RAND()*180" office:value-type="float" office:value="121.984074021231" calcext:value-type="float">
            <text:p>121.98407402123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]*EXP([.C44]/180)-[.D44]/([.C44]^2))/180" office:value-type="float" office:value="0.61131972221203" calcext:value-type="float">
            <text:p>0.61131972221203</text:p>
          </table:table-cell>
          <table:table-cell table:style-name="ce21" table:formula="of:=0.01*([.B44]+[.B44]^2*0.1+[.C44]*[.D44])/([.C44]*[.D44]-[.B44])" office:value-type="float" office:value="0.0237111049858293" calcext:value-type="float">
            <text:p>0.02371</text:p>
          </table:table-cell>
          <table:table-cell table:style-name="ce22" office:value-type="string" calcext:value-type="string">
            <text:p>5,290,941,245</text:p>
          </table:table-cell>
          <table:table-cell table:number-columns-repeated="1016"/>
        </table:table-row>
        <table:table-row table:style-name="ro1">
          <table:table-cell table:style-name="ce9" table:formula="of:=[.A44]+1" office:value-type="float" office:value="43" calcext:value-type="float">
            <text:p>43</text:p>
          </table:table-cell>
          <table:table-cell table:style-name="ce15" table:formula="of:=RAND()*180" office:value-type="float" office:value="7.78615571187664" calcext:value-type="float">
            <text:p>7.78615571187664</text:p>
          </table:table-cell>
          <table:table-cell table:style-name="ce15" table:formula="of:=RAND()*180" office:value-type="float" office:value="102.557854409737" calcext:value-type="float">
            <text:p>102.557854409737</text:p>
          </table:table-cell>
          <table:table-cell table:style-name="ce15" table:formula="of:=RAND()*180" office:value-type="float" office:value="36.1871770410367" calcext:value-type="float">
            <text:p>36.187177041036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5]*EXP([.C45]/180)-[.D45]/([.C45]^2))/180" office:value-type="float" office:value="0.0764518824852537" calcext:value-type="float">
            <text:p>0.076451882485254</text:p>
          </table:table-cell>
          <table:table-cell table:style-name="ce21" table:formula="of:=0.01*([.B45]+[.B45]^2*0.1+[.C45]*[.D45])/([.C45]*[.D45]-[.B45])" office:value-type="float" office:value="0.0100584171025586" calcext:value-type="float">
            <text:p>0.01006</text:p>
          </table:table-cell>
          <table:table-cell table:style-name="ce22" office:value-type="string" calcext:value-type="string">
            <text:p>5,561,951,577</text:p>
          </table:table-cell>
          <table:table-cell table:number-columns-repeated="1016"/>
        </table:table-row>
        <table:table-row table:style-name="ro1">
          <table:table-cell table:style-name="ce9" table:formula="of:=[.A45]+1" office:value-type="float" office:value="44" calcext:value-type="float">
            <text:p>44</text:p>
          </table:table-cell>
          <table:table-cell table:style-name="ce15" table:formula="of:=RAND()*180" office:value-type="float" office:value="76.7568014898893" calcext:value-type="float">
            <text:p>76.7568014898893</text:p>
          </table:table-cell>
          <table:table-cell table:style-name="ce15" table:formula="of:=RAND()*180" office:value-type="float" office:value="8.92282685881263" calcext:value-type="float">
            <text:p>8.92282685881263</text:p>
          </table:table-cell>
          <table:table-cell table:style-name="ce15" table:formula="of:=RAND()*180" office:value-type="float" office:value="54.8946330932708" calcext:value-type="float">
            <text:p>54.894633093270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6]*EXP([.C46]/180)-[.D46]/([.C46]^2))/180" office:value-type="float" office:value="0.444267406172623" calcext:value-type="float">
            <text:p>0.444267406172623</text:p>
          </table:table-cell>
          <table:table-cell table:style-name="ce21" table:formula="of:=0.01*([.B46]+[.B46]^2*0.1+[.C46]*[.D46])/([.C46]*[.D46]-[.B46])" office:value-type="float" office:value="0.0279798806063278" calcext:value-type="float">
            <text:p>0.02798</text:p>
          </table:table-cell>
          <table:table-cell table:style-name="ce22" office:value-type="string" calcext:value-type="string">
            <text:p>5,832,961,909</text:p>
          </table:table-cell>
          <table:table-cell table:number-columns-repeated="1016"/>
        </table:table-row>
        <table:table-row table:style-name="ro1">
          <table:table-cell table:style-name="ce9" table:formula="of:=[.A46]+1" office:value-type="float" office:value="45" calcext:value-type="float">
            <text:p>45</text:p>
          </table:table-cell>
          <table:table-cell table:style-name="ce15" table:formula="of:=RAND()*180" office:value-type="float" office:value="66.4879784852794" calcext:value-type="float">
            <text:p>66.4879784852794</text:p>
          </table:table-cell>
          <table:table-cell table:style-name="ce15" table:formula="of:=RAND()*180" office:value-type="float" office:value="115.460169301833" calcext:value-type="float">
            <text:p>115.460169301833</text:p>
          </table:table-cell>
          <table:table-cell table:style-name="ce15" table:formula="of:=RAND()*180" office:value-type="float" office:value="99.375761107469" calcext:value-type="float">
            <text:p>99.37576110746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7]*EXP([.C47]/180)-[.D47]/([.C47]^2))/180" office:value-type="float" office:value="0.701489502285078" calcext:value-type="float">
            <text:p>0.701489502285078</text:p>
          </table:table-cell>
          <table:table-cell table:style-name="ce21" table:formula="of:=0.01*([.B47]+[.B47]^2*0.1+[.C47]*[.D47])/([.C47]*[.D47]-[.B47])" office:value-type="float" office:value="0.0105040923890738" calcext:value-type="float">
            <text:p>0.01050</text:p>
          </table:table-cell>
          <table:table-cell table:style-name="ce22" office:value-type="string" calcext:value-type="string">
            <text:p>6,103,972,241</text:p>
          </table:table-cell>
          <table:table-cell table:number-columns-repeated="1016"/>
        </table:table-row>
        <table:table-row table:style-name="ro1">
          <table:table-cell table:style-name="ce9" table:formula="of:=[.A47]+1" office:value-type="float" office:value="46" calcext:value-type="float">
            <text:p>46</text:p>
          </table:table-cell>
          <table:table-cell table:style-name="ce15" table:formula="of:=RAND()*180" office:value-type="float" office:value="0.220258181994285" calcext:value-type="float">
            <text:p>0.220258181994285</text:p>
          </table:table-cell>
          <table:table-cell table:style-name="ce15" table:formula="of:=RAND()*180" office:value-type="float" office:value="36.2081721184949" calcext:value-type="float">
            <text:p>36.2081721184949</text:p>
          </table:table-cell>
          <table:table-cell table:style-name="ce15" table:formula="of:=RAND()*180" office:value-type="float" office:value="155.490412239885" calcext:value-type="float">
            <text:p>155.49041223988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]*EXP([.C48]/180)-[.D48]/([.C48]^2))/180" office:value-type="float" office:value="0.000837409429099149" calcext:value-type="float">
            <text:p>0.000837409429099</text:p>
          </table:table-cell>
          <table:table-cell table:style-name="ce21" table:formula="of:=0.01*([.B48]+[.B48]^2*0.1+[.C48]*[.D48])/([.C48]*[.D48]-[.B48])" office:value-type="float" office:value="0.0100007910893204" calcext:value-type="float">
            <text:p>0.01000</text:p>
          </table:table-cell>
          <table:table-cell table:style-name="ce22" office:value-type="string" calcext:value-type="string">
            <text:p>6,374,982,573</text:p>
          </table:table-cell>
          <table:table-cell table:number-columns-repeated="1016"/>
        </table:table-row>
        <table:table-row table:style-name="ro1">
          <table:table-cell table:style-name="ce9" table:formula="of:=[.A48]+1" office:value-type="float" office:value="47" calcext:value-type="float">
            <text:p>47</text:p>
          </table:table-cell>
          <table:table-cell table:style-name="ce15" table:formula="of:=RAND()*180" office:value-type="float" office:value="20.8606516443696" calcext:value-type="float">
            <text:p>20.8606516443696</text:p>
          </table:table-cell>
          <table:table-cell table:style-name="ce15" table:formula="of:=RAND()*180" office:value-type="float" office:value="114.931824795522" calcext:value-type="float">
            <text:p>114.931824795522</text:p>
          </table:table-cell>
          <table:table-cell table:style-name="ce15" table:formula="of:=RAND()*180" office:value-type="float" office:value="97.1356489068277" calcext:value-type="float">
            <text:p>97.135648906827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9]*EXP([.C49]/180)-[.D49]/([.C49]^2))/180" office:value-type="float" office:value="0.219419864554723" calcext:value-type="float">
            <text:p>0.219419864554723</text:p>
          </table:table-cell>
          <table:table-cell table:style-name="ce21" table:formula="of:=0.01*([.B49]+[.B49]^2*0.1+[.C49]*[.D49])/([.C49]*[.D49]-[.B49])" office:value-type="float" office:value="0.0100764938428426" calcext:value-type="float">
            <text:p>0.01008</text:p>
          </table:table-cell>
          <table:table-cell table:style-name="ce22" office:value-type="string" calcext:value-type="string">
            <text:p>6,645,992,905</text:p>
          </table:table-cell>
          <table:table-cell table:number-columns-repeated="1016"/>
        </table:table-row>
        <table:table-row table:style-name="ro1">
          <table:table-cell table:style-name="ce9" table:formula="of:=[.A49]+1" office:value-type="float" office:value="48" calcext:value-type="float">
            <text:p>48</text:p>
          </table:table-cell>
          <table:table-cell table:style-name="ce15" table:formula="of:=RAND()*180" office:value-type="float" office:value="23.7791285393078" calcext:value-type="float">
            <text:p>23.7791285393078</text:p>
          </table:table-cell>
          <table:table-cell table:style-name="ce15" table:formula="of:=RAND()*180" office:value-type="float" office:value="166.582827483259" calcext:value-type="float">
            <text:p>166.582827483259</text:p>
          </table:table-cell>
          <table:table-cell table:style-name="ce15" table:formula="of:=RAND()*180" office:value-type="float" office:value="116.401602777862" calcext:value-type="float">
            <text:p>116.40160277786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0]*EXP([.C50]/180)-[.D50]/([.C50]^2))/180" office:value-type="float" office:value="0.333284641961203" calcext:value-type="float">
            <text:p>0.333284641961203</text:p>
          </table:table-cell>
          <table:table-cell table:style-name="ce21" table:formula="of:=0.01*([.B50]+[.B50]^2*0.1+[.C50]*[.D50])/([.C50]*[.D50]-[.B50])" office:value-type="float" office:value="0.0100537535030123" calcext:value-type="float">
            <text:p>0.01005</text:p>
          </table:table-cell>
          <table:table-cell table:style-name="ce23" office:value-type="string" calcext:value-type="string">
            <text:p>6,917,003,237</text:p>
          </table:table-cell>
          <table:table-cell table:number-columns-repeated="1016"/>
        </table:table-row>
        <table:table-row table:style-name="ro1">
          <table:table-cell table:style-name="ce9" table:formula="of:=[.A50]+1" office:value-type="float" office:value="49" calcext:value-type="float">
            <text:p>49</text:p>
          </table:table-cell>
          <table:table-cell table:style-name="ce15" table:formula="of:=RAND()*180" office:value-type="float" office:value="46.8767993581293" calcext:value-type="float">
            <text:p>46.8767993581293</text:p>
          </table:table-cell>
          <table:table-cell table:style-name="ce15" table:formula="of:=RAND()*180" office:value-type="float" office:value="59.8095884092909" calcext:value-type="float">
            <text:p>59.8095884092909</text:p>
          </table:table-cell>
          <table:table-cell table:style-name="ce15" table:formula="of:=RAND()*180" office:value-type="float" office:value="136.710115053709" calcext:value-type="float">
            <text:p>136.71011505370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1]*EXP([.C51]/180)-[.D51]/([.C51]^2))/180" office:value-type="float" office:value="0.36285809458475" calcext:value-type="float">
            <text:p>0.36285809458475</text:p>
          </table:table-cell>
          <table:table-cell table:style-name="ce21" table:formula="of:=0.01*([.B51]+[.B51]^2*0.1+[.C51]*[.D51])/([.C51]*[.D51]-[.B51])" office:value-type="float" office:value="0.0103856194846357" calcext:value-type="float">
            <text:p>0.01039</text:p>
          </table:table-cell>
          <table:table-cell table:style-name="ce23" office:value-type="string" calcext:value-type="string">
            <text:p>7,188,013,569</text:p>
          </table:table-cell>
          <table:table-cell table:number-columns-repeated="1016"/>
        </table:table-row>
        <table:table-row table:style-name="ro1">
          <table:table-cell table:style-name="ce9" table:formula="of:=[.A51]+1" office:value-type="float" office:value="50" calcext:value-type="float">
            <text:p>50</text:p>
          </table:table-cell>
          <table:table-cell table:style-name="ce15" table:formula="of:=RAND()*180" office:value-type="float" office:value="52.7784277470259" calcext:value-type="float">
            <text:p>52.7784277470259</text:p>
          </table:table-cell>
          <table:table-cell table:style-name="ce15" table:formula="of:=RAND()*180" office:value-type="float" office:value="60.5048147313009" calcext:value-type="float">
            <text:p>60.5048147313009</text:p>
          </table:table-cell>
          <table:table-cell table:style-name="ce15" table:formula="of:=RAND()*180" office:value-type="float" office:value="141.375176180375" calcext:value-type="float">
            <text:p>141.37517618037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2]*EXP([.C52]/180)-[.D52]/([.C52]^2))/180" office:value-type="float" office:value="0.410147097858392" calcext:value-type="float">
            <text:p>0.410147097858392</text:p>
          </table:table-cell>
          <table:table-cell table:style-name="ce21" table:formula="of:=0.01*([.B52]+[.B52]^2*0.1+[.C52]*[.D52])/([.C52]*[.D52]-[.B52])" office:value-type="float" office:value="0.0104518392682162" calcext:value-type="float">
            <text:p>0.01045</text:p>
          </table:table-cell>
          <table:table-cell table:style-name="ce23" office:value-type="string" calcext:value-type="string">
            <text:p>7,459,023,901</text:p>
          </table:table-cell>
          <table:table-cell table:number-columns-repeated="1016"/>
        </table:table-row>
        <table:table-row table:style-name="ro1">
          <table:table-cell table:style-name="ce9" table:formula="of:=[.A52]+1" office:value-type="float" office:value="51" calcext:value-type="float">
            <text:p>51</text:p>
          </table:table-cell>
          <table:table-cell table:style-name="ce15" table:formula="of:=RAND()*180" office:value-type="float" office:value="172.59574038897" calcext:value-type="float">
            <text:p>172.59574038897</text:p>
          </table:table-cell>
          <table:table-cell table:style-name="ce15" table:formula="of:=RAND()*180" office:value-type="float" office:value="45.6000988916973" calcext:value-type="float">
            <text:p>45.6000988916973</text:p>
          </table:table-cell>
          <table:table-cell table:style-name="ce15" table:formula="of:=RAND()*180" office:value-type="float" office:value="7.55748518733637" calcext:value-type="float">
            <text:p>7.5574851873363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]*EXP([.C53]/180)-[.D53]/([.C53]^2))/180" office:value-type="float" office:value="1.2352986782965" calcext:value-type="float">
            <text:p>1.2352986782965</text:p>
          </table:table-cell>
          <table:table-cell table:style-name="ce21" table:formula="of:=0.01*([.B53]+[.B53]^2*0.1+[.C53]*[.D53])/([.C53]*[.D53]-[.B53])" office:value-type="float" office:value="0.203233234199099" calcext:value-type="float">
            <text:p>0.20323</text:p>
          </table:table-cell>
          <table:table-cell table:style-name="ce23" office:value-type="string" calcext:value-type="string">
            <text:p>7,730,034,233</text:p>
          </table:table-cell>
          <table:table-cell table:number-columns-repeated="1016"/>
        </table:table-row>
        <table:table-row table:style-name="ro1">
          <table:table-cell table:style-name="ce9" table:formula="of:=[.A53]+1" office:value-type="float" office:value="52" calcext:value-type="float">
            <text:p>52</text:p>
          </table:table-cell>
          <table:table-cell table:style-name="ce15" table:formula="of:=RAND()*180" office:value-type="float" office:value="123.156393018" calcext:value-type="float">
            <text:p>123.156393018</text:p>
          </table:table-cell>
          <table:table-cell table:style-name="ce15" table:formula="of:=RAND()*180" office:value-type="float" office:value="37.053864667656" calcext:value-type="float">
            <text:p>37.053864667656</text:p>
          </table:table-cell>
          <table:table-cell table:style-name="ce15" table:formula="of:=RAND()*180" office:value-type="float" office:value="20.1343187180272" calcext:value-type="float">
            <text:p>20.134318718027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4]*EXP([.C54]/180)-[.D54]/([.C54]^2))/180" office:value-type="float" office:value="0.840512095202558" calcext:value-type="float">
            <text:p>0.840512095202558</text:p>
          </table:table-cell>
          <table:table-cell table:style-name="ce21" table:formula="of:=0.01*([.B54]+[.B54]^2*0.1+[.C54]*[.D54])/([.C54]*[.D54]-[.B54])" office:value-type="float" office:value="0.0383041959378574" calcext:value-type="float">
            <text:p>0.03830</text:p>
          </table:table-cell>
          <table:table-cell table:style-name="ce23" office:value-type="string" calcext:value-type="string">
            <text:p>8,001,044,565</text:p>
          </table:table-cell>
          <table:table-cell table:number-columns-repeated="1016"/>
        </table:table-row>
        <table:table-row table:style-name="ro1">
          <table:table-cell table:style-name="ce9" table:formula="of:=[.A54]+1" office:value-type="float" office:value="53" calcext:value-type="float">
            <text:p>53</text:p>
          </table:table-cell>
          <table:table-cell table:style-name="ce15" table:formula="of:=RAND()*180" office:value-type="float" office:value="179.123963030712" calcext:value-type="float">
            <text:p>179.123963030712</text:p>
          </table:table-cell>
          <table:table-cell table:style-name="ce15" table:formula="of:=RAND()*180" office:value-type="float" office:value="97.3724620866128" calcext:value-type="float">
            <text:p>97.3724620866128</text:p>
          </table:table-cell>
          <table:table-cell table:style-name="ce15" table:formula="of:=RAND()*180" office:value-type="float" office:value="3.99357104071401" calcext:value-type="float">
            <text:p>3.9935710407140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5]*EXP([.C55]/180)-[.D55]/([.C55]^2))/180" office:value-type="float" office:value="1.70928986369616" calcext:value-type="float">
            <text:p>1.70928986369616</text:p>
          </table:table-cell>
          <table:table-cell table:style-name="ce21" table:formula="of:=0.01*([.B55]+[.B55]^2*0.1+[.C55]*[.D55])/([.C55]*[.D55]-[.B55])" office:value-type="float" office:value="0.180057659514745" calcext:value-type="float">
            <text:p>0.18006</text:p>
          </table:table-cell>
          <table:table-cell table:style-name="ce23" office:value-type="string" calcext:value-type="string">
            <text:p>8,272,054,897</text:p>
          </table:table-cell>
          <table:table-cell table:number-columns-repeated="1016"/>
        </table:table-row>
        <table:table-row table:style-name="ro1">
          <table:table-cell table:style-name="ce9" table:formula="of:=[.A55]+1" office:value-type="float" office:value="54" calcext:value-type="float">
            <text:p>54</text:p>
          </table:table-cell>
          <table:table-cell table:style-name="ce15" table:formula="of:=RAND()*180" office:value-type="float" office:value="144.942643946321" calcext:value-type="float">
            <text:p>144.942643946321</text:p>
          </table:table-cell>
          <table:table-cell table:style-name="ce15" table:formula="of:=RAND()*180" office:value-type="float" office:value="26.7000564200362" calcext:value-type="float">
            <text:p>26.7000564200362</text:p>
          </table:table-cell>
          <table:table-cell table:style-name="ce15" table:formula="of:=RAND()*180" office:value-type="float" office:value="35.4255611971965" calcext:value-type="float">
            <text:p>35.425561197196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6]*EXP([.C56]/180)-[.D56]/([.C56]^2))/180" office:value-type="float" office:value="0.933718084455257" calcext:value-type="float">
            <text:p>0.933718084455257</text:p>
          </table:table-cell>
          <table:table-cell table:style-name="ce21" table:formula="of:=0.01*([.B56]+[.B56]^2*0.1+[.C56]*[.D56])/([.C56]*[.D56]-[.B56])" office:value-type="float" office:value="0.0398496329566659" calcext:value-type="float">
            <text:p>0.03985</text:p>
          </table:table-cell>
          <table:table-cell table:style-name="ce23" office:value-type="string" calcext:value-type="string">
            <text:p>8,543,065,229</text:p>
          </table:table-cell>
          <table:table-cell table:number-columns-repeated="1016"/>
        </table:table-row>
        <table:table-row table:style-name="ro1">
          <table:table-cell table:style-name="ce9" table:formula="of:=[.A56]+1" office:value-type="float" office:value="55" calcext:value-type="float">
            <text:p>55</text:p>
          </table:table-cell>
          <table:table-cell table:style-name="ce15" table:formula="of:=RAND()*180" office:value-type="float" office:value="118.101620653459" calcext:value-type="float">
            <text:p>118.101620653459</text:p>
          </table:table-cell>
          <table:table-cell table:style-name="ce15" table:formula="of:=RAND()*180" office:value-type="float" office:value="73.8375753666394" calcext:value-type="float">
            <text:p>73.8375753666394</text:p>
          </table:table-cell>
          <table:table-cell table:style-name="ce15" table:formula="of:=RAND()*180" office:value-type="float" office:value="56.9455350625317" calcext:value-type="float">
            <text:p>56.945535062531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]*EXP([.C57]/180)-[.D57]/([.C57]^2))/180" office:value-type="float" office:value="0.988801835734801" calcext:value-type="float">
            <text:p>0.988801835734801</text:p>
          </table:table-cell>
          <table:table-cell table:style-name="ce21" table:formula="of:=0.01*([.B57]+[.B57]^2*0.1+[.C57]*[.D57])/([.C57]*[.D57]-[.B57])" office:value-type="float" office:value="0.0139910808287587" calcext:value-type="float">
            <text:p>0.01399</text:p>
          </table:table-cell>
          <table:table-cell table:style-name="ce23" office:value-type="string" calcext:value-type="string">
            <text:p>8,814,075,561</text:p>
          </table:table-cell>
          <table:table-cell table:number-columns-repeated="1016"/>
        </table:table-row>
        <table:table-row table:style-name="ro1">
          <table:table-cell table:style-name="ce9" table:formula="of:=[.A57]+1" office:value-type="float" office:value="56" calcext:value-type="float">
            <text:p>56</text:p>
          </table:table-cell>
          <table:table-cell table:style-name="ce15" table:formula="of:=RAND()*180" office:value-type="float" office:value="26.1601412559078" calcext:value-type="float">
            <text:p>26.1601412559078</text:p>
          </table:table-cell>
          <table:table-cell table:style-name="ce15" table:formula="of:=RAND()*180" office:value-type="float" office:value="122.337008116554" calcext:value-type="float">
            <text:p>122.337008116554</text:p>
          </table:table-cell>
          <table:table-cell table:style-name="ce15" table:formula="of:=RAND()*180" office:value-type="float" office:value="176.177442216007" calcext:value-type="float">
            <text:p>176.17744221600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]*EXP([.C58]/180)-[.D58]/([.C58]^2))/180" office:value-type="float" office:value="0.286706007163798" calcext:value-type="float">
            <text:p>0.286706007163798</text:p>
          </table:table-cell>
          <table:table-cell table:style-name="ce21" table:formula="of:=0.01*([.B58]+[.B58]^2*0.1+[.C58]*[.D58])/([.C58]*[.D58]-[.B58])" office:value-type="float" office:value="0.0100560953040746" calcext:value-type="float">
            <text:p>0.01006</text:p>
          </table:table-cell>
          <table:table-cell table:style-name="ce24" office:value-type="string" calcext:value-type="string">
            <text:p>9,085,085,893</text:p>
          </table:table-cell>
          <table:table-cell table:number-columns-repeated="1016"/>
        </table:table-row>
        <table:table-row table:style-name="ro1">
          <table:table-cell table:style-name="ce9" table:formula="of:=[.A58]+1" office:value-type="float" office:value="57" calcext:value-type="float">
            <text:p>57</text:p>
          </table:table-cell>
          <table:table-cell table:style-name="ce15" table:formula="of:=RAND()*180" office:value-type="float" office:value="154.793787948894" calcext:value-type="float">
            <text:p>154.793787948894</text:p>
          </table:table-cell>
          <table:table-cell table:style-name="ce15" table:formula="of:=RAND()*180" office:value-type="float" office:value="113.552231681859" calcext:value-type="float">
            <text:p>113.552231681859</text:p>
          </table:table-cell>
          <table:table-cell table:style-name="ce15" table:formula="of:=RAND()*180" office:value-type="float" office:value="147.241583134044" calcext:value-type="float">
            <text:p>147.24158313404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9]*EXP([.C59]/180)-[.D59]/([.C59]^2))/180" office:value-type="float" office:value="1.61598302242313" calcext:value-type="float">
            <text:p>1.61598302242313</text:p>
          </table:table-cell>
          <table:table-cell table:style-name="ce21" table:formula="of:=0.01*([.B59]+[.B59]^2*0.1+[.C59]*[.D59])/([.C59]*[.D59]-[.B59])" office:value-type="float" office:value="0.0116334012771485" calcext:value-type="float">
            <text:p>0.01163</text:p>
          </table:table-cell>
          <table:table-cell table:style-name="ce24" office:value-type="string" calcext:value-type="string">
            <text:p>9,356,096,225</text:p>
          </table:table-cell>
          <table:table-cell table:number-columns-repeated="1016"/>
        </table:table-row>
        <table:table-row table:style-name="ro1">
          <table:table-cell table:style-name="ce9" table:formula="of:=[.A59]+1" office:value-type="float" office:value="58" calcext:value-type="float">
            <text:p>58</text:p>
          </table:table-cell>
          <table:table-cell table:style-name="ce15" table:formula="of:=RAND()*180" office:value-type="float" office:value="37.7718931291324" calcext:value-type="float">
            <text:p>37.7718931291324</text:p>
          </table:table-cell>
          <table:table-cell table:style-name="ce15" table:formula="of:=RAND()*180" office:value-type="float" office:value="73.438879077002" calcext:value-type="float">
            <text:p>73.438879077002</text:p>
          </table:table-cell>
          <table:table-cell table:style-name="ce15" table:formula="of:=RAND()*180" office:value-type="float" office:value="118.695486255237" calcext:value-type="float">
            <text:p>118.69548625523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0]*EXP([.C60]/180)-[.D60]/([.C60]^2))/180" office:value-type="float" office:value="0.315440453208344" calcext:value-type="float">
            <text:p>0.315440453208344</text:p>
          </table:table-cell>
          <table:table-cell table:style-name="ce21" table:formula="of:=0.01*([.B60]+[.B60]^2*0.1+[.C60]*[.D60])/([.C60]*[.D60]-[.B60])" office:value-type="float" office:value="0.010251426518064" calcext:value-type="float">
            <text:p>0.01025</text:p>
          </table:table-cell>
          <table:table-cell table:style-name="ce24" office:value-type="string" calcext:value-type="string">
            <text:p>9,627,106,557</text:p>
          </table:table-cell>
          <table:table-cell table:number-columns-repeated="1016"/>
        </table:table-row>
        <table:table-row table:style-name="ro1">
          <table:table-cell table:style-name="ce9" table:formula="of:=[.A60]+1" office:value-type="float" office:value="59" calcext:value-type="float">
            <text:p>59</text:p>
          </table:table-cell>
          <table:table-cell table:style-name="ce15" table:formula="of:=RAND()*180" office:value-type="float" office:value="156.231462218665" calcext:value-type="float">
            <text:p>156.231462218665</text:p>
          </table:table-cell>
          <table:table-cell table:style-name="ce15" table:formula="of:=RAND()*180" office:value-type="float" office:value="29.4552059296396" calcext:value-type="float">
            <text:p>29.4552059296396</text:p>
          </table:table-cell>
          <table:table-cell table:style-name="ce15" table:formula="of:=RAND()*180" office:value-type="float" office:value="66.7882268424744" calcext:value-type="float">
            <text:p>66.788226842474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]*EXP([.C61]/180)-[.D61]/([.C61]^2))/180" office:value-type="float" office:value="1.02183842736451" calcext:value-type="float">
            <text:p>1.02183842736451</text:p>
          </table:table-cell>
          <table:table-cell table:style-name="ce21" table:formula="of:=0.01*([.B61]+[.B61]^2*0.1+[.C61]*[.D61])/([.C61]*[.D61]-[.B61])" office:value-type="float" office:value="0.025202899142266" calcext:value-type="float">
            <text:p>0.02520</text:p>
          </table:table-cell>
          <table:table-cell table:style-name="ce24" office:value-type="string" calcext:value-type="string">
            <text:p>9,898,116,889</text:p>
          </table:table-cell>
          <table:table-cell table:number-columns-repeated="1016"/>
        </table:table-row>
        <table:table-row table:style-name="ro1">
          <table:table-cell table:style-name="ce9" table:formula="of:=[.A61]+1" office:value-type="float" office:value="60" calcext:value-type="float">
            <text:p>60</text:p>
          </table:table-cell>
          <table:table-cell table:style-name="ce15" table:formula="of:=RAND()*180" office:value-type="float" office:value="127.094774830134" calcext:value-type="float">
            <text:p>127.094774830134</text:p>
          </table:table-cell>
          <table:table-cell table:style-name="ce15" table:formula="of:=RAND()*180" office:value-type="float" office:value="47.9426163525172" calcext:value-type="float">
            <text:p>47.9426163525172</text:p>
          </table:table-cell>
          <table:table-cell table:style-name="ce15" table:formula="of:=RAND()*180" office:value-type="float" office:value="12.5248819086975" calcext:value-type="float">
            <text:p>12.524881908697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]*EXP([.C62]/180)-[.D62]/([.C62]^2))/180" office:value-type="float" office:value="0.921540303785418" calcext:value-type="float">
            <text:p>0.921540303785418</text:p>
          </table:table-cell>
          <table:table-cell table:style-name="ce21" table:formula="of:=0.01*([.B62]+[.B62]^2*0.1+[.C62]*[.D62])/([.C62]*[.D62]-[.B62])" office:value-type="float" office:value="0.0494924677289422" calcext:value-type="float">
            <text:p>0.04949</text:p>
          </table:table-cell>
          <table:table-cell table:style-name="ce24" office:value-type="string" calcext:value-type="string">
            <text:p>1,016,912,722</text:p>
          </table:table-cell>
          <table:table-cell table:number-columns-repeated="1016"/>
        </table:table-row>
        <table:table-row table:style-name="ro1">
          <table:table-cell table:style-name="ce9" table:formula="of:=[.A62]+1" office:value-type="float" office:value="61" calcext:value-type="float">
            <text:p>61</text:p>
          </table:table-cell>
          <table:table-cell table:style-name="ce15" table:formula="of:=RAND()*180" office:value-type="float" office:value="81.0189679170267" calcext:value-type="float">
            <text:p>81.0189679170267</text:p>
          </table:table-cell>
          <table:table-cell table:style-name="ce15" table:formula="of:=RAND()*180" office:value-type="float" office:value="156.477864929481" calcext:value-type="float">
            <text:p>156.477864929481</text:p>
          </table:table-cell>
          <table:table-cell table:style-name="ce15" table:formula="of:=RAND()*180" office:value-type="float" office:value="99.916395332281" calcext:value-type="float">
            <text:p>99.91639533228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3]*EXP([.C63]/180)-[.D63]/([.C63]^2))/180" office:value-type="float" office:value="1.07361000276763" calcext:value-type="float">
            <text:p>1.07361000276763</text:p>
          </table:table-cell>
          <table:table-cell table:style-name="ce21" table:formula="of:=0.01*([.B63]+[.B63]^2*0.1+[.C63]*[.D63])/([.C63]*[.D63]-[.B63])" office:value-type="float" office:value="0.0105262066443864" calcext:value-type="float">
            <text:p>0.01053</text:p>
          </table:table-cell>
          <table:table-cell table:style-name="ce24" office:value-type="string" calcext:value-type="string">
            <text:p>1,044,013,755</text:p>
          </table:table-cell>
          <table:table-cell table:number-columns-repeated="1016"/>
        </table:table-row>
        <table:table-row table:style-name="ro1">
          <table:table-cell table:style-name="ce9" table:formula="of:=[.A63]+1" office:value-type="float" office:value="62" calcext:value-type="float">
            <text:p>62</text:p>
          </table:table-cell>
          <table:table-cell table:style-name="ce15" table:formula="of:=RAND()*180" office:value-type="float" office:value="4.55077304322808" calcext:value-type="float">
            <text:p>4.55077304322808</text:p>
          </table:table-cell>
          <table:table-cell table:style-name="ce15" table:formula="of:=RAND()*180" office:value-type="float" office:value="111.757189674731" calcext:value-type="float">
            <text:p>111.757189674731</text:p>
          </table:table-cell>
          <table:table-cell table:style-name="ce15" table:formula="of:=RAND()*180" office:value-type="float" office:value="136.794632092565" calcext:value-type="float">
            <text:p>136.79463209256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4]*EXP([.C64]/180)-[.D64]/([.C64]^2))/180" office:value-type="float" office:value="0.046977765314388" calcext:value-type="float">
            <text:p>0.046977765314388</text:p>
          </table:table-cell>
          <table:table-cell table:style-name="ce21" table:formula="of:=0.01*([.B64]+[.B64]^2*0.1+[.C64]*[.D64])/([.C64]*[.D64]-[.B64])" office:value-type="float" office:value="0.0100073102986187" calcext:value-type="float">
            <text:p>0.01001</text:p>
          </table:table-cell>
          <table:table-cell table:style-name="ce24" office:value-type="string" calcext:value-type="string">
            <text:p>1,071,114,788</text:p>
          </table:table-cell>
          <table:table-cell table:number-columns-repeated="1016"/>
        </table:table-row>
        <table:table-row table:style-name="ro1">
          <table:table-cell table:style-name="ce9" table:formula="of:=[.A64]+1" office:value-type="float" office:value="63" calcext:value-type="float">
            <text:p>63</text:p>
          </table:table-cell>
          <table:table-cell table:style-name="ce15" table:formula="of:=RAND()*180" office:value-type="float" office:value="81.7200666486568" calcext:value-type="float">
            <text:p>81.7200666486568</text:p>
          </table:table-cell>
          <table:table-cell table:style-name="ce15" table:formula="of:=RAND()*180" office:value-type="float" office:value="110.183518544221" calcext:value-type="float">
            <text:p>110.183518544221</text:p>
          </table:table-cell>
          <table:table-cell table:style-name="ce15" table:formula="of:=RAND()*180" office:value-type="float" office:value="171.132703841143" calcext:value-type="float">
            <text:p>171.13270384114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5]*EXP([.C65]/180)-[.D65]/([.C65]^2))/180" office:value-type="float" office:value="0.837260408340061" calcext:value-type="float">
            <text:p>0.837260408340061</text:p>
          </table:table-cell>
          <table:table-cell table:style-name="ce21" table:formula="of:=0.01*([.B65]+[.B65]^2*0.1+[.C65]*[.D65])/([.C65]*[.D65]-[.B65])" office:value-type="float" office:value="0.0104427636707904" calcext:value-type="float">
            <text:p>0.01044</text:p>
          </table:table-cell>
          <table:table-cell table:style-name="ce24" office:value-type="string" calcext:value-type="string">
            <text:p>1,098,215,822</text:p>
          </table:table-cell>
          <table:table-cell table:number-columns-repeated="1016"/>
        </table:table-row>
        <table:table-row table:style-name="ro1">
          <table:table-cell table:style-name="ce9" table:formula="of:=[.A65]+1" office:value-type="float" office:value="64" calcext:value-type="float">
            <text:p>64</text:p>
          </table:table-cell>
          <table:table-cell table:style-name="ce15" table:formula="of:=RAND()*180" office:value-type="float" office:value="52.7745826897859" calcext:value-type="float">
            <text:p>52.7745826897859</text:p>
          </table:table-cell>
          <table:table-cell table:style-name="ce15" table:formula="of:=RAND()*180" office:value-type="float" office:value="86.0827375913416" calcext:value-type="float">
            <text:p>86.0827375913416</text:p>
          </table:table-cell>
          <table:table-cell table:style-name="ce15" table:formula="of:=RAND()*180" office:value-type="float" office:value="128.604920918212" calcext:value-type="float">
            <text:p>128.60492091821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6]*EXP([.C66]/180)-[.D66]/([.C66]^2))/180" office:value-type="float" office:value="0.472889467630208" calcext:value-type="float">
            <text:p>0.472889467630208</text:p>
          </table:table-cell>
          <table:table-cell table:style-name="ce21" table:formula="of:=0.01*([.B66]+[.B66]^2*0.1+[.C66]*[.D66])/([.C66]*[.D66]-[.B66])" office:value-type="float" office:value="0.0103485829458622" calcext:value-type="float">
            <text:p>0.01035</text:p>
          </table:table-cell>
          <table:table-cell table:style-name="ce25" office:value-type="string" calcext:value-type="string">
            <text:p>1,125,316,855</text:p>
          </table:table-cell>
          <table:table-cell table:number-columns-repeated="1016"/>
        </table:table-row>
        <table:table-row table:style-name="ro1">
          <table:table-cell table:style-name="ce9" table:formula="of:=[.A66]+1" office:value-type="float" office:value="65" calcext:value-type="float">
            <text:p>65</text:p>
          </table:table-cell>
          <table:table-cell table:style-name="ce15" table:formula="of:=RAND()*180" office:value-type="float" office:value="137.813549626007" calcext:value-type="float">
            <text:p>137.813549626007</text:p>
          </table:table-cell>
          <table:table-cell table:style-name="ce15" table:formula="of:=RAND()*180" office:value-type="float" office:value="131.876305629189" calcext:value-type="float">
            <text:p>131.876305629189</text:p>
          </table:table-cell>
          <table:table-cell table:style-name="ce15" table:formula="of:=RAND()*180" office:value-type="float" office:value="170.866033374951" calcext:value-type="float">
            <text:p>170.86603337495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7]*EXP([.C67]/180)-[.D67]/([.C67]^2))/180" office:value-type="float" office:value="1.59290072301856" calcext:value-type="float">
            <text:p>1.59290072301856</text:p>
          </table:table-cell>
          <table:table-cell table:style-name="ce21" table:formula="of:=0.01*([.B67]+[.B67]^2*0.1+[.C67]*[.D67])/([.C67]*[.D67]-[.B67])" office:value-type="float" office:value="0.0109711314301554" calcext:value-type="float">
            <text:p>0.01097</text:p>
          </table:table-cell>
          <table:table-cell table:style-name="ce25" office:value-type="string" calcext:value-type="string">
            <text:p>1,152,417,888</text:p>
          </table:table-cell>
          <table:table-cell table:number-columns-repeated="1016"/>
        </table:table-row>
        <table:table-row table:style-name="ro1">
          <table:table-cell table:style-name="ce9" table:formula="of:=[.A67]+1" office:value-type="float" office:value="66" calcext:value-type="float">
            <text:p>66</text:p>
          </table:table-cell>
          <table:table-cell table:style-name="ce15" table:formula="of:=RAND()*180" office:value-type="float" office:value="94.3625986978127" calcext:value-type="float">
            <text:p>94.3625986978127</text:p>
          </table:table-cell>
          <table:table-cell table:style-name="ce15" table:formula="of:=RAND()*180" office:value-type="float" office:value="175.300637793092" calcext:value-type="float">
            <text:p>175.300637793092</text:p>
          </table:table-cell>
          <table:table-cell table:style-name="ce15" table:formula="of:=RAND()*180" office:value-type="float" office:value="155.918849501104" calcext:value-type="float">
            <text:p>155.91884950110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8]*EXP([.C68]/180)-[.D68]/([.C68]^2))/180" office:value-type="float" office:value="1.38827236577025" calcext:value-type="float">
            <text:p>1.38827236577025</text:p>
          </table:table-cell>
          <table:table-cell table:style-name="ce21" table:formula="of:=0.01*([.B68]+[.B68]^2*0.1+[.C68]*[.D68])/([.C68]*[.D68]-[.B68])" office:value-type="float" office:value="0.0103961902021919" calcext:value-type="float">
            <text:p>0.01040</text:p>
          </table:table-cell>
          <table:table-cell table:style-name="ce25" office:value-type="string" calcext:value-type="string">
            <text:p>1,179,518,921</text:p>
          </table:table-cell>
          <table:table-cell table:number-columns-repeated="1016"/>
        </table:table-row>
        <table:table-row table:style-name="ro1">
          <table:table-cell table:style-name="ce9" table:formula="of:=[.A68]+1" office:value-type="float" office:value="67" calcext:value-type="float">
            <text:p>67</text:p>
          </table:table-cell>
          <table:table-cell table:style-name="ce15" table:formula="of:=RAND()*180" office:value-type="float" office:value="73.5915306215381" calcext:value-type="float">
            <text:p>73.5915306215381</text:p>
          </table:table-cell>
          <table:table-cell table:style-name="ce15" table:formula="of:=RAND()*180" office:value-type="float" office:value="80.0870577060298" calcext:value-type="float">
            <text:p>80.0870577060298</text:p>
          </table:table-cell>
          <table:table-cell table:style-name="ce15" table:formula="of:=RAND()*180" office:value-type="float" office:value="156.382212818188" calcext:value-type="float">
            <text:p>156.38221281818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9]*EXP([.C69]/180)-[.D69]/([.C69]^2))/180" office:value-type="float" office:value="0.63781235333152" calcext:value-type="float">
            <text:p>0.63781235333152</text:p>
          </table:table-cell>
          <table:table-cell table:style-name="ce21" table:formula="of:=0.01*([.B69]+[.B69]^2*0.1+[.C69]*[.D69])/([.C69]*[.D69]-[.B69])" office:value-type="float" office:value="0.0105531897352762" calcext:value-type="float">
            <text:p>0.01055</text:p>
          </table:table-cell>
          <table:table-cell table:style-name="ce25" office:value-type="string" calcext:value-type="string">
            <text:p>1,206,619,954</text:p>
          </table:table-cell>
          <table:table-cell table:number-columns-repeated="1016"/>
        </table:table-row>
        <table:table-row table:style-name="ro1">
          <table:table-cell table:style-name="ce9" table:formula="of:=[.A69]+1" office:value-type="float" office:value="68" calcext:value-type="float">
            <text:p>68</text:p>
          </table:table-cell>
          <table:table-cell table:style-name="ce15" table:formula="of:=RAND()*180" office:value-type="float" office:value="75.3769571510852" calcext:value-type="float">
            <text:p>75.3769571510852</text:p>
          </table:table-cell>
          <table:table-cell table:style-name="ce15" table:formula="of:=RAND()*180" office:value-type="float" office:value="71.7334900339535" calcext:value-type="float">
            <text:p>71.7334900339535</text:p>
          </table:table-cell>
          <table:table-cell table:style-name="ce15" table:formula="of:=RAND()*180" office:value-type="float" office:value="160.119532572625" calcext:value-type="float">
            <text:p>160.11953257262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0]*EXP([.C70]/180)-[.D70]/([.C70]^2))/180" office:value-type="float" office:value="0.623620659954282" calcext:value-type="float">
            <text:p>0.623620659954282</text:p>
          </table:table-cell>
          <table:table-cell table:style-name="ce21" table:formula="of:=0.01*([.B70]+[.B70]^2*0.1+[.C70]*[.D70])/([.C70]*[.D70]-[.B70])" office:value-type="float" office:value="0.0106300503544386" calcext:value-type="float">
            <text:p>0.01063</text:p>
          </table:table-cell>
          <table:table-cell table:style-name="ce25" office:value-type="string" calcext:value-type="string">
            <text:p>1,233,720,988</text:p>
          </table:table-cell>
          <table:table-cell table:number-columns-repeated="1016"/>
        </table:table-row>
        <table:table-row table:style-name="ro1">
          <table:table-cell table:style-name="ce9" table:formula="of:=[.A70]+1" office:value-type="float" office:value="69" calcext:value-type="float">
            <text:p>69</text:p>
          </table:table-cell>
          <table:table-cell table:style-name="ce15" table:formula="of:=RAND()*180" office:value-type="float" office:value="109.351799131097" calcext:value-type="float">
            <text:p>109.351799131097</text:p>
          </table:table-cell>
          <table:table-cell table:style-name="ce15" table:formula="of:=RAND()*180" office:value-type="float" office:value="46.2088554799133" calcext:value-type="float">
            <text:p>46.2088554799133</text:p>
          </table:table-cell>
          <table:table-cell table:style-name="ce15" table:formula="of:=RAND()*180" office:value-type="float" office:value="115.813102271367" calcext:value-type="float">
            <text:p>115.81310227136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1]*EXP([.C71]/180)-[.D71]/([.C71]^2))/180" office:value-type="float" office:value="0.785013345944791" calcext:value-type="float">
            <text:p>0.785013345944791</text:p>
          </table:table-cell>
          <table:table-cell table:style-name="ce21" table:formula="of:=0.01*([.B71]+[.B71]^2*0.1+[.C71]*[.D71])/([.C71]*[.D71]-[.B71])" office:value-type="float" office:value="0.0126982462395777" calcext:value-type="float">
            <text:p>0.01270</text:p>
          </table:table-cell>
          <table:table-cell table:style-name="ce25" office:value-type="string" calcext:value-type="string">
            <text:p>1,260,822,021</text:p>
          </table:table-cell>
          <table:table-cell table:number-columns-repeated="1016"/>
        </table:table-row>
        <table:table-row table:style-name="ro1">
          <table:table-cell table:style-name="ce9" table:formula="of:=[.A71]+1" office:value-type="float" office:value="70" calcext:value-type="float">
            <text:p>70</text:p>
          </table:table-cell>
          <table:table-cell table:style-name="ce15" table:formula="of:=RAND()*180" office:value-type="float" office:value="50.136642779892" calcext:value-type="float">
            <text:p>50.136642779892</text:p>
          </table:table-cell>
          <table:table-cell table:style-name="ce15" table:formula="of:=RAND()*180" office:value-type="float" office:value="104.422747554432" calcext:value-type="float">
            <text:p>104.422747554432</text:p>
          </table:table-cell>
          <table:table-cell table:style-name="ce15" table:formula="of:=RAND()*180" office:value-type="float" office:value="56.8508238560672" calcext:value-type="float">
            <text:p>56.850823856067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2]*EXP([.C72]/180)-[.D72]/([.C72]^2))/180" office:value-type="float" office:value="0.497511523344374" calcext:value-type="float">
            <text:p>0.497511523344374</text:p>
          </table:table-cell>
          <table:table-cell table:style-name="ce21" table:formula="of:=0.01*([.B72]+[.B72]^2*0.1+[.C72]*[.D72])/([.C72]*[.D72]-[.B72])" office:value-type="float" office:value="0.0105973814569571" calcext:value-type="float">
            <text:p>0.01060</text:p>
          </table:table-cell>
          <table:table-cell table:style-name="ce25" office:value-type="string" calcext:value-type="string">
            <text:p>1,287,923,054</text:p>
          </table:table-cell>
          <table:table-cell table:number-columns-repeated="1016"/>
        </table:table-row>
        <table:table-row table:style-name="ro1">
          <table:table-cell table:style-name="ce9" table:formula="of:=[.A72]+1" office:value-type="float" office:value="71" calcext:value-type="float">
            <text:p>71</text:p>
          </table:table-cell>
          <table:table-cell table:style-name="ce15" table:formula="of:=RAND()*180" office:value-type="float" office:value="168.422531521611" calcext:value-type="float">
            <text:p>168.422531521611</text:p>
          </table:table-cell>
          <table:table-cell table:style-name="ce15" table:formula="of:=RAND()*180" office:value-type="float" office:value="164.121787792059" calcext:value-type="float">
            <text:p>164.121787792059</text:p>
          </table:table-cell>
          <table:table-cell table:style-name="ce15" table:formula="of:=RAND()*180" office:value-type="float" office:value="123.41980194257" calcext:value-type="float">
            <text:p>123.4198019425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73]*EXP([.C73]/180)-[.D73]/([.C73]^2))/180" office:value-type="float" office:value="2.32866657487687" calcext:value-type="float">
            <text:p>2.32866657487687</text:p>
          </table:table-cell>
          <table:table-cell table:style-name="ce21" table:formula="of:=0.01*([.B73]+[.B73]^2*0.1+[.C73]*[.D73])/([.C73]*[.D73]-[.B73])" office:value-type="float" office:value="0.0115798217422481" calcext:value-type="float">
            <text:p>0.01158</text:p>
          </table:table-cell>
          <table:table-cell table:style-name="ce25" office:value-type="string" calcext:value-type="string">
            <text:p>1,315,024,087</text:p>
          </table:table-cell>
          <table:table-cell table:number-columns-repeated="1016"/>
        </table:table-row>
        <table:table-row table:style-name="ro1">
          <table:table-cell table:style-name="ce9" table:formula="of:=[.A73]+1" office:value-type="float" office:value="72" calcext:value-type="float">
            <text:p>72</text:p>
          </table:table-cell>
          <table:table-cell table:style-name="ce15" table:formula="of:=RAND()*180" office:value-type="float" office:value="147.447253697057" calcext:value-type="float">
            <text:p>147.447253697057</text:p>
          </table:table-cell>
          <table:table-cell table:style-name="ce15" table:formula="of:=RAND()*180" office:value-type="float" office:value="122.48640687966" calcext:value-type="float">
            <text:p>122.48640687966</text:p>
          </table:table-cell>
          <table:table-cell table:style-name="ce15" table:formula="of:=RAND()*180" office:value-type="float" office:value="66.1952800058516" calcext:value-type="float">
            <text:p>66.195280005851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4]*EXP([.C74]/180)-[.D74]/([.C74]^2))/180" office:value-type="float" office:value="1.6176565767906" calcext:value-type="float">
            <text:p>1.6176565767906</text:p>
          </table:table-cell>
          <table:table-cell table:style-name="ce21" table:formula="of:=0.01*([.B74]+[.B74]^2*0.1+[.C74]*[.D74])/([.C74]*[.D74]-[.B74])" office:value-type="float" office:value="0.0131014893374692" calcext:value-type="float">
            <text:p>0.01310</text:p>
          </table:table-cell>
          <table:table-cell table:style-name="ce26" office:value-type="string" calcext:value-type="string">
            <text:p>134,212,512</text:p>
          </table:table-cell>
          <table:table-cell table:number-columns-repeated="1016"/>
        </table:table-row>
        <table:table-row table:style-name="ro1">
          <table:table-cell table:style-name="ce9" table:formula="of:=[.A74]+1" office:value-type="float" office:value="73" calcext:value-type="float">
            <text:p>73</text:p>
          </table:table-cell>
          <table:table-cell table:style-name="ce15" table:formula="of:=RAND()*180" office:value-type="float" office:value="29.8442207557465" calcext:value-type="float">
            <text:p>29.8442207557465</text:p>
          </table:table-cell>
          <table:table-cell table:style-name="ce15" table:formula="of:=RAND()*180" office:value-type="float" office:value="51.395659394991" calcext:value-type="float">
            <text:p>51.395659394991</text:p>
          </table:table-cell>
          <table:table-cell table:style-name="ce15" table:formula="of:=RAND()*180" office:value-type="float" office:value="127.737170282133" calcext:value-type="float">
            <text:p>127.73717028213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5]*EXP([.C75]/180)-[.D75]/([.C75]^2))/180" office:value-type="float" office:value="0.220324723219824" calcext:value-type="float">
            <text:p>0.220324723219824</text:p>
          </table:table-cell>
          <table:table-cell table:style-name="ce21" table:formula="of:=0.01*([.B75]+[.B75]^2*0.1+[.C75]*[.D75])/([.C75]*[.D75]-[.B75])" office:value-type="float" office:value="0.0102276198150063" calcext:value-type="float">
            <text:p>0.01023</text:p>
          </table:table-cell>
          <table:table-cell table:style-name="ce26" office:value-type="string" calcext:value-type="string">
            <text:p>1,369,226,154</text:p>
          </table:table-cell>
          <table:table-cell table:number-columns-repeated="1016"/>
        </table:table-row>
        <table:table-row table:style-name="ro1">
          <table:table-cell table:style-name="ce9" table:formula="of:=[.A75]+1" office:value-type="float" office:value="74" calcext:value-type="float">
            <text:p>74</text:p>
          </table:table-cell>
          <table:table-cell table:style-name="ce15" table:formula="of:=RAND()*180" office:value-type="float" office:value="159.000802998837" calcext:value-type="float">
            <text:p>159.000802998837</text:p>
          </table:table-cell>
          <table:table-cell table:style-name="ce15" table:formula="of:=RAND()*180" office:value-type="float" office:value="99.8473099389561" calcext:value-type="float">
            <text:p>99.8473099389561</text:p>
          </table:table-cell>
          <table:table-cell table:style-name="ce15" table:formula="of:=RAND()*180" office:value-type="float" office:value="64.1150004372457" calcext:value-type="float">
            <text:p>64.115000437245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6]*EXP([.C76]/180)-[.D76]/([.C76]^2))/180" office:value-type="float" office:value="1.53823622624479" calcext:value-type="float">
            <text:p>1.53823622624479</text:p>
          </table:table-cell>
          <table:table-cell table:style-name="ce21" table:formula="of:=0.01*([.B76]+[.B76]^2*0.1+[.C76]*[.D76])/([.C76]*[.D76]-[.B76])" office:value-type="float" office:value="0.0145591215376825" calcext:value-type="float">
            <text:p>0.01456</text:p>
          </table:table-cell>
          <table:table-cell table:style-name="ce26" office:value-type="string" calcext:value-type="string">
            <text:p>1,396,327,187</text:p>
          </table:table-cell>
          <table:table-cell table:number-columns-repeated="1016"/>
        </table:table-row>
        <table:table-row table:style-name="ro1">
          <table:table-cell table:style-name="ce9" table:formula="of:=[.A76]+1" office:value-type="float" office:value="75" calcext:value-type="float">
            <text:p>75</text:p>
          </table:table-cell>
          <table:table-cell table:style-name="ce15" table:formula="of:=RAND()*180" office:value-type="float" office:value="110.587435973755" calcext:value-type="float">
            <text:p>110.587435973755</text:p>
          </table:table-cell>
          <table:table-cell table:style-name="ce15" table:formula="of:=RAND()*180" office:value-type="float" office:value="24.6721522067591" calcext:value-type="float">
            <text:p>24.6721522067591</text:p>
          </table:table-cell>
          <table:table-cell table:style-name="ce15" table:formula="of:=RAND()*180" office:value-type="float" office:value="43.1779429505666" calcext:value-type="float">
            <text:p>43.177942950566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7]*EXP([.C77]/180)-[.D77]/([.C77]^2))/180" office:value-type="float" office:value="0.704235633543911" calcext:value-type="float">
            <text:p>0.704235633543911</text:p>
          </table:table-cell>
          <table:table-cell table:style-name="ce21" table:formula="of:=0.01*([.B77]+[.B77]^2*0.1+[.C77]*[.D77])/([.C77]*[.D77]-[.B77])" office:value-type="float" office:value="0.0251264783404241" calcext:value-type="float">
            <text:p>0.02513</text:p>
          </table:table-cell>
          <table:table-cell table:style-name="ce26" office:value-type="string" calcext:value-type="string">
            <text:p>142,342,822</text:p>
          </table:table-cell>
          <table:table-cell table:number-columns-repeated="1016"/>
        </table:table-row>
        <table:table-row table:style-name="ro1">
          <table:table-cell table:style-name="ce9" table:formula="of:=[.A77]+1" office:value-type="float" office:value="76" calcext:value-type="float">
            <text:p>76</text:p>
          </table:table-cell>
          <table:table-cell table:style-name="ce15" table:formula="of:=RAND()*180" office:value-type="float" office:value="161.298196748691" calcext:value-type="float">
            <text:p>161.298196748691</text:p>
          </table:table-cell>
          <table:table-cell table:style-name="ce15" table:formula="of:=RAND()*180" office:value-type="float" office:value="119.210543102788" calcext:value-type="float">
            <text:p>119.210543102788</text:p>
          </table:table-cell>
          <table:table-cell table:style-name="ce15" table:formula="of:=RAND()*180" office:value-type="float" office:value="8.5586838787459" calcext:value-type="float">
            <text:p>8.558683878745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8]*EXP([.C78]/180)-[.D78]/([.C78]^2))/180" office:value-type="float" office:value="1.73772506571884" calcext:value-type="float">
            <text:p>1.73772506571884</text:p>
          </table:table-cell>
          <table:table-cell table:style-name="ce21" table:formula="of:=0.01*([.B78]+[.B78]^2*0.1+[.C78]*[.D78])/([.C78]*[.D78]-[.B78])" office:value-type="float" office:value="0.0440436664062834" calcext:value-type="float">
            <text:p>0.04404</text:p>
          </table:table-cell>
          <table:table-cell table:style-name="ce26" office:value-type="string" calcext:value-type="string">
            <text:p>1,450,529,253</text:p>
          </table:table-cell>
          <table:table-cell table:number-columns-repeated="1016"/>
        </table:table-row>
        <table:table-row table:style-name="ro1">
          <table:table-cell table:style-name="ce9" table:formula="of:=[.A78]+1" office:value-type="float" office:value="77" calcext:value-type="float">
            <text:p>77</text:p>
          </table:table-cell>
          <table:table-cell table:style-name="ce15" table:formula="of:=RAND()*180" office:value-type="float" office:value="177.198158097661" calcext:value-type="float">
            <text:p>177.198158097661</text:p>
          </table:table-cell>
          <table:table-cell table:style-name="ce15" table:formula="of:=RAND()*180" office:value-type="float" office:value="106.59127825599" calcext:value-type="float">
            <text:p>106.59127825599</text:p>
          </table:table-cell>
          <table:table-cell table:style-name="ce15" table:formula="of:=RAND()*180" office:value-type="float" office:value="118.244440759153" calcext:value-type="float">
            <text:p>118.24444075915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79]*EXP([.C79]/180)-[.D79]/([.C79]^2))/180" office:value-type="float" office:value="1.77971470611534" calcext:value-type="float">
            <text:p>1.77971470611534</text:p>
          </table:table-cell>
          <table:table-cell table:style-name="ce21" table:formula="of:=0.01*([.B79]+[.B79]^2*0.1+[.C79]*[.D79])/([.C79]*[.D79]-[.B79])" office:value-type="float" office:value="0.0128119575635938" calcext:value-type="float">
            <text:p>0.01281</text:p>
          </table:table-cell>
          <table:table-cell table:style-name="ce26" office:value-type="string" calcext:value-type="string">
            <text:p>1,477,630,286</text:p>
          </table:table-cell>
          <table:table-cell table:number-columns-repeated="1016"/>
        </table:table-row>
        <table:table-row table:style-name="ro1">
          <table:table-cell table:style-name="ce9" table:formula="of:=[.A79]+1" office:value-type="float" office:value="78" calcext:value-type="float">
            <text:p>78</text:p>
          </table:table-cell>
          <table:table-cell table:style-name="ce15" table:formula="of:=RAND()*180" office:value-type="float" office:value="26.1855030376788" calcext:value-type="float">
            <text:p>26.1855030376788</text:p>
          </table:table-cell>
          <table:table-cell table:style-name="ce15" table:formula="of:=RAND()*180" office:value-type="float" office:value="39.7695385321689" calcext:value-type="float">
            <text:p>39.7695385321689</text:p>
          </table:table-cell>
          <table:table-cell table:style-name="ce15" table:formula="of:=RAND()*180" office:value-type="float" office:value="62.9619685050948" calcext:value-type="float">
            <text:p>62.961968505094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80]*EXP([.C80]/180)-[.D80]/([.C80]^2))/180" office:value-type="float" office:value="0.181222692384697" calcext:value-type="float">
            <text:p>0.181222692384697</text:p>
          </table:table-cell>
          <table:table-cell table:style-name="ce21" table:formula="of:=0.01*([.B80]+[.B80]^2*0.1+[.C80]*[.D80])/([.C80]*[.D80]-[.B80])" office:value-type="float" office:value="0.0104880938583027" calcext:value-type="float">
            <text:p>0.01049</text:p>
          </table:table-cell>
          <table:table-cell table:style-name="ce26" office:value-type="string" calcext:value-type="string">
            <text:p>150,473,132</text:p>
          </table:table-cell>
          <table:table-cell table:number-columns-repeated="1016"/>
        </table:table-row>
        <table:table-row table:style-name="ro1">
          <table:table-cell table:style-name="ce9" table:formula="of:=[.A80]+1" office:value-type="float" office:value="79" calcext:value-type="float">
            <text:p>79</text:p>
          </table:table-cell>
          <table:table-cell table:style-name="ce15" table:formula="of:=RAND()*180" office:value-type="float" office:value="92.9300169410644" calcext:value-type="float">
            <text:p>92.9300169410644</text:p>
          </table:table-cell>
          <table:table-cell table:style-name="ce15" table:formula="of:=RAND()*180" office:value-type="float" office:value="175.198111645711" calcext:value-type="float">
            <text:p>175.198111645711</text:p>
          </table:table-cell>
          <table:table-cell table:style-name="ce15" table:formula="of:=RAND()*180" office:value-type="float" office:value="96.4834456187204" calcext:value-type="float">
            <text:p>96.483445618720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81]*EXP([.C81]/180)-[.D81]/([.C81]^2))/180" office:value-type="float" office:value="1.36642783572216" calcext:value-type="float">
            <text:p>1.36642783572216</text:p>
          </table:table-cell>
          <table:table-cell table:style-name="ce21" table:formula="of:=0.01*([.B81]+[.B81]^2*0.1+[.C81]*[.D81])/([.C81]*[.D81]-[.B81])" office:value-type="float" office:value="0.0106242770252213" calcext:value-type="float">
            <text:p>0.01062</text:p>
          </table:table-cell>
          <table:table-cell table:style-name="ce26" office:value-type="string" calcext:value-type="string">
            <text:p>1,531,832,353</text:p>
          </table:table-cell>
          <table:table-cell table:number-columns-repeated="1016"/>
        </table:table-row>
        <table:table-row table:style-name="ro1">
          <table:table-cell table:style-name="ce9" table:formula="of:=[.A81]+1" office:value-type="float" office:value="80" calcext:value-type="float">
            <text:p>80</text:p>
          </table:table-cell>
          <table:table-cell table:style-name="ce15" table:formula="of:=RAND()*180" office:value-type="float" office:value="148.211634150451" calcext:value-type="float">
            <text:p>148.211634150451</text:p>
          </table:table-cell>
          <table:table-cell table:style-name="ce15" table:formula="of:=RAND()*180" office:value-type="float" office:value="78.9490923154105" calcext:value-type="float">
            <text:p>78.9490923154105</text:p>
          </table:table-cell>
          <table:table-cell table:style-name="ce15" table:formula="of:=RAND()*180" office:value-type="float" office:value="134.778745846347" calcext:value-type="float">
            <text:p>134.77874584634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2]*EXP([.C82]/180)-[.D82]/([.C82]^2))/180" office:value-type="float" office:value="1.27659494258345" calcext:value-type="float">
            <text:p>1.27659494258345</text:p>
          </table:table-cell>
          <table:table-cell table:style-name="ce21" table:formula="of:=0.01*([.B82]+[.B82]^2*0.1+[.C82]*[.D82])/([.C82]*[.D82]-[.B82])" office:value-type="float" office:value="0.0123760824116259" calcext:value-type="float">
            <text:p>0.01238</text:p>
          </table:table-cell>
          <table:table-cell table:style-name="ce22" office:value-type="string" calcext:value-type="string">
            <text:p>1,558,933,386</text:p>
          </table:table-cell>
          <table:table-cell table:number-columns-repeated="1016"/>
        </table:table-row>
        <table:table-row table:style-name="ro1">
          <table:table-cell table:style-name="ce9" table:formula="of:=[.A82]+1" office:value-type="float" office:value="81" calcext:value-type="float">
            <text:p>81</text:p>
          </table:table-cell>
          <table:table-cell table:style-name="ce15" table:formula="of:=RAND()*180" office:value-type="float" office:value="113.966098261535" calcext:value-type="float">
            <text:p>113.966098261535</text:p>
          </table:table-cell>
          <table:table-cell table:style-name="ce15" table:formula="of:=RAND()*180" office:value-type="float" office:value="41.456031492615" calcext:value-type="float">
            <text:p>41.456031492615</text:p>
          </table:table-cell>
          <table:table-cell table:style-name="ce15" table:formula="of:=RAND()*180" office:value-type="float" office:value="134.986554815891" calcext:value-type="float">
            <text:p>134.98655481589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3]*EXP([.C83]/180)-[.D83]/([.C83]^2))/180" office:value-type="float" office:value="0.796688028619705" calcext:value-type="float">
            <text:p>0.796688028619705</text:p>
          </table:table-cell>
          <table:table-cell table:style-name="ce21" table:formula="of:=0.01*([.B83]+[.B83]^2*0.1+[.C83]*[.D83])/([.C83]*[.D83]-[.B83])" office:value-type="float" office:value="0.0127850200611028" calcext:value-type="float">
            <text:p>0.01279</text:p>
          </table:table-cell>
          <table:table-cell table:style-name="ce22" office:value-type="string" calcext:value-type="string">
            <text:p>1,586,034,419</text:p>
          </table:table-cell>
          <table:table-cell table:number-columns-repeated="1016"/>
        </table:table-row>
        <table:table-row table:style-name="ro1">
          <table:table-cell table:style-name="ce9" table:formula="of:=[.A83]+1" office:value-type="float" office:value="82" calcext:value-type="float">
            <text:p>82</text:p>
          </table:table-cell>
          <table:table-cell table:style-name="ce15" table:formula="of:=RAND()*180" office:value-type="float" office:value="177.896201093524" calcext:value-type="float">
            <text:p>177.896201093524</text:p>
          </table:table-cell>
          <table:table-cell table:style-name="ce15" table:formula="of:=RAND()*180" office:value-type="float" office:value="89.0980221299188" calcext:value-type="float">
            <text:p>89.0980221299188</text:p>
          </table:table-cell>
          <table:table-cell table:style-name="ce15" table:formula="of:=RAND()*180" office:value-type="float" office:value="122.501466811375" calcext:value-type="float">
            <text:p>122.50146681137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4]*EXP([.C84]/180)-[.D84]/([.C84]^2))/180" office:value-type="float" office:value="1.62122092490689" calcext:value-type="float">
            <text:p>1.62122092490689</text:p>
          </table:table-cell>
          <table:table-cell table:style-name="ce21" table:formula="of:=0.01*([.B84]+[.B84]^2*0.1+[.C84]*[.D84])/([.C84]*[.D84]-[.B84])" office:value-type="float" office:value="0.0132789259283871" calcext:value-type="float">
            <text:p>0.01328</text:p>
          </table:table-cell>
          <table:table-cell table:style-name="ce22" office:value-type="string" calcext:value-type="string">
            <text:p>1,613,135,452</text:p>
          </table:table-cell>
          <table:table-cell table:number-columns-repeated="1016"/>
        </table:table-row>
        <table:table-row table:style-name="ro1">
          <table:table-cell table:style-name="ce9" table:formula="of:=[.A84]+1" office:value-type="float" office:value="83" calcext:value-type="float">
            <text:p>83</text:p>
          </table:table-cell>
          <table:table-cell table:style-name="ce15" table:formula="of:=RAND()*180" office:value-type="float" office:value="37.6093853968677" calcext:value-type="float">
            <text:p>37.6093853968677</text:p>
          </table:table-cell>
          <table:table-cell table:style-name="ce15" table:formula="of:=RAND()*180" office:value-type="float" office:value="0.112921594051565" calcext:value-type="float">
            <text:p>0.112921594051565</text:p>
          </table:table-cell>
          <table:table-cell table:style-name="ce15" table:formula="of:=RAND()*180" office:value-type="float" office:value="133.407283883706" calcext:value-type="float">
            <text:p>133.40728388370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5]*EXP([.C85]/180)-[.D85]/([.C85]^2))/180" office:value-type="float" office:value="-57.9145989618258" calcext:value-type="float">
            <text:p>-57.9145989618258</text:p>
          </table:table-cell>
          <table:table-cell table:style-name="ce21" table:formula="of:=0.01*([.B85]+[.B85]^2*0.1+[.C85]*[.D85])/([.C85]*[.D85]-[.B85])" office:value-type="float" office:value="-0.0861042652964706" calcext:value-type="float">
            <text:p>-0.08610</text:p>
          </table:table-cell>
          <table:table-cell table:style-name="ce22" office:value-type="string" calcext:value-type="string">
            <text:p>1,640,236,486</text:p>
          </table:table-cell>
          <table:table-cell table:number-columns-repeated="1016"/>
        </table:table-row>
        <table:table-row table:style-name="ro1">
          <table:table-cell table:style-name="ce9" table:formula="of:=[.A85]+1" office:value-type="float" office:value="84" calcext:value-type="float">
            <text:p>84</text:p>
          </table:table-cell>
          <table:table-cell table:style-name="ce15" table:formula="of:=RAND()*180" office:value-type="float" office:value="168.031173394745" calcext:value-type="float">
            <text:p>168.031173394745</text:p>
          </table:table-cell>
          <table:table-cell table:style-name="ce15" table:formula="of:=RAND()*180" office:value-type="float" office:value="166.198326260616" calcext:value-type="float">
            <text:p>166.198326260616</text:p>
          </table:table-cell>
          <table:table-cell table:style-name="ce15" table:formula="of:=RAND()*180" office:value-type="float" office:value="2.96877211610437" calcext:value-type="float">
            <text:p>2.9687721161043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6]*EXP([.C86]/180)-[.D86]/([.C86]^2))/180" office:value-type="float" office:value="2.35023764350788" calcext:value-type="float">
            <text:p>2.35023764350788</text:p>
          </table:table-cell>
          <table:table-cell table:style-name="ce21" table:formula="of:=0.01*([.B86]+[.B86]^2*0.1+[.C86]*[.D86])/([.C86]*[.D86]-[.B86])" office:value-type="float" office:value="0.107104008733941" calcext:value-type="float">
            <text:p>0.10710</text:p>
          </table:table-cell>
          <table:table-cell table:style-name="ce22" office:value-type="string" calcext:value-type="string">
            <text:p>1,667,337,519</text:p>
          </table:table-cell>
          <table:table-cell table:number-columns-repeated="1016"/>
        </table:table-row>
        <table:table-row table:style-name="ro1">
          <table:table-cell table:style-name="ce9" table:formula="of:=[.A86]+1" office:value-type="float" office:value="85" calcext:value-type="float">
            <text:p>85</text:p>
          </table:table-cell>
          <table:table-cell table:style-name="ce15" table:formula="of:=RAND()*180" office:value-type="float" office:value="162.242204657175" calcext:value-type="float">
            <text:p>162.242204657175</text:p>
          </table:table-cell>
          <table:table-cell table:style-name="ce15" table:formula="of:=RAND()*180" office:value-type="float" office:value="72.0597990808827" calcext:value-type="float">
            <text:p>72.0597990808827</text:p>
          </table:table-cell>
          <table:table-cell table:style-name="ce15" table:formula="of:=RAND()*180" office:value-type="float" office:value="64.5244707435992" calcext:value-type="float">
            <text:p>64.524470743599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7]*EXP([.C87]/180)-[.D87]/([.C87]^2))/180" office:value-type="float" office:value="1.34502735486145" calcext:value-type="float">
            <text:p>1.34502735486145</text:p>
          </table:table-cell>
          <table:table-cell table:style-name="ce21" table:formula="of:=0.01*([.B87]+[.B87]^2*0.1+[.C87]*[.D87])/([.C87]*[.D87]-[.B87])" office:value-type="float" office:value="0.0165890093934514" calcext:value-type="float">
            <text:p>0.01659</text:p>
          </table:table-cell>
          <table:table-cell table:style-name="ce22" office:value-type="string" calcext:value-type="string">
            <text:p>1,694,438,552</text:p>
          </table:table-cell>
          <table:table-cell table:number-columns-repeated="1016"/>
        </table:table-row>
        <table:table-row table:style-name="ro1">
          <table:table-cell table:style-name="ce9" table:formula="of:=[.A87]+1" office:value-type="float" office:value="86" calcext:value-type="float">
            <text:p>86</text:p>
          </table:table-cell>
          <table:table-cell table:style-name="ce15" table:formula="of:=RAND()*180" office:value-type="float" office:value="135.477777213703" calcext:value-type="float">
            <text:p>135.477777213703</text:p>
          </table:table-cell>
          <table:table-cell table:style-name="ce15" table:formula="of:=RAND()*180" office:value-type="float" office:value="112.819790567532" calcext:value-type="float">
            <text:p>112.819790567532</text:p>
          </table:table-cell>
          <table:table-cell table:style-name="ce15" table:formula="of:=RAND()*180" office:value-type="float" office:value="58.7279171298831" calcext:value-type="float">
            <text:p>58.727917129883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8]*EXP([.C88]/180)-[.D88]/([.C88]^2))/180" office:value-type="float" office:value="1.40861814841086" calcext:value-type="float">
            <text:p>1.40861814841086</text:p>
          </table:table-cell>
          <table:table-cell table:style-name="ce21" table:formula="of:=0.01*([.B88]+[.B88]^2*0.1+[.C88]*[.D88])/([.C88]*[.D88]-[.B88])" office:value-type="float" office:value="0.0132454785135743" calcext:value-type="float">
            <text:p>0.01325</text:p>
          </table:table-cell>
          <table:table-cell table:style-name="ce22" office:value-type="string" calcext:value-type="string">
            <text:p>1,721,539,585</text:p>
          </table:table-cell>
          <table:table-cell table:number-columns-repeated="1016"/>
        </table:table-row>
        <table:table-row table:style-name="ro1">
          <table:table-cell table:style-name="ce9" table:formula="of:=[.A88]+1" office:value-type="float" office:value="87" calcext:value-type="float">
            <text:p>87</text:p>
          </table:table-cell>
          <table:table-cell table:style-name="ce15" table:formula="of:=RAND()*180" office:value-type="float" office:value="53.2236914533175" calcext:value-type="float">
            <text:p>53.2236914533175</text:p>
          </table:table-cell>
          <table:table-cell table:style-name="ce15" table:formula="of:=RAND()*180" office:value-type="float" office:value="7.71114766672106" calcext:value-type="float">
            <text:p>7.71114766672106</text:p>
          </table:table-cell>
          <table:table-cell table:style-name="ce15" table:formula="of:=RAND()*180" office:value-type="float" office:value="145.694825281854" calcext:value-type="float">
            <text:p>145.69482528185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89]*EXP([.C89]/180)-[.D89]/([.C89]^2))/180" office:value-type="float" office:value="0.295017207415071" calcext:value-type="float">
            <text:p>0.295017207415071</text:p>
          </table:table-cell>
          <table:table-cell table:style-name="ce21" table:formula="of:=0.01*([.B89]+[.B89]^2*0.1+[.C89]*[.D89])/([.C89]*[.D89]-[.B89])" office:value-type="float" office:value="0.0136414229397043" calcext:value-type="float">
            <text:p>0.01364</text:p>
          </table:table-cell>
          <table:table-cell table:style-name="ce22" office:value-type="string" calcext:value-type="string">
            <text:p>1,748,640,618</text:p>
          </table:table-cell>
          <table:table-cell table:number-columns-repeated="1016"/>
        </table:table-row>
        <table:table-row table:style-name="ro1">
          <table:table-cell table:style-name="ce9" table:formula="of:=[.A89]+1" office:value-type="float" office:value="88" calcext:value-type="float">
            <text:p>88</text:p>
          </table:table-cell>
          <table:table-cell table:style-name="ce15" table:formula="of:=RAND()*180" office:value-type="float" office:value="82.7047322099365" calcext:value-type="float">
            <text:p>82.7047322099365</text:p>
          </table:table-cell>
          <table:table-cell table:style-name="ce15" table:formula="of:=RAND()*180" office:value-type="float" office:value="102.813952626853" calcext:value-type="float">
            <text:p>102.813952626853</text:p>
          </table:table-cell>
          <table:table-cell table:style-name="ce15" table:formula="of:=RAND()*180" office:value-type="float" office:value="84.2930768484139" calcext:value-type="float">
            <text:p>84.293076848413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0]*EXP([.C90]/180)-[.D90]/([.C90]^2))/180" office:value-type="float" office:value="0.813388953014935" calcext:value-type="float">
            <text:p>0.813388953014935</text:p>
          </table:table-cell>
          <table:table-cell table:style-name="ce21" table:formula="of:=0.01*([.B90]+[.B90]^2*0.1+[.C90]*[.D90])/([.C90]*[.D90]-[.B90])" office:value-type="float" office:value="0.0109895579688594" calcext:value-type="float">
            <text:p>0.01099</text:p>
          </table:table-cell>
          <table:table-cell table:style-name="ce23" office:value-type="string" calcext:value-type="string">
            <text:p>1,775,741,652</text:p>
          </table:table-cell>
          <table:table-cell table:number-columns-repeated="1016"/>
        </table:table-row>
        <table:table-row table:style-name="ro1">
          <table:table-cell table:style-name="ce9" table:formula="of:=[.A90]+1" office:value-type="float" office:value="89" calcext:value-type="float">
            <text:p>89</text:p>
          </table:table-cell>
          <table:table-cell table:style-name="ce15" table:formula="of:=RAND()*180" office:value-type="float" office:value="22.6148571039966" calcext:value-type="float">
            <text:p>22.6148571039966</text:p>
          </table:table-cell>
          <table:table-cell table:style-name="ce15" table:formula="of:=RAND()*180" office:value-type="float" office:value="122.305438730471" calcext:value-type="float">
            <text:p>122.305438730471</text:p>
          </table:table-cell>
          <table:table-cell table:style-name="ce15" table:formula="of:=RAND()*180" office:value-type="float" office:value="170.639612110989" calcext:value-type="float">
            <text:p>170.63961211098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1]*EXP([.C91]/180)-[.D91]/([.C91]^2))/180" office:value-type="float" office:value="0.247800616225879" calcext:value-type="float">
            <text:p>0.247800616225879</text:p>
          </table:table-cell>
          <table:table-cell table:style-name="ce21" table:formula="of:=0.01*([.B91]+[.B91]^2*0.1+[.C91]*[.D91])/([.C91]*[.D91]-[.B91])" office:value-type="float" office:value="0.0100462274689073" calcext:value-type="float">
            <text:p>0.01005</text:p>
          </table:table-cell>
          <table:table-cell table:style-name="ce23" office:value-type="string" calcext:value-type="string">
            <text:p>1,802,842,685</text:p>
          </table:table-cell>
          <table:table-cell table:number-columns-repeated="1016"/>
        </table:table-row>
        <table:table-row table:style-name="ro1">
          <table:table-cell table:style-name="ce9" table:formula="of:=[.A91]+1" office:value-type="float" office:value="90" calcext:value-type="float">
            <text:p>90</text:p>
          </table:table-cell>
          <table:table-cell table:style-name="ce15" table:formula="of:=RAND()*180" office:value-type="float" office:value="32.0494910450364" calcext:value-type="float">
            <text:p>32.0494910450364</text:p>
          </table:table-cell>
          <table:table-cell table:style-name="ce15" table:formula="of:=RAND()*180" office:value-type="float" office:value="2.55251010956671" calcext:value-type="float">
            <text:p>2.55251010956671</text:p>
          </table:table-cell>
          <table:table-cell table:style-name="ce15" table:formula="of:=RAND()*180" office:value-type="float" office:value="45.60222444877" calcext:value-type="float">
            <text:p>45.6022244487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2]*EXP([.C92]/180)-[.D92]/([.C92]^2))/180" office:value-type="float" office:value="0.141710927211569" calcext:value-type="float">
            <text:p>0.141710927211569</text:p>
          </table:table-cell>
          <table:table-cell table:style-name="ce21" table:formula="of:=0.01*([.B92]+[.B92]^2*0.1+[.C92]*[.D92])/([.C92]*[.D92]-[.B92])" office:value-type="float" office:value="0.0297764894412667" calcext:value-type="float">
            <text:p>0.02978</text:p>
          </table:table-cell>
          <table:table-cell table:style-name="ce23" office:value-type="string" calcext:value-type="string">
            <text:p>1,829,943,718</text:p>
          </table:table-cell>
          <table:table-cell table:number-columns-repeated="1016"/>
        </table:table-row>
        <table:table-row table:style-name="ro1">
          <table:table-cell table:style-name="ce9" table:formula="of:=[.A92]+1" office:value-type="float" office:value="91" calcext:value-type="float">
            <text:p>91</text:p>
          </table:table-cell>
          <table:table-cell table:style-name="ce15" table:formula="of:=RAND()*180" office:value-type="float" office:value="16.5492409390366" calcext:value-type="float">
            <text:p>16.5492409390366</text:p>
          </table:table-cell>
          <table:table-cell table:style-name="ce15" table:formula="of:=RAND()*180" office:value-type="float" office:value="37.1789893512718" calcext:value-type="float">
            <text:p>37.1789893512718</text:p>
          </table:table-cell>
          <table:table-cell table:style-name="ce15" table:formula="of:=RAND()*180" office:value-type="float" office:value="8.19126495053991" calcext:value-type="float">
            <text:p>8.1912649505399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3]*EXP([.C93]/180)-[.D93]/([.C93]^2))/180" office:value-type="float" office:value="0.11300107218189" calcext:value-type="float">
            <text:p>0.11300107218189</text:p>
          </table:table-cell>
          <table:table-cell table:style-name="ce21" table:formula="of:=0.01*([.B93]+[.B93]^2*0.1+[.C93]*[.D93])/([.C93]*[.D93]-[.B93])" office:value-type="float" office:value="0.0121002618127824" calcext:value-type="float">
            <text:p>0.01210</text:p>
          </table:table-cell>
          <table:table-cell table:style-name="ce23" office:value-type="string" calcext:value-type="string">
            <text:p>1,857,044,751</text:p>
          </table:table-cell>
          <table:table-cell table:number-columns-repeated="1016"/>
        </table:table-row>
        <table:table-row table:style-name="ro1">
          <table:table-cell table:style-name="ce9" table:formula="of:=[.A93]+1" office:value-type="float" office:value="92" calcext:value-type="float">
            <text:p>92</text:p>
          </table:table-cell>
          <table:table-cell table:style-name="ce15" table:formula="of:=RAND()*180" office:value-type="float" office:value="144.013965000762" calcext:value-type="float">
            <text:p>144.013965000762</text:p>
          </table:table-cell>
          <table:table-cell table:style-name="ce15" table:formula="of:=RAND()*180" office:value-type="float" office:value="133.768093056747" calcext:value-type="float">
            <text:p>133.768093056747</text:p>
          </table:table-cell>
          <table:table-cell table:style-name="ce15" table:formula="of:=RAND()*180" office:value-type="float" office:value="72.8453772888972" calcext:value-type="float">
            <text:p>72.845377288897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4]*EXP([.C94]/180)-[.D94]/([.C94]^2))/180" office:value-type="float" office:value="1.68218921811654" calcext:value-type="float">
            <text:p>1.68218921811654</text:p>
          </table:table-cell>
          <table:table-cell table:style-name="ce21" table:formula="of:=0.01*([.B94]+[.B94]^2*0.1+[.C94]*[.D94])/([.C94]*[.D94]-[.B94])" office:value-type="float" office:value="0.0124603524068858" calcext:value-type="float">
            <text:p>0.01246</text:p>
          </table:table-cell>
          <table:table-cell table:style-name="ce23" office:value-type="string" calcext:value-type="string">
            <text:p>1,884,145,784</text:p>
          </table:table-cell>
          <table:table-cell table:number-columns-repeated="1016"/>
        </table:table-row>
        <table:table-row table:style-name="ro1">
          <table:table-cell table:style-name="ce9" table:formula="of:=[.A94]+1" office:value-type="float" office:value="93" calcext:value-type="float">
            <text:p>93</text:p>
          </table:table-cell>
          <table:table-cell table:style-name="ce15" table:formula="of:=RAND()*180" office:value-type="float" office:value="86.565794132653" calcext:value-type="float">
            <text:p>86.565794132653</text:p>
          </table:table-cell>
          <table:table-cell table:style-name="ce15" table:formula="of:=RAND()*180" office:value-type="float" office:value="115.503248887132" calcext:value-type="float">
            <text:p>115.503248887132</text:p>
          </table:table-cell>
          <table:table-cell table:style-name="ce15" table:formula="of:=RAND()*180" office:value-type="float" office:value="80.8602200743943" calcext:value-type="float">
            <text:p>80.860220074394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5]*EXP([.C95]/180)-[.D95]/([.C95]^2))/180" office:value-type="float" office:value="0.913561810639756" calcext:value-type="float">
            <text:p>0.913561810639756</text:p>
          </table:table-cell>
          <table:table-cell table:style-name="ce21" table:formula="of:=0.01*([.B95]+[.B95]^2*0.1+[.C95]*[.D95])/([.C95]*[.D95]-[.B95])" office:value-type="float" office:value="0.0109969631930399" calcext:value-type="float">
            <text:p>0.01100</text:p>
          </table:table-cell>
          <table:table-cell table:style-name="ce23" office:value-type="string" calcext:value-type="string">
            <text:p>1,911,246,818</text:p>
          </table:table-cell>
          <table:table-cell table:number-columns-repeated="1016"/>
        </table:table-row>
        <table:table-row table:style-name="ro1">
          <table:table-cell table:style-name="ce9" table:formula="of:=[.A95]+1" office:value-type="float" office:value="94" calcext:value-type="float">
            <text:p>94</text:p>
          </table:table-cell>
          <table:table-cell table:style-name="ce15" table:formula="of:=RAND()*180" office:value-type="float" office:value="174.237247184138" calcext:value-type="float">
            <text:p>174.237247184138</text:p>
          </table:table-cell>
          <table:table-cell table:style-name="ce15" table:formula="of:=RAND()*180" office:value-type="float" office:value="122.865400299239" calcext:value-type="float">
            <text:p>122.865400299239</text:p>
          </table:table-cell>
          <table:table-cell table:style-name="ce15" table:formula="of:=RAND()*180" office:value-type="float" office:value="21.0016867404497" calcext:value-type="float">
            <text:p>21.001686740449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6]*EXP([.C96]/180)-[.D96]/([.C96]^2))/180" office:value-type="float" office:value="1.91562230194329" calcext:value-type="float">
            <text:p>1.91562230194329</text:p>
          </table:table-cell>
          <table:table-cell table:style-name="ce21" table:formula="of:=0.01*([.B96]+[.B96]^2*0.1+[.C96]*[.D96])/([.C96]*[.D96]-[.B96])" office:value-type="float" office:value="0.0240653974463651" calcext:value-type="float">
            <text:p>0.02407</text:p>
          </table:table-cell>
          <table:table-cell table:style-name="ce23" office:value-type="string" calcext:value-type="string">
            <text:p>1,938,347,851</text:p>
          </table:table-cell>
          <table:table-cell table:number-columns-repeated="1016"/>
        </table:table-row>
        <table:table-row table:style-name="ro1">
          <table:table-cell table:style-name="ce9" table:formula="of:=[.A96]+1" office:value-type="float" office:value="95" calcext:value-type="float">
            <text:p>95</text:p>
          </table:table-cell>
          <table:table-cell table:style-name="ce15" table:formula="of:=RAND()*180" office:value-type="float" office:value="138.406531908526" calcext:value-type="float">
            <text:p>138.406531908526</text:p>
          </table:table-cell>
          <table:table-cell table:style-name="ce15" table:formula="of:=RAND()*180" office:value-type="float" office:value="125.253132309778" calcext:value-type="float">
            <text:p>125.253132309778</text:p>
          </table:table-cell>
          <table:table-cell table:style-name="ce15" table:formula="of:=RAND()*180" office:value-type="float" office:value="44.3661857666195" calcext:value-type="float">
            <text:p>44.366185766619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97]*EXP([.C97]/180)-[.D97]/([.C97]^2))/180" office:value-type="float" office:value="1.54199793113016" calcext:value-type="float">
            <text:p>1.54199793113016</text:p>
          </table:table-cell>
          <table:table-cell table:style-name="ce21" table:formula="of:=0.01*([.B97]+[.B97]^2*0.1+[.C97]*[.D97])/([.C97]*[.D97]-[.B97])" office:value-type="float" office:value="0.014046157683937" calcext:value-type="float">
            <text:p>0.01405</text:p>
          </table:table-cell>
          <table:table-cell table:style-name="ce23" office:value-type="string" calcext:value-type="string">
            <text:p>1,965,448,884</text:p>
          </table:table-cell>
          <table:table-cell table:number-columns-repeated="1016"/>
        </table:table-row>
        <table:table-row table:style-name="ro1">
          <table:table-cell table:style-name="ce9" table:formula="of:=[.A97]+1" office:value-type="float" office:value="96" calcext:value-type="float">
            <text:p>96</text:p>
          </table:table-cell>
          <table:table-cell table:style-name="ce15" table:formula="of:=RAND()*180" office:value-type="float" office:value="123.309140142642" calcext:value-type="float">
            <text:p>123.309140142642</text:p>
          </table:table-cell>
          <table:table-cell table:style-name="ce15" table:formula="of:=RAND()*180" office:value-type="float" office:value="131.078994461977" calcext:value-type="float">
            <text:p>131.078994461977</text:p>
          </table:table-cell>
          <table:table-cell table:style-name="ce15" table:formula="of:=RAND()*180" office:value-type="float" office:value="48.9601364076534" calcext:value-type="float">
            <text:p>48.960136407653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98]*EXP([.C98]/180)-[.D98]/([.C98]^2))/180" office:value-type="float" office:value="1.41898689868782" calcext:value-type="float">
            <text:p>1.41898689868782</text:p>
          </table:table-cell>
          <table:table-cell table:style-name="ce21" table:formula="of:=0.01*([.B98]+[.B98]^2*0.1+[.C98]*[.D98])/([.C98]*[.D98]-[.B98])" office:value-type="float" office:value="0.0128074964505156" calcext:value-type="float">
            <text:p>0.01281</text:p>
          </table:table-cell>
          <table:table-cell table:style-name="ce24" office:value-type="string" calcext:value-type="string">
            <text:p>1,992,549,917</text:p>
          </table:table-cell>
          <table:table-cell table:number-columns-repeated="1016"/>
        </table:table-row>
        <table:table-row table:style-name="ro1">
          <table:table-cell table:style-name="ce9" table:formula="of:=[.A98]+1" office:value-type="float" office:value="97" calcext:value-type="float">
            <text:p>97</text:p>
          </table:table-cell>
          <table:table-cell table:style-name="ce15" table:formula="of:=RAND()*180" office:value-type="float" office:value="1.20608556568419" calcext:value-type="float">
            <text:p>1.20608556568419</text:p>
          </table:table-cell>
          <table:table-cell table:style-name="ce15" table:formula="of:=RAND()*180" office:value-type="float" office:value="178.428617727921" calcext:value-type="float">
            <text:p>178.428617727921</text:p>
          </table:table-cell>
          <table:table-cell table:style-name="ce15" table:formula="of:=RAND()*180" office:value-type="float" office:value="22.3687049210049" calcext:value-type="float">
            <text:p>22.368704921004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99]*EXP([.C99]/180)-[.D99]/([.C99]^2))/180" office:value-type="float" office:value="0.0180515645824565" calcext:value-type="float">
            <text:p>0.018051564582457</text:p>
          </table:table-cell>
          <table:table-cell table:style-name="ce21" table:formula="of:=0.01*([.B99]+[.B99]^2*0.1+[.C99]*[.D99])/([.C99]*[.D99]-[.B99])" office:value-type="float" office:value="0.0100064100960164" calcext:value-type="float">
            <text:p>0.01001</text:p>
          </table:table-cell>
          <table:table-cell table:style-name="ce24" office:value-type="string" calcext:value-type="string">
            <text:p>201,965,095</text:p>
          </table:table-cell>
          <table:table-cell table:number-columns-repeated="1016"/>
        </table:table-row>
        <table:table-row table:style-name="ro1">
          <table:table-cell table:style-name="ce9" table:formula="of:=[.A99]+1" office:value-type="float" office:value="98" calcext:value-type="float">
            <text:p>98</text:p>
          </table:table-cell>
          <table:table-cell table:style-name="ce15" table:formula="of:=RAND()*180" office:value-type="float" office:value="95.8755724714191" calcext:value-type="float">
            <text:p>95.8755724714191</text:p>
          </table:table-cell>
          <table:table-cell table:style-name="ce15" table:formula="of:=RAND()*180" office:value-type="float" office:value="77.7535959207112" calcext:value-type="float">
            <text:p>77.7535959207112</text:p>
          </table:table-cell>
          <table:table-cell table:style-name="ce15" table:formula="of:=RAND()*180" office:value-type="float" office:value="137.886206349631" calcext:value-type="float">
            <text:p>137.88620634963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0]*EXP([.C100]/180)-[.D100]/([.C100]^2))/180" office:value-type="float" office:value="0.820291384632207" calcext:value-type="float">
            <text:p>0.820291384632207</text:p>
          </table:table-cell>
          <table:table-cell table:style-name="ce21" table:formula="of:=0.01*([.B100]+[.B100]^2*0.1+[.C100]*[.D100])/([.C100]*[.D100]-[.B100])" office:value-type="float" office:value="0.0110455860339995" calcext:value-type="float">
            <text:p>0.01105</text:p>
          </table:table-cell>
          <table:table-cell table:style-name="ce24" office:value-type="string" calcext:value-type="string">
            <text:p>2,046,751,984</text:p>
          </table:table-cell>
          <table:table-cell table:number-columns-repeated="1016"/>
        </table:table-row>
        <table:table-row table:style-name="ro1">
          <table:table-cell table:style-name="ce9" table:formula="of:=[.A100]+1" office:value-type="float" office:value="99" calcext:value-type="float">
            <text:p>99</text:p>
          </table:table-cell>
          <table:table-cell table:style-name="ce15" table:formula="of:=RAND()*180" office:value-type="float" office:value="174.641755406942" calcext:value-type="float">
            <text:p>174.641755406942</text:p>
          </table:table-cell>
          <table:table-cell table:style-name="ce15" table:formula="of:=RAND()*180" office:value-type="float" office:value="151.095579689136" calcext:value-type="float">
            <text:p>151.095579689136</text:p>
          </table:table-cell>
          <table:table-cell table:style-name="ce15" table:formula="of:=RAND()*180" office:value-type="float" office:value="160.856950712007" calcext:value-type="float">
            <text:p>160.85695071200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1]*EXP([.C101]/180)-[.D101]/([.C101]^2))/180" office:value-type="float" office:value="2.24607078641303" calcext:value-type="float">
            <text:p>2.24607078641303</text:p>
          </table:table-cell>
          <table:table-cell table:style-name="ce21" table:formula="of:=0.01*([.B101]+[.B101]^2*0.1+[.C101]*[.D101])/([.C101]*[.D101]-[.B101])" office:value-type="float" office:value="0.0114087190734191" calcext:value-type="float">
            <text:p>0.01141</text:p>
          </table:table-cell>
          <table:table-cell table:style-name="ce24" office:value-type="string" calcext:value-type="string">
            <text:p>2,073,853,017</text:p>
          </table:table-cell>
          <table:table-cell table:number-columns-repeated="1016"/>
        </table:table-row>
        <table:table-row table:style-name="ro1">
          <table:table-cell table:style-name="ce9" table:formula="of:=[.A101]+1" office:value-type="float" office:value="100" calcext:value-type="float">
            <text:p>100</text:p>
          </table:table-cell>
          <table:table-cell table:style-name="ce15" table:formula="of:=RAND()*180" office:value-type="float" office:value="100.742953487098" calcext:value-type="float">
            <text:p>100.742953487098</text:p>
          </table:table-cell>
          <table:table-cell table:style-name="ce15" table:formula="of:=RAND()*180" office:value-type="float" office:value="29.196043241155" calcext:value-type="float">
            <text:p>29.196043241155</text:p>
          </table:table-cell>
          <table:table-cell table:style-name="ce15" table:formula="of:=RAND()*180" office:value-type="float" office:value="61.9135539215146" calcext:value-type="float">
            <text:p>61.913553921514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2]*EXP([.C102]/180)-[.D102]/([.C102]^2))/180" office:value-type="float" office:value="0.657837348499387" calcext:value-type="float">
            <text:p>0.657837348499387</text:p>
          </table:table-cell>
          <table:table-cell table:style-name="ce21" table:formula="of:=0.01*([.B102]+[.B102]^2*0.1+[.C102]*[.D102])/([.C102]*[.D102]-[.B102])" office:value-type="float" office:value="0.0171264212172279" calcext:value-type="float">
            <text:p>0.01713</text:p>
          </table:table-cell>
          <table:table-cell table:style-name="ce24" office:value-type="string" calcext:value-type="string">
            <text:p>210,095,405</text:p>
          </table:table-cell>
          <table:table-cell table:number-columns-repeated="1016"/>
        </table:table-row>
        <table:table-row table:style-name="ro1">
          <table:table-cell table:style-name="ce9" table:formula="of:=[.A102]+1" office:value-type="float" office:value="101" calcext:value-type="float">
            <text:p>101</text:p>
          </table:table-cell>
          <table:table-cell table:style-name="ce15" table:formula="of:=RAND()*180" office:value-type="float" office:value="102.167199271627" calcext:value-type="float">
            <text:p>102.167199271627</text:p>
          </table:table-cell>
          <table:table-cell table:style-name="ce15" table:formula="of:=RAND()*180" office:value-type="float" office:value="116.114148544498" calcext:value-type="float">
            <text:p>116.114148544498</text:p>
          </table:table-cell>
          <table:table-cell table:style-name="ce15" table:formula="of:=RAND()*180" office:value-type="float" office:value="36.1373317665299" calcext:value-type="float">
            <text:p>36.137331766529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3]*EXP([.C103]/180)-[.D103]/([.C103]^2))/180" office:value-type="float" office:value="1.08189990684476" calcext:value-type="float">
            <text:p>1.08189990684476</text:p>
          </table:table-cell>
          <table:table-cell table:style-name="ce21" table:formula="of:=0.01*([.B103]+[.B103]^2*0.1+[.C103]*[.D103])/([.C103]*[.D103]-[.B103])" office:value-type="float" office:value="0.0130488082841859" calcext:value-type="float">
            <text:p>0.01305</text:p>
          </table:table-cell>
          <table:table-cell table:style-name="ce24" office:value-type="string" calcext:value-type="string">
            <text:p>2,128,055,083</text:p>
          </table:table-cell>
          <table:table-cell table:number-columns-repeated="1016"/>
        </table:table-row>
        <table:table-row table:style-name="ro1">
          <table:table-cell table:style-name="ce9" table:formula="of:=[.A103]+1" office:value-type="float" office:value="102" calcext:value-type="float">
            <text:p>102</text:p>
          </table:table-cell>
          <table:table-cell table:style-name="ce15" table:formula="of:=RAND()*180" office:value-type="float" office:value="54.1310993731744" calcext:value-type="float">
            <text:p>54.1310993731744</text:p>
          </table:table-cell>
          <table:table-cell table:style-name="ce15" table:formula="of:=RAND()*180" office:value-type="float" office:value="42.761975307616" calcext:value-type="float">
            <text:p>42.761975307616</text:p>
          </table:table-cell>
          <table:table-cell table:style-name="ce15" table:formula="of:=RAND()*180" office:value-type="float" office:value="172.878394031249" calcext:value-type="float">
            <text:p>172.87839403124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4]*EXP([.C104]/180)-[.D104]/([.C104]^2))/180" office:value-type="float" office:value="0.38084621367534" calcext:value-type="float">
            <text:p>0.38084621367534</text:p>
          </table:table-cell>
          <table:table-cell table:style-name="ce21" table:formula="of:=0.01*([.B104]+[.B104]^2*0.1+[.C104]*[.D104])/([.C104]*[.D104]-[.B104])" office:value-type="float" office:value="0.0105468151655018" calcext:value-type="float">
            <text:p>0.01055</text:p>
          </table:table-cell>
          <table:table-cell table:style-name="ce24" office:value-type="string" calcext:value-type="string">
            <text:p>2,155,156,116</text:p>
          </table:table-cell>
          <table:table-cell table:number-columns-repeated="1016"/>
        </table:table-row>
        <table:table-row table:style-name="ro1">
          <table:table-cell table:style-name="ce9" table:formula="of:=[.A104]+1" office:value-type="float" office:value="103" calcext:value-type="float">
            <text:p>103</text:p>
          </table:table-cell>
          <table:table-cell table:style-name="ce15" table:formula="of:=RAND()*180" office:value-type="float" office:value="9.26539403574305" calcext:value-type="float">
            <text:p>9.26539403574305</text:p>
          </table:table-cell>
          <table:table-cell table:style-name="ce15" table:formula="of:=RAND()*180" office:value-type="float" office:value="73.9999046198455" calcext:value-type="float">
            <text:p>73.9999046198455</text:p>
          </table:table-cell>
          <table:table-cell table:style-name="ce15" table:formula="of:=RAND()*180" office:value-type="float" office:value="141.63141264792" calcext:value-type="float">
            <text:p>141.6314126479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05]*EXP([.C105]/180)-[.D105]/([.C105]^2))/180" office:value-type="float" office:value="0.0775050564006041" calcext:value-type="float">
            <text:p>0.077505056400604</text:p>
          </table:table-cell>
          <table:table-cell table:style-name="ce21" table:formula="of:=0.01*([.B105]+[.B105]^2*0.1+[.C105]*[.D105])/([.C105]*[.D105]-[.B105])" office:value-type="float" office:value="0.0100258947443222" calcext:value-type="float">
            <text:p>0.01003</text:p>
          </table:table-cell>
          <table:table-cell table:style-name="ce24" office:value-type="string" calcext:value-type="string">
            <text:p>218,225,715</text:p>
          </table:table-cell>
          <table:table-cell table:number-columns-repeated="1016"/>
        </table:table-row>
        <table:table-row table:style-name="ro1">
          <table:table-cell table:style-name="ce9" table:formula="of:=[.A105]+1" office:value-type="float" office:value="104" calcext:value-type="float">
            <text:p>104</text:p>
          </table:table-cell>
          <table:table-cell table:style-name="ce15" table:formula="of:=RAND()*180" office:value-type="float" office:value="152.807628965001" calcext:value-type="float">
            <text:p>152.807628965001</text:p>
          </table:table-cell>
          <table:table-cell table:style-name="ce15" table:formula="of:=RAND()*180" office:value-type="float" office:value="29.6923399231507" calcext:value-type="float">
            <text:p>29.6923399231507</text:p>
          </table:table-cell>
          <table:table-cell table:style-name="ce15" table:formula="of:=RAND()*180" office:value-type="float" office:value="86.4386660979757" calcext:value-type="float">
            <text:p>86.438666097975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6]*EXP([.C106]/180)-[.D106]/([.C106]^2))/180" office:value-type="float" office:value="1.00063640672119" calcext:value-type="float">
            <text:p>1.00063640672119</text:p>
          </table:table-cell>
          <table:table-cell table:style-name="ce21" table:formula="of:=0.01*([.B106]+[.B106]^2*0.1+[.C106]*[.D106])/([.C106]*[.D106]-[.B106])" office:value-type="float" office:value="0.0209399190748938" calcext:value-type="float">
            <text:p>0.02094</text:p>
          </table:table-cell>
          <table:table-cell table:style-name="ce25" office:value-type="string" calcext:value-type="string">
            <text:p>2,209,358,183</text:p>
          </table:table-cell>
          <table:table-cell table:number-columns-repeated="1016"/>
        </table:table-row>
        <table:table-row table:style-name="ro1">
          <table:table-cell table:style-name="ce9" table:formula="of:=[.A106]+1" office:value-type="float" office:value="105" calcext:value-type="float">
            <text:p>105</text:p>
          </table:table-cell>
          <table:table-cell table:style-name="ce15" table:formula="of:=RAND()*180" office:value-type="float" office:value="77.8454765285972" calcext:value-type="float">
            <text:p>77.8454765285972</text:p>
          </table:table-cell>
          <table:table-cell table:style-name="ce15" table:formula="of:=RAND()*180" office:value-type="float" office:value="12.9066096641004" calcext:value-type="float">
            <text:p>12.9066096641004</text:p>
          </table:table-cell>
          <table:table-cell table:style-name="ce15" table:formula="of:=RAND()*180" office:value-type="float" office:value="97.5142389628713" calcext:value-type="float">
            <text:p>97.514238962871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7]*EXP([.C107]/180)-[.D107]/([.C107]^2))/180" office:value-type="float" office:value="0.461371441392634" calcext:value-type="float">
            <text:p>0.461371441392634</text:p>
          </table:table-cell>
          <table:table-cell table:style-name="ce21" table:formula="of:=0.01*([.B107]+[.B107]^2*0.1+[.C107]*[.D107])/([.C107]*[.D107]-[.B107])" office:value-type="float" office:value="0.0164509329441364" calcext:value-type="float">
            <text:p>0.01645</text:p>
          </table:table-cell>
          <table:table-cell table:style-name="ce25" office:value-type="string" calcext:value-type="string">
            <text:p>2,236,459,216</text:p>
          </table:table-cell>
          <table:table-cell table:number-columns-repeated="1016"/>
        </table:table-row>
        <table:table-row table:style-name="ro1">
          <table:table-cell table:style-name="ce9" table:formula="of:=[.A107]+1" office:value-type="float" office:value="106" calcext:value-type="float">
            <text:p>106</text:p>
          </table:table-cell>
          <table:table-cell table:style-name="ce15" table:formula="of:=RAND()*180" office:value-type="float" office:value="7.40776098141326" calcext:value-type="float">
            <text:p>7.40776098141326</text:p>
          </table:table-cell>
          <table:table-cell table:style-name="ce15" table:formula="of:=RAND()*180" office:value-type="float" office:value="37.9653269804527" calcext:value-type="float">
            <text:p>37.9653269804527</text:p>
          </table:table-cell>
          <table:table-cell table:style-name="ce15" table:formula="of:=RAND()*180" office:value-type="float" office:value="160.954318748783" calcext:value-type="float">
            <text:p>160.95431874878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8]*EXP([.C108]/180)-[.D108]/([.C108]^2))/180" office:value-type="float" office:value="0.050197344336164" calcext:value-type="float">
            <text:p>0.050197344336164</text:p>
          </table:table-cell>
          <table:table-cell table:style-name="ce21" table:formula="of:=0.01*([.B108]+[.B108]^2*0.1+[.C108]*[.D108])/([.C108]*[.D108]-[.B108])" office:value-type="float" office:value="0.0100332657668411" calcext:value-type="float">
            <text:p>0.01003</text:p>
          </table:table-cell>
          <table:table-cell table:style-name="ce25" office:value-type="string" calcext:value-type="string">
            <text:p>2,263,560,249</text:p>
          </table:table-cell>
          <table:table-cell table:number-columns-repeated="1016"/>
        </table:table-row>
        <table:table-row table:style-name="ro1">
          <table:table-cell table:style-name="ce9" table:formula="of:=[.A108]+1" office:value-type="float" office:value="107" calcext:value-type="float">
            <text:p>107</text:p>
          </table:table-cell>
          <table:table-cell table:style-name="ce15" table:formula="of:=RAND()*180" office:value-type="float" office:value="146.94208926937" calcext:value-type="float">
            <text:p>146.94208926937</text:p>
          </table:table-cell>
          <table:table-cell table:style-name="ce15" table:formula="of:=RAND()*180" office:value-type="float" office:value="33.0100392587844" calcext:value-type="float">
            <text:p>33.0100392587844</text:p>
          </table:table-cell>
          <table:table-cell table:style-name="ce15" table:formula="of:=RAND()*180" office:value-type="float" office:value="75.1537712431232" calcext:value-type="float">
            <text:p>75.153771243123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09]*EXP([.C109]/180)-[.D109]/([.C109]^2))/180" office:value-type="float" office:value="0.980277108603257" calcext:value-type="float">
            <text:p>0.980277108603257</text:p>
          </table:table-cell>
          <table:table-cell table:style-name="ce21" table:formula="of:=0.01*([.B109]+[.B109]^2*0.1+[.C109]*[.D109])/([.C109]*[.D109]-[.B109])" office:value-type="float" office:value="0.0205107149411128" calcext:value-type="float">
            <text:p>0.02051</text:p>
          </table:table-cell>
          <table:table-cell table:style-name="ce25" office:value-type="string" calcext:value-type="string">
            <text:p>2,290,661,282</text:p>
          </table:table-cell>
          <table:table-cell table:number-columns-repeated="1016"/>
        </table:table-row>
        <table:table-row table:style-name="ro1">
          <table:table-cell table:style-name="ce9" table:formula="of:=[.A109]+1" office:value-type="float" office:value="108" calcext:value-type="float">
            <text:p>108</text:p>
          </table:table-cell>
          <table:table-cell table:style-name="ce15" table:formula="of:=RAND()*180" office:value-type="float" office:value="147.04755195339" calcext:value-type="float">
            <text:p>147.04755195339</text:p>
          </table:table-cell>
          <table:table-cell table:style-name="ce15" table:formula="of:=RAND()*180" office:value-type="float" office:value="135.913637687011" calcext:value-type="float">
            <text:p>135.913637687011</text:p>
          </table:table-cell>
          <table:table-cell table:style-name="ce15" table:formula="of:=RAND()*180" office:value-type="float" office:value="33.2825543102818" calcext:value-type="float">
            <text:p>33.282554310281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0]*EXP([.C110]/180)-[.D110]/([.C110]^2))/180" office:value-type="float" office:value="1.73823316112185" calcext:value-type="float">
            <text:p>1.73823316112185</text:p>
          </table:table-cell>
          <table:table-cell table:style-name="ce21" table:formula="of:=0.01*([.B110]+[.B110]^2*0.1+[.C110]*[.D110])/([.C110]*[.D110]-[.B110])" office:value-type="float" office:value="0.0156126820153597" calcext:value-type="float">
            <text:p>0.01561</text:p>
          </table:table-cell>
          <table:table-cell table:style-name="ce25" office:value-type="string" calcext:value-type="string">
            <text:p>2,317,762,316</text:p>
          </table:table-cell>
          <table:table-cell table:number-columns-repeated="1016"/>
        </table:table-row>
        <table:table-row table:style-name="ro1">
          <table:table-cell table:style-name="ce9" table:formula="of:=[.A110]+1" office:value-type="float" office:value="109" calcext:value-type="float">
            <text:p>109</text:p>
          </table:table-cell>
          <table:table-cell table:style-name="ce15" table:formula="of:=RAND()*180" office:value-type="float" office:value="141.099273537374" calcext:value-type="float">
            <text:p>141.099273537374</text:p>
          </table:table-cell>
          <table:table-cell table:style-name="ce15" table:formula="of:=RAND()*180" office:value-type="float" office:value="150.518596732895" calcext:value-type="float">
            <text:p>150.518596732895</text:p>
          </table:table-cell>
          <table:table-cell table:style-name="ce15" table:formula="of:=RAND()*180" office:value-type="float" office:value="11.4659183831521" calcext:value-type="float">
            <text:p>11.465918383152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1]*EXP([.C111]/180)-[.D111]/([.C111]^2))/180" office:value-type="float" office:value="1.80890145731693" calcext:value-type="float">
            <text:p>1.80890145731693</text:p>
          </table:table-cell>
          <table:table-cell table:style-name="ce21" table:formula="of:=0.01*([.B111]+[.B111]^2*0.1+[.C111]*[.D111])/([.C111]*[.D111]-[.B111])" office:value-type="float" office:value="0.02434372003639" calcext:value-type="float">
            <text:p>0.02434</text:p>
          </table:table-cell>
          <table:table-cell table:style-name="ce25" office:value-type="string" calcext:value-type="string">
            <text:p>2,344,863,349</text:p>
          </table:table-cell>
          <table:table-cell table:number-columns-repeated="1016"/>
        </table:table-row>
        <table:table-row table:style-name="ro1">
          <table:table-cell table:style-name="ce9" table:formula="of:=[.A111]+1" office:value-type="float" office:value="110" calcext:value-type="float">
            <text:p>110</text:p>
          </table:table-cell>
          <table:table-cell table:style-name="ce15" table:formula="of:=RAND()*180" office:value-type="float" office:value="86.223017254143" calcext:value-type="float">
            <text:p>86.223017254143</text:p>
          </table:table-cell>
          <table:table-cell table:style-name="ce15" table:formula="of:=RAND()*180" office:value-type="float" office:value="68.6147962139165" calcext:value-type="float">
            <text:p>68.6147962139165</text:p>
          </table:table-cell>
          <table:table-cell table:style-name="ce15" table:formula="of:=RAND()*180" office:value-type="float" office:value="57.1230947300085" calcext:value-type="float">
            <text:p>57.123094730008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2]*EXP([.C112]/180)-[.D112]/([.C112]^2))/180" office:value-type="float" office:value="0.701227788184949" calcext:value-type="float">
            <text:p>0.701227788184949</text:p>
          </table:table-cell>
          <table:table-cell table:style-name="ce21" table:formula="of:=0.01*([.B112]+[.B112]^2*0.1+[.C112]*[.D112])/([.C112]*[.D112]-[.B112])" office:value-type="float" office:value="0.0123893118522129" calcext:value-type="float">
            <text:p>0.01239</text:p>
          </table:table-cell>
          <table:table-cell table:style-name="ce25" office:value-type="string" calcext:value-type="string">
            <text:p>2,371,964,382</text:p>
          </table:table-cell>
          <table:table-cell table:number-columns-repeated="1016"/>
        </table:table-row>
        <table:table-row table:style-name="ro1">
          <table:table-cell table:style-name="ce9" table:formula="of:=[.A112]+1" office:value-type="float" office:value="111" calcext:value-type="float">
            <text:p>111</text:p>
          </table:table-cell>
          <table:table-cell table:style-name="ce15" table:formula="of:=RAND()*180" office:value-type="float" office:value="112.178703244749" calcext:value-type="float">
            <text:p>112.178703244749</text:p>
          </table:table-cell>
          <table:table-cell table:style-name="ce15" table:formula="of:=RAND()*180" office:value-type="float" office:value="171.648623102864" calcext:value-type="float">
            <text:p>171.648623102864</text:p>
          </table:table-cell>
          <table:table-cell table:style-name="ce15" table:formula="of:=RAND()*180" office:value-type="float" office:value="128.517462850598" calcext:value-type="float">
            <text:p>128.51746285059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13]*EXP([.C113]/180)-[.D113]/([.C113]^2))/180" office:value-type="float" office:value="1.6172461431966" calcext:value-type="float">
            <text:p>1.6172461431966</text:p>
          </table:table-cell>
          <table:table-cell table:style-name="ce21" table:formula="of:=0.01*([.B113]+[.B113]^2*0.1+[.C113]*[.D113])/([.C113]*[.D113]-[.B113])" office:value-type="float" office:value="0.0106755905142375" calcext:value-type="float">
            <text:p>0.01068</text:p>
          </table:table-cell>
          <table:table-cell table:style-name="ce25" office:value-type="string" calcext:value-type="string">
            <text:p>2,399,065,415</text:p>
          </table:table-cell>
          <table:table-cell table:number-columns-repeated="1016"/>
        </table:table-row>
        <table:table-row table:style-name="ro1">
          <table:table-cell table:style-name="ce9" table:formula="of:=[.A113]+1" office:value-type="float" office:value="112" calcext:value-type="float">
            <text:p>112</text:p>
          </table:table-cell>
          <table:table-cell table:style-name="ce15" table:formula="of:=RAND()*180" office:value-type="float" office:value="179.380886325773" calcext:value-type="float">
            <text:p>179.380886325773</text:p>
          </table:table-cell>
          <table:table-cell table:style-name="ce15" table:formula="of:=RAND()*180" office:value-type="float" office:value="113.979746631108" calcext:value-type="float">
            <text:p>113.979746631108</text:p>
          </table:table-cell>
          <table:table-cell table:style-name="ce15" table:formula="of:=RAND()*180" office:value-type="float" office:value="55.6760535927924" calcext:value-type="float">
            <text:p>55.676053592792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4]*EXP([.C114]/180)-[.D114]/([.C114]^2))/180" office:value-type="float" office:value="1.87716504146954" calcext:value-type="float">
            <text:p>1.87716504146954</text:p>
          </table:table-cell>
          <table:table-cell table:style-name="ce21" table:formula="of:=0.01*([.B114]+[.B114]^2*0.1+[.C114]*[.D114])/([.C114]*[.D114]-[.B114])" office:value-type="float" office:value="0.0157998480273108" calcext:value-type="float">
            <text:p>0.01580</text:p>
          </table:table-cell>
          <table:table-cell table:style-name="ce26" office:value-type="string" calcext:value-type="string">
            <text:p>2,426,166,448</text:p>
          </table:table-cell>
          <table:table-cell table:number-columns-repeated="1016"/>
        </table:table-row>
        <table:table-row table:style-name="ro1">
          <table:table-cell table:style-name="ce9" table:formula="of:=[.A114]+1" office:value-type="float" office:value="113" calcext:value-type="float">
            <text:p>113</text:p>
          </table:table-cell>
          <table:table-cell table:style-name="ce15" table:formula="of:=RAND()*180" office:value-type="float" office:value="139.536157871909" calcext:value-type="float">
            <text:p>139.536157871909</text:p>
          </table:table-cell>
          <table:table-cell table:style-name="ce15" table:formula="of:=RAND()*180" office:value-type="float" office:value="143.975250460748" calcext:value-type="float">
            <text:p>143.975250460748</text:p>
          </table:table-cell>
          <table:table-cell table:style-name="ce15" table:formula="of:=RAND()*180" office:value-type="float" office:value="9.30285556714725" calcext:value-type="float">
            <text:p>9.3028555671472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5]*EXP([.C115]/180)-[.D115]/([.C115]^2))/180" office:value-type="float" office:value="1.72500158649875" calcext:value-type="float">
            <text:p>1.72500158649875</text:p>
          </table:table-cell>
          <table:table-cell table:style-name="ce21" table:formula="of:=0.01*([.B115]+[.B115]^2*0.1+[.C115]*[.D115])/([.C115]*[.D115]-[.B115])" office:value-type="float" office:value="0.0285532849468624" calcext:value-type="float">
            <text:p>0.02855</text:p>
          </table:table-cell>
          <table:table-cell table:style-name="ce26" office:value-type="string" calcext:value-type="string">
            <text:p>2,453,267,482</text:p>
          </table:table-cell>
          <table:table-cell table:number-columns-repeated="1016"/>
        </table:table-row>
        <table:table-row table:style-name="ro1">
          <table:table-cell table:style-name="ce9" table:formula="of:=[.A115]+1" office:value-type="float" office:value="114" calcext:value-type="float">
            <text:p>114</text:p>
          </table:table-cell>
          <table:table-cell table:style-name="ce15" table:formula="of:=RAND()*180" office:value-type="float" office:value="27.0196172800592" calcext:value-type="float">
            <text:p>27.0196172800592</text:p>
          </table:table-cell>
          <table:table-cell table:style-name="ce15" table:formula="of:=RAND()*180" office:value-type="float" office:value="67.0832183007496" calcext:value-type="float">
            <text:p>67.0832183007496</text:p>
          </table:table-cell>
          <table:table-cell table:style-name="ce15" table:formula="of:=RAND()*180" office:value-type="float" office:value="10.5832566968153" calcext:value-type="float">
            <text:p>10.583256696815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6]*EXP([.C116]/180)-[.D116]/([.C116]^2))/180" office:value-type="float" office:value="0.217889092011074" calcext:value-type="float">
            <text:p>0.217889092011074</text:p>
          </table:table-cell>
          <table:table-cell table:style-name="ce21" table:formula="of:=0.01*([.B116]+[.B116]^2*0.1+[.C116]*[.D116])/([.C116]*[.D116]-[.B116])" office:value-type="float" office:value="0.0118602708319133" calcext:value-type="float">
            <text:p>0.01186</text:p>
          </table:table-cell>
          <table:table-cell table:style-name="ce26" office:value-type="string" calcext:value-type="string">
            <text:p>2,480,368,515</text:p>
          </table:table-cell>
          <table:table-cell table:number-columns-repeated="1016"/>
        </table:table-row>
        <table:table-row table:style-name="ro1">
          <table:table-cell table:style-name="ce9" table:formula="of:=[.A116]+1" office:value-type="float" office:value="115" calcext:value-type="float">
            <text:p>115</text:p>
          </table:table-cell>
          <table:table-cell table:style-name="ce15" table:formula="of:=RAND()*180" office:value-type="float" office:value="169.362815576075" calcext:value-type="float">
            <text:p>169.362815576075</text:p>
          </table:table-cell>
          <table:table-cell table:style-name="ce15" table:formula="of:=RAND()*180" office:value-type="float" office:value="54.5837548109203" calcext:value-type="float">
            <text:p>54.5837548109203</text:p>
          </table:table-cell>
          <table:table-cell table:style-name="ce15" table:formula="of:=RAND()*180" office:value-type="float" office:value="73.0367366626786" calcext:value-type="float">
            <text:p>73.036736662678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7]*EXP([.C117]/180)-[.D117]/([.C117]^2))/180" office:value-type="float" office:value="1.27407776634191" calcext:value-type="float">
            <text:p>1.27407776634191</text:p>
          </table:table-cell>
          <table:table-cell table:style-name="ce21" table:formula="of:=0.01*([.B117]+[.B117]^2*0.1+[.C117]*[.D117])/([.C117]*[.D117]-[.B117])" office:value-type="float" office:value="0.018401588817058" calcext:value-type="float">
            <text:p>0.01840</text:p>
          </table:table-cell>
          <table:table-cell table:style-name="ce26" office:value-type="string" calcext:value-type="string">
            <text:p>2,507,469,548</text:p>
          </table:table-cell>
          <table:table-cell table:number-columns-repeated="1016"/>
        </table:table-row>
        <table:table-row table:style-name="ro1">
          <table:table-cell table:style-name="ce9" table:formula="of:=[.A117]+1" office:value-type="float" office:value="116" calcext:value-type="float">
            <text:p>116</text:p>
          </table:table-cell>
          <table:table-cell table:style-name="ce15" table:formula="of:=RAND()*180" office:value-type="float" office:value="13.9858306222691" calcext:value-type="float">
            <text:p>13.9858306222691</text:p>
          </table:table-cell>
          <table:table-cell table:style-name="ce15" table:formula="of:=RAND()*180" office:value-type="float" office:value="41.6230991846934" calcext:value-type="float">
            <text:p>41.6230991846934</text:p>
          </table:table-cell>
          <table:table-cell table:style-name="ce15" table:formula="of:=RAND()*180" office:value-type="float" office:value="31.8601486749601" calcext:value-type="float">
            <text:p>31.860148674960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8]*EXP([.C118]/180)-[.D118]/([.C118]^2))/180" office:value-type="float" office:value="0.0978111529261373" calcext:value-type="float">
            <text:p>0.097811152926137</text:p>
          </table:table-cell>
          <table:table-cell table:style-name="ce21" table:formula="of:=0.01*([.B118]+[.B118]^2*0.1+[.C118]*[.D118])/([.C118]*[.D118]-[.B118])" office:value-type="float" office:value="0.0103622501111115" calcext:value-type="float">
            <text:p>0.01036</text:p>
          </table:table-cell>
          <table:table-cell table:style-name="ce26" office:value-type="string" calcext:value-type="string">
            <text:p>2,534,570,581</text:p>
          </table:table-cell>
          <table:table-cell table:number-columns-repeated="1016"/>
        </table:table-row>
        <table:table-row table:style-name="ro1">
          <table:table-cell table:style-name="ce9" table:formula="of:=[.A118]+1" office:value-type="float" office:value="117" calcext:value-type="float">
            <text:p>117</text:p>
          </table:table-cell>
          <table:table-cell table:style-name="ce15" table:formula="of:=RAND()*180" office:value-type="float" office:value="50.4390858648552" calcext:value-type="float">
            <text:p>50.4390858648552</text:p>
          </table:table-cell>
          <table:table-cell table:style-name="ce15" table:formula="of:=RAND()*180" office:value-type="float" office:value="67.8864340306345" calcext:value-type="float">
            <text:p>67.8864340306345</text:p>
          </table:table-cell>
          <table:table-cell table:style-name="ce15" table:formula="of:=RAND()*180" office:value-type="float" office:value="142.561293861093" calcext:value-type="float">
            <text:p>142.56129386109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19]*EXP([.C119]/180)-[.D119]/([.C119]^2))/180" office:value-type="float" office:value="0.408417925314558" calcext:value-type="float">
            <text:p>0.408417925314558</text:p>
          </table:table-cell>
          <table:table-cell table:style-name="ce21" table:formula="of:=0.01*([.B119]+[.B119]^2*0.1+[.C119]*[.D119])/([.C119]*[.D119]-[.B119])" office:value-type="float" office:value="0.0103690333718163" calcext:value-type="float">
            <text:p>0.01037</text:p>
          </table:table-cell>
          <table:table-cell table:style-name="ce26" office:value-type="string" calcext:value-type="string">
            <text:p>2,561,671,614</text:p>
          </table:table-cell>
          <table:table-cell table:number-columns-repeated="1016"/>
        </table:table-row>
        <table:table-row table:style-name="ro1">
          <table:table-cell table:style-name="ce9" table:formula="of:=[.A119]+1" office:value-type="float" office:value="118" calcext:value-type="float">
            <text:p>118</text:p>
          </table:table-cell>
          <table:table-cell table:style-name="ce15" table:formula="of:=RAND()*180" office:value-type="float" office:value="102.610869092352" calcext:value-type="float">
            <text:p>102.610869092352</text:p>
          </table:table-cell>
          <table:table-cell table:style-name="ce15" table:formula="of:=RAND()*180" office:value-type="float" office:value="143.326530864861" calcext:value-type="float">
            <text:p>143.326530864861</text:p>
          </table:table-cell>
          <table:table-cell table:style-name="ce15" table:formula="of:=RAND()*180" office:value-type="float" office:value="76.7391881893288" calcext:value-type="float">
            <text:p>76.739188189328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20]*EXP([.C120]/180)-[.D120]/([.C120]^2))/180" office:value-type="float" office:value="1.26393402376782" calcext:value-type="float">
            <text:p>1.26393402376782</text:p>
          </table:table-cell>
          <table:table-cell table:style-name="ce21" table:formula="of:=0.01*([.B120]+[.B120]^2*0.1+[.C120]*[.D120])/([.C120]*[.D120]-[.B120])" office:value-type="float" office:value="0.0111546470051747" calcext:value-type="float">
            <text:p>0.01115</text:p>
          </table:table-cell>
          <table:table-cell table:style-name="ce26" office:value-type="string" calcext:value-type="string">
            <text:p>2,588,772,648</text:p>
          </table:table-cell>
          <table:table-cell table:number-columns-repeated="1016"/>
        </table:table-row>
        <table:table-row table:style-name="ro1">
          <table:table-cell table:style-name="ce9" table:formula="of:=[.A120]+1" office:value-type="float" office:value="119" calcext:value-type="float">
            <text:p>119</text:p>
          </table:table-cell>
          <table:table-cell table:style-name="ce15" table:formula="of:=RAND()*180" office:value-type="float" office:value="27.9490094626726" calcext:value-type="float">
            <text:p>27.9490094626726</text:p>
          </table:table-cell>
          <table:table-cell table:style-name="ce15" table:formula="of:=RAND()*180" office:value-type="float" office:value="64.6817212812152" calcext:value-type="float">
            <text:p>64.6817212812152</text:p>
          </table:table-cell>
          <table:table-cell table:style-name="ce15" table:formula="of:=RAND()*180" office:value-type="float" office:value="132.991896167858" calcext:value-type="float">
            <text:p>132.99189616785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21]*EXP([.C121]/180)-[.D121]/([.C121]^2))/180" office:value-type="float" office:value="0.222233524591116" calcext:value-type="float">
            <text:p>0.222233524591116</text:p>
          </table:table-cell>
          <table:table-cell table:style-name="ce21" table:formula="of:=0.01*([.B121]+[.B121]^2*0.1+[.C121]*[.D121])/([.C121]*[.D121]-[.B121])" office:value-type="float" office:value="0.0101562977284513" calcext:value-type="float">
            <text:p>0.01016</text:p>
          </table:table-cell>
          <table:table-cell table:style-name="ce26" office:value-type="string" calcext:value-type="string">
            <text:p>2,615,873,681</text:p>
          </table:table-cell>
          <table:table-cell table:number-columns-repeated="1016"/>
        </table:table-row>
        <table:table-row table:style-name="ro1">
          <table:table-cell table:style-name="ce9" table:formula="of:=[.A121]+1" office:value-type="float" office:value="120" calcext:value-type="float">
            <text:p>120</text:p>
          </table:table-cell>
          <table:table-cell table:style-name="ce15" table:formula="of:=RAND()*180" office:value-type="float" office:value="116.409303489783" calcext:value-type="float">
            <text:p>116.409303489783</text:p>
          </table:table-cell>
          <table:table-cell table:style-name="ce15" table:formula="of:=RAND()*180" office:value-type="float" office:value="121.627799139946" calcext:value-type="float">
            <text:p>121.627799139946</text:p>
          </table:table-cell>
          <table:table-cell table:style-name="ce15" table:formula="of:=RAND()*180" office:value-type="float" office:value="60.4176873812002" calcext:value-type="float">
            <text:p>60.417687381200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2]*EXP([.C122]/180)-[.D122]/([.C122]^2))/180" office:value-type="float" office:value="1.27105562058999" calcext:value-type="float">
            <text:p>1.27105562058999</text:p>
          </table:table-cell>
          <table:table-cell table:style-name="ce21" table:formula="of:=0.01*([.B122]+[.B122]^2*0.1+[.C122]*[.D122])/([.C122]*[.D122]-[.B122])" office:value-type="float" office:value="0.0121956827959511" calcext:value-type="float">
            <text:p>0.01220</text:p>
          </table:table-cell>
          <table:table-cell table:style-name="ce22" office:value-type="string" calcext:value-type="string">
            <text:p>2,642,974,714</text:p>
          </table:table-cell>
          <table:table-cell table:number-columns-repeated="1016"/>
        </table:table-row>
        <table:table-row table:style-name="ro1">
          <table:table-cell table:style-name="ce9" table:formula="of:=[.A122]+1" office:value-type="float" office:value="121" calcext:value-type="float">
            <text:p>121</text:p>
          </table:table-cell>
          <table:table-cell table:style-name="ce15" table:formula="of:=RAND()*180" office:value-type="float" office:value="21.7292332641433" calcext:value-type="float">
            <text:p>21.7292332641433</text:p>
          </table:table-cell>
          <table:table-cell table:style-name="ce15" table:formula="of:=RAND()*180" office:value-type="float" office:value="17.2157795777124" calcext:value-type="float">
            <text:p>17.2157795777124</text:p>
          </table:table-cell>
          <table:table-cell table:style-name="ce15" table:formula="of:=RAND()*180" office:value-type="float" office:value="39.703081113419" calcext:value-type="float">
            <text:p>39.70308111341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3]*EXP([.C123]/180)-[.D123]/([.C123]^2))/180" office:value-type="float" office:value="0.132089775684245" calcext:value-type="float">
            <text:p>0.132089775684245</text:p>
          </table:table-cell>
          <table:table-cell table:style-name="ce21" table:formula="of:=0.01*([.B123]+[.B123]^2*0.1+[.C123]*[.D123])/([.C123]*[.D123]-[.B123])" office:value-type="float" office:value="0.0113701383938258" calcext:value-type="float">
            <text:p>0.01137</text:p>
          </table:table-cell>
          <table:table-cell table:style-name="ce22" office:value-type="string" calcext:value-type="string">
            <text:p>2,670,075,747</text:p>
          </table:table-cell>
          <table:table-cell table:number-columns-repeated="1016"/>
        </table:table-row>
        <table:table-row table:style-name="ro1">
          <table:table-cell table:style-name="ce9" table:formula="of:=[.A123]+1" office:value-type="float" office:value="122" calcext:value-type="float">
            <text:p>122</text:p>
          </table:table-cell>
          <table:table-cell table:style-name="ce15" table:formula="of:=RAND()*180" office:value-type="float" office:value="2.12268708003408" calcext:value-type="float">
            <text:p>2.12268708003408</text:p>
          </table:table-cell>
          <table:table-cell table:style-name="ce15" table:formula="of:=RAND()*180" office:value-type="float" office:value="24.0787009378778" calcext:value-type="float">
            <text:p>24.0787009378778</text:p>
          </table:table-cell>
          <table:table-cell table:style-name="ce15" table:formula="of:=RAND()*180" office:value-type="float" office:value="122.752451042674" calcext:value-type="float">
            <text:p>122.75245104267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4]*EXP([.C124]/180)-[.D124]/([.C124]^2))/180" office:value-type="float" office:value="0.012304373899618" calcext:value-type="float">
            <text:p>0.012304373899618</text:p>
          </table:table-cell>
          <table:table-cell table:style-name="ce21" table:formula="of:=0.01*([.B124]+[.B124]^2*0.1+[.C124]*[.D124])/([.C124]*[.D124]-[.B124])" office:value-type="float" office:value="0.0100158991033956" calcext:value-type="float">
            <text:p>0.01002</text:p>
          </table:table-cell>
          <table:table-cell table:style-name="ce22" office:value-type="string" calcext:value-type="string">
            <text:p>269,717,678</text:p>
          </table:table-cell>
          <table:table-cell table:number-columns-repeated="1016"/>
        </table:table-row>
        <table:table-row table:style-name="ro1">
          <table:table-cell table:style-name="ce9" table:formula="of:=[.A124]+1" office:value-type="float" office:value="123" calcext:value-type="float">
            <text:p>123</text:p>
          </table:table-cell>
          <table:table-cell table:style-name="ce15" table:formula="of:=RAND()*180" office:value-type="float" office:value="132.842938390529" calcext:value-type="float">
            <text:p>132.842938390529</text:p>
          </table:table-cell>
          <table:table-cell table:style-name="ce15" table:formula="of:=RAND()*180" office:value-type="float" office:value="44.7492716564115" calcext:value-type="float">
            <text:p>44.7492716564115</text:p>
          </table:table-cell>
          <table:table-cell table:style-name="ce15" table:formula="of:=RAND()*180" office:value-type="float" office:value="18.1150400019442" calcext:value-type="float">
            <text:p>18.115040001944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5]*EXP([.C125]/180)-[.D125]/([.C125]^2))/180" office:value-type="float" office:value="0.946262390933617" calcext:value-type="float">
            <text:p>0.946262390933617</text:p>
          </table:table-cell>
          <table:table-cell table:style-name="ce21" table:formula="of:=0.01*([.B125]+[.B125]^2*0.1+[.C125]*[.D125])/([.C125]*[.D125]-[.B125])" office:value-type="float" office:value="0.0399562517886112" calcext:value-type="float">
            <text:p>0.03996</text:p>
          </table:table-cell>
          <table:table-cell table:style-name="ce22" office:value-type="string" calcext:value-type="string">
            <text:p>2,724,277,814</text:p>
          </table:table-cell>
          <table:table-cell table:number-columns-repeated="1016"/>
        </table:table-row>
        <table:table-row table:style-name="ro1">
          <table:table-cell table:style-name="ce9" table:formula="of:=[.A125]+1" office:value-type="float" office:value="124" calcext:value-type="float">
            <text:p>124</text:p>
          </table:table-cell>
          <table:table-cell table:style-name="ce15" table:formula="of:=RAND()*180" office:value-type="float" office:value="8.01299947263551" calcext:value-type="float">
            <text:p>8.01299947263551</text:p>
          </table:table-cell>
          <table:table-cell table:style-name="ce15" table:formula="of:=RAND()*180" office:value-type="float" office:value="115.751745874454" calcext:value-type="float">
            <text:p>115.751745874454</text:p>
          </table:table-cell>
          <table:table-cell table:style-name="ce15" table:formula="of:=RAND()*180" office:value-type="float" office:value="78.174367076223" calcext:value-type="float">
            <text:p>78.17436707622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6]*EXP([.C126]/180)-[.D126]/([.C126]^2))/180" office:value-type="float" office:value="0.0846517684498746" calcext:value-type="float">
            <text:p>0.084651768449875</text:p>
          </table:table-cell>
          <table:table-cell table:style-name="ce21" table:formula="of:=0.01*([.B126]+[.B126]^2*0.1+[.C126]*[.D126])/([.C126]*[.D126]-[.B126])" office:value-type="float" office:value="0.010024828332593" calcext:value-type="float">
            <text:p>0.01002</text:p>
          </table:table-cell>
          <table:table-cell table:style-name="ce22" office:value-type="string" calcext:value-type="string">
            <text:p>2,751,378,847</text:p>
          </table:table-cell>
          <table:table-cell table:number-columns-repeated="1016"/>
        </table:table-row>
        <table:table-row table:style-name="ro1">
          <table:table-cell table:style-name="ce9" table:formula="of:=[.A126]+1" office:value-type="float" office:value="125" calcext:value-type="float">
            <text:p>125</text:p>
          </table:table-cell>
          <table:table-cell table:style-name="ce15" table:formula="of:=RAND()*180" office:value-type="float" office:value="100.164470603187" calcext:value-type="float">
            <text:p>100.164470603187</text:p>
          </table:table-cell>
          <table:table-cell table:style-name="ce15" table:formula="of:=RAND()*180" office:value-type="float" office:value="119.732017123014" calcext:value-type="float">
            <text:p>119.732017123014</text:p>
          </table:table-cell>
          <table:table-cell table:style-name="ce15" table:formula="of:=RAND()*180" office:value-type="float" office:value="173.787280660436" calcext:value-type="float">
            <text:p>173.78728066043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7]*EXP([.C127]/180)-[.D127]/([.C127]^2))/180" office:value-type="float" office:value="1.08217437890321" calcext:value-type="float">
            <text:p>1.08217437890321</text:p>
          </table:table-cell>
          <table:table-cell table:style-name="ce21" table:formula="of:=0.01*([.B127]+[.B127]^2*0.1+[.C127]*[.D127])/([.C127]*[.D127]-[.B127])" office:value-type="float" office:value="0.0105812421932434" calcext:value-type="float">
            <text:p>0.01058</text:p>
          </table:table-cell>
          <table:table-cell table:style-name="ce22" office:value-type="string" calcext:value-type="string">
            <text:p>277,847,988</text:p>
          </table:table-cell>
          <table:table-cell table:number-columns-repeated="1016"/>
        </table:table-row>
        <table:table-row table:style-name="ro1">
          <table:table-cell table:style-name="ce9" table:formula="of:=[.A127]+1" office:value-type="float" office:value="126" calcext:value-type="float">
            <text:p>126</text:p>
          </table:table-cell>
          <table:table-cell table:style-name="ce15" table:formula="of:=RAND()*180" office:value-type="float" office:value="126.018886973184" calcext:value-type="float">
            <text:p>126.018886973184</text:p>
          </table:table-cell>
          <table:table-cell table:style-name="ce15" table:formula="of:=RAND()*180" office:value-type="float" office:value="24.1996394291971" calcext:value-type="float">
            <text:p>24.1996394291971</text:p>
          </table:table-cell>
          <table:table-cell table:style-name="ce15" table:formula="of:=RAND()*180" office:value-type="float" office:value="128.089873294792" calcext:value-type="float">
            <text:p>128.08987329479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8]*EXP([.C128]/180)-[.D128]/([.C128]^2))/180" office:value-type="float" office:value="0.799634062696511" calcext:value-type="float">
            <text:p>0.799634062696511</text:p>
          </table:table-cell>
          <table:table-cell table:style-name="ce21" table:formula="of:=0.01*([.B128]+[.B128]^2*0.1+[.C128]*[.D128])/([.C128]*[.D128]-[.B128])" office:value-type="float" office:value="0.0161879398030536" calcext:value-type="float">
            <text:p>0.01619</text:p>
          </table:table-cell>
          <table:table-cell table:style-name="ce22" office:value-type="string" calcext:value-type="string">
            <text:p>2,805,580,913</text:p>
          </table:table-cell>
          <table:table-cell table:number-columns-repeated="1016"/>
        </table:table-row>
        <table:table-row table:style-name="ro1">
          <table:table-cell table:style-name="ce9" table:formula="of:=[.A128]+1" office:value-type="float" office:value="127" calcext:value-type="float">
            <text:p>127</text:p>
          </table:table-cell>
          <table:table-cell table:style-name="ce15" table:formula="of:=RAND()*180" office:value-type="float" office:value="143.752828922511" calcext:value-type="float">
            <text:p>143.752828922511</text:p>
          </table:table-cell>
          <table:table-cell table:style-name="ce15" table:formula="of:=RAND()*180" office:value-type="float" office:value="151.511682049121" calcext:value-type="float">
            <text:p>151.511682049121</text:p>
          </table:table-cell>
          <table:table-cell table:style-name="ce15" table:formula="of:=RAND()*180" office:value-type="float" office:value="139.060185399143" calcext:value-type="float">
            <text:p>139.06018539914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29]*EXP([.C129]/180)-[.D129]/([.C129]^2))/180" office:value-type="float" office:value="1.85308517831531" calcext:value-type="float">
            <text:p>1.85308517831531</text:p>
          </table:table-cell>
          <table:table-cell table:style-name="ce21" table:formula="of:=0.01*([.B129]+[.B129]^2*0.1+[.C129]*[.D129])/([.C129]*[.D129]-[.B129])" office:value-type="float" office:value="0.0111249405707501" calcext:value-type="float">
            <text:p>0.01112</text:p>
          </table:table-cell>
          <table:table-cell table:style-name="ce22" office:value-type="string" calcext:value-type="string">
            <text:p>2,832,681,946</text:p>
          </table:table-cell>
          <table:table-cell table:number-columns-repeated="1016"/>
        </table:table-row>
        <table:table-row table:style-name="ro1">
          <table:table-cell table:style-name="ce9" table:formula="of:=[.A129]+1" office:value-type="float" office:value="128" calcext:value-type="float">
            <text:p>128</text:p>
          </table:table-cell>
          <table:table-cell table:style-name="ce15" table:formula="of:=RAND()*180" office:value-type="float" office:value="120.53016872086" calcext:value-type="float">
            <text:p>120.53016872086</text:p>
          </table:table-cell>
          <table:table-cell table:style-name="ce15" table:formula="of:=RAND()*180" office:value-type="float" office:value="6.15308487249843" calcext:value-type="float">
            <text:p>6.15308487249843</text:p>
          </table:table-cell>
          <table:table-cell table:style-name="ce15" table:formula="of:=RAND()*180" office:value-type="float" office:value="177.170008743239" calcext:value-type="float">
            <text:p>177.17000874323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0]*EXP([.C130]/180)-[.D130]/([.C130]^2))/180" office:value-type="float" office:value="0.666900145883161" calcext:value-type="float">
            <text:p>0.666900145883161</text:p>
          </table:table-cell>
          <table:table-cell table:style-name="ce21" table:formula="of:=0.01*([.B130]+[.B130]^2*0.1+[.C130]*[.D130])/([.C130]*[.D130]-[.B130])" office:value-type="float" office:value="0.0274689732957892" calcext:value-type="float">
            <text:p>0.02747</text:p>
          </table:table-cell>
          <table:table-cell table:style-name="ce23" office:value-type="string" calcext:value-type="string">
            <text:p>285,978,298</text:p>
          </table:table-cell>
          <table:table-cell table:number-columns-repeated="1016"/>
        </table:table-row>
        <table:table-row table:style-name="ro1">
          <table:table-cell table:style-name="ce9" table:formula="of:=[.A130]+1" office:value-type="float" office:value="129" calcext:value-type="float">
            <text:p>129</text:p>
          </table:table-cell>
          <table:table-cell table:style-name="ce15" table:formula="of:=RAND()*180" office:value-type="float" office:value="49.3610257527805" calcext:value-type="float">
            <text:p>49.3610257527805</text:p>
          </table:table-cell>
          <table:table-cell table:style-name="ce15" table:formula="of:=RAND()*180" office:value-type="float" office:value="109.36510985164" calcext:value-type="float">
            <text:p>109.36510985164</text:p>
          </table:table-cell>
          <table:table-cell table:style-name="ce15" table:formula="of:=RAND()*180" office:value-type="float" office:value="121.200840052907" calcext:value-type="float">
            <text:p>121.20084005290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1]*EXP([.C131]/180)-[.D131]/([.C131]^2))/180" office:value-type="float" office:value="0.503423474029576" calcext:value-type="float">
            <text:p>0.503423474029576</text:p>
          </table:table-cell>
          <table:table-cell table:style-name="ce21" table:formula="of:=0.01*([.B131]+[.B131]^2*0.1+[.C131]*[.D131])/([.C131]*[.D131]-[.B131])" office:value-type="float" office:value="0.0102592600223711" calcext:value-type="float">
            <text:p>0.01026</text:p>
          </table:table-cell>
          <table:table-cell table:style-name="ce23" office:value-type="string" calcext:value-type="string">
            <text:p>2,886,884,013</text:p>
          </table:table-cell>
          <table:table-cell table:number-columns-repeated="1016"/>
        </table:table-row>
        <table:table-row table:style-name="ro1">
          <table:table-cell table:style-name="ce9" table:formula="of:=[.A131]+1" office:value-type="float" office:value="130" calcext:value-type="float">
            <text:p>130</text:p>
          </table:table-cell>
          <table:table-cell table:style-name="ce15" table:formula="of:=RAND()*180" office:value-type="float" office:value="2.04044647085381" calcext:value-type="float">
            <text:p>2.04044647085381</text:p>
          </table:table-cell>
          <table:table-cell table:style-name="ce15" table:formula="of:=RAND()*180" office:value-type="float" office:value="102.713173254988" calcext:value-type="float">
            <text:p>102.713173254988</text:p>
          </table:table-cell>
          <table:table-cell table:style-name="ce15" table:formula="of:=RAND()*180" office:value-type="float" office:value="35.7902846495192" calcext:value-type="float">
            <text:p>35.790284649519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2]*EXP([.C132]/180)-[.D132]/([.C132]^2))/180" office:value-type="float" office:value="0.0200385058985071" calcext:value-type="float">
            <text:p>0.020038505898507</text:p>
          </table:table-cell>
          <table:table-cell table:style-name="ce21" table:formula="of:=0.01*([.B132]+[.B132]^2*0.1+[.C132]*[.D132])/([.C132]*[.D132]-[.B132])" office:value-type="float" office:value="0.0100122403945724" calcext:value-type="float">
            <text:p>0.01001</text:p>
          </table:table-cell>
          <table:table-cell table:style-name="ce23" office:value-type="string" calcext:value-type="string">
            <text:p>2,913,985,046</text:p>
          </table:table-cell>
          <table:table-cell table:number-columns-repeated="1016"/>
        </table:table-row>
        <table:table-row table:style-name="ro1">
          <table:table-cell table:style-name="ce9" table:formula="of:=[.A132]+1" office:value-type="float" office:value="131" calcext:value-type="float">
            <text:p>131</text:p>
          </table:table-cell>
          <table:table-cell table:style-name="ce15" table:formula="of:=RAND()*180" office:value-type="float" office:value="106.482795373856" calcext:value-type="float">
            <text:p>106.482795373856</text:p>
          </table:table-cell>
          <table:table-cell table:style-name="ce15" table:formula="of:=RAND()*180" office:value-type="float" office:value="74.4573229247036" calcext:value-type="float">
            <text:p>74.4573229247036</text:p>
          </table:table-cell>
          <table:table-cell table:style-name="ce15" table:formula="of:=RAND()*180" office:value-type="float" office:value="0.831884354922471" calcext:value-type="float">
            <text:p>0.83188435492247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3]*EXP([.C133]/180)-[.D133]/([.C133]^2))/180" office:value-type="float" office:value="0.894650121936742" calcext:value-type="float">
            <text:p>0.894650121936742</text:p>
          </table:table-cell>
          <table:table-cell table:style-name="ce21" table:formula="of:=0.01*([.B133]+[.B133]^2*0.1+[.C133]*[.D133])/([.C133]*[.D133]-[.B133])" office:value-type="float" office:value="-0.292365530523951" calcext:value-type="float">
            <text:p>-0.29237</text:p>
          </table:table-cell>
          <table:table-cell table:style-name="ce23" office:value-type="string" calcext:value-type="string">
            <text:p>2,941,086,079</text:p>
          </table:table-cell>
          <table:table-cell table:number-columns-repeated="1016"/>
        </table:table-row>
        <table:table-row table:style-name="ro1">
          <table:table-cell table:style-name="ce9" table:formula="of:=[.A133]+1" office:value-type="float" office:value="132" calcext:value-type="float">
            <text:p>132</text:p>
          </table:table-cell>
          <table:table-cell table:style-name="ce15" table:formula="of:=RAND()*180" office:value-type="float" office:value="133.260124922745" calcext:value-type="float">
            <text:p>133.260124922745</text:p>
          </table:table-cell>
          <table:table-cell table:style-name="ce15" table:formula="of:=RAND()*180" office:value-type="float" office:value="45.077976907035" calcext:value-type="float">
            <text:p>45.077976907035</text:p>
          </table:table-cell>
          <table:table-cell table:style-name="ce15" table:formula="of:=RAND()*180" office:value-type="float" office:value="69.257447142767" calcext:value-type="float">
            <text:p>69.25744714276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4]*EXP([.C134]/180)-[.D134]/([.C134]^2))/180" office:value-type="float" office:value="0.950830255288794" calcext:value-type="float">
            <text:p>0.950830255288794</text:p>
          </table:table-cell>
          <table:table-cell table:style-name="ce21" table:formula="of:=0.01*([.B134]+[.B134]^2*0.1+[.C134]*[.D134])/([.C134]*[.D134]-[.B134])" office:value-type="float" office:value="0.0168335026228026" calcext:value-type="float">
            <text:p>0.01683</text:p>
          </table:table-cell>
          <table:table-cell table:style-name="ce23" office:value-type="string" calcext:value-type="string">
            <text:p>2,968,187,112</text:p>
          </table:table-cell>
          <table:table-cell table:number-columns-repeated="1016"/>
        </table:table-row>
        <table:table-row table:style-name="ro1">
          <table:table-cell table:style-name="ce9" table:formula="of:=[.A134]+1" office:value-type="float" office:value="133" calcext:value-type="float">
            <text:p>133</text:p>
          </table:table-cell>
          <table:table-cell table:style-name="ce15" table:formula="of:=RAND()*180" office:value-type="float" office:value="176.993750080514" calcext:value-type="float">
            <text:p>176.993750080514</text:p>
          </table:table-cell>
          <table:table-cell table:style-name="ce15" table:formula="of:=RAND()*180" office:value-type="float" office:value="19.7681449706888" calcext:value-type="float">
            <text:p>19.7681449706888</text:p>
          </table:table-cell>
          <table:table-cell table:style-name="ce15" table:formula="of:=RAND()*180" office:value-type="float" office:value="9.78990970686707" calcext:value-type="float">
            <text:p>9.7899097068670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5]*EXP([.C135]/180)-[.D135]/([.C135]^2))/180" office:value-type="float" office:value="1.09730126375273" calcext:value-type="float">
            <text:p>1.09730126375273</text:p>
          </table:table-cell>
          <table:table-cell table:style-name="ce21" table:formula="of:=0.01*([.B135]+[.B135]^2*0.1+[.C135]*[.D135])/([.C135]*[.D135]-[.B135])" office:value-type="float" office:value="2.11870862295217" calcext:value-type="float">
            <text:p>2.11871</text:p>
          </table:table-cell>
          <table:table-cell table:style-name="ce23" office:value-type="string" calcext:value-type="string">
            <text:p>2,995,288,146</text:p>
          </table:table-cell>
          <table:table-cell table:number-columns-repeated="1016"/>
        </table:table-row>
        <table:table-row table:style-name="ro1">
          <table:table-cell table:style-name="ce9" table:formula="of:=[.A135]+1" office:value-type="float" office:value="134" calcext:value-type="float">
            <text:p>134</text:p>
          </table:table-cell>
          <table:table-cell table:style-name="ce15" table:formula="of:=RAND()*180" office:value-type="float" office:value="39.1728310031258" calcext:value-type="float">
            <text:p>39.1728310031258</text:p>
          </table:table-cell>
          <table:table-cell table:style-name="ce15" table:formula="of:=RAND()*180" office:value-type="float" office:value="50.7498099866168" calcext:value-type="float">
            <text:p>50.7498099866168</text:p>
          </table:table-cell>
          <table:table-cell table:style-name="ce15" table:formula="of:=RAND()*180" office:value-type="float" office:value="103.952081559448" calcext:value-type="float">
            <text:p>103.95208155944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6]*EXP([.C136]/180)-[.D136]/([.C136]^2))/180" office:value-type="float" office:value="0.288284469605154" calcext:value-type="float">
            <text:p>0.288284469605154</text:p>
          </table:table-cell>
          <table:table-cell table:style-name="ce21" table:formula="of:=0.01*([.B136]+[.B136]^2*0.1+[.C136]*[.D136])/([.C136]*[.D136]-[.B136])" office:value-type="float" office:value="0.0104426663603743" calcext:value-type="float">
            <text:p>0.01044</text:p>
          </table:table-cell>
          <table:table-cell table:style-name="ce23" office:value-type="string" calcext:value-type="string">
            <text:p>3,022,389,179</text:p>
          </table:table-cell>
          <table:table-cell table:number-columns-repeated="1016"/>
        </table:table-row>
        <table:table-row table:style-name="ro1">
          <table:table-cell table:style-name="ce9" table:formula="of:=[.A136]+1" office:value-type="float" office:value="135" calcext:value-type="float">
            <text:p>135</text:p>
          </table:table-cell>
          <table:table-cell table:style-name="ce15" table:formula="of:=RAND()*180" office:value-type="float" office:value="4.66277350521588" calcext:value-type="float">
            <text:p>4.66277350521588</text:p>
          </table:table-cell>
          <table:table-cell table:style-name="ce15" table:formula="of:=RAND()*180" office:value-type="float" office:value="47.0398099996833" calcext:value-type="float">
            <text:p>47.0398099996833</text:p>
          </table:table-cell>
          <table:table-cell table:style-name="ce15" table:formula="of:=RAND()*180" office:value-type="float" office:value="30.7143486239869" calcext:value-type="float">
            <text:p>30.714348623986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37]*EXP([.C137]/180)-[.D137]/([.C137]^2))/180" office:value-type="float" office:value="0.033563736804447" calcext:value-type="float">
            <text:p>0.033563736804447</text:p>
          </table:table-cell>
          <table:table-cell table:style-name="ce21" table:formula="of:=0.01*([.B137]+[.B137]^2*0.1+[.C137]*[.D137])/([.C137]*[.D137]-[.B137])" office:value-type="float" office:value="0.0100798515269515" calcext:value-type="float">
            <text:p>0.01008</text:p>
          </table:table-cell>
          <table:table-cell table:style-name="ce23" office:value-type="string" calcext:value-type="string">
            <text:p>3,049,490,212</text:p>
          </table:table-cell>
          <table:table-cell table:number-columns-repeated="1016"/>
        </table:table-row>
        <table:table-row table:style-name="ro1">
          <table:table-cell table:style-name="ce9" table:formula="of:=[.A137]+1" office:value-type="float" office:value="136" calcext:value-type="float">
            <text:p>136</text:p>
          </table:table-cell>
          <table:table-cell table:style-name="ce15" table:formula="of:=RAND()*180" office:value-type="float" office:value="7.79018153001719" calcext:value-type="float">
            <text:p>7.79018153001719</text:p>
          </table:table-cell>
          <table:table-cell table:style-name="ce15" table:formula="of:=RAND()*180" office:value-type="float" office:value="139.661345855104" calcext:value-type="float">
            <text:p>139.661345855104</text:p>
          </table:table-cell>
          <table:table-cell table:style-name="ce15" table:formula="of:=RAND()*180" office:value-type="float" office:value="156.548215517221" calcext:value-type="float">
            <text:p>156.54821551722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38]*EXP([.C138]/180)-[.D138]/([.C138]^2))/180" office:value-type="float" office:value="0.0939802471281329" calcext:value-type="float">
            <text:p>0.093980247128133</text:p>
          </table:table-cell>
          <table:table-cell table:style-name="ce21" table:formula="of:=0.01*([.B138]+[.B138]^2*0.1+[.C138]*[.D138])/([.C138]*[.D138]-[.B138])" office:value-type="float" office:value="0.0100099053399849" calcext:value-type="float">
            <text:p>0.01001</text:p>
          </table:table-cell>
          <table:table-cell table:style-name="ce24" office:value-type="string" calcext:value-type="string">
            <text:p>3,076,591,245</text:p>
          </table:table-cell>
          <table:table-cell table:number-columns-repeated="1016"/>
        </table:table-row>
        <table:table-row table:style-name="ro1">
          <table:table-cell table:style-name="ce9" table:formula="of:=[.A138]+1" office:value-type="float" office:value="137" calcext:value-type="float">
            <text:p>137</text:p>
          </table:table-cell>
          <table:table-cell table:style-name="ce15" table:formula="of:=RAND()*180" office:value-type="float" office:value="167.900872067555" calcext:value-type="float">
            <text:p>167.900872067555</text:p>
          </table:table-cell>
          <table:table-cell table:style-name="ce15" table:formula="of:=RAND()*180" office:value-type="float" office:value="4.21642210987975" calcext:value-type="float">
            <text:p>4.21642210987975</text:p>
          </table:table-cell>
          <table:table-cell table:style-name="ce15" table:formula="of:=RAND()*180" office:value-type="float" office:value="136.013502671889" calcext:value-type="float">
            <text:p>136.01350267188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39]*EXP([.C139]/180)-[.D139]/([.C139]^2))/180" office:value-type="float" office:value="0.912387402320457" calcext:value-type="float">
            <text:p>0.912387402320457</text:p>
          </table:table-cell>
          <table:table-cell table:style-name="ce21" table:formula="of:=0.01*([.B139]+[.B139]^2*0.1+[.C139]*[.D139])/([.C139]*[.D139]-[.B139])" office:value-type="float" office:value="0.0877848607617501" calcext:value-type="float">
            <text:p>0.08778</text:p>
          </table:table-cell>
          <table:table-cell table:style-name="ce24" office:value-type="string" calcext:value-type="string">
            <text:p>3,103,692,278</text:p>
          </table:table-cell>
          <table:table-cell table:number-columns-repeated="1016"/>
        </table:table-row>
        <table:table-row table:style-name="ro1">
          <table:table-cell table:style-name="ce9" table:formula="of:=[.A139]+1" office:value-type="float" office:value="138" calcext:value-type="float">
            <text:p>138</text:p>
          </table:table-cell>
          <table:table-cell table:style-name="ce15" table:formula="of:=RAND()*180" office:value-type="float" office:value="170.730562642645" calcext:value-type="float">
            <text:p>170.730562642645</text:p>
          </table:table-cell>
          <table:table-cell table:style-name="ce15" table:formula="of:=RAND()*180" office:value-type="float" office:value="162.119417599343" calcext:value-type="float">
            <text:p>162.119417599343</text:p>
          </table:table-cell>
          <table:table-cell table:style-name="ce15" table:formula="of:=RAND()*180" office:value-type="float" office:value="121.841405769924" calcext:value-type="float">
            <text:p>121.84140576992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0]*EXP([.C140]/180)-[.D140]/([.C140]^2))/180" office:value-type="float" office:value="2.33446374400333" calcext:value-type="float">
            <text:p>2.33446374400333</text:p>
          </table:table-cell>
          <table:table-cell table:style-name="ce21" table:formula="of:=0.01*([.B140]+[.B140]^2*0.1+[.C140]*[.D140])/([.C140]*[.D140]-[.B140])" office:value-type="float" office:value="0.0116629212941661" calcext:value-type="float">
            <text:p>0.01166</text:p>
          </table:table-cell>
          <table:table-cell table:style-name="ce24" office:value-type="string" calcext:value-type="string">
            <text:p>3,130,793,312</text:p>
          </table:table-cell>
          <table:table-cell table:number-columns-repeated="1016"/>
        </table:table-row>
        <table:table-row table:style-name="ro1">
          <table:table-cell table:style-name="ce9" table:formula="of:=[.A140]+1" office:value-type="float" office:value="139" calcext:value-type="float">
            <text:p>139</text:p>
          </table:table-cell>
          <table:table-cell table:style-name="ce15" table:formula="of:=RAND()*180" office:value-type="float" office:value="10.9379635252435" calcext:value-type="float">
            <text:p>10.9379635252435</text:p>
          </table:table-cell>
          <table:table-cell table:style-name="ce15" table:formula="of:=RAND()*180" office:value-type="float" office:value="87.1951193873376" calcext:value-type="float">
            <text:p>87.1951193873376</text:p>
          </table:table-cell>
          <table:table-cell table:style-name="ce15" table:formula="of:=RAND()*180" office:value-type="float" office:value="176.026479545592" calcext:value-type="float">
            <text:p>176.02647954559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1]*EXP([.C141]/180)-[.D141]/([.C141]^2))/180" office:value-type="float" office:value="0.0985092584195435" calcext:value-type="float">
            <text:p>0.098509258419544</text:p>
          </table:table-cell>
          <table:table-cell table:style-name="ce21" table:formula="of:=0.01*([.B141]+[.B141]^2*0.1+[.C141]*[.D141])/([.C141]*[.D141]-[.B141])" office:value-type="float" office:value="0.0100220631550521" calcext:value-type="float">
            <text:p>0.01002</text:p>
          </table:table-cell>
          <table:table-cell table:style-name="ce24" office:value-type="string" calcext:value-type="string">
            <text:p>3,157,894,345</text:p>
          </table:table-cell>
          <table:table-cell table:number-columns-repeated="1016"/>
        </table:table-row>
        <table:table-row table:style-name="ro1">
          <table:table-cell table:style-name="ce9" table:formula="of:=[.A141]+1" office:value-type="float" office:value="140" calcext:value-type="float">
            <text:p>140</text:p>
          </table:table-cell>
          <table:table-cell table:style-name="ce15" table:formula="of:=RAND()*180" office:value-type="float" office:value="112.715597353701" calcext:value-type="float">
            <text:p>112.715597353701</text:p>
          </table:table-cell>
          <table:table-cell table:style-name="ce15" table:formula="of:=RAND()*180" office:value-type="float" office:value="163.25048495608" calcext:value-type="float">
            <text:p>163.25048495608</text:p>
          </table:table-cell>
          <table:table-cell table:style-name="ce15" table:formula="of:=RAND()*180" office:value-type="float" office:value="28.5858608946931" calcext:value-type="float">
            <text:p>28.585860894693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2]*EXP([.C142]/180)-[.D142]/([.C142]^2))/180" office:value-type="float" office:value="1.55092922942419" calcext:value-type="float">
            <text:p>1.55092922942419</text:p>
          </table:table-cell>
          <table:table-cell table:style-name="ce21" table:formula="of:=0.01*([.B142]+[.B142]^2*0.1+[.C142]*[.D142])/([.C142]*[.D142]-[.B142])" office:value-type="float" office:value="0.0132848736803687" calcext:value-type="float">
            <text:p>0.01328</text:p>
          </table:table-cell>
          <table:table-cell table:style-name="ce24" office:value-type="string" calcext:value-type="string">
            <text:p>3,184,995,378</text:p>
          </table:table-cell>
          <table:table-cell table:number-columns-repeated="1016"/>
        </table:table-row>
        <table:table-row table:style-name="ro1">
          <table:table-cell table:style-name="ce9" table:formula="of:=[.A142]+1" office:value-type="float" office:value="141" calcext:value-type="float">
            <text:p>141</text:p>
          </table:table-cell>
          <table:table-cell table:style-name="ce15" table:formula="of:=RAND()*180" office:value-type="float" office:value="29.3573499821171" calcext:value-type="float">
            <text:p>29.3573499821171</text:p>
          </table:table-cell>
          <table:table-cell table:style-name="ce15" table:formula="of:=RAND()*180" office:value-type="float" office:value="56.6331234200007" calcext:value-type="float">
            <text:p>56.6331234200007</text:p>
          </table:table-cell>
          <table:table-cell table:style-name="ce15" table:formula="of:=RAND()*180" office:value-type="float" office:value="83.546882185224" calcext:value-type="float">
            <text:p>83.54688218522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3]*EXP([.C143]/180)-[.D143]/([.C143]^2))/180" office:value-type="float" office:value="0.223256612086862" calcext:value-type="float">
            <text:p>0.223256612086862</text:p>
          </table:table-cell>
          <table:table-cell table:style-name="ce21" table:formula="of:=0.01*([.B143]+[.B143]^2*0.1+[.C143]*[.D143])/([.C143]*[.D143]-[.B143])" office:value-type="float" office:value="0.0103081562317508" calcext:value-type="float">
            <text:p>0.01031</text:p>
          </table:table-cell>
          <table:table-cell table:style-name="ce24" office:value-type="string" calcext:value-type="string">
            <text:p>3,212,096,411</text:p>
          </table:table-cell>
          <table:table-cell table:number-columns-repeated="1016"/>
        </table:table-row>
        <table:table-row table:style-name="ro1">
          <table:table-cell table:style-name="ce9" table:formula="of:=[.A143]+1" office:value-type="float" office:value="142" calcext:value-type="float">
            <text:p>142</text:p>
          </table:table-cell>
          <table:table-cell table:style-name="ce15" table:formula="of:=RAND()*180" office:value-type="float" office:value="74.1626459939781" calcext:value-type="float">
            <text:p>74.1626459939781</text:p>
          </table:table-cell>
          <table:table-cell table:style-name="ce15" table:formula="of:=RAND()*180" office:value-type="float" office:value="153.417104951187" calcext:value-type="float">
            <text:p>153.417104951187</text:p>
          </table:table-cell>
          <table:table-cell table:style-name="ce15" table:formula="of:=RAND()*180" office:value-type="float" office:value="28.5672858316351" calcext:value-type="float">
            <text:p>28.567285831635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4]*EXP([.C144]/180)-[.D144]/([.C144]^2))/180" office:value-type="float" office:value="0.966198499538413" calcext:value-type="float">
            <text:p>0.966198499538413</text:p>
          </table:table-cell>
          <table:table-cell table:style-name="ce21" table:formula="of:=0.01*([.B144]+[.B144]^2*0.1+[.C144]*[.D144])/([.C144]*[.D144]-[.B144])" office:value-type="float" office:value="0.011620813220596" calcext:value-type="float">
            <text:p>0.01162</text:p>
          </table:table-cell>
          <table:table-cell table:style-name="ce24" office:value-type="string" calcext:value-type="string">
            <text:p>3,239,197,444</text:p>
          </table:table-cell>
          <table:table-cell table:number-columns-repeated="1016"/>
        </table:table-row>
        <table:table-row table:style-name="ro1">
          <table:table-cell table:style-name="ce9" table:formula="of:=[.A144]+1" office:value-type="float" office:value="143" calcext:value-type="float">
            <text:p>143</text:p>
          </table:table-cell>
          <table:table-cell table:style-name="ce15" table:formula="of:=RAND()*180" office:value-type="float" office:value="133.18892429456" calcext:value-type="float">
            <text:p>133.18892429456</text:p>
          </table:table-cell>
          <table:table-cell table:style-name="ce15" table:formula="of:=RAND()*180" office:value-type="float" office:value="82.9387627703689" calcext:value-type="float">
            <text:p>82.9387627703689</text:p>
          </table:table-cell>
          <table:table-cell table:style-name="ce15" table:formula="of:=RAND()*180" office:value-type="float" office:value="134.661535690594" calcext:value-type="float">
            <text:p>134.66153569059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45]*EXP([.C145]/180)-[.D145]/([.C145]^2))/180" office:value-type="float" office:value="1.17291246005928" calcext:value-type="float">
            <text:p>1.17291246005928</text:p>
          </table:table-cell>
          <table:table-cell table:style-name="ce21" table:formula="of:=0.01*([.B145]+[.B145]^2*0.1+[.C145]*[.D145])/([.C145]*[.D145]-[.B145])" office:value-type="float" office:value="0.0118488622506965" calcext:value-type="float">
            <text:p>0.01185</text:p>
          </table:table-cell>
          <table:table-cell table:style-name="ce24" office:value-type="string" calcext:value-type="string">
            <text:p>3,266,298,478</text:p>
          </table:table-cell>
          <table:table-cell table:number-columns-repeated="1016"/>
        </table:table-row>
        <table:table-row table:style-name="ro1">
          <table:table-cell table:style-name="ce9" table:formula="of:=[.A145]+1" office:value-type="float" office:value="144" calcext:value-type="float">
            <text:p>144</text:p>
          </table:table-cell>
          <table:table-cell table:style-name="ce15" table:formula="of:=RAND()*180" office:value-type="float" office:value="170.24733931717" calcext:value-type="float">
            <text:p>170.24733931717</text:p>
          </table:table-cell>
          <table:table-cell table:style-name="ce15" table:formula="of:=RAND()*180" office:value-type="float" office:value="95.1759751465451" calcext:value-type="float">
            <text:p>95.1759751465451</text:p>
          </table:table-cell>
          <table:table-cell table:style-name="ce15" table:formula="of:=RAND()*180" office:value-type="float" office:value="36.032171802473" calcext:value-type="float">
            <text:p>36.03217180247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6]*EXP([.C146]/180)-[.D146]/([.C146]^2))/180" office:value-type="float" office:value="1.60486094428888" calcext:value-type="float">
            <text:p>1.60486094428888</text:p>
          </table:table-cell>
          <table:table-cell table:style-name="ce21" table:formula="of:=0.01*([.B146]+[.B146]^2*0.1+[.C146]*[.D146])/([.C146]*[.D146]-[.B146])" office:value-type="float" office:value="0.0199378997066716" calcext:value-type="float">
            <text:p>0.01994</text:p>
          </table:table-cell>
          <table:table-cell table:style-name="ce25" office:value-type="string" calcext:value-type="string">
            <text:p>3,293,399,511</text:p>
          </table:table-cell>
          <table:table-cell table:number-columns-repeated="1016"/>
        </table:table-row>
        <table:table-row table:style-name="ro1">
          <table:table-cell table:style-name="ce9" table:formula="of:=[.A146]+1" office:value-type="float" office:value="145" calcext:value-type="float">
            <text:p>145</text:p>
          </table:table-cell>
          <table:table-cell table:style-name="ce15" table:formula="of:=RAND()*180" office:value-type="float" office:value="141.411841368217" calcext:value-type="float">
            <text:p>141.411841368217</text:p>
          </table:table-cell>
          <table:table-cell table:style-name="ce15" table:formula="of:=RAND()*180" office:value-type="float" office:value="74.0222917592627" calcext:value-type="float">
            <text:p>74.0222917592627</text:p>
          </table:table-cell>
          <table:table-cell table:style-name="ce15" table:formula="of:=RAND()*180" office:value-type="float" office:value="60.3786937182416" calcext:value-type="float">
            <text:p>60.378693718241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7]*EXP([.C147]/180)-[.D147]/([.C147]^2))/180" office:value-type="float" office:value="1.18518981721365" calcext:value-type="float">
            <text:p>1.18518981721365</text:p>
          </table:table-cell>
          <table:table-cell table:style-name="ce21" table:formula="of:=0.01*([.B147]+[.B147]^2*0.1+[.C147]*[.D147])/([.C147]*[.D147]-[.B147])" office:value-type="float" office:value="0.0152739764697832" calcext:value-type="float">
            <text:p>0.01527</text:p>
          </table:table-cell>
          <table:table-cell table:style-name="ce25" office:value-type="string" calcext:value-type="string">
            <text:p>3,320,500,544</text:p>
          </table:table-cell>
          <table:table-cell table:number-columns-repeated="1016"/>
        </table:table-row>
        <table:table-row table:style-name="ro1">
          <table:table-cell table:style-name="ce9" table:formula="of:=[.A147]+1" office:value-type="float" office:value="146" calcext:value-type="float">
            <text:p>146</text:p>
          </table:table-cell>
          <table:table-cell table:style-name="ce15" table:formula="of:=RAND()*180" office:value-type="float" office:value="126.712000283917" calcext:value-type="float">
            <text:p>126.712000283917</text:p>
          </table:table-cell>
          <table:table-cell table:style-name="ce15" table:formula="of:=RAND()*180" office:value-type="float" office:value="78.0364143221016" calcext:value-type="float">
            <text:p>78.0364143221016</text:p>
          </table:table-cell>
          <table:table-cell table:style-name="ce15" table:formula="of:=RAND()*180" office:value-type="float" office:value="26.4437062213181" calcext:value-type="float">
            <text:p>26.443706221318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8]*EXP([.C148]/180)-[.D148]/([.C148]^2))/180" office:value-type="float" office:value="1.08596975034792" calcext:value-type="float">
            <text:p>1.08596975034792</text:p>
          </table:table-cell>
          <table:table-cell table:style-name="ce21" table:formula="of:=0.01*([.B148]+[.B148]^2*0.1+[.C148]*[.D148])/([.C148]*[.D148]-[.B148])" office:value-type="float" office:value="0.0195980973748002" calcext:value-type="float">
            <text:p>0.01960</text:p>
          </table:table-cell>
          <table:table-cell table:style-name="ce25" office:value-type="string" calcext:value-type="string">
            <text:p>3,347,601,577</text:p>
          </table:table-cell>
          <table:table-cell table:number-columns-repeated="1016"/>
        </table:table-row>
        <table:table-row table:style-name="ro1">
          <table:table-cell table:style-name="ce9" table:formula="of:=[.A148]+1" office:value-type="float" office:value="147" calcext:value-type="float">
            <text:p>147</text:p>
          </table:table-cell>
          <table:table-cell table:style-name="ce15" table:formula="of:=RAND()*180" office:value-type="float" office:value="51.8985365802776" calcext:value-type="float">
            <text:p>51.8985365802776</text:p>
          </table:table-cell>
          <table:table-cell table:style-name="ce15" table:formula="of:=RAND()*180" office:value-type="float" office:value="136.447590777709" calcext:value-type="float">
            <text:p>136.447590777709</text:p>
          </table:table-cell>
          <table:table-cell table:style-name="ce15" table:formula="of:=RAND()*180" office:value-type="float" office:value="107.953340003969" calcext:value-type="float">
            <text:p>107.95334000396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49]*EXP([.C149]/180)-[.D149]/([.C149]^2))/180" office:value-type="float" office:value="0.615280854951189" calcext:value-type="float">
            <text:p>0.615280854951189</text:p>
          </table:table-cell>
          <table:table-cell table:style-name="ce21" table:formula="of:=0.01*([.B149]+[.B149]^2*0.1+[.C149]*[.D149])/([.C149]*[.D149]-[.B149])" office:value-type="float" office:value="0.0102542178675696" calcext:value-type="float">
            <text:p>0.01025</text:p>
          </table:table-cell>
          <table:table-cell table:style-name="ce25" office:value-type="string" calcext:value-type="string">
            <text:p>337,470,261</text:p>
          </table:table-cell>
          <table:table-cell table:number-columns-repeated="1016"/>
        </table:table-row>
        <table:table-row table:style-name="ro1">
          <table:table-cell table:style-name="ce9" table:formula="of:=[.A149]+1" office:value-type="float" office:value="148" calcext:value-type="float">
            <text:p>148</text:p>
          </table:table-cell>
          <table:table-cell table:style-name="ce15" table:formula="of:=RAND()*180" office:value-type="float" office:value="130.06232830815" calcext:value-type="float">
            <text:p>130.06232830815</text:p>
          </table:table-cell>
          <table:table-cell table:style-name="ce15" table:formula="of:=RAND()*180" office:value-type="float" office:value="163.008536943709" calcext:value-type="float">
            <text:p>163.008536943709</text:p>
          </table:table-cell>
          <table:table-cell table:style-name="ce15" table:formula="of:=RAND()*180" office:value-type="float" office:value="112.2544924282" calcext:value-type="float">
            <text:p>112.254492428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0]*EXP([.C150]/180)-[.D150]/([.C150]^2))/180" office:value-type="float" office:value="1.78719398558936" calcext:value-type="float">
            <text:p>1.78719398558936</text:p>
          </table:table-cell>
          <table:table-cell table:style-name="ce21" table:formula="of:=0.01*([.B150]+[.B150]^2*0.1+[.C150]*[.D150])/([.C150]*[.D150]-[.B150])" office:value-type="float" office:value="0.0110742541543846" calcext:value-type="float">
            <text:p>0.01107</text:p>
          </table:table-cell>
          <table:table-cell table:style-name="ce25" office:value-type="string" calcext:value-type="string">
            <text:p>3,401,803,644</text:p>
          </table:table-cell>
          <table:table-cell table:number-columns-repeated="1016"/>
        </table:table-row>
        <table:table-row table:style-name="ro1">
          <table:table-cell table:style-name="ce9" table:formula="of:=[.A150]+1" office:value-type="float" office:value="149" calcext:value-type="float">
            <text:p>149</text:p>
          </table:table-cell>
          <table:table-cell table:style-name="ce15" table:formula="of:=RAND()*180" office:value-type="float" office:value="144.229002199471" calcext:value-type="float">
            <text:p>144.229002199471</text:p>
          </table:table-cell>
          <table:table-cell table:style-name="ce15" table:formula="of:=RAND()*180" office:value-type="float" office:value="147.424329963028" calcext:value-type="float">
            <text:p>147.424329963028</text:p>
          </table:table-cell>
          <table:table-cell table:style-name="ce15" table:formula="of:=RAND()*180" office:value-type="float" office:value="121.630178422328" calcext:value-type="float">
            <text:p>121.63017842232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1]*EXP([.C151]/180)-[.D151]/([.C151]^2))/180" office:value-type="float" office:value="1.81748272868618" calcext:value-type="float">
            <text:p>1.81748272868618</text:p>
          </table:table-cell>
          <table:table-cell table:style-name="ce21" table:formula="of:=0.01*([.B151]+[.B151]^2*0.1+[.C151]*[.D151])/([.C151]*[.D151]-[.B151])" office:value-type="float" office:value="0.0113316782149975" calcext:value-type="float">
            <text:p>0.01133</text:p>
          </table:table-cell>
          <table:table-cell table:style-name="ce25" office:value-type="string" calcext:value-type="string">
            <text:p>3,428,904,677</text:p>
          </table:table-cell>
          <table:table-cell table:number-columns-repeated="1016"/>
        </table:table-row>
        <table:table-row table:style-name="ro1">
          <table:table-cell table:style-name="ce9" table:formula="of:=[.A151]+1" office:value-type="float" office:value="150" calcext:value-type="float">
            <text:p>150</text:p>
          </table:table-cell>
          <table:table-cell table:style-name="ce15" table:formula="of:=RAND()*180" office:value-type="float" office:value="126.532140069292" calcext:value-type="float">
            <text:p>126.532140069292</text:p>
          </table:table-cell>
          <table:table-cell table:style-name="ce15" table:formula="of:=RAND()*180" office:value-type="float" office:value="74.953395329896" calcext:value-type="float">
            <text:p>74.953395329896</text:p>
          </table:table-cell>
          <table:table-cell table:style-name="ce15" table:formula="of:=RAND()*180" office:value-type="float" office:value="108.691752756765" calcext:value-type="float">
            <text:p>108.69175275676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2]*EXP([.C152]/180)-[.D152]/([.C152]^2))/180" office:value-type="float" office:value="1.06592867889" calcext:value-type="float">
            <text:p>1.06592867889</text:p>
          </table:table-cell>
          <table:table-cell table:style-name="ce21" table:formula="of:=0.01*([.B152]+[.B152]^2*0.1+[.C152]*[.D152])/([.C152]*[.D152]-[.B152])" office:value-type="float" office:value="0.0123117667398971" calcext:value-type="float">
            <text:p>0.01231</text:p>
          </table:table-cell>
          <table:table-cell table:style-name="ce25" office:value-type="string" calcext:value-type="string">
            <text:p>345,600,571</text:p>
          </table:table-cell>
          <table:table-cell table:number-columns-repeated="1016"/>
        </table:table-row>
        <table:table-row table:style-name="ro1">
          <table:table-cell table:style-name="ce9" table:formula="of:=[.A152]+1" office:value-type="float" office:value="151" calcext:value-type="float">
            <text:p>151</text:p>
          </table:table-cell>
          <table:table-cell table:style-name="ce15" table:formula="of:=RAND()*180" office:value-type="float" office:value="0.590590087433061" calcext:value-type="float">
            <text:p>0.590590087433061</text:p>
          </table:table-cell>
          <table:table-cell table:style-name="ce15" table:formula="of:=RAND()*180" office:value-type="float" office:value="42.7514256524894" calcext:value-type="float">
            <text:p>42.7514256524894</text:p>
          </table:table-cell>
          <table:table-cell table:style-name="ce15" table:formula="of:=RAND()*180" office:value-type="float" office:value="57.0064452291375" calcext:value-type="float">
            <text:p>57.006445229137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53]*EXP([.C153]/180)-[.D153]/([.C153]^2))/180" office:value-type="float" office:value="0.00398737735949796" calcext:value-type="float">
            <text:p>0.003987377359498</text:p>
          </table:table-cell>
          <table:table-cell table:style-name="ce21" table:formula="of:=0.01*([.B153]+[.B153]^2*0.1+[.C153]*[.D153])/([.C153]*[.D153]-[.B153])" office:value-type="float" office:value="0.0100049909778256" calcext:value-type="float">
            <text:p>0.01000</text:p>
          </table:table-cell>
          <table:table-cell table:style-name="ce25" office:value-type="string" calcext:value-type="string">
            <text:p>3,483,106,743</text:p>
          </table:table-cell>
          <table:table-cell table:number-columns-repeated="1016"/>
        </table:table-row>
        <table:table-row table:style-name="ro1">
          <table:table-cell table:style-name="ce9" table:formula="of:=[.A153]+1" office:value-type="float" office:value="152" calcext:value-type="float">
            <text:p>152</text:p>
          </table:table-cell>
          <table:table-cell table:style-name="ce15" table:formula="of:=RAND()*180" office:value-type="float" office:value="112.593784472917" calcext:value-type="float">
            <text:p>112.593784472917</text:p>
          </table:table-cell>
          <table:table-cell table:style-name="ce15" table:formula="of:=RAND()*180" office:value-type="float" office:value="143.96208782506" calcext:value-type="float">
            <text:p>143.96208782506</text:p>
          </table:table-cell>
          <table:table-cell table:style-name="ce15" table:formula="of:=RAND()*180" office:value-type="float" office:value="41.3964688144728" calcext:value-type="float">
            <text:p>41.396468814472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4]*EXP([.C154]/180)-[.D154]/([.C154]^2))/180" office:value-type="float" office:value="1.39181836327704" calcext:value-type="float">
            <text:p>1.39181836327704</text:p>
          </table:table-cell>
          <table:table-cell table:style-name="ce21" table:formula="of:=0.01*([.B154]+[.B154]^2*0.1+[.C154]*[.D154])/([.C154]*[.D154]-[.B154])" office:value-type="float" office:value="0.0125533468582245" calcext:value-type="float">
            <text:p>0.01255</text:p>
          </table:table-cell>
          <table:table-cell table:style-name="ce26" office:value-type="string" calcext:value-type="string">
            <text:p>3,510,207,776</text:p>
          </table:table-cell>
          <table:table-cell table:number-columns-repeated="1016"/>
        </table:table-row>
        <table:table-row table:style-name="ro1">
          <table:table-cell table:style-name="ce9" table:formula="of:=[.A154]+1" office:value-type="float" office:value="153" calcext:value-type="float">
            <text:p>153</text:p>
          </table:table-cell>
          <table:table-cell table:style-name="ce15" table:formula="of:=RAND()*180" office:value-type="float" office:value="141.350706134368" calcext:value-type="float">
            <text:p>141.350706134368</text:p>
          </table:table-cell>
          <table:table-cell table:style-name="ce15" table:formula="of:=RAND()*180" office:value-type="float" office:value="17.8402164557444" calcext:value-type="float">
            <text:p>17.8402164557444</text:p>
          </table:table-cell>
          <table:table-cell table:style-name="ce15" table:formula="of:=RAND()*180" office:value-type="float" office:value="59.8428876315811" calcext:value-type="float">
            <text:p>59.842887631581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5]*EXP([.C155]/180)-[.D155]/([.C155]^2))/180" office:value-type="float" office:value="0.866055867786062" calcext:value-type="float">
            <text:p>0.866055867786062</text:p>
          </table:table-cell>
          <table:table-cell table:style-name="ce21" table:formula="of:=0.01*([.B155]+[.B155]^2*0.1+[.C155]*[.D155])/([.C155]*[.D155]-[.B155])" office:value-type="float" office:value="0.034622732216804" calcext:value-type="float">
            <text:p>0.03462</text:p>
          </table:table-cell>
          <table:table-cell table:style-name="ce26" office:value-type="string" calcext:value-type="string">
            <text:p>353,730,881</text:p>
          </table:table-cell>
          <table:table-cell table:number-columns-repeated="1016"/>
        </table:table-row>
        <table:table-row table:style-name="ro1">
          <table:table-cell table:style-name="ce9" table:formula="of:=[.A155]+1" office:value-type="float" office:value="154" calcext:value-type="float">
            <text:p>154</text:p>
          </table:table-cell>
          <table:table-cell table:style-name="ce15" table:formula="of:=RAND()*180" office:value-type="float" office:value="7.02014052462068" calcext:value-type="float">
            <text:p>7.02014052462068</text:p>
          </table:table-cell>
          <table:table-cell table:style-name="ce15" table:formula="of:=RAND()*180" office:value-type="float" office:value="118.841627995222" calcext:value-type="float">
            <text:p>118.841627995222</text:p>
          </table:table-cell>
          <table:table-cell table:style-name="ce15" table:formula="of:=RAND()*180" office:value-type="float" office:value="73.266628114013" calcext:value-type="float">
            <text:p>73.26662811401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6]*EXP([.C156]/180)-[.D156]/([.C156]^2))/180" office:value-type="float" office:value="0.0754470443821649" calcext:value-type="float">
            <text:p>0.075447044382165</text:p>
          </table:table-cell>
          <table:table-cell table:style-name="ce21" table:formula="of:=0.01*([.B156]+[.B156]^2*0.1+[.C156]*[.D156])/([.C156]*[.D156]-[.B156])" office:value-type="float" office:value="0.0100218026309604" calcext:value-type="float">
            <text:p>0.01002</text:p>
          </table:table-cell>
          <table:table-cell table:style-name="ce26" office:value-type="string" calcext:value-type="string">
            <text:p>3,564,409,843</text:p>
          </table:table-cell>
          <table:table-cell table:number-columns-repeated="1016"/>
        </table:table-row>
        <table:table-row table:style-name="ro1">
          <table:table-cell table:style-name="ce9" table:formula="of:=[.A156]+1" office:value-type="float" office:value="155" calcext:value-type="float">
            <text:p>155</text:p>
          </table:table-cell>
          <table:table-cell table:style-name="ce15" table:formula="of:=RAND()*180" office:value-type="float" office:value="97.0289180746701" calcext:value-type="float">
            <text:p>97.0289180746701</text:p>
          </table:table-cell>
          <table:table-cell table:style-name="ce15" table:formula="of:=RAND()*180" office:value-type="float" office:value="77.1202462103878" calcext:value-type="float">
            <text:p>77.1202462103878</text:p>
          </table:table-cell>
          <table:table-cell table:style-name="ce15" table:formula="of:=RAND()*180" office:value-type="float" office:value="10.8574038012527" calcext:value-type="float">
            <text:p>10.857403801252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7]*EXP([.C157]/180)-[.D157]/([.C157]^2))/180" office:value-type="float" office:value="0.827360936816712" calcext:value-type="float">
            <text:p>0.827360936816712</text:p>
          </table:table-cell>
          <table:table-cell table:style-name="ce21" table:formula="of:=0.01*([.B157]+[.B157]^2*0.1+[.C157]*[.D157])/([.C157]*[.D157]-[.B157])" office:value-type="float" office:value="0.0253386996695948" calcext:value-type="float">
            <text:p>0.02534</text:p>
          </table:table-cell>
          <table:table-cell table:style-name="ce26" office:value-type="string" calcext:value-type="string">
            <text:p>3,591,510,876</text:p>
          </table:table-cell>
          <table:table-cell table:number-columns-repeated="1016"/>
        </table:table-row>
        <table:table-row table:style-name="ro1">
          <table:table-cell table:style-name="ce9" table:formula="of:=[.A157]+1" office:value-type="float" office:value="156" calcext:value-type="float">
            <text:p>156</text:p>
          </table:table-cell>
          <table:table-cell table:style-name="ce15" table:formula="of:=RAND()*180" office:value-type="float" office:value="154.471505190905" calcext:value-type="float">
            <text:p>154.471505190905</text:p>
          </table:table-cell>
          <table:table-cell table:style-name="ce15" table:formula="of:=RAND()*180" office:value-type="float" office:value="46.2925011208037" calcext:value-type="float">
            <text:p>46.2925011208037</text:p>
          </table:table-cell>
          <table:table-cell table:style-name="ce15" table:formula="of:=RAND()*180" office:value-type="float" office:value="120.584829020061" calcext:value-type="float">
            <text:p>120.58482902006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8]*EXP([.C158]/180)-[.D158]/([.C158]^2))/180" office:value-type="float" office:value="1.10954681192256" calcext:value-type="float">
            <text:p>1.10954681192256</text:p>
          </table:table-cell>
          <table:table-cell table:style-name="ce21" table:formula="of:=0.01*([.B158]+[.B158]^2*0.1+[.C158]*[.D158])/([.C158]*[.D158]-[.B158])" office:value-type="float" office:value="0.014965430467062" calcext:value-type="float">
            <text:p>0.01497</text:p>
          </table:table-cell>
          <table:table-cell table:style-name="ce26" office:value-type="string" calcext:value-type="string">
            <text:p>3,618,611,909</text:p>
          </table:table-cell>
          <table:table-cell table:number-columns-repeated="1016"/>
        </table:table-row>
        <table:table-row table:style-name="ro1">
          <table:table-cell table:style-name="ce9" table:formula="of:=[.A158]+1" office:value-type="float" office:value="157" calcext:value-type="float">
            <text:p>157</text:p>
          </table:table-cell>
          <table:table-cell table:style-name="ce15" table:formula="of:=RAND()*180" office:value-type="float" office:value="30.4888371919573" calcext:value-type="float">
            <text:p>30.4888371919573</text:p>
          </table:table-cell>
          <table:table-cell table:style-name="ce15" table:formula="of:=RAND()*180" office:value-type="float" office:value="147.304659391015" calcext:value-type="float">
            <text:p>147.304659391015</text:p>
          </table:table-cell>
          <table:table-cell table:style-name="ce15" table:formula="of:=RAND()*180" office:value-type="float" office:value="162.974800304413" calcext:value-type="float">
            <text:p>162.97480030441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59]*EXP([.C159]/180)-[.D159]/([.C159]^2))/180" office:value-type="float" office:value="0.383910551601933" calcext:value-type="float">
            <text:p>0.383910551601933</text:p>
          </table:table-cell>
          <table:table-cell table:style-name="ce21" table:formula="of:=0.01*([.B159]+[.B159]^2*0.1+[.C159]*[.D159])/([.C159]*[.D159]-[.B159])" office:value-type="float" office:value="0.0100642023896078" calcext:value-type="float">
            <text:p>0.01006</text:p>
          </table:table-cell>
          <table:table-cell table:style-name="ce26" office:value-type="string" calcext:value-type="string">
            <text:p>3,645,712,942</text:p>
          </table:table-cell>
          <table:table-cell table:number-columns-repeated="1016"/>
        </table:table-row>
        <table:table-row table:style-name="ro1">
          <table:table-cell table:style-name="ce9" table:formula="of:=[.A159]+1" office:value-type="float" office:value="158" calcext:value-type="float">
            <text:p>158</text:p>
          </table:table-cell>
          <table:table-cell table:style-name="ce15" table:formula="of:=RAND()*180" office:value-type="float" office:value="36.4607340894704" calcext:value-type="float">
            <text:p>36.4607340894704</text:p>
          </table:table-cell>
          <table:table-cell table:style-name="ce15" table:formula="of:=RAND()*180" office:value-type="float" office:value="7.40951327199019" calcext:value-type="float">
            <text:p>7.40951327199019</text:p>
          </table:table-cell>
          <table:table-cell table:style-name="ce15" table:formula="of:=RAND()*180" office:value-type="float" office:value="12.4732322640226" calcext:value-type="float">
            <text:p>12.473232264022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60]*EXP([.C160]/180)-[.D160]/([.C160]^2))/180" office:value-type="float" office:value="0.209809589050766" calcext:value-type="float">
            <text:p>0.209809589050766</text:p>
          </table:table-cell>
          <table:table-cell table:style-name="ce21" table:formula="of:=0.01*([.B160]+[.B160]^2*0.1+[.C160]*[.D160])/([.C160]*[.D160]-[.B160])" office:value-type="float" office:value="0.0467870886428792" calcext:value-type="float">
            <text:p>0.04679</text:p>
          </table:table-cell>
          <table:table-cell table:style-name="ce26" office:value-type="string" calcext:value-type="string">
            <text:p>3,672,813,976</text:p>
          </table:table-cell>
          <table:table-cell table:number-columns-repeated="1016"/>
        </table:table-row>
        <table:table-row table:style-name="ro1">
          <table:table-cell table:style-name="ce9" table:formula="of:=[.A160]+1" office:value-type="float" office:value="159" calcext:value-type="float">
            <text:p>159</text:p>
          </table:table-cell>
          <table:table-cell table:style-name="ce15" table:formula="of:=RAND()*180" office:value-type="float" office:value="139.80235923748" calcext:value-type="float">
            <text:p>139.80235923748</text:p>
          </table:table-cell>
          <table:table-cell table:style-name="ce15" table:formula="of:=RAND()*180" office:value-type="float" office:value="64.76030127785" calcext:value-type="float">
            <text:p>64.76030127785</text:p>
          </table:table-cell>
          <table:table-cell table:style-name="ce15" table:formula="of:=RAND()*180" office:value-type="float" office:value="48.0299679807477" calcext:value-type="float">
            <text:p>48.029967980747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61]*EXP([.C161]/180)-[.D161]/([.C161]^2))/180" office:value-type="float" office:value="1.11292884510786" calcext:value-type="float">
            <text:p>1.11292884510786</text:p>
          </table:table-cell>
          <table:table-cell table:style-name="ce21" table:formula="of:=0.01*([.B161]+[.B161]^2*0.1+[.C161]*[.D161])/([.C161]*[.D161]-[.B161])" office:value-type="float" office:value="0.0175205345307688" calcext:value-type="float">
            <text:p>0.01752</text:p>
          </table:table-cell>
          <table:table-cell table:style-name="ce26" office:value-type="string" calcext:value-type="string">
            <text:p>3,699,915,009</text:p>
          </table:table-cell>
          <table:table-cell table:number-columns-repeated="1016"/>
        </table:table-row>
        <table:table-row table:style-name="ro1">
          <table:table-cell table:style-name="ce9" table:formula="of:=[.A161]+1" office:value-type="float" office:value="160" calcext:value-type="float">
            <text:p>160</text:p>
          </table:table-cell>
          <table:table-cell table:style-name="ce15" table:formula="of:=RAND()*180" office:value-type="float" office:value="134.674268367495" calcext:value-type="float">
            <text:p>134.674268367495</text:p>
          </table:table-cell>
          <table:table-cell table:style-name="ce15" table:formula="of:=RAND()*180" office:value-type="float" office:value="35.3703693854157" calcext:value-type="float">
            <text:p>35.3703693854157</text:p>
          </table:table-cell>
          <table:table-cell table:style-name="ce15" table:formula="of:=RAND()*180" office:value-type="float" office:value="33.3554811153142" calcext:value-type="float">
            <text:p>33.355481115314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2]*EXP([.C162]/180)-[.D162]/([.C162]^2))/180" office:value-type="float" office:value="0.91050268618425" calcext:value-type="float">
            <text:p>0.91050268618425</text:p>
          </table:table-cell>
          <table:table-cell table:style-name="ce21" table:formula="of:=0.01*([.B162]+[.B162]^2*0.1+[.C162]*[.D162])/([.C162]*[.D162]-[.B162])" office:value-type="float" office:value="0.029931314711224" calcext:value-type="float">
            <text:p>0.02993</text:p>
          </table:table-cell>
          <table:table-cell table:style-name="ce22" office:value-type="string" calcext:value-type="string">
            <text:p>3,727,016,042</text:p>
          </table:table-cell>
          <table:table-cell table:number-columns-repeated="1016"/>
        </table:table-row>
        <table:table-row table:style-name="ro1">
          <table:table-cell table:style-name="ce9" table:formula="of:=[.A162]+1" office:value-type="float" office:value="161" calcext:value-type="float">
            <text:p>161</text:p>
          </table:table-cell>
          <table:table-cell table:style-name="ce15" table:formula="of:=RAND()*180" office:value-type="float" office:value="80.1100662303508" calcext:value-type="float">
            <text:p>80.1100662303508</text:p>
          </table:table-cell>
          <table:table-cell table:style-name="ce15" table:formula="of:=RAND()*180" office:value-type="float" office:value="59.6667845455291" calcext:value-type="float">
            <text:p>59.6667845455291</text:p>
          </table:table-cell>
          <table:table-cell table:style-name="ce15" table:formula="of:=RAND()*180" office:value-type="float" office:value="107.390296845168" calcext:value-type="float">
            <text:p>107.39029684516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3]*EXP([.C163]/180)-[.D163]/([.C163]^2))/180" office:value-type="float" office:value="0.619809232571511" calcext:value-type="float">
            <text:p>0.619809232571511</text:p>
          </table:table-cell>
          <table:table-cell table:style-name="ce21" table:formula="of:=0.01*([.B163]+[.B163]^2*0.1+[.C163]*[.D163])/([.C163]*[.D163]-[.B163])" office:value-type="float" office:value="0.0112674506639514" calcext:value-type="float">
            <text:p>0.01127</text:p>
          </table:table-cell>
          <table:table-cell table:style-name="ce22" office:value-type="string" calcext:value-type="string">
            <text:p>3,754,117,075</text:p>
          </table:table-cell>
          <table:table-cell table:number-columns-repeated="1016"/>
        </table:table-row>
        <table:table-row table:style-name="ro1">
          <table:table-cell table:style-name="ce9" table:formula="of:=[.A163]+1" office:value-type="float" office:value="162" calcext:value-type="float">
            <text:p>162</text:p>
          </table:table-cell>
          <table:table-cell table:style-name="ce15" table:formula="of:=RAND()*180" office:value-type="float" office:value="153.792847919386" calcext:value-type="float">
            <text:p>153.792847919386</text:p>
          </table:table-cell>
          <table:table-cell table:style-name="ce15" table:formula="of:=RAND()*180" office:value-type="float" office:value="149.342489349066" calcext:value-type="float">
            <text:p>149.342489349066</text:p>
          </table:table-cell>
          <table:table-cell table:style-name="ce15" table:formula="of:=RAND()*180" office:value-type="float" office:value="156.108696670329" calcext:value-type="float">
            <text:p>156.10869667032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4]*EXP([.C164]/180)-[.D164]/([.C164]^2))/180" office:value-type="float" office:value="1.95875750670112" calcext:value-type="float">
            <text:p>1.95875750670112</text:p>
          </table:table-cell>
          <table:table-cell table:style-name="ce21" table:formula="of:=0.01*([.B164]+[.B164]^2*0.1+[.C164]*[.D164])/([.C164]*[.D164]-[.B164])" office:value-type="float" office:value="0.0111540694630589" calcext:value-type="float">
            <text:p>0.01115</text:p>
          </table:table-cell>
          <table:table-cell table:style-name="ce22" office:value-type="string" calcext:value-type="string">
            <text:p>3,781,218,108</text:p>
          </table:table-cell>
          <table:table-cell table:number-columns-repeated="1016"/>
        </table:table-row>
        <table:table-row table:style-name="ro1">
          <table:table-cell table:style-name="ce9" table:formula="of:=[.A164]+1" office:value-type="float" office:value="163" calcext:value-type="float">
            <text:p>163</text:p>
          </table:table-cell>
          <table:table-cell table:style-name="ce15" table:formula="of:=RAND()*180" office:value-type="float" office:value="166.766899612259" calcext:value-type="float">
            <text:p>166.766899612259</text:p>
          </table:table-cell>
          <table:table-cell table:style-name="ce15" table:formula="of:=RAND()*180" office:value-type="float" office:value="127.178186262828" calcext:value-type="float">
            <text:p>127.178186262828</text:p>
          </table:table-cell>
          <table:table-cell table:style-name="ce15" table:formula="of:=RAND()*180" office:value-type="float" office:value="24.6777638881408" calcext:value-type="float">
            <text:p>24.677763888140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5]*EXP([.C165]/180)-[.D165]/([.C165]^2))/180" office:value-type="float" office:value="1.87795072309877" calcext:value-type="float">
            <text:p>1.87795072309877</text:p>
          </table:table-cell>
          <table:table-cell table:style-name="ce21" table:formula="of:=0.01*([.B165]+[.B165]^2*0.1+[.C165]*[.D165])/([.C165]*[.D165]-[.B165])" office:value-type="float" office:value="0.0204810277671588" calcext:value-type="float">
            <text:p>0.02048</text:p>
          </table:table-cell>
          <table:table-cell table:style-name="ce22" office:value-type="string" calcext:value-type="string">
            <text:p>3,808,319,142</text:p>
          </table:table-cell>
          <table:table-cell table:number-columns-repeated="1016"/>
        </table:table-row>
        <table:table-row table:style-name="ro1">
          <table:table-cell table:style-name="ce9" table:formula="of:=[.A165]+1" office:value-type="float" office:value="164" calcext:value-type="float">
            <text:p>164</text:p>
          </table:table-cell>
          <table:table-cell table:style-name="ce15" table:formula="of:=RAND()*180" office:value-type="float" office:value="16.6838782200144" calcext:value-type="float">
            <text:p>16.6838782200144</text:p>
          </table:table-cell>
          <table:table-cell table:style-name="ce15" table:formula="of:=RAND()*180" office:value-type="float" office:value="136.015540796055" calcext:value-type="float">
            <text:p>136.015540796055</text:p>
          </table:table-cell>
          <table:table-cell table:style-name="ce15" table:formula="of:=RAND()*180" office:value-type="float" office:value="50.1921856194146" calcext:value-type="float">
            <text:p>50.192185619414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6]*EXP([.C166]/180)-[.D166]/([.C166]^2))/180" office:value-type="float" office:value="0.197316060987142" calcext:value-type="float">
            <text:p>0.197316060987142</text:p>
          </table:table-cell>
          <table:table-cell table:style-name="ce21" table:formula="of:=0.01*([.B166]+[.B166]^2*0.1+[.C166]*[.D166])/([.C166]*[.D166]-[.B166])" office:value-type="float" office:value="0.0100898690722598" calcext:value-type="float">
            <text:p>0.01009</text:p>
          </table:table-cell>
          <table:table-cell table:style-name="ce22" office:value-type="string" calcext:value-type="string">
            <text:p>3,835,420,175</text:p>
          </table:table-cell>
          <table:table-cell table:number-columns-repeated="1016"/>
        </table:table-row>
        <table:table-row table:style-name="ro1">
          <table:table-cell table:style-name="ce9" table:formula="of:=[.A166]+1" office:value-type="float" office:value="165" calcext:value-type="float">
            <text:p>165</text:p>
          </table:table-cell>
          <table:table-cell table:style-name="ce15" table:formula="of:=RAND()*180" office:value-type="float" office:value="144.970709923851" calcext:value-type="float">
            <text:p>144.970709923851</text:p>
          </table:table-cell>
          <table:table-cell table:style-name="ce15" table:formula="of:=RAND()*180" office:value-type="float" office:value="1.25196568810215" calcext:value-type="float">
            <text:p>1.25196568810215</text:p>
          </table:table-cell>
          <table:table-cell table:style-name="ce15" table:formula="of:=RAND()*180" office:value-type="float" office:value="129.334903406508" calcext:value-type="float">
            <text:p>129.33490340650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7]*EXP([.C167]/180)-[.D167]/([.C167]^2))/180" office:value-type="float" office:value="0.352599619808371" calcext:value-type="float">
            <text:p>0.352599619808371</text:p>
          </table:table-cell>
          <table:table-cell table:style-name="ce21" table:formula="of:=0.01*([.B167]+[.B167]^2*0.1+[.C167]*[.D167])/([.C167]*[.D167]-[.B167])" office:value-type="float" office:value="1.42078971917365" calcext:value-type="float">
            <text:p>1.42079</text:p>
          </table:table-cell>
          <table:table-cell table:style-name="ce22" office:value-type="string" calcext:value-type="string">
            <text:p>3,862,521,208</text:p>
          </table:table-cell>
          <table:table-cell table:number-columns-repeated="1016"/>
        </table:table-row>
        <table:table-row table:style-name="ro1">
          <table:table-cell table:style-name="ce9" table:formula="of:=[.A167]+1" office:value-type="float" office:value="166" calcext:value-type="float">
            <text:p>166</text:p>
          </table:table-cell>
          <table:table-cell table:style-name="ce15" table:formula="of:=RAND()*180" office:value-type="float" office:value="60.5085413753591" calcext:value-type="float">
            <text:p>60.5085413753591</text:p>
          </table:table-cell>
          <table:table-cell table:style-name="ce15" table:formula="of:=RAND()*180" office:value-type="float" office:value="46.2190694374831" calcext:value-type="float">
            <text:p>46.2190694374831</text:p>
          </table:table-cell>
          <table:table-cell table:style-name="ce15" table:formula="of:=RAND()*180" office:value-type="float" office:value="138.14204070024" calcext:value-type="float">
            <text:p>138.1420407002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8]*EXP([.C168]/180)-[.D168]/([.C168]^2))/180" office:value-type="float" office:value="0.434210101381919" calcext:value-type="float">
            <text:p>0.434210101381919</text:p>
          </table:table-cell>
          <table:table-cell table:style-name="ce21" table:formula="of:=0.01*([.B168]+[.B168]^2*0.1+[.C168]*[.D168])/([.C168]*[.D168]-[.B168])" office:value-type="float" office:value="0.0107702771258653" calcext:value-type="float">
            <text:p>0.01077</text:p>
          </table:table-cell>
          <table:table-cell table:style-name="ce22" office:value-type="string" calcext:value-type="string">
            <text:p>3,889,622,241</text:p>
          </table:table-cell>
          <table:table-cell table:number-columns-repeated="1016"/>
        </table:table-row>
        <table:table-row table:style-name="ro1">
          <table:table-cell table:style-name="ce9" table:formula="of:=[.A168]+1" office:value-type="float" office:value="167" calcext:value-type="float">
            <text:p>167</text:p>
          </table:table-cell>
          <table:table-cell table:style-name="ce15" table:formula="of:=RAND()*180" office:value-type="float" office:value="130.12258832512" calcext:value-type="float">
            <text:p>130.12258832512</text:p>
          </table:table-cell>
          <table:table-cell table:style-name="ce15" table:formula="of:=RAND()*180" office:value-type="float" office:value="143.268330082561" calcext:value-type="float">
            <text:p>143.268330082561</text:p>
          </table:table-cell>
          <table:table-cell table:style-name="ce15" table:formula="of:=RAND()*180" office:value-type="float" office:value="144.268189735886" calcext:value-type="float">
            <text:p>144.26818973588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169]*EXP([.C169]/180)-[.D169]/([.C169]^2))/180" office:value-type="float" office:value="1.60228532718193" calcext:value-type="float">
            <text:p>1.60228532718193</text:p>
          </table:table-cell>
          <table:table-cell table:style-name="ce21" table:formula="of:=0.01*([.B169]+[.B169]^2*0.1+[.C169]*[.D169])/([.C169]*[.D169]-[.B169])" office:value-type="float" office:value="0.0109510880172822" calcext:value-type="float">
            <text:p>0.01095</text:p>
          </table:table-cell>
          <table:table-cell table:style-name="ce22" office:value-type="string" calcext:value-type="string">
            <text:p>3,916,723,274</text:p>
          </table:table-cell>
          <table:table-cell table:number-columns-repeated="1016"/>
        </table:table-row>
        <table:table-row table:style-name="ro1">
          <table:table-cell table:style-name="ce9" table:formula="of:=[.A169]+1" office:value-type="float" office:value="168" calcext:value-type="float">
            <text:p>168</text:p>
          </table:table-cell>
          <table:table-cell table:style-name="ce15" table:formula="of:=RAND()*180" office:value-type="float" office:value="53.1121564588506" calcext:value-type="float">
            <text:p>53.1121564588506</text:p>
          </table:table-cell>
          <table:table-cell table:style-name="ce15" table:formula="of:=RAND()*180" office:value-type="float" office:value="98.8360416982715" calcext:value-type="float">
            <text:p>98.8360416982715</text:p>
          </table:table-cell>
          <table:table-cell table:style-name="ce15" table:formula="of:=RAND()*180" office:value-type="float" office:value="152.253910623991" calcext:value-type="float">
            <text:p>152.25391062399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0]*EXP([.C170]/180)-[.D170]/([.C170]^2))/180" office:value-type="float" office:value="0.510874471567512" calcext:value-type="float">
            <text:p>0.510874471567512</text:p>
          </table:table-cell>
          <table:table-cell table:style-name="ce21" table:formula="of:=0.01*([.B170]+[.B170]^2*0.1+[.C170]*[.D170])/([.C170]*[.D170]-[.B170])" office:value-type="float" office:value="0.0102589615414645" calcext:value-type="float">
            <text:p>0.01026</text:p>
          </table:table-cell>
          <table:table-cell table:style-name="ce23" office:value-type="string" calcext:value-type="string">
            <text:p>3,943,824,308</text:p>
          </table:table-cell>
          <table:table-cell table:number-columns-repeated="1016"/>
        </table:table-row>
        <table:table-row table:style-name="ro1">
          <table:table-cell table:style-name="ce9" table:formula="of:=[.A170]+1" office:value-type="float" office:value="169" calcext:value-type="float">
            <text:p>169</text:p>
          </table:table-cell>
          <table:table-cell table:style-name="ce15" table:formula="of:=RAND()*180" office:value-type="float" office:value="6.18735983108119" calcext:value-type="float">
            <text:p>6.18735983108119</text:p>
          </table:table-cell>
          <table:table-cell table:style-name="ce15" table:formula="of:=RAND()*180" office:value-type="float" office:value="64.4760148917919" calcext:value-type="float">
            <text:p>64.4760148917919</text:p>
          </table:table-cell>
          <table:table-cell table:style-name="ce15" table:formula="of:=RAND()*180" office:value-type="float" office:value="114.519054487462" calcext:value-type="float">
            <text:p>114.51905448746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1]*EXP([.C171]/180)-[.D171]/([.C171]^2))/180" office:value-type="float" office:value="0.0490279396773618" calcext:value-type="float">
            <text:p>0.049027939677362</text:p>
          </table:table-cell>
          <table:table-cell table:style-name="ce21" table:formula="of:=0.01*([.B171]+[.B171]^2*0.1+[.C171]*[.D171])/([.C171]*[.D171]-[.B171])" office:value-type="float" office:value="0.0100219626746347" calcext:value-type="float">
            <text:p>0.01002</text:p>
          </table:table-cell>
          <table:table-cell table:style-name="ce23" office:value-type="string" calcext:value-type="string">
            <text:p>3,970,925,341</text:p>
          </table:table-cell>
          <table:table-cell table:number-columns-repeated="1016"/>
        </table:table-row>
        <table:table-row table:style-name="ro1">
          <table:table-cell table:style-name="ce9" table:formula="of:=[.A171]+1" office:value-type="float" office:value="170" calcext:value-type="float">
            <text:p>170</text:p>
          </table:table-cell>
          <table:table-cell table:style-name="ce15" table:formula="of:=RAND()*180" office:value-type="float" office:value="162.931043466581" calcext:value-type="float">
            <text:p>162.931043466581</text:p>
          </table:table-cell>
          <table:table-cell table:style-name="ce15" table:formula="of:=RAND()*180" office:value-type="float" office:value="5.12084757788811" calcext:value-type="float">
            <text:p>5.12084757788811</text:p>
          </table:table-cell>
          <table:table-cell table:style-name="ce15" table:formula="of:=RAND()*180" office:value-type="float" office:value="142.16276744333" calcext:value-type="float">
            <text:p>142.1627674433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2]*EXP([.C172]/180)-[.D172]/([.C172]^2))/180" office:value-type="float" office:value="0.901175409676547" calcext:value-type="float">
            <text:p>0.901175409676547</text:p>
          </table:table-cell>
          <table:table-cell table:style-name="ce21" table:formula="of:=0.01*([.B172]+[.B172]^2*0.1+[.C172]*[.D172])/([.C172]*[.D172]-[.B172])" office:value-type="float" office:value="0.062746605769864" calcext:value-type="float">
            <text:p>0.06275</text:p>
          </table:table-cell>
          <table:table-cell table:style-name="ce23" office:value-type="string" calcext:value-type="string">
            <text:p>3,998,026,374</text:p>
          </table:table-cell>
          <table:table-cell table:number-columns-repeated="1016"/>
        </table:table-row>
        <table:table-row table:style-name="ro1">
          <table:table-cell table:style-name="ce9" table:formula="of:=[.A172]+1" office:value-type="float" office:value="171" calcext:value-type="float">
            <text:p>171</text:p>
          </table:table-cell>
          <table:table-cell table:style-name="ce15" table:formula="of:=RAND()*180" office:value-type="float" office:value="151.389693740731" calcext:value-type="float">
            <text:p>151.389693740731</text:p>
          </table:table-cell>
          <table:table-cell table:style-name="ce15" table:formula="of:=RAND()*180" office:value-type="float" office:value="141.873294101974" calcext:value-type="float">
            <text:p>141.873294101974</text:p>
          </table:table-cell>
          <table:table-cell table:style-name="ce15" table:formula="of:=RAND()*180" office:value-type="float" office:value="65.5804095872484" calcext:value-type="float">
            <text:p>65.580409587248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3]*EXP([.C173]/180)-[.D173]/([.C173]^2))/180" office:value-type="float" office:value="1.84979643274206" calcext:value-type="float">
            <text:p>1.84979643274206</text:p>
          </table:table-cell>
          <table:table-cell table:style-name="ce21" table:formula="of:=0.01*([.B173]+[.B173]^2*0.1+[.C173]*[.D173])/([.C173]*[.D173]-[.B173])" office:value-type="float" office:value="0.0128348552079382" calcext:value-type="float">
            <text:p>0.01283</text:p>
          </table:table-cell>
          <table:table-cell table:style-name="ce23" office:value-type="string" calcext:value-type="string">
            <text:p>4,025,127,407</text:p>
          </table:table-cell>
          <table:table-cell table:number-columns-repeated="1016"/>
        </table:table-row>
        <table:table-row table:style-name="ro1">
          <table:table-cell table:style-name="ce9" table:formula="of:=[.A173]+1" office:value-type="float" office:value="172" calcext:value-type="float">
            <text:p>172</text:p>
          </table:table-cell>
          <table:table-cell table:style-name="ce15" table:formula="of:=RAND()*180" office:value-type="float" office:value="152.03841216829" calcext:value-type="float">
            <text:p>152.03841216829</text:p>
          </table:table-cell>
          <table:table-cell table:style-name="ce15" table:formula="of:=RAND()*180" office:value-type="float" office:value="165.832313657659" calcext:value-type="float">
            <text:p>165.832313657659</text:p>
          </table:table-cell>
          <table:table-cell table:style-name="ce15" table:formula="of:=RAND()*180" office:value-type="float" office:value="4.11354098941245" calcext:value-type="float">
            <text:p>4.1135409894124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4]*EXP([.C174]/180)-[.D174]/([.C174]^2))/180" office:value-type="float" office:value="2.12222823195094" calcext:value-type="float">
            <text:p>2.12222823195094</text:p>
          </table:table-cell>
          <table:table-cell table:style-name="ce21" table:formula="of:=0.01*([.B174]+[.B174]^2*0.1+[.C174]*[.D174])/([.C174]*[.D174]-[.B174])" office:value-type="float" office:value="0.0593406519044778" calcext:value-type="float">
            <text:p>0.05934</text:p>
          </table:table-cell>
          <table:table-cell table:style-name="ce23" office:value-type="string" calcext:value-type="string">
            <text:p>405,222,844</text:p>
          </table:table-cell>
          <table:table-cell table:number-columns-repeated="1016"/>
        </table:table-row>
        <table:table-row table:style-name="ro1">
          <table:table-cell table:style-name="ce9" table:formula="of:=[.A174]+1" office:value-type="float" office:value="173" calcext:value-type="float">
            <text:p>173</text:p>
          </table:table-cell>
          <table:table-cell table:style-name="ce15" table:formula="of:=RAND()*180" office:value-type="float" office:value="112.922727183575" calcext:value-type="float">
            <text:p>112.922727183575</text:p>
          </table:table-cell>
          <table:table-cell table:style-name="ce15" table:formula="of:=RAND()*180" office:value-type="float" office:value="124.200520828754" calcext:value-type="float">
            <text:p>124.200520828754</text:p>
          </table:table-cell>
          <table:table-cell table:style-name="ce15" table:formula="of:=RAND()*180" office:value-type="float" office:value="53.8147729170087" calcext:value-type="float">
            <text:p>53.814772917008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5]*EXP([.C175]/180)-[.D175]/([.C175]^2))/180" office:value-type="float" office:value="1.25073865579858" calcext:value-type="float">
            <text:p>1.25073865579858</text:p>
          </table:table-cell>
          <table:table-cell table:style-name="ce21" table:formula="of:=0.01*([.B175]+[.B175]^2*0.1+[.C175]*[.D175])/([.C175]*[.D175]-[.B175])" office:value-type="float" office:value="0.0122843136611086" calcext:value-type="float">
            <text:p>0.01228</text:p>
          </table:table-cell>
          <table:table-cell table:style-name="ce23" office:value-type="string" calcext:value-type="string">
            <text:p>4,079,329,474</text:p>
          </table:table-cell>
          <table:table-cell table:number-columns-repeated="1016"/>
        </table:table-row>
        <table:table-row table:style-name="ro1">
          <table:table-cell table:style-name="ce9" table:formula="of:=[.A175]+1" office:value-type="float" office:value="174" calcext:value-type="float">
            <text:p>174</text:p>
          </table:table-cell>
          <table:table-cell table:style-name="ce15" table:formula="of:=RAND()*180" office:value-type="float" office:value="157.242640356223" calcext:value-type="float">
            <text:p>157.242640356223</text:p>
          </table:table-cell>
          <table:table-cell table:style-name="ce15" table:formula="of:=RAND()*180" office:value-type="float" office:value="42.7881288828354" calcext:value-type="float">
            <text:p>42.7881288828354</text:p>
          </table:table-cell>
          <table:table-cell table:style-name="ce15" table:formula="of:=RAND()*180" office:value-type="float" office:value="33.560642679464" calcext:value-type="float">
            <text:p>33.56064267946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6]*EXP([.C176]/180)-[.D176]/([.C176]^2))/180" office:value-type="float" office:value="1.10788539783938" calcext:value-type="float">
            <text:p>1.10788539783938</text:p>
          </table:table-cell>
          <table:table-cell table:style-name="ce21" table:formula="of:=0.01*([.B176]+[.B176]^2*0.1+[.C176]*[.D176])/([.C176]*[.D176]-[.B176])" office:value-type="float" office:value="0.0317947241146407" calcext:value-type="float">
            <text:p>0.03179</text:p>
          </table:table-cell>
          <table:table-cell table:style-name="ce23" office:value-type="string" calcext:value-type="string">
            <text:p>4,106,430,507</text:p>
          </table:table-cell>
          <table:table-cell table:number-columns-repeated="1016"/>
        </table:table-row>
        <table:table-row table:style-name="ro1">
          <table:table-cell table:style-name="ce9" table:formula="of:=[.A176]+1" office:value-type="float" office:value="175" calcext:value-type="float">
            <text:p>175</text:p>
          </table:table-cell>
          <table:table-cell table:style-name="ce15" table:formula="of:=RAND()*180" office:value-type="float" office:value="99.7297889240631" calcext:value-type="float">
            <text:p>99.7297889240631</text:p>
          </table:table-cell>
          <table:table-cell table:style-name="ce15" table:formula="of:=RAND()*180" office:value-type="float" office:value="176.389820702697" calcext:value-type="float">
            <text:p>176.389820702697</text:p>
          </table:table-cell>
          <table:table-cell table:style-name="ce15" table:formula="of:=RAND()*180" office:value-type="float" office:value="68.2297939045617" calcext:value-type="float">
            <text:p>68.229793904561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177]*EXP([.C177]/180)-[.D177]/([.C177]^2))/180" office:value-type="float" office:value="1.47615799368698" calcext:value-type="float">
            <text:p>1.47615799368698</text:p>
          </table:table-cell>
          <table:table-cell table:style-name="ce21" table:formula="of:=0.01*([.B177]+[.B177]^2*0.1+[.C177]*[.D177])/([.C177]*[.D177]-[.B177])" office:value-type="float" office:value="0.0110004453384324" calcext:value-type="float">
            <text:p>0.01100</text:p>
          </table:table-cell>
          <table:table-cell table:style-name="ce23" office:value-type="string" calcext:value-type="string">
            <text:p>413,353,154</text:p>
          </table:table-cell>
          <table:table-cell table:number-columns-repeated="1016"/>
        </table:table-row>
        <table:table-row table:style-name="ro1">
          <table:table-cell table:style-name="ce9" table:formula="of:=[.A177]+1" office:value-type="float" office:value="176" calcext:value-type="float">
            <text:p>176</text:p>
          </table:table-cell>
          <table:table-cell table:style-name="ce15" table:formula="of:=RAND()*180" office:value-type="float" office:value="170.202186444186" calcext:value-type="float">
            <text:p>170.202186444186</text:p>
          </table:table-cell>
          <table:table-cell table:style-name="ce15" table:formula="of:=RAND()*180" office:value-type="float" office:value="67.3012651499875" calcext:value-type="float">
            <text:p>67.3012651499875</text:p>
          </table:table-cell>
          <table:table-cell table:style-name="ce15" table:formula="of:=RAND()*180" office:value-type="float" office:value="34.7582285502293" calcext:value-type="float">
            <text:p>34.758228550229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78]*EXP([.C178]/180)-[.D178]/([.C178]^2))/180" office:value-type="float" office:value="1.37423210612313" calcext:value-type="float">
            <text:p>1.37423210612313</text:p>
          </table:table-cell>
          <table:table-cell table:style-name="ce21" table:formula="of:=0.01*([.B178]+[.B178]^2*0.1+[.C178]*[.D178])/([.C178]*[.D178]-[.B178])" office:value-type="float" office:value="0.0249247463206496" calcext:value-type="float">
            <text:p>0.02492</text:p>
          </table:table-cell>
          <table:table-cell table:style-name="ce24" office:value-type="string" calcext:value-type="string">
            <text:p>4,160,632,573</text:p>
          </table:table-cell>
          <table:table-cell table:number-columns-repeated="1016"/>
        </table:table-row>
        <table:table-row table:style-name="ro1">
          <table:table-cell table:style-name="ce9" table:formula="of:=[.A178]+1" office:value-type="float" office:value="177" calcext:value-type="float">
            <text:p>177</text:p>
          </table:table-cell>
          <table:table-cell table:style-name="ce15" table:formula="of:=RAND()*180" office:value-type="float" office:value="160.535438555764" calcext:value-type="float">
            <text:p>160.535438555764</text:p>
          </table:table-cell>
          <table:table-cell table:style-name="ce15" table:formula="of:=RAND()*180" office:value-type="float" office:value="27.3599164022798" calcext:value-type="float">
            <text:p>27.3599164022798</text:p>
          </table:table-cell>
          <table:table-cell table:style-name="ce15" table:formula="of:=RAND()*180" office:value-type="float" office:value="118.344189771246" calcext:value-type="float">
            <text:p>118.34418977124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79]*EXP([.C179]/180)-[.D179]/([.C179]^2))/180" office:value-type="float" office:value="1.03739329206712" calcext:value-type="float">
            <text:p>1.03739329206712</text:p>
          </table:table-cell>
          <table:table-cell table:style-name="ce21" table:formula="of:=0.01*([.B179]+[.B179]^2*0.1+[.C179]*[.D179])/([.C179]*[.D179]-[.B179])" office:value-type="float" office:value="0.0194179471916583" calcext:value-type="float">
            <text:p>0.01942</text:p>
          </table:table-cell>
          <table:table-cell table:style-name="ce24" office:value-type="string" calcext:value-type="string">
            <text:p>4,187,733,606</text:p>
          </table:table-cell>
          <table:table-cell table:number-columns-repeated="1016"/>
        </table:table-row>
        <table:table-row table:style-name="ro1">
          <table:table-cell table:style-name="ce9" table:formula="of:=[.A179]+1" office:value-type="float" office:value="178" calcext:value-type="float">
            <text:p>178</text:p>
          </table:table-cell>
          <table:table-cell table:style-name="ce15" table:formula="of:=RAND()*180" office:value-type="float" office:value="165.133801258851" calcext:value-type="float">
            <text:p>165.133801258851</text:p>
          </table:table-cell>
          <table:table-cell table:style-name="ce15" table:formula="of:=RAND()*180" office:value-type="float" office:value="84.9969854111731" calcext:value-type="float">
            <text:p>84.9969854111731</text:p>
          </table:table-cell>
          <table:table-cell table:style-name="ce15" table:formula="of:=RAND()*180" office:value-type="float" office:value="46.3126943408958" calcext:value-type="float">
            <text:p>46.312694340895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0]*EXP([.C180]/180)-[.D180]/([.C180]^2))/180" office:value-type="float" office:value="1.47105594979852" calcext:value-type="float">
            <text:p>1.47105594979852</text:p>
          </table:table-cell>
          <table:table-cell table:style-name="ce21" table:formula="of:=0.01*([.B180]+[.B180]^2*0.1+[.C180]*[.D180])/([.C180]*[.D180]-[.B180])" office:value-type="float" office:value="0.0181064362196104" calcext:value-type="float">
            <text:p>0.01811</text:p>
          </table:table-cell>
          <table:table-cell table:style-name="ce24" office:value-type="string" calcext:value-type="string">
            <text:p>421,483,464</text:p>
          </table:table-cell>
          <table:table-cell table:number-columns-repeated="1016"/>
        </table:table-row>
        <table:table-row table:style-name="ro1">
          <table:table-cell table:style-name="ce9" table:formula="of:=[.A180]+1" office:value-type="float" office:value="179" calcext:value-type="float">
            <text:p>179</text:p>
          </table:table-cell>
          <table:table-cell table:style-name="ce15" table:formula="of:=RAND()*180" office:value-type="float" office:value="38.0796448473579" calcext:value-type="float">
            <text:p>38.0796448473579</text:p>
          </table:table-cell>
          <table:table-cell table:style-name="ce15" table:formula="of:=RAND()*180" office:value-type="float" office:value="62.8480260393852" calcext:value-type="float">
            <text:p>62.8480260393852</text:p>
          </table:table-cell>
          <table:table-cell table:style-name="ce15" table:formula="of:=RAND()*180" office:value-type="float" office:value="46.7541435446447" calcext:value-type="float">
            <text:p>46.754143544644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1]*EXP([.C181]/180)-[.D181]/([.C181]^2))/180" office:value-type="float" office:value="0.299889704039562" calcext:value-type="float">
            <text:p>0.299889704039562</text:p>
          </table:table-cell>
          <table:table-cell table:style-name="ce21" table:formula="of:=0.01*([.B181]+[.B181]^2*0.1+[.C181]*[.D181])/([.C181]*[.D181]-[.B181])" office:value-type="float" office:value="0.0107625529886126" calcext:value-type="float">
            <text:p>0.01076</text:p>
          </table:table-cell>
          <table:table-cell table:style-name="ce24" office:value-type="string" calcext:value-type="string">
            <text:p>4,241,935,673</text:p>
          </table:table-cell>
          <table:table-cell table:number-columns-repeated="1016"/>
        </table:table-row>
        <table:table-row table:style-name="ro1">
          <table:table-cell table:style-name="ce9" table:formula="of:=[.A181]+1" office:value-type="float" office:value="180" calcext:value-type="float">
            <text:p>180</text:p>
          </table:table-cell>
          <table:table-cell table:style-name="ce15" table:formula="of:=RAND()*180" office:value-type="float" office:value="120.184703580741" calcext:value-type="float">
            <text:p>120.184703580741</text:p>
          </table:table-cell>
          <table:table-cell table:style-name="ce15" table:formula="of:=RAND()*180" office:value-type="float" office:value="25.9802737465148" calcext:value-type="float">
            <text:p>25.9802737465148</text:p>
          </table:table-cell>
          <table:table-cell table:style-name="ce15" table:formula="of:=RAND()*180" office:value-type="float" office:value="30.3293708312511" calcext:value-type="float">
            <text:p>30.329370831251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2]*EXP([.C182]/180)-[.D182]/([.C182]^2))/180" office:value-type="float" office:value="0.771116419451733" calcext:value-type="float">
            <text:p>0.771116419451733</text:p>
          </table:table-cell>
          <table:table-cell table:style-name="ce21" table:formula="of:=0.01*([.B182]+[.B182]^2*0.1+[.C182]*[.D182])/([.C182]*[.D182]-[.B182])" office:value-type="float" office:value="0.0352299268724054" calcext:value-type="float">
            <text:p>0.03523</text:p>
          </table:table-cell>
          <table:table-cell table:style-name="ce24" office:value-type="string" calcext:value-type="string">
            <text:p>4,269,036,706</text:p>
          </table:table-cell>
          <table:table-cell table:number-columns-repeated="1016"/>
        </table:table-row>
        <table:table-row table:style-name="ro1">
          <table:table-cell table:style-name="ce9" table:formula="of:=[.A182]+1" office:value-type="float" office:value="181" calcext:value-type="float">
            <text:p>181</text:p>
          </table:table-cell>
          <table:table-cell table:style-name="ce15" table:formula="of:=RAND()*180" office:value-type="float" office:value="48.8788379428892" calcext:value-type="float">
            <text:p>48.8788379428892</text:p>
          </table:table-cell>
          <table:table-cell table:style-name="ce15" table:formula="of:=RAND()*180" office:value-type="float" office:value="15.8225786890011" calcext:value-type="float">
            <text:p>15.8225786890011</text:p>
          </table:table-cell>
          <table:table-cell table:style-name="ce15" table:formula="of:=RAND()*180" office:value-type="float" office:value="103.122973696266" calcext:value-type="float">
            <text:p>103.12297369626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3]*EXP([.C183]/180)-[.D183]/([.C183]^2))/180" office:value-type="float" office:value="0.294211311948323" calcext:value-type="float">
            <text:p>0.294211311948323</text:p>
          </table:table-cell>
          <table:table-cell table:style-name="ce21" table:formula="of:=0.01*([.B183]+[.B183]^2*0.1+[.C183]*[.D183])/([.C183]*[.D183]-[.B183])" office:value-type="float" office:value="0.0121270744572807" calcext:value-type="float">
            <text:p>0.01213</text:p>
          </table:table-cell>
          <table:table-cell table:style-name="ce24" office:value-type="string" calcext:value-type="string">
            <text:p>4,296,137,739</text:p>
          </table:table-cell>
          <table:table-cell table:number-columns-repeated="1016"/>
        </table:table-row>
        <table:table-row table:style-name="ro1">
          <table:table-cell table:style-name="ce9" table:formula="of:=[.A183]+1" office:value-type="float" office:value="182" calcext:value-type="float">
            <text:p>182</text:p>
          </table:table-cell>
          <table:table-cell table:style-name="ce15" table:formula="of:=RAND()*180" office:value-type="float" office:value="103.793439655185" calcext:value-type="float">
            <text:p>103.793439655185</text:p>
          </table:table-cell>
          <table:table-cell table:style-name="ce15" table:formula="of:=RAND()*180" office:value-type="float" office:value="149.112562827882" calcext:value-type="float">
            <text:p>149.112562827882</text:p>
          </table:table-cell>
          <table:table-cell table:style-name="ce15" table:formula="of:=RAND()*180" office:value-type="float" office:value="171.74799060089" calcext:value-type="float">
            <text:p>171.7479906008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4]*EXP([.C184]/180)-[.D184]/([.C184]^2))/180" office:value-type="float" office:value="1.32024396228849" calcext:value-type="float">
            <text:p>1.32024396228849</text:p>
          </table:table-cell>
          <table:table-cell table:style-name="ce21" table:formula="of:=0.01*([.B184]+[.B184]^2*0.1+[.C184]*[.D184])/([.C184]*[.D184]-[.B184])" office:value-type="float" office:value="0.0105037619441697" calcext:value-type="float">
            <text:p>0.01050</text:p>
          </table:table-cell>
          <table:table-cell table:style-name="ce24" office:value-type="string" calcext:value-type="string">
            <text:p>4,323,238,772</text:p>
          </table:table-cell>
          <table:table-cell table:number-columns-repeated="1016"/>
        </table:table-row>
        <table:table-row table:style-name="ro1">
          <table:table-cell table:style-name="ce9" table:formula="of:=[.A184]+1" office:value-type="float" office:value="183" calcext:value-type="float">
            <text:p>183</text:p>
          </table:table-cell>
          <table:table-cell table:style-name="ce15" table:formula="of:=RAND()*180" office:value-type="float" office:value="60.919454556129" calcext:value-type="float">
            <text:p>60.919454556129</text:p>
          </table:table-cell>
          <table:table-cell table:style-name="ce15" table:formula="of:=RAND()*180" office:value-type="float" office:value="93.8369488237617" calcext:value-type="float">
            <text:p>93.8369488237617</text:p>
          </table:table-cell>
          <table:table-cell table:style-name="ce15" table:formula="of:=RAND()*180" office:value-type="float" office:value="116.761803678435" calcext:value-type="float">
            <text:p>116.76180367843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185]*EXP([.C185]/180)-[.D185]/([.C185]^2))/180" office:value-type="float" office:value="0.569944015764495" calcext:value-type="float">
            <text:p>0.569944015764495</text:p>
          </table:table-cell>
          <table:table-cell table:style-name="ce21" table:formula="of:=0.01*([.B185]+[.B185]^2*0.1+[.C185]*[.D185])/([.C185]*[.D185]-[.B185])" office:value-type="float" office:value="0.0104524345179964" calcext:value-type="float">
            <text:p>0.01045</text:p>
          </table:table-cell>
          <table:table-cell table:style-name="ce24" office:value-type="string" calcext:value-type="string">
            <text:p>4,350,339,806</text:p>
          </table:table-cell>
          <table:table-cell table:number-columns-repeated="1016"/>
        </table:table-row>
        <table:table-row table:style-name="ro1">
          <table:table-cell table:style-name="ce9" table:formula="of:=[.A185]+1" office:value-type="float" office:value="184" calcext:value-type="float">
            <text:p>184</text:p>
          </table:table-cell>
          <table:table-cell table:style-name="ce15" table:formula="of:=RAND()*180" office:value-type="float" office:value="55.1148273107232" calcext:value-type="float">
            <text:p>55.1148273107232</text:p>
          </table:table-cell>
          <table:table-cell table:style-name="ce15" table:formula="of:=RAND()*180" office:value-type="float" office:value="171.087459764116" calcext:value-type="float">
            <text:p>171.087459764116</text:p>
          </table:table-cell>
          <table:table-cell table:style-name="ce15" table:formula="of:=RAND()*180" office:value-type="float" office:value="133.394897106207" calcext:value-type="float">
            <text:p>133.39489710620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6]*EXP([.C186]/180)-[.D186]/([.C186]^2))/180" office:value-type="float" office:value="0.792086917889891" calcext:value-type="float">
            <text:p>0.792086917889891</text:p>
          </table:table-cell>
          <table:table-cell table:style-name="ce21" table:formula="of:=0.01*([.B186]+[.B186]^2*0.1+[.C186]*[.D186])/([.C186]*[.D186]-[.B186])" office:value-type="float" office:value="0.0101818389037823" calcext:value-type="float">
            <text:p>0.01018</text:p>
          </table:table-cell>
          <table:table-cell table:style-name="ce25" office:value-type="string" calcext:value-type="string">
            <text:p>4,377,440,839</text:p>
          </table:table-cell>
          <table:table-cell table:number-columns-repeated="1016"/>
        </table:table-row>
        <table:table-row table:style-name="ro1">
          <table:table-cell table:style-name="ce9" table:formula="of:=[.A186]+1" office:value-type="float" office:value="185" calcext:value-type="float">
            <text:p>185</text:p>
          </table:table-cell>
          <table:table-cell table:style-name="ce15" table:formula="of:=RAND()*180" office:value-type="float" office:value="81.9841538561735" calcext:value-type="float">
            <text:p>81.9841538561735</text:p>
          </table:table-cell>
          <table:table-cell table:style-name="ce15" table:formula="of:=RAND()*180" office:value-type="float" office:value="10.6845071321519" calcext:value-type="float">
            <text:p>10.6845071321519</text:p>
          </table:table-cell>
          <table:table-cell table:style-name="ce15" table:formula="of:=RAND()*180" office:value-type="float" office:value="72.3003575928862" calcext:value-type="float">
            <text:p>72.300357592886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7]*EXP([.C187]/180)-[.D187]/([.C187]^2))/180" office:value-type="float" office:value="0.479803336805606" calcext:value-type="float">
            <text:p>0.479803336805606</text:p>
          </table:table-cell>
          <table:table-cell table:style-name="ce21" table:formula="of:=0.01*([.B187]+[.B187]^2*0.1+[.C187]*[.D187])/([.C187]*[.D187]-[.B187])" office:value-type="float" office:value="0.0221085722456846" calcext:value-type="float">
            <text:p>0.02211</text:p>
          </table:table-cell>
          <table:table-cell table:style-name="ce25" office:value-type="string" calcext:value-type="string">
            <text:p>4,404,541,872</text:p>
          </table:table-cell>
          <table:table-cell table:number-columns-repeated="1016"/>
        </table:table-row>
        <table:table-row table:style-name="ro1">
          <table:table-cell table:style-name="ce9" table:formula="of:=[.A187]+1" office:value-type="float" office:value="186" calcext:value-type="float">
            <text:p>186</text:p>
          </table:table-cell>
          <table:table-cell table:style-name="ce15" table:formula="of:=RAND()*180" office:value-type="float" office:value="118.666392754907" calcext:value-type="float">
            <text:p>118.666392754907</text:p>
          </table:table-cell>
          <table:table-cell table:style-name="ce15" table:formula="of:=RAND()*180" office:value-type="float" office:value="59.4135618843073" calcext:value-type="float">
            <text:p>59.4135618843073</text:p>
          </table:table-cell>
          <table:table-cell table:style-name="ce15" table:formula="of:=RAND()*180" office:value-type="float" office:value="171.435833220127" calcext:value-type="float">
            <text:p>171.43583322012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8]*EXP([.C188]/180)-[.D188]/([.C188]^2))/180" office:value-type="float" office:value="0.916805784779018" calcext:value-type="float">
            <text:p>0.916805784779018</text:p>
          </table:table-cell>
          <table:table-cell table:style-name="ce21" table:formula="of:=0.01*([.B188]+[.B188]^2*0.1+[.C188]*[.D188])/([.C188]*[.D188]-[.B188])" office:value-type="float" office:value="0.0116345611506447" calcext:value-type="float">
            <text:p>0.01163</text:p>
          </table:table-cell>
          <table:table-cell table:style-name="ce25" office:value-type="string" calcext:value-type="string">
            <text:p>4,431,642,905</text:p>
          </table:table-cell>
          <table:table-cell table:number-columns-repeated="1016"/>
        </table:table-row>
        <table:table-row table:style-name="ro1">
          <table:table-cell table:style-name="ce9" table:formula="of:=[.A188]+1" office:value-type="float" office:value="187" calcext:value-type="float">
            <text:p>187</text:p>
          </table:table-cell>
          <table:table-cell table:style-name="ce15" table:formula="of:=RAND()*180" office:value-type="float" office:value="155.763215473876" calcext:value-type="float">
            <text:p>155.763215473876</text:p>
          </table:table-cell>
          <table:table-cell table:style-name="ce15" table:formula="of:=RAND()*180" office:value-type="float" office:value="23.2757264485418" calcext:value-type="float">
            <text:p>23.2757264485418</text:p>
          </table:table-cell>
          <table:table-cell table:style-name="ce15" table:formula="of:=RAND()*180" office:value-type="float" office:value="103.543403920829" calcext:value-type="float">
            <text:p>103.54340392082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89]*EXP([.C189]/180)-[.D189]/([.C189]^2))/180" office:value-type="float" office:value="0.983744549449533" calcext:value-type="float">
            <text:p>0.983744549449533</text:p>
          </table:table-cell>
          <table:table-cell table:style-name="ce21" table:formula="of:=0.01*([.B189]+[.B189]^2*0.1+[.C189]*[.D189])/([.C189]*[.D189]-[.B189])" office:value-type="float" office:value="0.0221446254073762" calcext:value-type="float">
            <text:p>0.02214</text:p>
          </table:table-cell>
          <table:table-cell table:style-name="ce25" office:value-type="string" calcext:value-type="string">
            <text:p>4,458,743,938</text:p>
          </table:table-cell>
          <table:table-cell table:number-columns-repeated="1016"/>
        </table:table-row>
        <table:table-row table:style-name="ro1">
          <table:table-cell table:style-name="ce9" table:formula="of:=[.A189]+1" office:value-type="float" office:value="188" calcext:value-type="float">
            <text:p>188</text:p>
          </table:table-cell>
          <table:table-cell table:style-name="ce15" table:formula="of:=RAND()*180" office:value-type="float" office:value="25.7519736674186" calcext:value-type="float">
            <text:p>25.7519736674186</text:p>
          </table:table-cell>
          <table:table-cell table:style-name="ce15" table:formula="of:=RAND()*180" office:value-type="float" office:value="35.1169604739588" calcext:value-type="float">
            <text:p>35.1169604739588</text:p>
          </table:table-cell>
          <table:table-cell table:style-name="ce15" table:formula="of:=RAND()*180" office:value-type="float" office:value="23.4433044986416" calcext:value-type="float">
            <text:p>23.443304498641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0]*EXP([.C190]/180)-[.D190]/([.C190]^2))/180" office:value-type="float" office:value="0.173781085877059" calcext:value-type="float">
            <text:p>0.173781085877059</text:p>
          </table:table-cell>
          <table:table-cell table:style-name="ce21" table:formula="of:=0.01*([.B190]+[.B190]^2*0.1+[.C190]*[.D190])/([.C190]*[.D190]-[.B190])" office:value-type="float" office:value="0.0114773608937277" calcext:value-type="float">
            <text:p>0.01148</text:p>
          </table:table-cell>
          <table:table-cell table:style-name="ce25" office:value-type="string" calcext:value-type="string">
            <text:p>4,485,844,972</text:p>
          </table:table-cell>
          <table:table-cell table:number-columns-repeated="1016"/>
        </table:table-row>
        <table:table-row table:style-name="ro1">
          <table:table-cell table:style-name="ce9" table:formula="of:=[.A190]+1" office:value-type="float" office:value="189" calcext:value-type="float">
            <text:p>189</text:p>
          </table:table-cell>
          <table:table-cell table:style-name="ce15" table:formula="of:=RAND()*180" office:value-type="float" office:value="178.472720661372" calcext:value-type="float">
            <text:p>178.472720661372</text:p>
          </table:table-cell>
          <table:table-cell table:style-name="ce15" table:formula="of:=RAND()*180" office:value-type="float" office:value="47.8597835149626" calcext:value-type="float">
            <text:p>47.8597835149626</text:p>
          </table:table-cell>
          <table:table-cell table:style-name="ce15" table:formula="of:=RAND()*180" office:value-type="float" office:value="78.126614336389" calcext:value-type="float">
            <text:p>78.12661433638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1]*EXP([.C191]/180)-[.D191]/([.C191]^2))/180" office:value-type="float" office:value="1.2933297537988" calcext:value-type="float">
            <text:p>1.2933297537988</text:p>
          </table:table-cell>
          <table:table-cell table:style-name="ce21" table:formula="of:=0.01*([.B191]+[.B191]^2*0.1+[.C191]*[.D191])/([.C191]*[.D191]-[.B191])" office:value-type="float" office:value="0.0199481738328096" calcext:value-type="float">
            <text:p>0.01995</text:p>
          </table:table-cell>
          <table:table-cell table:style-name="ce25" office:value-type="string" calcext:value-type="string">
            <text:p>4,512,946,005</text:p>
          </table:table-cell>
          <table:table-cell table:number-columns-repeated="1016"/>
        </table:table-row>
        <table:table-row table:style-name="ro1">
          <table:table-cell table:style-name="ce9" table:formula="of:=[.A191]+1" office:value-type="float" office:value="190" calcext:value-type="float">
            <text:p>190</text:p>
          </table:table-cell>
          <table:table-cell table:style-name="ce15" table:formula="of:=RAND()*180" office:value-type="float" office:value="83.8029992269191" calcext:value-type="float">
            <text:p>83.8029992269191</text:p>
          </table:table-cell>
          <table:table-cell table:style-name="ce15" table:formula="of:=RAND()*180" office:value-type="float" office:value="35.4324413668542" calcext:value-type="float">
            <text:p>35.4324413668542</text:p>
          </table:table-cell>
          <table:table-cell table:style-name="ce15" table:formula="of:=RAND()*180" office:value-type="float" office:value="44.4789853167122" calcext:value-type="float">
            <text:p>44.478985316712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2]*EXP([.C192]/180)-[.D192]/([.C192]^2))/180" office:value-type="float" office:value="0.566664173864093" calcext:value-type="float">
            <text:p>0.566664173864093</text:p>
          </table:table-cell>
          <table:table-cell table:style-name="ce21" table:formula="of:=0.01*([.B192]+[.B192]^2*0.1+[.C192]*[.D192])/([.C192]*[.D192]-[.B192])" office:value-type="float" office:value="0.0158296647561057" calcext:value-type="float">
            <text:p>0.01583</text:p>
          </table:table-cell>
          <table:table-cell table:style-name="ce25" office:value-type="string" calcext:value-type="string">
            <text:p>4,540,047,038</text:p>
          </table:table-cell>
          <table:table-cell table:number-columns-repeated="1016"/>
        </table:table-row>
        <table:table-row table:style-name="ro1">
          <table:table-cell table:style-name="ce9" table:formula="of:=[.A192]+1" office:value-type="float" office:value="191" calcext:value-type="float">
            <text:p>191</text:p>
          </table:table-cell>
          <table:table-cell table:style-name="ce15" table:formula="of:=RAND()*180" office:value-type="float" office:value="93.8993600295311" calcext:value-type="float">
            <text:p>93.8993600295311</text:p>
          </table:table-cell>
          <table:table-cell table:style-name="ce15" table:formula="of:=RAND()*180" office:value-type="float" office:value="4.14766644193622" calcext:value-type="float">
            <text:p>4.14766644193622</text:p>
          </table:table-cell>
          <table:table-cell table:style-name="ce15" table:formula="of:=RAND()*180" office:value-type="float" office:value="78.4073454437914" calcext:value-type="float">
            <text:p>78.407345443791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193]*EXP([.C193]/180)-[.D193]/([.C193]^2))/180" office:value-type="float" office:value="0.508502390435285" calcext:value-type="float">
            <text:p>0.508502390435285</text:p>
          </table:table-cell>
          <table:table-cell table:style-name="ce21" table:formula="of:=0.01*([.B193]+[.B193]^2*0.1+[.C193]*[.D193])/([.C193]*[.D193]-[.B193])" office:value-type="float" office:value="0.0562373537710402" calcext:value-type="float">
            <text:p>0.05624</text:p>
          </table:table-cell>
          <table:table-cell table:style-name="ce25" office:value-type="string" calcext:value-type="string">
            <text:p>4,567,148,071</text:p>
          </table:table-cell>
          <table:table-cell table:number-columns-repeated="1016"/>
        </table:table-row>
        <table:table-row table:style-name="ro1">
          <table:table-cell table:style-name="ce9" table:formula="of:=[.A193]+1" office:value-type="float" office:value="192" calcext:value-type="float">
            <text:p>192</text:p>
          </table:table-cell>
          <table:table-cell table:style-name="ce15" table:formula="of:=RAND()*180" office:value-type="float" office:value="166.144809965191" calcext:value-type="float">
            <text:p>166.144809965191</text:p>
          </table:table-cell>
          <table:table-cell table:style-name="ce15" table:formula="of:=RAND()*180" office:value-type="float" office:value="27.9506172911915" calcext:value-type="float">
            <text:p>27.9506172911915</text:p>
          </table:table-cell>
          <table:table-cell table:style-name="ce15" table:formula="of:=RAND()*180" office:value-type="float" office:value="70.9674535337141" calcext:value-type="float">
            <text:p>70.967453533714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4]*EXP([.C194]/180)-[.D194]/([.C194]^2))/180" office:value-type="float" office:value="1.07757795639398" calcext:value-type="float">
            <text:p>1.07757795639398</text:p>
          </table:table-cell>
          <table:table-cell table:style-name="ce21" table:formula="of:=0.01*([.B194]+[.B194]^2*0.1+[.C194]*[.D194])/([.C194]*[.D194]-[.B194])" office:value-type="float" office:value="0.0270167959233681" calcext:value-type="float">
            <text:p>0.02702</text:p>
          </table:table-cell>
          <table:table-cell table:style-name="ce26" office:value-type="string" calcext:value-type="string">
            <text:p>4,594,249,104</text:p>
          </table:table-cell>
          <table:table-cell table:number-columns-repeated="1016"/>
        </table:table-row>
        <table:table-row table:style-name="ro1">
          <table:table-cell table:style-name="ce9" table:formula="of:=[.A194]+1" office:value-type="float" office:value="193" calcext:value-type="float">
            <text:p>193</text:p>
          </table:table-cell>
          <table:table-cell table:style-name="ce15" table:formula="of:=RAND()*180" office:value-type="float" office:value="72.0383396631576" calcext:value-type="float">
            <text:p>72.0383396631576</text:p>
          </table:table-cell>
          <table:table-cell table:style-name="ce15" table:formula="of:=RAND()*180" office:value-type="float" office:value="162.665256661987" calcext:value-type="float">
            <text:p>162.665256661987</text:p>
          </table:table-cell>
          <table:table-cell table:style-name="ce15" table:formula="of:=RAND()*180" office:value-type="float" office:value="53.5509423908743" calcext:value-type="float">
            <text:p>53.550942390874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5]*EXP([.C195]/180)-[.D195]/([.C195]^2))/180" office:value-type="float" office:value="0.987998708881141" calcext:value-type="float">
            <text:p>0.987998708881141</text:p>
          </table:table-cell>
          <table:table-cell table:style-name="ce21" table:formula="of:=0.01*([.B195]+[.B195]^2*0.1+[.C195]*[.D195])/([.C195]*[.D195]-[.B195])" office:value-type="float" office:value="0.0107674976730327" calcext:value-type="float">
            <text:p>0.01077</text:p>
          </table:table-cell>
          <table:table-cell table:style-name="ce26" office:value-type="string" calcext:value-type="string">
            <text:p>4,621,350,138</text:p>
          </table:table-cell>
          <table:table-cell table:number-columns-repeated="1016"/>
        </table:table-row>
        <table:table-row table:style-name="ro1">
          <table:table-cell table:style-name="ce9" table:formula="of:=[.A195]+1" office:value-type="float" office:value="194" calcext:value-type="float">
            <text:p>194</text:p>
          </table:table-cell>
          <table:table-cell table:style-name="ce15" table:formula="of:=RAND()*180" office:value-type="float" office:value="65.4210686521804" calcext:value-type="float">
            <text:p>65.4210686521804</text:p>
          </table:table-cell>
          <table:table-cell table:style-name="ce15" table:formula="of:=RAND()*180" office:value-type="float" office:value="16.2770018633127" calcext:value-type="float">
            <text:p>16.2770018633127</text:p>
          </table:table-cell>
          <table:table-cell table:style-name="ce15" table:formula="of:=RAND()*180" office:value-type="float" office:value="27.9642184862059" calcext:value-type="float">
            <text:p>27.964218486205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6]*EXP([.C196]/180)-[.D196]/([.C196]^2))/180" office:value-type="float" office:value="0.397261836100335" calcext:value-type="float">
            <text:p>0.397261836100335</text:p>
          </table:table-cell>
          <table:table-cell table:style-name="ce21" table:formula="of:=0.01*([.B196]+[.B196]^2*0.1+[.C196]*[.D196])/([.C196]*[.D196]-[.B196])" office:value-type="float" office:value="0.0243381674913451" calcext:value-type="float">
            <text:p>0.02434</text:p>
          </table:table-cell>
          <table:table-cell table:style-name="ce26" office:value-type="string" calcext:value-type="string">
            <text:p>4,648,451,171</text:p>
          </table:table-cell>
          <table:table-cell table:number-columns-repeated="1016"/>
        </table:table-row>
        <table:table-row table:style-name="ro1">
          <table:table-cell table:style-name="ce9" table:formula="of:=[.A196]+1" office:value-type="float" office:value="195" calcext:value-type="float">
            <text:p>195</text:p>
          </table:table-cell>
          <table:table-cell table:style-name="ce15" table:formula="of:=RAND()*180" office:value-type="float" office:value="136.62590971079" calcext:value-type="float">
            <text:p>136.62590971079</text:p>
          </table:table-cell>
          <table:table-cell table:style-name="ce15" table:formula="of:=RAND()*180" office:value-type="float" office:value="172.019561954008" calcext:value-type="float">
            <text:p>172.019561954008</text:p>
          </table:table-cell>
          <table:table-cell table:style-name="ce15" table:formula="of:=RAND()*180" office:value-type="float" office:value="173.583829286951" calcext:value-type="float">
            <text:p>173.58382928695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7]*EXP([.C197]/180)-[.D197]/([.C197]^2))/180" office:value-type="float" office:value="1.97375432075187" calcext:value-type="float">
            <text:p>1.97375432075187</text:p>
          </table:table-cell>
          <table:table-cell table:style-name="ce21" table:formula="of:=0.01*([.B197]+[.B197]^2*0.1+[.C197]*[.D197])/([.C197]*[.D197]-[.B197])" office:value-type="float" office:value="0.0107199482483048" calcext:value-type="float">
            <text:p>0.01072</text:p>
          </table:table-cell>
          <table:table-cell table:style-name="ce26" office:value-type="string" calcext:value-type="string">
            <text:p>4,675,552,204</text:p>
          </table:table-cell>
          <table:table-cell table:number-columns-repeated="1016"/>
        </table:table-row>
        <table:table-row table:style-name="ro1">
          <table:table-cell table:style-name="ce9" table:formula="of:=[.A197]+1" office:value-type="float" office:value="196" calcext:value-type="float">
            <text:p>196</text:p>
          </table:table-cell>
          <table:table-cell table:style-name="ce15" table:formula="of:=RAND()*180" office:value-type="float" office:value="178.610422308432" calcext:value-type="float">
            <text:p>178.610422308432</text:p>
          </table:table-cell>
          <table:table-cell table:style-name="ce15" table:formula="of:=RAND()*180" office:value-type="float" office:value="69.3766677208097" calcext:value-type="float">
            <text:p>69.3766677208097</text:p>
          </table:table-cell>
          <table:table-cell table:style-name="ce15" table:formula="of:=RAND()*180" office:value-type="float" office:value="170.846946240601" calcext:value-type="float">
            <text:p>170.84694624060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8]*EXP([.C198]/180)-[.D198]/([.C198]^2))/180" office:value-type="float" office:value="1.45869313603943" calcext:value-type="float">
            <text:p>1.45869313603943</text:p>
          </table:table-cell>
          <table:table-cell table:style-name="ce21" table:formula="of:=0.01*([.B198]+[.B198]^2*0.1+[.C198]*[.D198])/([.C198]*[.D198]-[.B198])" office:value-type="float" office:value="0.013038662000662" calcext:value-type="float">
            <text:p>0.01304</text:p>
          </table:table-cell>
          <table:table-cell table:style-name="ce26" office:value-type="string" calcext:value-type="string">
            <text:p>4,702,653,237</text:p>
          </table:table-cell>
          <table:table-cell table:number-columns-repeated="1016"/>
        </table:table-row>
        <table:table-row table:style-name="ro1">
          <table:table-cell table:style-name="ce9" table:formula="of:=[.A198]+1" office:value-type="float" office:value="197" calcext:value-type="float">
            <text:p>197</text:p>
          </table:table-cell>
          <table:table-cell table:style-name="ce15" table:formula="of:=RAND()*180" office:value-type="float" office:value="121.144926914105" calcext:value-type="float">
            <text:p>121.144926914105</text:p>
          </table:table-cell>
          <table:table-cell table:style-name="ce15" table:formula="of:=RAND()*180" office:value-type="float" office:value="155.222972249276" calcext:value-type="float">
            <text:p>155.222972249276</text:p>
          </table:table-cell>
          <table:table-cell table:style-name="ce15" table:formula="of:=RAND()*180" office:value-type="float" office:value="152.783947417898" calcext:value-type="float">
            <text:p>152.78394741789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199]*EXP([.C199]/180)-[.D199]/([.C199]^2))/180" office:value-type="float" office:value="1.59417836042427" calcext:value-type="float">
            <text:p>1.59417836042427</text:p>
          </table:table-cell>
          <table:table-cell table:style-name="ce21" table:formula="of:=0.01*([.B199]+[.B199]^2*0.1+[.C199]*[.D199])/([.C199]*[.D199]-[.B199])" office:value-type="float" office:value="0.0107247044881555" calcext:value-type="float">
            <text:p>0.01072</text:p>
          </table:table-cell>
          <table:table-cell table:style-name="ce26" office:value-type="string" calcext:value-type="string">
            <text:p>472,975,427</text:p>
          </table:table-cell>
          <table:table-cell table:number-columns-repeated="1016"/>
        </table:table-row>
        <table:table-row table:style-name="ro1">
          <table:table-cell table:style-name="ce9" table:formula="of:=[.A199]+1" office:value-type="float" office:value="198" calcext:value-type="float">
            <text:p>198</text:p>
          </table:table-cell>
          <table:table-cell table:style-name="ce15" table:formula="of:=RAND()*180" office:value-type="float" office:value="36.4669128642332" calcext:value-type="float">
            <text:p>36.4669128642332</text:p>
          </table:table-cell>
          <table:table-cell table:style-name="ce15" table:formula="of:=RAND()*180" office:value-type="float" office:value="130.83198763673" calcext:value-type="float">
            <text:p>130.83198763673</text:p>
          </table:table-cell>
          <table:table-cell table:style-name="ce15" table:formula="of:=RAND()*180" office:value-type="float" office:value="99.3600239203341" calcext:value-type="float">
            <text:p>99.360023920334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00]*EXP([.C200]/180)-[.D200]/([.C200]^2))/180" office:value-type="float" office:value="0.419042020055228" calcext:value-type="float">
            <text:p>0.419042020055228</text:p>
          </table:table-cell>
          <table:table-cell table:style-name="ce21" table:formula="of:=0.01*([.B200]+[.B200]^2*0.1+[.C200]*[.D200])/([.C200]*[.D200]-[.B200])" office:value-type="float" office:value="0.0101588500804362" calcext:value-type="float">
            <text:p>0.01016</text:p>
          </table:table-cell>
          <table:table-cell table:style-name="ce26" office:value-type="string" calcext:value-type="string">
            <text:p>4,756,855,303</text:p>
          </table:table-cell>
          <table:table-cell table:number-columns-repeated="1016"/>
        </table:table-row>
        <table:table-row table:style-name="ro1">
          <table:table-cell table:style-name="ce9" table:formula="of:=[.A200]+1" office:value-type="float" office:value="199" calcext:value-type="float">
            <text:p>199</text:p>
          </table:table-cell>
          <table:table-cell table:style-name="ce15" table:formula="of:=RAND()*180" office:value-type="float" office:value="150.387407264779" calcext:value-type="float">
            <text:p>150.387407264779</text:p>
          </table:table-cell>
          <table:table-cell table:style-name="ce15" table:formula="of:=RAND()*180" office:value-type="float" office:value="110.383506144523" calcext:value-type="float">
            <text:p>110.383506144523</text:p>
          </table:table-cell>
          <table:table-cell table:style-name="ce15" table:formula="of:=RAND()*180" office:value-type="float" office:value="22.2872814089104" calcext:value-type="float">
            <text:p>22.287281408910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1]*EXP([.C201]/180)-[.D201]/([.C201]^2))/180" office:value-type="float" office:value="1.54263646403273" calcext:value-type="float">
            <text:p>1.54263646403273</text:p>
          </table:table-cell>
          <table:table-cell table:style-name="ce21" table:formula="of:=0.01*([.B201]+[.B201]^2*0.1+[.C201]*[.D201])/([.C201]*[.D201]-[.B201])" office:value-type="float" office:value="0.0210938413085359" calcext:value-type="float">
            <text:p>0.02109</text:p>
          </table:table-cell>
          <table:table-cell table:style-name="ce22" office:value-type="float" office:value="13.3219384615385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9" table:formula="of:=[.A201]+1" office:value-type="float" office:value="200" calcext:value-type="float">
            <text:p>200</text:p>
          </table:table-cell>
          <table:table-cell table:style-name="ce15" table:formula="of:=RAND()*180" office:value-type="float" office:value="115.310050008436" calcext:value-type="float">
            <text:p>115.310050008436</text:p>
          </table:table-cell>
          <table:table-cell table:style-name="ce15" table:formula="of:=RAND()*180" office:value-type="float" office:value="85.1982290864444" calcext:value-type="float">
            <text:p>85.1982290864444</text:p>
          </table:table-cell>
          <table:table-cell table:style-name="ce15" table:formula="of:=RAND()*180" office:value-type="float" office:value="140.075555270281" calcext:value-type="float">
            <text:p>140.07555527028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2]*EXP([.C202]/180)-[.D202]/([.C202]^2))/180" office:value-type="float" office:value="1.02827945860309" calcext:value-type="float">
            <text:p>1.02827945860309</text:p>
          </table:table-cell>
          <table:table-cell table:style-name="ce21" table:formula="of:=0.01*([.B202]+[.B202]^2*0.1+[.C202]*[.D202])/([.C202]*[.D202]-[.B202])" office:value-type="float" office:value="0.011320142830181" calcext:value-type="float">
            <text:p>0.01132</text:p>
          </table:table-cell>
          <table:table-cell table:style-name="ce22" office:value-type="float" office:value="13.7055952157598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9" table:formula="of:=[.A202]+1" office:value-type="float" office:value="201" calcext:value-type="float">
            <text:p>201</text:p>
          </table:table-cell>
          <table:table-cell table:style-name="ce15" table:formula="of:=RAND()*180" office:value-type="float" office:value="146.648244809388" calcext:value-type="float">
            <text:p>146.648244809388</text:p>
          </table:table-cell>
          <table:table-cell table:style-name="ce15" table:formula="of:=RAND()*180" office:value-type="float" office:value="35.6571824907068" calcext:value-type="float">
            <text:p>35.6571824907068</text:p>
          </table:table-cell>
          <table:table-cell table:style-name="ce15" table:formula="of:=RAND()*180" office:value-type="float" office:value="78.1629619483577" calcext:value-type="float">
            <text:p>78.162961948357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3]*EXP([.C203]/180)-[.D203]/([.C203]^2))/180" office:value-type="float" office:value="0.992857134236714" calcext:value-type="float">
            <text:p>0.992857134236714</text:p>
          </table:table-cell>
          <table:table-cell table:style-name="ce21" table:formula="of:=0.01*([.B203]+[.B203]^2*0.1+[.C203]*[.D203])/([.C203]*[.D203]-[.B203])" office:value-type="float" office:value="0.0192555908217414" calcext:value-type="float">
            <text:p>0.01926</text:p>
          </table:table-cell>
          <table:table-cell table:style-name="ce22" office:value-type="float" office:value="14.0892519699812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9" table:formula="of:=[.A203]+1" office:value-type="float" office:value="202" calcext:value-type="float">
            <text:p>202</text:p>
          </table:table-cell>
          <table:table-cell table:style-name="ce15" table:formula="of:=RAND()*180" office:value-type="float" office:value="40.5565524505049" calcext:value-type="float">
            <text:p>40.5565524505049</text:p>
          </table:table-cell>
          <table:table-cell table:style-name="ce15" table:formula="of:=RAND()*180" office:value-type="float" office:value="165.603607338683" calcext:value-type="float">
            <text:p>165.603607338683</text:p>
          </table:table-cell>
          <table:table-cell table:style-name="ce15" table:formula="of:=RAND()*180" office:value-type="float" office:value="121.89185136729" calcext:value-type="float">
            <text:p>121.8918513672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4]*EXP([.C204]/180)-[.D204]/([.C204]^2))/180" office:value-type="float" office:value="0.565365345673861" calcext:value-type="float">
            <text:p>0.565365345673861</text:p>
          </table:table-cell>
          <table:table-cell table:style-name="ce21" table:formula="of:=0.01*([.B204]+[.B204]^2*0.1+[.C204]*[.D204])/([.C204]*[.D204]-[.B204])" office:value-type="float" office:value="0.0101219133191642" calcext:value-type="float">
            <text:p>0.01012</text:p>
          </table:table-cell>
          <table:table-cell table:style-name="ce22" office:value-type="float" office:value="14.4729087242026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9" table:formula="of:=[.A204]+1" office:value-type="float" office:value="203" calcext:value-type="float">
            <text:p>203</text:p>
          </table:table-cell>
          <table:table-cell table:style-name="ce15" table:formula="of:=RAND()*180" office:value-type="float" office:value="121.159524042699" calcext:value-type="float">
            <text:p>121.159524042699</text:p>
          </table:table-cell>
          <table:table-cell table:style-name="ce15" table:formula="of:=RAND()*180" office:value-type="float" office:value="22.7687534734485" calcext:value-type="float">
            <text:p>22.7687534734485</text:p>
          </table:table-cell>
          <table:table-cell table:style-name="ce15" table:formula="of:=RAND()*180" office:value-type="float" office:value="96.3016906974624" calcext:value-type="float">
            <text:p>96.301690697462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5]*EXP([.C205]/180)-[.D205]/([.C205]^2))/180" office:value-type="float" office:value="0.762839476703431" calcext:value-type="float">
            <text:p>0.762839476703431</text:p>
          </table:table-cell>
          <table:table-cell table:style-name="ce21" table:formula="of:=0.01*([.B205]+[.B205]^2*0.1+[.C205]*[.D205])/([.C205]*[.D205]-[.B205])" office:value-type="float" office:value="0.0182562098762327" calcext:value-type="float">
            <text:p>0.01826</text:p>
          </table:table-cell>
          <table:table-cell table:style-name="ce22" office:value-type="float" office:value="14.856565478424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9" table:formula="of:=[.A205]+1" office:value-type="float" office:value="204" calcext:value-type="float">
            <text:p>204</text:p>
          </table:table-cell>
          <table:table-cell table:style-name="ce15" table:formula="of:=RAND()*180" office:value-type="float" office:value="18.0752174799189" calcext:value-type="float">
            <text:p>18.0752174799189</text:p>
          </table:table-cell>
          <table:table-cell table:style-name="ce15" table:formula="of:=RAND()*180" office:value-type="float" office:value="125.349891826338" calcext:value-type="float">
            <text:p>125.349891826338</text:p>
          </table:table-cell>
          <table:table-cell table:style-name="ce15" table:formula="of:=RAND()*180" office:value-type="float" office:value="86.8963338169701" calcext:value-type="float">
            <text:p>86.896333816970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6]*EXP([.C206]/180)-[.D206]/([.C206]^2))/180" office:value-type="float" office:value="0.201457011781412" calcext:value-type="float">
            <text:p>0.201457011781412</text:p>
          </table:table-cell>
          <table:table-cell table:style-name="ce21" table:formula="of:=0.01*([.B206]+[.B206]^2*0.1+[.C206]*[.D206])/([.C206]*[.D206]-[.B206])" office:value-type="float" office:value="0.0100632880602952" calcext:value-type="float">
            <text:p>0.01006</text:p>
          </table:table-cell>
          <table:table-cell table:style-name="ce22" office:value-type="float" office:value="15.2402222326454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9" table:formula="of:=[.A206]+1" office:value-type="float" office:value="205" calcext:value-type="float">
            <text:p>205</text:p>
          </table:table-cell>
          <table:table-cell table:style-name="ce15" table:formula="of:=RAND()*180" office:value-type="float" office:value="61.9825662899535" calcext:value-type="float">
            <text:p>61.9825662899535</text:p>
          </table:table-cell>
          <table:table-cell table:style-name="ce15" table:formula="of:=RAND()*180" office:value-type="float" office:value="76.004606048706" calcext:value-type="float">
            <text:p>76.004606048706</text:p>
          </table:table-cell>
          <table:table-cell table:style-name="ce15" table:formula="of:=RAND()*180" office:value-type="float" office:value="107.362549741696" calcext:value-type="float">
            <text:p>107.36254974169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7]*EXP([.C207]/180)-[.D207]/([.C207]^2))/180" office:value-type="float" office:value="0.525159908549993" calcext:value-type="float">
            <text:p>0.525159908549993</text:p>
          </table:table-cell>
          <table:table-cell table:style-name="ce21" table:formula="of:=0.01*([.B207]+[.B207]^2*0.1+[.C207]*[.D207])/([.C207]*[.D207]-[.B207])" office:value-type="float" office:value="0.0106274942706506" calcext:value-type="float">
            <text:p>0.01063</text:p>
          </table:table-cell>
          <table:table-cell table:style-name="ce22" office:value-type="float" office:value="15.6238789868668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9" table:formula="of:=[.A207]+1" office:value-type="float" office:value="206" calcext:value-type="float">
            <text:p>206</text:p>
          </table:table-cell>
          <table:table-cell table:style-name="ce15" table:formula="of:=RAND()*180" office:value-type="float" office:value="113.276752480654" calcext:value-type="float">
            <text:p>113.276752480654</text:p>
          </table:table-cell>
          <table:table-cell table:style-name="ce15" table:formula="of:=RAND()*180" office:value-type="float" office:value="92.4351341757489" calcext:value-type="float">
            <text:p>92.4351341757489</text:p>
          </table:table-cell>
          <table:table-cell table:style-name="ce15" table:formula="of:=RAND()*180" office:value-type="float" office:value="146.840878275142" calcext:value-type="float">
            <text:p>146.84087827514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08]*EXP([.C208]/180)-[.D208]/([.C208]^2))/180" office:value-type="float" office:value="1.0516021365916" calcext:value-type="float">
            <text:p>1.0516021365916</text:p>
          </table:table-cell>
          <table:table-cell table:style-name="ce21" table:formula="of:=0.01*([.B208]+[.B208]^2*0.1+[.C208]*[.D208])/([.C208]*[.D208]-[.B208])" office:value-type="float" office:value="0.0111216330355296" calcext:value-type="float">
            <text:p>0.01112</text:p>
          </table:table-cell>
          <table:table-cell table:style-name="ce22" office:value-type="float" office:value="16.0075357410882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9" table:formula="of:=[.A208]+1" office:value-type="float" office:value="207" calcext:value-type="float">
            <text:p>207</text:p>
          </table:table-cell>
          <table:table-cell table:style-name="ce15" table:formula="of:=RAND()*180" office:value-type="float" office:value="76.5208285842251" calcext:value-type="float">
            <text:p>76.5208285842251</text:p>
          </table:table-cell>
          <table:table-cell table:style-name="ce15" table:formula="of:=RAND()*180" office:value-type="float" office:value="60.5803690293065" calcext:value-type="float">
            <text:p>60.5803690293065</text:p>
          </table:table-cell>
          <table:table-cell table:style-name="ce15" table:formula="of:=RAND()*180" office:value-type="float" office:value="4.87274929508741" calcext:value-type="float">
            <text:p>4.8727492950874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09]*EXP([.C209]/180)-[.D209]/([.C209]^2))/180" office:value-type="float" office:value="0.595205434425175" calcext:value-type="float">
            <text:p>0.595205434425175</text:p>
          </table:table-cell>
          <table:table-cell table:style-name="ce21" table:formula="of:=0.01*([.B209]+[.B209]^2*0.1+[.C209]*[.D209])/([.C209]*[.D209]-[.B209])" office:value-type="float" office:value="0.0437759276982577" calcext:value-type="float">
            <text:p>0.04378</text:p>
          </table:table-cell>
          <table:table-cell table:style-name="ce23" office:value-type="float" office:value="16.391192495309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9" table:formula="of:=[.A209]+1" office:value-type="float" office:value="208" calcext:value-type="float">
            <text:p>208</text:p>
          </table:table-cell>
          <table:table-cell table:style-name="ce15" table:formula="of:=RAND()*180" office:value-type="float" office:value="2.39204320358324" calcext:value-type="float">
            <text:p>2.39204320358324</text:p>
          </table:table-cell>
          <table:table-cell table:style-name="ce15" table:formula="of:=RAND()*180" office:value-type="float" office:value="70.8425858627577" calcext:value-type="float">
            <text:p>70.8425858627577</text:p>
          </table:table-cell>
          <table:table-cell table:style-name="ce15" table:formula="of:=RAND()*180" office:value-type="float" office:value="59.3045695804055" calcext:value-type="float">
            <text:p>59.304569580405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0]*EXP([.C210]/180)-[.D210]/([.C210]^2))/180" office:value-type="float" office:value="0.0196323342407983" calcext:value-type="float">
            <text:p>0.019632334240798</text:p>
          </table:table-cell>
          <table:table-cell table:style-name="ce21" table:formula="of:=0.01*([.B210]+[.B210]^2*0.1+[.C210]*[.D210])/([.C210]*[.D210]-[.B210])" office:value-type="float" office:value="0.0100127563820957" calcext:value-type="float">
            <text:p>0.01001</text:p>
          </table:table-cell>
          <table:table-cell table:style-name="ce23" office:value-type="float" office:value="16.774849249531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9" table:formula="of:=[.A210]+1" office:value-type="float" office:value="209" calcext:value-type="float">
            <text:p>209</text:p>
          </table:table-cell>
          <table:table-cell table:style-name="ce15" table:formula="of:=RAND()*180" office:value-type="float" office:value="109.527264034399" calcext:value-type="float">
            <text:p>109.527264034399</text:p>
          </table:table-cell>
          <table:table-cell table:style-name="ce15" table:formula="of:=RAND()*180" office:value-type="float" office:value="135.645735058556" calcext:value-type="float">
            <text:p>135.645735058556</text:p>
          </table:table-cell>
          <table:table-cell table:style-name="ce15" table:formula="of:=RAND()*180" office:value-type="float" office:value="134.000367536556" calcext:value-type="float">
            <text:p>134.00036753655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1]*EXP([.C211]/180)-[.D211]/([.C211]^2))/180" office:value-type="float" office:value="1.29275134695046" calcext:value-type="float">
            <text:p>1.29275134695046</text:p>
          </table:table-cell>
          <table:table-cell table:style-name="ce21" table:formula="of:=0.01*([.B211]+[.B211]^2*0.1+[.C211]*[.D211])/([.C211]*[.D211]-[.B211])" office:value-type="float" office:value="0.0107852286893968" calcext:value-type="float">
            <text:p>0.01079</text:p>
          </table:table-cell>
          <table:table-cell table:style-name="ce23" office:value-type="float" office:value="17.1585060037523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9" table:formula="of:=[.A211]+1" office:value-type="float" office:value="210" calcext:value-type="float">
            <text:p>210</text:p>
          </table:table-cell>
          <table:table-cell table:style-name="ce15" table:formula="of:=RAND()*180" office:value-type="float" office:value="122.24417003048" calcext:value-type="float">
            <text:p>122.24417003048</text:p>
          </table:table-cell>
          <table:table-cell table:style-name="ce15" table:formula="of:=RAND()*180" office:value-type="float" office:value="72.3402002150043" calcext:value-type="float">
            <text:p>72.3402002150043</text:p>
          </table:table-cell>
          <table:table-cell table:style-name="ce15" table:formula="of:=RAND()*180" office:value-type="float" office:value="48.2306443479336" calcext:value-type="float">
            <text:p>48.23064434793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2]*EXP([.C212]/180)-[.D212]/([.C212]^2))/180" office:value-type="float" office:value="1.01501475040288" calcext:value-type="float">
            <text:p>1.01501475040288</text:p>
          </table:table-cell>
          <table:table-cell table:style-name="ce21" table:formula="of:=0.01*([.B212]+[.B212]^2*0.1+[.C212]*[.D212])/([.C212]*[.D212]-[.B212])" office:value-type="float" office:value="0.0151647481012568" calcext:value-type="float">
            <text:p>0.01516</text:p>
          </table:table-cell>
          <table:table-cell table:style-name="ce23" office:value-type="float" office:value="17.5421627579737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9" table:formula="of:=[.A212]+1" office:value-type="float" office:value="211" calcext:value-type="float">
            <text:p>211</text:p>
          </table:table-cell>
          <table:table-cell table:style-name="ce15" table:formula="of:=RAND()*180" office:value-type="float" office:value="101.678817919806" calcext:value-type="float">
            <text:p>101.678817919806</text:p>
          </table:table-cell>
          <table:table-cell table:style-name="ce15" table:formula="of:=RAND()*180" office:value-type="float" office:value="25.9779913690416" calcext:value-type="float">
            <text:p>25.9779913690416</text:p>
          </table:table-cell>
          <table:table-cell table:style-name="ce15" table:formula="of:=RAND()*180" office:value-type="float" office:value="173.129425313417" calcext:value-type="float">
            <text:p>173.12942531341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3]*EXP([.C213]/180)-[.D213]/([.C213]^2))/180" office:value-type="float" office:value="0.651158590945232" calcext:value-type="float">
            <text:p>0.651158590945232</text:p>
          </table:table-cell>
          <table:table-cell table:style-name="ce21" table:formula="of:=0.01*([.B213]+[.B213]^2*0.1+[.C213]*[.D213])/([.C213]*[.D213]-[.B213])" office:value-type="float" office:value="0.0128144921870764" calcext:value-type="float">
            <text:p>0.01281</text:p>
          </table:table-cell>
          <table:table-cell table:style-name="ce23" office:value-type="float" office:value="17.9258195121951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9" table:formula="of:=[.A213]+1" office:value-type="float" office:value="212" calcext:value-type="float">
            <text:p>212</text:p>
          </table:table-cell>
          <table:table-cell table:style-name="ce15" table:formula="of:=RAND()*180" office:value-type="float" office:value="26.5496947161848" calcext:value-type="float">
            <text:p>26.5496947161848</text:p>
          </table:table-cell>
          <table:table-cell table:style-name="ce15" table:formula="of:=RAND()*180" office:value-type="float" office:value="121.710922613192" calcext:value-type="float">
            <text:p>121.710922613192</text:p>
          </table:table-cell>
          <table:table-cell table:style-name="ce15" table:formula="of:=RAND()*180" office:value-type="float" office:value="173.748157763685" calcext:value-type="float">
            <text:p>173.74815776368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4]*EXP([.C214]/180)-[.D214]/([.C214]^2))/180" office:value-type="float" office:value="0.289966029057278" calcext:value-type="float">
            <text:p>0.289966029057278</text:p>
          </table:table-cell>
          <table:table-cell table:style-name="ce21" table:formula="of:=0.01*([.B214]+[.B214]^2*0.1+[.C214]*[.D214])/([.C214]*[.D214]-[.B214])" office:value-type="float" office:value="0.0100585156719232" calcext:value-type="float">
            <text:p>0.01006</text:p>
          </table:table-cell>
          <table:table-cell table:style-name="ce23" office:value-type="float" office:value="18.3094762664165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9" table:formula="of:=[.A214]+1" office:value-type="float" office:value="213" calcext:value-type="float">
            <text:p>213</text:p>
          </table:table-cell>
          <table:table-cell table:style-name="ce15" table:formula="of:=RAND()*180" office:value-type="float" office:value="165.78729463863" calcext:value-type="float">
            <text:p>165.78729463863</text:p>
          </table:table-cell>
          <table:table-cell table:style-name="ce15" table:formula="of:=RAND()*180" office:value-type="float" office:value="5.1404479150804" calcext:value-type="float">
            <text:p>5.1404479150804</text:p>
          </table:table-cell>
          <table:table-cell table:style-name="ce15" table:formula="of:=RAND()*180" office:value-type="float" office:value="71.0422149682034" calcext:value-type="float">
            <text:p>71.042214968203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5]*EXP([.C215]/180)-[.D215]/([.C215]^2))/180" office:value-type="float" office:value="0.932786558563475" calcext:value-type="float">
            <text:p>0.932786558563475</text:p>
          </table:table-cell>
          <table:table-cell table:style-name="ce21" table:formula="of:=0.01*([.B215]+[.B215]^2*0.1+[.C215]*[.D215])/([.C215]*[.D215]-[.B215])" office:value-type="float" office:value="0.16446810194418" calcext:value-type="float">
            <text:p>0.16447</text:p>
          </table:table-cell>
          <table:table-cell table:style-name="ce23" office:value-type="float" office:value="18.693133020637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9" table:formula="of:=[.A215]+1" office:value-type="float" office:value="214" calcext:value-type="float">
            <text:p>214</text:p>
          </table:table-cell>
          <table:table-cell table:style-name="ce15" table:formula="of:=RAND()*180" office:value-type="float" office:value="99.7553341743494" calcext:value-type="float">
            <text:p>99.7553341743494</text:p>
          </table:table-cell>
          <table:table-cell table:style-name="ce15" table:formula="of:=RAND()*180" office:value-type="float" office:value="49.9230948155026" calcext:value-type="float">
            <text:p>49.9230948155026</text:p>
          </table:table-cell>
          <table:table-cell table:style-name="ce15" table:formula="of:=RAND()*180" office:value-type="float" office:value="132.037628596989" calcext:value-type="float">
            <text:p>132.03762859698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16]*EXP([.C216]/180)-[.D216]/([.C216]^2))/180" office:value-type="float" office:value="0.731039108547819" calcext:value-type="float">
            <text:p>0.731039108547819</text:p>
          </table:table-cell>
          <table:table-cell table:style-name="ce21" table:formula="of:=0.01*([.B216]+[.B216]^2*0.1+[.C216]*[.D216])/([.C216]*[.D216]-[.B216])" office:value-type="float" office:value="0.0118401548712148" calcext:value-type="float">
            <text:p>0.01184</text:p>
          </table:table-cell>
          <table:table-cell table:style-name="ce23" office:value-type="float" office:value="19.0767897748593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9" table:formula="of:=[.A216]+1" office:value-type="float" office:value="215" calcext:value-type="float">
            <text:p>215</text:p>
          </table:table-cell>
          <table:table-cell table:style-name="ce15" table:formula="of:=RAND()*180" office:value-type="float" office:value="102.086348332102" calcext:value-type="float">
            <text:p>102.086348332102</text:p>
          </table:table-cell>
          <table:table-cell table:style-name="ce15" table:formula="of:=RAND()*180" office:value-type="float" office:value="122.776307650079" calcext:value-type="float">
            <text:p>122.776307650079</text:p>
          </table:table-cell>
          <table:table-cell table:style-name="ce15" table:formula="of:=RAND()*180" office:value-type="float" office:value="74.3967894273891" calcext:value-type="float">
            <text:p>74.396789427389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7]*EXP([.C217]/180)-[.D217]/([.C217]^2))/180" office:value-type="float" office:value="1.12179301640786" calcext:value-type="float">
            <text:p>1.12179301640786</text:p>
          </table:table-cell>
          <table:table-cell table:style-name="ce21" table:formula="of:=0.01*([.B217]+[.B217]^2*0.1+[.C217]*[.D217])/([.C217]*[.D217]-[.B217])" office:value-type="float" office:value="0.011379898534474" calcext:value-type="float">
            <text:p>0.01138</text:p>
          </table:table-cell>
          <table:table-cell table:style-name="ce24" office:value-type="float" office:value="19.4604465290807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9" table:formula="of:=[.A217]+1" office:value-type="float" office:value="216" calcext:value-type="float">
            <text:p>216</text:p>
          </table:table-cell>
          <table:table-cell table:style-name="ce15" table:formula="of:=RAND()*180" office:value-type="float" office:value="100.044760792631" calcext:value-type="float">
            <text:p>100.044760792631</text:p>
          </table:table-cell>
          <table:table-cell table:style-name="ce15" table:formula="of:=RAND()*180" office:value-type="float" office:value="157.415962047163" calcext:value-type="float">
            <text:p>157.415962047163</text:p>
          </table:table-cell>
          <table:table-cell table:style-name="ce15" table:formula="of:=RAND()*180" office:value-type="float" office:value="55.0702888419497" calcext:value-type="float">
            <text:p>55.070288841949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8]*EXP([.C218]/180)-[.D218]/([.C218]^2))/180" office:value-type="float" office:value="1.3326703360885" calcext:value-type="float">
            <text:p>1.3326703360885</text:p>
          </table:table-cell>
          <table:table-cell table:style-name="ce21" table:formula="of:=0.01*([.B218]+[.B218]^2*0.1+[.C218]*[.D218])/([.C218]*[.D218]-[.B218])" office:value-type="float" office:value="0.0114015629251099" calcext:value-type="float">
            <text:p>0.01140</text:p>
          </table:table-cell>
          <table:table-cell table:style-name="ce24" office:value-type="float" office:value="19.8441032833021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9" table:formula="of:=[.A218]+1" office:value-type="float" office:value="217" calcext:value-type="float">
            <text:p>217</text:p>
          </table:table-cell>
          <table:table-cell table:style-name="ce15" table:formula="of:=RAND()*180" office:value-type="float" office:value="136.956139627154" calcext:value-type="float">
            <text:p>136.956139627154</text:p>
          </table:table-cell>
          <table:table-cell table:style-name="ce15" table:formula="of:=RAND()*180" office:value-type="float" office:value="115.702979630844" calcext:value-type="float">
            <text:p>115.702979630844</text:p>
          </table:table-cell>
          <table:table-cell table:style-name="ce15" table:formula="of:=RAND()*180" office:value-type="float" office:value="21.3607836066294" calcext:value-type="float">
            <text:p>21.360783606629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19]*EXP([.C219]/180)-[.D219]/([.C219]^2))/180" office:value-type="float" office:value="1.44699946819883" calcext:value-type="float">
            <text:p>1.44699946819883</text:p>
          </table:table-cell>
          <table:table-cell table:style-name="ce21" table:formula="of:=0.01*([.B219]+[.B219]^2*0.1+[.C219]*[.D219])/([.C219]*[.D219]-[.B219])" office:value-type="float" office:value="0.0192078153821558" calcext:value-type="float">
            <text:p>0.01921</text:p>
          </table:table-cell>
          <table:table-cell table:style-name="ce24" office:value-type="float" office:value="20.2277600375234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9" table:formula="of:=[.A219]+1" office:value-type="float" office:value="218" calcext:value-type="float">
            <text:p>218</text:p>
          </table:table-cell>
          <table:table-cell table:style-name="ce15" table:formula="of:=RAND()*180" office:value-type="float" office:value="5.21697083014632" calcext:value-type="float">
            <text:p>5.21697083014632</text:p>
          </table:table-cell>
          <table:table-cell table:style-name="ce15" table:formula="of:=RAND()*180" office:value-type="float" office:value="112.789442232207" calcext:value-type="float">
            <text:p>112.789442232207</text:p>
          </table:table-cell>
          <table:table-cell table:style-name="ce15" table:formula="of:=RAND()*180" office:value-type="float" office:value="44.519267299903" calcext:value-type="float">
            <text:p>44.51926729990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0]*EXP([.C220]/180)-[.D220]/([.C220]^2))/180" office:value-type="float" office:value="0.05421539088291" calcext:value-type="float">
            <text:p>0.05421539088291</text:p>
          </table:table-cell>
          <table:table-cell table:style-name="ce21" table:formula="of:=0.01*([.B220]+[.B220]^2*0.1+[.C220]*[.D220])/([.C220]*[.D220]-[.B220])" office:value-type="float" office:value="0.0100262268613208" calcext:value-type="float">
            <text:p>0.01003</text:p>
          </table:table-cell>
          <table:table-cell table:style-name="ce24" office:value-type="float" office:value="20.6114167917448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9" table:formula="of:=[.A220]+1" office:value-type="float" office:value="219" calcext:value-type="float">
            <text:p>219</text:p>
          </table:table-cell>
          <table:table-cell table:style-name="ce15" table:formula="of:=RAND()*180" office:value-type="float" office:value="135.780184936226" calcext:value-type="float">
            <text:p>135.780184936226</text:p>
          </table:table-cell>
          <table:table-cell table:style-name="ce15" table:formula="of:=RAND()*180" office:value-type="float" office:value="21.2456733300954" calcext:value-type="float">
            <text:p>21.2456733300954</text:p>
          </table:table-cell>
          <table:table-cell table:style-name="ce15" table:formula="of:=RAND()*180" office:value-type="float" office:value="5.83762088925912" calcext:value-type="float">
            <text:p>5.8376208892591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1]*EXP([.C221]/180)-[.D221]/([.C221]^2))/180" office:value-type="float" office:value="0.848765201819254" calcext:value-type="float">
            <text:p>0.848765201819254</text:p>
          </table:table-cell>
          <table:table-cell table:style-name="ce21" table:formula="of:=0.01*([.B221]+[.B221]^2*0.1+[.C221]*[.D221])/([.C221]*[.D221]-[.B221])" office:value-type="float" office:value="-1.78923996447295" calcext:value-type="float">
            <text:p>-1.78924</text:p>
          </table:table-cell>
          <table:table-cell table:style-name="ce24" office:value-type="float" office:value="20.9950735459662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9" table:formula="of:=[.A221]+1" office:value-type="float" office:value="220" calcext:value-type="float">
            <text:p>220</text:p>
          </table:table-cell>
          <table:table-cell table:style-name="ce15" table:formula="of:=RAND()*180" office:value-type="float" office:value="111.749050000666" calcext:value-type="float">
            <text:p>111.749050000666</text:p>
          </table:table-cell>
          <table:table-cell table:style-name="ce15" table:formula="of:=RAND()*180" office:value-type="float" office:value="155.60826118655" calcext:value-type="float">
            <text:p>155.60826118655</text:p>
          </table:table-cell>
          <table:table-cell table:style-name="ce15" table:formula="of:=RAND()*180" office:value-type="float" office:value="7.17887662081416" calcext:value-type="float">
            <text:p>7.1788766208141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2]*EXP([.C222]/180)-[.D222]/([.C222]^2))/180" office:value-type="float" office:value="1.47371747597075" calcext:value-type="float">
            <text:p>1.47371747597075</text:p>
          </table:table-cell>
          <table:table-cell table:style-name="ce21" table:formula="of:=0.01*([.B222]+[.B222]^2*0.1+[.C222]*[.D222])/([.C222]*[.D222]-[.B222])" office:value-type="float" office:value="0.0246445784825446" calcext:value-type="float">
            <text:p>0.02464</text:p>
          </table:table-cell>
          <table:table-cell table:style-name="ce24" office:value-type="float" office:value="21.3787303001876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9" table:formula="of:=[.A222]+1" office:value-type="float" office:value="221" calcext:value-type="float">
            <text:p>221</text:p>
          </table:table-cell>
          <table:table-cell table:style-name="ce15" table:formula="of:=RAND()*180" office:value-type="float" office:value="162.93497967079" calcext:value-type="float">
            <text:p>162.93497967079</text:p>
          </table:table-cell>
          <table:table-cell table:style-name="ce15" table:formula="of:=RAND()*180" office:value-type="float" office:value="147.715618403886" calcext:value-type="float">
            <text:p>147.715618403886</text:p>
          </table:table-cell>
          <table:table-cell table:style-name="ce15" table:formula="of:=RAND()*180" office:value-type="float" office:value="30.1037575658951" calcext:value-type="float">
            <text:p>30.103757565895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3]*EXP([.C223]/180)-[.D223]/([.C223]^2))/180" office:value-type="float" office:value="2.0565564752168" calcext:value-type="float">
            <text:p>2.0565564752168</text:p>
          </table:table-cell>
          <table:table-cell table:style-name="ce21" table:formula="of:=0.01*([.B223]+[.B223]^2*0.1+[.C223]*[.D223])/([.C223]*[.D223]-[.B223])" office:value-type="float" office:value="0.0169578618123278" calcext:value-type="float">
            <text:p>0.01696</text:p>
          </table:table-cell>
          <table:table-cell table:style-name="ce24" office:value-type="float" office:value="21.762387054409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9" table:formula="of:=[.A223]+1" office:value-type="float" office:value="222" calcext:value-type="float">
            <text:p>222</text:p>
          </table:table-cell>
          <table:table-cell table:style-name="ce15" table:formula="of:=RAND()*180" office:value-type="float" office:value="102.284819541488" calcext:value-type="float">
            <text:p>102.284819541488</text:p>
          </table:table-cell>
          <table:table-cell table:style-name="ce15" table:formula="of:=RAND()*180" office:value-type="float" office:value="159.769257280092" calcext:value-type="float">
            <text:p>159.769257280092</text:p>
          </table:table-cell>
          <table:table-cell table:style-name="ce15" table:formula="of:=RAND()*180" office:value-type="float" office:value="23.1536726348761" calcext:value-type="float">
            <text:p>23.153672634876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24]*EXP([.C224]/180)-[.D224]/([.C224]^2))/180" office:value-type="float" office:value="1.3804475441785" calcext:value-type="float">
            <text:p>1.3804475441785</text:p>
          </table:table-cell>
          <table:table-cell table:style-name="ce21" table:formula="of:=0.01*([.B224]+[.B224]^2*0.1+[.C224]*[.D224])/([.C224]*[.D224]-[.B224])" office:value-type="float" office:value="0.013477347480409" calcext:value-type="float">
            <text:p>0.01348</text:p>
          </table:table-cell>
          <table:table-cell table:style-name="ce24" office:value-type="float" office:value="22.1460438086304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9" table:formula="of:=[.A224]+1" office:value-type="float" office:value="223" calcext:value-type="float">
            <text:p>223</text:p>
          </table:table-cell>
          <table:table-cell table:style-name="ce15" table:formula="of:=RAND()*180" office:value-type="float" office:value="83.3026736876015" calcext:value-type="float">
            <text:p>83.3026736876015</text:p>
          </table:table-cell>
          <table:table-cell table:style-name="ce15" table:formula="of:=RAND()*180" office:value-type="float" office:value="133.41831055915" calcext:value-type="float">
            <text:p>133.41831055915</text:p>
          </table:table-cell>
          <table:table-cell table:style-name="ce15" table:formula="of:=RAND()*180" office:value-type="float" office:value="168.890504232621" calcext:value-type="float">
            <text:p>168.89050423262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5]*EXP([.C225]/180)-[.D225]/([.C225]^2))/180" office:value-type="float" office:value="0.971107946387248" calcext:value-type="float">
            <text:p>0.971107946387248</text:p>
          </table:table-cell>
          <table:table-cell table:style-name="ce21" table:formula="of:=0.01*([.B225]+[.B225]^2*0.1+[.C225]*[.D225])/([.C225]*[.D225]-[.B225])" office:value-type="float" office:value="0.0103833172414284" calcext:value-type="float">
            <text:p>0.01038</text:p>
          </table:table-cell>
          <table:table-cell table:style-name="ce25" office:value-type="float" office:value="22.5297005628518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9" table:formula="of:=[.A225]+1" office:value-type="float" office:value="224" calcext:value-type="float">
            <text:p>224</text:p>
          </table:table-cell>
          <table:table-cell table:style-name="ce15" table:formula="of:=RAND()*180" office:value-type="float" office:value="63.6735182962362" calcext:value-type="float">
            <text:p>63.6735182962362</text:p>
          </table:table-cell>
          <table:table-cell table:style-name="ce15" table:formula="of:=RAND()*180" office:value-type="float" office:value="97.0505733461622" calcext:value-type="float">
            <text:p>97.0505733461622</text:p>
          </table:table-cell>
          <table:table-cell table:style-name="ce15" table:formula="of:=RAND()*180" office:value-type="float" office:value="159.258746576524" calcext:value-type="float">
            <text:p>159.25874657652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6]*EXP([.C226]/180)-[.D226]/([.C226]^2))/180" office:value-type="float" office:value="0.606425655200932" calcext:value-type="float">
            <text:p>0.606425655200932</text:p>
          </table:table-cell>
          <table:table-cell table:style-name="ce21" table:formula="of:=0.01*([.B226]+[.B226]^2*0.1+[.C226]*[.D226])/([.C226]*[.D226]-[.B226])" office:value-type="float" office:value="0.010346129252289" calcext:value-type="float">
            <text:p>0.01035</text:p>
          </table:table-cell>
          <table:table-cell table:style-name="ce25" office:value-type="float" office:value="22.9133573170732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9" table:formula="of:=[.A226]+1" office:value-type="float" office:value="225" calcext:value-type="float">
            <text:p>225</text:p>
          </table:table-cell>
          <table:table-cell table:style-name="ce15" table:formula="of:=RAND()*180" office:value-type="float" office:value="133.174550515828" calcext:value-type="float">
            <text:p>133.174550515828</text:p>
          </table:table-cell>
          <table:table-cell table:style-name="ce15" table:formula="of:=RAND()*180" office:value-type="float" office:value="99.1846650547445" calcext:value-type="float">
            <text:p>99.1846650547445</text:p>
          </table:table-cell>
          <table:table-cell table:style-name="ce15" table:formula="of:=RAND()*180" office:value-type="float" office:value="149.737390750773" calcext:value-type="float">
            <text:p>149.73739075077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7]*EXP([.C227]/180)-[.D227]/([.C227]^2))/180" office:value-type="float" office:value="1.28359388694237" calcext:value-type="float">
            <text:p>1.28359388694237</text:p>
          </table:table-cell>
          <table:table-cell table:style-name="ce21" table:formula="of:=0.01*([.B227]+[.B227]^2*0.1+[.C227]*[.D227])/([.C227]*[.D227]-[.B227])" office:value-type="float" office:value="0.0113859416282591" calcext:value-type="float">
            <text:p>0.01139</text:p>
          </table:table-cell>
          <table:table-cell table:style-name="ce25" office:value-type="float" office:value="23.2970140712945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9" table:formula="of:=[.A227]+1" office:value-type="float" office:value="226" calcext:value-type="float">
            <text:p>226</text:p>
          </table:table-cell>
          <table:table-cell table:style-name="ce15" table:formula="of:=RAND()*180" office:value-type="float" office:value="54.6284708941963" calcext:value-type="float">
            <text:p>54.6284708941963</text:p>
          </table:table-cell>
          <table:table-cell table:style-name="ce15" table:formula="of:=RAND()*180" office:value-type="float" office:value="67.3162924904119" calcext:value-type="float">
            <text:p>67.3162924904119</text:p>
          </table:table-cell>
          <table:table-cell table:style-name="ce15" table:formula="of:=RAND()*180" office:value-type="float" office:value="143.203048250133" calcext:value-type="float">
            <text:p>143.20304825013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8]*EXP([.C228]/180)-[.D228]/([.C228]^2))/180" office:value-type="float" office:value="0.440951525627148" calcext:value-type="float">
            <text:p>0.440951525627148</text:p>
          </table:table-cell>
          <table:table-cell table:style-name="ce21" table:formula="of:=0.01*([.B228]+[.B228]^2*0.1+[.C228]*[.D228])/([.C228]*[.D228]-[.B228])" office:value-type="float" office:value="0.0104253233691555" calcext:value-type="float">
            <text:p>0.01043</text:p>
          </table:table-cell>
          <table:table-cell table:style-name="ce25" office:value-type="float" office:value="23.6806708255159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9" table:formula="of:=[.A228]+1" office:value-type="float" office:value="227" calcext:value-type="float">
            <text:p>227</text:p>
          </table:table-cell>
          <table:table-cell table:style-name="ce15" table:formula="of:=RAND()*180" office:value-type="float" office:value="89.6167303105057" calcext:value-type="float">
            <text:p>89.6167303105057</text:p>
          </table:table-cell>
          <table:table-cell table:style-name="ce15" table:formula="of:=RAND()*180" office:value-type="float" office:value="59.4020502949273" calcext:value-type="float">
            <text:p>59.4020502949273</text:p>
          </table:table-cell>
          <table:table-cell table:style-name="ce15" table:formula="of:=RAND()*180" office:value-type="float" office:value="96.2672869529407" calcext:value-type="float">
            <text:p>96.267286952940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29]*EXP([.C229]/180)-[.D229]/([.C229]^2))/180" office:value-type="float" office:value="0.69237863079789" calcext:value-type="float">
            <text:p>0.69237863079789</text:p>
          </table:table-cell>
          <table:table-cell table:style-name="ce21" table:formula="of:=0.01*([.B229]+[.B229]^2*0.1+[.C229]*[.D229])/([.C229]*[.D229]-[.B229])" office:value-type="float" office:value="0.0117452019301289" calcext:value-type="float">
            <text:p>0.01175</text:p>
          </table:table-cell>
          <table:table-cell table:style-name="ce25" office:value-type="float" office:value="24.0643275797373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9" table:formula="of:=[.A229]+1" office:value-type="float" office:value="228" calcext:value-type="float">
            <text:p>228</text:p>
          </table:table-cell>
          <table:table-cell table:style-name="ce15" table:formula="of:=RAND()*180" office:value-type="float" office:value="125.327431945491" calcext:value-type="float">
            <text:p>125.327431945491</text:p>
          </table:table-cell>
          <table:table-cell table:style-name="ce15" table:formula="of:=RAND()*180" office:value-type="float" office:value="17.4082696832975" calcext:value-type="float">
            <text:p>17.4082696832975</text:p>
          </table:table-cell>
          <table:table-cell table:style-name="ce15" table:formula="of:=RAND()*180" office:value-type="float" office:value="161.820882963969" calcext:value-type="float">
            <text:p>161.82088296396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30]*EXP([.C230]/180)-[.D230]/([.C230]^2))/180" office:value-type="float" office:value="0.76399817761607" calcext:value-type="float">
            <text:p>0.76399817761607</text:p>
          </table:table-cell>
          <table:table-cell table:style-name="ce21" table:formula="of:=0.01*([.B230]+[.B230]^2*0.1+[.C230]*[.D230])/([.C230]*[.D230]-[.B230])" office:value-type="float" office:value="0.01676656146496" calcext:value-type="float">
            <text:p>0.01677</text:p>
          </table:table-cell>
          <table:table-cell table:style-name="ce25" office:value-type="float" office:value="24.4479843339587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9" table:formula="of:=[.A230]+1" office:value-type="float" office:value="229" calcext:value-type="float">
            <text:p>229</text:p>
          </table:table-cell>
          <table:table-cell table:style-name="ce15" table:formula="of:=RAND()*180" office:value-type="float" office:value="38.2992997947939" calcext:value-type="float">
            <text:p>38.2992997947939</text:p>
          </table:table-cell>
          <table:table-cell table:style-name="ce15" table:formula="of:=RAND()*180" office:value-type="float" office:value="99.3203605901726" calcext:value-type="float">
            <text:p>99.3203605901726</text:p>
          </table:table-cell>
          <table:table-cell table:style-name="ce15" table:formula="of:=RAND()*180" office:value-type="float" office:value="86.7042775110937" calcext:value-type="float">
            <text:p>86.704277511093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31]*EXP([.C231]/180)-[.D231]/([.C231]^2))/180" office:value-type="float" office:value="0.369399104180595" calcext:value-type="float">
            <text:p>0.369399104180595</text:p>
          </table:table-cell>
          <table:table-cell table:style-name="ce21" table:formula="of:=0.01*([.B231]+[.B231]^2*0.1+[.C231]*[.D231])/([.C231]*[.D231]-[.B231])" office:value-type="float" office:value="0.0102604420928484" calcext:value-type="float">
            <text:p>0.01026</text:p>
          </table:table-cell>
          <table:table-cell table:style-name="ce25" office:value-type="float" office:value="24.8316410881801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9" table:formula="of:=[.A231]+1" office:value-type="float" office:value="230" calcext:value-type="float">
            <text:p>230</text:p>
          </table:table-cell>
          <table:table-cell table:style-name="ce15" table:formula="of:=RAND()*180" office:value-type="float" office:value="43.6456129982533" calcext:value-type="float">
            <text:p>43.6456129982533</text:p>
          </table:table-cell>
          <table:table-cell table:style-name="ce15" table:formula="of:=RAND()*180" office:value-type="float" office:value="64.9712218114003" calcext:value-type="float">
            <text:p>64.9712218114003</text:p>
          </table:table-cell>
          <table:table-cell table:style-name="ce15" table:formula="of:=RAND()*180" office:value-type="float" office:value="127.520287609541" calcext:value-type="float">
            <text:p>127.52028760954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32]*EXP([.C232]/180)-[.D232]/([.C232]^2))/180" office:value-type="float" office:value="0.347710377123933" calcext:value-type="float">
            <text:p>0.347710377123933</text:p>
          </table:table-cell>
          <table:table-cell table:style-name="ce21" table:formula="of:=0.01*([.B232]+[.B232]^2*0.1+[.C232]*[.D232])/([.C232]*[.D232]-[.B232])" office:value-type="float" office:value="0.0103370564446811" calcext:value-type="float">
            <text:p>0.01034</text:p>
          </table:table-cell>
          <table:table-cell table:style-name="ce25" office:value-type="float" office:value="25.215297842401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9" table:formula="of:=[.A232]+1" office:value-type="float" office:value="231" calcext:value-type="float">
            <text:p>231</text:p>
          </table:table-cell>
          <table:table-cell table:style-name="ce15" table:formula="of:=RAND()*180" office:value-type="float" office:value="33.8361261377648" calcext:value-type="float">
            <text:p>33.8361261377648</text:p>
          </table:table-cell>
          <table:table-cell table:style-name="ce15" table:formula="of:=RAND()*180" office:value-type="float" office:value="43.1263720755299" calcext:value-type="float">
            <text:p>43.1263720755299</text:p>
          </table:table-cell>
          <table:table-cell table:style-name="ce15" table:formula="of:=RAND()*180" office:value-type="float" office:value="68.1844477140979" calcext:value-type="float">
            <text:p>68.184447714097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3]*EXP([.C233]/180)-[.D233]/([.C233]^2))/180" office:value-type="float" office:value="0.238666082938632" calcext:value-type="float">
            <text:p>0.238666082938632</text:p>
          </table:table-cell>
          <table:table-cell table:style-name="ce21" table:formula="of:=0.01*([.B233]+[.B233]^2*0.1+[.C233]*[.D233])/([.C233]*[.D233]-[.B233])" office:value-type="float" office:value="0.0106266895792813" calcext:value-type="float">
            <text:p>0.01063</text:p>
          </table:table-cell>
          <table:table-cell table:style-name="ce26" office:value-type="float" office:value="25.5989545966229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9" table:formula="of:=[.A233]+1" office:value-type="float" office:value="232" calcext:value-type="float">
            <text:p>232</text:p>
          </table:table-cell>
          <table:table-cell table:style-name="ce15" table:formula="of:=RAND()*180" office:value-type="float" office:value="82.1806494964532" calcext:value-type="float">
            <text:p>82.1806494964532</text:p>
          </table:table-cell>
          <table:table-cell table:style-name="ce15" table:formula="of:=RAND()*180" office:value-type="float" office:value="167.811202105249" calcext:value-type="float">
            <text:p>167.811202105249</text:p>
          </table:table-cell>
          <table:table-cell table:style-name="ce15" table:formula="of:=RAND()*180" office:value-type="float" office:value="176.608621497119" calcext:value-type="float">
            <text:p>176.60862149711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4]*EXP([.C234]/180)-[.D234]/([.C234]^2))/180" office:value-type="float" office:value="1.1597650373105" calcext:value-type="float">
            <text:p>1.1597650373105</text:p>
          </table:table-cell>
          <table:table-cell table:style-name="ce21" table:formula="of:=0.01*([.B234]+[.B234]^2*0.1+[.C234]*[.D234])/([.C234]*[.D234]-[.B234])" office:value-type="float" office:value="0.0102841262202457" calcext:value-type="float">
            <text:p>0.01028</text:p>
          </table:table-cell>
          <table:table-cell table:style-name="ce26" office:value-type="float" office:value="25.9826113508443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9" table:formula="of:=[.A234]+1" office:value-type="float" office:value="233" calcext:value-type="float">
            <text:p>233</text:p>
          </table:table-cell>
          <table:table-cell table:style-name="ce15" table:formula="of:=RAND()*180" office:value-type="float" office:value="66.57120310579" calcext:value-type="float">
            <text:p>66.57120310579</text:p>
          </table:table-cell>
          <table:table-cell table:style-name="ce15" table:formula="of:=RAND()*180" office:value-type="float" office:value="57.7381691459088" calcext:value-type="float">
            <text:p>57.7381691459088</text:p>
          </table:table-cell>
          <table:table-cell table:style-name="ce15" table:formula="of:=RAND()*180" office:value-type="float" office:value="34.5507015153853" calcext:value-type="float">
            <text:p>34.550701515385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5]*EXP([.C235]/180)-[.D235]/([.C235]^2))/180" office:value-type="float" office:value="0.509650482914604" calcext:value-type="float">
            <text:p>0.509650482914604</text:p>
          </table:table-cell>
          <table:table-cell table:style-name="ce21" table:formula="of:=0.01*([.B235]+[.B235]^2*0.1+[.C235]*[.D235])/([.C235]*[.D235]-[.B235])" office:value-type="float" office:value="0.0129886844736491" calcext:value-type="float">
            <text:p>0.01299</text:p>
          </table:table-cell>
          <table:table-cell table:style-name="ce26" office:value-type="float" office:value="26.3662681050657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9" table:formula="of:=[.A235]+1" office:value-type="float" office:value="234" calcext:value-type="float">
            <text:p>234</text:p>
          </table:table-cell>
          <table:table-cell table:style-name="ce15" table:formula="of:=RAND()*180" office:value-type="float" office:value="32.0630804127985" calcext:value-type="float">
            <text:p>32.0630804127985</text:p>
          </table:table-cell>
          <table:table-cell table:style-name="ce15" table:formula="of:=RAND()*180" office:value-type="float" office:value="97.0238655094319" calcext:value-type="float">
            <text:p>97.0238655094319</text:p>
          </table:table-cell>
          <table:table-cell table:style-name="ce15" table:formula="of:=RAND()*180" office:value-type="float" office:value="143.360744588895" calcext:value-type="float">
            <text:p>143.36074458889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6]*EXP([.C236]/180)-[.D236]/([.C236]^2))/180" office:value-type="float" office:value="0.305285691028669" calcext:value-type="float">
            <text:p>0.305285691028669</text:p>
          </table:table-cell>
          <table:table-cell table:style-name="ce21" table:formula="of:=0.01*([.B236]+[.B236]^2*0.1+[.C236]*[.D236])/([.C236]*[.D236]-[.B236])" office:value-type="float" office:value="0.0101202897290212" calcext:value-type="float">
            <text:p>0.01012</text:p>
          </table:table-cell>
          <table:table-cell table:style-name="ce26" office:value-type="float" office:value="26.74992485928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9" table:formula="of:=[.A236]+1" office:value-type="float" office:value="235" calcext:value-type="float">
            <text:p>235</text:p>
          </table:table-cell>
          <table:table-cell table:style-name="ce15" table:formula="of:=RAND()*180" office:value-type="float" office:value="159.263843538794" calcext:value-type="float">
            <text:p>159.263843538794</text:p>
          </table:table-cell>
          <table:table-cell table:style-name="ce15" table:formula="of:=RAND()*180" office:value-type="float" office:value="14.8896782507715" calcext:value-type="float">
            <text:p>14.8896782507715</text:p>
          </table:table-cell>
          <table:table-cell table:style-name="ce15" table:formula="of:=RAND()*180" office:value-type="float" office:value="70.8731792779718" calcext:value-type="float">
            <text:p>70.873179277971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7]*EXP([.C237]/180)-[.D237]/([.C237]^2))/180" office:value-type="float" office:value="0.959326536384586" calcext:value-type="float">
            <text:p>0.959326536384586</text:p>
          </table:table-cell>
          <table:table-cell table:style-name="ce21" table:formula="of:=0.01*([.B237]+[.B237]^2*0.1+[.C237]*[.D237])/([.C237]*[.D237]-[.B237])" office:value-type="float" office:value="0.0418635837211236" calcext:value-type="float">
            <text:p>0.04186</text:p>
          </table:table-cell>
          <table:table-cell table:style-name="ce26" office:value-type="float" office:value="27.1335816135084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9" table:formula="of:=[.A237]+1" office:value-type="float" office:value="236" calcext:value-type="float">
            <text:p>236</text:p>
          </table:table-cell>
          <table:table-cell table:style-name="ce15" table:formula="of:=RAND()*180" office:value-type="float" office:value="175.98179276218" calcext:value-type="float">
            <text:p>175.98179276218</text:p>
          </table:table-cell>
          <table:table-cell table:style-name="ce15" table:formula="of:=RAND()*180" office:value-type="float" office:value="99.7756473518602" calcext:value-type="float">
            <text:p>99.7756473518602</text:p>
          </table:table-cell>
          <table:table-cell table:style-name="ce15" table:formula="of:=RAND()*180" office:value-type="float" office:value="122.086218605243" calcext:value-type="float">
            <text:p>122.08621860524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8]*EXP([.C238]/180)-[.D238]/([.C238]^2))/180" office:value-type="float" office:value="1.70181070854687" calcext:value-type="float">
            <text:p>1.70181070854687</text:p>
          </table:table-cell>
          <table:table-cell table:style-name="ce21" table:formula="of:=0.01*([.B238]+[.B238]^2*0.1+[.C238]*[.D238])/([.C238]*[.D238]-[.B238])" office:value-type="float" office:value="0.0128728454715317" calcext:value-type="float">
            <text:p>0.01287</text:p>
          </table:table-cell>
          <table:table-cell table:style-name="ce26" office:value-type="float" office:value="27.517238367729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9" table:formula="of:=[.A238]+1" office:value-type="float" office:value="237" calcext:value-type="float">
            <text:p>237</text:p>
          </table:table-cell>
          <table:table-cell table:style-name="ce15" table:formula="of:=RAND()*180" office:value-type="float" office:value="125.796719969965" calcext:value-type="float">
            <text:p>125.796719969965</text:p>
          </table:table-cell>
          <table:table-cell table:style-name="ce15" table:formula="of:=RAND()*180" office:value-type="float" office:value="163.494774697381" calcext:value-type="float">
            <text:p>163.494774697381</text:p>
          </table:table-cell>
          <table:table-cell table:style-name="ce15" table:formula="of:=RAND()*180" office:value-type="float" office:value="85.2335410411933" calcext:value-type="float">
            <text:p>85.233541041193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39]*EXP([.C239]/180)-[.D239]/([.C239]^2))/180" office:value-type="float" office:value="1.73326082311911" calcext:value-type="float">
            <text:p>1.73326082311911</text:p>
          </table:table-cell>
          <table:table-cell table:style-name="ce21" table:formula="of:=0.01*([.B239]+[.B239]^2*0.1+[.C239]*[.D239])/([.C239]*[.D239]-[.B239])" office:value-type="float" office:value="0.0113281310952531" calcext:value-type="float">
            <text:p>0.01133</text:p>
          </table:table-cell>
          <table:table-cell table:style-name="ce26" office:value-type="float" office:value="27.9008951219512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9" table:formula="of:=[.A239]+1" office:value-type="float" office:value="238" calcext:value-type="float">
            <text:p>238</text:p>
          </table:table-cell>
          <table:table-cell table:style-name="ce15" table:formula="of:=RAND()*180" office:value-type="float" office:value="79.0161430314196" calcext:value-type="float">
            <text:p>79.0161430314196</text:p>
          </table:table-cell>
          <table:table-cell table:style-name="ce15" table:formula="of:=RAND()*180" office:value-type="float" office:value="4.83796564797953" calcext:value-type="float">
            <text:p>4.83796564797953</text:p>
          </table:table-cell>
          <table:table-cell table:style-name="ce15" table:formula="of:=RAND()*180" office:value-type="float" office:value="77.6755864735409" calcext:value-type="float">
            <text:p>77.675586473540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40]*EXP([.C240]/180)-[.D240]/([.C240]^2))/180" office:value-type="float" office:value="0.432500407883104" calcext:value-type="float">
            <text:p>0.432500407883104</text:p>
          </table:table-cell>
          <table:table-cell table:style-name="ce21" table:formula="of:=0.01*([.B240]+[.B240]^2*0.1+[.C240]*[.D240])/([.C240]*[.D240]-[.B240])" office:value-type="float" office:value="0.0363629210630283" calcext:value-type="float">
            <text:p>0.03636</text:p>
          </table:table-cell>
          <table:table-cell table:style-name="ce26" office:value-type="float" office:value="28.2845518761726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9" table:formula="of:=[.A240]+1" office:value-type="float" office:value="239" calcext:value-type="float">
            <text:p>239</text:p>
          </table:table-cell>
          <table:table-cell table:style-name="ce15" table:formula="of:=RAND()*180" office:value-type="float" office:value="12.9497870807421" calcext:value-type="float">
            <text:p>12.9497870807421</text:p>
          </table:table-cell>
          <table:table-cell table:style-name="ce15" table:formula="of:=RAND()*180" office:value-type="float" office:value="23.499936263147" calcext:value-type="float">
            <text:p>23.499936263147</text:p>
          </table:table-cell>
          <table:table-cell table:style-name="ce15" table:formula="of:=RAND()*180" office:value-type="float" office:value="149.586289201963" calcext:value-type="float">
            <text:p>149.58628920196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1]*EXP([.C241]/180)-[.D241]/([.C241]^2))/180" office:value-type="float" office:value="0.0804717043963996" calcext:value-type="float">
            <text:p>0.0804717043964</text:p>
          </table:table-cell>
          <table:table-cell table:style-name="ce21" table:formula="of:=0.01*([.B241]+[.B241]^2*0.1+[.C241]*[.D241])/([.C241]*[.D241]-[.B241])" office:value-type="float" office:value="0.0101218315039299" calcext:value-type="float">
            <text:p>0.01012</text:p>
          </table:table-cell>
          <table:table-cell table:style-name="ce22" office:value-type="string" calcext:value-type="string">
            <text:p>4,748,920,582</text:p>
          </table:table-cell>
          <table:table-cell table:number-columns-repeated="1016"/>
        </table:table-row>
        <table:table-row table:style-name="ro1">
          <table:table-cell table:style-name="ce9" table:formula="of:=[.A241]+1" office:value-type="float" office:value="240" calcext:value-type="float">
            <text:p>240</text:p>
          </table:table-cell>
          <table:table-cell table:style-name="ce15" table:formula="of:=RAND()*180" office:value-type="float" office:value="7.64493767394243" calcext:value-type="float">
            <text:p>7.64493767394243</text:p>
          </table:table-cell>
          <table:table-cell table:style-name="ce15" table:formula="of:=RAND()*180" office:value-type="float" office:value="158.921388016858" calcext:value-type="float">
            <text:p>158.921388016858</text:p>
          </table:table-cell>
          <table:table-cell table:style-name="ce15" table:formula="of:=RAND()*180" office:value-type="float" office:value="96.0195978604441" calcext:value-type="float">
            <text:p>96.019597860444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2]*EXP([.C242]/180)-[.D242]/([.C242]^2))/180" office:value-type="float" office:value="0.102671340499898" calcext:value-type="float">
            <text:p>0.102671340499898</text:p>
          </table:table-cell>
          <table:table-cell table:style-name="ce21" table:formula="of:=0.01*([.B242]+[.B242]^2*0.1+[.C242]*[.D242])/([.C242]*[.D242]-[.B242])" office:value-type="float" office:value="0.0100138568643349" calcext:value-type="float">
            <text:p>0.01001</text:p>
          </table:table-cell>
          <table:table-cell table:style-name="ce22" office:value-type="string" calcext:value-type="string">
            <text:p>5,019,930,914</text:p>
          </table:table-cell>
          <table:table-cell table:number-columns-repeated="1016"/>
        </table:table-row>
        <table:table-row table:style-name="ro1">
          <table:table-cell table:style-name="ce9" table:formula="of:=[.A242]+1" office:value-type="float" office:value="241" calcext:value-type="float">
            <text:p>241</text:p>
          </table:table-cell>
          <table:table-cell table:style-name="ce15" table:formula="of:=RAND()*180" office:value-type="float" office:value="164.151583788291" calcext:value-type="float">
            <text:p>164.151583788291</text:p>
          </table:table-cell>
          <table:table-cell table:style-name="ce15" table:formula="of:=RAND()*180" office:value-type="float" office:value="13.3032980220808" calcext:value-type="float">
            <text:p>13.3032980220808</text:p>
          </table:table-cell>
          <table:table-cell table:style-name="ce15" table:formula="of:=RAND()*180" office:value-type="float" office:value="114.642134791738" calcext:value-type="float">
            <text:p>114.64213479173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3]*EXP([.C243]/180)-[.D243]/([.C243]^2))/180" office:value-type="float" office:value="0.978307582599422" calcext:value-type="float">
            <text:p>0.978307582599422</text:p>
          </table:table-cell>
          <table:table-cell table:style-name="ce21" table:formula="of:=0.01*([.B243]+[.B243]^2*0.1+[.C243]*[.D243])/([.C243]*[.D243]-[.B243])" office:value-type="float" office:value="0.0322112485678871" calcext:value-type="float">
            <text:p>0.03221</text:p>
          </table:table-cell>
          <table:table-cell table:style-name="ce22" office:value-type="string" calcext:value-type="string">
            <text:p>5,290,941,246</text:p>
          </table:table-cell>
          <table:table-cell table:number-columns-repeated="1016"/>
        </table:table-row>
        <table:table-row table:style-name="ro1">
          <table:table-cell table:style-name="ce9" table:formula="of:=[.A243]+1" office:value-type="float" office:value="242" calcext:value-type="float">
            <text:p>242</text:p>
          </table:table-cell>
          <table:table-cell table:style-name="ce15" table:formula="of:=RAND()*180" office:value-type="float" office:value="169.241916110276" calcext:value-type="float">
            <text:p>169.241916110276</text:p>
          </table:table-cell>
          <table:table-cell table:style-name="ce15" table:formula="of:=RAND()*180" office:value-type="float" office:value="95.8448673148187" calcext:value-type="float">
            <text:p>95.8448673148187</text:p>
          </table:table-cell>
          <table:table-cell table:style-name="ce15" table:formula="of:=RAND()*180" office:value-type="float" office:value="113.215270371168" calcext:value-type="float">
            <text:p>113.21527037116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4]*EXP([.C244]/180)-[.D244]/([.C244]^2))/180" office:value-type="float" office:value="1.60127633985588" calcext:value-type="float">
            <text:p>1.60127633985588</text:p>
          </table:table-cell>
          <table:table-cell table:style-name="ce21" table:formula="of:=0.01*([.B244]+[.B244]^2*0.1+[.C244]*[.D244])/([.C244]*[.D244]-[.B244])" office:value-type="float" office:value="0.0129983226273418" calcext:value-type="float">
            <text:p>0.01300</text:p>
          </table:table-cell>
          <table:table-cell table:style-name="ce22" office:value-type="string" calcext:value-type="string">
            <text:p>5,561,951,578</text:p>
          </table:table-cell>
          <table:table-cell table:number-columns-repeated="1016"/>
        </table:table-row>
        <table:table-row table:style-name="ro1">
          <table:table-cell table:style-name="ce9" table:formula="of:=[.A244]+1" office:value-type="float" office:value="243" calcext:value-type="float">
            <text:p>243</text:p>
          </table:table-cell>
          <table:table-cell table:style-name="ce15" table:formula="of:=RAND()*180" office:value-type="float" office:value="78.90375379818" calcext:value-type="float">
            <text:p>78.90375379818</text:p>
          </table:table-cell>
          <table:table-cell table:style-name="ce15" table:formula="of:=RAND()*180" office:value-type="float" office:value="55.4804352634578" calcext:value-type="float">
            <text:p>55.4804352634578</text:p>
          </table:table-cell>
          <table:table-cell table:style-name="ce15" table:formula="of:=RAND()*180" office:value-type="float" office:value="50.6079297452155" calcext:value-type="float">
            <text:p>50.607929745215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5]*EXP([.C245]/180)-[.D245]/([.C245]^2))/180" office:value-type="float" office:value="0.59651164172933" calcext:value-type="float">
            <text:p>0.59651164172933</text:p>
          </table:table-cell>
          <table:table-cell table:style-name="ce21" table:formula="of:=0.01*([.B245]+[.B245]^2*0.1+[.C245]*[.D245])/([.C245]*[.D245]-[.B245])" office:value-type="float" office:value="0.0128597717940056" calcext:value-type="float">
            <text:p>0.01286</text:p>
          </table:table-cell>
          <table:table-cell table:style-name="ce22" office:value-type="string" calcext:value-type="string">
            <text:p>5,832,961,910</text:p>
          </table:table-cell>
          <table:table-cell table:number-columns-repeated="1016"/>
        </table:table-row>
        <table:table-row table:style-name="ro1">
          <table:table-cell table:style-name="ce9" table:formula="of:=[.A245]+1" office:value-type="float" office:value="244" calcext:value-type="float">
            <text:p>244</text:p>
          </table:table-cell>
          <table:table-cell table:style-name="ce15" table:formula="of:=RAND()*180" office:value-type="float" office:value="21.5123086818211" calcext:value-type="float">
            <text:p>21.5123086818211</text:p>
          </table:table-cell>
          <table:table-cell table:style-name="ce15" table:formula="of:=RAND()*180" office:value-type="float" office:value="151.390904116752" calcext:value-type="float">
            <text:p>151.390904116752</text:p>
          </table:table-cell>
          <table:table-cell table:style-name="ce15" table:formula="of:=RAND()*180" office:value-type="float" office:value="69.7776081152368" calcext:value-type="float">
            <text:p>69.777608115236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6]*EXP([.C246]/180)-[.D246]/([.C246]^2))/180" office:value-type="float" office:value="0.277112411139245" calcext:value-type="float">
            <text:p>0.277112411139245</text:p>
          </table:table-cell>
          <table:table-cell table:style-name="ce21" table:formula="of:=0.01*([.B246]+[.B246]^2*0.1+[.C246]*[.D246])/([.C246]*[.D246]-[.B246])" office:value-type="float" office:value="0.0100847097426963" calcext:value-type="float">
            <text:p>0.01008</text:p>
          </table:table-cell>
          <table:table-cell table:style-name="ce22" office:value-type="string" calcext:value-type="string">
            <text:p>6,103,972,242</text:p>
          </table:table-cell>
          <table:table-cell table:number-columns-repeated="1016"/>
        </table:table-row>
        <table:table-row table:style-name="ro1">
          <table:table-cell table:style-name="ce9" table:formula="of:=[.A246]+1" office:value-type="float" office:value="245" calcext:value-type="float">
            <text:p>245</text:p>
          </table:table-cell>
          <table:table-cell table:style-name="ce15" table:formula="of:=RAND()*180" office:value-type="float" office:value="98.6592804336527" calcext:value-type="float">
            <text:p>98.6592804336527</text:p>
          </table:table-cell>
          <table:table-cell table:style-name="ce15" table:formula="of:=RAND()*180" office:value-type="float" office:value="17.1751099286466" calcext:value-type="float">
            <text:p>17.1751099286466</text:p>
          </table:table-cell>
          <table:table-cell table:style-name="ce15" table:formula="of:=RAND()*180" office:value-type="float" office:value="92.5390520905376" calcext:value-type="float">
            <text:p>92.539052090537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7]*EXP([.C247]/180)-[.D247]/([.C247]^2))/180" office:value-type="float" office:value="0.601239575533941" calcext:value-type="float">
            <text:p>0.601239575533941</text:p>
          </table:table-cell>
          <table:table-cell table:style-name="ce21" table:formula="of:=0.01*([.B247]+[.B247]^2*0.1+[.C247]*[.D247])/([.C247]*[.D247]-[.B247])" office:value-type="float" office:value="0.0178532016278665" calcext:value-type="float">
            <text:p>0.01785</text:p>
          </table:table-cell>
          <table:table-cell table:style-name="ce22" office:value-type="string" calcext:value-type="string">
            <text:p>6,374,982,574</text:p>
          </table:table-cell>
          <table:table-cell table:number-columns-repeated="1016"/>
        </table:table-row>
        <table:table-row table:style-name="ro1">
          <table:table-cell table:style-name="ce9" table:formula="of:=[.A247]+1" office:value-type="float" office:value="246" calcext:value-type="float">
            <text:p>246</text:p>
          </table:table-cell>
          <table:table-cell table:style-name="ce15" table:formula="of:=RAND()*180" office:value-type="float" office:value="156.453843138256" calcext:value-type="float">
            <text:p>156.453843138256</text:p>
          </table:table-cell>
          <table:table-cell table:style-name="ce15" table:formula="of:=RAND()*180" office:value-type="float" office:value="42.553883031062" calcext:value-type="float">
            <text:p>42.553883031062</text:p>
          </table:table-cell>
          <table:table-cell table:style-name="ce15" table:formula="of:=RAND()*180" office:value-type="float" office:value="166.440687785075" calcext:value-type="float">
            <text:p>166.44068778507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48]*EXP([.C248]/180)-[.D248]/([.C248]^2))/180" office:value-type="float" office:value="1.10048472893603" calcext:value-type="float">
            <text:p>1.10048472893603</text:p>
          </table:table-cell>
          <table:table-cell table:style-name="ce21" table:formula="of:=0.01*([.B248]+[.B248]^2*0.1+[.C248]*[.D248])/([.C248]*[.D248]-[.B248])" office:value-type="float" office:value="0.0139858374936792" calcext:value-type="float">
            <text:p>0.01399</text:p>
          </table:table-cell>
          <table:table-cell table:style-name="ce22" office:value-type="string" calcext:value-type="string">
            <text:p>6,645,992,906</text:p>
          </table:table-cell>
          <table:table-cell table:number-columns-repeated="1016"/>
        </table:table-row>
        <table:table-row table:style-name="ro1">
          <table:table-cell table:style-name="ce9" table:formula="of:=[.A248]+1" office:value-type="float" office:value="247" calcext:value-type="float">
            <text:p>247</text:p>
          </table:table-cell>
          <table:table-cell table:style-name="ce15" table:formula="of:=RAND()*180" office:value-type="float" office:value="10.6832413970762" calcext:value-type="float">
            <text:p>10.6832413970762</text:p>
          </table:table-cell>
          <table:table-cell table:style-name="ce15" table:formula="of:=RAND()*180" office:value-type="float" office:value="95.5038067159298" calcext:value-type="float">
            <text:p>95.5038067159298</text:p>
          </table:table-cell>
          <table:table-cell table:style-name="ce15" table:formula="of:=RAND()*180" office:value-type="float" office:value="52.7998490696596" calcext:value-type="float">
            <text:p>52.799849069659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49]*EXP([.C249]/180)-[.D249]/([.C249]^2))/180" office:value-type="float" office:value="0.100859918829507" calcext:value-type="float">
            <text:p>0.100859918829507</text:p>
          </table:table-cell>
          <table:table-cell table:style-name="ce21" table:formula="of:=0.01*([.B249]+[.B249]^2*0.1+[.C249]*[.D249])/([.C249]*[.D249]-[.B249])" office:value-type="float" office:value="0.0100651436350463" calcext:value-type="float">
            <text:p>0.01007</text:p>
          </table:table-cell>
          <table:table-cell table:style-name="ce23" office:value-type="string" calcext:value-type="string">
            <text:p>6,917,003,238</text:p>
          </table:table-cell>
          <table:table-cell table:number-columns-repeated="1016"/>
        </table:table-row>
        <table:table-row table:style-name="ro1">
          <table:table-cell table:style-name="ce9" table:formula="of:=[.A249]+1" office:value-type="float" office:value="248" calcext:value-type="float">
            <text:p>248</text:p>
          </table:table-cell>
          <table:table-cell table:style-name="ce15" table:formula="of:=RAND()*180" office:value-type="float" office:value="60.9605913402451" calcext:value-type="float">
            <text:p>60.9605913402451</text:p>
          </table:table-cell>
          <table:table-cell table:style-name="ce15" table:formula="of:=RAND()*180" office:value-type="float" office:value="4.5321378249277" calcext:value-type="float">
            <text:p>4.5321378249277</text:p>
          </table:table-cell>
          <table:table-cell table:style-name="ce15" table:formula="of:=RAND()*180" office:value-type="float" office:value="98.7995445884574" calcext:value-type="float">
            <text:p>98.799544588457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0]*EXP([.C250]/180)-[.D250]/([.C250]^2))/180" office:value-type="float" office:value="0.320582979357304" calcext:value-type="float">
            <text:p>0.320582979357304</text:p>
          </table:table-cell>
          <table:table-cell table:style-name="ce21" table:formula="of:=0.01*([.B250]+[.B250]^2*0.1+[.C250]*[.D250])/([.C250]*[.D250]-[.B250])" office:value-type="float" office:value="0.0227591655780597" calcext:value-type="float">
            <text:p>0.02276</text:p>
          </table:table-cell>
          <table:table-cell table:style-name="ce23" office:value-type="string" calcext:value-type="string">
            <text:p>7,188,013,570</text:p>
          </table:table-cell>
          <table:table-cell table:number-columns-repeated="1016"/>
        </table:table-row>
        <table:table-row table:style-name="ro1">
          <table:table-cell table:style-name="ce9" table:formula="of:=[.A250]+1" office:value-type="float" office:value="249" calcext:value-type="float">
            <text:p>249</text:p>
          </table:table-cell>
          <table:table-cell table:style-name="ce15" table:formula="of:=RAND()*180" office:value-type="float" office:value="49.6885258664626" calcext:value-type="float">
            <text:p>49.6885258664626</text:p>
          </table:table-cell>
          <table:table-cell table:style-name="ce15" table:formula="of:=RAND()*180" office:value-type="float" office:value="108.738698517462" calcext:value-type="float">
            <text:p>108.738698517462</text:p>
          </table:table-cell>
          <table:table-cell table:style-name="ce15" table:formula="of:=RAND()*180" office:value-type="float" office:value="179.56123891956" calcext:value-type="float">
            <text:p>179.5612389195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1]*EXP([.C251]/180)-[.D251]/([.C251]^2))/180" office:value-type="float" office:value="0.504975185272501" calcext:value-type="float">
            <text:p>0.504975185272501</text:p>
          </table:table-cell>
          <table:table-cell table:style-name="ce21" table:formula="of:=0.01*([.B251]+[.B251]^2*0.1+[.C251]*[.D251])/([.C251]*[.D251]-[.B251])" office:value-type="float" office:value="0.0101777981682469" calcext:value-type="float">
            <text:p>0.01018</text:p>
          </table:table-cell>
          <table:table-cell table:style-name="ce23" office:value-type="string" calcext:value-type="string">
            <text:p>7,459,023,902</text:p>
          </table:table-cell>
          <table:table-cell table:number-columns-repeated="1016"/>
        </table:table-row>
        <table:table-row table:style-name="ro1">
          <table:table-cell table:style-name="ce9" table:formula="of:=[.A251]+1" office:value-type="float" office:value="250" calcext:value-type="float">
            <text:p>250</text:p>
          </table:table-cell>
          <table:table-cell table:style-name="ce15" table:formula="of:=RAND()*180" office:value-type="float" office:value="57.7470057068429" calcext:value-type="float">
            <text:p>57.7470057068429</text:p>
          </table:table-cell>
          <table:table-cell table:style-name="ce15" table:formula="of:=RAND()*180" office:value-type="float" office:value="117.22683802855" calcext:value-type="float">
            <text:p>117.22683802855</text:p>
          </table:table-cell>
          <table:table-cell table:style-name="ce15" table:formula="of:=RAND()*180" office:value-type="float" office:value="100.350435130748" calcext:value-type="float">
            <text:p>100.35043513074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2]*EXP([.C252]/180)-[.D252]/([.C252]^2))/180" office:value-type="float" office:value="0.615271850765821" calcext:value-type="float">
            <text:p>0.615271850765821</text:p>
          </table:table-cell>
          <table:table-cell table:style-name="ce21" table:formula="of:=0.01*([.B252]+[.B252]^2*0.1+[.C252]*[.D252])/([.C252]*[.D252]-[.B252])" office:value-type="float" office:value="0.0103835341009451" calcext:value-type="float">
            <text:p>0.01038</text:p>
          </table:table-cell>
          <table:table-cell table:style-name="ce23" office:value-type="string" calcext:value-type="string">
            <text:p>7,730,034,234</text:p>
          </table:table-cell>
          <table:table-cell table:number-columns-repeated="1016"/>
        </table:table-row>
        <table:table-row table:style-name="ro1">
          <table:table-cell table:style-name="ce9" table:formula="of:=[.A252]+1" office:value-type="float" office:value="251" calcext:value-type="float">
            <text:p>251</text:p>
          </table:table-cell>
          <table:table-cell table:style-name="ce15" table:formula="of:=RAND()*180" office:value-type="float" office:value="9.74271562374427" calcext:value-type="float">
            <text:p>9.74271562374427</text:p>
          </table:table-cell>
          <table:table-cell table:style-name="ce15" table:formula="of:=RAND()*180" office:value-type="float" office:value="44.6661988935639" calcext:value-type="float">
            <text:p>44.6661988935639</text:p>
          </table:table-cell>
          <table:table-cell table:style-name="ce15" table:formula="of:=RAND()*180" office:value-type="float" office:value="17.295358205442" calcext:value-type="float">
            <text:p>17.29535820544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3]*EXP([.C253]/180)-[.D253]/([.C253]^2))/180" office:value-type="float" office:value="0.0693224886297928" calcext:value-type="float">
            <text:p>0.069322488629793</text:p>
          </table:table-cell>
          <table:table-cell table:style-name="ce21" table:formula="of:=0.01*([.B253]+[.B253]^2*0.1+[.C253]*[.D253])/([.C253]*[.D253]-[.B253])" office:value-type="float" office:value="0.0103798954429973" calcext:value-type="float">
            <text:p>0.01038</text:p>
          </table:table-cell>
          <table:table-cell table:style-name="ce23" office:value-type="string" calcext:value-type="string">
            <text:p>8,001,044,566</text:p>
          </table:table-cell>
          <table:table-cell table:number-columns-repeated="1016"/>
        </table:table-row>
        <table:table-row table:style-name="ro1">
          <table:table-cell table:style-name="ce9" table:formula="of:=[.A253]+1" office:value-type="float" office:value="252" calcext:value-type="float">
            <text:p>252</text:p>
          </table:table-cell>
          <table:table-cell table:style-name="ce15" table:formula="of:=RAND()*180" office:value-type="float" office:value="39.0332285881109" calcext:value-type="float">
            <text:p>39.0332285881109</text:p>
          </table:table-cell>
          <table:table-cell table:style-name="ce15" table:formula="of:=RAND()*180" office:value-type="float" office:value="71.279975220472" calcext:value-type="float">
            <text:p>71.279975220472</text:p>
          </table:table-cell>
          <table:table-cell table:style-name="ce15" table:formula="of:=RAND()*180" office:value-type="float" office:value="2.61394549177176" calcext:value-type="float">
            <text:p>2.6139454917717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4]*EXP([.C254]/180)-[.D254]/([.C254]^2))/180" office:value-type="float" office:value="0.322209745933989" calcext:value-type="float">
            <text:p>0.322209745933989</text:p>
          </table:table-cell>
          <table:table-cell table:style-name="ce21" table:formula="of:=0.01*([.B254]+[.B254]^2*0.1+[.C254]*[.D254])/([.C254]*[.D254]-[.B254])" office:value-type="float" office:value="0.0256444918025975" calcext:value-type="float">
            <text:p>0.02564</text:p>
          </table:table-cell>
          <table:table-cell table:style-name="ce23" office:value-type="string" calcext:value-type="string">
            <text:p>8,272,054,898</text:p>
          </table:table-cell>
          <table:table-cell table:number-columns-repeated="1016"/>
        </table:table-row>
        <table:table-row table:style-name="ro1">
          <table:table-cell table:style-name="ce9" table:formula="of:=[.A254]+1" office:value-type="float" office:value="253" calcext:value-type="float">
            <text:p>253</text:p>
          </table:table-cell>
          <table:table-cell table:style-name="ce15" table:formula="of:=RAND()*180" office:value-type="float" office:value="79.2547479634956" calcext:value-type="float">
            <text:p>79.2547479634956</text:p>
          </table:table-cell>
          <table:table-cell table:style-name="ce15" table:formula="of:=RAND()*180" office:value-type="float" office:value="91.3635126905263" calcext:value-type="float">
            <text:p>91.3635126905263</text:p>
          </table:table-cell>
          <table:table-cell table:style-name="ce15" table:formula="of:=RAND()*180" office:value-type="float" office:value="178.226859669721" calcext:value-type="float">
            <text:p>178.22685966972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5]*EXP([.C255]/180)-[.D255]/([.C255]^2))/180" office:value-type="float" office:value="0.731340125566941" calcext:value-type="float">
            <text:p>0.731340125566941</text:p>
          </table:table-cell>
          <table:table-cell table:style-name="ce21" table:formula="of:=0.01*([.B255]+[.B255]^2*0.1+[.C255]*[.D255])/([.C255]*[.D255]-[.B255])" office:value-type="float" office:value="0.0104854556904315" calcext:value-type="float">
            <text:p>0.01049</text:p>
          </table:table-cell>
          <table:table-cell table:style-name="ce23" office:value-type="string" calcext:value-type="string">
            <text:p>8,543,065,230</text:p>
          </table:table-cell>
          <table:table-cell table:number-columns-repeated="1016"/>
        </table:table-row>
        <table:table-row table:style-name="ro1">
          <table:table-cell table:style-name="ce9" table:formula="of:=[.A255]+1" office:value-type="float" office:value="254" calcext:value-type="float">
            <text:p>254</text:p>
          </table:table-cell>
          <table:table-cell table:style-name="ce15" table:formula="of:=RAND()*180" office:value-type="float" office:value="24.2073349273161" calcext:value-type="float">
            <text:p>24.2073349273161</text:p>
          </table:table-cell>
          <table:table-cell table:style-name="ce15" table:formula="of:=RAND()*180" office:value-type="float" office:value="147.110413076067" calcext:value-type="float">
            <text:p>147.110413076067</text:p>
          </table:table-cell>
          <table:table-cell table:style-name="ce15" table:formula="of:=RAND()*180" office:value-type="float" office:value="57.839575012628" calcext:value-type="float">
            <text:p>57.83957501262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56]*EXP([.C256]/180)-[.D256]/([.C256]^2))/180" office:value-type="float" office:value="0.304504365716416" calcext:value-type="float">
            <text:p>0.304504365716416</text:p>
          </table:table-cell>
          <table:table-cell table:style-name="ce21" table:formula="of:=0.01*([.B256]+[.B256]^2*0.1+[.C256]*[.D256])/([.C256]*[.D256]-[.B256])" office:value-type="float" office:value="0.0101261275973153" calcext:value-type="float">
            <text:p>0.01013</text:p>
          </table:table-cell>
          <table:table-cell table:style-name="ce23" office:value-type="string" calcext:value-type="string">
            <text:p>8,814,075,562</text:p>
          </table:table-cell>
          <table:table-cell table:number-columns-repeated="1016"/>
        </table:table-row>
        <table:table-row table:style-name="ro1">
          <table:table-cell table:style-name="ce9" table:formula="of:=[.A256]+1" office:value-type="float" office:value="255" calcext:value-type="float">
            <text:p>255</text:p>
          </table:table-cell>
          <table:table-cell table:style-name="ce15" table:formula="of:=RAND()*180" office:value-type="float" office:value="54.1189739758101" calcext:value-type="float">
            <text:p>54.1189739758101</text:p>
          </table:table-cell>
          <table:table-cell table:style-name="ce15" table:formula="of:=RAND()*180" office:value-type="float" office:value="86.8404434713167" calcext:value-type="float">
            <text:p>86.8404434713167</text:p>
          </table:table-cell>
          <table:table-cell table:style-name="ce15" table:formula="of:=RAND()*180" office:value-type="float" office:value="116.810183157142" calcext:value-type="float">
            <text:p>116.81018315714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7]*EXP([.C257]/180)-[.D257]/([.C257]^2))/180" office:value-type="float" office:value="0.486994824327696" calcext:value-type="float">
            <text:p>0.486994824327696</text:p>
          </table:table-cell>
          <table:table-cell table:style-name="ce21" table:formula="of:=0.01*([.B257]+[.B257]^2*0.1+[.C257]*[.D257])/([.C257]*[.D257]-[.B257])" office:value-type="float" office:value="0.0103975570375274" calcext:value-type="float">
            <text:p>0.01040</text:p>
          </table:table-cell>
          <table:table-cell table:style-name="ce24" office:value-type="string" calcext:value-type="string">
            <text:p>9,085,085,894</text:p>
          </table:table-cell>
          <table:table-cell table:number-columns-repeated="1016"/>
        </table:table-row>
        <table:table-row table:style-name="ro1">
          <table:table-cell table:style-name="ce9" table:formula="of:=[.A257]+1" office:value-type="float" office:value="256" calcext:value-type="float">
            <text:p>256</text:p>
          </table:table-cell>
          <table:table-cell table:style-name="ce15" table:formula="of:=RAND()*180" office:value-type="float" office:value="59.5132028443511" calcext:value-type="float">
            <text:p>59.5132028443511</text:p>
          </table:table-cell>
          <table:table-cell table:style-name="ce15" table:formula="of:=RAND()*180" office:value-type="float" office:value="37.220204888912" calcext:value-type="float">
            <text:p>37.220204888912</text:p>
          </table:table-cell>
          <table:table-cell table:style-name="ce15" table:formula="of:=RAND()*180" office:value-type="float" office:value="32.2550695664072" calcext:value-type="float">
            <text:p>32.255069566407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8]*EXP([.C258]/180)-[.D258]/([.C258]^2))/180" office:value-type="float" office:value="0.406448542258447" calcext:value-type="float">
            <text:p>0.406448542258447</text:p>
          </table:table-cell>
          <table:table-cell table:style-name="ce21" table:formula="of:=0.01*([.B258]+[.B258]^2*0.1+[.C258]*[.D258])/([.C258]*[.D258]-[.B258])" office:value-type="float" office:value="0.0141472156006672" calcext:value-type="float">
            <text:p>0.01415</text:p>
          </table:table-cell>
          <table:table-cell table:style-name="ce24" office:value-type="string" calcext:value-type="string">
            <text:p>9,356,096,226</text:p>
          </table:table-cell>
          <table:table-cell table:number-columns-repeated="1016"/>
        </table:table-row>
        <table:table-row table:style-name="ro1">
          <table:table-cell table:style-name="ce9" table:formula="of:=[.A258]+1" office:value-type="float" office:value="257" calcext:value-type="float">
            <text:p>257</text:p>
          </table:table-cell>
          <table:table-cell table:style-name="ce15" table:formula="of:=RAND()*180" office:value-type="float" office:value="151.716237176736" calcext:value-type="float">
            <text:p>151.716237176736</text:p>
          </table:table-cell>
          <table:table-cell table:style-name="ce15" table:formula="of:=RAND()*180" office:value-type="float" office:value="15.6677219115282" calcext:value-type="float">
            <text:p>15.6677219115282</text:p>
          </table:table-cell>
          <table:table-cell table:style-name="ce15" table:formula="of:=RAND()*180" office:value-type="float" office:value="81.8968269213963" calcext:value-type="float">
            <text:p>81.896826921396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59]*EXP([.C259]/180)-[.D259]/([.C259]^2))/180" office:value-type="float" office:value="0.917667873219722" calcext:value-type="float">
            <text:p>0.917667873219722</text:p>
          </table:table-cell>
          <table:table-cell table:style-name="ce21" table:formula="of:=0.01*([.B259]+[.B259]^2*0.1+[.C259]*[.D259])/([.C259]*[.D259]-[.B259])" office:value-type="float" office:value="0.0330260473454757" calcext:value-type="float">
            <text:p>0.03303</text:p>
          </table:table-cell>
          <table:table-cell table:style-name="ce24" office:value-type="string" calcext:value-type="string">
            <text:p>9,627,106,558</text:p>
          </table:table-cell>
          <table:table-cell table:number-columns-repeated="1016"/>
        </table:table-row>
        <table:table-row table:style-name="ro1">
          <table:table-cell table:style-name="ce9" table:formula="of:=[.A259]+1" office:value-type="float" office:value="258" calcext:value-type="float">
            <text:p>258</text:p>
          </table:table-cell>
          <table:table-cell table:style-name="ce15" table:formula="of:=RAND()*180" office:value-type="float" office:value="143.532108362412" calcext:value-type="float">
            <text:p>143.532108362412</text:p>
          </table:table-cell>
          <table:table-cell table:style-name="ce15" table:formula="of:=RAND()*180" office:value-type="float" office:value="145.632927421673" calcext:value-type="float">
            <text:p>145.632927421673</text:p>
          </table:table-cell>
          <table:table-cell table:style-name="ce15" table:formula="of:=RAND()*180" office:value-type="float" office:value="155.758594077316" calcext:value-type="float">
            <text:p>155.75859407731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0]*EXP([.C260]/180)-[.D260]/([.C260]^2))/180" office:value-type="float" office:value="1.79077940490421" calcext:value-type="float">
            <text:p>1.79077940490421</text:p>
          </table:table-cell>
          <table:table-cell table:style-name="ce21" table:formula="of:=0.01*([.B260]+[.B260]^2*0.1+[.C260]*[.D260])/([.C260]*[.D260]-[.B260])" office:value-type="float" office:value="0.0110413513042824" calcext:value-type="float">
            <text:p>0.01104</text:p>
          </table:table-cell>
          <table:table-cell table:style-name="ce24" office:value-type="string" calcext:value-type="string">
            <text:p>9,898,116,890</text:p>
          </table:table-cell>
          <table:table-cell table:number-columns-repeated="1016"/>
        </table:table-row>
        <table:table-row table:style-name="ro1">
          <table:table-cell table:style-name="ce9" table:formula="of:=[.A260]+1" office:value-type="float" office:value="259" calcext:value-type="float">
            <text:p>259</text:p>
          </table:table-cell>
          <table:table-cell table:style-name="ce15" table:formula="of:=RAND()*180" office:value-type="float" office:value="138.75521416131" calcext:value-type="float">
            <text:p>138.75521416131</text:p>
          </table:table-cell>
          <table:table-cell table:style-name="ce15" table:formula="of:=RAND()*180" office:value-type="float" office:value="129.608036838402" calcext:value-type="float">
            <text:p>129.608036838402</text:p>
          </table:table-cell>
          <table:table-cell table:style-name="ce15" table:formula="of:=RAND()*180" office:value-type="float" office:value="120.117992553638" calcext:value-type="float">
            <text:p>120.11799255363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1]*EXP([.C261]/180)-[.D261]/([.C261]^2))/180" office:value-type="float" office:value="1.58371609777898" calcext:value-type="float">
            <text:p>1.58371609777898</text:p>
          </table:table-cell>
          <table:table-cell table:style-name="ce21" table:formula="of:=0.01*([.B261]+[.B261]^2*0.1+[.C261]*[.D261])/([.C261]*[.D261]-[.B261])" office:value-type="float" office:value="0.0114276620045743" calcext:value-type="float">
            <text:p>0.01143</text:p>
          </table:table-cell>
          <table:table-cell table:style-name="ce24" office:value-type="string" calcext:value-type="string">
            <text:p>1,016,912,723</text:p>
          </table:table-cell>
          <table:table-cell table:number-columns-repeated="1016"/>
        </table:table-row>
        <table:table-row table:style-name="ro1">
          <table:table-cell table:style-name="ce9" table:formula="of:=[.A261]+1" office:value-type="float" office:value="260" calcext:value-type="float">
            <text:p>260</text:p>
          </table:table-cell>
          <table:table-cell table:style-name="ce15" table:formula="of:=RAND()*180" office:value-type="float" office:value="161.110894089436" calcext:value-type="float">
            <text:p>161.110894089436</text:p>
          </table:table-cell>
          <table:table-cell table:style-name="ce15" table:formula="of:=RAND()*180" office:value-type="float" office:value="140.488943610958" calcext:value-type="float">
            <text:p>140.488943610958</text:p>
          </table:table-cell>
          <table:table-cell table:style-name="ce15" table:formula="of:=RAND()*180" office:value-type="float" office:value="19.1369378918187" calcext:value-type="float">
            <text:p>19.136937891818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2]*EXP([.C262]/180)-[.D262]/([.C262]^2))/180" office:value-type="float" office:value="1.95350937372932" calcext:value-type="float">
            <text:p>1.95350937372932</text:p>
          </table:table-cell>
          <table:table-cell table:style-name="ce21" table:formula="of:=0.01*([.B262]+[.B262]^2*0.1+[.C262]*[.D262])/([.C262]*[.D262]-[.B262])" office:value-type="float" office:value="0.0215449625758736" calcext:value-type="float">
            <text:p>0.02154</text:p>
          </table:table-cell>
          <table:table-cell table:style-name="ce24" office:value-type="string" calcext:value-type="string">
            <text:p>1,044,013,756</text:p>
          </table:table-cell>
          <table:table-cell table:number-columns-repeated="1016"/>
        </table:table-row>
        <table:table-row table:style-name="ro1">
          <table:table-cell table:style-name="ce9" table:formula="of:=[.A262]+1" office:value-type="float" office:value="261" calcext:value-type="float">
            <text:p>261</text:p>
          </table:table-cell>
          <table:table-cell table:style-name="ce15" table:formula="of:=RAND()*180" office:value-type="float" office:value="179.996562714147" calcext:value-type="float">
            <text:p>179.996562714147</text:p>
          </table:table-cell>
          <table:table-cell table:style-name="ce15" table:formula="of:=RAND()*180" office:value-type="float" office:value="138.650861714392" calcext:value-type="float">
            <text:p>138.650861714392</text:p>
          </table:table-cell>
          <table:table-cell table:style-name="ce15" table:formula="of:=RAND()*180" office:value-type="float" office:value="70.3741752484225" calcext:value-type="float">
            <text:p>70.374175248422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3]*EXP([.C263]/180)-[.D263]/([.C263]^2))/180" office:value-type="float" office:value="2.1603150225052" calcext:value-type="float">
            <text:p>2.1603150225052</text:p>
          </table:table-cell>
          <table:table-cell table:style-name="ce21" table:formula="of:=0.01*([.B263]+[.B263]^2*0.1+[.C263]*[.D263])/([.C263]*[.D263]-[.B263])" office:value-type="float" office:value="0.0137586955147462" calcext:value-type="float">
            <text:p>0.01376</text:p>
          </table:table-cell>
          <table:table-cell table:style-name="ce24" office:value-type="string" calcext:value-type="string">
            <text:p>1,071,114,789</text:p>
          </table:table-cell>
          <table:table-cell table:number-columns-repeated="1016"/>
        </table:table-row>
        <table:table-row table:style-name="ro1">
          <table:table-cell table:style-name="ce9" table:formula="of:=[.A263]+1" office:value-type="float" office:value="262" calcext:value-type="float">
            <text:p>262</text:p>
          </table:table-cell>
          <table:table-cell table:style-name="ce15" table:formula="of:=RAND()*180" office:value-type="float" office:value="101.543112347251" calcext:value-type="float">
            <text:p>101.543112347251</text:p>
          </table:table-cell>
          <table:table-cell table:style-name="ce15" table:formula="of:=RAND()*180" office:value-type="float" office:value="114.888727068935" calcext:value-type="float">
            <text:p>114.888727068935</text:p>
          </table:table-cell>
          <table:table-cell table:style-name="ce15" table:formula="of:=RAND()*180" office:value-type="float" office:value="135.395436555187" calcext:value-type="float">
            <text:p>135.39543655518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64]*EXP([.C264]/180)-[.D264]/([.C264]^2))/180" office:value-type="float" office:value="1.06795323903209" calcext:value-type="float">
            <text:p>1.06795323903209</text:p>
          </table:table-cell>
          <table:table-cell table:style-name="ce21" table:formula="of:=0.01*([.B264]+[.B264]^2*0.1+[.C264]*[.D264])/([.C264]*[.D264]-[.B264])" office:value-type="float" office:value="0.01079862642247" calcext:value-type="float">
            <text:p>0.01080</text:p>
          </table:table-cell>
          <table:table-cell table:style-name="ce24" office:value-type="string" calcext:value-type="string">
            <text:p>1,098,215,823</text:p>
          </table:table-cell>
          <table:table-cell table:number-columns-repeated="1016"/>
        </table:table-row>
        <table:table-row table:style-name="ro1">
          <table:table-cell table:style-name="ce9" table:formula="of:=[.A264]+1" office:value-type="float" office:value="263" calcext:value-type="float">
            <text:p>263</text:p>
          </table:table-cell>
          <table:table-cell table:style-name="ce15" table:formula="of:=RAND()*180" office:value-type="float" office:value="141.313977945327" calcext:value-type="float">
            <text:p>141.313977945327</text:p>
          </table:table-cell>
          <table:table-cell table:style-name="ce15" table:formula="of:=RAND()*180" office:value-type="float" office:value="59.3402559782377" calcext:value-type="float">
            <text:p>59.3402559782377</text:p>
          </table:table-cell>
          <table:table-cell table:style-name="ce15" table:formula="of:=RAND()*180" office:value-type="float" office:value="129.012462900579" calcext:value-type="float">
            <text:p>129.01246290057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5]*EXP([.C265]/180)-[.D265]/([.C265]^2))/180" office:value-type="float" office:value="1.09145205898089" calcext:value-type="float">
            <text:p>1.09145205898089</text:p>
          </table:table-cell>
          <table:table-cell table:style-name="ce21" table:formula="of:=0.01*([.B265]+[.B265]^2*0.1+[.C265]*[.D265])/([.C265]*[.D265]-[.B265])" office:value-type="float" office:value="0.0130336642815405" calcext:value-type="float">
            <text:p>0.01303</text:p>
          </table:table-cell>
          <table:table-cell table:style-name="ce25" office:value-type="string" calcext:value-type="string">
            <text:p>1,125,316,856</text:p>
          </table:table-cell>
          <table:table-cell table:number-columns-repeated="1016"/>
        </table:table-row>
        <table:table-row table:style-name="ro1">
          <table:table-cell table:style-name="ce9" table:formula="of:=[.A265]+1" office:value-type="float" office:value="264" calcext:value-type="float">
            <text:p>264</text:p>
          </table:table-cell>
          <table:table-cell table:style-name="ce15" table:formula="of:=RAND()*180" office:value-type="float" office:value="155.641853015557" calcext:value-type="float">
            <text:p>155.641853015557</text:p>
          </table:table-cell>
          <table:table-cell table:style-name="ce15" table:formula="of:=RAND()*180" office:value-type="float" office:value="65.4474027457993" calcext:value-type="float">
            <text:p>65.4474027457993</text:p>
          </table:table-cell>
          <table:table-cell table:style-name="ce15" table:formula="of:=RAND()*180" office:value-type="float" office:value="160.160946458786" calcext:value-type="float">
            <text:p>160.16094645878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6]*EXP([.C266]/180)-[.D266]/([.C266]^2))/180" office:value-type="float" office:value="1.24362482706832" calcext:value-type="float">
            <text:p>1.24362482706832</text:p>
          </table:table-cell>
          <table:table-cell table:style-name="ce21" table:formula="of:=0.01*([.B266]+[.B266]^2*0.1+[.C266]*[.D266])/([.C266]*[.D266]-[.B266])" office:value-type="float" office:value="0.0126472945047836" calcext:value-type="float">
            <text:p>0.01265</text:p>
          </table:table-cell>
          <table:table-cell table:style-name="ce25" office:value-type="string" calcext:value-type="string">
            <text:p>1,152,417,889</text:p>
          </table:table-cell>
          <table:table-cell table:number-columns-repeated="1016"/>
        </table:table-row>
        <table:table-row table:style-name="ro1">
          <table:table-cell table:style-name="ce9" table:formula="of:=[.A266]+1" office:value-type="float" office:value="265" calcext:value-type="float">
            <text:p>265</text:p>
          </table:table-cell>
          <table:table-cell table:style-name="ce15" table:formula="of:=RAND()*180" office:value-type="float" office:value="61.6330216835774" calcext:value-type="float">
            <text:p>61.6330216835774</text:p>
          </table:table-cell>
          <table:table-cell table:style-name="ce15" table:formula="of:=RAND()*180" office:value-type="float" office:value="170.99090565369" calcext:value-type="float">
            <text:p>170.99090565369</text:p>
          </table:table-cell>
          <table:table-cell table:style-name="ce15" table:formula="of:=RAND()*180" office:value-type="float" office:value="26.2655267669244" calcext:value-type="float">
            <text:p>26.265526766924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7]*EXP([.C267]/180)-[.D267]/([.C267]^2))/180" office:value-type="float" office:value="0.885311942106717" calcext:value-type="float">
            <text:p>0.885311942106717</text:p>
          </table:table-cell>
          <table:table-cell table:style-name="ce21" table:formula="of:=0.01*([.B267]+[.B267]^2*0.1+[.C267]*[.D267])/([.C267]*[.D267]-[.B267])" office:value-type="float" office:value="0.0111358510213969" calcext:value-type="float">
            <text:p>0.01114</text:p>
          </table:table-cell>
          <table:table-cell table:style-name="ce25" office:value-type="string" calcext:value-type="string">
            <text:p>1,179,518,922</text:p>
          </table:table-cell>
          <table:table-cell table:number-columns-repeated="1016"/>
        </table:table-row>
        <table:table-row table:style-name="ro1">
          <table:table-cell table:style-name="ce9" table:formula="of:=[.A267]+1" office:value-type="float" office:value="266" calcext:value-type="float">
            <text:p>266</text:p>
          </table:table-cell>
          <table:table-cell table:style-name="ce15" table:formula="of:=RAND()*180" office:value-type="float" office:value="161.000180929321" calcext:value-type="float">
            <text:p>161.000180929321</text:p>
          </table:table-cell>
          <table:table-cell table:style-name="ce15" table:formula="of:=RAND()*180" office:value-type="float" office:value="84.0494073896489" calcext:value-type="float">
            <text:p>84.0494073896489</text:p>
          </table:table-cell>
          <table:table-cell table:style-name="ce15" table:formula="of:=RAND()*180" office:value-type="float" office:value="145.328328586645" calcext:value-type="float">
            <text:p>145.32832858664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8]*EXP([.C268]/180)-[.D268]/([.C268]^2))/180" office:value-type="float" office:value="1.4266223835979" calcext:value-type="float">
            <text:p>1.4266223835979</text:p>
          </table:table-cell>
          <table:table-cell table:style-name="ce21" table:formula="of:=0.01*([.B268]+[.B268]^2*0.1+[.C268]*[.D268])/([.C268]*[.D268]-[.B268])" office:value-type="float" office:value="0.0124175910728272" calcext:value-type="float">
            <text:p>0.01242</text:p>
          </table:table-cell>
          <table:table-cell table:style-name="ce25" office:value-type="string" calcext:value-type="string">
            <text:p>1,206,619,955</text:p>
          </table:table-cell>
          <table:table-cell table:number-columns-repeated="1016"/>
        </table:table-row>
        <table:table-row table:style-name="ro1">
          <table:table-cell table:style-name="ce9" table:formula="of:=[.A268]+1" office:value-type="float" office:value="267" calcext:value-type="float">
            <text:p>267</text:p>
          </table:table-cell>
          <table:table-cell table:style-name="ce15" table:formula="of:=RAND()*180" office:value-type="float" office:value="35.7454757155156" calcext:value-type="float">
            <text:p>35.7454757155156</text:p>
          </table:table-cell>
          <table:table-cell table:style-name="ce15" table:formula="of:=RAND()*180" office:value-type="float" office:value="35.7625821285028" calcext:value-type="float">
            <text:p>35.7625821285028</text:p>
          </table:table-cell>
          <table:table-cell table:style-name="ce15" table:formula="of:=RAND()*180" office:value-type="float" office:value="26.4020392079659" calcext:value-type="float">
            <text:p>26.402039207965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69]*EXP([.C269]/180)-[.D269]/([.C269]^2))/180" office:value-type="float" office:value="0.242119059649601" calcext:value-type="float">
            <text:p>0.242119059649601</text:p>
          </table:table-cell>
          <table:table-cell table:style-name="ce21" table:formula="of:=0.01*([.B269]+[.B269]^2*0.1+[.C269]*[.D269])/([.C269]*[.D269]-[.B269])" office:value-type="float" office:value="0.0121934365655516" calcext:value-type="float">
            <text:p>0.01219</text:p>
          </table:table-cell>
          <table:table-cell table:style-name="ce25" office:value-type="string" calcext:value-type="string">
            <text:p>1,233,720,989</text:p>
          </table:table-cell>
          <table:table-cell table:number-columns-repeated="1016"/>
        </table:table-row>
        <table:table-row table:style-name="ro1">
          <table:table-cell table:style-name="ce9" table:formula="of:=[.A269]+1" office:value-type="float" office:value="268" calcext:value-type="float">
            <text:p>268</text:p>
          </table:table-cell>
          <table:table-cell table:style-name="ce15" table:formula="of:=RAND()*180" office:value-type="float" office:value="89.8078026286255" calcext:value-type="float">
            <text:p>89.8078026286255</text:p>
          </table:table-cell>
          <table:table-cell table:style-name="ce15" table:formula="of:=RAND()*180" office:value-type="float" office:value="69.1836266927242" calcext:value-type="float">
            <text:p>69.1836266927242</text:p>
          </table:table-cell>
          <table:table-cell table:style-name="ce15" table:formula="of:=RAND()*180" office:value-type="float" office:value="115.327388165971" calcext:value-type="float">
            <text:p>115.32738816597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0]*EXP([.C270]/180)-[.D270]/([.C270]^2))/180" office:value-type="float" office:value="0.732630201297445" calcext:value-type="float">
            <text:p>0.732630201297445</text:p>
          </table:table-cell>
          <table:table-cell table:style-name="ce21" table:formula="of:=0.01*([.B270]+[.B270]^2*0.1+[.C270]*[.D270])/([.C270]*[.D270]-[.B270])" office:value-type="float" office:value="0.0112500505143873" calcext:value-type="float">
            <text:p>0.01125</text:p>
          </table:table-cell>
          <table:table-cell table:style-name="ce25" office:value-type="string" calcext:value-type="string">
            <text:p>1,260,822,022</text:p>
          </table:table-cell>
          <table:table-cell table:number-columns-repeated="1016"/>
        </table:table-row>
        <table:table-row table:style-name="ro1">
          <table:table-cell table:style-name="ce9" table:formula="of:=[.A270]+1" office:value-type="float" office:value="269" calcext:value-type="float">
            <text:p>269</text:p>
          </table:table-cell>
          <table:table-cell table:style-name="ce15" table:formula="of:=RAND()*180" office:value-type="float" office:value="54.0028305008486" calcext:value-type="float">
            <text:p>54.0028305008486</text:p>
          </table:table-cell>
          <table:table-cell table:style-name="ce15" table:formula="of:=RAND()*180" office:value-type="float" office:value="0.846074512690196" calcext:value-type="float">
            <text:p>0.846074512690196</text:p>
          </table:table-cell>
          <table:table-cell table:style-name="ce15" table:formula="of:=RAND()*180" office:value-type="float" office:value="170.211508664237" calcext:value-type="float">
            <text:p>170.21150866423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1]*EXP([.C271]/180)-[.D271]/([.C271]^2))/180" office:value-type="float" office:value="-1.01955972643774" calcext:value-type="float">
            <text:p>-1.01955972643774</text:p>
          </table:table-cell>
          <table:table-cell table:style-name="ce21" table:formula="of:=0.01*([.B271]+[.B271]^2*0.1+[.C271]*[.D271])/([.C271]*[.D271]-[.B271])" office:value-type="float" office:value="0.0543996899388935" calcext:value-type="float">
            <text:p>0.05440</text:p>
          </table:table-cell>
          <table:table-cell table:style-name="ce25" office:value-type="string" calcext:value-type="string">
            <text:p>1,287,923,055</text:p>
          </table:table-cell>
          <table:table-cell table:number-columns-repeated="1016"/>
        </table:table-row>
        <table:table-row table:style-name="ro1">
          <table:table-cell table:style-name="ce9" table:formula="of:=[.A271]+1" office:value-type="float" office:value="270" calcext:value-type="float">
            <text:p>270</text:p>
          </table:table-cell>
          <table:table-cell table:style-name="ce15" table:formula="of:=RAND()*180" office:value-type="float" office:value="121.774067940517" calcext:value-type="float">
            <text:p>121.774067940517</text:p>
          </table:table-cell>
          <table:table-cell table:style-name="ce15" table:formula="of:=RAND()*180" office:value-type="float" office:value="96.1176611988428" calcext:value-type="float">
            <text:p>96.1176611988428</text:p>
          </table:table-cell>
          <table:table-cell table:style-name="ce15" table:formula="of:=RAND()*180" office:value-type="float" office:value="151.422415904325" calcext:value-type="float">
            <text:p>151.42241590432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272]*EXP([.C272]/180)-[.D272]/([.C272]^2))/180" office:value-type="float" office:value="1.15386672326782" calcext:value-type="float">
            <text:p>1.15386672326782</text:p>
          </table:table-cell>
          <table:table-cell table:style-name="ce21" table:formula="of:=0.01*([.B272]+[.B272]^2*0.1+[.C272]*[.D272])/([.C272]*[.D272]-[.B272])" office:value-type="float" office:value="0.011196209392496" calcext:value-type="float">
            <text:p>0.01120</text:p>
          </table:table-cell>
          <table:table-cell table:style-name="ce25" office:value-type="string" calcext:value-type="string">
            <text:p>1,315,024,088</text:p>
          </table:table-cell>
          <table:table-cell table:number-columns-repeated="1016"/>
        </table:table-row>
        <table:table-row table:style-name="ro1">
          <table:table-cell table:style-name="ce9" table:formula="of:=[.A272]+1" office:value-type="float" office:value="271" calcext:value-type="float">
            <text:p>271</text:p>
          </table:table-cell>
          <table:table-cell table:style-name="ce15" table:formula="of:=RAND()*180" office:value-type="float" office:value="158.039965125285" calcext:value-type="float">
            <text:p>158.039965125285</text:p>
          </table:table-cell>
          <table:table-cell table:style-name="ce15" table:formula="of:=RAND()*180" office:value-type="float" office:value="157.202157320385" calcext:value-type="float">
            <text:p>157.202157320385</text:p>
          </table:table-cell>
          <table:table-cell table:style-name="ce15" table:formula="of:=RAND()*180" office:value-type="float" office:value="171.468959130436" calcext:value-type="float">
            <text:p>171.46895913043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3]*EXP([.C273]/180)-[.D273]/([.C273]^2))/180" office:value-type="float" office:value="2.10269126741224" calcext:value-type="float">
            <text:p>2.10269126741224</text:p>
          </table:table-cell>
          <table:table-cell table:style-name="ce21" table:formula="of:=0.01*([.B273]+[.B273]^2*0.1+[.C273]*[.D273])/([.C273]*[.D273]-[.B273])" office:value-type="float" office:value="0.0110500118310446" calcext:value-type="float">
            <text:p>0.01105</text:p>
          </table:table-cell>
          <table:table-cell table:style-name="ce26" office:value-type="string" calcext:value-type="string">
            <text:p>134,212,513</text:p>
          </table:table-cell>
          <table:table-cell table:number-columns-repeated="1016"/>
        </table:table-row>
        <table:table-row table:style-name="ro1">
          <table:table-cell table:style-name="ce9" table:formula="of:=[.A273]+1" office:value-type="float" office:value="272" calcext:value-type="float">
            <text:p>272</text:p>
          </table:table-cell>
          <table:table-cell table:style-name="ce15" table:formula="of:=RAND()*180" office:value-type="float" office:value="18.3798184179964" calcext:value-type="float">
            <text:p>18.3798184179964</text:p>
          </table:table-cell>
          <table:table-cell table:style-name="ce15" table:formula="of:=RAND()*180" office:value-type="float" office:value="86.1059163243456" calcext:value-type="float">
            <text:p>86.1059163243456</text:p>
          </table:table-cell>
          <table:table-cell table:style-name="ce15" table:formula="of:=RAND()*180" office:value-type="float" office:value="77.7082565750255" calcext:value-type="float">
            <text:p>77.708256575025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4]*EXP([.C274]/180)-[.D274]/([.C274]^2))/180" office:value-type="float" office:value="0.164689909786488" calcext:value-type="float">
            <text:p>0.164689909786488</text:p>
          </table:table-cell>
          <table:table-cell table:style-name="ce21" table:formula="of:=0.01*([.B274]+[.B274]^2*0.1+[.C274]*[.D274])/([.C274]*[.D274]-[.B274])" office:value-type="float" office:value="0.0101057154770676" calcext:value-type="float">
            <text:p>0.01011</text:p>
          </table:table-cell>
          <table:table-cell table:style-name="ce26" office:value-type="string" calcext:value-type="string">
            <text:p>1,369,226,155</text:p>
          </table:table-cell>
          <table:table-cell table:number-columns-repeated="1016"/>
        </table:table-row>
        <table:table-row table:style-name="ro1">
          <table:table-cell table:style-name="ce9" table:formula="of:=[.A274]+1" office:value-type="float" office:value="273" calcext:value-type="float">
            <text:p>273</text:p>
          </table:table-cell>
          <table:table-cell table:style-name="ce15" table:formula="of:=RAND()*180" office:value-type="float" office:value="166.175972041913" calcext:value-type="float">
            <text:p>166.175972041913</text:p>
          </table:table-cell>
          <table:table-cell table:style-name="ce15" table:formula="of:=RAND()*180" office:value-type="float" office:value="109.158011021853" calcext:value-type="float">
            <text:p>109.158011021853</text:p>
          </table:table-cell>
          <table:table-cell table:style-name="ce15" table:formula="of:=RAND()*180" office:value-type="float" office:value="170.150834936362" calcext:value-type="float">
            <text:p>170.15083493636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5]*EXP([.C275]/180)-[.D275]/([.C275]^2))/180" office:value-type="float" office:value="1.69295747376711" calcext:value-type="float">
            <text:p>1.69295747376711</text:p>
          </table:table-cell>
          <table:table-cell table:style-name="ce21" table:formula="of:=0.01*([.B275]+[.B275]^2*0.1+[.C275]*[.D275])/([.C275]*[.D275]-[.B275])" office:value-type="float" office:value="0.0116807583941878" calcext:value-type="float">
            <text:p>0.01168</text:p>
          </table:table-cell>
          <table:table-cell table:style-name="ce26" office:value-type="string" calcext:value-type="string">
            <text:p>1,396,327,188</text:p>
          </table:table-cell>
          <table:table-cell table:number-columns-repeated="1016"/>
        </table:table-row>
        <table:table-row table:style-name="ro1">
          <table:table-cell table:style-name="ce9" table:formula="of:=[.A275]+1" office:value-type="float" office:value="274" calcext:value-type="float">
            <text:p>274</text:p>
          </table:table-cell>
          <table:table-cell table:style-name="ce15" table:formula="of:=RAND()*180" office:value-type="float" office:value="119.13502454554" calcext:value-type="float">
            <text:p>119.13502454554</text:p>
          </table:table-cell>
          <table:table-cell table:style-name="ce15" table:formula="of:=RAND()*180" office:value-type="float" office:value="125.379321621057" calcext:value-type="float">
            <text:p>125.379321621057</text:p>
          </table:table-cell>
          <table:table-cell table:style-name="ce15" table:formula="of:=RAND()*180" office:value-type="float" office:value="83.302118636592" calcext:value-type="float">
            <text:p>83.30211863659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6]*EXP([.C276]/180)-[.D276]/([.C276]^2))/180" office:value-type="float" office:value="1.32820748978345" calcext:value-type="float">
            <text:p>1.32820748978345</text:p>
          </table:table-cell>
          <table:table-cell table:style-name="ce21" table:formula="of:=0.01*([.B276]+[.B276]^2*0.1+[.C276]*[.D276])/([.C276]*[.D276]-[.B276])" office:value-type="float" office:value="0.0116053741771426" calcext:value-type="float">
            <text:p>0.01161</text:p>
          </table:table-cell>
          <table:table-cell table:style-name="ce26" office:value-type="string" calcext:value-type="string">
            <text:p>142,342,823</text:p>
          </table:table-cell>
          <table:table-cell table:number-columns-repeated="1016"/>
        </table:table-row>
        <table:table-row table:style-name="ro1">
          <table:table-cell table:style-name="ce9" table:formula="of:=[.A276]+1" office:value-type="float" office:value="275" calcext:value-type="float">
            <text:p>275</text:p>
          </table:table-cell>
          <table:table-cell table:style-name="ce15" table:formula="of:=RAND()*180" office:value-type="float" office:value="23.6163306382497" calcext:value-type="float">
            <text:p>23.6163306382497</text:p>
          </table:table-cell>
          <table:table-cell table:style-name="ce15" table:formula="of:=RAND()*180" office:value-type="float" office:value="146.61712287148" calcext:value-type="float">
            <text:p>146.61712287148</text:p>
          </table:table-cell>
          <table:table-cell table:style-name="ce15" table:formula="of:=RAND()*180" office:value-type="float" office:value="113.127433049009" calcext:value-type="float">
            <text:p>113.12743304900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7]*EXP([.C277]/180)-[.D277]/([.C277]^2))/180" office:value-type="float" office:value="0.29624231822659" calcext:value-type="float">
            <text:p>0.29624231822659</text:p>
          </table:table-cell>
          <table:table-cell table:style-name="ce21" table:formula="of:=0.01*([.B277]+[.B277]^2*0.1+[.C277]*[.D277])/([.C277]*[.D277]-[.B277])" office:value-type="float" office:value="0.0100621910265792" calcext:value-type="float">
            <text:p>0.01006</text:p>
          </table:table-cell>
          <table:table-cell table:style-name="ce26" office:value-type="string" calcext:value-type="string">
            <text:p>1,450,529,254</text:p>
          </table:table-cell>
          <table:table-cell table:number-columns-repeated="1016"/>
        </table:table-row>
        <table:table-row table:style-name="ro1">
          <table:table-cell table:style-name="ce9" table:formula="of:=[.A277]+1" office:value-type="float" office:value="276" calcext:value-type="float">
            <text:p>276</text:p>
          </table:table-cell>
          <table:table-cell table:style-name="ce15" table:formula="of:=RAND()*180" office:value-type="float" office:value="3.27029084640139" calcext:value-type="float">
            <text:p>3.27029084640139</text:p>
          </table:table-cell>
          <table:table-cell table:style-name="ce15" table:formula="of:=RAND()*180" office:value-type="float" office:value="104.87548956005" calcext:value-type="float">
            <text:p>104.87548956005</text:p>
          </table:table-cell>
          <table:table-cell table:style-name="ce15" table:formula="of:=RAND()*180" office:value-type="float" office:value="19.0919872627142" calcext:value-type="float">
            <text:p>19.091987262714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8]*EXP([.C278]/180)-[.D278]/([.C278]^2))/180" office:value-type="float" office:value="0.0325254388588061" calcext:value-type="float">
            <text:p>0.032525438858806</text:p>
          </table:table-cell>
          <table:table-cell table:style-name="ce21" table:formula="of:=0.01*([.B278]+[.B278]^2*0.1+[.C278]*[.D278])/([.C278]*[.D278]-[.B278])" office:value-type="float" office:value="0.0100380691305714" calcext:value-type="float">
            <text:p>0.01004</text:p>
          </table:table-cell>
          <table:table-cell table:style-name="ce26" office:value-type="string" calcext:value-type="string">
            <text:p>1,477,630,287</text:p>
          </table:table-cell>
          <table:table-cell table:number-columns-repeated="1016"/>
        </table:table-row>
        <table:table-row table:style-name="ro1">
          <table:table-cell table:style-name="ce9" table:formula="of:=[.A278]+1" office:value-type="float" office:value="277" calcext:value-type="float">
            <text:p>277</text:p>
          </table:table-cell>
          <table:table-cell table:style-name="ce15" table:formula="of:=RAND()*180" office:value-type="float" office:value="160.388753936593" calcext:value-type="float">
            <text:p>160.388753936593</text:p>
          </table:table-cell>
          <table:table-cell table:style-name="ce15" table:formula="of:=RAND()*180" office:value-type="float" office:value="116.737211623701" calcext:value-type="float">
            <text:p>116.737211623701</text:p>
          </table:table-cell>
          <table:table-cell table:style-name="ce15" table:formula="of:=RAND()*180" office:value-type="float" office:value="46.3798742755753" calcext:value-type="float">
            <text:p>46.379874275575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79]*EXP([.C279]/180)-[.D279]/([.C279]^2))/180" office:value-type="float" office:value="1.70433107129534" calcext:value-type="float">
            <text:p>1.70433107129534</text:p>
          </table:table-cell>
          <table:table-cell table:style-name="ce21" table:formula="of:=0.01*([.B279]+[.B279]^2*0.1+[.C279]*[.D279])/([.C279]*[.D279]-[.B279])" office:value-type="float" office:value="0.0155068618055364" calcext:value-type="float">
            <text:p>0.01551</text:p>
          </table:table-cell>
          <table:table-cell table:style-name="ce26" office:value-type="string" calcext:value-type="string">
            <text:p>150,473,133</text:p>
          </table:table-cell>
          <table:table-cell table:number-columns-repeated="1016"/>
        </table:table-row>
        <table:table-row table:style-name="ro1">
          <table:table-cell table:style-name="ce9" table:formula="of:=[.A279]+1" office:value-type="float" office:value="278" calcext:value-type="float">
            <text:p>278</text:p>
          </table:table-cell>
          <table:table-cell table:style-name="ce15" table:formula="of:=RAND()*180" office:value-type="float" office:value="167.107242037903" calcext:value-type="float">
            <text:p>167.107242037903</text:p>
          </table:table-cell>
          <table:table-cell table:style-name="ce15" table:formula="of:=RAND()*180" office:value-type="float" office:value="108.880926312541" calcext:value-type="float">
            <text:p>108.880926312541</text:p>
          </table:table-cell>
          <table:table-cell table:style-name="ce15" table:formula="of:=RAND()*180" office:value-type="float" office:value="76.3915432605524" calcext:value-type="float">
            <text:p>76.391543260552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280]*EXP([.C280]/180)-[.D280]/([.C280]^2))/180" office:value-type="float" office:value="1.69987020619229" calcext:value-type="float">
            <text:p>1.69987020619229</text:p>
          </table:table-cell>
          <table:table-cell table:style-name="ce21" table:formula="of:=0.01*([.B280]+[.B280]^2*0.1+[.C280]*[.D280])/([.C280]*[.D280]-[.B280])" office:value-type="float" office:value="0.0138362152069621" calcext:value-type="float">
            <text:p>0.01384</text:p>
          </table:table-cell>
          <table:table-cell table:style-name="ce26" office:value-type="string" calcext:value-type="string">
            <text:p>1,531,832,354</text:p>
          </table:table-cell>
          <table:table-cell table:number-columns-repeated="1016"/>
        </table:table-row>
        <table:table-row table:style-name="ro1">
          <table:table-cell table:style-name="ce9" table:formula="of:=[.A280]+1" office:value-type="float" office:value="279" calcext:value-type="float">
            <text:p>279</text:p>
          </table:table-cell>
          <table:table-cell table:style-name="ce15" table:formula="of:=RAND()*180" office:value-type="float" office:value="80.4129835188133" calcext:value-type="float">
            <text:p>80.4129835188133</text:p>
          </table:table-cell>
          <table:table-cell table:style-name="ce15" table:formula="of:=RAND()*180" office:value-type="float" office:value="14.9267314446218" calcext:value-type="float">
            <text:p>14.9267314446218</text:p>
          </table:table-cell>
          <table:table-cell table:style-name="ce15" table:formula="of:=RAND()*180" office:value-type="float" office:value="75.5497908106984" calcext:value-type="float">
            <text:p>75.549790810698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1]*EXP([.C281]/180)-[.D281]/([.C281]^2))/180" office:value-type="float" office:value="0.483480816267172" calcext:value-type="float">
            <text:p>0.483480816267172</text:p>
          </table:table-cell>
          <table:table-cell table:style-name="ce21" table:formula="of:=0.01*([.B281]+[.B281]^2*0.1+[.C281]*[.D281])/([.C281]*[.D281]-[.B281])" office:value-type="float" office:value="0.0177098438876063" calcext:value-type="float">
            <text:p>0.01771</text:p>
          </table:table-cell>
          <table:table-cell table:style-name="ce22" office:value-type="string" calcext:value-type="string">
            <text:p>1,558,933,387</text:p>
          </table:table-cell>
          <table:table-cell table:number-columns-repeated="1016"/>
        </table:table-row>
        <table:table-row table:style-name="ro1">
          <table:table-cell table:style-name="ce9" table:formula="of:=[.A281]+1" office:value-type="float" office:value="280" calcext:value-type="float">
            <text:p>280</text:p>
          </table:table-cell>
          <table:table-cell table:style-name="ce15" table:formula="of:=RAND()*180" office:value-type="float" office:value="21.1105546962579" calcext:value-type="float">
            <text:p>21.1105546962579</text:p>
          </table:table-cell>
          <table:table-cell table:style-name="ce15" table:formula="of:=RAND()*180" office:value-type="float" office:value="56.2851871570209" calcext:value-type="float">
            <text:p>56.2851871570209</text:p>
          </table:table-cell>
          <table:table-cell table:style-name="ce15" table:formula="of:=RAND()*180" office:value-type="float" office:value="59.002359586422" calcext:value-type="float">
            <text:p>59.00235958642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2]*EXP([.C282]/180)-[.D282]/([.C282]^2))/180" office:value-type="float" office:value="0.160231799765567" calcext:value-type="float">
            <text:p>0.160231799765567</text:p>
          </table:table-cell>
          <table:table-cell table:style-name="ce21" table:formula="of:=0.01*([.B282]+[.B282]^2*0.1+[.C282]*[.D282])/([.C282]*[.D282]-[.B282])" office:value-type="float" office:value="0.0102630019732152" calcext:value-type="float">
            <text:p>0.01026</text:p>
          </table:table-cell>
          <table:table-cell table:style-name="ce22" office:value-type="string" calcext:value-type="string">
            <text:p>1,586,034,420</text:p>
          </table:table-cell>
          <table:table-cell table:number-columns-repeated="1016"/>
        </table:table-row>
        <table:table-row table:style-name="ro1">
          <table:table-cell table:style-name="ce9" table:formula="of:=[.A282]+1" office:value-type="float" office:value="281" calcext:value-type="float">
            <text:p>281</text:p>
          </table:table-cell>
          <table:table-cell table:style-name="ce15" table:formula="of:=RAND()*180" office:value-type="float" office:value="135.356084781671" calcext:value-type="float">
            <text:p>135.356084781671</text:p>
          </table:table-cell>
          <table:table-cell table:style-name="ce15" table:formula="of:=RAND()*180" office:value-type="float" office:value="79.0599699238958" calcext:value-type="float">
            <text:p>79.0599699238958</text:p>
          </table:table-cell>
          <table:table-cell table:style-name="ce15" table:formula="of:=RAND()*180" office:value-type="float" office:value="4.40454225567143" calcext:value-type="float">
            <text:p>4.4045422556714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3]*EXP([.C283]/180)-[.D283]/([.C283]^2))/180" office:value-type="float" office:value="1.16669016340447" calcext:value-type="float">
            <text:p>1.16669016340447</text:p>
          </table:table-cell>
          <table:table-cell table:style-name="ce21" table:formula="of:=0.01*([.B283]+[.B283]^2*0.1+[.C283]*[.D283])/([.C283]*[.D283]-[.B283])" office:value-type="float" office:value="0.108786575212592" calcext:value-type="float">
            <text:p>0.10879</text:p>
          </table:table-cell>
          <table:table-cell table:style-name="ce22" office:value-type="string" calcext:value-type="string">
            <text:p>1,613,135,453</text:p>
          </table:table-cell>
          <table:table-cell table:number-columns-repeated="1016"/>
        </table:table-row>
        <table:table-row table:style-name="ro1">
          <table:table-cell table:style-name="ce9" table:formula="of:=[.A283]+1" office:value-type="float" office:value="282" calcext:value-type="float">
            <text:p>282</text:p>
          </table:table-cell>
          <table:table-cell table:style-name="ce15" table:formula="of:=RAND()*180" office:value-type="float" office:value="18.649151950825" calcext:value-type="float">
            <text:p>18.649151950825</text:p>
          </table:table-cell>
          <table:table-cell table:style-name="ce15" table:formula="of:=RAND()*180" office:value-type="float" office:value="169.797137353402" calcext:value-type="float">
            <text:p>169.797137353402</text:p>
          </table:table-cell>
          <table:table-cell table:style-name="ce15" table:formula="of:=RAND()*180" office:value-type="float" office:value="2.03935532602378" calcext:value-type="float">
            <text:p>2.0393553260237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4]*EXP([.C284]/180)-[.D284]/([.C284]^2))/180" office:value-type="float" office:value="0.266111409651331" calcext:value-type="float">
            <text:p>0.266111409651331</text:p>
          </table:table-cell>
          <table:table-cell table:style-name="ce21" table:formula="of:=0.01*([.B284]+[.B284]^2*0.1+[.C284]*[.D284])/([.C284]*[.D284]-[.B284])" office:value-type="float" office:value="0.012199979579561" calcext:value-type="float">
            <text:p>0.01220</text:p>
          </table:table-cell>
          <table:table-cell table:style-name="ce22" office:value-type="string" calcext:value-type="string">
            <text:p>1,640,236,487</text:p>
          </table:table-cell>
          <table:table-cell table:number-columns-repeated="1016"/>
        </table:table-row>
        <table:table-row table:style-name="ro1">
          <table:table-cell table:style-name="ce9" table:formula="of:=[.A284]+1" office:value-type="float" office:value="283" calcext:value-type="float">
            <text:p>283</text:p>
          </table:table-cell>
          <table:table-cell table:style-name="ce15" table:formula="of:=RAND()*180" office:value-type="float" office:value="97.2412477076965" calcext:value-type="float">
            <text:p>97.2412477076965</text:p>
          </table:table-cell>
          <table:table-cell table:style-name="ce15" table:formula="of:=RAND()*180" office:value-type="float" office:value="132.394999810432" calcext:value-type="float">
            <text:p>132.394999810432</text:p>
          </table:table-cell>
          <table:table-cell table:style-name="ce15" table:formula="of:=RAND()*180" office:value-type="float" office:value="79.4300061636155" calcext:value-type="float">
            <text:p>79.430006163615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5]*EXP([.C285]/180)-[.D285]/([.C285]^2))/180" office:value-type="float" office:value="1.12720776772644" calcext:value-type="float">
            <text:p>1.12720776772644</text:p>
          </table:table-cell>
          <table:table-cell table:style-name="ce21" table:formula="of:=0.01*([.B285]+[.B285]^2*0.1+[.C285]*[.D285])/([.C285]*[.D285]-[.B285])" office:value-type="float" office:value="0.0110942317647762" calcext:value-type="float">
            <text:p>0.01109</text:p>
          </table:table-cell>
          <table:table-cell table:style-name="ce22" office:value-type="string" calcext:value-type="string">
            <text:p>1,667,337,520</text:p>
          </table:table-cell>
          <table:table-cell table:number-columns-repeated="1016"/>
        </table:table-row>
        <table:table-row table:style-name="ro1">
          <table:table-cell table:style-name="ce9" table:formula="of:=[.A285]+1" office:value-type="float" office:value="284" calcext:value-type="float">
            <text:p>284</text:p>
          </table:table-cell>
          <table:table-cell table:style-name="ce15" table:formula="of:=RAND()*180" office:value-type="float" office:value="133.192351515068" calcext:value-type="float">
            <text:p>133.192351515068</text:p>
          </table:table-cell>
          <table:table-cell table:style-name="ce15" table:formula="of:=RAND()*180" office:value-type="float" office:value="54.095789810673" calcext:value-type="float">
            <text:p>54.095789810673</text:p>
          </table:table-cell>
          <table:table-cell table:style-name="ce15" table:formula="of:=RAND()*180" office:value-type="float" office:value="142.957599096869" calcext:value-type="float">
            <text:p>142.95759909686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6]*EXP([.C286]/180)-[.D286]/([.C286]^2))/180" office:value-type="float" office:value="0.999098450024419" calcext:value-type="float">
            <text:p>0.999098450024419</text:p>
          </table:table-cell>
          <table:table-cell table:style-name="ce21" table:formula="of:=0.01*([.B286]+[.B286]^2*0.1+[.C286]*[.D286])/([.C286]*[.D286]-[.B286])" office:value-type="float" office:value="0.0126846685134189" calcext:value-type="float">
            <text:p>0.01268</text:p>
          </table:table-cell>
          <table:table-cell table:style-name="ce22" office:value-type="string" calcext:value-type="string">
            <text:p>1,694,438,553</text:p>
          </table:table-cell>
          <table:table-cell table:number-columns-repeated="1016"/>
        </table:table-row>
        <table:table-row table:style-name="ro1">
          <table:table-cell table:style-name="ce9" table:formula="of:=[.A286]+1" office:value-type="float" office:value="285" calcext:value-type="float">
            <text:p>285</text:p>
          </table:table-cell>
          <table:table-cell table:style-name="ce15" table:formula="of:=RAND()*180" office:value-type="float" office:value="77.4133475638383" calcext:value-type="float">
            <text:p>77.4133475638383</text:p>
          </table:table-cell>
          <table:table-cell table:style-name="ce15" table:formula="of:=RAND()*180" office:value-type="float" office:value="42.6557764170512" calcext:value-type="float">
            <text:p>42.6557764170512</text:p>
          </table:table-cell>
          <table:table-cell table:style-name="ce15" table:formula="of:=RAND()*180" office:value-type="float" office:value="179.824961438215" calcext:value-type="float">
            <text:p>179.82496143821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7]*EXP([.C287]/180)-[.D287]/([.C287]^2))/180" office:value-type="float" office:value="0.544531812773252" calcext:value-type="float">
            <text:p>0.544531812773252</text:p>
          </table:table-cell>
          <table:table-cell table:style-name="ce21" table:formula="of:=0.01*([.B287]+[.B287]^2*0.1+[.C287]*[.D287])/([.C287]*[.D287]-[.B287])" office:value-type="float" office:value="0.0109931429511006" calcext:value-type="float">
            <text:p>0.01099</text:p>
          </table:table-cell>
          <table:table-cell table:style-name="ce22" office:value-type="string" calcext:value-type="string">
            <text:p>1,721,539,586</text:p>
          </table:table-cell>
          <table:table-cell table:number-columns-repeated="1016"/>
        </table:table-row>
        <table:table-row table:style-name="ro1">
          <table:table-cell table:style-name="ce9" table:formula="of:=[.A287]+1" office:value-type="float" office:value="286" calcext:value-type="float">
            <text:p>286</text:p>
          </table:table-cell>
          <table:table-cell table:style-name="ce15" table:formula="of:=RAND()*180" office:value-type="float" office:value="35.1408834339806" calcext:value-type="float">
            <text:p>35.1408834339806</text:p>
          </table:table-cell>
          <table:table-cell table:style-name="ce15" table:formula="of:=RAND()*180" office:value-type="float" office:value="179.739046619452" calcext:value-type="float">
            <text:p>179.739046619452</text:p>
          </table:table-cell>
          <table:table-cell table:style-name="ce15" table:formula="of:=RAND()*180" office:value-type="float" office:value="135.421048417617" calcext:value-type="float">
            <text:p>135.42104841761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288]*EXP([.C288]/180)-[.D288]/([.C288]^2))/180" office:value-type="float" office:value="0.529890278029999" calcext:value-type="float">
            <text:p>0.529890278029999</text:p>
          </table:table-cell>
          <table:table-cell table:style-name="ce21" table:formula="of:=0.01*([.B288]+[.B288]^2*0.1+[.C288]*[.D288])/([.C288]*[.D288]-[.B288])" office:value-type="float" office:value="0.0100797232957278" calcext:value-type="float">
            <text:p>0.01008</text:p>
          </table:table-cell>
          <table:table-cell table:style-name="ce22" office:value-type="string" calcext:value-type="string">
            <text:p>1,748,640,619</text:p>
          </table:table-cell>
          <table:table-cell table:number-columns-repeated="1016"/>
        </table:table-row>
        <table:table-row table:style-name="ro1">
          <table:table-cell table:style-name="ce9" table:formula="of:=[.A288]+1" office:value-type="float" office:value="287" calcext:value-type="float">
            <text:p>287</text:p>
          </table:table-cell>
          <table:table-cell table:style-name="ce15" table:formula="of:=RAND()*180" office:value-type="float" office:value="83.3371918692812" calcext:value-type="float">
            <text:p>83.3371918692812</text:p>
          </table:table-cell>
          <table:table-cell table:style-name="ce15" table:formula="of:=RAND()*180" office:value-type="float" office:value="37.2328197702641" calcext:value-type="float">
            <text:p>37.2328197702641</text:p>
          </table:table-cell>
          <table:table-cell table:style-name="ce15" table:formula="of:=RAND()*180" office:value-type="float" office:value="85.2284622074337" calcext:value-type="float">
            <text:p>85.228462207433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89]*EXP([.C289]/180)-[.D289]/([.C289]^2))/180" office:value-type="float" office:value="0.569035204284301" calcext:value-type="float">
            <text:p>0.569035204284301</text:p>
          </table:table-cell>
          <table:table-cell table:style-name="ce21" table:formula="of:=0.01*([.B289]+[.B289]^2*0.1+[.C289]*[.D289])/([.C289]*[.D289]-[.B289])" office:value-type="float" office:value="0.0127870376263796" calcext:value-type="float">
            <text:p>0.01279</text:p>
          </table:table-cell>
          <table:table-cell table:style-name="ce23" office:value-type="string" calcext:value-type="string">
            <text:p>1,775,741,653</text:p>
          </table:table-cell>
          <table:table-cell table:number-columns-repeated="1016"/>
        </table:table-row>
        <table:table-row table:style-name="ro1">
          <table:table-cell table:style-name="ce9" table:formula="of:=[.A289]+1" office:value-type="float" office:value="288" calcext:value-type="float">
            <text:p>288</text:p>
          </table:table-cell>
          <table:table-cell table:style-name="ce15" table:formula="of:=RAND()*180" office:value-type="float" office:value="168.892270562789" calcext:value-type="float">
            <text:p>168.892270562789</text:p>
          </table:table-cell>
          <table:table-cell table:style-name="ce15" table:formula="of:=RAND()*180" office:value-type="float" office:value="148.568972912441" calcext:value-type="float">
            <text:p>148.568972912441</text:p>
          </table:table-cell>
          <table:table-cell table:style-name="ce15" table:formula="of:=RAND()*180" office:value-type="float" office:value="155.289347888309" calcext:value-type="float">
            <text:p>155.28934788830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0]*EXP([.C290]/180)-[.D290]/([.C290]^2))/180" office:value-type="float" office:value="2.14184828985771" calcext:value-type="float">
            <text:p>2.14184828985771</text:p>
          </table:table-cell>
          <table:table-cell table:style-name="ce21" table:formula="of:=0.01*([.B290]+[.B290]^2*0.1+[.C290]*[.D290])/([.C290]*[.D290]-[.B290])" office:value-type="float" office:value="0.0113929807514605" calcext:value-type="float">
            <text:p>0.01139</text:p>
          </table:table-cell>
          <table:table-cell table:style-name="ce23" office:value-type="string" calcext:value-type="string">
            <text:p>1,802,842,686</text:p>
          </table:table-cell>
          <table:table-cell table:number-columns-repeated="1016"/>
        </table:table-row>
        <table:table-row table:style-name="ro1">
          <table:table-cell table:style-name="ce9" table:formula="of:=[.A290]+1" office:value-type="float" office:value="289" calcext:value-type="float">
            <text:p>289</text:p>
          </table:table-cell>
          <table:table-cell table:style-name="ce15" table:formula="of:=RAND()*180" office:value-type="float" office:value="172.685386983136" calcext:value-type="float">
            <text:p>172.685386983136</text:p>
          </table:table-cell>
          <table:table-cell table:style-name="ce15" table:formula="of:=RAND()*180" office:value-type="float" office:value="89.2349216511305" calcext:value-type="float">
            <text:p>89.2349216511305</text:p>
          </table:table-cell>
          <table:table-cell table:style-name="ce15" table:formula="of:=RAND()*180" office:value-type="float" office:value="1.30381620112081" calcext:value-type="float">
            <text:p>1.3038162011208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1]*EXP([.C291]/180)-[.D291]/([.C291]^2))/180" office:value-type="float" office:value="1.57501296316328" calcext:value-type="float">
            <text:p>1.57501296316328</text:p>
          </table:table-cell>
          <table:table-cell table:style-name="ce21" table:formula="of:=0.01*([.B291]+[.B291]^2*0.1+[.C291]*[.D291])/([.C291]*[.D291]-[.B291])" office:value-type="float" office:value="-0.580597713751575" calcext:value-type="float">
            <text:p>-0.58060</text:p>
          </table:table-cell>
          <table:table-cell table:style-name="ce23" office:value-type="string" calcext:value-type="string">
            <text:p>1,829,943,719</text:p>
          </table:table-cell>
          <table:table-cell table:number-columns-repeated="1016"/>
        </table:table-row>
        <table:table-row table:style-name="ro1">
          <table:table-cell table:style-name="ce9" table:formula="of:=[.A291]+1" office:value-type="float" office:value="290" calcext:value-type="float">
            <text:p>290</text:p>
          </table:table-cell>
          <table:table-cell table:style-name="ce15" table:formula="of:=RAND()*180" office:value-type="float" office:value="64.0175511307913" calcext:value-type="float">
            <text:p>64.0175511307913</text:p>
          </table:table-cell>
          <table:table-cell table:style-name="ce15" table:formula="of:=RAND()*180" office:value-type="float" office:value="77.9433141984555" calcext:value-type="float">
            <text:p>77.9433141984555</text:p>
          </table:table-cell>
          <table:table-cell table:style-name="ce15" table:formula="of:=RAND()*180" office:value-type="float" office:value="120.131700514383" calcext:value-type="float">
            <text:p>120.13170051438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2]*EXP([.C292]/180)-[.D292]/([.C292]^2))/180" office:value-type="float" office:value="0.548273238809781" calcext:value-type="float">
            <text:p>0.548273238809781</text:p>
          </table:table-cell>
          <table:table-cell table:style-name="ce21" table:formula="of:=0.01*([.B292]+[.B292]^2*0.1+[.C292]*[.D292])/([.C292]*[.D292]-[.B292])" office:value-type="float" office:value="0.0105783783533449" calcext:value-type="float">
            <text:p>0.01058</text:p>
          </table:table-cell>
          <table:table-cell table:style-name="ce23" office:value-type="string" calcext:value-type="string">
            <text:p>1,857,044,752</text:p>
          </table:table-cell>
          <table:table-cell table:number-columns-repeated="1016"/>
        </table:table-row>
        <table:table-row table:style-name="ro1">
          <table:table-cell table:style-name="ce9" table:formula="of:=[.A292]+1" office:value-type="float" office:value="291" calcext:value-type="float">
            <text:p>291</text:p>
          </table:table-cell>
          <table:table-cell table:style-name="ce15" table:formula="of:=RAND()*180" office:value-type="float" office:value="158.655349858945" calcext:value-type="float">
            <text:p>158.655349858945</text:p>
          </table:table-cell>
          <table:table-cell table:style-name="ce15" table:formula="of:=RAND()*180" office:value-type="float" office:value="67.031336933429" calcext:value-type="float">
            <text:p>67.031336933429</text:p>
          </table:table-cell>
          <table:table-cell table:style-name="ce15" table:formula="of:=RAND()*180" office:value-type="float" office:value="160.850825589102" calcext:value-type="float">
            <text:p>160.85082558910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3]*EXP([.C293]/180)-[.D293]/([.C293]^2))/180" office:value-type="float" office:value="1.27892286102568" calcext:value-type="float">
            <text:p>1.27892286102568</text:p>
          </table:table-cell>
          <table:table-cell table:style-name="ce21" table:formula="of:=0.01*([.B293]+[.B293]^2*0.1+[.C293]*[.D293])/([.C293]*[.D293]-[.B293])" office:value-type="float" office:value="0.0126681337694771" calcext:value-type="float">
            <text:p>0.01267</text:p>
          </table:table-cell>
          <table:table-cell table:style-name="ce23" office:value-type="string" calcext:value-type="string">
            <text:p>1,884,145,785</text:p>
          </table:table-cell>
          <table:table-cell table:number-columns-repeated="1016"/>
        </table:table-row>
        <table:table-row table:style-name="ro1">
          <table:table-cell table:style-name="ce9" table:formula="of:=[.A293]+1" office:value-type="float" office:value="292" calcext:value-type="float">
            <text:p>292</text:p>
          </table:table-cell>
          <table:table-cell table:style-name="ce15" table:formula="of:=RAND()*180" office:value-type="float" office:value="5.28957724963259" calcext:value-type="float">
            <text:p>5.28957724963259</text:p>
          </table:table-cell>
          <table:table-cell table:style-name="ce15" table:formula="of:=RAND()*180" office:value-type="float" office:value="165.118306413708" calcext:value-type="float">
            <text:p>165.118306413708</text:p>
          </table:table-cell>
          <table:table-cell table:style-name="ce15" table:formula="of:=RAND()*180" office:value-type="float" office:value="18.230197502156" calcext:value-type="float">
            <text:p>18.23019750215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4]*EXP([.C294]/180)-[.D294]/([.C294]^2))/180" office:value-type="float" office:value="0.0735385800683712" calcext:value-type="float">
            <text:p>0.073538580068371</text:p>
          </table:table-cell>
          <table:table-cell table:style-name="ce21" table:formula="of:=0.01*([.B294]+[.B294]^2*0.1+[.C294]*[.D294])/([.C294]*[.D294]-[.B294])" office:value-type="float" office:value="0.0100445184229368" calcext:value-type="float">
            <text:p>0.01004</text:p>
          </table:table-cell>
          <table:table-cell table:style-name="ce23" office:value-type="string" calcext:value-type="string">
            <text:p>1,911,246,819</text:p>
          </table:table-cell>
          <table:table-cell table:number-columns-repeated="1016"/>
        </table:table-row>
        <table:table-row table:style-name="ro1">
          <table:table-cell table:style-name="ce9" table:formula="of:=[.A294]+1" office:value-type="float" office:value="293" calcext:value-type="float">
            <text:p>293</text:p>
          </table:table-cell>
          <table:table-cell table:style-name="ce15" table:formula="of:=RAND()*180" office:value-type="float" office:value="100.046216630977" calcext:value-type="float">
            <text:p>100.046216630977</text:p>
          </table:table-cell>
          <table:table-cell table:style-name="ce15" table:formula="of:=RAND()*180" office:value-type="float" office:value="135.429521642282" calcext:value-type="float">
            <text:p>135.429521642282</text:p>
          </table:table-cell>
          <table:table-cell table:style-name="ce15" table:formula="of:=RAND()*180" office:value-type="float" office:value="103.388871176174" calcext:value-type="float">
            <text:p>103.38887117617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5]*EXP([.C295]/180)-[.D295]/([.C295]^2))/180" office:value-type="float" office:value="1.17943448561721" calcext:value-type="float">
            <text:p>1.17943448561721</text:p>
          </table:table-cell>
          <table:table-cell table:style-name="ce21" table:formula="of:=0.01*([.B295]+[.B295]^2*0.1+[.C295]*[.D295])/([.C295]*[.D295]-[.B295])" office:value-type="float" office:value="0.0108639254408561" calcext:value-type="float">
            <text:p>0.01086</text:p>
          </table:table-cell>
          <table:table-cell table:style-name="ce23" office:value-type="string" calcext:value-type="string">
            <text:p>1,938,347,852</text:p>
          </table:table-cell>
          <table:table-cell table:number-columns-repeated="1016"/>
        </table:table-row>
        <table:table-row table:style-name="ro1">
          <table:table-cell table:style-name="ce9" table:formula="of:=[.A295]+1" office:value-type="float" office:value="294" calcext:value-type="float">
            <text:p>294</text:p>
          </table:table-cell>
          <table:table-cell table:style-name="ce15" table:formula="of:=RAND()*180" office:value-type="float" office:value="99.8729543283431" calcext:value-type="float">
            <text:p>99.8729543283431</text:p>
          </table:table-cell>
          <table:table-cell table:style-name="ce15" table:formula="of:=RAND()*180" office:value-type="float" office:value="179.869185195983" calcext:value-type="float">
            <text:p>179.869185195983</text:p>
          </table:table-cell>
          <table:table-cell table:style-name="ce15" table:formula="of:=RAND()*180" office:value-type="float" office:value="123.525016201744" calcext:value-type="float">
            <text:p>123.52501620174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296]*EXP([.C296]/180)-[.D296]/([.C296]^2))/180" office:value-type="float" office:value="1.50712105931933" calcext:value-type="float">
            <text:p>1.50712105931933</text:p>
          </table:table-cell>
          <table:table-cell table:style-name="ce21" table:formula="of:=0.01*([.B296]+[.B296]^2*0.1+[.C296]*[.D296])/([.C296]*[.D296]-[.B296])" office:value-type="float" office:value="0.0105412700570357" calcext:value-type="float">
            <text:p>0.01054</text:p>
          </table:table-cell>
          <table:table-cell table:style-name="ce23" office:value-type="string" calcext:value-type="string">
            <text:p>1,965,448,885</text:p>
          </table:table-cell>
          <table:table-cell table:number-columns-repeated="1016"/>
        </table:table-row>
        <table:table-row table:style-name="ro1">
          <table:table-cell table:style-name="ce9" table:formula="of:=[.A296]+1" office:value-type="float" office:value="295" calcext:value-type="float">
            <text:p>295</text:p>
          </table:table-cell>
          <table:table-cell table:style-name="ce15" table:formula="of:=RAND()*180" office:value-type="float" office:value="8.31585050838866" calcext:value-type="float">
            <text:p>8.31585050838866</text:p>
          </table:table-cell>
          <table:table-cell table:style-name="ce15" table:formula="of:=RAND()*180" office:value-type="float" office:value="36.0902629666639" calcext:value-type="float">
            <text:p>36.0902629666639</text:p>
          </table:table-cell>
          <table:table-cell table:style-name="ce15" table:formula="of:=RAND()*180" office:value-type="float" office:value="167.134947959127" calcext:value-type="float">
            <text:p>167.13494795912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97]*EXP([.C297]/180)-[.D297]/([.C297]^2))/180" office:value-type="float" office:value="0.0557432193565194" calcext:value-type="float">
            <text:p>0.055743219356519</text:p>
          </table:table-cell>
          <table:table-cell table:style-name="ce21" table:formula="of:=0.01*([.B297]+[.B297]^2*0.1+[.C297]*[.D297])/([.C297]*[.D297]-[.B297])" office:value-type="float" office:value="0.0100390911200515" calcext:value-type="float">
            <text:p>0.01004</text:p>
          </table:table-cell>
          <table:table-cell table:style-name="ce24" office:value-type="string" calcext:value-type="string">
            <text:p>1,992,549,918</text:p>
          </table:table-cell>
          <table:table-cell table:number-columns-repeated="1016"/>
        </table:table-row>
        <table:table-row table:style-name="ro1">
          <table:table-cell table:style-name="ce9" table:formula="of:=[.A297]+1" office:value-type="float" office:value="296" calcext:value-type="float">
            <text:p>296</text:p>
          </table:table-cell>
          <table:table-cell table:style-name="ce15" table:formula="of:=RAND()*180" office:value-type="float" office:value="90.5113753042391" calcext:value-type="float">
            <text:p>90.5113753042391</text:p>
          </table:table-cell>
          <table:table-cell table:style-name="ce15" table:formula="of:=RAND()*180" office:value-type="float" office:value="38.3790992929074" calcext:value-type="float">
            <text:p>38.3790992929074</text:p>
          </table:table-cell>
          <table:table-cell table:style-name="ce15" table:formula="of:=RAND()*180" office:value-type="float" office:value="164.878422917225" calcext:value-type="float">
            <text:p>164.87842291722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98]*EXP([.C298]/180)-[.D298]/([.C298]^2))/180" office:value-type="float" office:value="0.621720999622939" calcext:value-type="float">
            <text:p>0.621720999622939</text:p>
          </table:table-cell>
          <table:table-cell table:style-name="ce21" table:formula="of:=0.01*([.B298]+[.B298]^2*0.1+[.C298]*[.D298])/([.C298]*[.D298]-[.B298])" office:value-type="float" office:value="0.0116036454737265" calcext:value-type="float">
            <text:p>0.01160</text:p>
          </table:table-cell>
          <table:table-cell table:style-name="ce24" office:value-type="string" calcext:value-type="string">
            <text:p>201,965,096</text:p>
          </table:table-cell>
          <table:table-cell table:number-columns-repeated="1016"/>
        </table:table-row>
        <table:table-row table:style-name="ro1">
          <table:table-cell table:style-name="ce9" table:formula="of:=[.A298]+1" office:value-type="float" office:value="297" calcext:value-type="float">
            <text:p>297</text:p>
          </table:table-cell>
          <table:table-cell table:style-name="ce15" table:formula="of:=RAND()*180" office:value-type="float" office:value="17.2085479871823" calcext:value-type="float">
            <text:p>17.2085479871823</text:p>
          </table:table-cell>
          <table:table-cell table:style-name="ce15" table:formula="of:=RAND()*180" office:value-type="float" office:value="51.878965594937" calcext:value-type="float">
            <text:p>51.878965594937</text:p>
          </table:table-cell>
          <table:table-cell table:style-name="ce15" table:formula="of:=RAND()*180" office:value-type="float" office:value="110.63078706344" calcext:value-type="float">
            <text:p>110.6307870634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299]*EXP([.C299]/180)-[.D299]/([.C299]^2))/180" office:value-type="float" office:value="0.127310504339123" calcext:value-type="float">
            <text:p>0.127310504339123</text:p>
          </table:table-cell>
          <table:table-cell table:style-name="ce21" table:formula="of:=0.01*([.B299]+[.B299]^2*0.1+[.C299]*[.D299])/([.C299]*[.D299]-[.B299])" office:value-type="float" office:value="0.0101118983663702" calcext:value-type="float">
            <text:p>0.01011</text:p>
          </table:table-cell>
          <table:table-cell table:style-name="ce24" office:value-type="string" calcext:value-type="string">
            <text:p>2,046,751,985</text:p>
          </table:table-cell>
          <table:table-cell table:number-columns-repeated="1016"/>
        </table:table-row>
        <table:table-row table:style-name="ro1">
          <table:table-cell table:style-name="ce9" table:formula="of:=[.A299]+1" office:value-type="float" office:value="298" calcext:value-type="float">
            <text:p>298</text:p>
          </table:table-cell>
          <table:table-cell table:style-name="ce15" table:formula="of:=RAND()*180" office:value-type="float" office:value="55.9225655869295" calcext:value-type="float">
            <text:p>55.9225655869295</text:p>
          </table:table-cell>
          <table:table-cell table:style-name="ce15" table:formula="of:=RAND()*180" office:value-type="float" office:value="90.8798223526055" calcext:value-type="float">
            <text:p>90.8798223526055</text:p>
          </table:table-cell>
          <table:table-cell table:style-name="ce15" table:formula="of:=RAND()*180" office:value-type="float" office:value="81.6181825232967" calcext:value-type="float">
            <text:p>81.618182523296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0]*EXP([.C300]/180)-[.D300]/([.C300]^2))/180" office:value-type="float" office:value="0.514681180761026" calcext:value-type="float">
            <text:p>0.514681180761026</text:p>
          </table:table-cell>
          <table:table-cell table:style-name="ce21" table:formula="of:=0.01*([.B300]+[.B300]^2*0.1+[.C300]*[.D300])/([.C300]*[.D300]-[.B300])" office:value-type="float" office:value="0.0105767535392167" calcext:value-type="float">
            <text:p>0.01058</text:p>
          </table:table-cell>
          <table:table-cell table:style-name="ce24" office:value-type="string" calcext:value-type="string">
            <text:p>2,073,853,018</text:p>
          </table:table-cell>
          <table:table-cell table:number-columns-repeated="1016"/>
        </table:table-row>
        <table:table-row table:style-name="ro1">
          <table:table-cell table:style-name="ce9" table:formula="of:=[.A300]+1" office:value-type="float" office:value="299" calcext:value-type="float">
            <text:p>299</text:p>
          </table:table-cell>
          <table:table-cell table:style-name="ce15" table:formula="of:=RAND()*180" office:value-type="float" office:value="34.5539810371333" calcext:value-type="float">
            <text:p>34.5539810371333</text:p>
          </table:table-cell>
          <table:table-cell table:style-name="ce15" table:formula="of:=RAND()*180" office:value-type="float" office:value="93.4267226746535" calcext:value-type="float">
            <text:p>93.4267226746535</text:p>
          </table:table-cell>
          <table:table-cell table:style-name="ce15" table:formula="of:=RAND()*180" office:value-type="float" office:value="119.014442233656" calcext:value-type="float">
            <text:p>119.01444223365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1]*EXP([.C301]/180)-[.D301]/([.C301]^2))/180" office:value-type="float" office:value="0.322506629525925" calcext:value-type="float">
            <text:p>0.322506629525925</text:p>
          </table:table-cell>
          <table:table-cell table:style-name="ce21" table:formula="of:=0.01*([.B301]+[.B301]^2*0.1+[.C301]*[.D301])/([.C301]*[.D301]-[.B301])" office:value-type="float" office:value="0.0101700612945387" calcext:value-type="float">
            <text:p>0.01017</text:p>
          </table:table-cell>
          <table:table-cell table:style-name="ce24" office:value-type="string" calcext:value-type="string">
            <text:p>210,095,406</text:p>
          </table:table-cell>
          <table:table-cell table:number-columns-repeated="1016"/>
        </table:table-row>
        <table:table-row table:style-name="ro1">
          <table:table-cell table:style-name="ce9" table:formula="of:=[.A301]+1" office:value-type="float" office:value="300" calcext:value-type="float">
            <text:p>300</text:p>
          </table:table-cell>
          <table:table-cell table:style-name="ce15" table:formula="of:=RAND()*180" office:value-type="float" office:value="94.3488319998634" calcext:value-type="float">
            <text:p>94.3488319998634</text:p>
          </table:table-cell>
          <table:table-cell table:style-name="ce15" table:formula="of:=RAND()*180" office:value-type="float" office:value="68.3733893166675" calcext:value-type="float">
            <text:p>68.3733893166675</text:p>
          </table:table-cell>
          <table:table-cell table:style-name="ce15" table:formula="of:=RAND()*180" office:value-type="float" office:value="34.3036083024618" calcext:value-type="float">
            <text:p>34.303608302461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2]*EXP([.C302]/180)-[.D302]/([.C302]^2))/180" office:value-type="float" office:value="0.766317280280599" calcext:value-type="float">
            <text:p>0.766317280280599</text:p>
          </table:table-cell>
          <table:table-cell table:style-name="ce21" table:formula="of:=0.01*([.B302]+[.B302]^2*0.1+[.C302]*[.D302])/([.C302]*[.D302]-[.B302])" office:value-type="float" office:value="0.0147926143384041" calcext:value-type="float">
            <text:p>0.01479</text:p>
          </table:table-cell>
          <table:table-cell table:style-name="ce24" office:value-type="string" calcext:value-type="string">
            <text:p>2,128,055,084</text:p>
          </table:table-cell>
          <table:table-cell table:number-columns-repeated="1016"/>
        </table:table-row>
        <table:table-row table:style-name="ro1">
          <table:table-cell table:style-name="ce9" table:formula="of:=[.A302]+1" office:value-type="float" office:value="301" calcext:value-type="float">
            <text:p>301</text:p>
          </table:table-cell>
          <table:table-cell table:style-name="ce15" table:formula="of:=RAND()*180" office:value-type="float" office:value="151.163956110517" calcext:value-type="float">
            <text:p>151.163956110517</text:p>
          </table:table-cell>
          <table:table-cell table:style-name="ce15" table:formula="of:=RAND()*180" office:value-type="float" office:value="103.295948105047" calcext:value-type="float">
            <text:p>103.295948105047</text:p>
          </table:table-cell>
          <table:table-cell table:style-name="ce15" table:formula="of:=RAND()*180" office:value-type="float" office:value="57.7954416090602" calcext:value-type="float">
            <text:p>57.795441609060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3]*EXP([.C303]/180)-[.D303]/([.C303]^2))/180" office:value-type="float" office:value="1.49071279431315" calcext:value-type="float">
            <text:p>1.49071279431315</text:p>
          </table:table-cell>
          <table:table-cell table:style-name="ce21" table:formula="of:=0.01*([.B303]+[.B303]^2*0.1+[.C303]*[.D303])/([.C303]*[.D303]-[.B303])" office:value-type="float" office:value="0.0144465362496379" calcext:value-type="float">
            <text:p>0.01445</text:p>
          </table:table-cell>
          <table:table-cell table:style-name="ce24" office:value-type="string" calcext:value-type="string">
            <text:p>2,155,156,117</text:p>
          </table:table-cell>
          <table:table-cell table:number-columns-repeated="1016"/>
        </table:table-row>
        <table:table-row table:style-name="ro1">
          <table:table-cell table:style-name="ce9" table:formula="of:=[.A303]+1" office:value-type="float" office:value="302" calcext:value-type="float">
            <text:p>302</text:p>
          </table:table-cell>
          <table:table-cell table:style-name="ce15" table:formula="of:=RAND()*180" office:value-type="float" office:value="0.837506884961241" calcext:value-type="float">
            <text:p>0.837506884961241</text:p>
          </table:table-cell>
          <table:table-cell table:style-name="ce15" table:formula="of:=RAND()*180" office:value-type="float" office:value="13.0848330913421" calcext:value-type="float">
            <text:p>13.0848330913421</text:p>
          </table:table-cell>
          <table:table-cell table:style-name="ce15" table:formula="of:=RAND()*180" office:value-type="float" office:value="137.047694654452" calcext:value-type="float">
            <text:p>137.04769465445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04]*EXP([.C304]/180)-[.D304]/([.C304]^2))/180" office:value-type="float" office:value="0.000556686286829646" calcext:value-type="float">
            <text:p>0.00055668628683</text:p>
          </table:table-cell>
          <table:table-cell table:style-name="ce21" table:formula="of:=0.01*([.B304]+[.B304]^2*0.1+[.C304]*[.D304])/([.C304]*[.D304]-[.B304])" office:value-type="float" office:value="0.0100097363706448" calcext:value-type="float">
            <text:p>0.01001</text:p>
          </table:table-cell>
          <table:table-cell table:style-name="ce24" office:value-type="string" calcext:value-type="string">
            <text:p>218,225,716</text:p>
          </table:table-cell>
          <table:table-cell table:number-columns-repeated="1016"/>
        </table:table-row>
        <table:table-row table:style-name="ro1">
          <table:table-cell table:style-name="ce9" table:formula="of:=[.A304]+1" office:value-type="float" office:value="303" calcext:value-type="float">
            <text:p>303</text:p>
          </table:table-cell>
          <table:table-cell table:style-name="ce15" table:formula="of:=RAND()*180" office:value-type="float" office:value="142.178383586761" calcext:value-type="float">
            <text:p>142.178383586761</text:p>
          </table:table-cell>
          <table:table-cell table:style-name="ce15" table:formula="of:=RAND()*180" office:value-type="float" office:value="117.025769582525" calcext:value-type="float">
            <text:p>117.025769582525</text:p>
          </table:table-cell>
          <table:table-cell table:style-name="ce15" table:formula="of:=RAND()*180" office:value-type="float" office:value="155.030247616537" calcext:value-type="float">
            <text:p>155.03024761653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5]*EXP([.C305]/180)-[.D305]/([.C305]^2))/180" office:value-type="float" office:value="1.51320095537427" calcext:value-type="float">
            <text:p>1.51320095537427</text:p>
          </table:table-cell>
          <table:table-cell table:style-name="ce21" table:formula="of:=0.01*([.B305]+[.B305]^2*0.1+[.C305]*[.D305])/([.C305]*[.D305]-[.B305])" office:value-type="float" office:value="0.0112809891580183" calcext:value-type="float">
            <text:p>0.01128</text:p>
          </table:table-cell>
          <table:table-cell table:style-name="ce25" office:value-type="string" calcext:value-type="string">
            <text:p>2,209,358,184</text:p>
          </table:table-cell>
          <table:table-cell table:number-columns-repeated="1016"/>
        </table:table-row>
        <table:table-row table:style-name="ro1">
          <table:table-cell table:style-name="ce9" table:formula="of:=[.A305]+1" office:value-type="float" office:value="304" calcext:value-type="float">
            <text:p>304</text:p>
          </table:table-cell>
          <table:table-cell table:style-name="ce15" table:formula="of:=RAND()*180" office:value-type="float" office:value="105.396802530783" calcext:value-type="float">
            <text:p>105.396802530783</text:p>
          </table:table-cell>
          <table:table-cell table:style-name="ce15" table:formula="of:=RAND()*180" office:value-type="float" office:value="144.730030261512" calcext:value-type="float">
            <text:p>144.730030261512</text:p>
          </table:table-cell>
          <table:table-cell table:style-name="ce15" table:formula="of:=RAND()*180" office:value-type="float" office:value="100.582307086016" calcext:value-type="float">
            <text:p>100.58230708601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6]*EXP([.C306]/180)-[.D306]/([.C306]^2))/180" office:value-type="float" office:value="1.30840754527002" calcext:value-type="float">
            <text:p>1.30840754527002</text:p>
          </table:table-cell>
          <table:table-cell table:style-name="ce21" table:formula="of:=0.01*([.B306]+[.B306]^2*0.1+[.C306]*[.D306])/([.C306]*[.D306]-[.B306])" office:value-type="float" office:value="0.0109145120767437" calcext:value-type="float">
            <text:p>0.01091</text:p>
          </table:table-cell>
          <table:table-cell table:style-name="ce25" office:value-type="string" calcext:value-type="string">
            <text:p>2,236,459,217</text:p>
          </table:table-cell>
          <table:table-cell table:number-columns-repeated="1016"/>
        </table:table-row>
        <table:table-row table:style-name="ro1">
          <table:table-cell table:style-name="ce9" table:formula="of:=[.A306]+1" office:value-type="float" office:value="305" calcext:value-type="float">
            <text:p>305</text:p>
          </table:table-cell>
          <table:table-cell table:style-name="ce15" table:formula="of:=RAND()*180" office:value-type="float" office:value="46.5838904371554" calcext:value-type="float">
            <text:p>46.5838904371554</text:p>
          </table:table-cell>
          <table:table-cell table:style-name="ce15" table:formula="of:=RAND()*180" office:value-type="float" office:value="63.7709649493441" calcext:value-type="float">
            <text:p>63.7709649493441</text:p>
          </table:table-cell>
          <table:table-cell table:style-name="ce15" table:formula="of:=RAND()*180" office:value-type="float" office:value="17.808753589096" calcext:value-type="float">
            <text:p>17.80875358909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7]*EXP([.C307]/180)-[.D307]/([.C307]^2))/180" office:value-type="float" office:value="0.368805861837531" calcext:value-type="float">
            <text:p>0.368805861837531</text:p>
          </table:table-cell>
          <table:table-cell table:style-name="ce21" table:formula="of:=0.01*([.B307]+[.B307]^2*0.1+[.C307]*[.D307])/([.C307]*[.D307]-[.B307])" office:value-type="float" office:value="0.0128479880149794" calcext:value-type="float">
            <text:p>0.01285</text:p>
          </table:table-cell>
          <table:table-cell table:style-name="ce25" office:value-type="string" calcext:value-type="string">
            <text:p>2,263,560,250</text:p>
          </table:table-cell>
          <table:table-cell table:number-columns-repeated="1016"/>
        </table:table-row>
        <table:table-row table:style-name="ro1">
          <table:table-cell table:style-name="ce9" table:formula="of:=[.A307]+1" office:value-type="float" office:value="306" calcext:value-type="float">
            <text:p>306</text:p>
          </table:table-cell>
          <table:table-cell table:style-name="ce15" table:formula="of:=RAND()*180" office:value-type="float" office:value="96.3931875732459" calcext:value-type="float">
            <text:p>96.3931875732459</text:p>
          </table:table-cell>
          <table:table-cell table:style-name="ce15" table:formula="of:=RAND()*180" office:value-type="float" office:value="41.7774984298846" calcext:value-type="float">
            <text:p>41.7774984298846</text:p>
          </table:table-cell>
          <table:table-cell table:style-name="ce15" table:formula="of:=RAND()*180" office:value-type="float" office:value="141.584200162092" calcext:value-type="float">
            <text:p>141.58420016209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8]*EXP([.C308]/180)-[.D308]/([.C308]^2))/180" office:value-type="float" office:value="0.674966935418516" calcext:value-type="float">
            <text:p>0.674966935418516</text:p>
          </table:table-cell>
          <table:table-cell table:style-name="ce21" table:formula="of:=0.01*([.B308]+[.B308]^2*0.1+[.C308]*[.D308])/([.C308]*[.D308]-[.B308])" office:value-type="float" office:value="0.0119282013278009" calcext:value-type="float">
            <text:p>0.01193</text:p>
          </table:table-cell>
          <table:table-cell table:style-name="ce25" office:value-type="string" calcext:value-type="string">
            <text:p>2,290,661,283</text:p>
          </table:table-cell>
          <table:table-cell table:number-columns-repeated="1016"/>
        </table:table-row>
        <table:table-row table:style-name="ro1">
          <table:table-cell table:style-name="ce9" table:formula="of:=[.A308]+1" office:value-type="float" office:value="307" calcext:value-type="float">
            <text:p>307</text:p>
          </table:table-cell>
          <table:table-cell table:style-name="ce15" table:formula="of:=RAND()*180" office:value-type="float" office:value="85.9255657508119" calcext:value-type="float">
            <text:p>85.9255657508119</text:p>
          </table:table-cell>
          <table:table-cell table:style-name="ce15" table:formula="of:=RAND()*180" office:value-type="float" office:value="105.04319821308" calcext:value-type="float">
            <text:p>105.04319821308</text:p>
          </table:table-cell>
          <table:table-cell table:style-name="ce15" table:formula="of:=RAND()*180" office:value-type="float" office:value="138.899873201085" calcext:value-type="float">
            <text:p>138.89987320108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09]*EXP([.C309]/180)-[.D309]/([.C309]^2))/180" office:value-type="float" office:value="0.85557300132776" calcext:value-type="float">
            <text:p>0.85557300132776</text:p>
          </table:table-cell>
          <table:table-cell table:style-name="ce21" table:formula="of:=0.01*([.B309]+[.B309]^2*0.1+[.C309]*[.D309])/([.C309]*[.D309]-[.B309])" office:value-type="float" office:value="0.0106275070267254" calcext:value-type="float">
            <text:p>0.01063</text:p>
          </table:table-cell>
          <table:table-cell table:style-name="ce25" office:value-type="string" calcext:value-type="string">
            <text:p>2,317,762,317</text:p>
          </table:table-cell>
          <table:table-cell table:number-columns-repeated="1016"/>
        </table:table-row>
        <table:table-row table:style-name="ro1">
          <table:table-cell table:style-name="ce9" table:formula="of:=[.A309]+1" office:value-type="float" office:value="308" calcext:value-type="float">
            <text:p>308</text:p>
          </table:table-cell>
          <table:table-cell table:style-name="ce15" table:formula="of:=RAND()*180" office:value-type="float" office:value="45.2128323415094" calcext:value-type="float">
            <text:p>45.2128323415094</text:p>
          </table:table-cell>
          <table:table-cell table:style-name="ce15" table:formula="of:=RAND()*180" office:value-type="float" office:value="39.7376404125637" calcext:value-type="float">
            <text:p>39.7376404125637</text:p>
          </table:table-cell>
          <table:table-cell table:style-name="ce15" table:formula="of:=RAND()*180" office:value-type="float" office:value="35.5905792994355" calcext:value-type="float">
            <text:p>35.590579299435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0]*EXP([.C310]/180)-[.D310]/([.C310]^2))/180" office:value-type="float" office:value="0.313106757762144" calcext:value-type="float">
            <text:p>0.313106757762144</text:p>
          </table:table-cell>
          <table:table-cell table:style-name="ce21" table:formula="of:=0.01*([.B310]+[.B310]^2*0.1+[.C310]*[.D310])/([.C310]*[.D310]-[.B310])" office:value-type="float" office:value="0.0121536158148617" calcext:value-type="float">
            <text:p>0.01215</text:p>
          </table:table-cell>
          <table:table-cell table:style-name="ce25" office:value-type="string" calcext:value-type="string">
            <text:p>2,344,863,350</text:p>
          </table:table-cell>
          <table:table-cell table:number-columns-repeated="1016"/>
        </table:table-row>
        <table:table-row table:style-name="ro1">
          <table:table-cell table:style-name="ce9" table:formula="of:=[.A310]+1" office:value-type="float" office:value="309" calcext:value-type="float">
            <text:p>309</text:p>
          </table:table-cell>
          <table:table-cell table:style-name="ce15" table:formula="of:=RAND()*180" office:value-type="float" office:value="36.5953833581858" calcext:value-type="float">
            <text:p>36.5953833581858</text:p>
          </table:table-cell>
          <table:table-cell table:style-name="ce15" table:formula="of:=RAND()*180" office:value-type="float" office:value="6.62070115536694" calcext:value-type="float">
            <text:p>6.62070115536694</text:p>
          </table:table-cell>
          <table:table-cell table:style-name="ce15" table:formula="of:=RAND()*180" office:value-type="float" office:value="116.033567109983" calcext:value-type="float">
            <text:p>116.03356710998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1]*EXP([.C311]/180)-[.D311]/([.C311]^2))/180" office:value-type="float" office:value="0.196218619097119" calcext:value-type="float">
            <text:p>0.196218619097119</text:p>
          </table:table-cell>
          <table:table-cell table:style-name="ce21" table:formula="of:=0.01*([.B311]+[.B311]^2*0.1+[.C311]*[.D311])/([.C311]*[.D311]-[.B311])" office:value-type="float" office:value="0.0128308501270741" calcext:value-type="float">
            <text:p>0.01283</text:p>
          </table:table-cell>
          <table:table-cell table:style-name="ce25" office:value-type="string" calcext:value-type="string">
            <text:p>2,371,964,383</text:p>
          </table:table-cell>
          <table:table-cell table:number-columns-repeated="1016"/>
        </table:table-row>
        <table:table-row table:style-name="ro1">
          <table:table-cell table:style-name="ce9" table:formula="of:=[.A311]+1" office:value-type="float" office:value="310" calcext:value-type="float">
            <text:p>310</text:p>
          </table:table-cell>
          <table:table-cell table:style-name="ce15" table:formula="of:=RAND()*180" office:value-type="float" office:value="86.1422412591605" calcext:value-type="float">
            <text:p>86.1422412591605</text:p>
          </table:table-cell>
          <table:table-cell table:style-name="ce15" table:formula="of:=RAND()*180" office:value-type="float" office:value="87.8018102952028" calcext:value-type="float">
            <text:p>87.8018102952028</text:p>
          </table:table-cell>
          <table:table-cell table:style-name="ce15" table:formula="of:=RAND()*180" office:value-type="float" office:value="68.5562378307014" calcext:value-type="float">
            <text:p>68.556237830701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12]*EXP([.C312]/180)-[.D312]/([.C312]^2))/180" office:value-type="float" office:value="0.779398739040665" calcext:value-type="float">
            <text:p>0.779398739040665</text:p>
          </table:table-cell>
          <table:table-cell table:style-name="ce21" table:formula="of:=0.01*([.B312]+[.B312]^2*0.1+[.C312]*[.D312])/([.C312]*[.D312]-[.B312])" office:value-type="float" office:value="0.0115410403207628" calcext:value-type="float">
            <text:p>0.01154</text:p>
          </table:table-cell>
          <table:table-cell table:style-name="ce25" office:value-type="string" calcext:value-type="string">
            <text:p>2,399,065,416</text:p>
          </table:table-cell>
          <table:table-cell table:number-columns-repeated="1016"/>
        </table:table-row>
        <table:table-row table:style-name="ro1">
          <table:table-cell table:style-name="ce9" table:formula="of:=[.A312]+1" office:value-type="float" office:value="311" calcext:value-type="float">
            <text:p>311</text:p>
          </table:table-cell>
          <table:table-cell table:style-name="ce15" table:formula="of:=RAND()*180" office:value-type="float" office:value="125.921034146328" calcext:value-type="float">
            <text:p>125.921034146328</text:p>
          </table:table-cell>
          <table:table-cell table:style-name="ce15" table:formula="of:=RAND()*180" office:value-type="float" office:value="0.354242425896299" calcext:value-type="float">
            <text:p>0.354242425896299</text:p>
          </table:table-cell>
          <table:table-cell table:style-name="ce15" table:formula="of:=RAND()*180" office:value-type="float" office:value="88.1934781356665" calcext:value-type="float">
            <text:p>88.193478135666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3]*EXP([.C313]/180)-[.D313]/([.C313]^2))/180" office:value-type="float" office:value="-3.20353714658107" calcext:value-type="float">
            <text:p>-3.20353714658107</text:p>
          </table:table-cell>
          <table:table-cell table:style-name="ce21" table:formula="of:=0.01*([.B313]+[.B313]^2*0.1+[.C313]*[.D313])/([.C313]*[.D313]-[.B313])" office:value-type="float" office:value="-0.184071504622397" calcext:value-type="float">
            <text:p>-0.18407</text:p>
          </table:table-cell>
          <table:table-cell table:style-name="ce26" office:value-type="string" calcext:value-type="string">
            <text:p>2,426,166,449</text:p>
          </table:table-cell>
          <table:table-cell table:number-columns-repeated="1016"/>
        </table:table-row>
        <table:table-row table:style-name="ro1">
          <table:table-cell table:style-name="ce9" table:formula="of:=[.A313]+1" office:value-type="float" office:value="312" calcext:value-type="float">
            <text:p>312</text:p>
          </table:table-cell>
          <table:table-cell table:style-name="ce15" table:formula="of:=RAND()*180" office:value-type="float" office:value="30.8980578891517" calcext:value-type="float">
            <text:p>30.8980578891517</text:p>
          </table:table-cell>
          <table:table-cell table:style-name="ce15" table:formula="of:=RAND()*180" office:value-type="float" office:value="111.765924209735" calcext:value-type="float">
            <text:p>111.765924209735</text:p>
          </table:table-cell>
          <table:table-cell table:style-name="ce15" table:formula="of:=RAND()*180" office:value-type="float" office:value="98.6479338838011" calcext:value-type="float">
            <text:p>98.647933883801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4]*EXP([.C314]/180)-[.D314]/([.C314]^2))/180" office:value-type="float" office:value="0.319346329278401" calcext:value-type="float">
            <text:p>0.319346329278401</text:p>
          </table:table-cell>
          <table:table-cell table:style-name="ce21" table:formula="of:=0.01*([.B314]+[.B314]^2*0.1+[.C314]*[.D314])/([.C314]*[.D314]-[.B314])" office:value-type="float" office:value="0.0101430387717068" calcext:value-type="float">
            <text:p>0.01014</text:p>
          </table:table-cell>
          <table:table-cell table:style-name="ce26" office:value-type="string" calcext:value-type="string">
            <text:p>2,453,267,483</text:p>
          </table:table-cell>
          <table:table-cell table:number-columns-repeated="1016"/>
        </table:table-row>
        <table:table-row table:style-name="ro1">
          <table:table-cell table:style-name="ce9" table:formula="of:=[.A314]+1" office:value-type="float" office:value="313" calcext:value-type="float">
            <text:p>313</text:p>
          </table:table-cell>
          <table:table-cell table:style-name="ce15" table:formula="of:=RAND()*180" office:value-type="float" office:value="178.808457028653" calcext:value-type="float">
            <text:p>178.808457028653</text:p>
          </table:table-cell>
          <table:table-cell table:style-name="ce15" table:formula="of:=RAND()*180" office:value-type="float" office:value="11.2237289073253" calcext:value-type="float">
            <text:p>11.2237289073253</text:p>
          </table:table-cell>
          <table:table-cell table:style-name="ce15" table:formula="of:=RAND()*180" office:value-type="float" office:value="91.0843175503292" calcext:value-type="float">
            <text:p>91.084317550329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5]*EXP([.C315]/180)-[.D315]/([.C315]^2))/180" office:value-type="float" office:value="1.05327656591177" calcext:value-type="float">
            <text:p>1.05327656591177</text:p>
          </table:table-cell>
          <table:table-cell table:style-name="ce21" table:formula="of:=0.01*([.B315]+[.B315]^2*0.1+[.C315]*[.D315])/([.C315]*[.D315]-[.B315])" office:value-type="float" office:value="0.0521443392399607" calcext:value-type="float">
            <text:p>0.05214</text:p>
          </table:table-cell>
          <table:table-cell table:style-name="ce26" office:value-type="string" calcext:value-type="string">
            <text:p>2,480,368,516</text:p>
          </table:table-cell>
          <table:table-cell table:number-columns-repeated="1016"/>
        </table:table-row>
        <table:table-row table:style-name="ro1">
          <table:table-cell table:style-name="ce9" table:formula="of:=[.A315]+1" office:value-type="float" office:value="314" calcext:value-type="float">
            <text:p>314</text:p>
          </table:table-cell>
          <table:table-cell table:style-name="ce15" table:formula="of:=RAND()*180" office:value-type="float" office:value="4.47777585478517" calcext:value-type="float">
            <text:p>4.47777585478517</text:p>
          </table:table-cell>
          <table:table-cell table:style-name="ce15" table:formula="of:=RAND()*180" office:value-type="float" office:value="12.9115165332227" calcext:value-type="float">
            <text:p>12.9115165332227</text:p>
          </table:table-cell>
          <table:table-cell table:style-name="ce15" table:formula="of:=RAND()*180" office:value-type="float" office:value="110.01114834905" calcext:value-type="float">
            <text:p>110.0111483490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6]*EXP([.C316]/180)-[.D316]/([.C316]^2))/180" office:value-type="float" office:value="0.0230603534303063" calcext:value-type="float">
            <text:p>0.023060353430306</text:p>
          </table:table-cell>
          <table:table-cell table:style-name="ce21" table:formula="of:=0.01*([.B316]+[.B316]^2*0.1+[.C316]*[.D316])/([.C316]*[.D316]-[.B316])" office:value-type="float" office:value="0.0100774090263246" calcext:value-type="float">
            <text:p>0.01008</text:p>
          </table:table-cell>
          <table:table-cell table:style-name="ce26" office:value-type="string" calcext:value-type="string">
            <text:p>2,507,469,549</text:p>
          </table:table-cell>
          <table:table-cell table:number-columns-repeated="1016"/>
        </table:table-row>
        <table:table-row table:style-name="ro1">
          <table:table-cell table:style-name="ce9" table:formula="of:=[.A316]+1" office:value-type="float" office:value="315" calcext:value-type="float">
            <text:p>315</text:p>
          </table:table-cell>
          <table:table-cell table:style-name="ce15" table:formula="of:=RAND()*180" office:value-type="float" office:value="168.328607475782" calcext:value-type="float">
            <text:p>168.328607475782</text:p>
          </table:table-cell>
          <table:table-cell table:style-name="ce15" table:formula="of:=RAND()*180" office:value-type="float" office:value="44.4613596922839" calcext:value-type="float">
            <text:p>44.4613596922839</text:p>
          </table:table-cell>
          <table:table-cell table:style-name="ce15" table:formula="of:=RAND()*180" office:value-type="float" office:value="8.43192916752723" calcext:value-type="float">
            <text:p>8.4319291675272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7]*EXP([.C317]/180)-[.D317]/([.C317]^2))/180" office:value-type="float" office:value="1.19715627637236" calcext:value-type="float">
            <text:p>1.19715627637236</text:p>
          </table:table-cell>
          <table:table-cell table:style-name="ce21" table:formula="of:=0.01*([.B317]+[.B317]^2*0.1+[.C317]*[.D317])/([.C317]*[.D317]-[.B317])" office:value-type="float" office:value="0.163466817088667" calcext:value-type="float">
            <text:p>0.16347</text:p>
          </table:table-cell>
          <table:table-cell table:style-name="ce26" office:value-type="string" calcext:value-type="string">
            <text:p>2,534,570,582</text:p>
          </table:table-cell>
          <table:table-cell table:number-columns-repeated="1016"/>
        </table:table-row>
        <table:table-row table:style-name="ro1">
          <table:table-cell table:style-name="ce9" table:formula="of:=[.A317]+1" office:value-type="float" office:value="316" calcext:value-type="float">
            <text:p>316</text:p>
          </table:table-cell>
          <table:table-cell table:style-name="ce15" table:formula="of:=RAND()*180" office:value-type="float" office:value="130.919796971588" calcext:value-type="float">
            <text:p>130.919796971588</text:p>
          </table:table-cell>
          <table:table-cell table:style-name="ce15" table:formula="of:=RAND()*180" office:value-type="float" office:value="122.138569472232" calcext:value-type="float">
            <text:p>122.138569472232</text:p>
          </table:table-cell>
          <table:table-cell table:style-name="ce15" table:formula="of:=RAND()*180" office:value-type="float" office:value="165.830330381239" calcext:value-type="float">
            <text:p>165.83033038123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8]*EXP([.C318]/180)-[.D318]/([.C318]^2))/180" office:value-type="float" office:value="1.43351945283959" calcext:value-type="float">
            <text:p>1.43351945283959</text:p>
          </table:table-cell>
          <table:table-cell table:style-name="ce21" table:formula="of:=0.01*([.B318]+[.B318]^2*0.1+[.C318]*[.D318])/([.C318]*[.D318]-[.B318])" office:value-type="float" office:value="0.0109818633488197" calcext:value-type="float">
            <text:p>0.01098</text:p>
          </table:table-cell>
          <table:table-cell table:style-name="ce26" office:value-type="string" calcext:value-type="string">
            <text:p>2,561,671,615</text:p>
          </table:table-cell>
          <table:table-cell table:number-columns-repeated="1016"/>
        </table:table-row>
        <table:table-row table:style-name="ro1">
          <table:table-cell table:style-name="ce9" table:formula="of:=[.A318]+1" office:value-type="float" office:value="317" calcext:value-type="float">
            <text:p>317</text:p>
          </table:table-cell>
          <table:table-cell table:style-name="ce15" table:formula="of:=RAND()*180" office:value-type="float" office:value="130.474943231792" calcext:value-type="float">
            <text:p>130.474943231792</text:p>
          </table:table-cell>
          <table:table-cell table:style-name="ce15" table:formula="of:=RAND()*180" office:value-type="float" office:value="36.6709112859254" calcext:value-type="float">
            <text:p>36.6709112859254</text:p>
          </table:table-cell>
          <table:table-cell table:style-name="ce15" table:formula="of:=RAND()*180" office:value-type="float" office:value="19.4817021823293" calcext:value-type="float">
            <text:p>19.481702182329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19]*EXP([.C319]/180)-[.D319]/([.C319]^2))/180" office:value-type="float" office:value="0.888572588911295" calcext:value-type="float">
            <text:p>0.888572588911295</text:p>
          </table:table-cell>
          <table:table-cell table:style-name="ce21" table:formula="of:=0.01*([.B319]+[.B319]^2*0.1+[.C319]*[.D319])/([.C319]*[.D319]-[.B319])" office:value-type="float" office:value="0.0436221465993737" calcext:value-type="float">
            <text:p>0.04362</text:p>
          </table:table-cell>
          <table:table-cell table:style-name="ce26" office:value-type="string" calcext:value-type="string">
            <text:p>2,588,772,649</text:p>
          </table:table-cell>
          <table:table-cell table:number-columns-repeated="1016"/>
        </table:table-row>
        <table:table-row table:style-name="ro1">
          <table:table-cell table:style-name="ce9" table:formula="of:=[.A319]+1" office:value-type="float" office:value="318" calcext:value-type="float">
            <text:p>318</text:p>
          </table:table-cell>
          <table:table-cell table:style-name="ce15" table:formula="of:=RAND()*180" office:value-type="float" office:value="22.7363554996983" calcext:value-type="float">
            <text:p>22.7363554996983</text:p>
          </table:table-cell>
          <table:table-cell table:style-name="ce15" table:formula="of:=RAND()*180" office:value-type="float" office:value="62.0218726253699" calcext:value-type="float">
            <text:p>62.0218726253699</text:p>
          </table:table-cell>
          <table:table-cell table:style-name="ce15" table:formula="of:=RAND()*180" office:value-type="float" office:value="53.7936466691369" calcext:value-type="float">
            <text:p>53.793646669136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20]*EXP([.C320]/180)-[.D320]/([.C320]^2))/180" office:value-type="float" office:value="0.178197718036277" calcext:value-type="float">
            <text:p>0.178197718036277</text:p>
          </table:table-cell>
          <table:table-cell table:style-name="ce21" table:formula="of:=0.01*([.B320]+[.B320]^2*0.1+[.C320]*[.D320])/([.C320]*[.D320]-[.B320])" office:value-type="float" office:value="0.0102932325510527" calcext:value-type="float">
            <text:p>0.01029</text:p>
          </table:table-cell>
          <table:table-cell table:style-name="ce26" office:value-type="string" calcext:value-type="string">
            <text:p>2,615,873,682</text:p>
          </table:table-cell>
          <table:table-cell table:number-columns-repeated="1016"/>
        </table:table-row>
        <table:table-row table:style-name="ro1">
          <table:table-cell table:style-name="ce9" table:formula="of:=[.A320]+1" office:value-type="float" office:value="319" calcext:value-type="float">
            <text:p>319</text:p>
          </table:table-cell>
          <table:table-cell table:style-name="ce15" table:formula="of:=RAND()*180" office:value-type="float" office:value="78.297628430321" calcext:value-type="float">
            <text:p>78.297628430321</text:p>
          </table:table-cell>
          <table:table-cell table:style-name="ce15" table:formula="of:=RAND()*180" office:value-type="float" office:value="133.288219364759" calcext:value-type="float">
            <text:p>133.288219364759</text:p>
          </table:table-cell>
          <table:table-cell table:style-name="ce15" table:formula="of:=RAND()*180" office:value-type="float" office:value="74.7242928881775" calcext:value-type="float">
            <text:p>74.724292888177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1]*EXP([.C321]/180)-[.D321]/([.C321]^2))/180" office:value-type="float" office:value="0.912127909614383" calcext:value-type="float">
            <text:p>0.912127909614383</text:p>
          </table:table-cell>
          <table:table-cell table:style-name="ce21" table:formula="of:=0.01*([.B321]+[.B321]^2*0.1+[.C321]*[.D321])/([.C321]*[.D321]-[.B321])" office:value-type="float" office:value="0.0107788712666015" calcext:value-type="float">
            <text:p>0.01078</text:p>
          </table:table-cell>
          <table:table-cell table:style-name="ce22" office:value-type="string" calcext:value-type="string">
            <text:p>2,642,974,715</text:p>
          </table:table-cell>
          <table:table-cell table:number-columns-repeated="1016"/>
        </table:table-row>
        <table:table-row table:style-name="ro1">
          <table:table-cell table:style-name="ce9" table:formula="of:=[.A321]+1" office:value-type="float" office:value="320" calcext:value-type="float">
            <text:p>320</text:p>
          </table:table-cell>
          <table:table-cell table:style-name="ce15" table:formula="of:=RAND()*180" office:value-type="float" office:value="108.72852114855" calcext:value-type="float">
            <text:p>108.72852114855</text:p>
          </table:table-cell>
          <table:table-cell table:style-name="ce15" table:formula="of:=RAND()*180" office:value-type="float" office:value="84.1692421735903" calcext:value-type="float">
            <text:p>84.1692421735903</text:p>
          </table:table-cell>
          <table:table-cell table:style-name="ce15" table:formula="of:=RAND()*180" office:value-type="float" office:value="6.99344084774873" calcext:value-type="float">
            <text:p>6.9934408477487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2]*EXP([.C322]/180)-[.D322]/([.C322]^2))/180" office:value-type="float" office:value="0.964156653266666" calcext:value-type="float">
            <text:p>0.964156653266666</text:p>
          </table:table-cell>
          <table:table-cell table:style-name="ce21" table:formula="of:=0.01*([.B322]+[.B322]^2*0.1+[.C322]*[.D322])/([.C322]*[.D322]-[.B322])" office:value-type="float" office:value="0.0391651225199768" calcext:value-type="float">
            <text:p>0.03917</text:p>
          </table:table-cell>
          <table:table-cell table:style-name="ce22" office:value-type="string" calcext:value-type="string">
            <text:p>2,670,075,748</text:p>
          </table:table-cell>
          <table:table-cell table:number-columns-repeated="1016"/>
        </table:table-row>
        <table:table-row table:style-name="ro1">
          <table:table-cell table:style-name="ce9" table:formula="of:=[.A322]+1" office:value-type="float" office:value="321" calcext:value-type="float">
            <text:p>321</text:p>
          </table:table-cell>
          <table:table-cell table:style-name="ce15" table:formula="of:=RAND()*180" office:value-type="float" office:value="168.529652840874" calcext:value-type="float">
            <text:p>168.529652840874</text:p>
          </table:table-cell>
          <table:table-cell table:style-name="ce15" table:formula="of:=RAND()*180" office:value-type="float" office:value="90.6941271570981" calcext:value-type="float">
            <text:p>90.6941271570981</text:p>
          </table:table-cell>
          <table:table-cell table:style-name="ce15" table:formula="of:=RAND()*180" office:value-type="float" office:value="86.7173473169632" calcext:value-type="float">
            <text:p>86.717347316963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3]*EXP([.C323]/180)-[.D323]/([.C323]^2))/180" office:value-type="float" office:value="1.54956357944435" calcext:value-type="float">
            <text:p>1.54956357944435</text:p>
          </table:table-cell>
          <table:table-cell table:style-name="ce21" table:formula="of:=0.01*([.B323]+[.B323]^2*0.1+[.C323]*[.D323])/([.C323]*[.D323]-[.B323])" office:value-type="float" office:value="0.0141283667155692" calcext:value-type="float">
            <text:p>0.01413</text:p>
          </table:table-cell>
          <table:table-cell table:style-name="ce22" office:value-type="string" calcext:value-type="string">
            <text:p>269,717,679</text:p>
          </table:table-cell>
          <table:table-cell table:number-columns-repeated="1016"/>
        </table:table-row>
        <table:table-row table:style-name="ro1">
          <table:table-cell table:style-name="ce9" table:formula="of:=[.A323]+1" office:value-type="float" office:value="322" calcext:value-type="float">
            <text:p>322</text:p>
          </table:table-cell>
          <table:table-cell table:style-name="ce15" table:formula="of:=RAND()*180" office:value-type="float" office:value="33.1558564075598" calcext:value-type="float">
            <text:p>33.1558564075598</text:p>
          </table:table-cell>
          <table:table-cell table:style-name="ce15" table:formula="of:=RAND()*180" office:value-type="float" office:value="114.630407441661" calcext:value-type="float">
            <text:p>114.630407441661</text:p>
          </table:table-cell>
          <table:table-cell table:style-name="ce15" table:formula="of:=RAND()*180" office:value-type="float" office:value="178.881507689043" calcext:value-type="float">
            <text:p>178.88150768904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4]*EXP([.C324]/180)-[.D324]/([.C324]^2))/180" office:value-type="float" office:value="0.348150960604298" calcext:value-type="float">
            <text:p>0.348150960604298</text:p>
          </table:table-cell>
          <table:table-cell table:style-name="ce21" table:formula="of:=0.01*([.B324]+[.B324]^2*0.1+[.C324]*[.D324])/([.C324]*[.D324]-[.B324])" office:value-type="float" office:value="0.0100860892422402" calcext:value-type="float">
            <text:p>0.01009</text:p>
          </table:table-cell>
          <table:table-cell table:style-name="ce22" office:value-type="string" calcext:value-type="string">
            <text:p>2,724,277,815</text:p>
          </table:table-cell>
          <table:table-cell table:number-columns-repeated="1016"/>
        </table:table-row>
        <table:table-row table:style-name="ro1">
          <table:table-cell table:style-name="ce9" table:formula="of:=[.A324]+1" office:value-type="float" office:value="323" calcext:value-type="float">
            <text:p>323</text:p>
          </table:table-cell>
          <table:table-cell table:style-name="ce15" table:formula="of:=RAND()*180" office:value-type="float" office:value="133.001895073509" calcext:value-type="float">
            <text:p>133.001895073509</text:p>
          </table:table-cell>
          <table:table-cell table:style-name="ce15" table:formula="of:=RAND()*180" office:value-type="float" office:value="29.9945901830138" calcext:value-type="float">
            <text:p>29.9945901830138</text:p>
          </table:table-cell>
          <table:table-cell table:style-name="ce15" table:formula="of:=RAND()*180" office:value-type="float" office:value="21.2815200962406" calcext:value-type="float">
            <text:p>21.281520096240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5]*EXP([.C325]/180)-[.D325]/([.C325]^2))/180" office:value-type="float" office:value="0.872748871214238" calcext:value-type="float">
            <text:p>0.872748871214238</text:p>
          </table:table-cell>
          <table:table-cell table:style-name="ce21" table:formula="of:=0.01*([.B325]+[.B325]^2*0.1+[.C325]*[.D325])/([.C325]*[.D325]-[.B325])" office:value-type="float" office:value="0.050269921102776" calcext:value-type="float">
            <text:p>0.05027</text:p>
          </table:table-cell>
          <table:table-cell table:style-name="ce22" office:value-type="string" calcext:value-type="string">
            <text:p>2,751,378,848</text:p>
          </table:table-cell>
          <table:table-cell table:number-columns-repeated="1016"/>
        </table:table-row>
        <table:table-row table:style-name="ro1">
          <table:table-cell table:style-name="ce9" table:formula="of:=[.A325]+1" office:value-type="float" office:value="324" calcext:value-type="float">
            <text:p>324</text:p>
          </table:table-cell>
          <table:table-cell table:style-name="ce15" table:formula="of:=RAND()*180" office:value-type="float" office:value="61.5377426990179" calcext:value-type="float">
            <text:p>61.5377426990179</text:p>
          </table:table-cell>
          <table:table-cell table:style-name="ce15" table:formula="of:=RAND()*180" office:value-type="float" office:value="19.65605832063" calcext:value-type="float">
            <text:p>19.65605832063</text:p>
          </table:table-cell>
          <table:table-cell table:style-name="ce15" table:formula="of:=RAND()*180" office:value-type="float" office:value="70.9333955084282" calcext:value-type="float">
            <text:p>70.933395508428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6]*EXP([.C326]/180)-[.D326]/([.C326]^2))/180" office:value-type="float" office:value="0.380304047568661" calcext:value-type="float">
            <text:p>0.380304047568661</text:p>
          </table:table-cell>
          <table:table-cell table:style-name="ce21" table:formula="of:=0.01*([.B326]+[.B326]^2*0.1+[.C326]*[.D326])/([.C326]*[.D326]-[.B326])" office:value-type="float" office:value="0.0137649310222942" calcext:value-type="float">
            <text:p>0.01376</text:p>
          </table:table-cell>
          <table:table-cell table:style-name="ce22" office:value-type="string" calcext:value-type="string">
            <text:p>277,847,989</text:p>
          </table:table-cell>
          <table:table-cell table:number-columns-repeated="1016"/>
        </table:table-row>
        <table:table-row table:style-name="ro1">
          <table:table-cell table:style-name="ce9" table:formula="of:=[.A326]+1" office:value-type="float" office:value="325" calcext:value-type="float">
            <text:p>325</text:p>
          </table:table-cell>
          <table:table-cell table:style-name="ce15" table:formula="of:=RAND()*180" office:value-type="float" office:value="66.0899054314554" calcext:value-type="float">
            <text:p>66.0899054314554</text:p>
          </table:table-cell>
          <table:table-cell table:style-name="ce15" table:formula="of:=RAND()*180" office:value-type="float" office:value="147.375763222159" calcext:value-type="float">
            <text:p>147.375763222159</text:p>
          </table:table-cell>
          <table:table-cell table:style-name="ce15" table:formula="of:=RAND()*180" office:value-type="float" office:value="168.869136433013" calcext:value-type="float">
            <text:p>168.86913643301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7]*EXP([.C327]/180)-[.D327]/([.C327]^2))/180" office:value-type="float" office:value="0.832569587977592" calcext:value-type="float">
            <text:p>0.832569587977592</text:p>
          </table:table-cell>
          <table:table-cell table:style-name="ce21" table:formula="of:=0.01*([.B327]+[.B327]^2*0.1+[.C327]*[.D327])/([.C327]*[.D327]-[.B327])" office:value-type="float" office:value="0.0102292270406686" calcext:value-type="float">
            <text:p>0.01023</text:p>
          </table:table-cell>
          <table:table-cell table:style-name="ce22" office:value-type="string" calcext:value-type="string">
            <text:p>2,805,580,914</text:p>
          </table:table-cell>
          <table:table-cell table:number-columns-repeated="1016"/>
        </table:table-row>
        <table:table-row table:style-name="ro1">
          <table:table-cell table:style-name="ce9" table:formula="of:=[.A327]+1" office:value-type="float" office:value="326" calcext:value-type="float">
            <text:p>326</text:p>
          </table:table-cell>
          <table:table-cell table:style-name="ce15" table:formula="of:=RAND()*180" office:value-type="float" office:value="26.182148018916" calcext:value-type="float">
            <text:p>26.182148018916</text:p>
          </table:table-cell>
          <table:table-cell table:style-name="ce15" table:formula="of:=RAND()*180" office:value-type="float" office:value="49.4576240985992" calcext:value-type="float">
            <text:p>49.4576240985992</text:p>
          </table:table-cell>
          <table:table-cell table:style-name="ce15" table:formula="of:=RAND()*180" office:value-type="float" office:value="176.7671013786" calcext:value-type="float">
            <text:p>176.767101378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28]*EXP([.C328]/180)-[.D328]/([.C328]^2))/180" office:value-type="float" office:value="0.191051227282625" calcext:value-type="float">
            <text:p>0.191051227282625</text:p>
          </table:table-cell>
          <table:table-cell table:style-name="ce21" table:formula="of:=0.01*([.B328]+[.B328]^2*0.1+[.C328]*[.D328])/([.C328]*[.D328]-[.B328])" office:value-type="float" office:value="0.0101387226248424" calcext:value-type="float">
            <text:p>0.01014</text:p>
          </table:table-cell>
          <table:table-cell table:style-name="ce22" office:value-type="string" calcext:value-type="string">
            <text:p>2,832,681,947</text:p>
          </table:table-cell>
          <table:table-cell table:number-columns-repeated="1016"/>
        </table:table-row>
        <table:table-row table:style-name="ro1">
          <table:table-cell table:style-name="ce9" table:formula="of:=[.A328]+1" office:value-type="float" office:value="327" calcext:value-type="float">
            <text:p>327</text:p>
          </table:table-cell>
          <table:table-cell table:style-name="ce15" table:formula="of:=RAND()*180" office:value-type="float" office:value="176.668775934054" calcext:value-type="float">
            <text:p>176.668775934054</text:p>
          </table:table-cell>
          <table:table-cell table:style-name="ce15" table:formula="of:=RAND()*180" office:value-type="float" office:value="84.8485239511441" calcext:value-type="float">
            <text:p>84.8485239511441</text:p>
          </table:table-cell>
          <table:table-cell table:style-name="ce15" table:formula="of:=RAND()*180" office:value-type="float" office:value="145.757530865628" calcext:value-type="float">
            <text:p>145.75753086562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29]*EXP([.C329]/180)-[.D329]/([.C329]^2))/180" office:value-type="float" office:value="1.57244064950705" calcext:value-type="float">
            <text:p>1.57244064950705</text:p>
          </table:table-cell>
          <table:table-cell table:style-name="ce21" table:formula="of:=0.01*([.B329]+[.B329]^2*0.1+[.C329]*[.D329])/([.C329]*[.D329]-[.B329])" office:value-type="float" office:value="0.0128501559045219" calcext:value-type="float">
            <text:p>0.01285</text:p>
          </table:table-cell>
          <table:table-cell table:style-name="ce23" office:value-type="string" calcext:value-type="string">
            <text:p>285,978,299</text:p>
          </table:table-cell>
          <table:table-cell table:number-columns-repeated="1016"/>
        </table:table-row>
        <table:table-row table:style-name="ro1">
          <table:table-cell table:style-name="ce9" table:formula="of:=[.A329]+1" office:value-type="float" office:value="328" calcext:value-type="float">
            <text:p>328</text:p>
          </table:table-cell>
          <table:table-cell table:style-name="ce15" table:formula="of:=RAND()*180" office:value-type="float" office:value="74.0406632192331" calcext:value-type="float">
            <text:p>74.0406632192331</text:p>
          </table:table-cell>
          <table:table-cell table:style-name="ce15" table:formula="of:=RAND()*180" office:value-type="float" office:value="170.587704272164" calcext:value-type="float">
            <text:p>170.587704272164</text:p>
          </table:table-cell>
          <table:table-cell table:style-name="ce15" table:formula="of:=RAND()*180" office:value-type="float" office:value="46.6294586374562" calcext:value-type="float">
            <text:p>46.629458637456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0]*EXP([.C330]/180)-[.D330]/([.C330]^2))/180" office:value-type="float" office:value="1.06115578095929" calcext:value-type="float">
            <text:p>1.06115578095929</text:p>
          </table:table-cell>
          <table:table-cell table:style-name="ce21" table:formula="of:=0.01*([.B330]+[.B330]^2*0.1+[.C330]*[.D330])/([.C330]*[.D330]-[.B330])" office:value-type="float" office:value="0.0108835665873246" calcext:value-type="float">
            <text:p>0.01088</text:p>
          </table:table-cell>
          <table:table-cell table:style-name="ce23" office:value-type="string" calcext:value-type="string">
            <text:p>2,886,884,014</text:p>
          </table:table-cell>
          <table:table-cell table:number-columns-repeated="1016"/>
        </table:table-row>
        <table:table-row table:style-name="ro1">
          <table:table-cell table:style-name="ce9" table:formula="of:=[.A330]+1" office:value-type="float" office:value="329" calcext:value-type="float">
            <text:p>329</text:p>
          </table:table-cell>
          <table:table-cell table:style-name="ce15" table:formula="of:=RAND()*180" office:value-type="float" office:value="177.137368679495" calcext:value-type="float">
            <text:p>177.137368679495</text:p>
          </table:table-cell>
          <table:table-cell table:style-name="ce15" table:formula="of:=RAND()*180" office:value-type="float" office:value="31.6484551393344" calcext:value-type="float">
            <text:p>31.6484551393344</text:p>
          </table:table-cell>
          <table:table-cell table:style-name="ce15" table:formula="of:=RAND()*180" office:value-type="float" office:value="80.8030394873571" calcext:value-type="float">
            <text:p>80.803039487357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1]*EXP([.C331]/180)-[.D331]/([.C331]^2))/180" office:value-type="float" office:value="1.17282030121132" calcext:value-type="float">
            <text:p>1.17282030121132</text:p>
          </table:table-cell>
          <table:table-cell table:style-name="ce21" table:formula="of:=0.01*([.B331]+[.B331]^2*0.1+[.C331]*[.D331])/([.C331]*[.D331]-[.B331])" office:value-type="float" office:value="0.0246714854299175" calcext:value-type="float">
            <text:p>0.02467</text:p>
          </table:table-cell>
          <table:table-cell table:style-name="ce23" office:value-type="string" calcext:value-type="string">
            <text:p>2,913,985,047</text:p>
          </table:table-cell>
          <table:table-cell table:number-columns-repeated="1016"/>
        </table:table-row>
        <table:table-row table:style-name="ro1">
          <table:table-cell table:style-name="ce9" table:formula="of:=[.A331]+1" office:value-type="float" office:value="330" calcext:value-type="float">
            <text:p>330</text:p>
          </table:table-cell>
          <table:table-cell table:style-name="ce15" table:formula="of:=RAND()*180" office:value-type="float" office:value="113.066463657532" calcext:value-type="float">
            <text:p>113.066463657532</text:p>
          </table:table-cell>
          <table:table-cell table:style-name="ce15" table:formula="of:=RAND()*180" office:value-type="float" office:value="23.7781026512597" calcext:value-type="float">
            <text:p>23.7781026512597</text:p>
          </table:table-cell>
          <table:table-cell table:style-name="ce15" table:formula="of:=RAND()*180" office:value-type="float" office:value="171.609959924569" calcext:value-type="float">
            <text:p>171.60995992456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2]*EXP([.C332]/180)-[.D332]/([.C332]^2))/180" office:value-type="float" office:value="0.715169656129408" calcext:value-type="float">
            <text:p>0.715169656129408</text:p>
          </table:table-cell>
          <table:table-cell table:style-name="ce21" table:formula="of:=0.01*([.B332]+[.B332]^2*0.1+[.C332]*[.D332])/([.C332]*[.D332]-[.B332])" office:value-type="float" office:value="0.0137921567381952" calcext:value-type="float">
            <text:p>0.01379</text:p>
          </table:table-cell>
          <table:table-cell table:style-name="ce23" office:value-type="string" calcext:value-type="string">
            <text:p>2,941,086,080</text:p>
          </table:table-cell>
          <table:table-cell table:number-columns-repeated="1016"/>
        </table:table-row>
        <table:table-row table:style-name="ro1">
          <table:table-cell table:style-name="ce9" table:formula="of:=[.A332]+1" office:value-type="float" office:value="331" calcext:value-type="float">
            <text:p>331</text:p>
          </table:table-cell>
          <table:table-cell table:style-name="ce15" table:formula="of:=RAND()*180" office:value-type="float" office:value="52.0226216235957" calcext:value-type="float">
            <text:p>52.0226216235957</text:p>
          </table:table-cell>
          <table:table-cell table:style-name="ce15" table:formula="of:=RAND()*180" office:value-type="float" office:value="87.6760810676618" calcext:value-type="float">
            <text:p>87.6760810676618</text:p>
          </table:table-cell>
          <table:table-cell table:style-name="ce15" table:formula="of:=RAND()*180" office:value-type="float" office:value="97.8990152876738" calcext:value-type="float">
            <text:p>97.899015287673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3]*EXP([.C333]/180)-[.D333]/([.C333]^2))/180" office:value-type="float" office:value="0.470321262699608" calcext:value-type="float">
            <text:p>0.470321262699608</text:p>
          </table:table-cell>
          <table:table-cell table:style-name="ce21" table:formula="of:=0.01*([.B333]+[.B333]^2*0.1+[.C333]*[.D333])/([.C333]*[.D333]-[.B333])" office:value-type="float" office:value="0.0104391793432849" calcext:value-type="float">
            <text:p>0.01044</text:p>
          </table:table-cell>
          <table:table-cell table:style-name="ce23" office:value-type="string" calcext:value-type="string">
            <text:p>2,968,187,113</text:p>
          </table:table-cell>
          <table:table-cell table:number-columns-repeated="1016"/>
        </table:table-row>
        <table:table-row table:style-name="ro1">
          <table:table-cell table:style-name="ce9" table:formula="of:=[.A333]+1" office:value-type="float" office:value="332" calcext:value-type="float">
            <text:p>332</text:p>
          </table:table-cell>
          <table:table-cell table:style-name="ce15" table:formula="of:=RAND()*180" office:value-type="float" office:value="50.0031804270497" calcext:value-type="float">
            <text:p>50.0031804270497</text:p>
          </table:table-cell>
          <table:table-cell table:style-name="ce15" table:formula="of:=RAND()*180" office:value-type="float" office:value="153.916563281746" calcext:value-type="float">
            <text:p>153.916563281746</text:p>
          </table:table-cell>
          <table:table-cell table:style-name="ce15" table:formula="of:=RAND()*180" office:value-type="float" office:value="154.757164605036" calcext:value-type="float">
            <text:p>154.7571646050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4]*EXP([.C334]/180)-[.D334]/([.C334]^2))/180" office:value-type="float" office:value="0.653224914141906" calcext:value-type="float">
            <text:p>0.653224914141906</text:p>
          </table:table-cell>
          <table:table-cell table:style-name="ce21" table:formula="of:=0.01*([.B334]+[.B334]^2*0.1+[.C334]*[.D334])/([.C334]*[.D334]-[.B334])" office:value-type="float" office:value="0.0101472624167311" calcext:value-type="float">
            <text:p>0.01015</text:p>
          </table:table-cell>
          <table:table-cell table:style-name="ce23" office:value-type="string" calcext:value-type="string">
            <text:p>2,995,288,147</text:p>
          </table:table-cell>
          <table:table-cell table:number-columns-repeated="1016"/>
        </table:table-row>
        <table:table-row table:style-name="ro1">
          <table:table-cell table:style-name="ce9" table:formula="of:=[.A334]+1" office:value-type="float" office:value="333" calcext:value-type="float">
            <text:p>333</text:p>
          </table:table-cell>
          <table:table-cell table:style-name="ce15" table:formula="of:=RAND()*180" office:value-type="float" office:value="57.3787488308213" calcext:value-type="float">
            <text:p>57.3787488308213</text:p>
          </table:table-cell>
          <table:table-cell table:style-name="ce15" table:formula="of:=RAND()*180" office:value-type="float" office:value="47.3942334055797" calcext:value-type="float">
            <text:p>47.3942334055797</text:p>
          </table:table-cell>
          <table:table-cell table:style-name="ce15" table:formula="of:=RAND()*180" office:value-type="float" office:value="38.6952222647872" calcext:value-type="float">
            <text:p>38.695222264787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5]*EXP([.C335]/180)-[.D335]/([.C335]^2))/180" office:value-type="float" office:value="0.414694860149911" calcext:value-type="float">
            <text:p>0.414694860149911</text:p>
          </table:table-cell>
          <table:table-cell table:style-name="ce21" table:formula="of:=0.01*([.B335]+[.B335]^2*0.1+[.C335]*[.D335])/([.C335]*[.D335]-[.B335])" office:value-type="float" office:value="0.0124991650548612" calcext:value-type="float">
            <text:p>0.01250</text:p>
          </table:table-cell>
          <table:table-cell table:style-name="ce23" office:value-type="string" calcext:value-type="string">
            <text:p>3,022,389,180</text:p>
          </table:table-cell>
          <table:table-cell table:number-columns-repeated="1016"/>
        </table:table-row>
        <table:table-row table:style-name="ro1">
          <table:table-cell table:style-name="ce9" table:formula="of:=[.A335]+1" office:value-type="float" office:value="334" calcext:value-type="float">
            <text:p>334</text:p>
          </table:table-cell>
          <table:table-cell table:style-name="ce15" table:formula="of:=RAND()*180" office:value-type="float" office:value="142.338530938837" calcext:value-type="float">
            <text:p>142.338530938837</text:p>
          </table:table-cell>
          <table:table-cell table:style-name="ce15" table:formula="of:=RAND()*180" office:value-type="float" office:value="105.06909854723" calcext:value-type="float">
            <text:p>105.06909854723</text:p>
          </table:table-cell>
          <table:table-cell table:style-name="ce15" table:formula="of:=RAND()*180" office:value-type="float" office:value="147.299913630255" calcext:value-type="float">
            <text:p>147.29991363025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36]*EXP([.C336]/180)-[.D336]/([.C336]^2))/180" office:value-type="float" office:value="1.41753055533111" calcext:value-type="float">
            <text:p>1.41753055533111</text:p>
          </table:table-cell>
          <table:table-cell table:style-name="ce21" table:formula="of:=0.01*([.B336]+[.B336]^2*0.1+[.C336]*[.D336])/([.C336]*[.D336]-[.B336])" office:value-type="float" office:value="0.0115068820802074" calcext:value-type="float">
            <text:p>0.01151</text:p>
          </table:table-cell>
          <table:table-cell table:style-name="ce23" office:value-type="string" calcext:value-type="string">
            <text:p>3,049,490,213</text:p>
          </table:table-cell>
          <table:table-cell table:number-columns-repeated="1016"/>
        </table:table-row>
        <table:table-row table:style-name="ro1">
          <table:table-cell table:style-name="ce9" table:formula="of:=[.A336]+1" office:value-type="float" office:value="335" calcext:value-type="float">
            <text:p>335</text:p>
          </table:table-cell>
          <table:table-cell table:style-name="ce15" table:formula="of:=RAND()*180" office:value-type="float" office:value="59.3331922267319" calcext:value-type="float">
            <text:p>59.3331922267319</text:p>
          </table:table-cell>
          <table:table-cell table:style-name="ce15" table:formula="of:=RAND()*180" office:value-type="float" office:value="93.5407258409312" calcext:value-type="float">
            <text:p>93.5407258409312</text:p>
          </table:table-cell>
          <table:table-cell table:style-name="ce15" table:formula="of:=RAND()*180" office:value-type="float" office:value="39.9282809975252" calcext:value-type="float">
            <text:p>39.928280997525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37]*EXP([.C337]/180)-[.D337]/([.C337]^2))/180" office:value-type="float" office:value="0.554236931823923" calcext:value-type="float">
            <text:p>0.554236931823923</text:p>
          </table:table-cell>
          <table:table-cell table:style-name="ce21" table:formula="of:=0.01*([.B337]+[.B337]^2*0.1+[.C337]*[.D337])/([.C337]*[.D337]-[.B337])" office:value-type="float" office:value="0.0112806366156159" calcext:value-type="float">
            <text:p>0.01128</text:p>
          </table:table-cell>
          <table:table-cell table:style-name="ce24" office:value-type="string" calcext:value-type="string">
            <text:p>3,076,591,246</text:p>
          </table:table-cell>
          <table:table-cell table:number-columns-repeated="1016"/>
        </table:table-row>
        <table:table-row table:style-name="ro1">
          <table:table-cell table:style-name="ce9" table:formula="of:=[.A337]+1" office:value-type="float" office:value="336" calcext:value-type="float">
            <text:p>336</text:p>
          </table:table-cell>
          <table:table-cell table:style-name="ce15" table:formula="of:=RAND()*180" office:value-type="float" office:value="29.410709443882" calcext:value-type="float">
            <text:p>29.410709443882</text:p>
          </table:table-cell>
          <table:table-cell table:style-name="ce15" table:formula="of:=RAND()*180" office:value-type="float" office:value="1.12265291472558" calcext:value-type="float">
            <text:p>1.12265291472558</text:p>
          </table:table-cell>
          <table:table-cell table:style-name="ce15" table:formula="of:=RAND()*180" office:value-type="float" office:value="168.390230725931" calcext:value-type="float">
            <text:p>168.39023072593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38]*EXP([.C338]/180)-[.D338]/([.C338]^2))/180" office:value-type="float" office:value="-0.577840318347658" calcext:value-type="float">
            <text:p>-0.577840318347658</text:p>
          </table:table-cell>
          <table:table-cell table:style-name="ce21" table:formula="of:=0.01*([.B338]+[.B338]^2*0.1+[.C338]*[.D338])/([.C338]*[.D338]-[.B338])" office:value-type="float" office:value="0.0191034018417397" calcext:value-type="float">
            <text:p>0.01910</text:p>
          </table:table-cell>
          <table:table-cell table:style-name="ce24" office:value-type="string" calcext:value-type="string">
            <text:p>3,103,692,279</text:p>
          </table:table-cell>
          <table:table-cell table:number-columns-repeated="1016"/>
        </table:table-row>
        <table:table-row table:style-name="ro1">
          <table:table-cell table:style-name="ce9" table:formula="of:=[.A338]+1" office:value-type="float" office:value="337" calcext:value-type="float">
            <text:p>337</text:p>
          </table:table-cell>
          <table:table-cell table:style-name="ce15" table:formula="of:=RAND()*180" office:value-type="float" office:value="157.552413359992" calcext:value-type="float">
            <text:p>157.552413359992</text:p>
          </table:table-cell>
          <table:table-cell table:style-name="ce15" table:formula="of:=RAND()*180" office:value-type="float" office:value="164.752114531871" calcext:value-type="float">
            <text:p>164.752114531871</text:p>
          </table:table-cell>
          <table:table-cell table:style-name="ce15" table:formula="of:=RAND()*180" office:value-type="float" office:value="135.990386657728" calcext:value-type="float">
            <text:p>135.99038665772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39]*EXP([.C339]/180)-[.D339]/([.C339]^2))/180" office:value-type="float" office:value="2.1860103573544" calcext:value-type="float">
            <text:p>2.1860103573544</text:p>
          </table:table-cell>
          <table:table-cell table:style-name="ce21" table:formula="of:=0.01*([.B339]+[.B339]^2*0.1+[.C339]*[.D339])/([.C339]*[.D339]-[.B339])" office:value-type="float" office:value="0.0112574109282384" calcext:value-type="float">
            <text:p>0.01126</text:p>
          </table:table-cell>
          <table:table-cell table:style-name="ce24" office:value-type="string" calcext:value-type="string">
            <text:p>3,130,793,313</text:p>
          </table:table-cell>
          <table:table-cell table:number-columns-repeated="1016"/>
        </table:table-row>
        <table:table-row table:style-name="ro1">
          <table:table-cell table:style-name="ce9" table:formula="of:=[.A339]+1" office:value-type="float" office:value="338" calcext:value-type="float">
            <text:p>338</text:p>
          </table:table-cell>
          <table:table-cell table:style-name="ce15" table:formula="of:=RAND()*180" office:value-type="float" office:value="135.304365654483" calcext:value-type="float">
            <text:p>135.304365654483</text:p>
          </table:table-cell>
          <table:table-cell table:style-name="ce15" table:formula="of:=RAND()*180" office:value-type="float" office:value="54.1542375107468" calcext:value-type="float">
            <text:p>54.1542375107468</text:p>
          </table:table-cell>
          <table:table-cell table:style-name="ce15" table:formula="of:=RAND()*180" office:value-type="float" office:value="136.958627051436" calcext:value-type="float">
            <text:p>136.95862705143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0]*EXP([.C340]/180)-[.D340]/([.C340]^2))/180" office:value-type="float" office:value="1.01528698403951" calcext:value-type="float">
            <text:p>1.01528698403951</text:p>
          </table:table-cell>
          <table:table-cell table:style-name="ce21" table:formula="of:=0.01*([.B340]+[.B340]^2*0.1+[.C340]*[.D340])/([.C340]*[.D340]-[.B340])" office:value-type="float" office:value="0.0128858218086154" calcext:value-type="float">
            <text:p>0.01289</text:p>
          </table:table-cell>
          <table:table-cell table:style-name="ce24" office:value-type="string" calcext:value-type="string">
            <text:p>3,157,894,346</text:p>
          </table:table-cell>
          <table:table-cell table:number-columns-repeated="1016"/>
        </table:table-row>
        <table:table-row table:style-name="ro1">
          <table:table-cell table:style-name="ce9" table:formula="of:=[.A340]+1" office:value-type="float" office:value="339" calcext:value-type="float">
            <text:p>339</text:p>
          </table:table-cell>
          <table:table-cell table:style-name="ce15" table:formula="of:=RAND()*180" office:value-type="float" office:value="84.94145143502" calcext:value-type="float">
            <text:p>84.94145143502</text:p>
          </table:table-cell>
          <table:table-cell table:style-name="ce15" table:formula="of:=RAND()*180" office:value-type="float" office:value="143.790961342893" calcext:value-type="float">
            <text:p>143.790961342893</text:p>
          </table:table-cell>
          <table:table-cell table:style-name="ce15" table:formula="of:=RAND()*180" office:value-type="float" office:value="111.389724117218" calcext:value-type="float">
            <text:p>111.38972411721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1]*EXP([.C341]/180)-[.D341]/([.C341]^2))/180" office:value-type="float" office:value="1.04897710477551" calcext:value-type="float">
            <text:p>1.04897710477551</text:p>
          </table:table-cell>
          <table:table-cell table:style-name="ce21" table:formula="of:=0.01*([.B341]+[.B341]^2*0.1+[.C341]*[.D341])/([.C341]*[.D341]-[.B341])" office:value-type="float" office:value="0.0105594990253691" calcext:value-type="float">
            <text:p>0.01056</text:p>
          </table:table-cell>
          <table:table-cell table:style-name="ce24" office:value-type="string" calcext:value-type="string">
            <text:p>3,184,995,379</text:p>
          </table:table-cell>
          <table:table-cell table:number-columns-repeated="1016"/>
        </table:table-row>
        <table:table-row table:style-name="ro1">
          <table:table-cell table:style-name="ce9" table:formula="of:=[.A341]+1" office:value-type="float" office:value="340" calcext:value-type="float">
            <text:p>340</text:p>
          </table:table-cell>
          <table:table-cell table:style-name="ce15" table:formula="of:=RAND()*180" office:value-type="float" office:value="99.5369094081673" calcext:value-type="float">
            <text:p>99.5369094081673</text:p>
          </table:table-cell>
          <table:table-cell table:style-name="ce15" table:formula="of:=RAND()*180" office:value-type="float" office:value="147.526976331592" calcext:value-type="float">
            <text:p>147.526976331592</text:p>
          </table:table-cell>
          <table:table-cell table:style-name="ce15" table:formula="of:=RAND()*180" office:value-type="float" office:value="49.6230154988509" calcext:value-type="float">
            <text:p>49.623015498850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2]*EXP([.C342]/180)-[.D342]/([.C342]^2))/180" office:value-type="float" office:value="1.25502550293052" calcext:value-type="float">
            <text:p>1.25502550293052</text:p>
          </table:table-cell>
          <table:table-cell table:style-name="ce21" table:formula="of:=0.01*([.B342]+[.B342]^2*0.1+[.C342]*[.D342])/([.C342]*[.D342]-[.B342])" office:value-type="float" office:value="0.0116476957085739" calcext:value-type="float">
            <text:p>0.01165</text:p>
          </table:table-cell>
          <table:table-cell table:style-name="ce24" office:value-type="string" calcext:value-type="string">
            <text:p>3,212,096,412</text:p>
          </table:table-cell>
          <table:table-cell table:number-columns-repeated="1016"/>
        </table:table-row>
        <table:table-row table:style-name="ro1">
          <table:table-cell table:style-name="ce9" table:formula="of:=[.A342]+1" office:value-type="float" office:value="341" calcext:value-type="float">
            <text:p>341</text:p>
          </table:table-cell>
          <table:table-cell table:style-name="ce15" table:formula="of:=RAND()*180" office:value-type="float" office:value="101.717528274911" calcext:value-type="float">
            <text:p>101.717528274911</text:p>
          </table:table-cell>
          <table:table-cell table:style-name="ce15" table:formula="of:=RAND()*180" office:value-type="float" office:value="99.3322065679284" calcext:value-type="float">
            <text:p>99.3322065679284</text:p>
          </table:table-cell>
          <table:table-cell table:style-name="ce15" table:formula="of:=RAND()*180" office:value-type="float" office:value="87.7032967954063" calcext:value-type="float">
            <text:p>87.703296795406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3]*EXP([.C343]/180)-[.D343]/([.C343]^2))/180" office:value-type="float" office:value="0.981216703394197" calcext:value-type="float">
            <text:p>0.981216703394197</text:p>
          </table:table-cell>
          <table:table-cell table:style-name="ce21" table:formula="of:=0.01*([.B343]+[.B343]^2*0.1+[.C343]*[.D343])/([.C343]*[.D343]-[.B343])" office:value-type="float" office:value="0.0114379491503423" calcext:value-type="float">
            <text:p>0.01144</text:p>
          </table:table-cell>
          <table:table-cell table:style-name="ce24" office:value-type="string" calcext:value-type="string">
            <text:p>3,239,197,445</text:p>
          </table:table-cell>
          <table:table-cell table:number-columns-repeated="1016"/>
        </table:table-row>
        <table:table-row table:style-name="ro1">
          <table:table-cell table:style-name="ce9" table:formula="of:=[.A343]+1" office:value-type="float" office:value="342" calcext:value-type="float">
            <text:p>342</text:p>
          </table:table-cell>
          <table:table-cell table:style-name="ce15" table:formula="of:=RAND()*180" office:value-type="float" office:value="7.37523439709744" calcext:value-type="float">
            <text:p>7.37523439709744</text:p>
          </table:table-cell>
          <table:table-cell table:style-name="ce15" table:formula="of:=RAND()*180" office:value-type="float" office:value="105.49085482176" calcext:value-type="float">
            <text:p>105.49085482176</text:p>
          </table:table-cell>
          <table:table-cell table:style-name="ce15" table:formula="of:=RAND()*180" office:value-type="float" office:value="6.01763499322185" calcext:value-type="float">
            <text:p>6.0176349932218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44]*EXP([.C344]/180)-[.D344]/([.C344]^2))/180" office:value-type="float" office:value="0.07362212652465" calcext:value-type="float">
            <text:p>0.07362212652465</text:p>
          </table:table-cell>
          <table:table-cell table:style-name="ce21" table:formula="of:=0.01*([.B344]+[.B344]^2*0.1+[.C344]*[.D344])/([.C344]*[.D344]-[.B344])" office:value-type="float" office:value="0.0103217868095854" calcext:value-type="float">
            <text:p>0.01032</text:p>
          </table:table-cell>
          <table:table-cell table:style-name="ce24" office:value-type="string" calcext:value-type="string">
            <text:p>3,266,298,479</text:p>
          </table:table-cell>
          <table:table-cell table:number-columns-repeated="1016"/>
        </table:table-row>
        <table:table-row table:style-name="ro1">
          <table:table-cell table:style-name="ce9" table:formula="of:=[.A344]+1" office:value-type="float" office:value="343" calcext:value-type="float">
            <text:p>343</text:p>
          </table:table-cell>
          <table:table-cell table:style-name="ce15" table:formula="of:=RAND()*180" office:value-type="float" office:value="72.2061966382841" calcext:value-type="float">
            <text:p>72.2061966382841</text:p>
          </table:table-cell>
          <table:table-cell table:style-name="ce15" table:formula="of:=RAND()*180" office:value-type="float" office:value="12.4574073283038" calcext:value-type="float">
            <text:p>12.4574073283038</text:p>
          </table:table-cell>
          <table:table-cell table:style-name="ce15" table:formula="of:=RAND()*180" office:value-type="float" office:value="37.2748074157329" calcext:value-type="float">
            <text:p>37.274807415732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5]*EXP([.C345]/180)-[.D345]/([.C345]^2))/180" office:value-type="float" office:value="0.428556778674256" calcext:value-type="float">
            <text:p>0.428556778674256</text:p>
          </table:table-cell>
          <table:table-cell table:style-name="ce21" table:formula="of:=0.01*([.B345]+[.B345]^2*0.1+[.C345]*[.D345])/([.C345]*[.D345]-[.B345])" office:value-type="float" office:value="0.0269782152599403" calcext:value-type="float">
            <text:p>0.02698</text:p>
          </table:table-cell>
          <table:table-cell table:style-name="ce25" office:value-type="string" calcext:value-type="string">
            <text:p>3,293,399,512</text:p>
          </table:table-cell>
          <table:table-cell table:number-columns-repeated="1016"/>
        </table:table-row>
        <table:table-row table:style-name="ro1">
          <table:table-cell table:style-name="ce9" table:formula="of:=[.A345]+1" office:value-type="float" office:value="344" calcext:value-type="float">
            <text:p>344</text:p>
          </table:table-cell>
          <table:table-cell table:style-name="ce15" table:formula="of:=RAND()*180" office:value-type="float" office:value="96.3874302264204" calcext:value-type="float">
            <text:p>96.3874302264204</text:p>
          </table:table-cell>
          <table:table-cell table:style-name="ce15" table:formula="of:=RAND()*180" office:value-type="float" office:value="169.033929382774" calcext:value-type="float">
            <text:p>169.033929382774</text:p>
          </table:table-cell>
          <table:table-cell table:style-name="ce15" table:formula="of:=RAND()*180" office:value-type="float" office:value="41.2960737045314" calcext:value-type="float">
            <text:p>41.296073704531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6]*EXP([.C346]/180)-[.D346]/([.C346]^2))/180" office:value-type="float" office:value="1.36956130472851" calcext:value-type="float">
            <text:p>1.36956130472851</text:p>
          </table:table-cell>
          <table:table-cell table:style-name="ce21" table:formula="of:=0.01*([.B346]+[.B346]^2*0.1+[.C346]*[.D346])/([.C346]*[.D346]-[.B346])" office:value-type="float" office:value="0.0116296053955386" calcext:value-type="float">
            <text:p>0.01163</text:p>
          </table:table-cell>
          <table:table-cell table:style-name="ce25" office:value-type="string" calcext:value-type="string">
            <text:p>3,320,500,545</text:p>
          </table:table-cell>
          <table:table-cell table:number-columns-repeated="1016"/>
        </table:table-row>
        <table:table-row table:style-name="ro1">
          <table:table-cell table:style-name="ce9" table:formula="of:=[.A346]+1" office:value-type="float" office:value="345" calcext:value-type="float">
            <text:p>345</text:p>
          </table:table-cell>
          <table:table-cell table:style-name="ce15" table:formula="of:=RAND()*180" office:value-type="float" office:value="179.776826992803" calcext:value-type="float">
            <text:p>179.776826992803</text:p>
          </table:table-cell>
          <table:table-cell table:style-name="ce15" table:formula="of:=RAND()*180" office:value-type="float" office:value="160.046781170281" calcext:value-type="float">
            <text:p>160.046781170281</text:p>
          </table:table-cell>
          <table:table-cell table:style-name="ce15" table:formula="of:=RAND()*180" office:value-type="float" office:value="113.427774796703" calcext:value-type="float">
            <text:p>113.42777479670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7]*EXP([.C347]/180)-[.D347]/([.C347]^2))/180" office:value-type="float" office:value="2.43001648489047" calcext:value-type="float">
            <text:p>2.43001648489047</text:p>
          </table:table-cell>
          <table:table-cell table:style-name="ce21" table:formula="of:=0.01*([.B347]+[.B347]^2*0.1+[.C347]*[.D347])/([.C347]*[.D347]-[.B347])" office:value-type="float" office:value="0.011998180547794" calcext:value-type="float">
            <text:p>0.01200</text:p>
          </table:table-cell>
          <table:table-cell table:style-name="ce25" office:value-type="string" calcext:value-type="string">
            <text:p>3,347,601,578</text:p>
          </table:table-cell>
          <table:table-cell table:number-columns-repeated="1016"/>
        </table:table-row>
        <table:table-row table:style-name="ro1">
          <table:table-cell table:style-name="ce9" table:formula="of:=[.A347]+1" office:value-type="float" office:value="346" calcext:value-type="float">
            <text:p>346</text:p>
          </table:table-cell>
          <table:table-cell table:style-name="ce15" table:formula="of:=RAND()*180" office:value-type="float" office:value="155.398607810964" calcext:value-type="float">
            <text:p>155.398607810964</text:p>
          </table:table-cell>
          <table:table-cell table:style-name="ce15" table:formula="of:=RAND()*180" office:value-type="float" office:value="160.847327763551" calcext:value-type="float">
            <text:p>160.847327763551</text:p>
          </table:table-cell>
          <table:table-cell table:style-name="ce15" table:formula="of:=RAND()*180" office:value-type="float" office:value="33.7174990131721" calcext:value-type="float">
            <text:p>33.717499013172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8]*EXP([.C348]/180)-[.D348]/([.C348]^2))/180" office:value-type="float" office:value="2.10987659924044" calcext:value-type="float">
            <text:p>2.10987659924044</text:p>
          </table:table-cell>
          <table:table-cell table:style-name="ce21" table:formula="of:=0.01*([.B348]+[.B348]^2*0.1+[.C348]*[.D348])/([.C348]*[.D348]-[.B348])" office:value-type="float" office:value="0.0151740412822869" calcext:value-type="float">
            <text:p>0.01517</text:p>
          </table:table-cell>
          <table:table-cell table:style-name="ce25" office:value-type="string" calcext:value-type="string">
            <text:p>337,470,262</text:p>
          </table:table-cell>
          <table:table-cell table:number-columns-repeated="1016"/>
        </table:table-row>
        <table:table-row table:style-name="ro1">
          <table:table-cell table:style-name="ce9" table:formula="of:=[.A348]+1" office:value-type="float" office:value="347" calcext:value-type="float">
            <text:p>347</text:p>
          </table:table-cell>
          <table:table-cell table:style-name="ce15" table:formula="of:=RAND()*180" office:value-type="float" office:value="44.0444189094485" calcext:value-type="float">
            <text:p>44.0444189094485</text:p>
          </table:table-cell>
          <table:table-cell table:style-name="ce15" table:formula="of:=RAND()*180" office:value-type="float" office:value="93.0244059310068" calcext:value-type="float">
            <text:p>93.0244059310068</text:p>
          </table:table-cell>
          <table:table-cell table:style-name="ce15" table:formula="of:=RAND()*180" office:value-type="float" office:value="81.6569231285697" calcext:value-type="float">
            <text:p>81.656923128569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49]*EXP([.C349]/180)-[.D349]/([.C349]^2))/180" office:value-type="float" office:value="0.410210950235061" calcext:value-type="float">
            <text:p>0.410210950235061</text:p>
          </table:table-cell>
          <table:table-cell table:style-name="ce21" table:formula="of:=0.01*([.B349]+[.B349]^2*0.1+[.C349]*[.D349])/([.C349]*[.D349]-[.B349])" office:value-type="float" office:value="0.0103735147508837" calcext:value-type="float">
            <text:p>0.01037</text:p>
          </table:table-cell>
          <table:table-cell table:style-name="ce25" office:value-type="string" calcext:value-type="string">
            <text:p>3,401,803,645</text:p>
          </table:table-cell>
          <table:table-cell table:number-columns-repeated="1016"/>
        </table:table-row>
        <table:table-row table:style-name="ro1">
          <table:table-cell table:style-name="ce9" table:formula="of:=[.A349]+1" office:value-type="float" office:value="348" calcext:value-type="float">
            <text:p>348</text:p>
          </table:table-cell>
          <table:table-cell table:style-name="ce15" table:formula="of:=RAND()*180" office:value-type="float" office:value="30.3230850642385" calcext:value-type="float">
            <text:p>30.3230850642385</text:p>
          </table:table-cell>
          <table:table-cell table:style-name="ce15" table:formula="of:=RAND()*180" office:value-type="float" office:value="143.071432913912" calcext:value-type="float">
            <text:p>143.071432913912</text:p>
          </table:table-cell>
          <table:table-cell table:style-name="ce15" table:formula="of:=RAND()*180" office:value-type="float" office:value="18.4681017919819" calcext:value-type="float">
            <text:p>18.468101791981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50]*EXP([.C350]/180)-[.D350]/([.C350]^2))/180" office:value-type="float" office:value="0.372984024622839" calcext:value-type="float">
            <text:p>0.372984024622839</text:p>
          </table:table-cell>
          <table:table-cell table:style-name="ce21" table:formula="of:=0.01*([.B350]+[.B350]^2*0.1+[.C350]*[.D350])/([.C350]*[.D350]-[.B350])" office:value-type="float" office:value="0.010584222564298" calcext:value-type="float">
            <text:p>0.01058</text:p>
          </table:table-cell>
          <table:table-cell table:style-name="ce25" office:value-type="string" calcext:value-type="string">
            <text:p>3,428,904,678</text:p>
          </table:table-cell>
          <table:table-cell table:number-columns-repeated="1016"/>
        </table:table-row>
        <table:table-row table:style-name="ro1">
          <table:table-cell table:style-name="ce9" table:formula="of:=[.A350]+1" office:value-type="float" office:value="349" calcext:value-type="float">
            <text:p>349</text:p>
          </table:table-cell>
          <table:table-cell table:style-name="ce15" table:formula="of:=RAND()*180" office:value-type="float" office:value="132.784161107936" calcext:value-type="float">
            <text:p>132.784161107936</text:p>
          </table:table-cell>
          <table:table-cell table:style-name="ce15" table:formula="of:=RAND()*180" office:value-type="float" office:value="31.5520208757222" calcext:value-type="float">
            <text:p>31.5520208757222</text:p>
          </table:table-cell>
          <table:table-cell table:style-name="ce15" table:formula="of:=RAND()*180" office:value-type="float" office:value="37.1240553292947" calcext:value-type="float">
            <text:p>37.124055329294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51]*EXP([.C351]/180)-[.D351]/([.C351]^2))/180" office:value-type="float" office:value="0.878816998898275" calcext:value-type="float">
            <text:p>0.878816998898275</text:p>
          </table:table-cell>
          <table:table-cell table:style-name="ce21" table:formula="of:=0.01*([.B351]+[.B351]^2*0.1+[.C351]*[.D351])/([.C351]*[.D351]-[.B351])" office:value-type="float" office:value="0.029534180106995" calcext:value-type="float">
            <text:p>0.02953</text:p>
          </table:table-cell>
          <table:table-cell table:style-name="ce25" office:value-type="string" calcext:value-type="string">
            <text:p>345,600,572</text:p>
          </table:table-cell>
          <table:table-cell table:number-columns-repeated="1016"/>
        </table:table-row>
        <table:table-row table:style-name="ro1">
          <table:table-cell table:style-name="ce9" table:formula="of:=[.A351]+1" office:value-type="float" office:value="350" calcext:value-type="float">
            <text:p>350</text:p>
          </table:table-cell>
          <table:table-cell table:style-name="ce15" table:formula="of:=RAND()*180" office:value-type="float" office:value="174.935226547464" calcext:value-type="float">
            <text:p>174.935226547464</text:p>
          </table:table-cell>
          <table:table-cell table:style-name="ce15" table:formula="of:=RAND()*180" office:value-type="float" office:value="119.083693415295" calcext:value-type="float">
            <text:p>119.083693415295</text:p>
          </table:table-cell>
          <table:table-cell table:style-name="ce15" table:formula="of:=RAND()*180" office:value-type="float" office:value="86.2971323236803" calcext:value-type="float">
            <text:p>86.297132323680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52]*EXP([.C352]/180)-[.D352]/([.C352]^2))/180" office:value-type="float" office:value="1.88328396633394" calcext:value-type="float">
            <text:p>1.88328396633394</text:p>
          </table:table-cell>
          <table:table-cell table:style-name="ce21" table:formula="of:=0.01*([.B352]+[.B352]^2*0.1+[.C352]*[.D352])/([.C352]*[.D352]-[.B352])" office:value-type="float" office:value="0.0133757902370456" calcext:value-type="float">
            <text:p>0.01338</text:p>
          </table:table-cell>
          <table:table-cell table:style-name="ce25" office:value-type="string" calcext:value-type="string">
            <text:p>3,483,106,744</text:p>
          </table:table-cell>
          <table:table-cell table:number-columns-repeated="1016"/>
        </table:table-row>
        <table:table-row table:style-name="ro1">
          <table:table-cell table:style-name="ce9" table:formula="of:=[.A352]+1" office:value-type="float" office:value="351" calcext:value-type="float">
            <text:p>351</text:p>
          </table:table-cell>
          <table:table-cell table:style-name="ce15" table:formula="of:=RAND()*180" office:value-type="float" office:value="168.689315670365" calcext:value-type="float">
            <text:p>168.689315670365</text:p>
          </table:table-cell>
          <table:table-cell table:style-name="ce15" table:formula="of:=RAND()*180" office:value-type="float" office:value="71.0725188221197" calcext:value-type="float">
            <text:p>71.0725188221197</text:p>
          </table:table-cell>
          <table:table-cell table:style-name="ce15" table:formula="of:=RAND()*180" office:value-type="float" office:value="7.04360258902396" calcext:value-type="float">
            <text:p>7.0436025890239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3]*EXP([.C353]/180)-[.D353]/([.C353]^2))/180" office:value-type="float" office:value="1.39088962516247" calcext:value-type="float">
            <text:p>1.39088962516247</text:p>
          </table:table-cell>
          <table:table-cell table:style-name="ce21" table:formula="of:=0.01*([.B353]+[.B353]^2*0.1+[.C353]*[.D353])/([.C353]*[.D353]-[.B353])" office:value-type="float" office:value="0.105897005630975" calcext:value-type="float">
            <text:p>0.10590</text:p>
          </table:table-cell>
          <table:table-cell table:style-name="ce26" office:value-type="string" calcext:value-type="string">
            <text:p>3,510,207,777</text:p>
          </table:table-cell>
          <table:table-cell table:number-columns-repeated="1016"/>
        </table:table-row>
        <table:table-row table:style-name="ro1">
          <table:table-cell table:style-name="ce9" table:formula="of:=[.A353]+1" office:value-type="float" office:value="352" calcext:value-type="float">
            <text:p>352</text:p>
          </table:table-cell>
          <table:table-cell table:style-name="ce15" table:formula="of:=RAND()*180" office:value-type="float" office:value="78.6320447657866" calcext:value-type="float">
            <text:p>78.6320447657866</text:p>
          </table:table-cell>
          <table:table-cell table:style-name="ce15" table:formula="of:=RAND()*180" office:value-type="float" office:value="145.898254325769" calcext:value-type="float">
            <text:p>145.898254325769</text:p>
          </table:table-cell>
          <table:table-cell table:style-name="ce15" table:formula="of:=RAND()*180" office:value-type="float" office:value="40.3582529094078" calcext:value-type="float">
            <text:p>40.358252909407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4]*EXP([.C354]/180)-[.D354]/([.C354]^2))/180" office:value-type="float" office:value="0.982512312452389" calcext:value-type="float">
            <text:p>0.982512312452389</text:p>
          </table:table-cell>
          <table:table-cell table:style-name="ce21" table:formula="of:=0.01*([.B354]+[.B354]^2*0.1+[.C354]*[.D354])/([.C354]*[.D354]-[.B354])" office:value-type="float" office:value="0.0113349772694268" calcext:value-type="float">
            <text:p>0.01133</text:p>
          </table:table-cell>
          <table:table-cell table:style-name="ce26" office:value-type="string" calcext:value-type="string">
            <text:p>353,730,882</text:p>
          </table:table-cell>
          <table:table-cell table:number-columns-repeated="1016"/>
        </table:table-row>
        <table:table-row table:style-name="ro1">
          <table:table-cell table:style-name="ce9" table:formula="of:=[.A354]+1" office:value-type="float" office:value="353" calcext:value-type="float">
            <text:p>353</text:p>
          </table:table-cell>
          <table:table-cell table:style-name="ce15" table:formula="of:=RAND()*180" office:value-type="float" office:value="84.740950160518" calcext:value-type="float">
            <text:p>84.740950160518</text:p>
          </table:table-cell>
          <table:table-cell table:style-name="ce15" table:formula="of:=RAND()*180" office:value-type="float" office:value="21.2156549214681" calcext:value-type="float">
            <text:p>21.2156549214681</text:p>
          </table:table-cell>
          <table:table-cell table:style-name="ce15" table:formula="of:=RAND()*180" office:value-type="float" office:value="166.162442928015" calcext:value-type="float">
            <text:p>166.16244292801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5]*EXP([.C355]/180)-[.D355]/([.C355]^2))/180" office:value-type="float" office:value="0.527623304352328" calcext:value-type="float">
            <text:p>0.527623304352328</text:p>
          </table:table-cell>
          <table:table-cell table:style-name="ce21" table:formula="of:=0.01*([.B355]+[.B355]^2*0.1+[.C355]*[.D355])/([.C355]*[.D355]-[.B355])" office:value-type="float" office:value="0.0125798102195414" calcext:value-type="float">
            <text:p>0.01258</text:p>
          </table:table-cell>
          <table:table-cell table:style-name="ce26" office:value-type="string" calcext:value-type="string">
            <text:p>3,564,409,844</text:p>
          </table:table-cell>
          <table:table-cell table:number-columns-repeated="1016"/>
        </table:table-row>
        <table:table-row table:style-name="ro1">
          <table:table-cell table:style-name="ce9" table:formula="of:=[.A355]+1" office:value-type="float" office:value="354" calcext:value-type="float">
            <text:p>354</text:p>
          </table:table-cell>
          <table:table-cell table:style-name="ce15" table:formula="of:=RAND()*180" office:value-type="float" office:value="33.8941313563113" calcext:value-type="float">
            <text:p>33.8941313563113</text:p>
          </table:table-cell>
          <table:table-cell table:style-name="ce15" table:formula="of:=RAND()*180" office:value-type="float" office:value="143.774943603568" calcext:value-type="float">
            <text:p>143.774943603568</text:p>
          </table:table-cell>
          <table:table-cell table:style-name="ce15" table:formula="of:=RAND()*180" office:value-type="float" office:value="148.703229858675" calcext:value-type="float">
            <text:p>148.70322985867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6]*EXP([.C356]/180)-[.D356]/([.C356]^2))/180" office:value-type="float" office:value="0.418507373186502" calcext:value-type="float">
            <text:p>0.418507373186502</text:p>
          </table:table-cell>
          <table:table-cell table:style-name="ce21" table:formula="of:=0.01*([.B356]+[.B356]^2*0.1+[.C356]*[.D356])/([.C356]*[.D356]-[.B356])" office:value-type="float" office:value="0.0100855758902094" calcext:value-type="float">
            <text:p>0.01009</text:p>
          </table:table-cell>
          <table:table-cell table:style-name="ce26" office:value-type="string" calcext:value-type="string">
            <text:p>3,591,510,877</text:p>
          </table:table-cell>
          <table:table-cell table:number-columns-repeated="1016"/>
        </table:table-row>
        <table:table-row table:style-name="ro1">
          <table:table-cell table:style-name="ce9" table:formula="of:=[.A356]+1" office:value-type="float" office:value="355" calcext:value-type="float">
            <text:p>355</text:p>
          </table:table-cell>
          <table:table-cell table:style-name="ce15" table:formula="of:=RAND()*180" office:value-type="float" office:value="106.994552705333" calcext:value-type="float">
            <text:p>106.994552705333</text:p>
          </table:table-cell>
          <table:table-cell table:style-name="ce15" table:formula="of:=RAND()*180" office:value-type="float" office:value="43.9905713991554" calcext:value-type="float">
            <text:p>43.9905713991554</text:p>
          </table:table-cell>
          <table:table-cell table:style-name="ce15" table:formula="of:=RAND()*180" office:value-type="float" office:value="171.424166236263" calcext:value-type="float">
            <text:p>171.42416623626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7]*EXP([.C357]/180)-[.D357]/([.C357]^2))/180" office:value-type="float" office:value="0.75848254802456" calcext:value-type="float">
            <text:p>0.75848254802456</text:p>
          </table:table-cell>
          <table:table-cell table:style-name="ce21" table:formula="of:=0.01*([.B357]+[.B357]^2*0.1+[.C357]*[.D357])/([.C357]*[.D357]-[.B357])" office:value-type="float" office:value="0.0118277682884988" calcext:value-type="float">
            <text:p>0.01183</text:p>
          </table:table-cell>
          <table:table-cell table:style-name="ce26" office:value-type="string" calcext:value-type="string">
            <text:p>3,618,611,910</text:p>
          </table:table-cell>
          <table:table-cell table:number-columns-repeated="1016"/>
        </table:table-row>
        <table:table-row table:style-name="ro1">
          <table:table-cell table:style-name="ce9" table:formula="of:=[.A357]+1" office:value-type="float" office:value="356" calcext:value-type="float">
            <text:p>356</text:p>
          </table:table-cell>
          <table:table-cell table:style-name="ce15" table:formula="of:=RAND()*180" office:value-type="float" office:value="28.339827180264" calcext:value-type="float">
            <text:p>28.339827180264</text:p>
          </table:table-cell>
          <table:table-cell table:style-name="ce15" table:formula="of:=RAND()*180" office:value-type="float" office:value="162.248971550171" calcext:value-type="float">
            <text:p>162.248971550171</text:p>
          </table:table-cell>
          <table:table-cell table:style-name="ce15" table:formula="of:=RAND()*180" office:value-type="float" office:value="167.158751651054" calcext:value-type="float">
            <text:p>167.15875165105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8]*EXP([.C358]/180)-[.D358]/([.C358]^2))/180" office:value-type="float" office:value="0.387749209952205" calcext:value-type="float">
            <text:p>0.387749209952205</text:p>
          </table:table-cell>
          <table:table-cell table:style-name="ce21" table:formula="of:=0.01*([.B358]+[.B358]^2*0.1+[.C358]*[.D358])/([.C358]*[.D358]-[.B358])" office:value-type="float" office:value="0.0100505644470875" calcext:value-type="float">
            <text:p>0.01005</text:p>
          </table:table-cell>
          <table:table-cell table:style-name="ce26" office:value-type="string" calcext:value-type="string">
            <text:p>3,645,712,943</text:p>
          </table:table-cell>
          <table:table-cell table:number-columns-repeated="1016"/>
        </table:table-row>
        <table:table-row table:style-name="ro1">
          <table:table-cell table:style-name="ce9" table:formula="of:=[.A358]+1" office:value-type="float" office:value="357" calcext:value-type="float">
            <text:p>357</text:p>
          </table:table-cell>
          <table:table-cell table:style-name="ce15" table:formula="of:=RAND()*180" office:value-type="float" office:value="77.6403770131613" calcext:value-type="float">
            <text:p>77.6403770131613</text:p>
          </table:table-cell>
          <table:table-cell table:style-name="ce15" table:formula="of:=RAND()*180" office:value-type="float" office:value="177.988988242207" calcext:value-type="float">
            <text:p>177.988988242207</text:p>
          </table:table-cell>
          <table:table-cell table:style-name="ce15" table:formula="of:=RAND()*180" office:value-type="float" office:value="102.305346279197" calcext:value-type="float">
            <text:p>102.30534627919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59]*EXP([.C359]/180)-[.D359]/([.C359]^2))/180" office:value-type="float" office:value="1.15944680877473" calcext:value-type="float">
            <text:p>1.15944680877473</text:p>
          </table:table-cell>
          <table:table-cell table:style-name="ce21" table:formula="of:=0.01*([.B359]+[.B359]^2*0.1+[.C359]*[.D359])/([.C359]*[.D359]-[.B359])" office:value-type="float" office:value="0.0104181011096858" calcext:value-type="float">
            <text:p>0.01042</text:p>
          </table:table-cell>
          <table:table-cell table:style-name="ce26" office:value-type="string" calcext:value-type="string">
            <text:p>3,672,813,977</text:p>
          </table:table-cell>
          <table:table-cell table:number-columns-repeated="1016"/>
        </table:table-row>
        <table:table-row table:style-name="ro1">
          <table:table-cell table:style-name="ce9" table:formula="of:=[.A359]+1" office:value-type="float" office:value="358" calcext:value-type="float">
            <text:p>358</text:p>
          </table:table-cell>
          <table:table-cell table:style-name="ce15" table:formula="of:=RAND()*180" office:value-type="float" office:value="73.9649115751896" calcext:value-type="float">
            <text:p>73.9649115751896</text:p>
          </table:table-cell>
          <table:table-cell table:style-name="ce15" table:formula="of:=RAND()*180" office:value-type="float" office:value="155.123430367228" calcext:value-type="float">
            <text:p>155.123430367228</text:p>
          </table:table-cell>
          <table:table-cell table:style-name="ce15" table:formula="of:=RAND()*180" office:value-type="float" office:value="17.8838060538742" calcext:value-type="float">
            <text:p>17.883806053874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60]*EXP([.C360]/180)-[.D360]/([.C360]^2))/180" office:value-type="float" office:value="0.972803230475101" calcext:value-type="float">
            <text:p>0.972803230475101</text:p>
          </table:table-cell>
          <table:table-cell table:style-name="ce21" table:formula="of:=0.01*([.B360]+[.B360]^2*0.1+[.C360]*[.D360])/([.C360]*[.D360]-[.B360])" office:value-type="float" office:value="0.012573891897116" calcext:value-type="float">
            <text:p>0.01257</text:p>
          </table:table-cell>
          <table:table-cell table:style-name="ce26" office:value-type="string" calcext:value-type="string">
            <text:p>3,699,915,010</text:p>
          </table:table-cell>
          <table:table-cell table:number-columns-repeated="1016"/>
        </table:table-row>
        <table:table-row table:style-name="ro1">
          <table:table-cell table:style-name="ce9" table:formula="of:=[.A360]+1" office:value-type="float" office:value="359" calcext:value-type="float">
            <text:p>359</text:p>
          </table:table-cell>
          <table:table-cell table:style-name="ce15" table:formula="of:=RAND()*180" office:value-type="float" office:value="27.0716679991977" calcext:value-type="float">
            <text:p>27.0716679991977</text:p>
          </table:table-cell>
          <table:table-cell table:style-name="ce15" table:formula="of:=RAND()*180" office:value-type="float" office:value="138.479093383866" calcext:value-type="float">
            <text:p>138.479093383866</text:p>
          </table:table-cell>
          <table:table-cell table:style-name="ce15" table:formula="of:=RAND()*180" office:value-type="float" office:value="68.8567083939414" calcext:value-type="float">
            <text:p>68.856708393941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1]*EXP([.C361]/180)-[.D361]/([.C361]^2))/180" office:value-type="float" office:value="0.324586800007267" calcext:value-type="float">
            <text:p>0.324586800007267</text:p>
          </table:table-cell>
          <table:table-cell table:style-name="ce21" table:formula="of:=0.01*([.B361]+[.B361]^2*0.1+[.C361]*[.D361])/([.C361]*[.D361]-[.B361])" office:value-type="float" office:value="0.0101340228669065" calcext:value-type="float">
            <text:p>0.01013</text:p>
          </table:table-cell>
          <table:table-cell table:style-name="ce22" office:value-type="string" calcext:value-type="string">
            <text:p>3,727,016,043</text:p>
          </table:table-cell>
          <table:table-cell table:number-columns-repeated="1016"/>
        </table:table-row>
        <table:table-row table:style-name="ro1">
          <table:table-cell table:style-name="ce9" table:formula="of:=[.A361]+1" office:value-type="float" office:value="360" calcext:value-type="float">
            <text:p>360</text:p>
          </table:table-cell>
          <table:table-cell table:style-name="ce15" table:formula="of:=RAND()*180" office:value-type="float" office:value="46.5396640635261" calcext:value-type="float">
            <text:p>46.5396640635261</text:p>
          </table:table-cell>
          <table:table-cell table:style-name="ce15" table:formula="of:=RAND()*180" office:value-type="float" office:value="77.3810384041888" calcext:value-type="float">
            <text:p>77.3810384041888</text:p>
          </table:table-cell>
          <table:table-cell table:style-name="ce15" table:formula="of:=RAND()*180" office:value-type="float" office:value="143.155056807776" calcext:value-type="float">
            <text:p>143.15505680777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2]*EXP([.C362]/180)-[.D362]/([.C362]^2))/180" office:value-type="float" office:value="0.397288916052208" calcext:value-type="float">
            <text:p>0.397288916052208</text:p>
          </table:table-cell>
          <table:table-cell table:style-name="ce21" table:formula="of:=0.01*([.B362]+[.B362]^2*0.1+[.C362]*[.D362])/([.C362]*[.D362]-[.B362])" office:value-type="float" office:value="0.0102807314306323" calcext:value-type="float">
            <text:p>0.01028</text:p>
          </table:table-cell>
          <table:table-cell table:style-name="ce22" office:value-type="string" calcext:value-type="string">
            <text:p>3,754,117,076</text:p>
          </table:table-cell>
          <table:table-cell table:number-columns-repeated="1016"/>
        </table:table-row>
        <table:table-row table:style-name="ro1">
          <table:table-cell table:style-name="ce9" table:formula="of:=[.A362]+1" office:value-type="float" office:value="361" calcext:value-type="float">
            <text:p>361</text:p>
          </table:table-cell>
          <table:table-cell table:style-name="ce15" table:formula="of:=RAND()*180" office:value-type="float" office:value="162.922754283938" calcext:value-type="float">
            <text:p>162.922754283938</text:p>
          </table:table-cell>
          <table:table-cell table:style-name="ce15" table:formula="of:=RAND()*180" office:value-type="float" office:value="39.3618431913183" calcext:value-type="float">
            <text:p>39.3618431913183</text:p>
          </table:table-cell>
          <table:table-cell table:style-name="ce15" table:formula="of:=RAND()*180" office:value-type="float" office:value="75.2549766741736" calcext:value-type="float">
            <text:p>75.254976674173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3]*EXP([.C363]/180)-[.D363]/([.C363]^2))/180" office:value-type="float" office:value="1.12609584433392" calcext:value-type="float">
            <text:p>1.12609584433392</text:p>
          </table:table-cell>
          <table:table-cell table:style-name="ce21" table:formula="of:=0.01*([.B363]+[.B363]^2*0.1+[.C363]*[.D363])/([.C363]*[.D363]-[.B363])" office:value-type="float" office:value="0.0206465158139595" calcext:value-type="float">
            <text:p>0.02065</text:p>
          </table:table-cell>
          <table:table-cell table:style-name="ce22" office:value-type="string" calcext:value-type="string">
            <text:p>3,781,218,109</text:p>
          </table:table-cell>
          <table:table-cell table:number-columns-repeated="1016"/>
        </table:table-row>
        <table:table-row table:style-name="ro1">
          <table:table-cell table:style-name="ce9" table:formula="of:=[.A363]+1" office:value-type="float" office:value="362" calcext:value-type="float">
            <text:p>362</text:p>
          </table:table-cell>
          <table:table-cell table:style-name="ce15" table:formula="of:=RAND()*180" office:value-type="float" office:value="150.765555852034" calcext:value-type="float">
            <text:p>150.765555852034</text:p>
          </table:table-cell>
          <table:table-cell table:style-name="ce15" table:formula="of:=RAND()*180" office:value-type="float" office:value="93.6398681463808" calcext:value-type="float">
            <text:p>93.6398681463808</text:p>
          </table:table-cell>
          <table:table-cell table:style-name="ce15" table:formula="of:=RAND()*180" office:value-type="float" office:value="24.5363404313734" calcext:value-type="float">
            <text:p>24.536340431373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4]*EXP([.C364]/180)-[.D364]/([.C364]^2))/180" office:value-type="float" office:value="1.40914005280504" calcext:value-type="float">
            <text:p>1.40914005280504</text:p>
          </table:table-cell>
          <table:table-cell table:style-name="ce21" table:formula="of:=0.01*([.B364]+[.B364]^2*0.1+[.C364]*[.D364])/([.C364]*[.D364]-[.B364])" office:value-type="float" office:value="0.021992451337719" calcext:value-type="float">
            <text:p>0.02199</text:p>
          </table:table-cell>
          <table:table-cell table:style-name="ce22" office:value-type="string" calcext:value-type="string">
            <text:p>3,808,319,143</text:p>
          </table:table-cell>
          <table:table-cell table:number-columns-repeated="1016"/>
        </table:table-row>
        <table:table-row table:style-name="ro1">
          <table:table-cell table:style-name="ce9" table:formula="of:=[.A364]+1" office:value-type="float" office:value="363" calcext:value-type="float">
            <text:p>363</text:p>
          </table:table-cell>
          <table:table-cell table:style-name="ce15" table:formula="of:=RAND()*180" office:value-type="float" office:value="49.5068966160006" calcext:value-type="float">
            <text:p>49.5068966160006</text:p>
          </table:table-cell>
          <table:table-cell table:style-name="ce15" table:formula="of:=RAND()*180" office:value-type="float" office:value="72.8007166062077" calcext:value-type="float">
            <text:p>72.8007166062077</text:p>
          </table:table-cell>
          <table:table-cell table:style-name="ce15" table:formula="of:=RAND()*180" office:value-type="float" office:value="138.568772476254" calcext:value-type="float">
            <text:p>138.56877247625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5]*EXP([.C365]/180)-[.D365]/([.C365]^2))/180" office:value-type="float" office:value="0.41199299316603" calcext:value-type="float">
            <text:p>0.41199299316603</text:p>
          </table:table-cell>
          <table:table-cell table:style-name="ce21" table:formula="of:=0.01*([.B365]+[.B365]^2*0.1+[.C365]*[.D365])/([.C365]*[.D365]-[.B365])" office:value-type="float" office:value="0.0103427907907958" calcext:value-type="float">
            <text:p>0.01034</text:p>
          </table:table-cell>
          <table:table-cell table:style-name="ce22" office:value-type="string" calcext:value-type="string">
            <text:p>3,835,420,176</text:p>
          </table:table-cell>
          <table:table-cell table:number-columns-repeated="1016"/>
        </table:table-row>
        <table:table-row table:style-name="ro1">
          <table:table-cell table:style-name="ce9" table:formula="of:=[.A365]+1" office:value-type="float" office:value="364" calcext:value-type="float">
            <text:p>364</text:p>
          </table:table-cell>
          <table:table-cell table:style-name="ce15" table:formula="of:=RAND()*180" office:value-type="float" office:value="122.50783983768" calcext:value-type="float">
            <text:p>122.50783983768</text:p>
          </table:table-cell>
          <table:table-cell table:style-name="ce15" table:formula="of:=RAND()*180" office:value-type="float" office:value="144.433249720316" calcext:value-type="float">
            <text:p>144.433249720316</text:p>
          </table:table-cell>
          <table:table-cell table:style-name="ce15" table:formula="of:=RAND()*180" office:value-type="float" office:value="10.445414128986" calcext:value-type="float">
            <text:p>10.44541412898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6]*EXP([.C366]/180)-[.D366]/([.C366]^2))/180" office:value-type="float" office:value="1.51834858427583" calcext:value-type="float">
            <text:p>1.51834858427583</text:p>
          </table:table-cell>
          <table:table-cell table:style-name="ce21" table:formula="of:=0.01*([.B366]+[.B366]^2*0.1+[.C366]*[.D366])/([.C366]*[.D366]-[.B366])" office:value-type="float" office:value="0.0225947668622826" calcext:value-type="float">
            <text:p>0.02259</text:p>
          </table:table-cell>
          <table:table-cell table:style-name="ce22" office:value-type="string" calcext:value-type="string">
            <text:p>3,862,521,209</text:p>
          </table:table-cell>
          <table:table-cell table:number-columns-repeated="1016"/>
        </table:table-row>
        <table:table-row table:style-name="ro1">
          <table:table-cell table:style-name="ce9" table:formula="of:=[.A366]+1" office:value-type="float" office:value="365" calcext:value-type="float">
            <text:p>365</text:p>
          </table:table-cell>
          <table:table-cell table:style-name="ce15" table:formula="of:=RAND()*180" office:value-type="float" office:value="176.96147360489" calcext:value-type="float">
            <text:p>176.96147360489</text:p>
          </table:table-cell>
          <table:table-cell table:style-name="ce15" table:formula="of:=RAND()*180" office:value-type="float" office:value="114.207886775796" calcext:value-type="float">
            <text:p>114.207886775796</text:p>
          </table:table-cell>
          <table:table-cell table:style-name="ce15" table:formula="of:=RAND()*180" office:value-type="float" office:value="133.198448106373" calcext:value-type="float">
            <text:p>133.19844810637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7]*EXP([.C367]/180)-[.D367]/([.C367]^2))/180" office:value-type="float" office:value="1.85416202883128" calcext:value-type="float">
            <text:p>1.85416202883128</text:p>
          </table:table-cell>
          <table:table-cell table:style-name="ce21" table:formula="of:=0.01*([.B367]+[.B367]^2*0.1+[.C367]*[.D367])/([.C367]*[.D367]-[.B367])" office:value-type="float" office:value="0.0123181760600762" calcext:value-type="float">
            <text:p>0.01232</text:p>
          </table:table-cell>
          <table:table-cell table:style-name="ce22" office:value-type="string" calcext:value-type="string">
            <text:p>3,889,622,242</text:p>
          </table:table-cell>
          <table:table-cell table:number-columns-repeated="1016"/>
        </table:table-row>
        <table:table-row table:style-name="ro1">
          <table:table-cell table:style-name="ce9" table:formula="of:=[.A367]+1" office:value-type="float" office:value="366" calcext:value-type="float">
            <text:p>366</text:p>
          </table:table-cell>
          <table:table-cell table:style-name="ce15" table:formula="of:=RAND()*180" office:value-type="float" office:value="171.404805096255" calcext:value-type="float">
            <text:p>171.404805096255</text:p>
          </table:table-cell>
          <table:table-cell table:style-name="ce15" table:formula="of:=RAND()*180" office:value-type="float" office:value="86.5432822769203" calcext:value-type="float">
            <text:p>86.5432822769203</text:p>
          </table:table-cell>
          <table:table-cell table:style-name="ce15" table:formula="of:=RAND()*180" office:value-type="float" office:value="12.9371926357493" calcext:value-type="float">
            <text:p>12.937192635749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368]*EXP([.C368]/180)-[.D368]/([.C368]^2))/180" office:value-type="float" office:value="1.54012097897952" calcext:value-type="float">
            <text:p>1.54012097897952</text:p>
          </table:table-cell>
          <table:table-cell table:style-name="ce21" table:formula="of:=0.01*([.B368]+[.B368]^2*0.1+[.C368]*[.D368])/([.C368]*[.D368]-[.B368])" office:value-type="float" office:value="0.044599168358388" calcext:value-type="float">
            <text:p>0.04460</text:p>
          </table:table-cell>
          <table:table-cell table:style-name="ce22" office:value-type="string" calcext:value-type="string">
            <text:p>3,916,723,275</text:p>
          </table:table-cell>
          <table:table-cell table:number-columns-repeated="1016"/>
        </table:table-row>
        <table:table-row table:style-name="ro1">
          <table:table-cell table:style-name="ce9" table:formula="of:=[.A368]+1" office:value-type="float" office:value="367" calcext:value-type="float">
            <text:p>367</text:p>
          </table:table-cell>
          <table:table-cell table:style-name="ce15" table:formula="of:=RAND()*180" office:value-type="float" office:value="60.9435901894293" calcext:value-type="float">
            <text:p>60.9435901894293</text:p>
          </table:table-cell>
          <table:table-cell table:style-name="ce15" table:formula="of:=RAND()*180" office:value-type="float" office:value="87.6250365580246" calcext:value-type="float">
            <text:p>87.6250365580246</text:p>
          </table:table-cell>
          <table:table-cell table:style-name="ce15" table:formula="of:=RAND()*180" office:value-type="float" office:value="107.140864228072" calcext:value-type="float">
            <text:p>107.14086422807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69]*EXP([.C369]/180)-[.D369]/([.C369]^2))/180" office:value-type="float" office:value="0.550822239570097" calcext:value-type="float">
            <text:p>0.550822239570097</text:p>
          </table:table-cell>
          <table:table-cell table:style-name="ce21" table:formula="of:=0.01*([.B369]+[.B369]^2*0.1+[.C369]*[.D369])/([.C369]*[.D369]-[.B369])" office:value-type="float" office:value="0.0105288780602038" calcext:value-type="float">
            <text:p>0.01053</text:p>
          </table:table-cell>
          <table:table-cell table:style-name="ce23" office:value-type="string" calcext:value-type="string">
            <text:p>3,943,824,309</text:p>
          </table:table-cell>
          <table:table-cell table:number-columns-repeated="1016"/>
        </table:table-row>
        <table:table-row table:style-name="ro1">
          <table:table-cell table:style-name="ce9" table:formula="of:=[.A369]+1" office:value-type="float" office:value="368" calcext:value-type="float">
            <text:p>368</text:p>
          </table:table-cell>
          <table:table-cell table:style-name="ce15" table:formula="of:=RAND()*180" office:value-type="float" office:value="111.017709923709" calcext:value-type="float">
            <text:p>111.017709923709</text:p>
          </table:table-cell>
          <table:table-cell table:style-name="ce15" table:formula="of:=RAND()*180" office:value-type="float" office:value="41.9152842025687" calcext:value-type="float">
            <text:p>41.9152842025687</text:p>
          </table:table-cell>
          <table:table-cell table:style-name="ce15" table:formula="of:=RAND()*180" office:value-type="float" office:value="67.9534151364524" calcext:value-type="float">
            <text:p>67.953415136452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0]*EXP([.C370]/180)-[.D370]/([.C370]^2))/180" office:value-type="float" office:value="0.778271002480886" calcext:value-type="float">
            <text:p>0.778271002480886</text:p>
          </table:table-cell>
          <table:table-cell table:style-name="ce21" table:formula="of:=0.01*([.B370]+[.B370]^2*0.1+[.C370]*[.D370])/([.C370]*[.D370]-[.B370])" office:value-type="float" office:value="0.0153137949268084" calcext:value-type="float">
            <text:p>0.01531</text:p>
          </table:table-cell>
          <table:table-cell table:style-name="ce23" office:value-type="string" calcext:value-type="string">
            <text:p>3,970,925,342</text:p>
          </table:table-cell>
          <table:table-cell table:number-columns-repeated="1016"/>
        </table:table-row>
        <table:table-row table:style-name="ro1">
          <table:table-cell table:style-name="ce9" table:formula="of:=[.A370]+1" office:value-type="float" office:value="369" calcext:value-type="float">
            <text:p>369</text:p>
          </table:table-cell>
          <table:table-cell table:style-name="ce15" table:formula="of:=RAND()*180" office:value-type="float" office:value="97.4795374107956" calcext:value-type="float">
            <text:p>97.4795374107956</text:p>
          </table:table-cell>
          <table:table-cell table:style-name="ce15" table:formula="of:=RAND()*180" office:value-type="float" office:value="47.7305198745148" calcext:value-type="float">
            <text:p>47.7305198745148</text:p>
          </table:table-cell>
          <table:table-cell table:style-name="ce15" table:formula="of:=RAND()*180" office:value-type="float" office:value="174.826721356898" calcext:value-type="float">
            <text:p>174.82672135689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1]*EXP([.C371]/180)-[.D371]/([.C371]^2))/180" office:value-type="float" office:value="0.705570304349816" calcext:value-type="float">
            <text:p>0.705570304349816</text:p>
          </table:table-cell>
          <table:table-cell table:style-name="ce21" table:formula="of:=0.01*([.B371]+[.B371]^2*0.1+[.C371]*[.D371])/([.C371]*[.D371]-[.B371])" office:value-type="float" office:value="0.0113885928133976" calcext:value-type="float">
            <text:p>0.01139</text:p>
          </table:table-cell>
          <table:table-cell table:style-name="ce23" office:value-type="string" calcext:value-type="string">
            <text:p>3,998,026,375</text:p>
          </table:table-cell>
          <table:table-cell table:number-columns-repeated="1016"/>
        </table:table-row>
        <table:table-row table:style-name="ro1">
          <table:table-cell table:style-name="ce9" table:formula="of:=[.A371]+1" office:value-type="float" office:value="370" calcext:value-type="float">
            <text:p>370</text:p>
          </table:table-cell>
          <table:table-cell table:style-name="ce15" table:formula="of:=RAND()*180" office:value-type="float" office:value="33.0118976001923" calcext:value-type="float">
            <text:p>33.0118976001923</text:p>
          </table:table-cell>
          <table:table-cell table:style-name="ce15" table:formula="of:=RAND()*180" office:value-type="float" office:value="170.152228240802" calcext:value-type="float">
            <text:p>170.152228240802</text:p>
          </table:table-cell>
          <table:table-cell table:style-name="ce15" table:formula="of:=RAND()*180" office:value-type="float" office:value="103.423032783653" calcext:value-type="float">
            <text:p>103.42303278365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2]*EXP([.C372]/180)-[.D372]/([.C372]^2))/180" office:value-type="float" office:value="0.471969595274271" calcext:value-type="float">
            <text:p>0.471969595274271</text:p>
          </table:table-cell>
          <table:table-cell table:style-name="ce21" table:formula="of:=0.01*([.B372]+[.B372]^2*0.1+[.C372]*[.D372])/([.C372]*[.D372]-[.B372])" office:value-type="float" office:value="0.0100996332734263" calcext:value-type="float">
            <text:p>0.01010</text:p>
          </table:table-cell>
          <table:table-cell table:style-name="ce23" office:value-type="string" calcext:value-type="string">
            <text:p>4,025,127,408</text:p>
          </table:table-cell>
          <table:table-cell table:number-columns-repeated="1016"/>
        </table:table-row>
        <table:table-row table:style-name="ro1">
          <table:table-cell table:style-name="ce9" table:formula="of:=[.A372]+1" office:value-type="float" office:value="371" calcext:value-type="float">
            <text:p>371</text:p>
          </table:table-cell>
          <table:table-cell table:style-name="ce15" table:formula="of:=RAND()*180" office:value-type="float" office:value="31.9670577976866" calcext:value-type="float">
            <text:p>31.9670577976866</text:p>
          </table:table-cell>
          <table:table-cell table:style-name="ce15" table:formula="of:=RAND()*180" office:value-type="float" office:value="134.94940316543" calcext:value-type="float">
            <text:p>134.94940316543</text:p>
          </table:table-cell>
          <table:table-cell table:style-name="ce15" table:formula="of:=RAND()*180" office:value-type="float" office:value="82.9436475844866" calcext:value-type="float">
            <text:p>82.943647584486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3]*EXP([.C373]/180)-[.D373]/([.C373]^2))/180" office:value-type="float" office:value="0.375837151445208" calcext:value-type="float">
            <text:p>0.375837151445208</text:p>
          </table:table-cell>
          <table:table-cell table:style-name="ce21" table:formula="of:=0.01*([.B373]+[.B373]^2*0.1+[.C373]*[.D373])/([.C373]*[.D373]-[.B373])" office:value-type="float" office:value="0.0101488397010588" calcext:value-type="float">
            <text:p>0.01015</text:p>
          </table:table-cell>
          <table:table-cell table:style-name="ce23" office:value-type="string" calcext:value-type="string">
            <text:p>405,222,845</text:p>
          </table:table-cell>
          <table:table-cell table:number-columns-repeated="1016"/>
        </table:table-row>
        <table:table-row table:style-name="ro1">
          <table:table-cell table:style-name="ce9" table:formula="of:=[.A373]+1" office:value-type="float" office:value="372" calcext:value-type="float">
            <text:p>372</text:p>
          </table:table-cell>
          <table:table-cell table:style-name="ce15" table:formula="of:=RAND()*180" office:value-type="float" office:value="148.007653068169" calcext:value-type="float">
            <text:p>148.007653068169</text:p>
          </table:table-cell>
          <table:table-cell table:style-name="ce15" table:formula="of:=RAND()*180" office:value-type="float" office:value="177.609571554109" calcext:value-type="float">
            <text:p>177.609571554109</text:p>
          </table:table-cell>
          <table:table-cell table:style-name="ce15" table:formula="of:=RAND()*180" office:value-type="float" office:value="164.942778017614" calcext:value-type="float">
            <text:p>164.94277801761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4]*EXP([.C374]/180)-[.D374]/([.C374]^2))/180" office:value-type="float" office:value="2.20563136936843" calcext:value-type="float">
            <text:p>2.20563136936843</text:p>
          </table:table-cell>
          <table:table-cell table:style-name="ce21" table:formula="of:=0.01*([.B374]+[.B374]^2*0.1+[.C374]*[.D374])/([.C374]*[.D374]-[.B374])" office:value-type="float" office:value="0.0108531262202546" calcext:value-type="float">
            <text:p>0.01085</text:p>
          </table:table-cell>
          <table:table-cell table:style-name="ce23" office:value-type="string" calcext:value-type="string">
            <text:p>4,079,329,475</text:p>
          </table:table-cell>
          <table:table-cell table:number-columns-repeated="1016"/>
        </table:table-row>
        <table:table-row table:style-name="ro1">
          <table:table-cell table:style-name="ce9" table:formula="of:=[.A374]+1" office:value-type="float" office:value="373" calcext:value-type="float">
            <text:p>373</text:p>
          </table:table-cell>
          <table:table-cell table:style-name="ce15" table:formula="of:=RAND()*180" office:value-type="float" office:value="20.7523819173762" calcext:value-type="float">
            <text:p>20.7523819173762</text:p>
          </table:table-cell>
          <table:table-cell table:style-name="ce15" table:formula="of:=RAND()*180" office:value-type="float" office:value="93.1460531869106" calcext:value-type="float">
            <text:p>93.1460531869106</text:p>
          </table:table-cell>
          <table:table-cell table:style-name="ce15" table:formula="of:=RAND()*180" office:value-type="float" office:value="7.39340273852915" calcext:value-type="float">
            <text:p>7.3934027385291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5]*EXP([.C375]/180)-[.D375]/([.C375]^2))/180" office:value-type="float" office:value="0.193429490924518" calcext:value-type="float">
            <text:p>0.193429490924518</text:p>
          </table:table-cell>
          <table:table-cell table:style-name="ce21" table:formula="of:=0.01*([.B375]+[.B375]^2*0.1+[.C375]*[.D375])/([.C375]*[.D375]-[.B375])" office:value-type="float" office:value="0.0112661946248603" calcext:value-type="float">
            <text:p>0.01127</text:p>
          </table:table-cell>
          <table:table-cell table:style-name="ce23" office:value-type="string" calcext:value-type="string">
            <text:p>4,106,430,508</text:p>
          </table:table-cell>
          <table:table-cell table:number-columns-repeated="1016"/>
        </table:table-row>
        <table:table-row table:style-name="ro1">
          <table:table-cell table:style-name="ce9" table:formula="of:=[.A375]+1" office:value-type="float" office:value="374" calcext:value-type="float">
            <text:p>374</text:p>
          </table:table-cell>
          <table:table-cell table:style-name="ce15" table:formula="of:=RAND()*180" office:value-type="float" office:value="56.7776651600265" calcext:value-type="float">
            <text:p>56.7776651600265</text:p>
          </table:table-cell>
          <table:table-cell table:style-name="ce15" table:formula="of:=RAND()*180" office:value-type="float" office:value="130.880201260749" calcext:value-type="float">
            <text:p>130.880201260749</text:p>
          </table:table-cell>
          <table:table-cell table:style-name="ce15" table:formula="of:=RAND()*180" office:value-type="float" office:value="132.36747924516" calcext:value-type="float">
            <text:p>132.3674792451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376]*EXP([.C376]/180)-[.D376]/([.C376]^2))/180" office:value-type="float" office:value="0.652615351441368" calcext:value-type="float">
            <text:p>0.652615351441368</text:p>
          </table:table-cell>
          <table:table-cell table:style-name="ce21" table:formula="of:=0.01*([.B376]+[.B376]^2*0.1+[.C376]*[.D376])/([.C376]*[.D376]-[.B376])" office:value-type="float" office:value="0.0102524543441774" calcext:value-type="float">
            <text:p>0.01025</text:p>
          </table:table-cell>
          <table:table-cell table:style-name="ce23" office:value-type="string" calcext:value-type="string">
            <text:p>413,353,155</text:p>
          </table:table-cell>
          <table:table-cell table:number-columns-repeated="1016"/>
        </table:table-row>
        <table:table-row table:style-name="ro1">
          <table:table-cell table:style-name="ce9" table:formula="of:=[.A376]+1" office:value-type="float" office:value="375" calcext:value-type="float">
            <text:p>375</text:p>
          </table:table-cell>
          <table:table-cell table:style-name="ce15" table:formula="of:=RAND()*180" office:value-type="float" office:value="133.256521014407" calcext:value-type="float">
            <text:p>133.256521014407</text:p>
          </table:table-cell>
          <table:table-cell table:style-name="ce15" table:formula="of:=RAND()*180" office:value-type="float" office:value="51.9644754663955" calcext:value-type="float">
            <text:p>51.9644754663955</text:p>
          </table:table-cell>
          <table:table-cell table:style-name="ce15" table:formula="of:=RAND()*180" office:value-type="float" office:value="23.6495388226457" calcext:value-type="float">
            <text:p>23.649538822645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77]*EXP([.C377]/180)-[.D377]/([.C377]^2))/180" office:value-type="float" office:value="0.988033608976117" calcext:value-type="float">
            <text:p>0.988033608976117</text:p>
          </table:table-cell>
          <table:table-cell table:style-name="ce21" table:formula="of:=0.01*([.B377]+[.B377]^2*0.1+[.C377]*[.D377])/([.C377]*[.D377]-[.B377])" office:value-type="float" office:value="0.0286390577195501" calcext:value-type="float">
            <text:p>0.02864</text:p>
          </table:table-cell>
          <table:table-cell table:style-name="ce24" office:value-type="string" calcext:value-type="string">
            <text:p>4,160,632,574</text:p>
          </table:table-cell>
          <table:table-cell table:number-columns-repeated="1016"/>
        </table:table-row>
        <table:table-row table:style-name="ro1">
          <table:table-cell table:style-name="ce9" table:formula="of:=[.A377]+1" office:value-type="float" office:value="376" calcext:value-type="float">
            <text:p>376</text:p>
          </table:table-cell>
          <table:table-cell table:style-name="ce15" table:formula="of:=RAND()*180" office:value-type="float" office:value="32.297683075096" calcext:value-type="float">
            <text:p>32.297683075096</text:p>
          </table:table-cell>
          <table:table-cell table:style-name="ce15" table:formula="of:=RAND()*180" office:value-type="float" office:value="171.042826356161" calcext:value-type="float">
            <text:p>171.042826356161</text:p>
          </table:table-cell>
          <table:table-cell table:style-name="ce15" table:formula="of:=RAND()*180" office:value-type="float" office:value="137.946986956435" calcext:value-type="float">
            <text:p>137.94698695643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78]*EXP([.C378]/180)-[.D378]/([.C378]^2))/180" office:value-type="float" office:value="0.464042154818889" calcext:value-type="float">
            <text:p>0.464042154818889</text:p>
          </table:table-cell>
          <table:table-cell table:style-name="ce21" table:formula="of:=0.01*([.B378]+[.B378]^2*0.1+[.C378]*[.D378])/([.C378]*[.D378]-[.B378])" office:value-type="float" office:value="0.010071685550268" calcext:value-type="float">
            <text:p>0.01007</text:p>
          </table:table-cell>
          <table:table-cell table:style-name="ce24" office:value-type="string" calcext:value-type="string">
            <text:p>4,187,733,607</text:p>
          </table:table-cell>
          <table:table-cell table:number-columns-repeated="1016"/>
        </table:table-row>
        <table:table-row table:style-name="ro1">
          <table:table-cell table:style-name="ce9" table:formula="of:=[.A378]+1" office:value-type="float" office:value="377" calcext:value-type="float">
            <text:p>377</text:p>
          </table:table-cell>
          <table:table-cell table:style-name="ce15" table:formula="of:=RAND()*180" office:value-type="float" office:value="71.2212737990437" calcext:value-type="float">
            <text:p>71.2212737990437</text:p>
          </table:table-cell>
          <table:table-cell table:style-name="ce15" table:formula="of:=RAND()*180" office:value-type="float" office:value="100.800943556214" calcext:value-type="float">
            <text:p>100.800943556214</text:p>
          </table:table-cell>
          <table:table-cell table:style-name="ce15" table:formula="of:=RAND()*180" office:value-type="float" office:value="97.6403081013933" calcext:value-type="float">
            <text:p>97.640308101393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79]*EXP([.C379]/180)-[.D379]/([.C379]^2))/180" office:value-type="float" office:value="0.69264538662919" calcext:value-type="float">
            <text:p>0.69264538662919</text:p>
          </table:table-cell>
          <table:table-cell table:style-name="ce21" table:formula="of:=0.01*([.B379]+[.B379]^2*0.1+[.C379]*[.D379])/([.C379]*[.D379]-[.B379])" office:value-type="float" office:value="0.0106649151639831" calcext:value-type="float">
            <text:p>0.01066</text:p>
          </table:table-cell>
          <table:table-cell table:style-name="ce24" office:value-type="string" calcext:value-type="string">
            <text:p>421,483,465</text:p>
          </table:table-cell>
          <table:table-cell table:number-columns-repeated="1016"/>
        </table:table-row>
        <table:table-row table:style-name="ro1">
          <table:table-cell table:style-name="ce9" table:formula="of:=[.A379]+1" office:value-type="float" office:value="378" calcext:value-type="float">
            <text:p>378</text:p>
          </table:table-cell>
          <table:table-cell table:style-name="ce15" table:formula="of:=RAND()*180" office:value-type="float" office:value="21.751033329853" calcext:value-type="float">
            <text:p>21.751033329853</text:p>
          </table:table-cell>
          <table:table-cell table:style-name="ce15" table:formula="of:=RAND()*180" office:value-type="float" office:value="96.7330655530658" calcext:value-type="float">
            <text:p>96.7330655530658</text:p>
          </table:table-cell>
          <table:table-cell table:style-name="ce15" table:formula="of:=RAND()*180" office:value-type="float" office:value="149.767044193041" calcext:value-type="float">
            <text:p>149.76704419304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0]*EXP([.C380]/180)-[.D380]/([.C380]^2))/180" office:value-type="float" office:value="0.206734548285805" calcext:value-type="float">
            <text:p>0.206734548285805</text:p>
          </table:table-cell>
          <table:table-cell table:style-name="ce21" table:formula="of:=0.01*([.B380]+[.B380]^2*0.1+[.C380]*[.D380])/([.C380]*[.D380]-[.B380])" office:value-type="float" office:value="0.0100627781395147" calcext:value-type="float">
            <text:p>0.01006</text:p>
          </table:table-cell>
          <table:table-cell table:style-name="ce24" office:value-type="string" calcext:value-type="string">
            <text:p>4,241,935,674</text:p>
          </table:table-cell>
          <table:table-cell table:number-columns-repeated="1016"/>
        </table:table-row>
        <table:table-row table:style-name="ro1">
          <table:table-cell table:style-name="ce9" table:formula="of:=[.A380]+1" office:value-type="float" office:value="379" calcext:value-type="float">
            <text:p>379</text:p>
          </table:table-cell>
          <table:table-cell table:style-name="ce15" table:formula="of:=RAND()*180" office:value-type="float" office:value="65.0367132462117" calcext:value-type="float">
            <text:p>65.0367132462117</text:p>
          </table:table-cell>
          <table:table-cell table:style-name="ce15" table:formula="of:=RAND()*180" office:value-type="float" office:value="94.6733690019154" calcext:value-type="float">
            <text:p>94.6733690019154</text:p>
          </table:table-cell>
          <table:table-cell table:style-name="ce15" table:formula="of:=RAND()*180" office:value-type="float" office:value="149.951239690602" calcext:value-type="float">
            <text:p>149.95123969060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1]*EXP([.C381]/180)-[.D381]/([.C381]^2))/180" office:value-type="float" office:value="0.61128388999669" calcext:value-type="float">
            <text:p>0.61128388999669</text:p>
          </table:table-cell>
          <table:table-cell table:style-name="ce21" table:formula="of:=0.01*([.B381]+[.B381]^2*0.1+[.C381]*[.D381])/([.C381]*[.D381]-[.B381])" office:value-type="float" office:value="0.0103913644075931" calcext:value-type="float">
            <text:p>0.01039</text:p>
          </table:table-cell>
          <table:table-cell table:style-name="ce24" office:value-type="string" calcext:value-type="string">
            <text:p>4,269,036,707</text:p>
          </table:table-cell>
          <table:table-cell table:number-columns-repeated="1016"/>
        </table:table-row>
        <table:table-row table:style-name="ro1">
          <table:table-cell table:style-name="ce9" table:formula="of:=[.A381]+1" office:value-type="float" office:value="380" calcext:value-type="float">
            <text:p>380</text:p>
          </table:table-cell>
          <table:table-cell table:style-name="ce15" table:formula="of:=RAND()*180" office:value-type="float" office:value="83.1363180217173" calcext:value-type="float">
            <text:p>83.1363180217173</text:p>
          </table:table-cell>
          <table:table-cell table:style-name="ce15" table:formula="of:=RAND()*180" office:value-type="float" office:value="98.5420807957618" calcext:value-type="float">
            <text:p>98.5420807957618</text:p>
          </table:table-cell>
          <table:table-cell table:style-name="ce15" table:formula="of:=RAND()*180" office:value-type="float" office:value="107.950128139847" calcext:value-type="float">
            <text:p>107.95012813984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2]*EXP([.C382]/180)-[.D382]/([.C382]^2))/180" office:value-type="float" office:value="0.798439127320108" calcext:value-type="float">
            <text:p>0.798439127320108</text:p>
          </table:table-cell>
          <table:table-cell table:style-name="ce21" table:formula="of:=0.01*([.B382]+[.B382]^2*0.1+[.C382]*[.D382])/([.C382]*[.D382]-[.B382])" office:value-type="float" office:value="0.0108123907968168" calcext:value-type="float">
            <text:p>0.01081</text:p>
          </table:table-cell>
          <table:table-cell table:style-name="ce24" office:value-type="string" calcext:value-type="string">
            <text:p>4,296,137,740</text:p>
          </table:table-cell>
          <table:table-cell table:number-columns-repeated="1016"/>
        </table:table-row>
        <table:table-row table:style-name="ro1">
          <table:table-cell table:style-name="ce9" table:formula="of:=[.A382]+1" office:value-type="float" office:value="381" calcext:value-type="float">
            <text:p>381</text:p>
          </table:table-cell>
          <table:table-cell table:style-name="ce15" table:formula="of:=RAND()*180" office:value-type="float" office:value="71.6971183725051" calcext:value-type="float">
            <text:p>71.6971183725051</text:p>
          </table:table-cell>
          <table:table-cell table:style-name="ce15" table:formula="of:=RAND()*180" office:value-type="float" office:value="56.9770536526425" calcext:value-type="float">
            <text:p>56.9770536526425</text:p>
          </table:table-cell>
          <table:table-cell table:style-name="ce15" table:formula="of:=RAND()*180" office:value-type="float" office:value="80.6342572122155" calcext:value-type="float">
            <text:p>80.634257212215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3]*EXP([.C383]/180)-[.D383]/([.C383]^2))/180" office:value-type="float" office:value="0.546500764540944" calcext:value-type="float">
            <text:p>0.546500764540944</text:p>
          </table:table-cell>
          <table:table-cell table:style-name="ce21" table:formula="of:=0.01*([.B383]+[.B383]^2*0.1+[.C383]*[.D383])/([.C383]*[.D383]-[.B383])" office:value-type="float" office:value="0.011453679625308" calcext:value-type="float">
            <text:p>0.01145</text:p>
          </table:table-cell>
          <table:table-cell table:style-name="ce24" office:value-type="string" calcext:value-type="string">
            <text:p>4,323,238,773</text:p>
          </table:table-cell>
          <table:table-cell table:number-columns-repeated="1016"/>
        </table:table-row>
        <table:table-row table:style-name="ro1">
          <table:table-cell table:style-name="ce9" table:formula="of:=[.A383]+1" office:value-type="float" office:value="382" calcext:value-type="float">
            <text:p>382</text:p>
          </table:table-cell>
          <table:table-cell table:style-name="ce15" table:formula="of:=RAND()*180" office:value-type="float" office:value="174.791589985598" calcext:value-type="float">
            <text:p>174.791589985598</text:p>
          </table:table-cell>
          <table:table-cell table:style-name="ce15" table:formula="of:=RAND()*180" office:value-type="float" office:value="131.770550268944" calcext:value-type="float">
            <text:p>131.770550268944</text:p>
          </table:table-cell>
          <table:table-cell table:style-name="ce15" table:formula="of:=RAND()*180" office:value-type="float" office:value="69.3790743010208" calcext:value-type="float">
            <text:p>69.379074301020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384]*EXP([.C384]/180)-[.D384]/([.C384]^2))/180" office:value-type="float" office:value="2.01916713674764" calcext:value-type="float">
            <text:p>2.01916713674764</text:p>
          </table:table-cell>
          <table:table-cell table:style-name="ce21" table:formula="of:=0.01*([.B384]+[.B384]^2*0.1+[.C384]*[.D384])/([.C384]*[.D384]-[.B384])" office:value-type="float" office:value="0.0137968874047277" calcext:value-type="float">
            <text:p>0.01380</text:p>
          </table:table-cell>
          <table:table-cell table:style-name="ce24" office:value-type="string" calcext:value-type="string">
            <text:p>4,350,339,807</text:p>
          </table:table-cell>
          <table:table-cell table:number-columns-repeated="1016"/>
        </table:table-row>
        <table:table-row table:style-name="ro1">
          <table:table-cell table:style-name="ce9" table:formula="of:=[.A384]+1" office:value-type="float" office:value="383" calcext:value-type="float">
            <text:p>383</text:p>
          </table:table-cell>
          <table:table-cell table:style-name="ce15" table:formula="of:=RAND()*180" office:value-type="float" office:value="71.0781150231885" calcext:value-type="float">
            <text:p>71.0781150231885</text:p>
          </table:table-cell>
          <table:table-cell table:style-name="ce15" table:formula="of:=RAND()*180" office:value-type="float" office:value="142.576021562852" calcext:value-type="float">
            <text:p>142.576021562852</text:p>
          </table:table-cell>
          <table:table-cell table:style-name="ce15" table:formula="of:=RAND()*180" office:value-type="float" office:value="89.9431990614015" calcext:value-type="float">
            <text:p>89.943199061401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5]*EXP([.C385]/180)-[.D385]/([.C385]^2))/180" office:value-type="float" office:value="0.871868602488999" calcext:value-type="float">
            <text:p>0.871868602488999</text:p>
          </table:table-cell>
          <table:table-cell table:style-name="ce21" table:formula="of:=0.01*([.B385]+[.B385]^2*0.1+[.C385]*[.D385])/([.C385]*[.D385]-[.B385])" office:value-type="float" office:value="0.0105076319769999" calcext:value-type="float">
            <text:p>0.01051</text:p>
          </table:table-cell>
          <table:table-cell table:style-name="ce25" office:value-type="string" calcext:value-type="string">
            <text:p>4,377,440,840</text:p>
          </table:table-cell>
          <table:table-cell table:number-columns-repeated="1016"/>
        </table:table-row>
        <table:table-row table:style-name="ro1">
          <table:table-cell table:style-name="ce9" table:formula="of:=[.A385]+1" office:value-type="float" office:value="384" calcext:value-type="float">
            <text:p>384</text:p>
          </table:table-cell>
          <table:table-cell table:style-name="ce15" table:formula="of:=RAND()*180" office:value-type="float" office:value="107.529537294137" calcext:value-type="float">
            <text:p>107.529537294137</text:p>
          </table:table-cell>
          <table:table-cell table:style-name="ce15" table:formula="of:=RAND()*180" office:value-type="float" office:value="56.7963220795948" calcext:value-type="float">
            <text:p>56.7963220795948</text:p>
          </table:table-cell>
          <table:table-cell table:style-name="ce15" table:formula="of:=RAND()*180" office:value-type="float" office:value="162.062188891437" calcext:value-type="float">
            <text:p>162.06218889143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6]*EXP([.C386]/180)-[.D386]/([.C386]^2))/180" office:value-type="float" office:value="0.818733213960558" calcext:value-type="float">
            <text:p>0.818733213960558</text:p>
          </table:table-cell>
          <table:table-cell table:style-name="ce21" table:formula="of:=0.01*([.B386]+[.B386]^2*0.1+[.C386]*[.D386])/([.C386]*[.D386]-[.B386])" office:value-type="float" office:value="0.0115074400326005" calcext:value-type="float">
            <text:p>0.01151</text:p>
          </table:table-cell>
          <table:table-cell table:style-name="ce25" office:value-type="string" calcext:value-type="string">
            <text:p>4,404,541,873</text:p>
          </table:table-cell>
          <table:table-cell table:number-columns-repeated="1016"/>
        </table:table-row>
        <table:table-row table:style-name="ro1">
          <table:table-cell table:style-name="ce9" table:formula="of:=[.A386]+1" office:value-type="float" office:value="385" calcext:value-type="float">
            <text:p>385</text:p>
          </table:table-cell>
          <table:table-cell table:style-name="ce15" table:formula="of:=RAND()*180" office:value-type="float" office:value="171.574854325269" calcext:value-type="float">
            <text:p>171.574854325269</text:p>
          </table:table-cell>
          <table:table-cell table:style-name="ce15" table:formula="of:=RAND()*180" office:value-type="float" office:value="30.2558559071139" calcext:value-type="float">
            <text:p>30.2558559071139</text:p>
          </table:table-cell>
          <table:table-cell table:style-name="ce15" table:formula="of:=RAND()*180" office:value-type="float" office:value="120.461222566373" calcext:value-type="float">
            <text:p>120.46122256637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7]*EXP([.C387]/180)-[.D387]/([.C387]^2))/180" office:value-type="float" office:value="1.1269359132158" calcext:value-type="float">
            <text:p>1.1269359132158</text:p>
          </table:table-cell>
          <table:table-cell table:style-name="ce21" table:formula="of:=0.01*([.B387]+[.B387]^2*0.1+[.C387]*[.D387])/([.C387]*[.D387]-[.B387])" office:value-type="float" office:value="0.0194640502675223" calcext:value-type="float">
            <text:p>0.01946</text:p>
          </table:table-cell>
          <table:table-cell table:style-name="ce25" office:value-type="string" calcext:value-type="string">
            <text:p>4,431,642,906</text:p>
          </table:table-cell>
          <table:table-cell table:number-columns-repeated="1016"/>
        </table:table-row>
        <table:table-row table:style-name="ro1">
          <table:table-cell table:style-name="ce9" table:formula="of:=[.A387]+1" office:value-type="float" office:value="386" calcext:value-type="float">
            <text:p>386</text:p>
          </table:table-cell>
          <table:table-cell table:style-name="ce15" table:formula="of:=RAND()*180" office:value-type="float" office:value="79.9557471879619" calcext:value-type="float">
            <text:p>79.9557471879619</text:p>
          </table:table-cell>
          <table:table-cell table:style-name="ce15" table:formula="of:=RAND()*180" office:value-type="float" office:value="114.474152292702" calcext:value-type="float">
            <text:p>114.474152292702</text:p>
          </table:table-cell>
          <table:table-cell table:style-name="ce15" table:formula="of:=RAND()*180" office:value-type="float" office:value="159.210404186688" calcext:value-type="float">
            <text:p>159.21040418668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8]*EXP([.C388]/180)-[.D388]/([.C388]^2))/180" office:value-type="float" office:value="0.838956461750973" calcext:value-type="float">
            <text:p>0.838956461750973</text:p>
          </table:table-cell>
          <table:table-cell table:style-name="ce21" table:formula="of:=0.01*([.B388]+[.B388]^2*0.1+[.C388]*[.D388])/([.C388]*[.D388]-[.B388])" office:value-type="float" office:value="0.0104404412944007" calcext:value-type="float">
            <text:p>0.01044</text:p>
          </table:table-cell>
          <table:table-cell table:style-name="ce25" office:value-type="string" calcext:value-type="string">
            <text:p>4,458,743,939</text:p>
          </table:table-cell>
          <table:table-cell table:number-columns-repeated="1016"/>
        </table:table-row>
        <table:table-row table:style-name="ro1">
          <table:table-cell table:style-name="ce9" table:formula="of:=[.A388]+1" office:value-type="float" office:value="387" calcext:value-type="float">
            <text:p>387</text:p>
          </table:table-cell>
          <table:table-cell table:style-name="ce15" table:formula="of:=RAND()*180" office:value-type="float" office:value="81.1386172947986" calcext:value-type="float">
            <text:p>81.1386172947986</text:p>
          </table:table-cell>
          <table:table-cell table:style-name="ce15" table:formula="of:=RAND()*180" office:value-type="float" office:value="177.017438402705" calcext:value-type="float">
            <text:p>177.017438402705</text:p>
          </table:table-cell>
          <table:table-cell table:style-name="ce15" table:formula="of:=RAND()*180" office:value-type="float" office:value="89.2338917552997" calcext:value-type="float">
            <text:p>89.233891755299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89]*EXP([.C389]/180)-[.D389]/([.C389]^2))/180" office:value-type="float" office:value="1.2051683320491" calcext:value-type="float">
            <text:p>1.2051683320491</text:p>
          </table:table-cell>
          <table:table-cell table:style-name="ce21" table:formula="of:=0.01*([.B389]+[.B389]^2*0.1+[.C389]*[.D389])/([.C389]*[.D389]-[.B389])" office:value-type="float" office:value="0.0105221981215268" calcext:value-type="float">
            <text:p>0.01052</text:p>
          </table:table-cell>
          <table:table-cell table:style-name="ce25" office:value-type="string" calcext:value-type="string">
            <text:p>4,485,844,973</text:p>
          </table:table-cell>
          <table:table-cell table:number-columns-repeated="1016"/>
        </table:table-row>
        <table:table-row table:style-name="ro1">
          <table:table-cell table:style-name="ce9" table:formula="of:=[.A389]+1" office:value-type="float" office:value="388" calcext:value-type="float">
            <text:p>388</text:p>
          </table:table-cell>
          <table:table-cell table:style-name="ce15" table:formula="of:=RAND()*180" office:value-type="float" office:value="128.484222004197" calcext:value-type="float">
            <text:p>128.484222004197</text:p>
          </table:table-cell>
          <table:table-cell table:style-name="ce15" table:formula="of:=RAND()*180" office:value-type="float" office:value="23.0322101534941" calcext:value-type="float">
            <text:p>23.0322101534941</text:p>
          </table:table-cell>
          <table:table-cell table:style-name="ce15" table:formula="of:=RAND()*180" office:value-type="float" office:value="98.4668980390321" calcext:value-type="float">
            <text:p>98.466898039032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90]*EXP([.C390]/180)-[.D390]/([.C390]^2))/180" office:value-type="float" office:value="0.810206617870841" calcext:value-type="float">
            <text:p>0.810206617870841</text:p>
          </table:table-cell>
          <table:table-cell table:style-name="ce21" table:formula="of:=0.01*([.B390]+[.B390]^2*0.1+[.C390]*[.D390])/([.C390]*[.D390]-[.B390])" office:value-type="float" office:value="0.0189172886318532" calcext:value-type="float">
            <text:p>0.01892</text:p>
          </table:table-cell>
          <table:table-cell table:style-name="ce25" office:value-type="string" calcext:value-type="string">
            <text:p>4,512,946,006</text:p>
          </table:table-cell>
          <table:table-cell table:number-columns-repeated="1016"/>
        </table:table-row>
        <table:table-row table:style-name="ro1">
          <table:table-cell table:style-name="ce9" table:formula="of:=[.A390]+1" office:value-type="float" office:value="389" calcext:value-type="float">
            <text:p>389</text:p>
          </table:table-cell>
          <table:table-cell table:style-name="ce15" table:formula="of:=RAND()*180" office:value-type="float" office:value="115.145503659233" calcext:value-type="float">
            <text:p>115.145503659233</text:p>
          </table:table-cell>
          <table:table-cell table:style-name="ce15" table:formula="of:=RAND()*180" office:value-type="float" office:value="102.248382314032" calcext:value-type="float">
            <text:p>102.248382314032</text:p>
          </table:table-cell>
          <table:table-cell table:style-name="ce15" table:formula="of:=RAND()*180" office:value-type="float" office:value="63.3190987201404" calcext:value-type="float">
            <text:p>63.319098720140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91]*EXP([.C391]/180)-[.D391]/([.C391]^2))/180" office:value-type="float" office:value="1.12891443144981" calcext:value-type="float">
            <text:p>1.12891443144981</text:p>
          </table:table-cell>
          <table:table-cell table:style-name="ce21" table:formula="of:=0.01*([.B391]+[.B391]^2*0.1+[.C391]*[.D391])/([.C391]*[.D391]-[.B391])" office:value-type="float" office:value="0.0124470953269112" calcext:value-type="float">
            <text:p>0.01245</text:p>
          </table:table-cell>
          <table:table-cell table:style-name="ce25" office:value-type="string" calcext:value-type="string">
            <text:p>4,540,047,039</text:p>
          </table:table-cell>
          <table:table-cell table:number-columns-repeated="1016"/>
        </table:table-row>
        <table:table-row table:style-name="ro1">
          <table:table-cell table:style-name="ce9" table:formula="of:=[.A391]+1" office:value-type="float" office:value="390" calcext:value-type="float">
            <text:p>390</text:p>
          </table:table-cell>
          <table:table-cell table:style-name="ce15" table:formula="of:=RAND()*180" office:value-type="float" office:value="79.0628738981734" calcext:value-type="float">
            <text:p>79.0628738981734</text:p>
          </table:table-cell>
          <table:table-cell table:style-name="ce15" table:formula="of:=RAND()*180" office:value-type="float" office:value="91.2201394874089" calcext:value-type="float">
            <text:p>91.2201394874089</text:p>
          </table:table-cell>
          <table:table-cell table:style-name="ce15" table:formula="of:=RAND()*180" office:value-type="float" office:value="45.2230683367655" calcext:value-type="float">
            <text:p>45.223068336765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392]*EXP([.C392]/180)-[.D392]/([.C392]^2))/180" office:value-type="float" office:value="0.729076727697418" calcext:value-type="float">
            <text:p>0.729076727697418</text:p>
          </table:table-cell>
          <table:table-cell table:style-name="ce21" table:formula="of:=0.01*([.B392]+[.B392]^2*0.1+[.C392]*[.D392])/([.C392]*[.D392]-[.B392])" office:value-type="float" office:value="0.0119356955957206" calcext:value-type="float">
            <text:p>0.01194</text:p>
          </table:table-cell>
          <table:table-cell table:style-name="ce25" office:value-type="string" calcext:value-type="string">
            <text:p>4,567,148,072</text:p>
          </table:table-cell>
          <table:table-cell table:number-columns-repeated="1016"/>
        </table:table-row>
        <table:table-row table:style-name="ro1">
          <table:table-cell table:style-name="ce9" table:formula="of:=[.A392]+1" office:value-type="float" office:value="391" calcext:value-type="float">
            <text:p>391</text:p>
          </table:table-cell>
          <table:table-cell table:style-name="ce15" table:formula="of:=RAND()*180" office:value-type="float" office:value="6.0431797642996" calcext:value-type="float">
            <text:p>6.0431797642996</text:p>
          </table:table-cell>
          <table:table-cell table:style-name="ce15" table:formula="of:=RAND()*180" office:value-type="float" office:value="137.536310517184" calcext:value-type="float">
            <text:p>137.536310517184</text:p>
          </table:table-cell>
          <table:table-cell table:style-name="ce15" table:formula="of:=RAND()*180" office:value-type="float" office:value="99.5583200815535" calcext:value-type="float">
            <text:p>99.558320081553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3]*EXP([.C393]/180)-[.D393]/([.C393]^2))/180" office:value-type="float" office:value="0.0720538421942488" calcext:value-type="float">
            <text:p>0.072053842194249</text:p>
          </table:table-cell>
          <table:table-cell table:style-name="ce21" table:formula="of:=0.01*([.B393]+[.B393]^2*0.1+[.C393]*[.D393])/([.C393]*[.D393]-[.B393])" office:value-type="float" office:value="0.010011498900201" calcext:value-type="float">
            <text:p>0.01001</text:p>
          </table:table-cell>
          <table:table-cell table:style-name="ce26" office:value-type="string" calcext:value-type="string">
            <text:p>4,594,249,105</text:p>
          </table:table-cell>
          <table:table-cell table:number-columns-repeated="1016"/>
        </table:table-row>
        <table:table-row table:style-name="ro1">
          <table:table-cell table:style-name="ce9" table:formula="of:=[.A393]+1" office:value-type="float" office:value="392" calcext:value-type="float">
            <text:p>392</text:p>
          </table:table-cell>
          <table:table-cell table:style-name="ce15" table:formula="of:=RAND()*180" office:value-type="float" office:value="42.4840021241372" calcext:value-type="float">
            <text:p>42.4840021241372</text:p>
          </table:table-cell>
          <table:table-cell table:style-name="ce15" table:formula="of:=RAND()*180" office:value-type="float" office:value="120.149563758697" calcext:value-type="float">
            <text:p>120.149563758697</text:p>
          </table:table-cell>
          <table:table-cell table:style-name="ce15" table:formula="of:=RAND()*180" office:value-type="float" office:value="176.610889193961" calcext:value-type="float">
            <text:p>176.61088919396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4]*EXP([.C394]/180)-[.D394]/([.C394]^2))/180" office:value-type="float" office:value="0.46002270732018" calcext:value-type="float">
            <text:p>0.46002270732018</text:p>
          </table:table-cell>
          <table:table-cell table:style-name="ce21" table:formula="of:=0.01*([.B394]+[.B394]^2*0.1+[.C394]*[.D394])/([.C394]*[.D394]-[.B394])" office:value-type="float" office:value="0.0101253501787164" calcext:value-type="float">
            <text:p>0.01013</text:p>
          </table:table-cell>
          <table:table-cell table:style-name="ce26" office:value-type="string" calcext:value-type="string">
            <text:p>4,621,350,139</text:p>
          </table:table-cell>
          <table:table-cell table:number-columns-repeated="1016"/>
        </table:table-row>
        <table:table-row table:style-name="ro1">
          <table:table-cell table:style-name="ce9" table:formula="of:=[.A394]+1" office:value-type="float" office:value="393" calcext:value-type="float">
            <text:p>393</text:p>
          </table:table-cell>
          <table:table-cell table:style-name="ce15" table:formula="of:=RAND()*180" office:value-type="float" office:value="96.0220793982942" calcext:value-type="float">
            <text:p>96.0220793982942</text:p>
          </table:table-cell>
          <table:table-cell table:style-name="ce15" table:formula="of:=RAND()*180" office:value-type="float" office:value="31.5024513047153" calcext:value-type="float">
            <text:p>31.5024513047153</text:p>
          </table:table-cell>
          <table:table-cell table:style-name="ce15" table:formula="of:=RAND()*180" office:value-type="float" office:value="1.52101114422805" calcext:value-type="float">
            <text:p>1.5210111442280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5]*EXP([.C395]/180)-[.D395]/([.C395]^2))/180" office:value-type="float" office:value="0.635477577230084" calcext:value-type="float">
            <text:p>0.635477577230084</text:p>
          </table:table-cell>
          <table:table-cell table:style-name="ce21" table:formula="of:=0.01*([.B395]+[.B395]^2*0.1+[.C395]*[.D395])/([.C395]*[.D395]-[.B395])" office:value-type="float" office:value="-0.221583701675311" calcext:value-type="float">
            <text:p>-0.22158</text:p>
          </table:table-cell>
          <table:table-cell table:style-name="ce26" office:value-type="string" calcext:value-type="string">
            <text:p>4,648,451,172</text:p>
          </table:table-cell>
          <table:table-cell table:number-columns-repeated="1016"/>
        </table:table-row>
        <table:table-row table:style-name="ro1">
          <table:table-cell table:style-name="ce9" table:formula="of:=[.A395]+1" office:value-type="float" office:value="394" calcext:value-type="float">
            <text:p>394</text:p>
          </table:table-cell>
          <table:table-cell table:style-name="ce15" table:formula="of:=RAND()*180" office:value-type="float" office:value="81.3963671019612" calcext:value-type="float">
            <text:p>81.3963671019612</text:p>
          </table:table-cell>
          <table:table-cell table:style-name="ce15" table:formula="of:=RAND()*180" office:value-type="float" office:value="165.915428990061" calcext:value-type="float">
            <text:p>165.915428990061</text:p>
          </table:table-cell>
          <table:table-cell table:style-name="ce15" table:formula="of:=RAND()*180" office:value-type="float" office:value="14.505148602436" calcext:value-type="float">
            <text:p>14.50514860243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6]*EXP([.C396]/180)-[.D396]/([.C396]^2))/180" office:value-type="float" office:value="1.13669348805415" calcext:value-type="float">
            <text:p>1.13669348805415</text:p>
          </table:table-cell>
          <table:table-cell table:style-name="ce21" table:formula="of:=0.01*([.B396]+[.B396]^2*0.1+[.C396]*[.D396])/([.C396]*[.D396]-[.B396])" office:value-type="float" office:value="0.0135494511470219" calcext:value-type="float">
            <text:p>0.01355</text:p>
          </table:table-cell>
          <table:table-cell table:style-name="ce26" office:value-type="string" calcext:value-type="string">
            <text:p>4,675,552,205</text:p>
          </table:table-cell>
          <table:table-cell table:number-columns-repeated="1016"/>
        </table:table-row>
        <table:table-row table:style-name="ro1">
          <table:table-cell table:style-name="ce9" table:formula="of:=[.A396]+1" office:value-type="float" office:value="395" calcext:value-type="float">
            <text:p>395</text:p>
          </table:table-cell>
          <table:table-cell table:style-name="ce15" table:formula="of:=RAND()*180" office:value-type="float" office:value="64.0763277529578" calcext:value-type="float">
            <text:p>64.0763277529578</text:p>
          </table:table-cell>
          <table:table-cell table:style-name="ce15" table:formula="of:=RAND()*180" office:value-type="float" office:value="132.634164830251" calcext:value-type="float">
            <text:p>132.634164830251</text:p>
          </table:table-cell>
          <table:table-cell table:style-name="ce15" table:formula="of:=RAND()*180" office:value-type="float" office:value="30.6737294787382" calcext:value-type="float">
            <text:p>30.673729478738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7]*EXP([.C397]/180)-[.D397]/([.C397]^2))/180" office:value-type="float" office:value="0.743758859815782" calcext:value-type="float">
            <text:p>0.743758859815782</text:p>
          </table:table-cell>
          <table:table-cell table:style-name="ce21" table:formula="of:=0.01*([.B397]+[.B397]^2*0.1+[.C397]*[.D397])/([.C397]*[.D397]-[.B397])" office:value-type="float" office:value="0.0113453765576654" calcext:value-type="float">
            <text:p>0.01135</text:p>
          </table:table-cell>
          <table:table-cell table:style-name="ce26" office:value-type="string" calcext:value-type="string">
            <text:p>4,702,653,238</text:p>
          </table:table-cell>
          <table:table-cell table:number-columns-repeated="1016"/>
        </table:table-row>
        <table:table-row table:style-name="ro1">
          <table:table-cell table:style-name="ce9" table:formula="of:=[.A397]+1" office:value-type="float" office:value="396" calcext:value-type="float">
            <text:p>396</text:p>
          </table:table-cell>
          <table:table-cell table:style-name="ce15" table:formula="of:=RAND()*180" office:value-type="float" office:value="31.7166396301166" calcext:value-type="float">
            <text:p>31.7166396301166</text:p>
          </table:table-cell>
          <table:table-cell table:style-name="ce15" table:formula="of:=RAND()*180" office:value-type="float" office:value="149.395142286833" calcext:value-type="float">
            <text:p>149.395142286833</text:p>
          </table:table-cell>
          <table:table-cell table:style-name="ce15" table:formula="of:=RAND()*180" office:value-type="float" office:value="90.4504139657812" calcext:value-type="float">
            <text:p>90.450413965781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8]*EXP([.C398]/180)-[.D398]/([.C398]^2))/180" office:value-type="float" office:value="0.40405749152567" calcext:value-type="float">
            <text:p>0.40405749152567</text:p>
          </table:table-cell>
          <table:table-cell table:style-name="ce21" table:formula="of:=0.01*([.B398]+[.B398]^2*0.1+[.C398]*[.D398])/([.C398]*[.D398]-[.B398])" office:value-type="float" office:value="0.0101216720937582" calcext:value-type="float">
            <text:p>0.01012</text:p>
          </table:table-cell>
          <table:table-cell table:style-name="ce26" office:value-type="string" calcext:value-type="string">
            <text:p>472,975,428</text:p>
          </table:table-cell>
          <table:table-cell table:number-columns-repeated="1016"/>
        </table:table-row>
        <table:table-row table:style-name="ro1">
          <table:table-cell table:style-name="ce9" table:formula="of:=[.A398]+1" office:value-type="float" office:value="397" calcext:value-type="float">
            <text:p>397</text:p>
          </table:table-cell>
          <table:table-cell table:style-name="ce15" table:formula="of:=RAND()*180" office:value-type="float" office:value="74.0406415576798" calcext:value-type="float">
            <text:p>74.0406415576798</text:p>
          </table:table-cell>
          <table:table-cell table:style-name="ce15" table:formula="of:=RAND()*180" office:value-type="float" office:value="116.419970616866" calcext:value-type="float">
            <text:p>116.419970616866</text:p>
          </table:table-cell>
          <table:table-cell table:style-name="ce15" table:formula="of:=RAND()*180" office:value-type="float" office:value="24.2750509553429" calcext:value-type="float">
            <text:p>24.275050955342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399]*EXP([.C399]/180)-[.D399]/([.C399]^2))/180" office:value-type="float" office:value="0.785387735342151" calcext:value-type="float">
            <text:p>0.785387735342151</text:p>
          </table:table-cell>
          <table:table-cell table:style-name="ce21" table:formula="of:=0.01*([.B399]+[.B399]^2*0.1+[.C399]*[.D399])/([.C399]*[.D399]-[.B399])" office:value-type="float" office:value="0.0125300426726292" calcext:value-type="float">
            <text:p>0.01253</text:p>
          </table:table-cell>
          <table:table-cell table:style-name="ce26" office:value-type="string" calcext:value-type="string">
            <text:p>4,756,855,304</text:p>
          </table:table-cell>
          <table:table-cell table:number-columns-repeated="1016"/>
        </table:table-row>
        <table:table-row table:style-name="ro1">
          <table:table-cell table:style-name="ce9" table:formula="of:=[.A399]+1" office:value-type="float" office:value="398" calcext:value-type="float">
            <text:p>398</text:p>
          </table:table-cell>
          <table:table-cell table:style-name="ce15" table:formula="of:=RAND()*180" office:value-type="float" office:value="35.3847282667639" calcext:value-type="float">
            <text:p>35.3847282667639</text:p>
          </table:table-cell>
          <table:table-cell table:style-name="ce15" table:formula="of:=RAND()*180" office:value-type="float" office:value="139.863640993035" calcext:value-type="float">
            <text:p>139.863640993035</text:p>
          </table:table-cell>
          <table:table-cell table:style-name="ce15" table:formula="of:=RAND()*180" office:value-type="float" office:value="135.663658690411" calcext:value-type="float">
            <text:p>135.66365869041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0]*EXP([.C400]/180)-[.D400]/([.C400]^2))/180" office:value-type="float" office:value="0.42752333085266" calcext:value-type="float">
            <text:p>0.42752333085266</text:p>
          </table:table-cell>
          <table:table-cell table:style-name="ce21" table:formula="of:=0.01*([.B400]+[.B400]^2*0.1+[.C400]*[.D400])/([.C400]*[.D400]-[.B400])" office:value-type="float" office:value="0.0101034780404441" calcext:value-type="float">
            <text:p>0.01010</text:p>
          </table:table-cell>
          <table:table-cell table:style-name="ce22" office:value-type="float" office:value="28.668208630394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9" table:formula="of:=[.A400]+1" office:value-type="float" office:value="399" calcext:value-type="float">
            <text:p>399</text:p>
          </table:table-cell>
          <table:table-cell table:style-name="ce15" table:formula="of:=RAND()*180" office:value-type="float" office:value="32.8229287688144" calcext:value-type="float">
            <text:p>32.8229287688144</text:p>
          </table:table-cell>
          <table:table-cell table:style-name="ce15" table:formula="of:=RAND()*180" office:value-type="float" office:value="6.82888018343732" calcext:value-type="float">
            <text:p>6.82888018343732</text:p>
          </table:table-cell>
          <table:table-cell table:style-name="ce15" table:formula="of:=RAND()*180" office:value-type="float" office:value="4.46632866771472" calcext:value-type="float">
            <text:p>4.4663286677147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1]*EXP([.C401]/180)-[.D401]/([.C401]^2))/180" office:value-type="float" office:value="0.18886844558694" calcext:value-type="float">
            <text:p>0.18886844558694</text:p>
          </table:table-cell>
          <table:table-cell table:style-name="ce21" table:formula="of:=0.01*([.B401]+[.B401]^2*0.1+[.C401]*[.D401])/([.C401]*[.D401]-[.B401])" office:value-type="float" office:value="-0.736394235692214" calcext:value-type="float">
            <text:p>-0.73639</text:p>
          </table:table-cell>
          <table:table-cell table:style-name="ce22" office:value-type="float" office:value="29.0518653846154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9" table:formula="of:=[.A401]+1" office:value-type="float" office:value="400" calcext:value-type="float">
            <text:p>400</text:p>
          </table:table-cell>
          <table:table-cell table:style-name="ce15" table:formula="of:=RAND()*180" office:value-type="float" office:value="153.145483511191" calcext:value-type="float">
            <text:p>153.145483511191</text:p>
          </table:table-cell>
          <table:table-cell table:style-name="ce15" table:formula="of:=RAND()*180" office:value-type="float" office:value="10.3999479739706" calcext:value-type="float">
            <text:p>10.3999479739706</text:p>
          </table:table-cell>
          <table:table-cell table:style-name="ce15" table:formula="of:=RAND()*180" office:value-type="float" office:value="142.863964603422" calcext:value-type="float">
            <text:p>142.86396460342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2]*EXP([.C402]/180)-[.D402]/([.C402]^2))/180" office:value-type="float" office:value="0.894075483698485" calcext:value-type="float">
            <text:p>0.894075483698485</text:p>
          </table:table-cell>
          <table:table-cell table:style-name="ce21" table:formula="of:=0.01*([.B402]+[.B402]^2*0.1+[.C402]*[.D402])/([.C402]*[.D402]-[.B402])" office:value-type="float" office:value="0.0298977981227945" calcext:value-type="float">
            <text:p>0.02990</text:p>
          </table:table-cell>
          <table:table-cell table:style-name="ce22" office:value-type="float" office:value="29.4355221388368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9" table:formula="of:=[.A402]+1" office:value-type="float" office:value="401" calcext:value-type="float">
            <text:p>401</text:p>
          </table:table-cell>
          <table:table-cell table:style-name="ce15" table:formula="of:=RAND()*180" office:value-type="float" office:value="130.340041446829" calcext:value-type="float">
            <text:p>130.340041446829</text:p>
          </table:table-cell>
          <table:table-cell table:style-name="ce15" table:formula="of:=RAND()*180" office:value-type="float" office:value="9.92145342097987" calcext:value-type="float">
            <text:p>9.92145342097987</text:p>
          </table:table-cell>
          <table:table-cell table:style-name="ce15" table:formula="of:=RAND()*180" office:value-type="float" office:value="70.5655885719996" calcext:value-type="float">
            <text:p>70.565588571999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3]*EXP([.C403]/180)-[.D403]/([.C403]^2))/180" office:value-type="float" office:value="0.761161601356682" calcext:value-type="float">
            <text:p>0.761161601356682</text:p>
          </table:table-cell>
          <table:table-cell table:style-name="ce21" table:formula="of:=0.01*([.B403]+[.B403]^2*0.1+[.C403]*[.D403])/([.C403]*[.D403]-[.B403])" office:value-type="float" office:value="0.0443914537466151" calcext:value-type="float">
            <text:p>0.04439</text:p>
          </table:table-cell>
          <table:table-cell table:style-name="ce22" office:value-type="float" office:value="29.8191788930581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table:formula="of:=[.A403]+1" office:value-type="float" office:value="402" calcext:value-type="float">
            <text:p>402</text:p>
          </table:table-cell>
          <table:table-cell table:style-name="ce15" table:formula="of:=RAND()*180" office:value-type="float" office:value="128.014225984606" calcext:value-type="float">
            <text:p>128.014225984606</text:p>
          </table:table-cell>
          <table:table-cell table:style-name="ce15" table:formula="of:=RAND()*180" office:value-type="float" office:value="58.6597728607744" calcext:value-type="float">
            <text:p>58.6597728607744</text:p>
          </table:table-cell>
          <table:table-cell table:style-name="ce15" table:formula="of:=RAND()*180" office:value-type="float" office:value="155.850216517883" calcext:value-type="float">
            <text:p>155.85021651788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4]*EXP([.C404]/180)-[.D404]/([.C404]^2))/180" office:value-type="float" office:value="0.984931416785136" calcext:value-type="float">
            <text:p>0.984931416785136</text:p>
          </table:table-cell>
          <table:table-cell table:style-name="ce21" table:formula="of:=0.01*([.B404]+[.B404]^2*0.1+[.C404]*[.D404])/([.C404]*[.D404]-[.B404])" office:value-type="float" office:value="0.012102026377265" calcext:value-type="float">
            <text:p>0.01210</text:p>
          </table:table-cell>
          <table:table-cell table:style-name="ce22" office:value-type="float" office:value="30.2028356472795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table:formula="of:=[.A404]+1" office:value-type="float" office:value="403" calcext:value-type="float">
            <text:p>403</text:p>
          </table:table-cell>
          <table:table-cell table:style-name="ce15" table:formula="of:=RAND()*180" office:value-type="float" office:value="127.443474236397" calcext:value-type="float">
            <text:p>127.443474236397</text:p>
          </table:table-cell>
          <table:table-cell table:style-name="ce15" table:formula="of:=RAND()*180" office:value-type="float" office:value="43.1206299923392" calcext:value-type="float">
            <text:p>43.1206299923392</text:p>
          </table:table-cell>
          <table:table-cell table:style-name="ce15" table:formula="of:=RAND()*180" office:value-type="float" office:value="96.7326047663236" calcext:value-type="float">
            <text:p>96.732604766323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5]*EXP([.C405]/180)-[.D405]/([.C405]^2))/180" office:value-type="float" office:value="0.899383120737709" calcext:value-type="float">
            <text:p>0.899383120737709</text:p>
          </table:table-cell>
          <table:table-cell table:style-name="ce21" table:formula="of:=0.01*([.B405]+[.B405]^2*0.1+[.C405]*[.D405])/([.C405]*[.D405]-[.B405])" office:value-type="float" office:value="0.0146468781956259" calcext:value-type="float">
            <text:p>0.01465</text:p>
          </table:table-cell>
          <table:table-cell table:style-name="ce22" office:value-type="float" office:value="30.5864924015009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table:formula="of:=[.A405]+1" office:value-type="float" office:value="404" calcext:value-type="float">
            <text:p>404</text:p>
          </table:table-cell>
          <table:table-cell table:style-name="ce15" table:formula="of:=RAND()*180" office:value-type="float" office:value="58.3605307471636" calcext:value-type="float">
            <text:p>58.3605307471636</text:p>
          </table:table-cell>
          <table:table-cell table:style-name="ce15" table:formula="of:=RAND()*180" office:value-type="float" office:value="101.426399556938" calcext:value-type="float">
            <text:p>101.426399556938</text:p>
          </table:table-cell>
          <table:table-cell table:style-name="ce15" table:formula="of:=RAND()*180" office:value-type="float" office:value="176.996907166573" calcext:value-type="float">
            <text:p>176.99690716657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6]*EXP([.C406]/180)-[.D406]/([.C406]^2))/180" office:value-type="float" office:value="0.56949523481175" calcext:value-type="float">
            <text:p>0.56949523481175</text:p>
          </table:table-cell>
          <table:table-cell table:style-name="ce21" table:formula="of:=0.01*([.B406]+[.B406]^2*0.1+[.C406]*[.D406])/([.C406]*[.D406]-[.B406])" office:value-type="float" office:value="0.0102555724635599" calcext:value-type="float">
            <text:p>0.01026</text:p>
          </table:table-cell>
          <table:table-cell table:style-name="ce22" office:value-type="float" office:value="30.9701491557223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table:formula="of:=[.A406]+1" office:value-type="float" office:value="405" calcext:value-type="float">
            <text:p>405</text:p>
          </table:table-cell>
          <table:table-cell table:style-name="ce15" table:formula="of:=RAND()*180" office:value-type="float" office:value="41.1429869014637" calcext:value-type="float">
            <text:p>41.1429869014637</text:p>
          </table:table-cell>
          <table:table-cell table:style-name="ce15" table:formula="of:=RAND()*180" office:value-type="float" office:value="1.43607775238453" calcext:value-type="float">
            <text:p>1.43607775238453</text:p>
          </table:table-cell>
          <table:table-cell table:style-name="ce15" table:formula="of:=RAND()*180" office:value-type="float" office:value="53.5597992328125" calcext:value-type="float">
            <text:p>53.559799232812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07]*EXP([.C407]/180)-[.D407]/([.C407]^2))/180" office:value-type="float" office:value="0.0861215803780142" calcext:value-type="float">
            <text:p>0.086121580378014</text:p>
          </table:table-cell>
          <table:table-cell table:style-name="ce21" table:formula="of:=0.01*([.B407]+[.B407]^2*0.1+[.C407]*[.D407])/([.C407]*[.D407]-[.B407])" office:value-type="float" office:value="0.080321238069815" calcext:value-type="float">
            <text:p>0.08032</text:p>
          </table:table-cell>
          <table:table-cell table:style-name="ce22" office:value-type="float" office:value="31.3538059099437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table:formula="of:=[.A407]+1" office:value-type="float" office:value="406" calcext:value-type="float">
            <text:p>406</text:p>
          </table:table-cell>
          <table:table-cell table:style-name="ce15" table:formula="of:=RAND()*180" office:value-type="float" office:value="30.0320677870632" calcext:value-type="float">
            <text:p>30.0320677870632</text:p>
          </table:table-cell>
          <table:table-cell table:style-name="ce15" table:formula="of:=RAND()*180" office:value-type="float" office:value="35.1228087832518" calcext:value-type="float">
            <text:p>35.1228087832518</text:p>
          </table:table-cell>
          <table:table-cell table:style-name="ce15" table:formula="of:=RAND()*180" office:value-type="float" office:value="56.4623506308241" calcext:value-type="float">
            <text:p>56.462350630824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08]*EXP([.C408]/180)-[.D408]/([.C408]^2))/180" office:value-type="float" office:value="0.202539762038093" calcext:value-type="float">
            <text:p>0.202539762038093</text:p>
          </table:table-cell>
          <table:table-cell table:style-name="ce21" table:formula="of:=0.01*([.B408]+[.B408]^2*0.1+[.C408]*[.D408])/([.C408]*[.D408]-[.B408])" office:value-type="float" office:value="0.0107693300637872" calcext:value-type="float">
            <text:p>0.01077</text:p>
          </table:table-cell>
          <table:table-cell table:style-name="ce23" office:value-type="float" office:value="31.7374626641651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9" table:formula="of:=[.A408]+1" office:value-type="float" office:value="407" calcext:value-type="float">
            <text:p>407</text:p>
          </table:table-cell>
          <table:table-cell table:style-name="ce15" table:formula="of:=RAND()*180" office:value-type="float" office:value="30.4566811125363" calcext:value-type="float">
            <text:p>30.4566811125363</text:p>
          </table:table-cell>
          <table:table-cell table:style-name="ce15" table:formula="of:=RAND()*180" office:value-type="float" office:value="43.4898177579511" calcext:value-type="float">
            <text:p>43.4898177579511</text:p>
          </table:table-cell>
          <table:table-cell table:style-name="ce15" table:formula="of:=RAND()*180" office:value-type="float" office:value="47.9308288694393" calcext:value-type="float">
            <text:p>47.930828869439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09]*EXP([.C409]/180)-[.D409]/([.C409]^2))/180" office:value-type="float" office:value="0.215305989516969" calcext:value-type="float">
            <text:p>0.215305989516969</text:p>
          </table:table-cell>
          <table:table-cell table:style-name="ce21" table:formula="of:=0.01*([.B409]+[.B409]^2*0.1+[.C409]*[.D409])/([.C409]*[.D409]-[.B409])" office:value-type="float" office:value="0.0107481540329175" calcext:value-type="float">
            <text:p>0.01075</text:p>
          </table:table-cell>
          <table:table-cell table:style-name="ce23" office:value-type="float" office:value="32.1211194183865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9" table:formula="of:=[.A409]+1" office:value-type="float" office:value="408" calcext:value-type="float">
            <text:p>408</text:p>
          </table:table-cell>
          <table:table-cell table:style-name="ce15" table:formula="of:=RAND()*180" office:value-type="float" office:value="107.11867068362" calcext:value-type="float">
            <text:p>107.11867068362</text:p>
          </table:table-cell>
          <table:table-cell table:style-name="ce15" table:formula="of:=RAND()*180" office:value-type="float" office:value="140.45036210644" calcext:value-type="float">
            <text:p>140.45036210644</text:p>
          </table:table-cell>
          <table:table-cell table:style-name="ce15" table:formula="of:=RAND()*180" office:value-type="float" office:value="38.2169627670804" calcext:value-type="float">
            <text:p>38.216962767080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0]*EXP([.C410]/180)-[.D410]/([.C410]^2))/180" office:value-type="float" office:value="1.29855478445065" calcext:value-type="float">
            <text:p>1.29855478445065</text:p>
          </table:table-cell>
          <table:table-cell table:style-name="ce21" table:formula="of:=0.01*([.B410]+[.B410]^2*0.1+[.C410]*[.D410])/([.C410]*[.D410]-[.B410])" office:value-type="float" office:value="0.0125885119133341" calcext:value-type="float">
            <text:p>0.01259</text:p>
          </table:table-cell>
          <table:table-cell table:style-name="ce23" office:value-type="float" office:value="32.5047761726079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9" table:formula="of:=[.A410]+1" office:value-type="float" office:value="409" calcext:value-type="float">
            <text:p>409</text:p>
          </table:table-cell>
          <table:table-cell table:style-name="ce15" table:formula="of:=RAND()*180" office:value-type="float" office:value="149.211009362095" calcext:value-type="float">
            <text:p>149.211009362095</text:p>
          </table:table-cell>
          <table:table-cell table:style-name="ce15" table:formula="of:=RAND()*180" office:value-type="float" office:value="15.0914003979607" calcext:value-type="float">
            <text:p>15.0914003979607</text:p>
          </table:table-cell>
          <table:table-cell table:style-name="ce15" table:formula="of:=RAND()*180" office:value-type="float" office:value="87.4484529733709" calcext:value-type="float">
            <text:p>87.448452973370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1]*EXP([.C411]/180)-[.D411]/([.C411]^2))/180" office:value-type="float" office:value="0.899313643018106" calcext:value-type="float">
            <text:p>0.899313643018106</text:p>
          </table:table-cell>
          <table:table-cell table:style-name="ce21" table:formula="of:=0.01*([.B411]+[.B411]^2*0.1+[.C411]*[.D411])/([.C411]*[.D411]-[.B411])" office:value-type="float" office:value="0.0315702347814468" calcext:value-type="float">
            <text:p>0.03157</text:p>
          </table:table-cell>
          <table:table-cell table:style-name="ce23" office:value-type="float" office:value="32.8884329268292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9" table:formula="of:=[.A411]+1" office:value-type="float" office:value="410" calcext:value-type="float">
            <text:p>410</text:p>
          </table:table-cell>
          <table:table-cell table:style-name="ce15" table:formula="of:=RAND()*180" office:value-type="float" office:value="86.5840630727368" calcext:value-type="float">
            <text:p>86.5840630727368</text:p>
          </table:table-cell>
          <table:table-cell table:style-name="ce15" table:formula="of:=RAND()*180" office:value-type="float" office:value="27.8967678374884" calcext:value-type="float">
            <text:p>27.8967678374884</text:p>
          </table:table-cell>
          <table:table-cell table:style-name="ce15" table:formula="of:=RAND()*180" office:value-type="float" office:value="32.8888709323008" calcext:value-type="float">
            <text:p>32.888870932300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2]*EXP([.C412]/180)-[.D412]/([.C412]^2))/180" office:value-type="float" office:value="0.561424966787502" calcext:value-type="float">
            <text:p>0.561424966787502</text:p>
          </table:table-cell>
          <table:table-cell table:style-name="ce21" table:formula="of:=0.01*([.B412]+[.B412]^2*0.1+[.C412]*[.D412])/([.C412]*[.D412]-[.B412])" office:value-type="float" office:value="0.0211064866959004" calcext:value-type="float">
            <text:p>0.02111</text:p>
          </table:table-cell>
          <table:table-cell table:style-name="ce23" office:value-type="float" office:value="33.2720896810506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9" table:formula="of:=[.A412]+1" office:value-type="float" office:value="411" calcext:value-type="float">
            <text:p>411</text:p>
          </table:table-cell>
          <table:table-cell table:style-name="ce15" table:formula="of:=RAND()*180" office:value-type="float" office:value="36.5246357648577" calcext:value-type="float">
            <text:p>36.5246357648577</text:p>
          </table:table-cell>
          <table:table-cell table:style-name="ce15" table:formula="of:=RAND()*180" office:value-type="float" office:value="112.237344160585" calcext:value-type="float">
            <text:p>112.237344160585</text:p>
          </table:table-cell>
          <table:table-cell table:style-name="ce15" table:formula="of:=RAND()*180" office:value-type="float" office:value="141.678606884559" calcext:value-type="float">
            <text:p>141.67860688455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3]*EXP([.C413]/180)-[.D413]/([.C413]^2))/180" office:value-type="float" office:value="0.378479208545394" calcext:value-type="float">
            <text:p>0.378479208545394</text:p>
          </table:table-cell>
          <table:table-cell table:style-name="ce21" table:formula="of:=0.01*([.B413]+[.B413]^2*0.1+[.C413]*[.D413])/([.C413]*[.D413]-[.B413])" office:value-type="float" office:value="0.0101301309769232" calcext:value-type="float">
            <text:p>0.01013</text:p>
          </table:table-cell>
          <table:table-cell table:style-name="ce23" office:value-type="float" office:value="33.655746435272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9" table:formula="of:=[.A413]+1" office:value-type="float" office:value="412" calcext:value-type="float">
            <text:p>412</text:p>
          </table:table-cell>
          <table:table-cell table:style-name="ce15" table:formula="of:=RAND()*180" office:value-type="float" office:value="52.9563668798294" calcext:value-type="float">
            <text:p>52.9563668798294</text:p>
          </table:table-cell>
          <table:table-cell table:style-name="ce15" table:formula="of:=RAND()*180" office:value-type="float" office:value="146.849124935126" calcext:value-type="float">
            <text:p>146.849124935126</text:p>
          </table:table-cell>
          <table:table-cell table:style-name="ce15" table:formula="of:=RAND()*180" office:value-type="float" office:value="122.71256553912" calcext:value-type="float">
            <text:p>122.7125655391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4]*EXP([.C414]/180)-[.D414]/([.C414]^2))/180" office:value-type="float" office:value="0.665173349286245" calcext:value-type="float">
            <text:p>0.665173349286245</text:p>
          </table:table-cell>
          <table:table-cell table:style-name="ce21" table:formula="of:=0.01*([.B414]+[.B414]^2*0.1+[.C414]*[.D414])/([.C414]*[.D414]-[.B414])" office:value-type="float" office:value="0.0102150300369939" calcext:value-type="float">
            <text:p>0.01022</text:p>
          </table:table-cell>
          <table:table-cell table:style-name="ce23" office:value-type="float" office:value="34.03940318949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9" table:formula="of:=[.A414]+1" office:value-type="float" office:value="413" calcext:value-type="float">
            <text:p>413</text:p>
          </table:table-cell>
          <table:table-cell table:style-name="ce15" table:formula="of:=RAND()*180" office:value-type="float" office:value="79.8626783576766" calcext:value-type="float">
            <text:p>79.8626783576766</text:p>
          </table:table-cell>
          <table:table-cell table:style-name="ce15" table:formula="of:=RAND()*180" office:value-type="float" office:value="81.5048889970028" calcext:value-type="float">
            <text:p>81.5048889970028</text:p>
          </table:table-cell>
          <table:table-cell table:style-name="ce15" table:formula="of:=RAND()*180" office:value-type="float" office:value="125.567346878869" calcext:value-type="float">
            <text:p>125.56734687886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15]*EXP([.C415]/180)-[.D415]/([.C415]^2))/180" office:value-type="float" office:value="0.697680668002057" calcext:value-type="float">
            <text:p>0.697680668002057</text:p>
          </table:table-cell>
          <table:table-cell table:style-name="ce21" table:formula="of:=0.01*([.B415]+[.B415]^2*0.1+[.C415]*[.D415])/([.C415]*[.D415]-[.B415])" office:value-type="float" office:value="0.0107853965062703" calcext:value-type="float">
            <text:p>0.01079</text:p>
          </table:table-cell>
          <table:table-cell table:style-name="ce23" office:value-type="float" office:value="34.4230599437148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9" table:formula="of:=[.A415]+1" office:value-type="float" office:value="414" calcext:value-type="float">
            <text:p>414</text:p>
          </table:table-cell>
          <table:table-cell table:style-name="ce15" table:formula="of:=RAND()*180" office:value-type="float" office:value="8.73761346785661" calcext:value-type="float">
            <text:p>8.73761346785661</text:p>
          </table:table-cell>
          <table:table-cell table:style-name="ce15" table:formula="of:=RAND()*180" office:value-type="float" office:value="123.105387575835" calcext:value-type="float">
            <text:p>123.105387575835</text:p>
          </table:table-cell>
          <table:table-cell table:style-name="ce15" table:formula="of:=RAND()*180" office:value-type="float" office:value="36.1662758562846" calcext:value-type="float">
            <text:p>36.166275856284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6]*EXP([.C416]/180)-[.D416]/([.C416]^2))/180" office:value-type="float" office:value="0.0961795257639756" calcext:value-type="float">
            <text:p>0.096179525763976</text:p>
          </table:table-cell>
          <table:table-cell table:style-name="ce21" table:formula="of:=0.01*([.B416]+[.B416]^2*0.1+[.C416]*[.D416])/([.C416]*[.D416]-[.B416])" office:value-type="float" office:value="0.0100565087658244" calcext:value-type="float">
            <text:p>0.01006</text:p>
          </table:table-cell>
          <table:table-cell table:style-name="ce24" office:value-type="float" office:value="34.8067166979362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9" table:formula="of:=[.A416]+1" office:value-type="float" office:value="415" calcext:value-type="float">
            <text:p>415</text:p>
          </table:table-cell>
          <table:table-cell table:style-name="ce15" table:formula="of:=RAND()*180" office:value-type="float" office:value="166.059879492337" calcext:value-type="float">
            <text:p>166.059879492337</text:p>
          </table:table-cell>
          <table:table-cell table:style-name="ce15" table:formula="of:=RAND()*180" office:value-type="float" office:value="82.4220470432575" calcext:value-type="float">
            <text:p>82.4220470432575</text:p>
          </table:table-cell>
          <table:table-cell table:style-name="ce15" table:formula="of:=RAND()*180" office:value-type="float" office:value="78.8676562557168" calcext:value-type="float">
            <text:p>78.867656255716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7]*EXP([.C417]/180)-[.D417]/([.C417]^2))/180" office:value-type="float" office:value="1.45826536908205" calcext:value-type="float">
            <text:p>1.45826536908205</text:p>
          </table:table-cell>
          <table:table-cell table:style-name="ce21" table:formula="of:=0.01*([.B417]+[.B417]^2*0.1+[.C417]*[.D417])/([.C417]*[.D417]-[.B417])" office:value-type="float" office:value="0.0148776851775242" calcext:value-type="float">
            <text:p>0.01488</text:p>
          </table:table-cell>
          <table:table-cell table:style-name="ce24" office:value-type="float" office:value="35.1903734521576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9" table:formula="of:=[.A417]+1" office:value-type="float" office:value="416" calcext:value-type="float">
            <text:p>416</text:p>
          </table:table-cell>
          <table:table-cell table:style-name="ce15" table:formula="of:=RAND()*180" office:value-type="float" office:value="126.403203071357" calcext:value-type="float">
            <text:p>126.403203071357</text:p>
          </table:table-cell>
          <table:table-cell table:style-name="ce15" table:formula="of:=RAND()*180" office:value-type="float" office:value="26.2545517877823" calcext:value-type="float">
            <text:p>26.2545517877823</text:p>
          </table:table-cell>
          <table:table-cell table:style-name="ce15" table:formula="of:=RAND()*180" office:value-type="float" office:value="21.3419852943039" calcext:value-type="float">
            <text:p>21.341985294303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8]*EXP([.C418]/180)-[.D418]/([.C418]^2))/180" office:value-type="float" office:value="0.812342580494643" calcext:value-type="float">
            <text:p>0.812342580494643</text:p>
          </table:table-cell>
          <table:table-cell table:style-name="ce21" table:formula="of:=0.01*([.B418]+[.B418]^2*0.1+[.C418]*[.D418])/([.C418]*[.D418]-[.B418])" office:value-type="float" office:value="0.0526479277531271" calcext:value-type="float">
            <text:p>0.05265</text:p>
          </table:table-cell>
          <table:table-cell table:style-name="ce24" office:value-type="float" office:value="35.574030206379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9" table:formula="of:=[.A418]+1" office:value-type="float" office:value="417" calcext:value-type="float">
            <text:p>417</text:p>
          </table:table-cell>
          <table:table-cell table:style-name="ce15" table:formula="of:=RAND()*180" office:value-type="float" office:value="105.635642095437" calcext:value-type="float">
            <text:p>105.635642095437</text:p>
          </table:table-cell>
          <table:table-cell table:style-name="ce15" table:formula="of:=RAND()*180" office:value-type="float" office:value="156.193717150785" calcext:value-type="float">
            <text:p>156.193717150785</text:p>
          </table:table-cell>
          <table:table-cell table:style-name="ce15" table:formula="of:=RAND()*180" office:value-type="float" office:value="41.8581430561527" calcext:value-type="float">
            <text:p>41.858143056152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19]*EXP([.C419]/180)-[.D419]/([.C419]^2))/180" office:value-type="float" office:value="1.39762593472808" calcext:value-type="float">
            <text:p>1.39762593472808</text:p>
          </table:table-cell>
          <table:table-cell table:style-name="ce21" table:formula="of:=0.01*([.B419]+[.B419]^2*0.1+[.C419]*[.D419])/([.C419]*[.D419]-[.B419])" office:value-type="float" office:value="0.0120632607858685" calcext:value-type="float">
            <text:p>0.01206</text:p>
          </table:table-cell>
          <table:table-cell table:style-name="ce24" office:value-type="float" office:value="35.9576869606004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9" table:formula="of:=[.A419]+1" office:value-type="float" office:value="418" calcext:value-type="float">
            <text:p>418</text:p>
          </table:table-cell>
          <table:table-cell table:style-name="ce15" table:formula="of:=RAND()*180" office:value-type="float" office:value="42.1379079928018" calcext:value-type="float">
            <text:p>42.1379079928018</text:p>
          </table:table-cell>
          <table:table-cell table:style-name="ce15" table:formula="of:=RAND()*180" office:value-type="float" office:value="2.78295095397746" calcext:value-type="float">
            <text:p>2.78295095397746</text:p>
          </table:table-cell>
          <table:table-cell table:style-name="ce15" table:formula="of:=RAND()*180" office:value-type="float" office:value="2.720395823686" calcext:value-type="float">
            <text:p>2.72039582368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0]*EXP([.C420]/180)-[.D420]/([.C420]^2))/180" office:value-type="float" office:value="0.235795577471147" calcext:value-type="float">
            <text:p>0.235795577471147</text:p>
          </table:table-cell>
          <table:table-cell table:style-name="ce21" table:formula="of:=0.01*([.B420]+[.B420]^2*0.1+[.C420]*[.D420])/([.C420]*[.D420]-[.B420])" office:value-type="float" office:value="-0.0657470369865127" calcext:value-type="float">
            <text:p>-0.06575</text:p>
          </table:table-cell>
          <table:table-cell table:style-name="ce24" office:value-type="float" office:value="36.3413437148217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9" table:formula="of:=[.A420]+1" office:value-type="float" office:value="419" calcext:value-type="float">
            <text:p>419</text:p>
          </table:table-cell>
          <table:table-cell table:style-name="ce15" table:formula="of:=RAND()*180" office:value-type="float" office:value="73.7171478316813" calcext:value-type="float">
            <text:p>73.7171478316813</text:p>
          </table:table-cell>
          <table:table-cell table:style-name="ce15" table:formula="of:=RAND()*180" office:value-type="float" office:value="24.2248147265395" calcext:value-type="float">
            <text:p>24.2248147265395</text:p>
          </table:table-cell>
          <table:table-cell table:style-name="ce15" table:formula="of:=RAND()*180" office:value-type="float" office:value="158.457371026887" calcext:value-type="float">
            <text:p>158.45737102688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1]*EXP([.C421]/180)-[.D421]/([.C421]^2))/180" office:value-type="float" office:value="0.467037419980455" calcext:value-type="float">
            <text:p>0.467037419980455</text:p>
          </table:table-cell>
          <table:table-cell table:style-name="ce21" table:formula="of:=0.01*([.B421]+[.B421]^2*0.1+[.C421]*[.D421])/([.C421]*[.D421]-[.B421])" office:value-type="float" office:value="0.0118349999925857" calcext:value-type="float">
            <text:p>0.01183</text:p>
          </table:table-cell>
          <table:table-cell table:style-name="ce24" office:value-type="float" office:value="36.7250004690431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9" table:formula="of:=[.A421]+1" office:value-type="float" office:value="420" calcext:value-type="float">
            <text:p>420</text:p>
          </table:table-cell>
          <table:table-cell table:style-name="ce15" table:formula="of:=RAND()*180" office:value-type="float" office:value="49.7370601471946" calcext:value-type="float">
            <text:p>49.7370601471946</text:p>
          </table:table-cell>
          <table:table-cell table:style-name="ce15" table:formula="of:=RAND()*180" office:value-type="float" office:value="51.7114013362959" calcext:value-type="float">
            <text:p>51.7114013362959</text:p>
          </table:table-cell>
          <table:table-cell table:style-name="ce15" table:formula="of:=RAND()*180" office:value-type="float" office:value="5.78504807551768" calcext:value-type="float">
            <text:p>5.7850480755176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2]*EXP([.C422]/180)-[.D422]/([.C422]^2))/180" office:value-type="float" office:value="0.368264594816614" calcext:value-type="float">
            <text:p>0.368264594816614</text:p>
          </table:table-cell>
          <table:table-cell table:style-name="ce21" table:formula="of:=0.01*([.B422]+[.B422]^2*0.1+[.C422]*[.D422])/([.C422]*[.D422]-[.B422])" office:value-type="float" office:value="0.0239065576673647" calcext:value-type="float">
            <text:p>0.02391</text:p>
          </table:table-cell>
          <table:table-cell table:style-name="ce24" office:value-type="float" office:value="37.1086572232645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9" table:formula="of:=[.A422]+1" office:value-type="float" office:value="421" calcext:value-type="float">
            <text:p>421</text:p>
          </table:table-cell>
          <table:table-cell table:style-name="ce15" table:formula="of:=RAND()*180" office:value-type="float" office:value="175.698641214422" calcext:value-type="float">
            <text:p>175.698641214422</text:p>
          </table:table-cell>
          <table:table-cell table:style-name="ce15" table:formula="of:=RAND()*180" office:value-type="float" office:value="62.0439225470604" calcext:value-type="float">
            <text:p>62.0439225470604</text:p>
          </table:table-cell>
          <table:table-cell table:style-name="ce15" table:formula="of:=RAND()*180" office:value-type="float" office:value="146.564586054062" calcext:value-type="float">
            <text:p>146.56458605406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23]*EXP([.C423]/180)-[.D423]/([.C423]^2))/180" office:value-type="float" office:value="1.37760755274158" calcext:value-type="float">
            <text:p>1.37760755274158</text:p>
          </table:table-cell>
          <table:table-cell table:style-name="ce21" table:formula="of:=0.01*([.B423]+[.B423]^2*0.1+[.C423]*[.D423])/([.C423]*[.D423]-[.B423])" office:value-type="float" office:value="0.0138556823894996" calcext:value-type="float">
            <text:p>0.01386</text:p>
          </table:table-cell>
          <table:table-cell table:style-name="ce24" office:value-type="float" office:value="37.4923139774859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9" table:formula="of:=[.A423]+1" office:value-type="float" office:value="422" calcext:value-type="float">
            <text:p>422</text:p>
          </table:table-cell>
          <table:table-cell table:style-name="ce15" table:formula="of:=RAND()*180" office:value-type="float" office:value="60.4058051716125" calcext:value-type="float">
            <text:p>60.4058051716125</text:p>
          </table:table-cell>
          <table:table-cell table:style-name="ce15" table:formula="of:=RAND()*180" office:value-type="float" office:value="65.8613958413832" calcext:value-type="float">
            <text:p>65.8613958413832</text:p>
          </table:table-cell>
          <table:table-cell table:style-name="ce15" table:formula="of:=RAND()*180" office:value-type="float" office:value="72.8290142851996" calcext:value-type="float">
            <text:p>72.829014285199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4]*EXP([.C424]/180)-[.D424]/([.C424]^2))/180" office:value-type="float" office:value="0.483759309070363" calcext:value-type="float">
            <text:p>0.483759309070363</text:p>
          </table:table-cell>
          <table:table-cell table:style-name="ce21" table:formula="of:=0.01*([.B424]+[.B424]^2*0.1+[.C424]*[.D424])/([.C424]*[.D424]-[.B424])" office:value-type="float" office:value="0.0110254977181688" calcext:value-type="float">
            <text:p>0.01103</text:p>
          </table:table-cell>
          <table:table-cell table:style-name="ce25" office:value-type="float" office:value="37.8759707317073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9" table:formula="of:=[.A424]+1" office:value-type="float" office:value="423" calcext:value-type="float">
            <text:p>423</text:p>
          </table:table-cell>
          <table:table-cell table:style-name="ce15" table:formula="of:=RAND()*180" office:value-type="float" office:value="14.744482572311" calcext:value-type="float">
            <text:p>14.744482572311</text:p>
          </table:table-cell>
          <table:table-cell table:style-name="ce15" table:formula="of:=RAND()*180" office:value-type="float" office:value="69.7850995594609" calcext:value-type="float">
            <text:p>69.7850995594609</text:p>
          </table:table-cell>
          <table:table-cell table:style-name="ce15" table:formula="of:=RAND()*180" office:value-type="float" office:value="130.816938219425" calcext:value-type="float">
            <text:p>130.81693821942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5]*EXP([.C425]/180)-[.D425]/([.C425]^2))/180" office:value-type="float" office:value="0.120557314432686" calcext:value-type="float">
            <text:p>0.120557314432686</text:p>
          </table:table-cell>
          <table:table-cell table:style-name="ce21" table:formula="of:=0.01*([.B425]+[.B425]^2*0.1+[.C425]*[.D425])/([.C425]*[.D425]-[.B425])" office:value-type="float" office:value="0.010056207038571" calcext:value-type="float">
            <text:p>0.01006</text:p>
          </table:table-cell>
          <table:table-cell table:style-name="ce25" office:value-type="float" office:value="38.2596274859287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9" table:formula="of:=[.A425]+1" office:value-type="float" office:value="424" calcext:value-type="float">
            <text:p>424</text:p>
          </table:table-cell>
          <table:table-cell table:style-name="ce15" table:formula="of:=RAND()*180" office:value-type="float" office:value="102.758380038551" calcext:value-type="float">
            <text:p>102.758380038551</text:p>
          </table:table-cell>
          <table:table-cell table:style-name="ce15" table:formula="of:=RAND()*180" office:value-type="float" office:value="173.015402390518" calcext:value-type="float">
            <text:p>173.015402390518</text:p>
          </table:table-cell>
          <table:table-cell table:style-name="ce15" table:formula="of:=RAND()*180" office:value-type="float" office:value="50.9418145532605" calcext:value-type="float">
            <text:p>50.941814553260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6]*EXP([.C426]/180)-[.D426]/([.C426]^2))/180" office:value-type="float" office:value="1.49274081465182" calcext:value-type="float">
            <text:p>1.49274081465182</text:p>
          </table:table-cell>
          <table:table-cell table:style-name="ce21" table:formula="of:=0.01*([.B426]+[.B426]^2*0.1+[.C426]*[.D426])/([.C426]*[.D426]-[.B426])" office:value-type="float" office:value="0.0114481127260716" calcext:value-type="float">
            <text:p>0.01145</text:p>
          </table:table-cell>
          <table:table-cell table:style-name="ce25" office:value-type="float" office:value="38.6432842401501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9" table:formula="of:=[.A426]+1" office:value-type="float" office:value="425" calcext:value-type="float">
            <text:p>425</text:p>
          </table:table-cell>
          <table:table-cell table:style-name="ce15" table:formula="of:=RAND()*180" office:value-type="float" office:value="78.4008484760621" calcext:value-type="float">
            <text:p>78.4008484760621</text:p>
          </table:table-cell>
          <table:table-cell table:style-name="ce15" table:formula="of:=RAND()*180" office:value-type="float" office:value="141.214944853738" calcext:value-type="float">
            <text:p>141.214944853738</text:p>
          </table:table-cell>
          <table:table-cell table:style-name="ce15" table:formula="of:=RAND()*180" office:value-type="float" office:value="154.269010233051" calcext:value-type="float">
            <text:p>154.26901023305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7]*EXP([.C427]/180)-[.D427]/([.C427]^2))/180" office:value-type="float" office:value="0.954431256737729" calcext:value-type="float">
            <text:p>0.954431256737729</text:p>
          </table:table-cell>
          <table:table-cell table:style-name="ce21" table:formula="of:=0.01*([.B427]+[.B427]^2*0.1+[.C427]*[.D427])/([.C427]*[.D427]-[.B427])" office:value-type="float" office:value="0.010355407037813" calcext:value-type="float">
            <text:p>0.01036</text:p>
          </table:table-cell>
          <table:table-cell table:style-name="ce25" office:value-type="float" office:value="39.0269409943715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9" table:formula="of:=[.A427]+1" office:value-type="float" office:value="426" calcext:value-type="float">
            <text:p>426</text:p>
          </table:table-cell>
          <table:table-cell table:style-name="ce15" table:formula="of:=RAND()*180" office:value-type="float" office:value="79.2552244910772" calcext:value-type="float">
            <text:p>79.2552244910772</text:p>
          </table:table-cell>
          <table:table-cell table:style-name="ce15" table:formula="of:=RAND()*180" office:value-type="float" office:value="148.621718107157" calcext:value-type="float">
            <text:p>148.621718107157</text:p>
          </table:table-cell>
          <table:table-cell table:style-name="ce15" table:formula="of:=RAND()*180" office:value-type="float" office:value="35.138053660887" calcext:value-type="float">
            <text:p>35.13805366088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8]*EXP([.C428]/180)-[.D428]/([.C428]^2))/180" office:value-type="float" office:value="1.00539842460584" calcext:value-type="float">
            <text:p>1.00539842460584</text:p>
          </table:table-cell>
          <table:table-cell table:style-name="ce21" table:formula="of:=0.01*([.B428]+[.B428]^2*0.1+[.C428]*[.D428])/([.C428]*[.D428]-[.B428])" office:value-type="float" office:value="0.0115295470360652" calcext:value-type="float">
            <text:p>0.01153</text:p>
          </table:table-cell>
          <table:table-cell table:style-name="ce25" office:value-type="float" office:value="39.4105977485928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9" table:formula="of:=[.A428]+1" office:value-type="float" office:value="427" calcext:value-type="float">
            <text:p>427</text:p>
          </table:table-cell>
          <table:table-cell table:style-name="ce15" table:formula="of:=RAND()*180" office:value-type="float" office:value="153.043926595122" calcext:value-type="float">
            <text:p>153.043926595122</text:p>
          </table:table-cell>
          <table:table-cell table:style-name="ce15" table:formula="of:=RAND()*180" office:value-type="float" office:value="49.8323099293476" calcext:value-type="float">
            <text:p>49.8323099293476</text:p>
          </table:table-cell>
          <table:table-cell table:style-name="ce15" table:formula="of:=RAND()*180" office:value-type="float" office:value="69.6326008541731" calcext:value-type="float">
            <text:p>69.632600854173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29]*EXP([.C429]/180)-[.D429]/([.C429]^2))/180" office:value-type="float" office:value="1.12128502933306" calcext:value-type="float">
            <text:p>1.12128502933306</text:p>
          </table:table-cell>
          <table:table-cell table:style-name="ce21" table:formula="of:=0.01*([.B429]+[.B429]^2*0.1+[.C429]*[.D429])/([.C429]*[.D429]-[.B429])" office:value-type="float" office:value="0.0179843368157785" calcext:value-type="float">
            <text:p>0.01798</text:p>
          </table:table-cell>
          <table:table-cell table:style-name="ce25" office:value-type="float" office:value="39.7942545028142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9" table:formula="of:=[.A429]+1" office:value-type="float" office:value="428" calcext:value-type="float">
            <text:p>428</text:p>
          </table:table-cell>
          <table:table-cell table:style-name="ce15" table:formula="of:=RAND()*180" office:value-type="float" office:value="35.0033090583542" calcext:value-type="float">
            <text:p>35.0033090583542</text:p>
          </table:table-cell>
          <table:table-cell table:style-name="ce15" table:formula="of:=RAND()*180" office:value-type="float" office:value="43.5486407100058" calcext:value-type="float">
            <text:p>43.5486407100058</text:p>
          </table:table-cell>
          <table:table-cell table:style-name="ce15" table:formula="of:=RAND()*180" office:value-type="float" office:value="148.449886312377" calcext:value-type="float">
            <text:p>148.44988631237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30]*EXP([.C430]/180)-[.D430]/([.C430]^2))/180" office:value-type="float" office:value="0.247255120941822" calcext:value-type="float">
            <text:p>0.247255120941822</text:p>
          </table:table-cell>
          <table:table-cell table:style-name="ce21" table:formula="of:=0.01*([.B430]+[.B430]^2*0.1+[.C430]*[.D430])/([.C430]*[.D430]-[.B430])" office:value-type="float" office:value="0.0102994341321786" calcext:value-type="float">
            <text:p>0.01030</text:p>
          </table:table-cell>
          <table:table-cell table:style-name="ce25" office:value-type="float" office:value="40.1779112570356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9" table:formula="of:=[.A430]+1" office:value-type="float" office:value="429" calcext:value-type="float">
            <text:p>429</text:p>
          </table:table-cell>
          <table:table-cell table:style-name="ce15" table:formula="of:=RAND()*180" office:value-type="float" office:value="122.032003010203" calcext:value-type="float">
            <text:p>122.032003010203</text:p>
          </table:table-cell>
          <table:table-cell table:style-name="ce15" table:formula="of:=RAND()*180" office:value-type="float" office:value="35.2430476606048" calcext:value-type="float">
            <text:p>35.2430476606048</text:p>
          </table:table-cell>
          <table:table-cell table:style-name="ce15" table:formula="of:=RAND()*180" office:value-type="float" office:value="56.3106794923379" calcext:value-type="float">
            <text:p>56.310679492337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31]*EXP([.C431]/180)-[.D431]/([.C431]^2))/180" office:value-type="float" office:value="0.82433003081943" calcext:value-type="float">
            <text:p>0.82433003081943</text:p>
          </table:table-cell>
          <table:table-cell table:style-name="ce21" table:formula="of:=0.01*([.B431]+[.B431]^2*0.1+[.C431]*[.D431])/([.C431]*[.D431]-[.B431])" office:value-type="float" office:value="0.0193058736343489" calcext:value-type="float">
            <text:p>0.01931</text:p>
          </table:table-cell>
          <table:table-cell table:style-name="ce25" office:value-type="float" office:value="40.561568011257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9" table:formula="of:=[.A431]+1" office:value-type="float" office:value="430" calcext:value-type="float">
            <text:p>430</text:p>
          </table:table-cell>
          <table:table-cell table:style-name="ce15" table:formula="of:=RAND()*180" office:value-type="float" office:value="25.9267912399417" calcext:value-type="float">
            <text:p>25.9267912399417</text:p>
          </table:table-cell>
          <table:table-cell table:style-name="ce15" table:formula="of:=RAND()*180" office:value-type="float" office:value="66.3202218307671" calcext:value-type="float">
            <text:p>66.3202218307671</text:p>
          </table:table-cell>
          <table:table-cell table:style-name="ce15" table:formula="of:=RAND()*180" office:value-type="float" office:value="157.607675074972" calcext:value-type="float">
            <text:p>157.60767507497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2]*EXP([.C432]/180)-[.D432]/([.C432]^2))/180" office:value-type="float" office:value="0.208005464228075" calcext:value-type="float">
            <text:p>0.208005464228075</text:p>
          </table:table-cell>
          <table:table-cell table:style-name="ce21" table:formula="of:=0.01*([.B432]+[.B432]^2*0.1+[.C432]*[.D432])/([.C432]*[.D432]-[.B432])" office:value-type="float" office:value="0.0101142010542426" calcext:value-type="float">
            <text:p>0.01011</text:p>
          </table:table-cell>
          <table:table-cell table:style-name="ce26" office:value-type="float" office:value="40.9452247654784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9" table:formula="of:=[.A432]+1" office:value-type="float" office:value="431" calcext:value-type="float">
            <text:p>431</text:p>
          </table:table-cell>
          <table:table-cell table:style-name="ce15" table:formula="of:=RAND()*180" office:value-type="float" office:value="18.2955185595457" calcext:value-type="float">
            <text:p>18.2955185595457</text:p>
          </table:table-cell>
          <table:table-cell table:style-name="ce15" table:formula="of:=RAND()*180" office:value-type="float" office:value="105.250107017519" calcext:value-type="float">
            <text:p>105.250107017519</text:p>
          </table:table-cell>
          <table:table-cell table:style-name="ce15" table:formula="of:=RAND()*180" office:value-type="float" office:value="15.8046147921694" calcext:value-type="float">
            <text:p>15.804614792169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3]*EXP([.C433]/180)-[.D433]/([.C433]^2))/180" office:value-type="float" office:value="0.182387570306118" calcext:value-type="float">
            <text:p>0.182387570306118</text:p>
          </table:table-cell>
          <table:table-cell table:style-name="ce21" table:formula="of:=0.01*([.B433]+[.B433]^2*0.1+[.C433]*[.D433])/([.C433]*[.D433]-[.B433])" office:value-type="float" office:value="0.0104258820343732" calcext:value-type="float">
            <text:p>0.01043</text:p>
          </table:table-cell>
          <table:table-cell table:style-name="ce26" office:value-type="float" office:value="41.3288815196998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9" table:formula="of:=[.A433]+1" office:value-type="float" office:value="432" calcext:value-type="float">
            <text:p>432</text:p>
          </table:table-cell>
          <table:table-cell table:style-name="ce15" table:formula="of:=RAND()*180" office:value-type="float" office:value="175.045440565325" calcext:value-type="float">
            <text:p>175.045440565325</text:p>
          </table:table-cell>
          <table:table-cell table:style-name="ce15" table:formula="of:=RAND()*180" office:value-type="float" office:value="117.142788826436" calcext:value-type="float">
            <text:p>117.142788826436</text:p>
          </table:table-cell>
          <table:table-cell table:style-name="ce15" table:formula="of:=RAND()*180" office:value-type="float" office:value="44.9882778430165" calcext:value-type="float">
            <text:p>44.988277843016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4]*EXP([.C434]/180)-[.D434]/([.C434]^2))/180" office:value-type="float" office:value="1.86427502541733" calcext:value-type="float">
            <text:p>1.86427502541733</text:p>
          </table:table-cell>
          <table:table-cell table:style-name="ce21" table:formula="of:=0.01*([.B434]+[.B434]^2*0.1+[.C434]*[.D434])/([.C434]*[.D434]-[.B434])" office:value-type="float" office:value="0.0167010341316545" calcext:value-type="float">
            <text:p>0.01670</text:p>
          </table:table-cell>
          <table:table-cell table:style-name="ce26" office:value-type="float" office:value="41.712538273921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9" table:formula="of:=[.A434]+1" office:value-type="float" office:value="433" calcext:value-type="float">
            <text:p>433</text:p>
          </table:table-cell>
          <table:table-cell table:style-name="ce15" table:formula="of:=RAND()*180" office:value-type="float" office:value="134.833456779619" calcext:value-type="float">
            <text:p>134.833456779619</text:p>
          </table:table-cell>
          <table:table-cell table:style-name="ce15" table:formula="of:=RAND()*180" office:value-type="float" office:value="67.5437615216641" calcext:value-type="float">
            <text:p>67.5437615216641</text:p>
          </table:table-cell>
          <table:table-cell table:style-name="ce15" table:formula="of:=RAND()*180" office:value-type="float" office:value="156.51559395908" calcext:value-type="float">
            <text:p>156.5155939590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5]*EXP([.C435]/180)-[.D435]/([.C435]^2))/180" office:value-type="float" office:value="1.08997175575448" calcext:value-type="float">
            <text:p>1.08997175575448</text:p>
          </table:table-cell>
          <table:table-cell table:style-name="ce21" table:formula="of:=0.01*([.B435]+[.B435]^2*0.1+[.C435]*[.D435])/([.C435]*[.D435]-[.B435])" office:value-type="float" office:value="0.0120002963748681" calcext:value-type="float">
            <text:p>0.01200</text:p>
          </table:table-cell>
          <table:table-cell table:style-name="ce26" office:value-type="float" office:value="42.0961950281426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9" table:formula="of:=[.A435]+1" office:value-type="float" office:value="434" calcext:value-type="float">
            <text:p>434</text:p>
          </table:table-cell>
          <table:table-cell table:style-name="ce15" table:formula="of:=RAND()*180" office:value-type="float" office:value="75.5696875919277" calcext:value-type="float">
            <text:p>75.5696875919277</text:p>
          </table:table-cell>
          <table:table-cell table:style-name="ce15" table:formula="of:=RAND()*180" office:value-type="float" office:value="70.358483884123" calcext:value-type="float">
            <text:p>70.358483884123</text:p>
          </table:table-cell>
          <table:table-cell table:style-name="ce15" table:formula="of:=RAND()*180" office:value-type="float" office:value="177.891653891222" calcext:value-type="float">
            <text:p>177.89165389122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6]*EXP([.C436]/180)-[.D436]/([.C436]^2))/180" office:value-type="float" office:value="0.620429767954949" calcext:value-type="float">
            <text:p>0.620429767954949</text:p>
          </table:table-cell>
          <table:table-cell table:style-name="ce21" table:formula="of:=0.01*([.B436]+[.B436]^2*0.1+[.C436]*[.D436])/([.C436]*[.D436]-[.B436])" office:value-type="float" office:value="0.0105805315939231" calcext:value-type="float">
            <text:p>0.01058</text:p>
          </table:table-cell>
          <table:table-cell table:style-name="ce26" office:value-type="float" office:value="42.479851782364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9" table:formula="of:=[.A436]+1" office:value-type="float" office:value="435" calcext:value-type="float">
            <text:p>435</text:p>
          </table:table-cell>
          <table:table-cell table:style-name="ce15" table:formula="of:=RAND()*180" office:value-type="float" office:value="88.9005501710892" calcext:value-type="float">
            <text:p>88.9005501710892</text:p>
          </table:table-cell>
          <table:table-cell table:style-name="ce15" table:formula="of:=RAND()*180" office:value-type="float" office:value="111.235000531766" calcext:value-type="float">
            <text:p>111.235000531766</text:p>
          </table:table-cell>
          <table:table-cell table:style-name="ce15" table:formula="of:=RAND()*180" office:value-type="float" office:value="124.398639407049" calcext:value-type="float">
            <text:p>124.39863940704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7]*EXP([.C437]/180)-[.D437]/([.C437]^2))/180" office:value-type="float" office:value="0.916193898968194" calcext:value-type="float">
            <text:p>0.916193898968194</text:p>
          </table:table-cell>
          <table:table-cell table:style-name="ce21" table:formula="of:=0.01*([.B437]+[.B437]^2*0.1+[.C437]*[.D437])/([.C437]*[.D437]-[.B437])" office:value-type="float" office:value="0.010704168524735" calcext:value-type="float">
            <text:p>0.01070</text:p>
          </table:table-cell>
          <table:table-cell table:style-name="ce26" office:value-type="float" office:value="42.863508536585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9" table:formula="of:=[.A437]+1" office:value-type="float" office:value="436" calcext:value-type="float">
            <text:p>436</text:p>
          </table:table-cell>
          <table:table-cell table:style-name="ce15" table:formula="of:=RAND()*180" office:value-type="float" office:value="7.50731526492311" calcext:value-type="float">
            <text:p>7.50731526492311</text:p>
          </table:table-cell>
          <table:table-cell table:style-name="ce15" table:formula="of:=RAND()*180" office:value-type="float" office:value="18.8127503737056" calcext:value-type="float">
            <text:p>18.8127503737056</text:p>
          </table:table-cell>
          <table:table-cell table:style-name="ce15" table:formula="of:=RAND()*180" office:value-type="float" office:value="74.2653586932173" calcext:value-type="float">
            <text:p>74.265358693217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8]*EXP([.C438]/180)-[.D438]/([.C438]^2))/180" office:value-type="float" office:value="0.0451365392327806" calcext:value-type="float">
            <text:p>0.045136539232781</text:p>
          </table:table-cell>
          <table:table-cell table:style-name="ce21" table:formula="of:=0.01*([.B438]+[.B438]^2*0.1+[.C438]*[.D438])/([.C438]*[.D438]-[.B438])" office:value-type="float" office:value="0.0101486052651299" calcext:value-type="float">
            <text:p>0.01015</text:p>
          </table:table-cell>
          <table:table-cell table:style-name="ce26" office:value-type="float" office:value="43.2471652908067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9" table:formula="of:=[.A438]+1" office:value-type="float" office:value="437" calcext:value-type="float">
            <text:p>437</text:p>
          </table:table-cell>
          <table:table-cell table:style-name="ce15" table:formula="of:=RAND()*180" office:value-type="float" office:value="153.40981895299" calcext:value-type="float">
            <text:p>153.40981895299</text:p>
          </table:table-cell>
          <table:table-cell table:style-name="ce15" table:formula="of:=RAND()*180" office:value-type="float" office:value="99.6644453750907" calcext:value-type="float">
            <text:p>99.6644453750907</text:p>
          </table:table-cell>
          <table:table-cell table:style-name="ce15" table:formula="of:=RAND()*180" office:value-type="float" office:value="77.62946900958" calcext:value-type="float">
            <text:p>77.6294690095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39]*EXP([.C439]/180)-[.D439]/([.C439]^2))/180" office:value-type="float" office:value="1.48263086881284" calcext:value-type="float">
            <text:p>1.48263086881284</text:p>
          </table:table-cell>
          <table:table-cell table:style-name="ce21" table:formula="of:=0.01*([.B439]+[.B439]^2*0.1+[.C439]*[.D439])/([.C439]*[.D439]-[.B439])" office:value-type="float" office:value="0.0135079858223209" calcext:value-type="float">
            <text:p>0.01351</text:p>
          </table:table-cell>
          <table:table-cell table:style-name="ce26" office:value-type="float" office:value="43.6308220450281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9" table:formula="of:=[.A439]+1" office:value-type="float" office:value="438" calcext:value-type="float">
            <text:p>438</text:p>
          </table:table-cell>
          <table:table-cell table:style-name="ce15" table:formula="of:=RAND()*180" office:value-type="float" office:value="175.776817889455" calcext:value-type="float">
            <text:p>175.776817889455</text:p>
          </table:table-cell>
          <table:table-cell table:style-name="ce15" table:formula="of:=RAND()*180" office:value-type="float" office:value="45.4348969671066" calcext:value-type="float">
            <text:p>45.4348969671066</text:p>
          </table:table-cell>
          <table:table-cell table:style-name="ce15" table:formula="of:=RAND()*180" office:value-type="float" office:value="124.538557913896" calcext:value-type="float">
            <text:p>124.53855791389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0]*EXP([.C440]/180)-[.D440]/([.C440]^2))/180" office:value-type="float" office:value="1.25659749664996" calcext:value-type="float">
            <text:p>1.25659749664996</text:p>
          </table:table-cell>
          <table:table-cell table:style-name="ce21" table:formula="of:=0.01*([.B440]+[.B440]^2*0.1+[.C440]*[.D440])/([.C440]*[.D440]-[.B440])" office:value-type="float" office:value="0.0162767486646655" calcext:value-type="float">
            <text:p>0.01628</text:p>
          </table:table-cell>
          <table:table-cell table:style-name="ce22" office:value-type="string" calcext:value-type="string">
            <text:p>4,748,920,583</text:p>
          </table:table-cell>
          <table:table-cell table:number-columns-repeated="1016"/>
        </table:table-row>
        <table:table-row table:style-name="ro1">
          <table:table-cell table:style-name="ce9" table:formula="of:=[.A440]+1" office:value-type="float" office:value="439" calcext:value-type="float">
            <text:p>439</text:p>
          </table:table-cell>
          <table:table-cell table:style-name="ce15" table:formula="of:=RAND()*180" office:value-type="float" office:value="121.850440776087" calcext:value-type="float">
            <text:p>121.850440776087</text:p>
          </table:table-cell>
          <table:table-cell table:style-name="ce15" table:formula="of:=RAND()*180" office:value-type="float" office:value="105.917179067563" calcext:value-type="float">
            <text:p>105.917179067563</text:p>
          </table:table-cell>
          <table:table-cell table:style-name="ce15" table:formula="of:=RAND()*180" office:value-type="float" office:value="39.748726054018" calcext:value-type="float">
            <text:p>39.74872605401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1]*EXP([.C441]/180)-[.D441]/([.C441]^2))/180" office:value-type="float" office:value="1.21926738586204" calcext:value-type="float">
            <text:p>1.21926738586204</text:p>
          </table:table-cell>
          <table:table-cell table:style-name="ce21" table:formula="of:=0.01*([.B441]+[.B441]^2*0.1+[.C441]*[.D441])/([.C441]*[.D441]-[.B441])" office:value-type="float" office:value="0.0142278860205252" calcext:value-type="float">
            <text:p>0.01423</text:p>
          </table:table-cell>
          <table:table-cell table:style-name="ce22" office:value-type="string" calcext:value-type="string">
            <text:p>5,019,930,915</text:p>
          </table:table-cell>
          <table:table-cell table:number-columns-repeated="1016"/>
        </table:table-row>
        <table:table-row table:style-name="ro1">
          <table:table-cell table:style-name="ce9" table:formula="of:=[.A441]+1" office:value-type="float" office:value="440" calcext:value-type="float">
            <text:p>440</text:p>
          </table:table-cell>
          <table:table-cell table:style-name="ce15" table:formula="of:=RAND()*180" office:value-type="float" office:value="47.1379636538464" calcext:value-type="float">
            <text:p>47.1379636538464</text:p>
          </table:table-cell>
          <table:table-cell table:style-name="ce15" table:formula="of:=RAND()*180" office:value-type="float" office:value="101.649465838932" calcext:value-type="float">
            <text:p>101.649465838932</text:p>
          </table:table-cell>
          <table:table-cell table:style-name="ce15" table:formula="of:=RAND()*180" office:value-type="float" office:value="170.383655682255" calcext:value-type="float">
            <text:p>170.38365568225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2]*EXP([.C442]/180)-[.D442]/([.C442]^2))/180" office:value-type="float" office:value="0.460538971644313" calcext:value-type="float">
            <text:p>0.460538971644313</text:p>
          </table:table-cell>
          <table:table-cell table:style-name="ce21" table:formula="of:=0.01*([.B442]+[.B442]^2*0.1+[.C442]*[.D442])/([.C442]*[.D442]-[.B442])" office:value-type="float" office:value="0.0101832270430799" calcext:value-type="float">
            <text:p>0.01018</text:p>
          </table:table-cell>
          <table:table-cell table:style-name="ce22" office:value-type="string" calcext:value-type="string">
            <text:p>5,290,941,247</text:p>
          </table:table-cell>
          <table:table-cell table:number-columns-repeated="1016"/>
        </table:table-row>
        <table:table-row table:style-name="ro1">
          <table:table-cell table:style-name="ce9" table:formula="of:=[.A442]+1" office:value-type="float" office:value="441" calcext:value-type="float">
            <text:p>441</text:p>
          </table:table-cell>
          <table:table-cell table:style-name="ce15" table:formula="of:=RAND()*180" office:value-type="float" office:value="129.520964165152" calcext:value-type="float">
            <text:p>129.520964165152</text:p>
          </table:table-cell>
          <table:table-cell table:style-name="ce15" table:formula="of:=RAND()*180" office:value-type="float" office:value="81.4370953666327" calcext:value-type="float">
            <text:p>81.4370953666327</text:p>
          </table:table-cell>
          <table:table-cell table:style-name="ce15" table:formula="of:=RAND()*180" office:value-type="float" office:value="57.7924248056519" calcext:value-type="float">
            <text:p>57.792424805651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3]*EXP([.C443]/180)-[.D443]/([.C443]^2))/180" office:value-type="float" office:value="1.13119140008815" calcext:value-type="float">
            <text:p>1.13119140008815</text:p>
          </table:table-cell>
          <table:table-cell table:style-name="ce21" table:formula="of:=0.01*([.B443]+[.B443]^2*0.1+[.C443]*[.D443])/([.C443]*[.D443]-[.B443])" office:value-type="float" office:value="0.0142312456875715" calcext:value-type="float">
            <text:p>0.01423</text:p>
          </table:table-cell>
          <table:table-cell table:style-name="ce22" office:value-type="string" calcext:value-type="string">
            <text:p>5,561,951,579</text:p>
          </table:table-cell>
          <table:table-cell table:number-columns-repeated="1016"/>
        </table:table-row>
        <table:table-row table:style-name="ro1">
          <table:table-cell table:style-name="ce9" table:formula="of:=[.A443]+1" office:value-type="float" office:value="442" calcext:value-type="float">
            <text:p>442</text:p>
          </table:table-cell>
          <table:table-cell table:style-name="ce15" table:formula="of:=RAND()*180" office:value-type="float" office:value="135.379819158889" calcext:value-type="float">
            <text:p>135.379819158889</text:p>
          </table:table-cell>
          <table:table-cell table:style-name="ce15" table:formula="of:=RAND()*180" office:value-type="float" office:value="28.7088356984483" calcext:value-type="float">
            <text:p>28.7088356984483</text:p>
          </table:table-cell>
          <table:table-cell table:style-name="ce15" table:formula="of:=RAND()*180" office:value-type="float" office:value="57.8900721670564" calcext:value-type="float">
            <text:p>57.890072167056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4]*EXP([.C444]/180)-[.D444]/([.C444]^2))/180" office:value-type="float" office:value="0.881772273730717" calcext:value-type="float">
            <text:p>0.881772273730717</text:p>
          </table:table-cell>
          <table:table-cell table:style-name="ce21" table:formula="of:=0.01*([.B444]+[.B444]^2*0.1+[.C444]*[.D444])/([.C444]*[.D444]-[.B444])" office:value-type="float" office:value="0.0237793869855271" calcext:value-type="float">
            <text:p>0.02378</text:p>
          </table:table-cell>
          <table:table-cell table:style-name="ce22" office:value-type="string" calcext:value-type="string">
            <text:p>5,832,961,911</text:p>
          </table:table-cell>
          <table:table-cell table:number-columns-repeated="1016"/>
        </table:table-row>
        <table:table-row table:style-name="ro1">
          <table:table-cell table:style-name="ce9" table:formula="of:=[.A444]+1" office:value-type="float" office:value="443" calcext:value-type="float">
            <text:p>443</text:p>
          </table:table-cell>
          <table:table-cell table:style-name="ce15" table:formula="of:=RAND()*180" office:value-type="float" office:value="138.349228768686" calcext:value-type="float">
            <text:p>138.349228768686</text:p>
          </table:table-cell>
          <table:table-cell table:style-name="ce15" table:formula="of:=RAND()*180" office:value-type="float" office:value="91.8561195003668" calcext:value-type="float">
            <text:p>91.8561195003668</text:p>
          </table:table-cell>
          <table:table-cell table:style-name="ce15" table:formula="of:=RAND()*180" office:value-type="float" office:value="86.8336034706521" calcext:value-type="float">
            <text:p>86.833603470652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5]*EXP([.C445]/180)-[.D445]/([.C445]^2))/180" office:value-type="float" office:value="1.28029612639267" calcext:value-type="float">
            <text:p>1.28029612639267</text:p>
          </table:table-cell>
          <table:table-cell table:style-name="ce21" table:formula="of:=0.01*([.B445]+[.B445]^2*0.1+[.C445]*[.D445])/([.C445]*[.D445]-[.B445])" office:value-type="float" office:value="0.012795090172732" calcext:value-type="float">
            <text:p>0.01280</text:p>
          </table:table-cell>
          <table:table-cell table:style-name="ce22" office:value-type="string" calcext:value-type="string">
            <text:p>6,103,972,243</text:p>
          </table:table-cell>
          <table:table-cell table:number-columns-repeated="1016"/>
        </table:table-row>
        <table:table-row table:style-name="ro1">
          <table:table-cell table:style-name="ce9" table:formula="of:=[.A445]+1" office:value-type="float" office:value="444" calcext:value-type="float">
            <text:p>444</text:p>
          </table:table-cell>
          <table:table-cell table:style-name="ce15" table:formula="of:=RAND()*180" office:value-type="float" office:value="104.793339519194" calcext:value-type="float">
            <text:p>104.793339519194</text:p>
          </table:table-cell>
          <table:table-cell table:style-name="ce15" table:formula="of:=RAND()*180" office:value-type="float" office:value="59.8379101745611" calcext:value-type="float">
            <text:p>59.8379101745611</text:p>
          </table:table-cell>
          <table:table-cell table:style-name="ce15" table:formula="of:=RAND()*180" office:value-type="float" office:value="102.851081052045" calcext:value-type="float">
            <text:p>102.85108105204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6]*EXP([.C446]/180)-[.D446]/([.C446]^2))/180" office:value-type="float" office:value="0.811614013680293" calcext:value-type="float">
            <text:p>0.811614013680293</text:p>
          </table:table-cell>
          <table:table-cell table:style-name="ce21" table:formula="of:=0.01*([.B446]+[.B446]^2*0.1+[.C446]*[.D446])/([.C446]*[.D446]-[.B446])" office:value-type="float" office:value="0.0121617148095798" calcext:value-type="float">
            <text:p>0.01216</text:p>
          </table:table-cell>
          <table:table-cell table:style-name="ce22" office:value-type="string" calcext:value-type="string">
            <text:p>6,374,982,575</text:p>
          </table:table-cell>
          <table:table-cell table:number-columns-repeated="1016"/>
        </table:table-row>
        <table:table-row table:style-name="ro1">
          <table:table-cell table:style-name="ce9" table:formula="of:=[.A446]+1" office:value-type="float" office:value="445" calcext:value-type="float">
            <text:p>445</text:p>
          </table:table-cell>
          <table:table-cell table:style-name="ce15" table:formula="of:=RAND()*180" office:value-type="float" office:value="125.945727525831" calcext:value-type="float">
            <text:p>125.945727525831</text:p>
          </table:table-cell>
          <table:table-cell table:style-name="ce15" table:formula="of:=RAND()*180" office:value-type="float" office:value="6.29362433065997" calcext:value-type="float">
            <text:p>6.29362433065997</text:p>
          </table:table-cell>
          <table:table-cell table:style-name="ce15" table:formula="of:=RAND()*180" office:value-type="float" office:value="172.062716800602" calcext:value-type="float">
            <text:p>172.06271680060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47]*EXP([.C447]/180)-[.D447]/([.C447]^2))/180" office:value-type="float" office:value="0.700462802994246" calcext:value-type="float">
            <text:p>0.700462802994246</text:p>
          </table:table-cell>
          <table:table-cell table:style-name="ce21" table:formula="of:=0.01*([.B447]+[.B447]^2*0.1+[.C447]*[.D447])/([.C447]*[.D447]-[.B447])" office:value-type="float" office:value="0.0292081041280734" calcext:value-type="float">
            <text:p>0.02921</text:p>
          </table:table-cell>
          <table:table-cell table:style-name="ce22" office:value-type="string" calcext:value-type="string">
            <text:p>6,645,992,907</text:p>
          </table:table-cell>
          <table:table-cell table:number-columns-repeated="1016"/>
        </table:table-row>
        <table:table-row table:style-name="ro1">
          <table:table-cell table:style-name="ce9" table:formula="of:=[.A447]+1" office:value-type="float" office:value="446" calcext:value-type="float">
            <text:p>446</text:p>
          </table:table-cell>
          <table:table-cell table:style-name="ce15" table:formula="of:=RAND()*180" office:value-type="float" office:value="43.7165114961758" calcext:value-type="float">
            <text:p>43.7165114961758</text:p>
          </table:table-cell>
          <table:table-cell table:style-name="ce15" table:formula="of:=RAND()*180" office:value-type="float" office:value="44.2609705531667" calcext:value-type="float">
            <text:p>44.2609705531667</text:p>
          </table:table-cell>
          <table:table-cell table:style-name="ce15" table:formula="of:=RAND()*180" office:value-type="float" office:value="161.646014670004" calcext:value-type="float">
            <text:p>161.64601467000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48]*EXP([.C448]/180)-[.D448]/([.C448]^2))/180" office:value-type="float" office:value="0.310114469014754" calcext:value-type="float">
            <text:p>0.310114469014754</text:p>
          </table:table-cell>
          <table:table-cell table:style-name="ce21" table:formula="of:=0.01*([.B448]+[.B448]^2*0.1+[.C448]*[.D448])/([.C448]*[.D448]-[.B448])" office:value-type="float" office:value="0.0103917178353893" calcext:value-type="float">
            <text:p>0.01039</text:p>
          </table:table-cell>
          <table:table-cell table:style-name="ce23" office:value-type="string" calcext:value-type="string">
            <text:p>6,917,003,239</text:p>
          </table:table-cell>
          <table:table-cell table:number-columns-repeated="1016"/>
        </table:table-row>
        <table:table-row table:style-name="ro1">
          <table:table-cell table:style-name="ce9" table:formula="of:=[.A448]+1" office:value-type="float" office:value="447" calcext:value-type="float">
            <text:p>447</text:p>
          </table:table-cell>
          <table:table-cell table:style-name="ce15" table:formula="of:=RAND()*180" office:value-type="float" office:value="148.481686199543" calcext:value-type="float">
            <text:p>148.481686199543</text:p>
          </table:table-cell>
          <table:table-cell table:style-name="ce15" table:formula="of:=RAND()*180" office:value-type="float" office:value="156.459207275224" calcext:value-type="float">
            <text:p>156.459207275224</text:p>
          </table:table-cell>
          <table:table-cell table:style-name="ce15" table:formula="of:=RAND()*180" office:value-type="float" office:value="109.260781726812" calcext:value-type="float">
            <text:p>109.26078172681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49]*EXP([.C449]/180)-[.D449]/([.C449]^2))/180" office:value-type="float" office:value="1.96739432399652" calcext:value-type="float">
            <text:p>1.96739432399652</text:p>
          </table:table-cell>
          <table:table-cell table:style-name="ce21" table:formula="of:=0.01*([.B449]+[.B449]^2*0.1+[.C449]*[.D449])/([.C449]*[.D449]-[.B449])" office:value-type="float" office:value="0.0114762122822131" calcext:value-type="float">
            <text:p>0.01148</text:p>
          </table:table-cell>
          <table:table-cell table:style-name="ce23" office:value-type="string" calcext:value-type="string">
            <text:p>7,188,013,571</text:p>
          </table:table-cell>
          <table:table-cell table:number-columns-repeated="1016"/>
        </table:table-row>
        <table:table-row table:style-name="ro1">
          <table:table-cell table:style-name="ce9" table:formula="of:=[.A449]+1" office:value-type="float" office:value="448" calcext:value-type="float">
            <text:p>448</text:p>
          </table:table-cell>
          <table:table-cell table:style-name="ce15" table:formula="of:=RAND()*180" office:value-type="float" office:value="169.180854777541" calcext:value-type="float">
            <text:p>169.180854777541</text:p>
          </table:table-cell>
          <table:table-cell table:style-name="ce15" table:formula="of:=RAND()*180" office:value-type="float" office:value="72.6157951453435" calcext:value-type="float">
            <text:p>72.6157951453435</text:p>
          </table:table-cell>
          <table:table-cell table:style-name="ce15" table:formula="of:=RAND()*180" office:value-type="float" office:value="78.6596283251906" calcext:value-type="float">
            <text:p>78.659628325190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0]*EXP([.C450]/180)-[.D450]/([.C450]^2))/180" office:value-type="float" office:value="1.40687877818326" calcext:value-type="float">
            <text:p>1.40687877818326</text:p>
          </table:table-cell>
          <table:table-cell table:style-name="ce21" table:formula="of:=0.01*([.B450]+[.B450]^2*0.1+[.C450]*[.D450])/([.C450]*[.D450]-[.B450])" office:value-type="float" office:value="0.0157743494191994" calcext:value-type="float">
            <text:p>0.01577</text:p>
          </table:table-cell>
          <table:table-cell table:style-name="ce23" office:value-type="string" calcext:value-type="string">
            <text:p>7,459,023,903</text:p>
          </table:table-cell>
          <table:table-cell table:number-columns-repeated="1016"/>
        </table:table-row>
        <table:table-row table:style-name="ro1">
          <table:table-cell table:style-name="ce9" table:formula="of:=[.A450]+1" office:value-type="float" office:value="449" calcext:value-type="float">
            <text:p>449</text:p>
          </table:table-cell>
          <table:table-cell table:style-name="ce15" table:formula="of:=RAND()*180" office:value-type="float" office:value="37.4273687556049" calcext:value-type="float">
            <text:p>37.4273687556049</text:p>
          </table:table-cell>
          <table:table-cell table:style-name="ce15" table:formula="of:=RAND()*180" office:value-type="float" office:value="167.955747306348" calcext:value-type="float">
            <text:p>167.955747306348</text:p>
          </table:table-cell>
          <table:table-cell table:style-name="ce15" table:formula="of:=RAND()*180" office:value-type="float" office:value="39.8312219188738" calcext:value-type="float">
            <text:p>39.831221918873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1]*EXP([.C451]/180)-[.D451]/([.C451]^2))/180" office:value-type="float" office:value="0.528621828128408" calcext:value-type="float">
            <text:p>0.528621828128408</text:p>
          </table:table-cell>
          <table:table-cell table:style-name="ce21" table:formula="of:=0.01*([.B451]+[.B451]^2*0.1+[.C451]*[.D451])/([.C451]*[.D451]-[.B451])" office:value-type="float" office:value="0.0103230920341903" calcext:value-type="float">
            <text:p>0.01032</text:p>
          </table:table-cell>
          <table:table-cell table:style-name="ce23" office:value-type="string" calcext:value-type="string">
            <text:p>7,730,034,235</text:p>
          </table:table-cell>
          <table:table-cell table:number-columns-repeated="1016"/>
        </table:table-row>
        <table:table-row table:style-name="ro1">
          <table:table-cell table:style-name="ce9" table:formula="of:=[.A451]+1" office:value-type="float" office:value="450" calcext:value-type="float">
            <text:p>450</text:p>
          </table:table-cell>
          <table:table-cell table:style-name="ce15" table:formula="of:=RAND()*180" office:value-type="float" office:value="46.8359399521986" calcext:value-type="float">
            <text:p>46.8359399521986</text:p>
          </table:table-cell>
          <table:table-cell table:style-name="ce15" table:formula="of:=RAND()*180" office:value-type="float" office:value="120.112224031058" calcext:value-type="float">
            <text:p>120.112224031058</text:p>
          </table:table-cell>
          <table:table-cell table:style-name="ce15" table:formula="of:=RAND()*180" office:value-type="float" office:value="113.852318301007" calcext:value-type="float">
            <text:p>113.85231830100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2]*EXP([.C452]/180)-[.D452]/([.C452]^2))/180" office:value-type="float" office:value="0.507071976612885" calcext:value-type="float">
            <text:p>0.507071976612885</text:p>
          </table:table-cell>
          <table:table-cell table:style-name="ce21" table:formula="of:=0.01*([.B452]+[.B452]^2*0.1+[.C452]*[.D452])/([.C452]*[.D452]-[.B452])" office:value-type="float" office:value="0.0102296942850122" calcext:value-type="float">
            <text:p>0.01023</text:p>
          </table:table-cell>
          <table:table-cell table:style-name="ce23" office:value-type="string" calcext:value-type="string">
            <text:p>8,001,044,567</text:p>
          </table:table-cell>
          <table:table-cell table:number-columns-repeated="1016"/>
        </table:table-row>
        <table:table-row table:style-name="ro1">
          <table:table-cell table:style-name="ce9" table:formula="of:=[.A452]+1" office:value-type="float" office:value="451" calcext:value-type="float">
            <text:p>451</text:p>
          </table:table-cell>
          <table:table-cell table:style-name="ce15" table:formula="of:=RAND()*180" office:value-type="float" office:value="63.5875349235656" calcext:value-type="float">
            <text:p>63.5875349235656</text:p>
          </table:table-cell>
          <table:table-cell table:style-name="ce15" table:formula="of:=RAND()*180" office:value-type="float" office:value="10.3448033093311" calcext:value-type="float">
            <text:p>10.3448033093311</text:p>
          </table:table-cell>
          <table:table-cell table:style-name="ce15" table:formula="of:=RAND()*180" office:value-type="float" office:value="116.713981822091" calcext:value-type="float">
            <text:p>116.71398182209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3]*EXP([.C453]/180)-[.D453]/([.C453]^2))/180" office:value-type="float" office:value="0.368102241787151" calcext:value-type="float">
            <text:p>0.368102241787151</text:p>
          </table:table-cell>
          <table:table-cell table:style-name="ce21" table:formula="of:=0.01*([.B453]+[.B453]^2*0.1+[.C453]*[.D453])/([.C453]*[.D453]-[.B453])" office:value-type="float" office:value="0.0146469186116599" calcext:value-type="float">
            <text:p>0.01465</text:p>
          </table:table-cell>
          <table:table-cell table:style-name="ce23" office:value-type="string" calcext:value-type="string">
            <text:p>8,272,054,899</text:p>
          </table:table-cell>
          <table:table-cell table:number-columns-repeated="1016"/>
        </table:table-row>
        <table:table-row table:style-name="ro1">
          <table:table-cell table:style-name="ce9" table:formula="of:=[.A453]+1" office:value-type="float" office:value="452" calcext:value-type="float">
            <text:p>452</text:p>
          </table:table-cell>
          <table:table-cell table:style-name="ce15" table:formula="of:=RAND()*180" office:value-type="float" office:value="57.2382348025462" calcext:value-type="float">
            <text:p>57.2382348025462</text:p>
          </table:table-cell>
          <table:table-cell table:style-name="ce15" table:formula="of:=RAND()*180" office:value-type="float" office:value="50.7947593142533" calcext:value-type="float">
            <text:p>50.7947593142533</text:p>
          </table:table-cell>
          <table:table-cell table:style-name="ce15" table:formula="of:=RAND()*180" office:value-type="float" office:value="152.015916533995" calcext:value-type="float">
            <text:p>152.01591653399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4]*EXP([.C454]/180)-[.D454]/([.C454]^2))/180" office:value-type="float" office:value="0.421338725762447" calcext:value-type="float">
            <text:p>0.421338725762447</text:p>
          </table:table-cell>
          <table:table-cell table:style-name="ce21" table:formula="of:=0.01*([.B454]+[.B454]^2*0.1+[.C454]*[.D454])/([.C454]*[.D454]-[.B454])" office:value-type="float" office:value="0.0105768221144919" calcext:value-type="float">
            <text:p>0.01058</text:p>
          </table:table-cell>
          <table:table-cell table:style-name="ce23" office:value-type="string" calcext:value-type="string">
            <text:p>8,543,065,231</text:p>
          </table:table-cell>
          <table:table-cell table:number-columns-repeated="1016"/>
        </table:table-row>
        <table:table-row table:style-name="ro1">
          <table:table-cell table:style-name="ce9" table:formula="of:=[.A454]+1" office:value-type="float" office:value="453" calcext:value-type="float">
            <text:p>453</text:p>
          </table:table-cell>
          <table:table-cell table:style-name="ce15" table:formula="of:=RAND()*180" office:value-type="float" office:value="113.389228201177" calcext:value-type="float">
            <text:p>113.389228201177</text:p>
          </table:table-cell>
          <table:table-cell table:style-name="ce15" table:formula="of:=RAND()*180" office:value-type="float" office:value="152.831792007067" calcext:value-type="float">
            <text:p>152.831792007067</text:p>
          </table:table-cell>
          <table:table-cell table:style-name="ce15" table:formula="of:=RAND()*180" office:value-type="float" office:value="169.418756153023" calcext:value-type="float">
            <text:p>169.41875615302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55]*EXP([.C455]/180)-[.D455]/([.C455]^2))/180" office:value-type="float" office:value="1.4724205671102" calcext:value-type="float">
            <text:p>1.4724205671102</text:p>
          </table:table-cell>
          <table:table-cell table:style-name="ce21" table:formula="of:=0.01*([.B455]+[.B455]^2*0.1+[.C455]*[.D455])/([.C455]*[.D455]-[.B455])" office:value-type="float" office:value="0.0105867098933991" calcext:value-type="float">
            <text:p>0.01059</text:p>
          </table:table-cell>
          <table:table-cell table:style-name="ce23" office:value-type="string" calcext:value-type="string">
            <text:p>8,814,075,563</text:p>
          </table:table-cell>
          <table:table-cell table:number-columns-repeated="1016"/>
        </table:table-row>
        <table:table-row table:style-name="ro1">
          <table:table-cell table:style-name="ce9" table:formula="of:=[.A455]+1" office:value-type="float" office:value="454" calcext:value-type="float">
            <text:p>454</text:p>
          </table:table-cell>
          <table:table-cell table:style-name="ce15" table:formula="of:=RAND()*180" office:value-type="float" office:value="13.1425077599192" calcext:value-type="float">
            <text:p>13.1425077599192</text:p>
          </table:table-cell>
          <table:table-cell table:style-name="ce15" table:formula="of:=RAND()*180" office:value-type="float" office:value="68.4350555062533" calcext:value-type="float">
            <text:p>68.4350555062533</text:p>
          </table:table-cell>
          <table:table-cell table:style-name="ce15" table:formula="of:=RAND()*180" office:value-type="float" office:value="172.128270535917" calcext:value-type="float">
            <text:p>172.12827053591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6]*EXP([.C456]/180)-[.D456]/([.C456]^2))/180" office:value-type="float" office:value="0.106583758453881" calcext:value-type="float">
            <text:p>0.106583758453881</text:p>
          </table:table-cell>
          <table:table-cell table:style-name="ce21" table:formula="of:=0.01*([.B456]+[.B456]^2*0.1+[.C456]*[.D456])/([.C456]*[.D456]-[.B456])" office:value-type="float" office:value="0.010037018395628" calcext:value-type="float">
            <text:p>0.01004</text:p>
          </table:table-cell>
          <table:table-cell table:style-name="ce24" office:value-type="string" calcext:value-type="string">
            <text:p>9,085,085,895</text:p>
          </table:table-cell>
          <table:table-cell table:number-columns-repeated="1016"/>
        </table:table-row>
        <table:table-row table:style-name="ro1">
          <table:table-cell table:style-name="ce9" table:formula="of:=[.A456]+1" office:value-type="float" office:value="455" calcext:value-type="float">
            <text:p>455</text:p>
          </table:table-cell>
          <table:table-cell table:style-name="ce15" table:formula="of:=RAND()*180" office:value-type="float" office:value="76.5461504683838" calcext:value-type="float">
            <text:p>76.5461504683838</text:p>
          </table:table-cell>
          <table:table-cell table:style-name="ce15" table:formula="of:=RAND()*180" office:value-type="float" office:value="36.7575834251858" calcext:value-type="float">
            <text:p>36.7575834251858</text:p>
          </table:table-cell>
          <table:table-cell table:style-name="ce15" table:formula="of:=RAND()*180" office:value-type="float" office:value="2.97186537140537" calcext:value-type="float">
            <text:p>2.9718653714053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7]*EXP([.C457]/180)-[.D457]/([.C457]^2))/180" office:value-type="float" office:value="0.521587804919965" calcext:value-type="float">
            <text:p>0.521587804919965</text:p>
          </table:table-cell>
          <table:table-cell table:style-name="ce21" table:formula="of:=0.01*([.B457]+[.B457]^2*0.1+[.C457]*[.D457])/([.C457]*[.D457]-[.B457])" office:value-type="float" office:value="0.236053375672706" calcext:value-type="float">
            <text:p>0.23605</text:p>
          </table:table-cell>
          <table:table-cell table:style-name="ce24" office:value-type="string" calcext:value-type="string">
            <text:p>9,356,096,227</text:p>
          </table:table-cell>
          <table:table-cell table:number-columns-repeated="1016"/>
        </table:table-row>
        <table:table-row table:style-name="ro1">
          <table:table-cell table:style-name="ce9" table:formula="of:=[.A457]+1" office:value-type="float" office:value="456" calcext:value-type="float">
            <text:p>456</text:p>
          </table:table-cell>
          <table:table-cell table:style-name="ce15" table:formula="of:=RAND()*180" office:value-type="float" office:value="17.8813397230612" calcext:value-type="float">
            <text:p>17.8813397230612</text:p>
          </table:table-cell>
          <table:table-cell table:style-name="ce15" table:formula="of:=RAND()*180" office:value-type="float" office:value="160.554279790565" calcext:value-type="float">
            <text:p>160.554279790565</text:p>
          </table:table-cell>
          <table:table-cell table:style-name="ce15" table:formula="of:=RAND()*180" office:value-type="float" office:value="159.302934071152" calcext:value-type="float">
            <text:p>159.30293407115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8]*EXP([.C458]/180)-[.D458]/([.C458]^2))/180" office:value-type="float" office:value="0.242349933778738" calcext:value-type="float">
            <text:p>0.242349933778738</text:p>
          </table:table-cell>
          <table:table-cell table:style-name="ce21" table:formula="of:=0.01*([.B458]+[.B458]^2*0.1+[.C458]*[.D458])/([.C458]*[.D458]-[.B458])" office:value-type="float" office:value="0.0100265022932249" calcext:value-type="float">
            <text:p>0.01003</text:p>
          </table:table-cell>
          <table:table-cell table:style-name="ce24" office:value-type="string" calcext:value-type="string">
            <text:p>9,627,106,559</text:p>
          </table:table-cell>
          <table:table-cell table:number-columns-repeated="1016"/>
        </table:table-row>
        <table:table-row table:style-name="ro1">
          <table:table-cell table:style-name="ce9" table:formula="of:=[.A458]+1" office:value-type="float" office:value="457" calcext:value-type="float">
            <text:p>457</text:p>
          </table:table-cell>
          <table:table-cell table:style-name="ce15" table:formula="of:=RAND()*180" office:value-type="float" office:value="79.2281984411956" calcext:value-type="float">
            <text:p>79.2281984411956</text:p>
          </table:table-cell>
          <table:table-cell table:style-name="ce15" table:formula="of:=RAND()*180" office:value-type="float" office:value="169.328045946469" calcext:value-type="float">
            <text:p>169.328045946469</text:p>
          </table:table-cell>
          <table:table-cell table:style-name="ce15" table:formula="of:=RAND()*180" office:value-type="float" office:value="170.088126932038" calcext:value-type="float">
            <text:p>170.08812693203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59]*EXP([.C459]/180)-[.D459]/([.C459]^2))/180" office:value-type="float" office:value="1.12756175667202" calcext:value-type="float">
            <text:p>1.12756175667202</text:p>
          </table:table-cell>
          <table:table-cell table:style-name="ce21" table:formula="of:=0.01*([.B459]+[.B459]^2*0.1+[.C459]*[.D459])/([.C459]*[.D459]-[.B459])" office:value-type="float" office:value="0.0102737211428956" calcext:value-type="float">
            <text:p>0.01027</text:p>
          </table:table-cell>
          <table:table-cell table:style-name="ce24" office:value-type="string" calcext:value-type="string">
            <text:p>9,898,116,891</text:p>
          </table:table-cell>
          <table:table-cell table:number-columns-repeated="1016"/>
        </table:table-row>
        <table:table-row table:style-name="ro1">
          <table:table-cell table:style-name="ce9" table:formula="of:=[.A459]+1" office:value-type="float" office:value="458" calcext:value-type="float">
            <text:p>458</text:p>
          </table:table-cell>
          <table:table-cell table:style-name="ce15" table:formula="of:=RAND()*180" office:value-type="float" office:value="109.856644227621" calcext:value-type="float">
            <text:p>109.856644227621</text:p>
          </table:table-cell>
          <table:table-cell table:style-name="ce15" table:formula="of:=RAND()*180" office:value-type="float" office:value="59.6781932015311" calcext:value-type="float">
            <text:p>59.6781932015311</text:p>
          </table:table-cell>
          <table:table-cell table:style-name="ce15" table:formula="of:=RAND()*180" office:value-type="float" office:value="66.4495980673708" calcext:value-type="float">
            <text:p>66.449598067370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0]*EXP([.C460]/180)-[.D460]/([.C460]^2))/180" office:value-type="float" office:value="0.850137675918685" calcext:value-type="float">
            <text:p>0.850137675918685</text:p>
          </table:table-cell>
          <table:table-cell table:style-name="ce21" table:formula="of:=0.01*([.B460]+[.B460]^2*0.1+[.C460]*[.D460])/([.C460]*[.D460]-[.B460])" office:value-type="float" office:value="0.0136998429685056" calcext:value-type="float">
            <text:p>0.01370</text:p>
          </table:table-cell>
          <table:table-cell table:style-name="ce24" office:value-type="string" calcext:value-type="string">
            <text:p>1,016,912,724</text:p>
          </table:table-cell>
          <table:table-cell table:number-columns-repeated="1016"/>
        </table:table-row>
        <table:table-row table:style-name="ro1">
          <table:table-cell table:style-name="ce9" table:formula="of:=[.A460]+1" office:value-type="float" office:value="459" calcext:value-type="float">
            <text:p>459</text:p>
          </table:table-cell>
          <table:table-cell table:style-name="ce15" table:formula="of:=RAND()*180" office:value-type="float" office:value="1.69226097190662" calcext:value-type="float">
            <text:p>1.69226097190662</text:p>
          </table:table-cell>
          <table:table-cell table:style-name="ce15" table:formula="of:=RAND()*180" office:value-type="float" office:value="7.15086660588874" calcext:value-type="float">
            <text:p>7.15086660588874</text:p>
          </table:table-cell>
          <table:table-cell table:style-name="ce15" table:formula="of:=RAND()*180" office:value-type="float" office:value="112.282734702838" calcext:value-type="float">
            <text:p>112.28273470283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1]*EXP([.C461]/180)-[.D461]/([.C461]^2))/180" office:value-type="float" office:value="-0.00241650919769971" calcext:value-type="float">
            <text:p>-0.0024165091977</text:p>
          </table:table-cell>
          <table:table-cell table:style-name="ce21" table:formula="of:=0.01*([.B461]+[.B461]^2*0.1+[.C461]*[.D461])/([.C461]*[.D461]-[.B461])" office:value-type="float" office:value="0.0100458159611415" calcext:value-type="float">
            <text:p>0.01005</text:p>
          </table:table-cell>
          <table:table-cell table:style-name="ce24" office:value-type="string" calcext:value-type="string">
            <text:p>1,044,013,757</text:p>
          </table:table-cell>
          <table:table-cell table:number-columns-repeated="1016"/>
        </table:table-row>
        <table:table-row table:style-name="ro1">
          <table:table-cell table:style-name="ce9" table:formula="of:=[.A461]+1" office:value-type="float" office:value="460" calcext:value-type="float">
            <text:p>460</text:p>
          </table:table-cell>
          <table:table-cell table:style-name="ce15" table:formula="of:=RAND()*180" office:value-type="float" office:value="109.015348250376" calcext:value-type="float">
            <text:p>109.015348250376</text:p>
          </table:table-cell>
          <table:table-cell table:style-name="ce15" table:formula="of:=RAND()*180" office:value-type="float" office:value="159.337322605776" calcext:value-type="float">
            <text:p>159.337322605776</text:p>
          </table:table-cell>
          <table:table-cell table:style-name="ce15" table:formula="of:=RAND()*180" office:value-type="float" office:value="128.118025530254" calcext:value-type="float">
            <text:p>128.11802553025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2]*EXP([.C462]/180)-[.D462]/([.C462]^2))/180" office:value-type="float" office:value="1.46773453312731" calcext:value-type="float">
            <text:p>1.46773453312731</text:p>
          </table:table-cell>
          <table:table-cell table:style-name="ce21" table:formula="of:=0.01*([.B462]+[.B462]^2*0.1+[.C462]*[.D462])/([.C462]*[.D462]-[.B462])" office:value-type="float" office:value="0.0106926705447516" calcext:value-type="float">
            <text:p>0.01069</text:p>
          </table:table-cell>
          <table:table-cell table:style-name="ce24" office:value-type="string" calcext:value-type="string">
            <text:p>1,071,114,790</text:p>
          </table:table-cell>
          <table:table-cell table:number-columns-repeated="1016"/>
        </table:table-row>
        <table:table-row table:style-name="ro1">
          <table:table-cell table:style-name="ce9" table:formula="of:=[.A462]+1" office:value-type="float" office:value="461" calcext:value-type="float">
            <text:p>461</text:p>
          </table:table-cell>
          <table:table-cell table:style-name="ce15" table:formula="of:=RAND()*180" office:value-type="float" office:value="95.4299117731746" calcext:value-type="float">
            <text:p>95.4299117731746</text:p>
          </table:table-cell>
          <table:table-cell table:style-name="ce15" table:formula="of:=RAND()*180" office:value-type="float" office:value="22.7443177287071" calcext:value-type="float">
            <text:p>22.7443177287071</text:p>
          </table:table-cell>
          <table:table-cell table:style-name="ce15" table:formula="of:=RAND()*180" office:value-type="float" office:value="85.1481819658986" calcext:value-type="float">
            <text:p>85.148181965898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63]*EXP([.C463]/180)-[.D463]/([.C463]^2))/180" office:value-type="float" office:value="0.600658512472463" calcext:value-type="float">
            <text:p>0.600658512472463</text:p>
          </table:table-cell>
          <table:table-cell table:style-name="ce21" table:formula="of:=0.01*([.B463]+[.B463]^2*0.1+[.C463]*[.D463])/([.C463]*[.D463]-[.B463])" office:value-type="float" office:value="0.01598274064024" calcext:value-type="float">
            <text:p>0.01598</text:p>
          </table:table-cell>
          <table:table-cell table:style-name="ce24" office:value-type="string" calcext:value-type="string">
            <text:p>1,098,215,824</text:p>
          </table:table-cell>
          <table:table-cell table:number-columns-repeated="1016"/>
        </table:table-row>
        <table:table-row table:style-name="ro1">
          <table:table-cell table:style-name="ce9" table:formula="of:=[.A463]+1" office:value-type="float" office:value="462" calcext:value-type="float">
            <text:p>462</text:p>
          </table:table-cell>
          <table:table-cell table:style-name="ce15" table:formula="of:=RAND()*180" office:value-type="float" office:value="79.6432233091937" calcext:value-type="float">
            <text:p>79.6432233091937</text:p>
          </table:table-cell>
          <table:table-cell table:style-name="ce15" table:formula="of:=RAND()*180" office:value-type="float" office:value="13.7532686971846" calcext:value-type="float">
            <text:p>13.7532686971846</text:p>
          </table:table-cell>
          <table:table-cell table:style-name="ce15" table:formula="of:=RAND()*180" office:value-type="float" office:value="106.802335656181" calcext:value-type="float">
            <text:p>106.80233565618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4]*EXP([.C464]/180)-[.D464]/([.C464]^2))/180" office:value-type="float" office:value="0.474457813476673" calcext:value-type="float">
            <text:p>0.474457813476673</text:p>
          </table:table-cell>
          <table:table-cell table:style-name="ce21" table:formula="of:=0.01*([.B464]+[.B464]^2*0.1+[.C464]*[.D464])/([.C464]*[.D464]-[.B464])" office:value-type="float" office:value="0.0157124175306896" calcext:value-type="float">
            <text:p>0.01571</text:p>
          </table:table-cell>
          <table:table-cell table:style-name="ce25" office:value-type="string" calcext:value-type="string">
            <text:p>1,125,316,857</text:p>
          </table:table-cell>
          <table:table-cell table:number-columns-repeated="1016"/>
        </table:table-row>
        <table:table-row table:style-name="ro1">
          <table:table-cell table:style-name="ce9" table:formula="of:=[.A464]+1" office:value-type="float" office:value="463" calcext:value-type="float">
            <text:p>463</text:p>
          </table:table-cell>
          <table:table-cell table:style-name="ce15" table:formula="of:=RAND()*180" office:value-type="float" office:value="37.2905164802918" calcext:value-type="float">
            <text:p>37.2905164802918</text:p>
          </table:table-cell>
          <table:table-cell table:style-name="ce15" table:formula="of:=RAND()*180" office:value-type="float" office:value="172.629279652464" calcext:value-type="float">
            <text:p>172.629279652464</text:p>
          </table:table-cell>
          <table:table-cell table:style-name="ce15" table:formula="of:=RAND()*180" office:value-type="float" office:value="167.384637317012" calcext:value-type="float">
            <text:p>167.38463731701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5]*EXP([.C465]/180)-[.D465]/([.C465]^2))/180" office:value-type="float" office:value="0.540519815436964" calcext:value-type="float">
            <text:p>0.540519815436964</text:p>
          </table:table-cell>
          <table:table-cell table:style-name="ce21" table:formula="of:=0.01*([.B465]+[.B465]^2*0.1+[.C465]*[.D465])/([.C465]*[.D465]-[.B465])" office:value-type="float" office:value="0.0100740307099619" calcext:value-type="float">
            <text:p>0.01007</text:p>
          </table:table-cell>
          <table:table-cell table:style-name="ce25" office:value-type="string" calcext:value-type="string">
            <text:p>1,152,417,890</text:p>
          </table:table-cell>
          <table:table-cell table:number-columns-repeated="1016"/>
        </table:table-row>
        <table:table-row table:style-name="ro1">
          <table:table-cell table:style-name="ce9" table:formula="of:=[.A465]+1" office:value-type="float" office:value="464" calcext:value-type="float">
            <text:p>464</text:p>
          </table:table-cell>
          <table:table-cell table:style-name="ce15" table:formula="of:=RAND()*180" office:value-type="float" office:value="6.53353924917627" calcext:value-type="float">
            <text:p>6.53353924917627</text:p>
          </table:table-cell>
          <table:table-cell table:style-name="ce15" table:formula="of:=RAND()*180" office:value-type="float" office:value="63.0044351896569" calcext:value-type="float">
            <text:p>63.0044351896569</text:p>
          </table:table-cell>
          <table:table-cell table:style-name="ce15" table:formula="of:=RAND()*180" office:value-type="float" office:value="166.190749324983" calcext:value-type="float">
            <text:p>166.19074932498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6]*EXP([.C466]/180)-[.D466]/([.C466]^2))/180" office:value-type="float" office:value="0.0512771982052579" calcext:value-type="float">
            <text:p>0.051277198205258</text:p>
          </table:table-cell>
          <table:table-cell table:style-name="ce21" table:formula="of:=0.01*([.B466]+[.B466]^2*0.1+[.C466]*[.D466])/([.C466]*[.D466]-[.B466])" office:value-type="float" office:value="0.0100165667300176" calcext:value-type="float">
            <text:p>0.01002</text:p>
          </table:table-cell>
          <table:table-cell table:style-name="ce25" office:value-type="string" calcext:value-type="string">
            <text:p>1,179,518,923</text:p>
          </table:table-cell>
          <table:table-cell table:number-columns-repeated="1016"/>
        </table:table-row>
        <table:table-row table:style-name="ro1">
          <table:table-cell table:style-name="ce9" table:formula="of:=[.A466]+1" office:value-type="float" office:value="465" calcext:value-type="float">
            <text:p>465</text:p>
          </table:table-cell>
          <table:table-cell table:style-name="ce15" table:formula="of:=RAND()*180" office:value-type="float" office:value="129.622710922751" calcext:value-type="float">
            <text:p>129.622710922751</text:p>
          </table:table-cell>
          <table:table-cell table:style-name="ce15" table:formula="of:=RAND()*180" office:value-type="float" office:value="98.3409202982688" calcext:value-type="float">
            <text:p>98.3409202982688</text:p>
          </table:table-cell>
          <table:table-cell table:style-name="ce15" table:formula="of:=RAND()*180" office:value-type="float" office:value="15.7818171239156" calcext:value-type="float">
            <text:p>15.781817123915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7]*EXP([.C467]/180)-[.D467]/([.C467]^2))/180" office:value-type="float" office:value="1.24358994306481" calcext:value-type="float">
            <text:p>1.24358994306481</text:p>
          </table:table-cell>
          <table:table-cell table:style-name="ce21" table:formula="of:=0.01*([.B467]+[.B467]^2*0.1+[.C467]*[.D467])/([.C467]*[.D467]-[.B467])" office:value-type="float" office:value="0.0236352872749438" calcext:value-type="float">
            <text:p>0.02364</text:p>
          </table:table-cell>
          <table:table-cell table:style-name="ce25" office:value-type="string" calcext:value-type="string">
            <text:p>1,206,619,956</text:p>
          </table:table-cell>
          <table:table-cell table:number-columns-repeated="1016"/>
        </table:table-row>
        <table:table-row table:style-name="ro1">
          <table:table-cell table:style-name="ce9" table:formula="of:=[.A467]+1" office:value-type="float" office:value="466" calcext:value-type="float">
            <text:p>466</text:p>
          </table:table-cell>
          <table:table-cell table:style-name="ce15" table:formula="of:=RAND()*180" office:value-type="float" office:value="89.6486725173938" calcext:value-type="float">
            <text:p>89.6486725173938</text:p>
          </table:table-cell>
          <table:table-cell table:style-name="ce15" table:formula="of:=RAND()*180" office:value-type="float" office:value="163.663948331745" calcext:value-type="float">
            <text:p>163.663948331745</text:p>
          </table:table-cell>
          <table:table-cell table:style-name="ce15" table:formula="of:=RAND()*180" office:value-type="float" office:value="6.19779320346581" calcext:value-type="float">
            <text:p>6.1977932034658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8]*EXP([.C468]/180)-[.D468]/([.C468]^2))/180" office:value-type="float" office:value="1.23637617243255" calcext:value-type="float">
            <text:p>1.23637617243255</text:p>
          </table:table-cell>
          <table:table-cell table:style-name="ce21" table:formula="of:=0.01*([.B468]+[.B468]^2*0.1+[.C468]*[.D468])/([.C468]*[.D468]-[.B468])" office:value-type="float" office:value="0.020630244849479" calcext:value-type="float">
            <text:p>0.02063</text:p>
          </table:table-cell>
          <table:table-cell table:style-name="ce25" office:value-type="string" calcext:value-type="string">
            <text:p>1,233,720,990</text:p>
          </table:table-cell>
          <table:table-cell table:number-columns-repeated="1016"/>
        </table:table-row>
        <table:table-row table:style-name="ro1">
          <table:table-cell table:style-name="ce9" table:formula="of:=[.A468]+1" office:value-type="float" office:value="467" calcext:value-type="float">
            <text:p>467</text:p>
          </table:table-cell>
          <table:table-cell table:style-name="ce15" table:formula="of:=RAND()*180" office:value-type="float" office:value="67.0328539964861" calcext:value-type="float">
            <text:p>67.0328539964861</text:p>
          </table:table-cell>
          <table:table-cell table:style-name="ce15" table:formula="of:=RAND()*180" office:value-type="float" office:value="134.299433375015" calcext:value-type="float">
            <text:p>134.299433375015</text:p>
          </table:table-cell>
          <table:table-cell table:style-name="ce15" table:formula="of:=RAND()*180" office:value-type="float" office:value="107.218951478372" calcext:value-type="float">
            <text:p>107.21895147837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69]*EXP([.C469]/180)-[.D469]/([.C469]^2))/180" office:value-type="float" office:value="0.785285380688656" calcext:value-type="float">
            <text:p>0.785285380688656</text:p>
          </table:table-cell>
          <table:table-cell table:style-name="ce21" table:formula="of:=0.01*([.B469]+[.B469]^2*0.1+[.C469]*[.D469])/([.C469]*[.D469]-[.B469])" office:value-type="float" office:value="0.0104070536604157" calcext:value-type="float">
            <text:p>0.01041</text:p>
          </table:table-cell>
          <table:table-cell table:style-name="ce25" office:value-type="string" calcext:value-type="string">
            <text:p>1,260,822,023</text:p>
          </table:table-cell>
          <table:table-cell table:number-columns-repeated="1016"/>
        </table:table-row>
        <table:table-row table:style-name="ro1">
          <table:table-cell table:style-name="ce9" table:formula="of:=[.A469]+1" office:value-type="float" office:value="468" calcext:value-type="float">
            <text:p>468</text:p>
          </table:table-cell>
          <table:table-cell table:style-name="ce15" table:formula="of:=RAND()*180" office:value-type="float" office:value="121.572220317933" calcext:value-type="float">
            <text:p>121.572220317933</text:p>
          </table:table-cell>
          <table:table-cell table:style-name="ce15" table:formula="of:=RAND()*180" office:value-type="float" office:value="86.6101766628452" calcext:value-type="float">
            <text:p>86.6101766628452</text:p>
          </table:table-cell>
          <table:table-cell table:style-name="ce15" table:formula="of:=RAND()*180" office:value-type="float" office:value="159.151806094466" calcext:value-type="float">
            <text:p>159.15180609446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70]*EXP([.C470]/180)-[.D470]/([.C470]^2))/180" office:value-type="float" office:value="1.09265599055385" calcext:value-type="float">
            <text:p>1.09265599055385</text:p>
          </table:table-cell>
          <table:table-cell table:style-name="ce21" table:formula="of:=0.01*([.B470]+[.B470]^2*0.1+[.C470]*[.D470])/([.C470]*[.D470]-[.B470])" office:value-type="float" office:value="0.0112597351120847" calcext:value-type="float">
            <text:p>0.01126</text:p>
          </table:table-cell>
          <table:table-cell table:style-name="ce25" office:value-type="string" calcext:value-type="string">
            <text:p>1,287,923,056</text:p>
          </table:table-cell>
          <table:table-cell table:number-columns-repeated="1016"/>
        </table:table-row>
        <table:table-row table:style-name="ro1">
          <table:table-cell table:style-name="ce9" table:formula="of:=[.A470]+1" office:value-type="float" office:value="469" calcext:value-type="float">
            <text:p>469</text:p>
          </table:table-cell>
          <table:table-cell table:style-name="ce15" table:formula="of:=RAND()*180" office:value-type="float" office:value="63.0186401390914" calcext:value-type="float">
            <text:p>63.0186401390914</text:p>
          </table:table-cell>
          <table:table-cell table:style-name="ce15" table:formula="of:=RAND()*180" office:value-type="float" office:value="25.4766257752205" calcext:value-type="float">
            <text:p>25.4766257752205</text:p>
          </table:table-cell>
          <table:table-cell table:style-name="ce15" table:formula="of:=RAND()*180" office:value-type="float" office:value="79.9163676802796" calcext:value-type="float">
            <text:p>79.916367680279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471]*EXP([.C471]/180)-[.D471]/([.C471]^2))/180" office:value-type="float" office:value="0.402650283121581" calcext:value-type="float">
            <text:p>0.402650283121581</text:p>
          </table:table-cell>
          <table:table-cell table:style-name="ce21" table:formula="of:=0.01*([.B471]+[.B471]^2*0.1+[.C471]*[.D471])/([.C471]*[.D471]-[.B471])" office:value-type="float" office:value="0.0126516841590862" calcext:value-type="float">
            <text:p>0.01265</text:p>
          </table:table-cell>
          <table:table-cell table:style-name="ce25" office:value-type="string" calcext:value-type="string">
            <text:p>1,315,024,089</text:p>
          </table:table-cell>
          <table:table-cell table:number-columns-repeated="1016"/>
        </table:table-row>
        <table:table-row table:style-name="ro1">
          <table:table-cell table:style-name="ce9" table:formula="of:=[.A471]+1" office:value-type="float" office:value="470" calcext:value-type="float">
            <text:p>470</text:p>
          </table:table-cell>
          <table:table-cell table:style-name="ce15" table:formula="of:=RAND()*180" office:value-type="float" office:value="82.8780539614526" calcext:value-type="float">
            <text:p>82.8780539614526</text:p>
          </table:table-cell>
          <table:table-cell table:style-name="ce15" table:formula="of:=RAND()*180" office:value-type="float" office:value="127.005841555091" calcext:value-type="float">
            <text:p>127.005841555091</text:p>
          </table:table-cell>
          <table:table-cell table:style-name="ce15" table:formula="of:=RAND()*180" office:value-type="float" office:value="58.3195628209497" calcext:value-type="float">
            <text:p>58.319562820949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2]*EXP([.C472]/180)-[.D472]/([.C472]^2))/180" office:value-type="float" office:value="0.932375091234631" calcext:value-type="float">
            <text:p>0.932375091234631</text:p>
          </table:table-cell>
          <table:table-cell table:style-name="ce21" table:formula="of:=0.01*([.B472]+[.B472]^2*0.1+[.C472]*[.D472])/([.C472]*[.D472]-[.B472])" office:value-type="float" office:value="0.011164155935893" calcext:value-type="float">
            <text:p>0.01116</text:p>
          </table:table-cell>
          <table:table-cell table:style-name="ce26" office:value-type="string" calcext:value-type="string">
            <text:p>134,212,514</text:p>
          </table:table-cell>
          <table:table-cell table:number-columns-repeated="1016"/>
        </table:table-row>
        <table:table-row table:style-name="ro1">
          <table:table-cell table:style-name="ce9" table:formula="of:=[.A472]+1" office:value-type="float" office:value="471" calcext:value-type="float">
            <text:p>471</text:p>
          </table:table-cell>
          <table:table-cell table:style-name="ce15" table:formula="of:=RAND()*180" office:value-type="float" office:value="110.873734039975" calcext:value-type="float">
            <text:p>110.873734039975</text:p>
          </table:table-cell>
          <table:table-cell table:style-name="ce15" table:formula="of:=RAND()*180" office:value-type="float" office:value="64.447682193071" calcext:value-type="float">
            <text:p>64.447682193071</text:p>
          </table:table-cell>
          <table:table-cell table:style-name="ce15" table:formula="of:=RAND()*180" office:value-type="float" office:value="23.1582083363041" calcext:value-type="float">
            <text:p>23.158208336304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3]*EXP([.C473]/180)-[.D473]/([.C473]^2))/180" office:value-type="float" office:value="0.881123656834093" calcext:value-type="float">
            <text:p>0.881123656834093</text:p>
          </table:table-cell>
          <table:table-cell table:style-name="ce21" table:formula="of:=0.01*([.B473]+[.B473]^2*0.1+[.C473]*[.D473])/([.C473]*[.D473]-[.B473])" office:value-type="float" office:value="0.020502503477582" calcext:value-type="float">
            <text:p>0.02050</text:p>
          </table:table-cell>
          <table:table-cell table:style-name="ce26" office:value-type="string" calcext:value-type="string">
            <text:p>1,369,226,156</text:p>
          </table:table-cell>
          <table:table-cell table:number-columns-repeated="1016"/>
        </table:table-row>
        <table:table-row table:style-name="ro1">
          <table:table-cell table:style-name="ce9" table:formula="of:=[.A473]+1" office:value-type="float" office:value="472" calcext:value-type="float">
            <text:p>472</text:p>
          </table:table-cell>
          <table:table-cell table:style-name="ce15" table:formula="of:=RAND()*180" office:value-type="float" office:value="19.1101618474221" calcext:value-type="float">
            <text:p>19.1101618474221</text:p>
          </table:table-cell>
          <table:table-cell table:style-name="ce15" table:formula="of:=RAND()*180" office:value-type="float" office:value="2.16621286613888" calcext:value-type="float">
            <text:p>2.16621286613888</text:p>
          </table:table-cell>
          <table:table-cell table:style-name="ce15" table:formula="of:=RAND()*180" office:value-type="float" office:value="139.888976213572" calcext:value-type="float">
            <text:p>139.88897621357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4]*EXP([.C474]/180)-[.D474]/([.C474]^2))/180" office:value-type="float" office:value="-0.0581654932720465" calcext:value-type="float">
            <text:p>-0.058165493272047</text:p>
          </table:table-cell>
          <table:table-cell table:style-name="ce21" table:formula="of:=0.01*([.B474]+[.B474]^2*0.1+[.C474]*[.D474])/([.C474]*[.D474]-[.B474])" office:value-type="float" office:value="0.0126324450242078" calcext:value-type="float">
            <text:p>0.01263</text:p>
          </table:table-cell>
          <table:table-cell table:style-name="ce26" office:value-type="string" calcext:value-type="string">
            <text:p>1,396,327,189</text:p>
          </table:table-cell>
          <table:table-cell table:number-columns-repeated="1016"/>
        </table:table-row>
        <table:table-row table:style-name="ro1">
          <table:table-cell table:style-name="ce9" table:formula="of:=[.A474]+1" office:value-type="float" office:value="473" calcext:value-type="float">
            <text:p>473</text:p>
          </table:table-cell>
          <table:table-cell table:style-name="ce15" table:formula="of:=RAND()*180" office:value-type="float" office:value="72.0263589934233" calcext:value-type="float">
            <text:p>72.0263589934233</text:p>
          </table:table-cell>
          <table:table-cell table:style-name="ce15" table:formula="of:=RAND()*180" office:value-type="float" office:value="106.157461996724" calcext:value-type="float">
            <text:p>106.157461996724</text:p>
          </table:table-cell>
          <table:table-cell table:style-name="ce15" table:formula="of:=RAND()*180" office:value-type="float" office:value="129.141755566461" calcext:value-type="float">
            <text:p>129.14175556646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5]*EXP([.C475]/180)-[.D475]/([.C475]^2))/180" office:value-type="float" office:value="0.721625304960748" calcext:value-type="float">
            <text:p>0.721625304960748</text:p>
          </table:table-cell>
          <table:table-cell table:style-name="ce21" table:formula="of:=0.01*([.B475]+[.B475]^2*0.1+[.C475]*[.D475])/([.C475]*[.D475]-[.B475])" office:value-type="float" office:value="0.0104860424518396" calcext:value-type="float">
            <text:p>0.01049</text:p>
          </table:table-cell>
          <table:table-cell table:style-name="ce26" office:value-type="string" calcext:value-type="string">
            <text:p>142,342,824</text:p>
          </table:table-cell>
          <table:table-cell table:number-columns-repeated="1016"/>
        </table:table-row>
        <table:table-row table:style-name="ro1">
          <table:table-cell table:style-name="ce9" table:formula="of:=[.A475]+1" office:value-type="float" office:value="474" calcext:value-type="float">
            <text:p>474</text:p>
          </table:table-cell>
          <table:table-cell table:style-name="ce15" table:formula="of:=RAND()*180" office:value-type="float" office:value="88.6204697605398" calcext:value-type="float">
            <text:p>88.6204697605398</text:p>
          </table:table-cell>
          <table:table-cell table:style-name="ce15" table:formula="of:=RAND()*180" office:value-type="float" office:value="63.8169089715797" calcext:value-type="float">
            <text:p>63.8169089715797</text:p>
          </table:table-cell>
          <table:table-cell table:style-name="ce15" table:formula="of:=RAND()*180" office:value-type="float" office:value="139.701409586924" calcext:value-type="float">
            <text:p>139.70140958692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6]*EXP([.C476]/180)-[.D476]/([.C476]^2))/180" office:value-type="float" office:value="0.701645372434755" calcext:value-type="float">
            <text:p>0.701645372434755</text:p>
          </table:table-cell>
          <table:table-cell table:style-name="ce21" table:formula="of:=0.01*([.B476]+[.B476]^2*0.1+[.C476]*[.D476])/([.C476]*[.D476]-[.B476])" office:value-type="float" office:value="0.0110905554897247" calcext:value-type="float">
            <text:p>0.01109</text:p>
          </table:table-cell>
          <table:table-cell table:style-name="ce26" office:value-type="string" calcext:value-type="string">
            <text:p>1,450,529,255</text:p>
          </table:table-cell>
          <table:table-cell table:number-columns-repeated="1016"/>
        </table:table-row>
        <table:table-row table:style-name="ro1">
          <table:table-cell table:style-name="ce9" table:formula="of:=[.A476]+1" office:value-type="float" office:value="475" calcext:value-type="float">
            <text:p>475</text:p>
          </table:table-cell>
          <table:table-cell table:style-name="ce15" table:formula="of:=RAND()*180" office:value-type="float" office:value="65.2563890749618" calcext:value-type="float">
            <text:p>65.2563890749618</text:p>
          </table:table-cell>
          <table:table-cell table:style-name="ce15" table:formula="of:=RAND()*180" office:value-type="float" office:value="23.2164286503068" calcext:value-type="float">
            <text:p>23.2164286503068</text:p>
          </table:table-cell>
          <table:table-cell table:style-name="ce15" table:formula="of:=RAND()*180" office:value-type="float" office:value="170.013510905729" calcext:value-type="float">
            <text:p>170.01351090572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7]*EXP([.C477]/180)-[.D477]/([.C477]^2))/180" office:value-type="float" office:value="0.410692521855973" calcext:value-type="float">
            <text:p>0.410692521855973</text:p>
          </table:table-cell>
          <table:table-cell table:style-name="ce21" table:formula="of:=0.01*([.B477]+[.B477]^2*0.1+[.C477]*[.D477])/([.C477]*[.D477]-[.B477])" office:value-type="float" office:value="0.0114332145426451" calcext:value-type="float">
            <text:p>0.01143</text:p>
          </table:table-cell>
          <table:table-cell table:style-name="ce26" office:value-type="string" calcext:value-type="string">
            <text:p>1,477,630,288</text:p>
          </table:table-cell>
          <table:table-cell table:number-columns-repeated="1016"/>
        </table:table-row>
        <table:table-row table:style-name="ro1">
          <table:table-cell table:style-name="ce9" table:formula="of:=[.A477]+1" office:value-type="float" office:value="476" calcext:value-type="float">
            <text:p>476</text:p>
          </table:table-cell>
          <table:table-cell table:style-name="ce15" table:formula="of:=RAND()*180" office:value-type="float" office:value="151.816091937739" calcext:value-type="float">
            <text:p>151.816091937739</text:p>
          </table:table-cell>
          <table:table-cell table:style-name="ce15" table:formula="of:=RAND()*180" office:value-type="float" office:value="33.185200894485" calcext:value-type="float">
            <text:p>33.185200894485</text:p>
          </table:table-cell>
          <table:table-cell table:style-name="ce15" table:formula="of:=RAND()*180" office:value-type="float" office:value="135.099988626749" calcext:value-type="float">
            <text:p>135.09998862674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8]*EXP([.C478]/180)-[.D478]/([.C478]^2))/180" office:value-type="float" office:value="1.01349322175107" calcext:value-type="float">
            <text:p>1.01349322175107</text:p>
          </table:table-cell>
          <table:table-cell table:style-name="ce21" table:formula="of:=0.01*([.B478]+[.B478]^2*0.1+[.C478]*[.D478])/([.C478]*[.D478]-[.B478])" office:value-type="float" office:value="0.0160220298947718" calcext:value-type="float">
            <text:p>0.01602</text:p>
          </table:table-cell>
          <table:table-cell table:style-name="ce26" office:value-type="string" calcext:value-type="string">
            <text:p>150,473,134</text:p>
          </table:table-cell>
          <table:table-cell table:number-columns-repeated="1016"/>
        </table:table-row>
        <table:table-row table:style-name="ro1">
          <table:table-cell table:style-name="ce9" table:formula="of:=[.A478]+1" office:value-type="float" office:value="477" calcext:value-type="float">
            <text:p>477</text:p>
          </table:table-cell>
          <table:table-cell table:style-name="ce15" table:formula="of:=RAND()*180" office:value-type="float" office:value="11.6388988192279" calcext:value-type="float">
            <text:p>11.6388988192279</text:p>
          </table:table-cell>
          <table:table-cell table:style-name="ce15" table:formula="of:=RAND()*180" office:value-type="float" office:value="143.747300886893" calcext:value-type="float">
            <text:p>143.747300886893</text:p>
          </table:table-cell>
          <table:table-cell table:style-name="ce15" table:formula="of:=RAND()*180" office:value-type="float" office:value="62.9868468354195" calcext:value-type="float">
            <text:p>62.986846835419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479]*EXP([.C479]/180)-[.D479]/([.C479]^2))/180" office:value-type="float" office:value="0.143685879776854" calcext:value-type="float">
            <text:p>0.143685879776854</text:p>
          </table:table-cell>
          <table:table-cell table:style-name="ce21" table:formula="of:=0.01*([.B479]+[.B479]^2*0.1+[.C479]*[.D479])/([.C479]*[.D479]-[.B479])" office:value-type="float" office:value="0.0100407232394477" calcext:value-type="float">
            <text:p>0.01004</text:p>
          </table:table-cell>
          <table:table-cell table:style-name="ce26" office:value-type="string" calcext:value-type="string">
            <text:p>1,531,832,355</text:p>
          </table:table-cell>
          <table:table-cell table:number-columns-repeated="1016"/>
        </table:table-row>
        <table:table-row table:style-name="ro1">
          <table:table-cell table:style-name="ce9" table:formula="of:=[.A479]+1" office:value-type="float" office:value="478" calcext:value-type="float">
            <text:p>478</text:p>
          </table:table-cell>
          <table:table-cell table:style-name="ce15" table:formula="of:=RAND()*180" office:value-type="float" office:value="148.826214349688" calcext:value-type="float">
            <text:p>148.826214349688</text:p>
          </table:table-cell>
          <table:table-cell table:style-name="ce15" table:formula="of:=RAND()*180" office:value-type="float" office:value="179.326456588348" calcext:value-type="float">
            <text:p>179.326456588348</text:p>
          </table:table-cell>
          <table:table-cell table:style-name="ce15" table:formula="of:=RAND()*180" office:value-type="float" office:value="161.610647252764" calcext:value-type="float">
            <text:p>161.61064725276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0]*EXP([.C480]/180)-[.D480]/([.C480]^2))/180" office:value-type="float" office:value="2.23908668039357" calcext:value-type="float">
            <text:p>2.23908668039357</text:p>
          </table:table-cell>
          <table:table-cell table:style-name="ce21" table:formula="of:=0.01*([.B480]+[.B480]^2*0.1+[.C480]*[.D480])/([.C480]*[.D480]-[.B480])" office:value-type="float" office:value="0.0108714469520216" calcext:value-type="float">
            <text:p>0.01087</text:p>
          </table:table-cell>
          <table:table-cell table:style-name="ce22" office:value-type="string" calcext:value-type="string">
            <text:p>1,558,933,388</text:p>
          </table:table-cell>
          <table:table-cell table:number-columns-repeated="1016"/>
        </table:table-row>
        <table:table-row table:style-name="ro1">
          <table:table-cell table:style-name="ce9" table:formula="of:=[.A480]+1" office:value-type="float" office:value="479" calcext:value-type="float">
            <text:p>479</text:p>
          </table:table-cell>
          <table:table-cell table:style-name="ce15" table:formula="of:=RAND()*180" office:value-type="float" office:value="179.188949155896" calcext:value-type="float">
            <text:p>179.188949155896</text:p>
          </table:table-cell>
          <table:table-cell table:style-name="ce15" table:formula="of:=RAND()*180" office:value-type="float" office:value="69.1626076367342" calcext:value-type="float">
            <text:p>69.1626076367342</text:p>
          </table:table-cell>
          <table:table-cell table:style-name="ce15" table:formula="of:=RAND()*180" office:value-type="float" office:value="65.7196320151366" calcext:value-type="float">
            <text:p>65.719632015136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1]*EXP([.C481]/180)-[.D481]/([.C481]^2))/180" office:value-type="float" office:value="1.46179988726858" calcext:value-type="float">
            <text:p>1.46179988726858</text:p>
          </table:table-cell>
          <table:table-cell table:style-name="ce21" table:formula="of:=0.01*([.B481]+[.B481]^2*0.1+[.C481]*[.D481])/([.C481]*[.D481]-[.B481])" office:value-type="float" office:value="0.0181748086325913" calcext:value-type="float">
            <text:p>0.01817</text:p>
          </table:table-cell>
          <table:table-cell table:style-name="ce22" office:value-type="string" calcext:value-type="string">
            <text:p>1,586,034,421</text:p>
          </table:table-cell>
          <table:table-cell table:number-columns-repeated="1016"/>
        </table:table-row>
        <table:table-row table:style-name="ro1">
          <table:table-cell table:style-name="ce9" table:formula="of:=[.A481]+1" office:value-type="float" office:value="480" calcext:value-type="float">
            <text:p>480</text:p>
          </table:table-cell>
          <table:table-cell table:style-name="ce15" table:formula="of:=RAND()*180" office:value-type="float" office:value="114.224624403941" calcext:value-type="float">
            <text:p>114.224624403941</text:p>
          </table:table-cell>
          <table:table-cell table:style-name="ce15" table:formula="of:=RAND()*180" office:value-type="float" office:value="40.5327220603863" calcext:value-type="float">
            <text:p>40.5327220603863</text:p>
          </table:table-cell>
          <table:table-cell table:style-name="ce15" table:formula="of:=RAND()*180" office:value-type="float" office:value="21.2327710034046" calcext:value-type="float">
            <text:p>21.232771003404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2]*EXP([.C482]/180)-[.D482]/([.C482]^2))/180" office:value-type="float" office:value="0.794773191919039" calcext:value-type="float">
            <text:p>0.794773191919039</text:p>
          </table:table-cell>
          <table:table-cell table:style-name="ce21" table:formula="of:=0.01*([.B482]+[.B482]^2*0.1+[.C482]*[.D482])/([.C482]*[.D482]-[.B482])" office:value-type="float" office:value="0.0305410116560789" calcext:value-type="float">
            <text:p>0.03054</text:p>
          </table:table-cell>
          <table:table-cell table:style-name="ce22" office:value-type="string" calcext:value-type="string">
            <text:p>1,613,135,454</text:p>
          </table:table-cell>
          <table:table-cell table:number-columns-repeated="1016"/>
        </table:table-row>
        <table:table-row table:style-name="ro1">
          <table:table-cell table:style-name="ce9" table:formula="of:=[.A482]+1" office:value-type="float" office:value="481" calcext:value-type="float">
            <text:p>481</text:p>
          </table:table-cell>
          <table:table-cell table:style-name="ce15" table:formula="of:=RAND()*180" office:value-type="float" office:value="127.83204222197" calcext:value-type="float">
            <text:p>127.83204222197</text:p>
          </table:table-cell>
          <table:table-cell table:style-name="ce15" table:formula="of:=RAND()*180" office:value-type="float" office:value="112.295360433758" calcext:value-type="float">
            <text:p>112.295360433758</text:p>
          </table:table-cell>
          <table:table-cell table:style-name="ce15" table:formula="of:=RAND()*180" office:value-type="float" office:value="60.8119877230784" calcext:value-type="float">
            <text:p>60.811987723078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3]*EXP([.C483]/180)-[.D483]/([.C483]^2))/180" office:value-type="float" office:value="1.32525286005342" calcext:value-type="float">
            <text:p>1.32525286005342</text:p>
          </table:table-cell>
          <table:table-cell table:style-name="ce21" table:formula="of:=0.01*([.B483]+[.B483]^2*0.1+[.C483]*[.D483])/([.C483]*[.D483]-[.B483])" office:value-type="float" office:value="0.0128200968078514" calcext:value-type="float">
            <text:p>0.01282</text:p>
          </table:table-cell>
          <table:table-cell table:style-name="ce22" office:value-type="string" calcext:value-type="string">
            <text:p>1,640,236,488</text:p>
          </table:table-cell>
          <table:table-cell table:number-columns-repeated="1016"/>
        </table:table-row>
        <table:table-row table:style-name="ro1">
          <table:table-cell table:style-name="ce9" table:formula="of:=[.A483]+1" office:value-type="float" office:value="482" calcext:value-type="float">
            <text:p>482</text:p>
          </table:table-cell>
          <table:table-cell table:style-name="ce15" table:formula="of:=RAND()*180" office:value-type="float" office:value="24.376109178489" calcext:value-type="float">
            <text:p>24.376109178489</text:p>
          </table:table-cell>
          <table:table-cell table:style-name="ce15" table:formula="of:=RAND()*180" office:value-type="float" office:value="112.003523475164" calcext:value-type="float">
            <text:p>112.003523475164</text:p>
          </table:table-cell>
          <table:table-cell table:style-name="ce15" table:formula="of:=RAND()*180" office:value-type="float" office:value="98.5332446739109" calcext:value-type="float">
            <text:p>98.533244673910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4]*EXP([.C484]/180)-[.D484]/([.C484]^2))/180" office:value-type="float" office:value="0.25226264366103" calcext:value-type="float">
            <text:p>0.25226264366103</text:p>
          </table:table-cell>
          <table:table-cell table:style-name="ce21" table:formula="of:=0.01*([.B484]+[.B484]^2*0.1+[.C484]*[.D484])/([.C484]*[.D484]-[.B484])" office:value-type="float" office:value="0.0100982334630543" calcext:value-type="float">
            <text:p>0.01010</text:p>
          </table:table-cell>
          <table:table-cell table:style-name="ce22" office:value-type="string" calcext:value-type="string">
            <text:p>1,667,337,521</text:p>
          </table:table-cell>
          <table:table-cell table:number-columns-repeated="1016"/>
        </table:table-row>
        <table:table-row table:style-name="ro1">
          <table:table-cell table:style-name="ce9" table:formula="of:=[.A484]+1" office:value-type="float" office:value="483" calcext:value-type="float">
            <text:p>483</text:p>
          </table:table-cell>
          <table:table-cell table:style-name="ce15" table:formula="of:=RAND()*180" office:value-type="float" office:value="80.1646165857281" calcext:value-type="float">
            <text:p>80.1646165857281</text:p>
          </table:table-cell>
          <table:table-cell table:style-name="ce15" table:formula="of:=RAND()*180" office:value-type="float" office:value="130.546146071406" calcext:value-type="float">
            <text:p>130.546146071406</text:p>
          </table:table-cell>
          <table:table-cell table:style-name="ce15" table:formula="of:=RAND()*180" office:value-type="float" office:value="47.646058768758" calcext:value-type="float">
            <text:p>47.64605876875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5]*EXP([.C485]/180)-[.D485]/([.C485]^2))/180" office:value-type="float" office:value="0.919766778488638" calcext:value-type="float">
            <text:p>0.919766778488638</text:p>
          </table:table-cell>
          <table:table-cell table:style-name="ce21" table:formula="of:=0.01*([.B485]+[.B485]^2*0.1+[.C485]*[.D485])/([.C485]*[.D485]-[.B485])" office:value-type="float" office:value="0.0113077949745685" calcext:value-type="float">
            <text:p>0.01131</text:p>
          </table:table-cell>
          <table:table-cell table:style-name="ce22" office:value-type="string" calcext:value-type="string">
            <text:p>1,694,438,554</text:p>
          </table:table-cell>
          <table:table-cell table:number-columns-repeated="1016"/>
        </table:table-row>
        <table:table-row table:style-name="ro1">
          <table:table-cell table:style-name="ce9" table:formula="of:=[.A485]+1" office:value-type="float" office:value="484" calcext:value-type="float">
            <text:p>484</text:p>
          </table:table-cell>
          <table:table-cell table:style-name="ce15" table:formula="of:=RAND()*180" office:value-type="float" office:value="31.9573201664412" calcext:value-type="float">
            <text:p>31.9573201664412</text:p>
          </table:table-cell>
          <table:table-cell table:style-name="ce15" table:formula="of:=RAND()*180" office:value-type="float" office:value="62.2597718046757" calcext:value-type="float">
            <text:p>62.2597718046757</text:p>
          </table:table-cell>
          <table:table-cell table:style-name="ce15" table:formula="of:=RAND()*180" office:value-type="float" office:value="68.5947334532853" calcext:value-type="float">
            <text:p>68.594733453285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6]*EXP([.C486]/180)-[.D486]/([.C486]^2))/180" office:value-type="float" office:value="0.250809934369735" calcext:value-type="float">
            <text:p>0.250809934369735</text:p>
          </table:table-cell>
          <table:table-cell table:style-name="ce21" table:formula="of:=0.01*([.B486]+[.B486]^2*0.1+[.C486]*[.D486])/([.C486]*[.D486]-[.B486])" office:value-type="float" office:value="0.0103917245744269" calcext:value-type="float">
            <text:p>0.01039</text:p>
          </table:table-cell>
          <table:table-cell table:style-name="ce22" office:value-type="string" calcext:value-type="string">
            <text:p>1,721,539,587</text:p>
          </table:table-cell>
          <table:table-cell table:number-columns-repeated="1016"/>
        </table:table-row>
        <table:table-row table:style-name="ro1">
          <table:table-cell table:style-name="ce9" table:formula="of:=[.A486]+1" office:value-type="float" office:value="485" calcext:value-type="float">
            <text:p>485</text:p>
          </table:table-cell>
          <table:table-cell table:style-name="ce15" table:formula="of:=RAND()*180" office:value-type="float" office:value="152.821972128122" calcext:value-type="float">
            <text:p>152.821972128122</text:p>
          </table:table-cell>
          <table:table-cell table:style-name="ce15" table:formula="of:=RAND()*180" office:value-type="float" office:value="8.4096132208087" calcext:value-type="float">
            <text:p>8.4096132208087</text:p>
          </table:table-cell>
          <table:table-cell table:style-name="ce15" table:formula="of:=RAND()*180" office:value-type="float" office:value="54.2887924050294" calcext:value-type="float">
            <text:p>54.288792405029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487]*EXP([.C487]/180)-[.D487]/([.C487]^2))/180" office:value-type="float" office:value="0.885353334679396" calcext:value-type="float">
            <text:p>0.885353334679396</text:p>
          </table:table-cell>
          <table:table-cell table:style-name="ce21" table:formula="of:=0.01*([.B487]+[.B487]^2*0.1+[.C487]*[.D487])/([.C487]*[.D487]-[.B487])" office:value-type="float" office:value="0.0969567117748253" calcext:value-type="float">
            <text:p>0.09696</text:p>
          </table:table-cell>
          <table:table-cell table:style-name="ce22" office:value-type="string" calcext:value-type="string">
            <text:p>1,748,640,620</text:p>
          </table:table-cell>
          <table:table-cell table:number-columns-repeated="1016"/>
        </table:table-row>
        <table:table-row table:style-name="ro1">
          <table:table-cell table:style-name="ce9" table:formula="of:=[.A487]+1" office:value-type="float" office:value="486" calcext:value-type="float">
            <text:p>486</text:p>
          </table:table-cell>
          <table:table-cell table:style-name="ce15" table:formula="of:=RAND()*180" office:value-type="float" office:value="146.143839009301" calcext:value-type="float">
            <text:p>146.143839009301</text:p>
          </table:table-cell>
          <table:table-cell table:style-name="ce15" table:formula="of:=RAND()*180" office:value-type="float" office:value="103.741396575995" calcext:value-type="float">
            <text:p>103.741396575995</text:p>
          </table:table-cell>
          <table:table-cell table:style-name="ce15" table:formula="of:=RAND()*180" office:value-type="float" office:value="137.499723921143" calcext:value-type="float">
            <text:p>137.49972392114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88]*EXP([.C488]/180)-[.D488]/([.C488]^2))/180" office:value-type="float" office:value="1.44473577323978" calcext:value-type="float">
            <text:p>1.44473577323978</text:p>
          </table:table-cell>
          <table:table-cell table:style-name="ce21" table:formula="of:=0.01*([.B488]+[.B488]^2*0.1+[.C488]*[.D488])/([.C488]*[.D488]-[.B488])" office:value-type="float" office:value="0.0117198211420763" calcext:value-type="float">
            <text:p>0.01172</text:p>
          </table:table-cell>
          <table:table-cell table:style-name="ce23" office:value-type="string" calcext:value-type="string">
            <text:p>1,775,741,654</text:p>
          </table:table-cell>
          <table:table-cell table:number-columns-repeated="1016"/>
        </table:table-row>
        <table:table-row table:style-name="ro1">
          <table:table-cell table:style-name="ce9" table:formula="of:=[.A488]+1" office:value-type="float" office:value="487" calcext:value-type="float">
            <text:p>487</text:p>
          </table:table-cell>
          <table:table-cell table:style-name="ce15" table:formula="of:=RAND()*180" office:value-type="float" office:value="72.8204462704774" calcext:value-type="float">
            <text:p>72.8204462704774</text:p>
          </table:table-cell>
          <table:table-cell table:style-name="ce15" table:formula="of:=RAND()*180" office:value-type="float" office:value="98.5692727438105" calcext:value-type="float">
            <text:p>98.5692727438105</text:p>
          </table:table-cell>
          <table:table-cell table:style-name="ce15" table:formula="of:=RAND()*180" office:value-type="float" office:value="120.191732822235" calcext:value-type="float">
            <text:p>120.19173282223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89]*EXP([.C489]/180)-[.D489]/([.C489]^2))/180" office:value-type="float" office:value="0.699456789700126" calcext:value-type="float">
            <text:p>0.699456789700126</text:p>
          </table:table-cell>
          <table:table-cell table:style-name="ce21" table:formula="of:=0.01*([.B489]+[.B489]^2*0.1+[.C489]*[.D489])/([.C489]*[.D489]-[.B489])" office:value-type="float" office:value="0.0105740616375121" calcext:value-type="float">
            <text:p>0.01057</text:p>
          </table:table-cell>
          <table:table-cell table:style-name="ce23" office:value-type="string" calcext:value-type="string">
            <text:p>1,802,842,687</text:p>
          </table:table-cell>
          <table:table-cell table:number-columns-repeated="1016"/>
        </table:table-row>
        <table:table-row table:style-name="ro1">
          <table:table-cell table:style-name="ce9" table:formula="of:=[.A489]+1" office:value-type="float" office:value="488" calcext:value-type="float">
            <text:p>488</text:p>
          </table:table-cell>
          <table:table-cell table:style-name="ce15" table:formula="of:=RAND()*180" office:value-type="float" office:value="144.706507728194" calcext:value-type="float">
            <text:p>144.706507728194</text:p>
          </table:table-cell>
          <table:table-cell table:style-name="ce15" table:formula="of:=RAND()*180" office:value-type="float" office:value="161.946721278662" calcext:value-type="float">
            <text:p>161.946721278662</text:p>
          </table:table-cell>
          <table:table-cell table:style-name="ce15" table:formula="of:=RAND()*180" office:value-type="float" office:value="85.5326242842859" calcext:value-type="float">
            <text:p>85.532624284285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0]*EXP([.C490]/180)-[.D490]/([.C490]^2))/180" office:value-type="float" office:value="1.97673322758361" calcext:value-type="float">
            <text:p>1.97673322758361</text:p>
          </table:table-cell>
          <table:table-cell table:style-name="ce21" table:formula="of:=0.01*([.B490]+[.B490]^2*0.1+[.C490]*[.D490])/([.C490]*[.D490]-[.B490])" office:value-type="float" office:value="0.0117388243998538" calcext:value-type="float">
            <text:p>0.01174</text:p>
          </table:table-cell>
          <table:table-cell table:style-name="ce23" office:value-type="string" calcext:value-type="string">
            <text:p>1,829,943,720</text:p>
          </table:table-cell>
          <table:table-cell table:number-columns-repeated="1016"/>
        </table:table-row>
        <table:table-row table:style-name="ro1">
          <table:table-cell table:style-name="ce9" table:formula="of:=[.A490]+1" office:value-type="float" office:value="489" calcext:value-type="float">
            <text:p>489</text:p>
          </table:table-cell>
          <table:table-cell table:style-name="ce15" table:formula="of:=RAND()*180" office:value-type="float" office:value="19.6047616411379" calcext:value-type="float">
            <text:p>19.6047616411379</text:p>
          </table:table-cell>
          <table:table-cell table:style-name="ce15" table:formula="of:=RAND()*180" office:value-type="float" office:value="114.516280498651" calcext:value-type="float">
            <text:p>114.516280498651</text:p>
          </table:table-cell>
          <table:table-cell table:style-name="ce15" table:formula="of:=RAND()*180" office:value-type="float" office:value="167.386599053608" calcext:value-type="float">
            <text:p>167.38659905360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1]*EXP([.C491]/180)-[.D491]/([.C491]^2))/180" office:value-type="float" office:value="0.205701851226056" calcext:value-type="float">
            <text:p>0.205701851226056</text:p>
          </table:table-cell>
          <table:table-cell table:style-name="ce21" table:formula="of:=0.01*([.B491]+[.B491]^2*0.1+[.C491]*[.D491])/([.C491]*[.D491]-[.B491])" office:value-type="float" office:value="0.0100405476283662" calcext:value-type="float">
            <text:p>0.01004</text:p>
          </table:table-cell>
          <table:table-cell table:style-name="ce23" office:value-type="string" calcext:value-type="string">
            <text:p>1,857,044,753</text:p>
          </table:table-cell>
          <table:table-cell table:number-columns-repeated="1016"/>
        </table:table-row>
        <table:table-row table:style-name="ro1">
          <table:table-cell table:style-name="ce9" table:formula="of:=[.A491]+1" office:value-type="float" office:value="490" calcext:value-type="float">
            <text:p>490</text:p>
          </table:table-cell>
          <table:table-cell table:style-name="ce15" table:formula="of:=RAND()*180" office:value-type="float" office:value="87.9283851388684" calcext:value-type="float">
            <text:p>87.9283851388684</text:p>
          </table:table-cell>
          <table:table-cell table:style-name="ce15" table:formula="of:=RAND()*180" office:value-type="float" office:value="33.9568853731514" calcext:value-type="float">
            <text:p>33.9568853731514</text:p>
          </table:table-cell>
          <table:table-cell table:style-name="ce15" table:formula="of:=RAND()*180" office:value-type="float" office:value="161.519178647136" calcext:value-type="float">
            <text:p>161.5191786471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2]*EXP([.C492]/180)-[.D492]/([.C492]^2))/180" office:value-type="float" office:value="0.589132078509828" calcext:value-type="float">
            <text:p>0.589132078509828</text:p>
          </table:table-cell>
          <table:table-cell table:style-name="ce21" table:formula="of:=0.01*([.B492]+[.B492]^2*0.1+[.C492]*[.D492])/([.C492]*[.D492]-[.B492])" office:value-type="float" office:value="0.0117584567184976" calcext:value-type="float">
            <text:p>0.01176</text:p>
          </table:table-cell>
          <table:table-cell table:style-name="ce23" office:value-type="string" calcext:value-type="string">
            <text:p>1,884,145,786</text:p>
          </table:table-cell>
          <table:table-cell table:number-columns-repeated="1016"/>
        </table:table-row>
        <table:table-row table:style-name="ro1">
          <table:table-cell table:style-name="ce9" table:formula="of:=[.A492]+1" office:value-type="float" office:value="491" calcext:value-type="float">
            <text:p>491</text:p>
          </table:table-cell>
          <table:table-cell table:style-name="ce15" table:formula="of:=RAND()*180" office:value-type="float" office:value="143.498532902986" calcext:value-type="float">
            <text:p>143.498532902986</text:p>
          </table:table-cell>
          <table:table-cell table:style-name="ce15" table:formula="of:=RAND()*180" office:value-type="float" office:value="77.0227888109623" calcext:value-type="float">
            <text:p>77.0227888109623</text:p>
          </table:table-cell>
          <table:table-cell table:style-name="ce15" table:formula="of:=RAND()*180" office:value-type="float" office:value="24.3224968369844" calcext:value-type="float">
            <text:p>24.322496836984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3]*EXP([.C493]/180)-[.D493]/([.C493]^2))/180" office:value-type="float" office:value="1.22293501327133" calcext:value-type="float">
            <text:p>1.22293501327133</text:p>
          </table:table-cell>
          <table:table-cell table:style-name="ce21" table:formula="of:=0.01*([.B493]+[.B493]^2*0.1+[.C493]*[.D493])/([.C493]*[.D493]-[.B493])" office:value-type="float" office:value="0.0235626118827801" calcext:value-type="float">
            <text:p>0.02356</text:p>
          </table:table-cell>
          <table:table-cell table:style-name="ce23" office:value-type="string" calcext:value-type="string">
            <text:p>1,911,246,820</text:p>
          </table:table-cell>
          <table:table-cell table:number-columns-repeated="1016"/>
        </table:table-row>
        <table:table-row table:style-name="ro1">
          <table:table-cell table:style-name="ce9" table:formula="of:=[.A493]+1" office:value-type="float" office:value="492" calcext:value-type="float">
            <text:p>492</text:p>
          </table:table-cell>
          <table:table-cell table:style-name="ce15" table:formula="of:=RAND()*180" office:value-type="float" office:value="86.2457349069554" calcext:value-type="float">
            <text:p>86.2457349069554</text:p>
          </table:table-cell>
          <table:table-cell table:style-name="ce15" table:formula="of:=RAND()*180" office:value-type="float" office:value="99.4896834471297" calcext:value-type="float">
            <text:p>99.4896834471297</text:p>
          </table:table-cell>
          <table:table-cell table:style-name="ce15" table:formula="of:=RAND()*180" office:value-type="float" office:value="23.7632609582684" calcext:value-type="float">
            <text:p>23.763260958268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4]*EXP([.C494]/180)-[.D494]/([.C494]^2))/180" office:value-type="float" office:value="0.832725019768087" calcext:value-type="float">
            <text:p>0.832725019768087</text:p>
          </table:table-cell>
          <table:table-cell table:style-name="ce21" table:formula="of:=0.01*([.B494]+[.B494]^2*0.1+[.C494]*[.D494])/([.C494]*[.D494]-[.B494])" office:value-type="float" office:value="0.0140225760464665" calcext:value-type="float">
            <text:p>0.01402</text:p>
          </table:table-cell>
          <table:table-cell table:style-name="ce23" office:value-type="string" calcext:value-type="string">
            <text:p>1,938,347,853</text:p>
          </table:table-cell>
          <table:table-cell table:number-columns-repeated="1016"/>
        </table:table-row>
        <table:table-row table:style-name="ro1">
          <table:table-cell table:style-name="ce9" table:formula="of:=[.A494]+1" office:value-type="float" office:value="493" calcext:value-type="float">
            <text:p>493</text:p>
          </table:table-cell>
          <table:table-cell table:style-name="ce15" table:formula="of:=RAND()*180" office:value-type="float" office:value="27.2661071954405" calcext:value-type="float">
            <text:p>27.2661071954405</text:p>
          </table:table-cell>
          <table:table-cell table:style-name="ce15" table:formula="of:=RAND()*180" office:value-type="float" office:value="149.684450534538" calcext:value-type="float">
            <text:p>149.684450534538</text:p>
          </table:table-cell>
          <table:table-cell table:style-name="ce15" table:formula="of:=RAND()*180" office:value-type="float" office:value="102.400152131275" calcext:value-type="float">
            <text:p>102.40015213127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495]*EXP([.C495]/180)-[.D495]/([.C495]^2))/180" office:value-type="float" office:value="0.347912206413922" calcext:value-type="float">
            <text:p>0.347912206413922</text:p>
          </table:table-cell>
          <table:table-cell table:style-name="ce21" table:formula="of:=0.01*([.B495]+[.B495]^2*0.1+[.C495]*[.D495])/([.C495]*[.D495]-[.B495])" office:value-type="float" office:value="0.0100842304126517" calcext:value-type="float">
            <text:p>0.01008</text:p>
          </table:table-cell>
          <table:table-cell table:style-name="ce23" office:value-type="string" calcext:value-type="string">
            <text:p>1,965,448,886</text:p>
          </table:table-cell>
          <table:table-cell table:number-columns-repeated="1016"/>
        </table:table-row>
        <table:table-row table:style-name="ro1">
          <table:table-cell table:style-name="ce9" table:formula="of:=[.A495]+1" office:value-type="float" office:value="494" calcext:value-type="float">
            <text:p>494</text:p>
          </table:table-cell>
          <table:table-cell table:style-name="ce15" table:formula="of:=RAND()*180" office:value-type="float" office:value="164.607160730322" calcext:value-type="float">
            <text:p>164.607160730322</text:p>
          </table:table-cell>
          <table:table-cell table:style-name="ce15" table:formula="of:=RAND()*180" office:value-type="float" office:value="148.974010207513" calcext:value-type="float">
            <text:p>148.974010207513</text:p>
          </table:table-cell>
          <table:table-cell table:style-name="ce15" table:formula="of:=RAND()*180" office:value-type="float" office:value="171.540930637324" calcext:value-type="float">
            <text:p>171.54093063732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6]*EXP([.C496]/180)-[.D496]/([.C496]^2))/180" office:value-type="float" office:value="2.09220347759046" calcext:value-type="float">
            <text:p>2.09220347759046</text:p>
          </table:table-cell>
          <table:table-cell table:style-name="ce21" table:formula="of:=0.01*([.B496]+[.B496]^2*0.1+[.C496]*[.D496])/([.C496]*[.D496]-[.B496])" office:value-type="float" office:value="0.0111968106518152" calcext:value-type="float">
            <text:p>0.01120</text:p>
          </table:table-cell>
          <table:table-cell table:style-name="ce24" office:value-type="string" calcext:value-type="string">
            <text:p>1,992,549,919</text:p>
          </table:table-cell>
          <table:table-cell table:number-columns-repeated="1016"/>
        </table:table-row>
        <table:table-row table:style-name="ro1">
          <table:table-cell table:style-name="ce9" table:formula="of:=[.A496]+1" office:value-type="float" office:value="495" calcext:value-type="float">
            <text:p>495</text:p>
          </table:table-cell>
          <table:table-cell table:style-name="ce15" table:formula="of:=RAND()*180" office:value-type="float" office:value="134.610839047289" calcext:value-type="float">
            <text:p>134.610839047289</text:p>
          </table:table-cell>
          <table:table-cell table:style-name="ce15" table:formula="of:=RAND()*180" office:value-type="float" office:value="105.489203271138" calcext:value-type="float">
            <text:p>105.489203271138</text:p>
          </table:table-cell>
          <table:table-cell table:style-name="ce15" table:formula="of:=RAND()*180" office:value-type="float" office:value="0.740471180774712" calcext:value-type="float">
            <text:p>0.74047118077471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7]*EXP([.C497]/180)-[.D497]/([.C497]^2))/180" office:value-type="float" office:value="1.34377382786428" calcext:value-type="float">
            <text:p>1.34377382786428</text:p>
          </table:table-cell>
          <table:table-cell table:style-name="ce21" table:formula="of:=0.01*([.B497]+[.B497]^2*0.1+[.C497]*[.D497])/([.C497]*[.D497]-[.B497])" office:value-type="float" office:value="-0.35836490982775" calcext:value-type="float">
            <text:p>-0.35836</text:p>
          </table:table-cell>
          <table:table-cell table:style-name="ce24" office:value-type="string" calcext:value-type="string">
            <text:p>201,965,097</text:p>
          </table:table-cell>
          <table:table-cell table:number-columns-repeated="1016"/>
        </table:table-row>
        <table:table-row table:style-name="ro1">
          <table:table-cell table:style-name="ce9" table:formula="of:=[.A497]+1" office:value-type="float" office:value="496" calcext:value-type="float">
            <text:p>496</text:p>
          </table:table-cell>
          <table:table-cell table:style-name="ce15" table:formula="of:=RAND()*180" office:value-type="float" office:value="88.6310791896658" calcext:value-type="float">
            <text:p>88.6310791896658</text:p>
          </table:table-cell>
          <table:table-cell table:style-name="ce15" table:formula="of:=RAND()*180" office:value-type="float" office:value="74.6103718411147" calcext:value-type="float">
            <text:p>74.6103718411147</text:p>
          </table:table-cell>
          <table:table-cell table:style-name="ce15" table:formula="of:=RAND()*180" office:value-type="float" office:value="91.2703771578661" calcext:value-type="float">
            <text:p>91.270377157866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8]*EXP([.C498]/180)-[.D498]/([.C498]^2))/180" office:value-type="float" office:value="0.745206116862532" calcext:value-type="float">
            <text:p>0.745206116862532</text:p>
          </table:table-cell>
          <table:table-cell table:style-name="ce21" table:formula="of:=0.01*([.B498]+[.B498]^2*0.1+[.C498]*[.D498])/([.C498]*[.D498]-[.B498])" office:value-type="float" office:value="0.011432520014448" calcext:value-type="float">
            <text:p>0.01143</text:p>
          </table:table-cell>
          <table:table-cell table:style-name="ce24" office:value-type="string" calcext:value-type="string">
            <text:p>2,046,751,986</text:p>
          </table:table-cell>
          <table:table-cell table:number-columns-repeated="1016"/>
        </table:table-row>
        <table:table-row table:style-name="ro1">
          <table:table-cell table:style-name="ce9" table:formula="of:=[.A498]+1" office:value-type="float" office:value="497" calcext:value-type="float">
            <text:p>497</text:p>
          </table:table-cell>
          <table:table-cell table:style-name="ce15" table:formula="of:=RAND()*180" office:value-type="float" office:value="3.57880645511324" calcext:value-type="float">
            <text:p>3.57880645511324</text:p>
          </table:table-cell>
          <table:table-cell table:style-name="ce15" table:formula="of:=RAND()*180" office:value-type="float" office:value="46.3720708423982" calcext:value-type="float">
            <text:p>46.3720708423982</text:p>
          </table:table-cell>
          <table:table-cell table:style-name="ce15" table:formula="of:=RAND()*180" office:value-type="float" office:value="57.3152455568327" calcext:value-type="float">
            <text:p>57.315245556832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499]*EXP([.C499]/180)-[.D499]/([.C499]^2))/180" office:value-type="float" office:value="0.0255765925253414" calcext:value-type="float">
            <text:p>0.025576592525342</text:p>
          </table:table-cell>
          <table:table-cell table:style-name="ce21" table:formula="of:=0.01*([.B499]+[.B499]^2*0.1+[.C499]*[.D499])/([.C499]*[.D499]-[.B499])" office:value-type="float" office:value="0.0100317920520015" calcext:value-type="float">
            <text:p>0.01003</text:p>
          </table:table-cell>
          <table:table-cell table:style-name="ce24" office:value-type="string" calcext:value-type="string">
            <text:p>2,073,853,019</text:p>
          </table:table-cell>
          <table:table-cell table:number-columns-repeated="1016"/>
        </table:table-row>
        <table:table-row table:style-name="ro1">
          <table:table-cell table:style-name="ce9" table:formula="of:=[.A499]+1" office:value-type="float" office:value="498" calcext:value-type="float">
            <text:p>498</text:p>
          </table:table-cell>
          <table:table-cell table:style-name="ce15" table:formula="of:=RAND()*180" office:value-type="float" office:value="30.0493506787465" calcext:value-type="float">
            <text:p>30.0493506787465</text:p>
          </table:table-cell>
          <table:table-cell table:style-name="ce15" table:formula="of:=RAND()*180" office:value-type="float" office:value="97.9731986531219" calcext:value-type="float">
            <text:p>97.9731986531219</text:p>
          </table:table-cell>
          <table:table-cell table:style-name="ce15" table:formula="of:=RAND()*180" office:value-type="float" office:value="13.9811811679749" calcext:value-type="float">
            <text:p>13.981181167974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0]*EXP([.C500]/180)-[.D500]/([.C500]^2))/180" office:value-type="float" office:value="0.287696729394036" calcext:value-type="float">
            <text:p>0.287696729394036</text:p>
          </table:table-cell>
          <table:table-cell table:style-name="ce21" table:formula="of:=0.01*([.B500]+[.B500]^2*0.1+[.C500]*[.D500])/([.C500]*[.D500]-[.B500])" office:value-type="float" office:value="0.0111225758872502" calcext:value-type="float">
            <text:p>0.01112</text:p>
          </table:table-cell>
          <table:table-cell table:style-name="ce24" office:value-type="string" calcext:value-type="string">
            <text:p>210,095,407</text:p>
          </table:table-cell>
          <table:table-cell table:number-columns-repeated="1016"/>
        </table:table-row>
        <table:table-row table:style-name="ro1">
          <table:table-cell table:style-name="ce9" table:formula="of:=[.A500]+1" office:value-type="float" office:value="499" calcext:value-type="float">
            <text:p>499</text:p>
          </table:table-cell>
          <table:table-cell table:style-name="ce15" table:formula="of:=RAND()*180" office:value-type="float" office:value="50.7532143063723" calcext:value-type="float">
            <text:p>50.7532143063723</text:p>
          </table:table-cell>
          <table:table-cell table:style-name="ce15" table:formula="of:=RAND()*180" office:value-type="float" office:value="162.429004682804" calcext:value-type="float">
            <text:p>162.429004682804</text:p>
          </table:table-cell>
          <table:table-cell table:style-name="ce15" table:formula="of:=RAND()*180" office:value-type="float" office:value="165.583383154869" calcext:value-type="float">
            <text:p>165.58338315486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1]*EXP([.C501]/180)-[.D501]/([.C501]^2))/180" office:value-type="float" office:value="0.69513535488724" calcext:value-type="float">
            <text:p>0.69513535488724</text:p>
          </table:table-cell>
          <table:table-cell table:style-name="ce21" table:formula="of:=0.01*([.B501]+[.B501]^2*0.1+[.C501]*[.D501])/([.C501]*[.D501]-[.B501])" office:value-type="float" office:value="0.010133767219922" calcext:value-type="float">
            <text:p>0.01013</text:p>
          </table:table-cell>
          <table:table-cell table:style-name="ce24" office:value-type="string" calcext:value-type="string">
            <text:p>2,128,055,085</text:p>
          </table:table-cell>
          <table:table-cell table:number-columns-repeated="1016"/>
        </table:table-row>
        <table:table-row table:style-name="ro1">
          <table:table-cell table:style-name="ce9" table:formula="of:=[.A501]+1" office:value-type="float" office:value="500" calcext:value-type="float">
            <text:p>500</text:p>
          </table:table-cell>
          <table:table-cell table:style-name="ce15" table:formula="of:=RAND()*180" office:value-type="float" office:value="31.9005835815411" calcext:value-type="float">
            <text:p>31.9005835815411</text:p>
          </table:table-cell>
          <table:table-cell table:style-name="ce15" table:formula="of:=RAND()*180" office:value-type="float" office:value="10.3437557299905" calcext:value-type="float">
            <text:p>10.3437557299905</text:p>
          </table:table-cell>
          <table:table-cell table:style-name="ce15" table:formula="of:=RAND()*180" office:value-type="float" office:value="159.144982216069" calcext:value-type="float">
            <text:p>159.144982216069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2]*EXP([.C502]/180)-[.D502]/([.C502]^2))/180" office:value-type="float" office:value="0.179444591512021" calcext:value-type="float">
            <text:p>0.179444591512021</text:p>
          </table:table-cell>
          <table:table-cell table:style-name="ce21" table:formula="of:=0.01*([.B502]+[.B502]^2*0.1+[.C502]*[.D502])/([.C502]*[.D502]-[.B502])" office:value-type="float" office:value="0.0110256481377497" calcext:value-type="float">
            <text:p>0.01103</text:p>
          </table:table-cell>
          <table:table-cell table:style-name="ce24" office:value-type="string" calcext:value-type="string">
            <text:p>2,155,156,118</text:p>
          </table:table-cell>
          <table:table-cell table:number-columns-repeated="1016"/>
        </table:table-row>
        <table:table-row table:style-name="ro1">
          <table:table-cell table:style-name="ce9" table:formula="of:=[.A502]+1" office:value-type="float" office:value="501" calcext:value-type="float">
            <text:p>501</text:p>
          </table:table-cell>
          <table:table-cell table:style-name="ce15" table:formula="of:=RAND()*180" office:value-type="float" office:value="120.737735665298" calcext:value-type="float">
            <text:p>120.737735665298</text:p>
          </table:table-cell>
          <table:table-cell table:style-name="ce15" table:formula="of:=RAND()*180" office:value-type="float" office:value="28.4770467532748" calcext:value-type="float">
            <text:p>28.4770467532748</text:p>
          </table:table-cell>
          <table:table-cell table:style-name="ce15" table:formula="of:=RAND()*180" office:value-type="float" office:value="21.2141109578936" calcext:value-type="float">
            <text:p>21.214110957893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03]*EXP([.C503]/180)-[.D503]/([.C503]^2))/180" office:value-type="float" office:value="0.785593892762695" calcext:value-type="float">
            <text:p>0.785593892762695</text:p>
          </table:table-cell>
          <table:table-cell table:style-name="ce21" table:formula="of:=0.01*([.B503]+[.B503]^2*0.1+[.C503]*[.D503])/([.C503]*[.D503]-[.B503])" office:value-type="float" office:value="0.0451533857924918" calcext:value-type="float">
            <text:p>0.04515</text:p>
          </table:table-cell>
          <table:table-cell table:style-name="ce24" office:value-type="string" calcext:value-type="string">
            <text:p>218,225,717</text:p>
          </table:table-cell>
          <table:table-cell table:number-columns-repeated="1016"/>
        </table:table-row>
        <table:table-row table:style-name="ro1">
          <table:table-cell table:style-name="ce9" table:formula="of:=[.A503]+1" office:value-type="float" office:value="502" calcext:value-type="float">
            <text:p>502</text:p>
          </table:table-cell>
          <table:table-cell table:style-name="ce15" table:formula="of:=RAND()*180" office:value-type="float" office:value="89.1737800219616" calcext:value-type="float">
            <text:p>89.1737800219616</text:p>
          </table:table-cell>
          <table:table-cell table:style-name="ce15" table:formula="of:=RAND()*180" office:value-type="float" office:value="168.005669290448" calcext:value-type="float">
            <text:p>168.005669290448</text:p>
          </table:table-cell>
          <table:table-cell table:style-name="ce15" table:formula="of:=RAND()*180" office:value-type="float" office:value="54.3490113278451" calcext:value-type="float">
            <text:p>54.349011327845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4]*EXP([.C504]/180)-[.D504]/([.C504]^2))/180" office:value-type="float" office:value="1.25984227939349" calcext:value-type="float">
            <text:p>1.25984227939349</text:p>
          </table:table-cell>
          <table:table-cell table:style-name="ce21" table:formula="of:=0.01*([.B504]+[.B504]^2*0.1+[.C504]*[.D504])/([.C504]*[.D504]-[.B504])" office:value-type="float" office:value="0.0110767184450857" calcext:value-type="float">
            <text:p>0.01108</text:p>
          </table:table-cell>
          <table:table-cell table:style-name="ce25" office:value-type="string" calcext:value-type="string">
            <text:p>2,209,358,185</text:p>
          </table:table-cell>
          <table:table-cell table:number-columns-repeated="1016"/>
        </table:table-row>
        <table:table-row table:style-name="ro1">
          <table:table-cell table:style-name="ce9" table:formula="of:=[.A504]+1" office:value-type="float" office:value="503" calcext:value-type="float">
            <text:p>503</text:p>
          </table:table-cell>
          <table:table-cell table:style-name="ce15" table:formula="of:=RAND()*180" office:value-type="float" office:value="99.6406417897491" calcext:value-type="float">
            <text:p>99.6406417897491</text:p>
          </table:table-cell>
          <table:table-cell table:style-name="ce15" table:formula="of:=RAND()*180" office:value-type="float" office:value="146.510643762475" calcext:value-type="float">
            <text:p>146.510643762475</text:p>
          </table:table-cell>
          <table:table-cell table:style-name="ce15" table:formula="of:=RAND()*180" office:value-type="float" office:value="41.7214458475855" calcext:value-type="float">
            <text:p>41.721445847585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5]*EXP([.C505]/180)-[.D505]/([.C505]^2))/180" office:value-type="float" office:value="1.24926160141074" calcext:value-type="float">
            <text:p>1.24926160141074</text:p>
          </table:table-cell>
          <table:table-cell table:style-name="ce21" table:formula="of:=0.01*([.B505]+[.B505]^2*0.1+[.C505]*[.D505])/([.C505]*[.D505]-[.B505])" office:value-type="float" office:value="0.0119825510981322" calcext:value-type="float">
            <text:p>0.01198</text:p>
          </table:table-cell>
          <table:table-cell table:style-name="ce25" office:value-type="string" calcext:value-type="string">
            <text:p>2,236,459,218</text:p>
          </table:table-cell>
          <table:table-cell table:number-columns-repeated="1016"/>
        </table:table-row>
        <table:table-row table:style-name="ro1">
          <table:table-cell table:style-name="ce9" table:formula="of:=[.A505]+1" office:value-type="float" office:value="504" calcext:value-type="float">
            <text:p>504</text:p>
          </table:table-cell>
          <table:table-cell table:style-name="ce15" table:formula="of:=RAND()*180" office:value-type="float" office:value="12.4271400211048" calcext:value-type="float">
            <text:p>12.4271400211048</text:p>
          </table:table-cell>
          <table:table-cell table:style-name="ce15" table:formula="of:=RAND()*180" office:value-type="float" office:value="84.7266289643107" calcext:value-type="float">
            <text:p>84.7266289643107</text:p>
          </table:table-cell>
          <table:table-cell table:style-name="ce15" table:formula="of:=RAND()*180" office:value-type="float" office:value="128.127226125717" calcext:value-type="float">
            <text:p>128.12722612571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6]*EXP([.C506]/180)-[.D506]/([.C506]^2))/180" office:value-type="float" office:value="0.110441645129866" calcext:value-type="float">
            <text:p>0.110441645129866</text:p>
          </table:table-cell>
          <table:table-cell table:style-name="ce21" table:formula="of:=0.01*([.B506]+[.B506]^2*0.1+[.C506]*[.D506])/([.C506]*[.D506]-[.B506])" office:value-type="float" office:value="0.0100371634419121" calcext:value-type="float">
            <text:p>0.01004</text:p>
          </table:table-cell>
          <table:table-cell table:style-name="ce25" office:value-type="string" calcext:value-type="string">
            <text:p>2,263,560,251</text:p>
          </table:table-cell>
          <table:table-cell table:number-columns-repeated="1016"/>
        </table:table-row>
        <table:table-row table:style-name="ro1">
          <table:table-cell table:style-name="ce9" table:formula="of:=[.A506]+1" office:value-type="float" office:value="505" calcext:value-type="float">
            <text:p>505</text:p>
          </table:table-cell>
          <table:table-cell table:style-name="ce15" table:formula="of:=RAND()*180" office:value-type="float" office:value="166.213645769067" calcext:value-type="float">
            <text:p>166.213645769067</text:p>
          </table:table-cell>
          <table:table-cell table:style-name="ce15" table:formula="of:=RAND()*180" office:value-type="float" office:value="176.237594664862" calcext:value-type="float">
            <text:p>176.237594664862</text:p>
          </table:table-cell>
          <table:table-cell table:style-name="ce15" table:formula="of:=RAND()*180" office:value-type="float" office:value="69.3940007358465" calcext:value-type="float">
            <text:p>69.394000735846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7]*EXP([.C507]/180)-[.D507]/([.C507]^2))/180" office:value-type="float" office:value="2.45815195882371" calcext:value-type="float">
            <text:p>2.45815195882371</text:p>
          </table:table-cell>
          <table:table-cell table:style-name="ce21" table:formula="of:=0.01*([.B507]+[.B507]^2*0.1+[.C507]*[.D507])/([.C507]*[.D507]-[.B507])" office:value-type="float" office:value="0.0125656688256039" calcext:value-type="float">
            <text:p>0.01257</text:p>
          </table:table-cell>
          <table:table-cell table:style-name="ce25" office:value-type="string" calcext:value-type="string">
            <text:p>2,290,661,284</text:p>
          </table:table-cell>
          <table:table-cell table:number-columns-repeated="1016"/>
        </table:table-row>
        <table:table-row table:style-name="ro1">
          <table:table-cell table:style-name="ce9" table:formula="of:=[.A507]+1" office:value-type="float" office:value="506" calcext:value-type="float">
            <text:p>506</text:p>
          </table:table-cell>
          <table:table-cell table:style-name="ce15" table:formula="of:=RAND()*180" office:value-type="float" office:value="69.7093304169187" calcext:value-type="float">
            <text:p>69.7093304169187</text:p>
          </table:table-cell>
          <table:table-cell table:style-name="ce15" table:formula="of:=RAND()*180" office:value-type="float" office:value="51.8562064172126" calcext:value-type="float">
            <text:p>51.8562064172126</text:p>
          </table:table-cell>
          <table:table-cell table:style-name="ce15" table:formula="of:=RAND()*180" office:value-type="float" office:value="114.204031396339" calcext:value-type="float">
            <text:p>114.20403139633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8]*EXP([.C508]/180)-[.D508]/([.C508]^2))/180" office:value-type="float" office:value="0.516340168367968" calcext:value-type="float">
            <text:p>0.516340168367968</text:p>
          </table:table-cell>
          <table:table-cell table:style-name="ce21" table:formula="of:=0.01*([.B508]+[.B508]^2*0.1+[.C508]*[.D508])/([.C508]*[.D508]-[.B508])" office:value-type="float" office:value="0.0110685348712486" calcext:value-type="float">
            <text:p>0.01107</text:p>
          </table:table-cell>
          <table:table-cell table:style-name="ce25" office:value-type="string" calcext:value-type="string">
            <text:p>2,317,762,318</text:p>
          </table:table-cell>
          <table:table-cell table:number-columns-repeated="1016"/>
        </table:table-row>
        <table:table-row table:style-name="ro1">
          <table:table-cell table:style-name="ce9" table:formula="of:=[.A508]+1" office:value-type="float" office:value="507" calcext:value-type="float">
            <text:p>507</text:p>
          </table:table-cell>
          <table:table-cell table:style-name="ce15" table:formula="of:=RAND()*180" office:value-type="float" office:value="121.049079277275" calcext:value-type="float">
            <text:p>121.049079277275</text:p>
          </table:table-cell>
          <table:table-cell table:style-name="ce15" table:formula="of:=RAND()*180" office:value-type="float" office:value="161.035635125403" calcext:value-type="float">
            <text:p>161.035635125403</text:p>
          </table:table-cell>
          <table:table-cell table:style-name="ce15" table:formula="of:=RAND()*180" office:value-type="float" office:value="98.5212711959696" calcext:value-type="float">
            <text:p>98.521271195969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09]*EXP([.C509]/180)-[.D509]/([.C509]^2))/180" office:value-type="float" office:value="1.64521128188121" calcext:value-type="float">
            <text:p>1.64521128188121</text:p>
          </table:table-cell>
          <table:table-cell table:style-name="ce21" table:formula="of:=0.01*([.B509]+[.B509]^2*0.1+[.C509]*[.D509])/([.C509]*[.D509]-[.B509])" office:value-type="float" office:value="0.0110844411934782" calcext:value-type="float">
            <text:p>0.01108</text:p>
          </table:table-cell>
          <table:table-cell table:style-name="ce25" office:value-type="string" calcext:value-type="string">
            <text:p>2,344,863,351</text:p>
          </table:table-cell>
          <table:table-cell table:number-columns-repeated="1016"/>
        </table:table-row>
        <table:table-row table:style-name="ro1">
          <table:table-cell table:style-name="ce9" table:formula="of:=[.A509]+1" office:value-type="float" office:value="508" calcext:value-type="float">
            <text:p>508</text:p>
          </table:table-cell>
          <table:table-cell table:style-name="ce15" table:formula="of:=RAND()*180" office:value-type="float" office:value="104.441083626027" calcext:value-type="float">
            <text:p>104.441083626027</text:p>
          </table:table-cell>
          <table:table-cell table:style-name="ce15" table:formula="of:=RAND()*180" office:value-type="float" office:value="66.3677967484755" calcext:value-type="float">
            <text:p>66.3677967484755</text:p>
          </table:table-cell>
          <table:table-cell table:style-name="ce15" table:formula="of:=RAND()*180" office:value-type="float" office:value="33.2388509917273" calcext:value-type="float">
            <text:p>33.238850991727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10]*EXP([.C510]/180)-[.D510]/([.C510]^2))/180" office:value-type="float" office:value="0.838891649449074" calcext:value-type="float">
            <text:p>0.838891649449074</text:p>
          </table:table-cell>
          <table:table-cell table:style-name="ce21" table:formula="of:=0.01*([.B510]+[.B510]^2*0.1+[.C510]*[.D510])/([.C510]*[.D510]-[.B510])" office:value-type="float" office:value="0.0161843746807031" calcext:value-type="float">
            <text:p>0.01618</text:p>
          </table:table-cell>
          <table:table-cell table:style-name="ce25" office:value-type="string" calcext:value-type="string">
            <text:p>2,371,964,384</text:p>
          </table:table-cell>
          <table:table-cell table:number-columns-repeated="1016"/>
        </table:table-row>
        <table:table-row table:style-name="ro1">
          <table:table-cell table:style-name="ce9" table:formula="of:=[.A510]+1" office:value-type="float" office:value="509" calcext:value-type="float">
            <text:p>509</text:p>
          </table:table-cell>
          <table:table-cell table:style-name="ce15" table:formula="of:=RAND()*180" office:value-type="float" office:value="86.7969307038709" calcext:value-type="float">
            <text:p>86.7969307038709</text:p>
          </table:table-cell>
          <table:table-cell table:style-name="ce15" table:formula="of:=RAND()*180" office:value-type="float" office:value="54.2858315359429" calcext:value-type="float">
            <text:p>54.2858315359429</text:p>
          </table:table-cell>
          <table:table-cell table:style-name="ce15" table:formula="of:=RAND()*180" office:value-type="float" office:value="121.609094345231" calcext:value-type="float">
            <text:p>121.60909434523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11]*EXP([.C511]/180)-[.D511]/([.C511]^2))/180" office:value-type="float" office:value="0.651714074460877" calcext:value-type="float">
            <text:p>0.651714074460877</text:p>
          </table:table-cell>
          <table:table-cell table:style-name="ce21" table:formula="of:=0.01*([.B511]+[.B511]^2*0.1+[.C511]*[.D511])/([.C511]*[.D511]-[.B511])" office:value-type="float" office:value="0.0114228478438734" calcext:value-type="float">
            <text:p>0.01142</text:p>
          </table:table-cell>
          <table:table-cell table:style-name="ce25" office:value-type="string" calcext:value-type="string">
            <text:p>2,399,065,417</text:p>
          </table:table-cell>
          <table:table-cell table:number-columns-repeated="1016"/>
        </table:table-row>
        <table:table-row table:style-name="ro1">
          <table:table-cell table:style-name="ce9" table:formula="of:=[.A511]+1" office:value-type="float" office:value="510" calcext:value-type="float">
            <text:p>510</text:p>
          </table:table-cell>
          <table:table-cell table:style-name="ce15" table:formula="of:=RAND()*180" office:value-type="float" office:value="171.350609113405" calcext:value-type="float">
            <text:p>171.350609113405</text:p>
          </table:table-cell>
          <table:table-cell table:style-name="ce15" table:formula="of:=RAND()*180" office:value-type="float" office:value="70.6278197712796" calcext:value-type="float">
            <text:p>70.6278197712796</text:p>
          </table:table-cell>
          <table:table-cell table:style-name="ce15" table:formula="of:=RAND()*180" office:value-type="float" office:value="32.5520584504549" calcext:value-type="float">
            <text:p>32.552058450454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2]*EXP([.C512]/180)-[.D512]/([.C512]^2))/180" office:value-type="float" office:value="1.40931814828517" calcext:value-type="float">
            <text:p>1.40931814828517</text:p>
          </table:table-cell>
          <table:table-cell table:style-name="ce21" table:formula="of:=0.01*([.B512]+[.B512]^2*0.1+[.C512]*[.D512])/([.C512]*[.D512]-[.B512])" office:value-type="float" office:value="0.025409868110519" calcext:value-type="float">
            <text:p>0.02541</text:p>
          </table:table-cell>
          <table:table-cell table:style-name="ce26" office:value-type="string" calcext:value-type="string">
            <text:p>2,426,166,450</text:p>
          </table:table-cell>
          <table:table-cell table:number-columns-repeated="1016"/>
        </table:table-row>
        <table:table-row table:style-name="ro1">
          <table:table-cell table:style-name="ce9" table:formula="of:=[.A512]+1" office:value-type="float" office:value="511" calcext:value-type="float">
            <text:p>511</text:p>
          </table:table-cell>
          <table:table-cell table:style-name="ce15" table:formula="of:=RAND()*180" office:value-type="float" office:value="9.70707028951563" calcext:value-type="float">
            <text:p>9.70707028951563</text:p>
          </table:table-cell>
          <table:table-cell table:style-name="ce15" table:formula="of:=RAND()*180" office:value-type="float" office:value="170.983772517213" calcext:value-type="float">
            <text:p>170.983772517213</text:p>
          </table:table-cell>
          <table:table-cell table:style-name="ce15" table:formula="of:=RAND()*180" office:value-type="float" office:value="51.4495196143836" calcext:value-type="float">
            <text:p>51.449519614383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3]*EXP([.C513]/180)-[.D513]/([.C513]^2))/180" office:value-type="float" office:value="0.139420238209914" calcext:value-type="float">
            <text:p>0.139420238209914</text:p>
          </table:table-cell>
          <table:table-cell table:style-name="ce21" table:formula="of:=0.01*([.B513]+[.B513]^2*0.1+[.C513]*[.D513])/([.C513]*[.D513]-[.B513])" office:value-type="float" office:value="0.0100328164248243" calcext:value-type="float">
            <text:p>0.01003</text:p>
          </table:table-cell>
          <table:table-cell table:style-name="ce26" office:value-type="string" calcext:value-type="string">
            <text:p>2,453,267,484</text:p>
          </table:table-cell>
          <table:table-cell table:number-columns-repeated="1016"/>
        </table:table-row>
        <table:table-row table:style-name="ro1">
          <table:table-cell table:style-name="ce9" table:formula="of:=[.A513]+1" office:value-type="float" office:value="512" calcext:value-type="float">
            <text:p>512</text:p>
          </table:table-cell>
          <table:table-cell table:style-name="ce15" table:formula="of:=RAND()*180" office:value-type="float" office:value="134.757884352007" calcext:value-type="float">
            <text:p>134.757884352007</text:p>
          </table:table-cell>
          <table:table-cell table:style-name="ce15" table:formula="of:=RAND()*180" office:value-type="float" office:value="30.6725643931113" calcext:value-type="float">
            <text:p>30.6725643931113</text:p>
          </table:table-cell>
          <table:table-cell table:style-name="ce15" table:formula="of:=RAND()*180" office:value-type="float" office:value="168.087884674456" calcext:value-type="float">
            <text:p>168.08788467445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4]*EXP([.C514]/180)-[.D514]/([.C514]^2))/180" office:value-type="float" office:value="0.886749532754192" calcext:value-type="float">
            <text:p>0.886749532754192</text:p>
          </table:table-cell>
          <table:table-cell table:style-name="ce21" table:formula="of:=0.01*([.B514]+[.B514]^2*0.1+[.C514]*[.D514])/([.C514]*[.D514]-[.B514])" office:value-type="float" office:value="0.014153583294676" calcext:value-type="float">
            <text:p>0.01415</text:p>
          </table:table-cell>
          <table:table-cell table:style-name="ce26" office:value-type="string" calcext:value-type="string">
            <text:p>2,480,368,517</text:p>
          </table:table-cell>
          <table:table-cell table:number-columns-repeated="1016"/>
        </table:table-row>
        <table:table-row table:style-name="ro1">
          <table:table-cell table:style-name="ce9" table:formula="of:=[.A514]+1" office:value-type="float" office:value="513" calcext:value-type="float">
            <text:p>513</text:p>
          </table:table-cell>
          <table:table-cell table:style-name="ce15" table:formula="of:=RAND()*180" office:value-type="float" office:value="50.8648353598366" calcext:value-type="float">
            <text:p>50.8648353598366</text:p>
          </table:table-cell>
          <table:table-cell table:style-name="ce15" table:formula="of:=RAND()*180" office:value-type="float" office:value="16.4235856317337" calcext:value-type="float">
            <text:p>16.4235856317337</text:p>
          </table:table-cell>
          <table:table-cell table:style-name="ce15" table:formula="of:=RAND()*180" office:value-type="float" office:value="13.5410948249654" calcext:value-type="float">
            <text:p>13.541094824965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5]*EXP([.C515]/180)-[.D515]/([.C515]^2))/180" office:value-type="float" office:value="0.309299819707786" calcext:value-type="float">
            <text:p>0.309299819707786</text:p>
          </table:table-cell>
          <table:table-cell table:style-name="ce21" table:formula="of:=0.01*([.B515]+[.B515]^2*0.1+[.C515]*[.D515])/([.C515]*[.D515]-[.B515])" office:value-type="float" office:value="0.031014165503089" calcext:value-type="float">
            <text:p>0.03101</text:p>
          </table:table-cell>
          <table:table-cell table:style-name="ce26" office:value-type="string" calcext:value-type="string">
            <text:p>2,507,469,550</text:p>
          </table:table-cell>
          <table:table-cell table:number-columns-repeated="1016"/>
        </table:table-row>
        <table:table-row table:style-name="ro1">
          <table:table-cell table:style-name="ce9" table:formula="of:=[.A515]+1" office:value-type="float" office:value="514" calcext:value-type="float">
            <text:p>514</text:p>
          </table:table-cell>
          <table:table-cell table:style-name="ce15" table:formula="of:=RAND()*180" office:value-type="float" office:value="30.2920049497104" calcext:value-type="float">
            <text:p>30.2920049497104</text:p>
          </table:table-cell>
          <table:table-cell table:style-name="ce15" table:formula="of:=RAND()*180" office:value-type="float" office:value="101.00859593985" calcext:value-type="float">
            <text:p>101.00859593985</text:p>
          </table:table-cell>
          <table:table-cell table:style-name="ce15" table:formula="of:=RAND()*180" office:value-type="float" office:value="92.3147515852769" calcext:value-type="float">
            <text:p>92.314751585276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6]*EXP([.C516]/180)-[.D516]/([.C516]^2))/180" office:value-type="float" office:value="0.294910132835121" calcext:value-type="float">
            <text:p>0.294910132835121</text:p>
          </table:table-cell>
          <table:table-cell table:style-name="ce21" table:formula="of:=0.01*([.B516]+[.B516]^2*0.1+[.C516]*[.D516])/([.C516]*[.D516]-[.B516])" office:value-type="float" office:value="0.0101639119746953" calcext:value-type="float">
            <text:p>0.01016</text:p>
          </table:table-cell>
          <table:table-cell table:style-name="ce26" office:value-type="string" calcext:value-type="string">
            <text:p>2,534,570,583</text:p>
          </table:table-cell>
          <table:table-cell table:number-columns-repeated="1016"/>
        </table:table-row>
        <table:table-row table:style-name="ro1">
          <table:table-cell table:style-name="ce9" table:formula="of:=[.A516]+1" office:value-type="float" office:value="515" calcext:value-type="float">
            <text:p>515</text:p>
          </table:table-cell>
          <table:table-cell table:style-name="ce15" table:formula="of:=RAND()*180" office:value-type="float" office:value="128.881382307346" calcext:value-type="float">
            <text:p>128.881382307346</text:p>
          </table:table-cell>
          <table:table-cell table:style-name="ce15" table:formula="of:=RAND()*180" office:value-type="float" office:value="35.1408681690939" calcext:value-type="float">
            <text:p>35.1408681690939</text:p>
          </table:table-cell>
          <table:table-cell table:style-name="ce15" table:formula="of:=RAND()*180" office:value-type="float" office:value="101.279712872437" calcext:value-type="float">
            <text:p>101.27971287243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7]*EXP([.C517]/180)-[.D517]/([.C517]^2))/180" office:value-type="float" office:value="0.869913946961182" calcext:value-type="float">
            <text:p>0.869913946961182</text:p>
          </table:table-cell>
          <table:table-cell table:style-name="ce21" table:formula="of:=0.01*([.B517]+[.B517]^2*0.1+[.C517]*[.D517])/([.C517]*[.D517]-[.B517])" office:value-type="float" office:value="0.0155938938049234" calcext:value-type="float">
            <text:p>0.01559</text:p>
          </table:table-cell>
          <table:table-cell table:style-name="ce26" office:value-type="string" calcext:value-type="string">
            <text:p>2,561,671,616</text:p>
          </table:table-cell>
          <table:table-cell table:number-columns-repeated="1016"/>
        </table:table-row>
        <table:table-row table:style-name="ro1">
          <table:table-cell table:style-name="ce9" table:formula="of:=[.A517]+1" office:value-type="float" office:value="516" calcext:value-type="float">
            <text:p>516</text:p>
          </table:table-cell>
          <table:table-cell table:style-name="ce15" table:formula="of:=RAND()*180" office:value-type="float" office:value="17.8180819579976" calcext:value-type="float">
            <text:p>17.8180819579976</text:p>
          </table:table-cell>
          <table:table-cell table:style-name="ce15" table:formula="of:=RAND()*180" office:value-type="float" office:value="22.0206115302511" calcext:value-type="float">
            <text:p>22.0206115302511</text:p>
          </table:table-cell>
          <table:table-cell table:style-name="ce15" table:formula="of:=RAND()*180" office:value-type="float" office:value="69.5935016190493" calcext:value-type="float">
            <text:p>69.593501619049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8]*EXP([.C518]/180)-[.D518]/([.C518]^2))/180" office:value-type="float" office:value="0.111073953045487" calcext:value-type="float">
            <text:p>0.111073953045487</text:p>
          </table:table-cell>
          <table:table-cell table:style-name="ce21" table:formula="of:=0.01*([.B518]+[.B518]^2*0.1+[.C518]*[.D518])/([.C518]*[.D518]-[.B518])" office:value-type="float" office:value="0.0104448785406343" calcext:value-type="float">
            <text:p>0.01044</text:p>
          </table:table-cell>
          <table:table-cell table:style-name="ce26" office:value-type="string" calcext:value-type="string">
            <text:p>2,588,772,650</text:p>
          </table:table-cell>
          <table:table-cell table:number-columns-repeated="1016"/>
        </table:table-row>
        <table:table-row table:style-name="ro1">
          <table:table-cell table:style-name="ce9" table:formula="of:=[.A518]+1" office:value-type="float" office:value="517" calcext:value-type="float">
            <text:p>517</text:p>
          </table:table-cell>
          <table:table-cell table:style-name="ce15" table:formula="of:=RAND()*180" office:value-type="float" office:value="80.2928143130326" calcext:value-type="float">
            <text:p>80.2928143130326</text:p>
          </table:table-cell>
          <table:table-cell table:style-name="ce15" table:formula="of:=RAND()*180" office:value-type="float" office:value="21.1436728397392" calcext:value-type="float">
            <text:p>21.1436728397392</text:p>
          </table:table-cell>
          <table:table-cell table:style-name="ce15" table:formula="of:=RAND()*180" office:value-type="float" office:value="168.224333669483" calcext:value-type="float">
            <text:p>168.22433366948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19]*EXP([.C519]/180)-[.D519]/([.C519]^2))/180" office:value-type="float" office:value="0.499579913861696" calcext:value-type="float">
            <text:p>0.499579913861696</text:p>
          </table:table-cell>
          <table:table-cell table:style-name="ce21" table:formula="of:=0.01*([.B519]+[.B519]^2*0.1+[.C519]*[.D519])/([.C519]*[.D519]-[.B519])" office:value-type="float" office:value="0.0123162921710192" calcext:value-type="float">
            <text:p>0.01232</text:p>
          </table:table-cell>
          <table:table-cell table:style-name="ce26" office:value-type="string" calcext:value-type="string">
            <text:p>2,615,873,683</text:p>
          </table:table-cell>
          <table:table-cell table:number-columns-repeated="1016"/>
        </table:table-row>
        <table:table-row table:style-name="ro1">
          <table:table-cell table:style-name="ce9" table:formula="of:=[.A519]+1" office:value-type="float" office:value="518" calcext:value-type="float">
            <text:p>518</text:p>
          </table:table-cell>
          <table:table-cell table:style-name="ce15" table:formula="of:=RAND()*180" office:value-type="float" office:value="172.258931334895" calcext:value-type="float">
            <text:p>172.258931334895</text:p>
          </table:table-cell>
          <table:table-cell table:style-name="ce15" table:formula="of:=RAND()*180" office:value-type="float" office:value="116.834781420607" calcext:value-type="float">
            <text:p>116.834781420607</text:p>
          </table:table-cell>
          <table:table-cell table:style-name="ce15" table:formula="of:=RAND()*180" office:value-type="float" office:value="32.0053364174372" calcext:value-type="float">
            <text:p>32.005336417437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0]*EXP([.C520]/180)-[.D520]/([.C520]^2))/180" office:value-type="float" office:value="1.83146632306861" calcext:value-type="float">
            <text:p>1.83146632306861</text:p>
          </table:table-cell>
          <table:table-cell table:style-name="ce21" table:formula="of:=0.01*([.B520]+[.B520]^2*0.1+[.C520]*[.D520])/([.C520]*[.D520]-[.B520])" office:value-type="float" office:value="0.0192844401492752" calcext:value-type="float">
            <text:p>0.01928</text:p>
          </table:table-cell>
          <table:table-cell table:style-name="ce22" office:value-type="string" calcext:value-type="string">
            <text:p>2,642,974,716</text:p>
          </table:table-cell>
          <table:table-cell table:number-columns-repeated="1016"/>
        </table:table-row>
        <table:table-row table:style-name="ro1">
          <table:table-cell table:style-name="ce9" table:formula="of:=[.A520]+1" office:value-type="float" office:value="519" calcext:value-type="float">
            <text:p>519</text:p>
          </table:table-cell>
          <table:table-cell table:style-name="ce15" table:formula="of:=RAND()*180" office:value-type="float" office:value="71.2340203585606" calcext:value-type="float">
            <text:p>71.2340203585606</text:p>
          </table:table-cell>
          <table:table-cell table:style-name="ce15" table:formula="of:=RAND()*180" office:value-type="float" office:value="158.455254904559" calcext:value-type="float">
            <text:p>158.455254904559</text:p>
          </table:table-cell>
          <table:table-cell table:style-name="ce15" table:formula="of:=RAND()*180" office:value-type="float" office:value="21.8965538484607" calcext:value-type="float">
            <text:p>21.896553848460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1]*EXP([.C521]/180)-[.D521]/([.C521]^2))/180" office:value-type="float" office:value="0.954388519433603" calcext:value-type="float">
            <text:p>0.954388519433603</text:p>
          </table:table-cell>
          <table:table-cell table:style-name="ce21" table:formula="of:=0.01*([.B521]+[.B521]^2*0.1+[.C521]*[.D521])/([.C521]*[.D521]-[.B521])" office:value-type="float" office:value="0.0119123661678799" calcext:value-type="float">
            <text:p>0.01191</text:p>
          </table:table-cell>
          <table:table-cell table:style-name="ce22" office:value-type="string" calcext:value-type="string">
            <text:p>2,670,075,749</text:p>
          </table:table-cell>
          <table:table-cell table:number-columns-repeated="1016"/>
        </table:table-row>
        <table:table-row table:style-name="ro1">
          <table:table-cell table:style-name="ce9" table:formula="of:=[.A521]+1" office:value-type="float" office:value="520" calcext:value-type="float">
            <text:p>520</text:p>
          </table:table-cell>
          <table:table-cell table:style-name="ce15" table:formula="of:=RAND()*180" office:value-type="float" office:value="97.5861887375929" calcext:value-type="float">
            <text:p>97.5861887375929</text:p>
          </table:table-cell>
          <table:table-cell table:style-name="ce15" table:formula="of:=RAND()*180" office:value-type="float" office:value="48.8876682871964" calcext:value-type="float">
            <text:p>48.8876682871964</text:p>
          </table:table-cell>
          <table:table-cell table:style-name="ce15" table:formula="of:=RAND()*180" office:value-type="float" office:value="63.0788278916486" calcext:value-type="float">
            <text:p>63.078827891648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2]*EXP([.C522]/180)-[.D522]/([.C522]^2))/180" office:value-type="float" office:value="0.711180601216617" calcext:value-type="float">
            <text:p>0.711180601216617</text:p>
          </table:table-cell>
          <table:table-cell table:style-name="ce21" table:formula="of:=0.01*([.B522]+[.B522]^2*0.1+[.C522]*[.D522])/([.C522]*[.D522]-[.B522])" office:value-type="float" office:value="0.0138426173836141" calcext:value-type="float">
            <text:p>0.01384</text:p>
          </table:table-cell>
          <table:table-cell table:style-name="ce22" office:value-type="string" calcext:value-type="string">
            <text:p>269,717,680</text:p>
          </table:table-cell>
          <table:table-cell table:number-columns-repeated="1016"/>
        </table:table-row>
        <table:table-row table:style-name="ro1">
          <table:table-cell table:style-name="ce9" table:formula="of:=[.A522]+1" office:value-type="float" office:value="521" calcext:value-type="float">
            <text:p>521</text:p>
          </table:table-cell>
          <table:table-cell table:style-name="ce15" table:formula="of:=RAND()*180" office:value-type="float" office:value="17.5526065463153" calcext:value-type="float">
            <text:p>17.5526065463153</text:p>
          </table:table-cell>
          <table:table-cell table:style-name="ce15" table:formula="of:=RAND()*180" office:value-type="float" office:value="84.1699013050095" calcext:value-type="float">
            <text:p>84.1699013050095</text:p>
          </table:table-cell>
          <table:table-cell table:style-name="ce15" table:formula="of:=RAND()*180" office:value-type="float" office:value="156.993394773382" calcext:value-type="float">
            <text:p>156.99339477338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3]*EXP([.C523]/180)-[.D523]/([.C523]^2))/180" office:value-type="float" office:value="0.155527131347301" calcext:value-type="float">
            <text:p>0.155527131347301</text:p>
          </table:table-cell>
          <table:table-cell table:style-name="ce21" table:formula="of:=0.01*([.B523]+[.B523]^2*0.1+[.C523]*[.D523])/([.C523]*[.D523]-[.B523])" office:value-type="float" office:value="0.010049948307055" calcext:value-type="float">
            <text:p>0.01005</text:p>
          </table:table-cell>
          <table:table-cell table:style-name="ce22" office:value-type="string" calcext:value-type="string">
            <text:p>2,724,277,816</text:p>
          </table:table-cell>
          <table:table-cell table:number-columns-repeated="1016"/>
        </table:table-row>
        <table:table-row table:style-name="ro1">
          <table:table-cell table:style-name="ce9" table:formula="of:=[.A523]+1" office:value-type="float" office:value="522" calcext:value-type="float">
            <text:p>522</text:p>
          </table:table-cell>
          <table:table-cell table:style-name="ce15" table:formula="of:=RAND()*180" office:value-type="float" office:value="160.409047619527" calcext:value-type="float">
            <text:p>160.409047619527</text:p>
          </table:table-cell>
          <table:table-cell table:style-name="ce15" table:formula="of:=RAND()*180" office:value-type="float" office:value="28.4485239381834" calcext:value-type="float">
            <text:p>28.4485239381834</text:p>
          </table:table-cell>
          <table:table-cell table:style-name="ce15" table:formula="of:=RAND()*180" office:value-type="float" office:value="72.0568601804385" calcext:value-type="float">
            <text:p>72.056860180438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4]*EXP([.C524]/180)-[.D524]/([.C524]^2))/180" office:value-type="float" office:value="1.04325286961802" calcext:value-type="float">
            <text:p>1.04325286961802</text:p>
          </table:table-cell>
          <table:table-cell table:style-name="ce21" table:formula="of:=0.01*([.B524]+[.B524]^2*0.1+[.C524]*[.D524])/([.C524]*[.D524]-[.B524])" office:value-type="float" office:value="0.0253158025051945" calcext:value-type="float">
            <text:p>0.02532</text:p>
          </table:table-cell>
          <table:table-cell table:style-name="ce22" office:value-type="string" calcext:value-type="string">
            <text:p>2,751,378,849</text:p>
          </table:table-cell>
          <table:table-cell table:number-columns-repeated="1016"/>
        </table:table-row>
        <table:table-row table:style-name="ro1">
          <table:table-cell table:style-name="ce9" table:formula="of:=[.A524]+1" office:value-type="float" office:value="523" calcext:value-type="float">
            <text:p>523</text:p>
          </table:table-cell>
          <table:table-cell table:style-name="ce15" table:formula="of:=RAND()*180" office:value-type="float" office:value="120.4608024542" calcext:value-type="float">
            <text:p>120.4608024542</text:p>
          </table:table-cell>
          <table:table-cell table:style-name="ce15" table:formula="of:=RAND()*180" office:value-type="float" office:value="148.773674967548" calcext:value-type="float">
            <text:p>148.773674967548</text:p>
          </table:table-cell>
          <table:table-cell table:style-name="ce15" table:formula="of:=RAND()*180" office:value-type="float" office:value="12.7582768401265" calcext:value-type="float">
            <text:p>12.758276840126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5]*EXP([.C525]/180)-[.D525]/([.C525]^2))/180" office:value-type="float" office:value="1.52941587420593" calcext:value-type="float">
            <text:p>1.52941587420593</text:p>
          </table:table-cell>
          <table:table-cell table:style-name="ce21" table:formula="of:=0.01*([.B525]+[.B525]^2*0.1+[.C525]*[.D525])/([.C525]*[.D525]-[.B525])" office:value-type="float" office:value="0.019518276614654" calcext:value-type="float">
            <text:p>0.01952</text:p>
          </table:table-cell>
          <table:table-cell table:style-name="ce22" office:value-type="string" calcext:value-type="string">
            <text:p>277,847,990</text:p>
          </table:table-cell>
          <table:table-cell table:number-columns-repeated="1016"/>
        </table:table-row>
        <table:table-row table:style-name="ro1">
          <table:table-cell table:style-name="ce9" table:formula="of:=[.A525]+1" office:value-type="float" office:value="524" calcext:value-type="float">
            <text:p>524</text:p>
          </table:table-cell>
          <table:table-cell table:style-name="ce15" table:formula="of:=RAND()*180" office:value-type="float" office:value="99.2655055049602" calcext:value-type="float">
            <text:p>99.2655055049602</text:p>
          </table:table-cell>
          <table:table-cell table:style-name="ce15" table:formula="of:=RAND()*180" office:value-type="float" office:value="16.99510625933" calcext:value-type="float">
            <text:p>16.99510625933</text:p>
          </table:table-cell>
          <table:table-cell table:style-name="ce15" table:formula="of:=RAND()*180" office:value-type="float" office:value="54.1068316765858" calcext:value-type="float">
            <text:p>54.106831676585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6]*EXP([.C526]/180)-[.D526]/([.C526]^2))/180" office:value-type="float" office:value="0.605040393268569" calcext:value-type="float">
            <text:p>0.605040393268569</text:p>
          </table:table-cell>
          <table:table-cell table:style-name="ce21" table:formula="of:=0.01*([.B526]+[.B526]^2*0.1+[.C526]*[.D526])/([.C526]*[.D526]-[.B526])" office:value-type="float" office:value="0.0244327135709042" calcext:value-type="float">
            <text:p>0.02443</text:p>
          </table:table-cell>
          <table:table-cell table:style-name="ce22" office:value-type="string" calcext:value-type="string">
            <text:p>2,805,580,915</text:p>
          </table:table-cell>
          <table:table-cell table:number-columns-repeated="1016"/>
        </table:table-row>
        <table:table-row table:style-name="ro1">
          <table:table-cell table:style-name="ce9" table:formula="of:=[.A526]+1" office:value-type="float" office:value="525" calcext:value-type="float">
            <text:p>525</text:p>
          </table:table-cell>
          <table:table-cell table:style-name="ce15" table:formula="of:=RAND()*180" office:value-type="float" office:value="176.866260789237" calcext:value-type="float">
            <text:p>176.866260789237</text:p>
          </table:table-cell>
          <table:table-cell table:style-name="ce15" table:formula="of:=RAND()*180" office:value-type="float" office:value="108.405909339801" calcext:value-type="float">
            <text:p>108.405909339801</text:p>
          </table:table-cell>
          <table:table-cell table:style-name="ce15" table:formula="of:=RAND()*180" office:value-type="float" office:value="130.420916987409" calcext:value-type="float">
            <text:p>130.42091698740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27]*EXP([.C527]/180)-[.D527]/([.C527]^2))/180" office:value-type="float" office:value="1.79437666471938" calcext:value-type="float">
            <text:p>1.79437666471938</text:p>
          </table:table-cell>
          <table:table-cell table:style-name="ce21" table:formula="of:=0.01*([.B527]+[.B527]^2*0.1+[.C527]*[.D527])/([.C527]*[.D527]-[.B527])" office:value-type="float" office:value="0.012493924005975" calcext:value-type="float">
            <text:p>0.01249</text:p>
          </table:table-cell>
          <table:table-cell table:style-name="ce22" office:value-type="string" calcext:value-type="string">
            <text:p>2,832,681,948</text:p>
          </table:table-cell>
          <table:table-cell table:number-columns-repeated="1016"/>
        </table:table-row>
        <table:table-row table:style-name="ro1">
          <table:table-cell table:style-name="ce9" table:formula="of:=[.A527]+1" office:value-type="float" office:value="526" calcext:value-type="float">
            <text:p>526</text:p>
          </table:table-cell>
          <table:table-cell table:style-name="ce15" table:formula="of:=RAND()*180" office:value-type="float" office:value="39.9502117714798" calcext:value-type="float">
            <text:p>39.9502117714798</text:p>
          </table:table-cell>
          <table:table-cell table:style-name="ce15" table:formula="of:=RAND()*180" office:value-type="float" office:value="32.2273586053839" calcext:value-type="float">
            <text:p>32.2273586053839</text:p>
          </table:table-cell>
          <table:table-cell table:style-name="ce15" table:formula="of:=RAND()*180" office:value-type="float" office:value="79.1051143841486" calcext:value-type="float">
            <text:p>79.105114384148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28]*EXP([.C528]/180)-[.D528]/([.C528]^2))/180" office:value-type="float" office:value="0.265039280331468" calcext:value-type="float">
            <text:p>0.265039280331468</text:p>
          </table:table-cell>
          <table:table-cell table:style-name="ce21" table:formula="of:=0.01*([.B528]+[.B528]^2*0.1+[.C528]*[.D528])/([.C528]*[.D528]-[.B528])" office:value-type="float" office:value="0.0109544213432331" calcext:value-type="float">
            <text:p>0.01095</text:p>
          </table:table-cell>
          <table:table-cell table:style-name="ce23" office:value-type="string" calcext:value-type="string">
            <text:p>285,978,300</text:p>
          </table:table-cell>
          <table:table-cell table:number-columns-repeated="1016"/>
        </table:table-row>
        <table:table-row table:style-name="ro1">
          <table:table-cell table:style-name="ce9" table:formula="of:=[.A528]+1" office:value-type="float" office:value="527" calcext:value-type="float">
            <text:p>527</text:p>
          </table:table-cell>
          <table:table-cell table:style-name="ce15" table:formula="of:=RAND()*180" office:value-type="float" office:value="166.4084545222" calcext:value-type="float">
            <text:p>166.4084545222</text:p>
          </table:table-cell>
          <table:table-cell table:style-name="ce15" table:formula="of:=RAND()*180" office:value-type="float" office:value="99.1036550028666" calcext:value-type="float">
            <text:p>99.1036550028666</text:p>
          </table:table-cell>
          <table:table-cell table:style-name="ce15" table:formula="of:=RAND()*180" office:value-type="float" office:value="12.6868307647351" calcext:value-type="float">
            <text:p>12.6868307647351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29]*EXP([.C529]/180)-[.D529]/([.C529]^2))/180" office:value-type="float" office:value="1.60329336968774" calcext:value-type="float">
            <text:p>1.60329336968774</text:p>
          </table:table-cell>
          <table:table-cell table:style-name="ce21" table:formula="of:=0.01*([.B529]+[.B529]^2*0.1+[.C529]*[.D529])/([.C529]*[.D529]-[.B529])" office:value-type="float" office:value="0.0384351104028996" calcext:value-type="float">
            <text:p>0.03844</text:p>
          </table:table-cell>
          <table:table-cell table:style-name="ce23" office:value-type="string" calcext:value-type="string">
            <text:p>2,886,884,015</text:p>
          </table:table-cell>
          <table:table-cell table:number-columns-repeated="1016"/>
        </table:table-row>
        <table:table-row table:style-name="ro1">
          <table:table-cell table:style-name="ce9" table:formula="of:=[.A529]+1" office:value-type="float" office:value="528" calcext:value-type="float">
            <text:p>528</text:p>
          </table:table-cell>
          <table:table-cell table:style-name="ce15" table:formula="of:=RAND()*180" office:value-type="float" office:value="18.1249241951885" calcext:value-type="float">
            <text:p>18.1249241951885</text:p>
          </table:table-cell>
          <table:table-cell table:style-name="ce15" table:formula="of:=RAND()*180" office:value-type="float" office:value="71.9127492800915" calcext:value-type="float">
            <text:p>71.9127492800915</text:p>
          </table:table-cell>
          <table:table-cell table:style-name="ce15" table:formula="of:=RAND()*180" office:value-type="float" office:value="110.141097086567" calcext:value-type="float">
            <text:p>110.14109708656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0]*EXP([.C530]/180)-[.D530]/([.C530]^2))/180" office:value-type="float" office:value="0.150026712104097" calcext:value-type="float">
            <text:p>0.150026712104097</text:p>
          </table:table-cell>
          <table:table-cell table:style-name="ce21" table:formula="of:=0.01*([.B530]+[.B530]^2*0.1+[.C530]*[.D530])/([.C530]*[.D530]-[.B530])" office:value-type="float" office:value="0.010087442959982" calcext:value-type="float">
            <text:p>0.01009</text:p>
          </table:table-cell>
          <table:table-cell table:style-name="ce23" office:value-type="string" calcext:value-type="string">
            <text:p>2,913,985,048</text:p>
          </table:table-cell>
          <table:table-cell table:number-columns-repeated="1016"/>
        </table:table-row>
        <table:table-row table:style-name="ro1">
          <table:table-cell table:style-name="ce9" table:formula="of:=[.A530]+1" office:value-type="float" office:value="529" calcext:value-type="float">
            <text:p>529</text:p>
          </table:table-cell>
          <table:table-cell table:style-name="ce15" table:formula="of:=RAND()*180" office:value-type="float" office:value="70.1568302343639" calcext:value-type="float">
            <text:p>70.1568302343639</text:p>
          </table:table-cell>
          <table:table-cell table:style-name="ce15" table:formula="of:=RAND()*180" office:value-type="float" office:value="168.471981789923" calcext:value-type="float">
            <text:p>168.471981789923</text:p>
          </table:table-cell>
          <table:table-cell table:style-name="ce15" table:formula="of:=RAND()*180" office:value-type="float" office:value="74.0492032180753" calcext:value-type="float">
            <text:p>74.049203218075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1]*EXP([.C531]/180)-[.D531]/([.C531]^2))/180" office:value-type="float" office:value="0.993736881661435" calcext:value-type="float">
            <text:p>0.993736881661435</text:p>
          </table:table-cell>
          <table:table-cell table:style-name="ce21" table:formula="of:=0.01*([.B531]+[.B531]^2*0.1+[.C531]*[.D531])/([.C531]*[.D531]-[.B531])" office:value-type="float" office:value="0.0105098820842726" calcext:value-type="float">
            <text:p>0.01051</text:p>
          </table:table-cell>
          <table:table-cell table:style-name="ce23" office:value-type="string" calcext:value-type="string">
            <text:p>2,941,086,081</text:p>
          </table:table-cell>
          <table:table-cell table:number-columns-repeated="1016"/>
        </table:table-row>
        <table:table-row table:style-name="ro1">
          <table:table-cell table:style-name="ce9" table:formula="of:=[.A531]+1" office:value-type="float" office:value="530" calcext:value-type="float">
            <text:p>530</text:p>
          </table:table-cell>
          <table:table-cell table:style-name="ce15" table:formula="of:=RAND()*180" office:value-type="float" office:value="30.4817332157912" calcext:value-type="float">
            <text:p>30.4817332157912</text:p>
          </table:table-cell>
          <table:table-cell table:style-name="ce15" table:formula="of:=RAND()*180" office:value-type="float" office:value="65.2564711460193" calcext:value-type="float">
            <text:p>65.2564711460193</text:p>
          </table:table-cell>
          <table:table-cell table:style-name="ce15" table:formula="of:=RAND()*180" office:value-type="float" office:value="80.7507657262936" calcext:value-type="float">
            <text:p>80.750765726293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2]*EXP([.C532]/180)-[.D532]/([.C532]^2))/180" office:value-type="float" office:value="0.243235218764718" calcext:value-type="float">
            <text:p>0.243235218764718</text:p>
          </table:table-cell>
          <table:table-cell table:style-name="ce21" table:formula="of:=0.01*([.B532]+[.B532]^2*0.1+[.C532]*[.D532])/([.C532]*[.D532]-[.B532])" office:value-type="float" office:value="0.0102937130020666" calcext:value-type="float">
            <text:p>0.01029</text:p>
          </table:table-cell>
          <table:table-cell table:style-name="ce23" office:value-type="string" calcext:value-type="string">
            <text:p>2,968,187,114</text:p>
          </table:table-cell>
          <table:table-cell table:number-columns-repeated="1016"/>
        </table:table-row>
        <table:table-row table:style-name="ro1">
          <table:table-cell table:style-name="ce9" table:formula="of:=[.A532]+1" office:value-type="float" office:value="531" calcext:value-type="float">
            <text:p>531</text:p>
          </table:table-cell>
          <table:table-cell table:style-name="ce15" table:formula="of:=RAND()*180" office:value-type="float" office:value="6.87376995627979" calcext:value-type="float">
            <text:p>6.87376995627979</text:p>
          </table:table-cell>
          <table:table-cell table:style-name="ce15" table:formula="of:=RAND()*180" office:value-type="float" office:value="84.9078774276376" calcext:value-type="float">
            <text:p>84.9078774276376</text:p>
          </table:table-cell>
          <table:table-cell table:style-name="ce15" table:formula="of:=RAND()*180" office:value-type="float" office:value="59.1075423262734" calcext:value-type="float">
            <text:p>59.1075423262734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3]*EXP([.C533]/180)-[.D533]/([.C533]^2))/180" office:value-type="float" office:value="0.0611590037390421" calcext:value-type="float">
            <text:p>0.061159003739042</text:p>
          </table:table-cell>
          <table:table-cell table:style-name="ce21" table:formula="of:=0.01*([.B533]+[.B533]^2*0.1+[.C533]*[.D533])/([.C533]*[.D533]-[.B533])" office:value-type="float" office:value="0.0100368576748284" calcext:value-type="float">
            <text:p>0.01004</text:p>
          </table:table-cell>
          <table:table-cell table:style-name="ce23" office:value-type="string" calcext:value-type="string">
            <text:p>2,995,288,148</text:p>
          </table:table-cell>
          <table:table-cell table:number-columns-repeated="1016"/>
        </table:table-row>
        <table:table-row table:style-name="ro1">
          <table:table-cell table:style-name="ce9" table:formula="of:=[.A533]+1" office:value-type="float" office:value="532" calcext:value-type="float">
            <text:p>532</text:p>
          </table:table-cell>
          <table:table-cell table:style-name="ce15" table:formula="of:=RAND()*180" office:value-type="float" office:value="79.8548362633418" calcext:value-type="float">
            <text:p>79.8548362633418</text:p>
          </table:table-cell>
          <table:table-cell table:style-name="ce15" table:formula="of:=RAND()*180" office:value-type="float" office:value="120.846557797228" calcext:value-type="float">
            <text:p>120.846557797228</text:p>
          </table:table-cell>
          <table:table-cell table:style-name="ce15" table:formula="of:=RAND()*180" office:value-type="float" office:value="176.974205883192" calcext:value-type="float">
            <text:p>176.97420588319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4]*EXP([.C534]/180)-[.D534]/([.C534]^2))/180" office:value-type="float" office:value="0.868094936712382" calcext:value-type="float">
            <text:p>0.868094936712382</text:p>
          </table:table-cell>
          <table:table-cell table:style-name="ce21" table:formula="of:=0.01*([.B534]+[.B534]^2*0.1+[.C534]*[.D534])/([.C534]*[.D534]-[.B534])" office:value-type="float" office:value="0.0103742404239861" calcext:value-type="float">
            <text:p>0.01037</text:p>
          </table:table-cell>
          <table:table-cell table:style-name="ce23" office:value-type="string" calcext:value-type="string">
            <text:p>3,022,389,181</text:p>
          </table:table-cell>
          <table:table-cell table:number-columns-repeated="1016"/>
        </table:table-row>
        <table:table-row table:style-name="ro1">
          <table:table-cell table:style-name="ce9" table:formula="of:=[.A534]+1" office:value-type="float" office:value="533" calcext:value-type="float">
            <text:p>533</text:p>
          </table:table-cell>
          <table:table-cell table:style-name="ce15" table:formula="of:=RAND()*180" office:value-type="float" office:value="100.465921560271" calcext:value-type="float">
            <text:p>100.465921560271</text:p>
          </table:table-cell>
          <table:table-cell table:style-name="ce15" table:formula="of:=RAND()*180" office:value-type="float" office:value="96.9499098160815" calcext:value-type="float">
            <text:p>96.9499098160815</text:p>
          </table:table-cell>
          <table:table-cell table:style-name="ce15" table:formula="of:=RAND()*180" office:value-type="float" office:value="94.7254402440847" calcext:value-type="float">
            <text:p>94.725440244084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35]*EXP([.C535]/180)-[.D535]/([.C535]^2))/180" office:value-type="float" office:value="0.956393156014567" calcext:value-type="float">
            <text:p>0.956393156014567</text:p>
          </table:table-cell>
          <table:table-cell table:style-name="ce21" table:formula="of:=0.01*([.B535]+[.B535]^2*0.1+[.C535]*[.D535])/([.C535]*[.D535]-[.B535])" office:value-type="float" office:value="0.0113324353932897" calcext:value-type="float">
            <text:p>0.01133</text:p>
          </table:table-cell>
          <table:table-cell table:style-name="ce23" office:value-type="string" calcext:value-type="string">
            <text:p>3,049,490,214</text:p>
          </table:table-cell>
          <table:table-cell table:number-columns-repeated="1016"/>
        </table:table-row>
        <table:table-row table:style-name="ro1">
          <table:table-cell table:style-name="ce9" table:formula="of:=[.A535]+1" office:value-type="float" office:value="534" calcext:value-type="float">
            <text:p>534</text:p>
          </table:table-cell>
          <table:table-cell table:style-name="ce15" table:formula="of:=RAND()*180" office:value-type="float" office:value="143.047986009733" calcext:value-type="float">
            <text:p>143.047986009733</text:p>
          </table:table-cell>
          <table:table-cell table:style-name="ce15" table:formula="of:=RAND()*180" office:value-type="float" office:value="145.628057821869" calcext:value-type="float">
            <text:p>145.628057821869</text:p>
          </table:table-cell>
          <table:table-cell table:style-name="ce15" table:formula="of:=RAND()*180" office:value-type="float" office:value="36.5549390753552" calcext:value-type="float">
            <text:p>36.554939075355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6]*EXP([.C536]/180)-[.D536]/([.C536]^2))/180" office:value-type="float" office:value="1.78472205164009" calcext:value-type="float">
            <text:p>1.78472205164009</text:p>
          </table:table-cell>
          <table:table-cell table:style-name="ce21" table:formula="of:=0.01*([.B536]+[.B536]^2*0.1+[.C536]*[.D536])/([.C536]*[.D536]-[.B536])" office:value-type="float" office:value="0.0145023145889034" calcext:value-type="float">
            <text:p>0.01450</text:p>
          </table:table-cell>
          <table:table-cell table:style-name="ce24" office:value-type="string" calcext:value-type="string">
            <text:p>3,076,591,247</text:p>
          </table:table-cell>
          <table:table-cell table:number-columns-repeated="1016"/>
        </table:table-row>
        <table:table-row table:style-name="ro1">
          <table:table-cell table:style-name="ce9" table:formula="of:=[.A536]+1" office:value-type="float" office:value="535" calcext:value-type="float">
            <text:p>535</text:p>
          </table:table-cell>
          <table:table-cell table:style-name="ce15" table:formula="of:=RAND()*180" office:value-type="float" office:value="17.3764962617267" calcext:value-type="float">
            <text:p>17.3764962617267</text:p>
          </table:table-cell>
          <table:table-cell table:style-name="ce15" table:formula="of:=RAND()*180" office:value-type="float" office:value="113.587749086293" calcext:value-type="float">
            <text:p>113.587749086293</text:p>
          </table:table-cell>
          <table:table-cell table:style-name="ce15" table:formula="of:=RAND()*180" office:value-type="float" office:value="146.533082966827" calcext:value-type="float">
            <text:p>146.53308296682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7]*EXP([.C537]/180)-[.D537]/([.C537]^2))/180" office:value-type="float" office:value="0.181383247773167" calcext:value-type="float">
            <text:p>0.181383247773167</text:p>
          </table:table-cell>
          <table:table-cell table:style-name="ce21" table:formula="of:=0.01*([.B537]+[.B537]^2*0.1+[.C537]*[.D537])/([.C537]*[.D537]-[.B537])" office:value-type="float" office:value="0.0100390613503562" calcext:value-type="float">
            <text:p>0.01004</text:p>
          </table:table-cell>
          <table:table-cell table:style-name="ce24" office:value-type="string" calcext:value-type="string">
            <text:p>3,103,692,280</text:p>
          </table:table-cell>
          <table:table-cell table:number-columns-repeated="1016"/>
        </table:table-row>
        <table:table-row table:style-name="ro1">
          <table:table-cell table:style-name="ce9" table:formula="of:=[.A537]+1" office:value-type="float" office:value="536" calcext:value-type="float">
            <text:p>536</text:p>
          </table:table-cell>
          <table:table-cell table:style-name="ce15" table:formula="of:=RAND()*180" office:value-type="float" office:value="42.0662352763326" calcext:value-type="float">
            <text:p>42.0662352763326</text:p>
          </table:table-cell>
          <table:table-cell table:style-name="ce15" table:formula="of:=RAND()*180" office:value-type="float" office:value="81.2574092053682" calcext:value-type="float">
            <text:p>81.2574092053682</text:p>
          </table:table-cell>
          <table:table-cell table:style-name="ce15" table:formula="of:=RAND()*180" office:value-type="float" office:value="6.99523624255726" calcext:value-type="float">
            <text:p>6.9952362425572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8]*EXP([.C538]/180)-[.D538]/([.C538]^2))/180" office:value-type="float" office:value="0.367035234339953" calcext:value-type="float">
            <text:p>0.367035234339953</text:p>
          </table:table-cell>
          <table:table-cell table:style-name="ce21" table:formula="of:=0.01*([.B538]+[.B538]^2*0.1+[.C538]*[.D538])/([.C538]*[.D538]-[.B538])" office:value-type="float" office:value="0.0149603877744718" calcext:value-type="float">
            <text:p>0.01496</text:p>
          </table:table-cell>
          <table:table-cell table:style-name="ce24" office:value-type="string" calcext:value-type="string">
            <text:p>3,130,793,314</text:p>
          </table:table-cell>
          <table:table-cell table:number-columns-repeated="1016"/>
        </table:table-row>
        <table:table-row table:style-name="ro1">
          <table:table-cell table:style-name="ce9" table:formula="of:=[.A538]+1" office:value-type="float" office:value="537" calcext:value-type="float">
            <text:p>537</text:p>
          </table:table-cell>
          <table:table-cell table:style-name="ce15" table:formula="of:=RAND()*180" office:value-type="float" office:value="54.306345325023" calcext:value-type="float">
            <text:p>54.306345325023</text:p>
          </table:table-cell>
          <table:table-cell table:style-name="ce15" table:formula="of:=RAND()*180" office:value-type="float" office:value="25.4678310540853" calcext:value-type="float">
            <text:p>25.4678310540853</text:p>
          </table:table-cell>
          <table:table-cell table:style-name="ce15" table:formula="of:=RAND()*180" office:value-type="float" office:value="90.0510290435901" calcext:value-type="float">
            <text:p>90.051029043590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39]*EXP([.C539]/180)-[.D539]/([.C539]^2))/180" office:value-type="float" office:value="0.346785258391631" calcext:value-type="float">
            <text:p>0.346785258391631</text:p>
          </table:table-cell>
          <table:table-cell table:style-name="ce21" table:formula="of:=0.01*([.B539]+[.B539]^2*0.1+[.C539]*[.D539])/([.C539]*[.D539]-[.B539])" office:value-type="float" office:value="0.0118022015836143" calcext:value-type="float">
            <text:p>0.01180</text:p>
          </table:table-cell>
          <table:table-cell table:style-name="ce24" office:value-type="string" calcext:value-type="string">
            <text:p>3,157,894,347</text:p>
          </table:table-cell>
          <table:table-cell table:number-columns-repeated="1016"/>
        </table:table-row>
        <table:table-row table:style-name="ro1">
          <table:table-cell table:style-name="ce9" table:formula="of:=[.A539]+1" office:value-type="float" office:value="538" calcext:value-type="float">
            <text:p>538</text:p>
          </table:table-cell>
          <table:table-cell table:style-name="ce15" table:formula="of:=RAND()*180" office:value-type="float" office:value="107.164418159138" calcext:value-type="float">
            <text:p>107.164418159138</text:p>
          </table:table-cell>
          <table:table-cell table:style-name="ce15" table:formula="of:=RAND()*180" office:value-type="float" office:value="70.4640946529952" calcext:value-type="float">
            <text:p>70.4640946529952</text:p>
          </table:table-cell>
          <table:table-cell table:style-name="ce15" table:formula="of:=RAND()*180" office:value-type="float" office:value="164.766810896352" calcext:value-type="float">
            <text:p>164.76681089635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0]*EXP([.C540]/180)-[.D540]/([.C540]^2))/180" office:value-type="float" office:value="0.880438890952151" calcext:value-type="float">
            <text:p>0.880438890952151</text:p>
          </table:table-cell>
          <table:table-cell table:style-name="ce21" table:formula="of:=0.01*([.B540]+[.B540]^2*0.1+[.C540]*[.D540])/([.C540]*[.D540]-[.B540])" office:value-type="float" office:value="0.0111846931134351" calcext:value-type="float">
            <text:p>0.01118</text:p>
          </table:table-cell>
          <table:table-cell table:style-name="ce24" office:value-type="string" calcext:value-type="string">
            <text:p>3,184,995,380</text:p>
          </table:table-cell>
          <table:table-cell table:number-columns-repeated="1016"/>
        </table:table-row>
        <table:table-row table:style-name="ro1">
          <table:table-cell table:style-name="ce9" table:formula="of:=[.A540]+1" office:value-type="float" office:value="539" calcext:value-type="float">
            <text:p>539</text:p>
          </table:table-cell>
          <table:table-cell table:style-name="ce15" table:formula="of:=RAND()*180" office:value-type="float" office:value="59.0556138589773" calcext:value-type="float">
            <text:p>59.0556138589773</text:p>
          </table:table-cell>
          <table:table-cell table:style-name="ce15" table:formula="of:=RAND()*180" office:value-type="float" office:value="10.5507955536132" calcext:value-type="float">
            <text:p>10.5507955536132</text:p>
          </table:table-cell>
          <table:table-cell table:style-name="ce15" table:formula="of:=RAND()*180" office:value-type="float" office:value="84.0700296869518" calcext:value-type="float">
            <text:p>84.070029686951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1]*EXP([.C541]/180)-[.D541]/([.C541]^2))/180" office:value-type="float" office:value="0.34369687422648" calcext:value-type="float">
            <text:p>0.34369687422648</text:p>
          </table:table-cell>
          <table:table-cell table:style-name="ce21" table:formula="of:=0.01*([.B541]+[.B541]^2*0.1+[.C541]*[.D541])/([.C541]*[.D541]-[.B541])" office:value-type="float" office:value="0.0156388397192691" calcext:value-type="float">
            <text:p>0.01564</text:p>
          </table:table-cell>
          <table:table-cell table:style-name="ce24" office:value-type="string" calcext:value-type="string">
            <text:p>3,212,096,413</text:p>
          </table:table-cell>
          <table:table-cell table:number-columns-repeated="1016"/>
        </table:table-row>
        <table:table-row table:style-name="ro1">
          <table:table-cell table:style-name="ce9" table:formula="of:=[.A541]+1" office:value-type="float" office:value="540" calcext:value-type="float">
            <text:p>540</text:p>
          </table:table-cell>
          <table:table-cell table:style-name="ce15" table:formula="of:=RAND()*180" office:value-type="float" office:value="97.6204640581264" calcext:value-type="float">
            <text:p>97.6204640581264</text:p>
          </table:table-cell>
          <table:table-cell table:style-name="ce15" table:formula="of:=RAND()*180" office:value-type="float" office:value="175.486545901239" calcext:value-type="float">
            <text:p>175.486545901239</text:p>
          </table:table-cell>
          <table:table-cell table:style-name="ce15" table:formula="of:=RAND()*180" office:value-type="float" office:value="153.530674488717" calcext:value-type="float">
            <text:p>153.53067448871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2]*EXP([.C542]/180)-[.D542]/([.C542]^2))/180" office:value-type="float" office:value="1.43768802251972" calcext:value-type="float">
            <text:p>1.43768802251972</text:p>
          </table:table-cell>
          <table:table-cell table:style-name="ce21" table:formula="of:=0.01*([.B542]+[.B542]^2*0.1+[.C542]*[.D542])/([.C542]*[.D542]-[.B542])" office:value-type="float" office:value="0.01042772161775" calcext:value-type="float">
            <text:p>0.01043</text:p>
          </table:table-cell>
          <table:table-cell table:style-name="ce24" office:value-type="string" calcext:value-type="string">
            <text:p>3,239,197,446</text:p>
          </table:table-cell>
          <table:table-cell table:number-columns-repeated="1016"/>
        </table:table-row>
        <table:table-row table:style-name="ro1">
          <table:table-cell table:style-name="ce9" table:formula="of:=[.A542]+1" office:value-type="float" office:value="541" calcext:value-type="float">
            <text:p>541</text:p>
          </table:table-cell>
          <table:table-cell table:style-name="ce15" table:formula="of:=RAND()*180" office:value-type="float" office:value="140.205937393766" calcext:value-type="float">
            <text:p>140.205937393766</text:p>
          </table:table-cell>
          <table:table-cell table:style-name="ce15" table:formula="of:=RAND()*180" office:value-type="float" office:value="13.8166835090977" calcext:value-type="float">
            <text:p>13.8166835090977</text:p>
          </table:table-cell>
          <table:table-cell table:style-name="ce15" table:formula="of:=RAND()*180" office:value-type="float" office:value="142.674930229808" calcext:value-type="float">
            <text:p>142.67493022980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43]*EXP([.C543]/180)-[.D543]/([.C543]^2))/180" office:value-type="float" office:value="0.836913876567579" calcext:value-type="float">
            <text:p>0.836913876567579</text:p>
          </table:table-cell>
          <table:table-cell table:style-name="ce21" table:formula="of:=0.01*([.B543]+[.B543]^2*0.1+[.C543]*[.D543])/([.C543]*[.D543]-[.B543])" office:value-type="float" office:value="0.0222669246357374" calcext:value-type="float">
            <text:p>0.02227</text:p>
          </table:table-cell>
          <table:table-cell table:style-name="ce24" office:value-type="string" calcext:value-type="string">
            <text:p>3,266,298,480</text:p>
          </table:table-cell>
          <table:table-cell table:number-columns-repeated="1016"/>
        </table:table-row>
        <table:table-row table:style-name="ro1">
          <table:table-cell table:style-name="ce9" table:formula="of:=[.A543]+1" office:value-type="float" office:value="542" calcext:value-type="float">
            <text:p>542</text:p>
          </table:table-cell>
          <table:table-cell table:style-name="ce15" table:formula="of:=RAND()*180" office:value-type="float" office:value="141.170600394275" calcext:value-type="float">
            <text:p>141.170600394275</text:p>
          </table:table-cell>
          <table:table-cell table:style-name="ce15" table:formula="of:=RAND()*180" office:value-type="float" office:value="174.956935186055" calcext:value-type="float">
            <text:p>174.956935186055</text:p>
          </table:table-cell>
          <table:table-cell table:style-name="ce15" table:formula="of:=RAND()*180" office:value-type="float" office:value="1.52189988270601" calcext:value-type="float">
            <text:p>1.5218998827060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4]*EXP([.C544]/180)-[.D544]/([.C544]^2))/180" office:value-type="float" office:value="2.07299636508317" calcext:value-type="float">
            <text:p>2.07299636508317</text:p>
          </table:table-cell>
          <table:table-cell table:style-name="ce21" table:formula="of:=0.01*([.B544]+[.B544]^2*0.1+[.C544]*[.D544])/([.C544]*[.D544]-[.B544])" office:value-type="float" office:value="0.19188022648792" calcext:value-type="float">
            <text:p>0.19188</text:p>
          </table:table-cell>
          <table:table-cell table:style-name="ce25" office:value-type="string" calcext:value-type="string">
            <text:p>3,293,399,513</text:p>
          </table:table-cell>
          <table:table-cell table:number-columns-repeated="1016"/>
        </table:table-row>
        <table:table-row table:style-name="ro1">
          <table:table-cell table:style-name="ce9" table:formula="of:=[.A544]+1" office:value-type="float" office:value="543" calcext:value-type="float">
            <text:p>543</text:p>
          </table:table-cell>
          <table:table-cell table:style-name="ce15" table:formula="of:=RAND()*180" office:value-type="float" office:value="9.79728424263853" calcext:value-type="float">
            <text:p>9.79728424263853</text:p>
          </table:table-cell>
          <table:table-cell table:style-name="ce15" table:formula="of:=RAND()*180" office:value-type="float" office:value="5.9011695979685" calcext:value-type="float">
            <text:p>5.9011695979685</text:p>
          </table:table-cell>
          <table:table-cell table:style-name="ce15" table:formula="of:=RAND()*180" office:value-type="float" office:value="119.841793425936" calcext:value-type="float">
            <text:p>119.84179342593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5]*EXP([.C545]/180)-[.D545]/([.C545]^2))/180" office:value-type="float" office:value="0.0371246020684087" calcext:value-type="float">
            <text:p>0.037124602068409</text:p>
          </table:table-cell>
          <table:table-cell table:style-name="ce21" table:formula="of:=0.01*([.B545]+[.B545]^2*0.1+[.C545]*[.D545])/([.C545]*[.D545]-[.B545])" office:value-type="float" office:value="0.0104185955003246" calcext:value-type="float">
            <text:p>0.01042</text:p>
          </table:table-cell>
          <table:table-cell table:style-name="ce25" office:value-type="string" calcext:value-type="string">
            <text:p>3,320,500,546</text:p>
          </table:table-cell>
          <table:table-cell table:number-columns-repeated="1016"/>
        </table:table-row>
        <table:table-row table:style-name="ro1">
          <table:table-cell table:style-name="ce9" table:formula="of:=[.A545]+1" office:value-type="float" office:value="544" calcext:value-type="float">
            <text:p>544</text:p>
          </table:table-cell>
          <table:table-cell table:style-name="ce15" table:formula="of:=RAND()*180" office:value-type="float" office:value="165.357410015317" calcext:value-type="float">
            <text:p>165.357410015317</text:p>
          </table:table-cell>
          <table:table-cell table:style-name="ce15" table:formula="of:=RAND()*180" office:value-type="float" office:value="116.661552341401" calcext:value-type="float">
            <text:p>116.661552341401</text:p>
          </table:table-cell>
          <table:table-cell table:style-name="ce15" table:formula="of:=RAND()*180" office:value-type="float" office:value="16.7918527162964" calcext:value-type="float">
            <text:p>16.791852716296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6]*EXP([.C546]/180)-[.D546]/([.C546]^2))/180" office:value-type="float" office:value="1.75640346829358" calcext:value-type="float">
            <text:p>1.75640346829358</text:p>
          </table:table-cell>
          <table:table-cell table:style-name="ce21" table:formula="of:=0.01*([.B546]+[.B546]^2*0.1+[.C546]*[.D546])/([.C546]*[.D546]-[.B546])" office:value-type="float" office:value="0.0270886013553646" calcext:value-type="float">
            <text:p>0.02709</text:p>
          </table:table-cell>
          <table:table-cell table:style-name="ce25" office:value-type="string" calcext:value-type="string">
            <text:p>3,347,601,579</text:p>
          </table:table-cell>
          <table:table-cell table:number-columns-repeated="1016"/>
        </table:table-row>
        <table:table-row table:style-name="ro1">
          <table:table-cell table:style-name="ce9" table:formula="of:=[.A546]+1" office:value-type="float" office:value="545" calcext:value-type="float">
            <text:p>545</text:p>
          </table:table-cell>
          <table:table-cell table:style-name="ce15" table:formula="of:=RAND()*180" office:value-type="float" office:value="20.4744070499255" calcext:value-type="float">
            <text:p>20.4744070499255</text:p>
          </table:table-cell>
          <table:table-cell table:style-name="ce15" table:formula="of:=RAND()*180" office:value-type="float" office:value="145.896314388132" calcext:value-type="float">
            <text:p>145.896314388132</text:p>
          </table:table-cell>
          <table:table-cell table:style-name="ce15" table:formula="of:=RAND()*180" office:value-type="float" office:value="52.2354635769359" calcext:value-type="float">
            <text:p>52.235463576935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7]*EXP([.C547]/180)-[.D547]/([.C547]^2))/180" office:value-type="float" office:value="0.255815347433362" calcext:value-type="float">
            <text:p>0.255815347433362</text:p>
          </table:table-cell>
          <table:table-cell table:style-name="ce21" table:formula="of:=0.01*([.B547]+[.B547]^2*0.1+[.C547]*[.D547])/([.C547]*[.D547]-[.B547])" office:value-type="float" office:value="0.0101090311005383" calcext:value-type="float">
            <text:p>0.01011</text:p>
          </table:table-cell>
          <table:table-cell table:style-name="ce25" office:value-type="string" calcext:value-type="string">
            <text:p>337,470,263</text:p>
          </table:table-cell>
          <table:table-cell table:number-columns-repeated="1016"/>
        </table:table-row>
        <table:table-row table:style-name="ro1">
          <table:table-cell table:style-name="ce9" table:formula="of:=[.A547]+1" office:value-type="float" office:value="546" calcext:value-type="float">
            <text:p>546</text:p>
          </table:table-cell>
          <table:table-cell table:style-name="ce15" table:formula="of:=RAND()*180" office:value-type="float" office:value="101.899794076867" calcext:value-type="float">
            <text:p>101.899794076867</text:p>
          </table:table-cell>
          <table:table-cell table:style-name="ce15" table:formula="of:=RAND()*180" office:value-type="float" office:value="4.98261196933307" calcext:value-type="float">
            <text:p>4.98261196933307</text:p>
          </table:table-cell>
          <table:table-cell table:style-name="ce15" table:formula="of:=RAND()*180" office:value-type="float" office:value="146.281414376132" calcext:value-type="float">
            <text:p>146.28141437613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8]*EXP([.C548]/180)-[.D548]/([.C548]^2))/180" office:value-type="float" office:value="0.549265204212091" calcext:value-type="float">
            <text:p>0.549265204212091</text:p>
          </table:table-cell>
          <table:table-cell table:style-name="ce21" table:formula="of:=0.01*([.B548]+[.B548]^2*0.1+[.C548]*[.D548])/([.C548]*[.D548]-[.B548])" office:value-type="float" office:value="0.0298122527329362" calcext:value-type="float">
            <text:p>0.02981</text:p>
          </table:table-cell>
          <table:table-cell table:style-name="ce25" office:value-type="string" calcext:value-type="string">
            <text:p>3,401,803,646</text:p>
          </table:table-cell>
          <table:table-cell table:number-columns-repeated="1016"/>
        </table:table-row>
        <table:table-row table:style-name="ro1">
          <table:table-cell table:style-name="ce9" table:formula="of:=[.A548]+1" office:value-type="float" office:value="547" calcext:value-type="float">
            <text:p>547</text:p>
          </table:table-cell>
          <table:table-cell table:style-name="ce15" table:formula="of:=RAND()*180" office:value-type="float" office:value="32.3749755308248" calcext:value-type="float">
            <text:p>32.3749755308248</text:p>
          </table:table-cell>
          <table:table-cell table:style-name="ce15" table:formula="of:=RAND()*180" office:value-type="float" office:value="32.5068038182559" calcext:value-type="float">
            <text:p>32.5068038182559</text:p>
          </table:table-cell>
          <table:table-cell table:style-name="ce15" table:formula="of:=RAND()*180" office:value-type="float" office:value="87.0222351003019" calcext:value-type="float">
            <text:p>87.022235100301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49]*EXP([.C549]/180)-[.D549]/([.C549]^2))/180" office:value-type="float" office:value="0.215002969905992" calcext:value-type="float">
            <text:p>0.215002969905992</text:p>
          </table:table-cell>
          <table:table-cell table:style-name="ce21" table:formula="of:=0.01*([.B549]+[.B549]^2*0.1+[.C549]*[.D549])/([.C549]*[.D549]-[.B549])" office:value-type="float" office:value="0.0106063561898753" calcext:value-type="float">
            <text:p>0.01061</text:p>
          </table:table-cell>
          <table:table-cell table:style-name="ce25" office:value-type="string" calcext:value-type="string">
            <text:p>3,428,904,679</text:p>
          </table:table-cell>
          <table:table-cell table:number-columns-repeated="1016"/>
        </table:table-row>
        <table:table-row table:style-name="ro1">
          <table:table-cell table:style-name="ce9" table:formula="of:=[.A549]+1" office:value-type="float" office:value="548" calcext:value-type="float">
            <text:p>548</text:p>
          </table:table-cell>
          <table:table-cell table:style-name="ce15" table:formula="of:=RAND()*180" office:value-type="float" office:value="74.7106682309224" calcext:value-type="float">
            <text:p>74.7106682309224</text:p>
          </table:table-cell>
          <table:table-cell table:style-name="ce15" table:formula="of:=RAND()*180" office:value-type="float" office:value="94.5444175273956" calcext:value-type="float">
            <text:p>94.5444175273956</text:p>
          </table:table-cell>
          <table:table-cell table:style-name="ce15" table:formula="of:=RAND()*180" office:value-type="float" office:value="22.4999639584424" calcext:value-type="float">
            <text:p>22.499963958442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50]*EXP([.C550]/180)-[.D550]/([.C550]^2))/180" office:value-type="float" office:value="0.70179978894692" calcext:value-type="float">
            <text:p>0.70179978894692</text:p>
          </table:table-cell>
          <table:table-cell table:style-name="ce21" table:formula="of:=0.01*([.B550]+[.B550]^2*0.1+[.C550]*[.D550])/([.C550]*[.D550]-[.B550])" office:value-type="float" office:value="0.0134473936930499" calcext:value-type="float">
            <text:p>0.01345</text:p>
          </table:table-cell>
          <table:table-cell table:style-name="ce25" office:value-type="string" calcext:value-type="string">
            <text:p>345,600,573</text:p>
          </table:table-cell>
          <table:table-cell table:number-columns-repeated="1016"/>
        </table:table-row>
        <table:table-row table:style-name="ro1">
          <table:table-cell table:style-name="ce9" table:formula="of:=[.A550]+1" office:value-type="float" office:value="549" calcext:value-type="float">
            <text:p>549</text:p>
          </table:table-cell>
          <table:table-cell table:style-name="ce15" table:formula="of:=RAND()*180" office:value-type="float" office:value="169.009498774948" calcext:value-type="float">
            <text:p>169.009498774948</text:p>
          </table:table-cell>
          <table:table-cell table:style-name="ce15" table:formula="of:=RAND()*180" office:value-type="float" office:value="39.7528190817798" calcext:value-type="float">
            <text:p>39.7528190817798</text:p>
          </table:table-cell>
          <table:table-cell table:style-name="ce15" table:formula="of:=RAND()*180" office:value-type="float" office:value="178.084281877381" calcext:value-type="float">
            <text:p>178.08428187738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51]*EXP([.C551]/180)-[.D551]/([.C551]^2))/180" office:value-type="float" office:value="1.17036103208042" calcext:value-type="float">
            <text:p>1.17036103208042</text:p>
          </table:table-cell>
          <table:table-cell table:style-name="ce21" table:formula="of:=0.01*([.B551]+[.B551]^2*0.1+[.C551]*[.D551])/([.C551]*[.D551]-[.B551])" office:value-type="float" office:value="0.0146226941055653" calcext:value-type="float">
            <text:p>0.01462</text:p>
          </table:table-cell>
          <table:table-cell table:style-name="ce25" office:value-type="string" calcext:value-type="string">
            <text:p>3,483,106,745</text:p>
          </table:table-cell>
          <table:table-cell table:number-columns-repeated="1016"/>
        </table:table-row>
        <table:table-row table:style-name="ro1">
          <table:table-cell table:style-name="ce9" table:formula="of:=[.A551]+1" office:value-type="float" office:value="550" calcext:value-type="float">
            <text:p>550</text:p>
          </table:table-cell>
          <table:table-cell table:style-name="ce15" table:formula="of:=RAND()*180" office:value-type="float" office:value="87.9078877230347" calcext:value-type="float">
            <text:p>87.9078877230347</text:p>
          </table:table-cell>
          <table:table-cell table:style-name="ce15" table:formula="of:=RAND()*180" office:value-type="float" office:value="138.705883395426" calcext:value-type="float">
            <text:p>138.705883395426</text:p>
          </table:table-cell>
          <table:table-cell table:style-name="ce15" table:formula="of:=RAND()*180" office:value-type="float" office:value="131.194640415338" calcext:value-type="float">
            <text:p>131.19464041533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2]*EXP([.C552]/180)-[.D552]/([.C552]^2))/180" office:value-type="float" office:value="1.05536326029173" calcext:value-type="float">
            <text:p>1.05536326029173</text:p>
          </table:table-cell>
          <table:table-cell table:style-name="ce21" table:formula="of:=0.01*([.B552]+[.B552]^2*0.1+[.C552]*[.D552])/([.C552]*[.D552]-[.B552])" office:value-type="float" office:value="0.0105238092013278" calcext:value-type="float">
            <text:p>0.01052</text:p>
          </table:table-cell>
          <table:table-cell table:style-name="ce26" office:value-type="string" calcext:value-type="string">
            <text:p>3,510,207,778</text:p>
          </table:table-cell>
          <table:table-cell table:number-columns-repeated="1016"/>
        </table:table-row>
        <table:table-row table:style-name="ro1">
          <table:table-cell table:style-name="ce9" table:formula="of:=[.A552]+1" office:value-type="float" office:value="551" calcext:value-type="float">
            <text:p>551</text:p>
          </table:table-cell>
          <table:table-cell table:style-name="ce15" table:formula="of:=RAND()*180" office:value-type="float" office:value="101.982050509653" calcext:value-type="float">
            <text:p>101.982050509653</text:p>
          </table:table-cell>
          <table:table-cell table:style-name="ce15" table:formula="of:=RAND()*180" office:value-type="float" office:value="98.2056897343904" calcext:value-type="float">
            <text:p>98.2056897343904</text:p>
          </table:table-cell>
          <table:table-cell table:style-name="ce15" table:formula="of:=RAND()*180" office:value-type="float" office:value="131.023997248585" calcext:value-type="float">
            <text:p>131.02399724858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3]*EXP([.C553]/180)-[.D553]/([.C553]^2))/180" office:value-type="float" office:value="0.977604522277771" calcext:value-type="float">
            <text:p>0.977604522277771</text:p>
          </table:table-cell>
          <table:table-cell table:style-name="ce21" table:formula="of:=0.01*([.B553]+[.B553]^2*0.1+[.C553]*[.D553])/([.C553]*[.D553]-[.B553])" office:value-type="float" office:value="0.0109745137344433" calcext:value-type="float">
            <text:p>0.01097</text:p>
          </table:table-cell>
          <table:table-cell table:style-name="ce26" office:value-type="string" calcext:value-type="string">
            <text:p>353,730,883</text:p>
          </table:table-cell>
          <table:table-cell table:number-columns-repeated="1016"/>
        </table:table-row>
        <table:table-row table:style-name="ro1">
          <table:table-cell table:style-name="ce9" table:formula="of:=[.A553]+1" office:value-type="float" office:value="552" calcext:value-type="float">
            <text:p>552</text:p>
          </table:table-cell>
          <table:table-cell table:style-name="ce15" table:formula="of:=RAND()*180" office:value-type="float" office:value="179.401654464255" calcext:value-type="float">
            <text:p>179.401654464255</text:p>
          </table:table-cell>
          <table:table-cell table:style-name="ce15" table:formula="of:=RAND()*180" office:value-type="float" office:value="178.791875717161" calcext:value-type="float">
            <text:p>178.791875717161</text:p>
          </table:table-cell>
          <table:table-cell table:style-name="ce15" table:formula="of:=RAND()*180" office:value-type="float" office:value="90.4988180990508" calcext:value-type="float">
            <text:p>90.498818099050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4]*EXP([.C554]/180)-[.D554]/([.C554]^2))/180" office:value-type="float" office:value="2.69110711240539" calcext:value-type="float">
            <text:p>2.69110711240539</text:p>
          </table:table-cell>
          <table:table-cell table:style-name="ce21" table:formula="of:=0.01*([.B554]+[.B554]^2*0.1+[.C554]*[.D554])/([.C554]*[.D554]-[.B554])" office:value-type="float" office:value="0.0122356647048882" calcext:value-type="float">
            <text:p>0.01224</text:p>
          </table:table-cell>
          <table:table-cell table:style-name="ce26" office:value-type="string" calcext:value-type="string">
            <text:p>3,564,409,845</text:p>
          </table:table-cell>
          <table:table-cell table:number-columns-repeated="1016"/>
        </table:table-row>
        <table:table-row table:style-name="ro1">
          <table:table-cell table:style-name="ce9" table:formula="of:=[.A554]+1" office:value-type="float" office:value="553" calcext:value-type="float">
            <text:p>553</text:p>
          </table:table-cell>
          <table:table-cell table:style-name="ce15" table:formula="of:=RAND()*180" office:value-type="float" office:value="19.5285637206836" calcext:value-type="float">
            <text:p>19.5285637206836</text:p>
          </table:table-cell>
          <table:table-cell table:style-name="ce15" table:formula="of:=RAND()*180" office:value-type="float" office:value="61.9735354621541" calcext:value-type="float">
            <text:p>61.9735354621541</text:p>
          </table:table-cell>
          <table:table-cell table:style-name="ce15" table:formula="of:=RAND()*180" office:value-type="float" office:value="22.6866239925599" calcext:value-type="float">
            <text:p>22.686623992559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5]*EXP([.C555]/180)-[.D555]/([.C555]^2))/180" office:value-type="float" office:value="0.153049233318617" calcext:value-type="float">
            <text:p>0.153049233318617</text:p>
          </table:table-cell>
          <table:table-cell table:style-name="ce21" table:formula="of:=0.01*([.B555]+[.B555]^2*0.1+[.C555]*[.D555])/([.C555]*[.D555]-[.B555])" office:value-type="float" office:value="0.0105567749853059" calcext:value-type="float">
            <text:p>0.01056</text:p>
          </table:table-cell>
          <table:table-cell table:style-name="ce26" office:value-type="string" calcext:value-type="string">
            <text:p>3,591,510,878</text:p>
          </table:table-cell>
          <table:table-cell table:number-columns-repeated="1016"/>
        </table:table-row>
        <table:table-row table:style-name="ro1">
          <table:table-cell table:style-name="ce9" table:formula="of:=[.A555]+1" office:value-type="float" office:value="554" calcext:value-type="float">
            <text:p>554</text:p>
          </table:table-cell>
          <table:table-cell table:style-name="ce15" table:formula="of:=RAND()*180" office:value-type="float" office:value="159.093656470348" calcext:value-type="float">
            <text:p>159.093656470348</text:p>
          </table:table-cell>
          <table:table-cell table:style-name="ce15" table:formula="of:=RAND()*180" office:value-type="float" office:value="0.528246432448834" calcext:value-type="float">
            <text:p>0.528246432448834</text:p>
          </table:table-cell>
          <table:table-cell table:style-name="ce15" table:formula="of:=RAND()*180" office:value-type="float" office:value="81.1890187565023" calcext:value-type="float">
            <text:p>81.189018756502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6]*EXP([.C556]/180)-[.D556]/([.C556]^2))/180" office:value-type="float" office:value="-0.72995911828194" calcext:value-type="float">
            <text:p>-0.72995911828194</text:p>
          </table:table-cell>
          <table:table-cell table:style-name="ce21" table:formula="of:=0.01*([.B556]+[.B556]^2*0.1+[.C556]*[.D556])/([.C556]*[.D556]-[.B556])" office:value-type="float" office:value="-0.235191316997673" calcext:value-type="float">
            <text:p>-0.23519</text:p>
          </table:table-cell>
          <table:table-cell table:style-name="ce26" office:value-type="string" calcext:value-type="string">
            <text:p>3,618,611,911</text:p>
          </table:table-cell>
          <table:table-cell table:number-columns-repeated="1016"/>
        </table:table-row>
        <table:table-row table:style-name="ro1">
          <table:table-cell table:style-name="ce9" table:formula="of:=[.A556]+1" office:value-type="float" office:value="555" calcext:value-type="float">
            <text:p>555</text:p>
          </table:table-cell>
          <table:table-cell table:style-name="ce15" table:formula="of:=RAND()*180" office:value-type="float" office:value="57.6275638118693" calcext:value-type="float">
            <text:p>57.6275638118693</text:p>
          </table:table-cell>
          <table:table-cell table:style-name="ce15" table:formula="of:=RAND()*180" office:value-type="float" office:value="132.6522562246" calcext:value-type="float">
            <text:p>132.6522562246</text:p>
          </table:table-cell>
          <table:table-cell table:style-name="ce15" table:formula="of:=RAND()*180" office:value-type="float" office:value="46.2719251788157" calcext:value-type="float">
            <text:p>46.271925178815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7]*EXP([.C557]/180)-[.D557]/([.C557]^2))/180" office:value-type="float" office:value="0.668966885956835" calcext:value-type="float">
            <text:p>0.668966885956835</text:p>
          </table:table-cell>
          <table:table-cell table:style-name="ce21" table:formula="of:=0.01*([.B557]+[.B557]^2*0.1+[.C557]*[.D557])/([.C557]*[.D557]-[.B557])" office:value-type="float" office:value="0.0107357167760896" calcext:value-type="float">
            <text:p>0.01074</text:p>
          </table:table-cell>
          <table:table-cell table:style-name="ce26" office:value-type="string" calcext:value-type="string">
            <text:p>3,645,712,944</text:p>
          </table:table-cell>
          <table:table-cell table:number-columns-repeated="1016"/>
        </table:table-row>
        <table:table-row table:style-name="ro1">
          <table:table-cell table:style-name="ce9" table:formula="of:=[.A557]+1" office:value-type="float" office:value="556" calcext:value-type="float">
            <text:p>556</text:p>
          </table:table-cell>
          <table:table-cell table:style-name="ce15" table:formula="of:=RAND()*180" office:value-type="float" office:value="40.7362749563654" calcext:value-type="float">
            <text:p>40.7362749563654</text:p>
          </table:table-cell>
          <table:table-cell table:style-name="ce15" table:formula="of:=RAND()*180" office:value-type="float" office:value="94.1559320891441" calcext:value-type="float">
            <text:p>94.1559320891441</text:p>
          </table:table-cell>
          <table:table-cell table:style-name="ce15" table:formula="of:=RAND()*180" office:value-type="float" office:value="136.906691437893" calcext:value-type="float">
            <text:p>136.90669143789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8]*EXP([.C558]/180)-[.D558]/([.C558]^2))/180" office:value-type="float" office:value="0.381755824672662" calcext:value-type="float">
            <text:p>0.381755824672662</text:p>
          </table:table-cell>
          <table:table-cell table:style-name="ce21" table:formula="of:=0.01*([.B558]+[.B558]^2*0.1+[.C558]*[.D558])/([.C558]*[.D558]-[.B558])" office:value-type="float" office:value="0.0101925447655056" calcext:value-type="float">
            <text:p>0.01019</text:p>
          </table:table-cell>
          <table:table-cell table:style-name="ce26" office:value-type="string" calcext:value-type="string">
            <text:p>3,672,813,978</text:p>
          </table:table-cell>
          <table:table-cell table:number-columns-repeated="1016"/>
        </table:table-row>
        <table:table-row table:style-name="ro1">
          <table:table-cell table:style-name="ce9" table:formula="of:=[.A558]+1" office:value-type="float" office:value="557" calcext:value-type="float">
            <text:p>557</text:p>
          </table:table-cell>
          <table:table-cell table:style-name="ce15" table:formula="of:=RAND()*180" office:value-type="float" office:value="0.77379186345182" calcext:value-type="float">
            <text:p>0.77379186345182</text:p>
          </table:table-cell>
          <table:table-cell table:style-name="ce15" table:formula="of:=RAND()*180" office:value-type="float" office:value="70.9366353429815" calcext:value-type="float">
            <text:p>70.9366353429815</text:p>
          </table:table-cell>
          <table:table-cell table:style-name="ce15" table:formula="of:=RAND()*180" office:value-type="float" office:value="47.2760215278643" calcext:value-type="float">
            <text:p>47.2760215278643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59]*EXP([.C559]/180)-[.D559]/([.C559]^2))/180" office:value-type="float" office:value="0.0063231520326216" calcext:value-type="float">
            <text:p>0.006323152032622</text:p>
          </table:table-cell>
          <table:table-cell table:style-name="ce21" table:formula="of:=0.01*([.B559]+[.B559]^2*0.1+[.C559]*[.D559])/([.C559]*[.D559]-[.B559])" office:value-type="float" office:value="0.0100047943379739" calcext:value-type="float">
            <text:p>0.01000</text:p>
          </table:table-cell>
          <table:table-cell table:style-name="ce26" office:value-type="string" calcext:value-type="string">
            <text:p>3,699,915,011</text:p>
          </table:table-cell>
          <table:table-cell table:number-columns-repeated="1016"/>
        </table:table-row>
        <table:table-row table:style-name="ro1">
          <table:table-cell table:style-name="ce9" table:formula="of:=[.A559]+1" office:value-type="float" office:value="558" calcext:value-type="float">
            <text:p>558</text:p>
          </table:table-cell>
          <table:table-cell table:style-name="ce15" table:formula="of:=RAND()*180" office:value-type="float" office:value="142.001599184395" calcext:value-type="float">
            <text:p>142.001599184395</text:p>
          </table:table-cell>
          <table:table-cell table:style-name="ce15" table:formula="of:=RAND()*180" office:value-type="float" office:value="158.417950553416" calcext:value-type="float">
            <text:p>158.417950553416</text:p>
          </table:table-cell>
          <table:table-cell table:style-name="ce15" table:formula="of:=RAND()*180" office:value-type="float" office:value="136.035555546094" calcext:value-type="float">
            <text:p>136.03555554609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0]*EXP([.C560]/180)-[.D560]/([.C560]^2))/180" office:value-type="float" office:value="1.90211297805226" calcext:value-type="float">
            <text:p>1.90211297805226</text:p>
          </table:table-cell>
          <table:table-cell table:style-name="ce21" table:formula="of:=0.01*([.B560]+[.B560]^2*0.1+[.C560]*[.D560])/([.C560]*[.D560]-[.B560])" office:value-type="float" office:value="0.0110745505713098" calcext:value-type="float">
            <text:p>0.01107</text:p>
          </table:table-cell>
          <table:table-cell table:style-name="ce22" office:value-type="string" calcext:value-type="string">
            <text:p>3,727,016,044</text:p>
          </table:table-cell>
          <table:table-cell table:number-columns-repeated="1016"/>
        </table:table-row>
        <table:table-row table:style-name="ro1">
          <table:table-cell table:style-name="ce9" table:formula="of:=[.A560]+1" office:value-type="float" office:value="559" calcext:value-type="float">
            <text:p>559</text:p>
          </table:table-cell>
          <table:table-cell table:style-name="ce15" table:formula="of:=RAND()*180" office:value-type="float" office:value="149.081763066145" calcext:value-type="float">
            <text:p>149.081763066145</text:p>
          </table:table-cell>
          <table:table-cell table:style-name="ce15" table:formula="of:=RAND()*180" office:value-type="float" office:value="159.966746094948" calcext:value-type="float">
            <text:p>159.966746094948</text:p>
          </table:table-cell>
          <table:table-cell table:style-name="ce15" table:formula="of:=RAND()*180" office:value-type="float" office:value="9.58078328496918" calcext:value-type="float">
            <text:p>9.5807832849691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1]*EXP([.C561]/180)-[.D561]/([.C561]^2))/180" office:value-type="float" office:value="2.01423840720916" calcext:value-type="float">
            <text:p>2.01423840720916</text:p>
          </table:table-cell>
          <table:table-cell table:style-name="ce21" table:formula="of:=0.01*([.B561]+[.B561]^2*0.1+[.C561]*[.D561])/([.C561]*[.D561]-[.B561])" office:value-type="float" office:value="0.0282194091142797" calcext:value-type="float">
            <text:p>0.02822</text:p>
          </table:table-cell>
          <table:table-cell table:style-name="ce22" office:value-type="string" calcext:value-type="string">
            <text:p>3,754,117,077</text:p>
          </table:table-cell>
          <table:table-cell table:number-columns-repeated="1016"/>
        </table:table-row>
        <table:table-row table:style-name="ro1">
          <table:table-cell table:style-name="ce9" table:formula="of:=[.A561]+1" office:value-type="float" office:value="560" calcext:value-type="float">
            <text:p>560</text:p>
          </table:table-cell>
          <table:table-cell table:style-name="ce15" table:formula="of:=RAND()*180" office:value-type="float" office:value="137.880534111086" calcext:value-type="float">
            <text:p>137.880534111086</text:p>
          </table:table-cell>
          <table:table-cell table:style-name="ce15" table:formula="of:=RAND()*180" office:value-type="float" office:value="101.406153511703" calcext:value-type="float">
            <text:p>101.406153511703</text:p>
          </table:table-cell>
          <table:table-cell table:style-name="ce15" table:formula="of:=RAND()*180" office:value-type="float" office:value="152.059870665261" calcext:value-type="float">
            <text:p>152.05987066526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2]*EXP([.C562]/180)-[.D562]/([.C562]^2))/180" office:value-type="float" office:value="1.34546170322552" calcext:value-type="float">
            <text:p>1.34546170322552</text:p>
          </table:table-cell>
          <table:table-cell table:style-name="ce21" table:formula="of:=0.01*([.B562]+[.B562]^2*0.1+[.C562]*[.D562])/([.C562]*[.D562]-[.B562])" office:value-type="float" office:value="0.011424470468756" calcext:value-type="float">
            <text:p>0.01142</text:p>
          </table:table-cell>
          <table:table-cell table:style-name="ce22" office:value-type="string" calcext:value-type="string">
            <text:p>3,781,218,110</text:p>
          </table:table-cell>
          <table:table-cell table:number-columns-repeated="1016"/>
        </table:table-row>
        <table:table-row table:style-name="ro1">
          <table:table-cell table:style-name="ce9" table:formula="of:=[.A562]+1" office:value-type="float" office:value="561" calcext:value-type="float">
            <text:p>561</text:p>
          </table:table-cell>
          <table:table-cell table:style-name="ce15" table:formula="of:=RAND()*180" office:value-type="float" office:value="169.486740150779" calcext:value-type="float">
            <text:p>169.486740150779</text:p>
          </table:table-cell>
          <table:table-cell table:style-name="ce15" table:formula="of:=RAND()*180" office:value-type="float" office:value="162.499127883085" calcext:value-type="float">
            <text:p>162.499127883085</text:p>
          </table:table-cell>
          <table:table-cell table:style-name="ce15" table:formula="of:=RAND()*180" office:value-type="float" office:value="93.2974169241736" calcext:value-type="float">
            <text:p>93.297416924173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3]*EXP([.C563]/180)-[.D563]/([.C563]^2))/180" office:value-type="float" office:value="2.3223563173025" calcext:value-type="float">
            <text:p>2.3223563173025</text:p>
          </table:table-cell>
          <table:table-cell table:style-name="ce21" table:formula="of:=0.01*([.B563]+[.B563]^2*0.1+[.C563]*[.D563])/([.C563]*[.D563]-[.B563])" office:value-type="float" office:value="0.0121422805886491" calcext:value-type="float">
            <text:p>0.01214</text:p>
          </table:table-cell>
          <table:table-cell table:style-name="ce22" office:value-type="string" calcext:value-type="string">
            <text:p>3,808,319,144</text:p>
          </table:table-cell>
          <table:table-cell table:number-columns-repeated="1016"/>
        </table:table-row>
        <table:table-row table:style-name="ro1">
          <table:table-cell table:style-name="ce9" table:formula="of:=[.A563]+1" office:value-type="float" office:value="562" calcext:value-type="float">
            <text:p>562</text:p>
          </table:table-cell>
          <table:table-cell table:style-name="ce15" table:formula="of:=RAND()*180" office:value-type="float" office:value="172.914193030379" calcext:value-type="float">
            <text:p>172.914193030379</text:p>
          </table:table-cell>
          <table:table-cell table:style-name="ce15" table:formula="of:=RAND()*180" office:value-type="float" office:value="121.699740873425" calcext:value-type="float">
            <text:p>121.699740873425</text:p>
          </table:table-cell>
          <table:table-cell table:style-name="ce15" table:formula="of:=RAND()*180" office:value-type="float" office:value="18.3114396978909" calcext:value-type="float">
            <text:p>18.311439697890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4]*EXP([.C564]/180)-[.D564]/([.C564]^2))/180" office:value-type="float" office:value="1.88880558095077" calcext:value-type="float">
            <text:p>1.88880558095077</text:p>
          </table:table-cell>
          <table:table-cell table:style-name="ce21" table:formula="of:=0.01*([.B564]+[.B564]^2*0.1+[.C564]*[.D564])/([.C564]*[.D564]-[.B564])" office:value-type="float" office:value="0.0262278037803178" calcext:value-type="float">
            <text:p>0.02623</text:p>
          </table:table-cell>
          <table:table-cell table:style-name="ce22" office:value-type="string" calcext:value-type="string">
            <text:p>3,835,420,177</text:p>
          </table:table-cell>
          <table:table-cell table:number-columns-repeated="1016"/>
        </table:table-row>
        <table:table-row table:style-name="ro1">
          <table:table-cell table:style-name="ce9" table:formula="of:=[.A564]+1" office:value-type="float" office:value="563" calcext:value-type="float">
            <text:p>563</text:p>
          </table:table-cell>
          <table:table-cell table:style-name="ce15" table:formula="of:=RAND()*180" office:value-type="float" office:value="51.4732543135959" calcext:value-type="float">
            <text:p>51.4732543135959</text:p>
          </table:table-cell>
          <table:table-cell table:style-name="ce15" table:formula="of:=RAND()*180" office:value-type="float" office:value="151.393943835764" calcext:value-type="float">
            <text:p>151.393943835764</text:p>
          </table:table-cell>
          <table:table-cell table:style-name="ce15" table:formula="of:=RAND()*180" office:value-type="float" office:value="21.6764575314623" calcext:value-type="float">
            <text:p>21.676457531462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5]*EXP([.C565]/180)-[.D565]/([.C565]^2))/180" office:value-type="float" office:value="0.663102984647418" calcext:value-type="float">
            <text:p>0.663102984647418</text:p>
          </table:table-cell>
          <table:table-cell table:style-name="ce21" table:formula="of:=0.01*([.B565]+[.B565]^2*0.1+[.C565]*[.D565])/([.C565]*[.D565]-[.B565])" office:value-type="float" office:value="0.0111389227628551" calcext:value-type="float">
            <text:p>0.01114</text:p>
          </table:table-cell>
          <table:table-cell table:style-name="ce22" office:value-type="string" calcext:value-type="string">
            <text:p>3,862,521,210</text:p>
          </table:table-cell>
          <table:table-cell table:number-columns-repeated="1016"/>
        </table:table-row>
        <table:table-row table:style-name="ro1">
          <table:table-cell table:style-name="ce9" table:formula="of:=[.A565]+1" office:value-type="float" office:value="564" calcext:value-type="float">
            <text:p>564</text:p>
          </table:table-cell>
          <table:table-cell table:style-name="ce15" table:formula="of:=RAND()*180" office:value-type="float" office:value="22.1386782577465" calcext:value-type="float">
            <text:p>22.1386782577465</text:p>
          </table:table-cell>
          <table:table-cell table:style-name="ce15" table:formula="of:=RAND()*180" office:value-type="float" office:value="27.3665799194748" calcext:value-type="float">
            <text:p>27.3665799194748</text:p>
          </table:table-cell>
          <table:table-cell table:style-name="ce15" table:formula="of:=RAND()*180" office:value-type="float" office:value="24.3748403773742" calcext:value-type="float">
            <text:p>24.374840377374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6]*EXP([.C566]/180)-[.D566]/([.C566]^2))/180" office:value-type="float" office:value="0.143007582404186" calcext:value-type="float">
            <text:p>0.143007582404186</text:p>
          </table:table-cell>
          <table:table-cell table:style-name="ce21" table:formula="of:=0.01*([.B566]+[.B566]^2*0.1+[.C566]*[.D566])/([.C566]*[.D566]-[.B566])" office:value-type="float" office:value="0.0114465336622332" calcext:value-type="float">
            <text:p>0.01145</text:p>
          </table:table-cell>
          <table:table-cell table:style-name="ce22" office:value-type="string" calcext:value-type="string">
            <text:p>3,889,622,243</text:p>
          </table:table-cell>
          <table:table-cell table:number-columns-repeated="1016"/>
        </table:table-row>
        <table:table-row table:style-name="ro1">
          <table:table-cell table:style-name="ce9" table:formula="of:=[.A566]+1" office:value-type="float" office:value="565" calcext:value-type="float">
            <text:p>565</text:p>
          </table:table-cell>
          <table:table-cell table:style-name="ce15" table:formula="of:=RAND()*180" office:value-type="float" office:value="47.7495513917787" calcext:value-type="float">
            <text:p>47.7495513917787</text:p>
          </table:table-cell>
          <table:table-cell table:style-name="ce15" table:formula="of:=RAND()*180" office:value-type="float" office:value="77.356106343265" calcext:value-type="float">
            <text:p>77.356106343265</text:p>
          </table:table-cell>
          <table:table-cell table:style-name="ce15" table:formula="of:=RAND()*180" office:value-type="float" office:value="71.195658687243" calcext:value-type="float">
            <text:p>71.19565868724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67]*EXP([.C567]/180)-[.D567]/([.C567]^2))/180" office:value-type="float" office:value="0.407630899407884" calcext:value-type="float">
            <text:p>0.407630899407884</text:p>
          </table:table-cell>
          <table:table-cell table:style-name="ce21" table:formula="of:=0.01*([.B567]+[.B567]^2*0.1+[.C567]*[.D567])/([.C567]*[.D567]-[.B567])" office:value-type="float" office:value="0.0105925286776489" calcext:value-type="float">
            <text:p>0.01059</text:p>
          </table:table-cell>
          <table:table-cell table:style-name="ce22" office:value-type="string" calcext:value-type="string">
            <text:p>3,916,723,276</text:p>
          </table:table-cell>
          <table:table-cell table:number-columns-repeated="1016"/>
        </table:table-row>
        <table:table-row table:style-name="ro1">
          <table:table-cell table:style-name="ce9" table:formula="of:=[.A567]+1" office:value-type="float" office:value="566" calcext:value-type="float">
            <text:p>566</text:p>
          </table:table-cell>
          <table:table-cell table:style-name="ce15" table:formula="of:=RAND()*180" office:value-type="float" office:value="73.7168883657912" calcext:value-type="float">
            <text:p>73.7168883657912</text:p>
          </table:table-cell>
          <table:table-cell table:style-name="ce15" table:formula="of:=RAND()*180" office:value-type="float" office:value="28.2249271900027" calcext:value-type="float">
            <text:p>28.2249271900027</text:p>
          </table:table-cell>
          <table:table-cell table:style-name="ce15" table:formula="of:=RAND()*180" office:value-type="float" office:value="173.198053731752" calcext:value-type="float">
            <text:p>173.19805373175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68]*EXP([.C568]/180)-[.D568]/([.C568]^2))/180" office:value-type="float" office:value="0.477856796470635" calcext:value-type="float">
            <text:p>0.477856796470635</text:p>
          </table:table-cell>
          <table:table-cell table:style-name="ce21" table:formula="of:=0.01*([.B568]+[.B568]^2*0.1+[.C568]*[.D568])/([.C568]*[.D568]-[.B568])" office:value-type="float" office:value="0.0114348546369436" calcext:value-type="float">
            <text:p>0.01143</text:p>
          </table:table-cell>
          <table:table-cell table:style-name="ce23" office:value-type="string" calcext:value-type="string">
            <text:p>3,943,824,310</text:p>
          </table:table-cell>
          <table:table-cell table:number-columns-repeated="1016"/>
        </table:table-row>
        <table:table-row table:style-name="ro1">
          <table:table-cell table:style-name="ce9" table:formula="of:=[.A568]+1" office:value-type="float" office:value="567" calcext:value-type="float">
            <text:p>567</text:p>
          </table:table-cell>
          <table:table-cell table:style-name="ce15" table:formula="of:=RAND()*180" office:value-type="float" office:value="173.809560754996" calcext:value-type="float">
            <text:p>173.809560754996</text:p>
          </table:table-cell>
          <table:table-cell table:style-name="ce15" table:formula="of:=RAND()*180" office:value-type="float" office:value="74.4363437832477" calcext:value-type="float">
            <text:p>74.4363437832477</text:p>
          </table:table-cell>
          <table:table-cell table:style-name="ce15" table:formula="of:=RAND()*180" office:value-type="float" office:value="136.104986027475" calcext:value-type="float">
            <text:p>136.10498602747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69]*EXP([.C569]/180)-[.D569]/([.C569]^2))/180" office:value-type="float" office:value="1.46001271936844" calcext:value-type="float">
            <text:p>1.46001271936844</text:p>
          </table:table-cell>
          <table:table-cell table:style-name="ce21" table:formula="of:=0.01*([.B569]+[.B569]^2*0.1+[.C569]*[.D569])/([.C569]*[.D569]-[.B569])" office:value-type="float" office:value="0.0133830247498743" calcext:value-type="float">
            <text:p>0.01338</text:p>
          </table:table-cell>
          <table:table-cell table:style-name="ce23" office:value-type="string" calcext:value-type="string">
            <text:p>3,970,925,343</text:p>
          </table:table-cell>
          <table:table-cell table:number-columns-repeated="1016"/>
        </table:table-row>
        <table:table-row table:style-name="ro1">
          <table:table-cell table:style-name="ce9" table:formula="of:=[.A569]+1" office:value-type="float" office:value="568" calcext:value-type="float">
            <text:p>568</text:p>
          </table:table-cell>
          <table:table-cell table:style-name="ce15" table:formula="of:=RAND()*180" office:value-type="float" office:value="43.5109133957488" calcext:value-type="float">
            <text:p>43.5109133957488</text:p>
          </table:table-cell>
          <table:table-cell table:style-name="ce15" table:formula="of:=RAND()*180" office:value-type="float" office:value="31.8780911444881" calcext:value-type="float">
            <text:p>31.8780911444881</text:p>
          </table:table-cell>
          <table:table-cell table:style-name="ce15" table:formula="of:=RAND()*180" office:value-type="float" office:value="41.8568339574643" calcext:value-type="float">
            <text:p>41.856833957464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0]*EXP([.C570]/180)-[.D570]/([.C570]^2))/180" office:value-type="float" office:value="0.288333390163894" calcext:value-type="float">
            <text:p>0.288333390163894</text:p>
          </table:table-cell>
          <table:table-cell table:style-name="ce21" table:formula="of:=0.01*([.B570]+[.B570]^2*0.1+[.C570]*[.D570])/([.C570]*[.D570]-[.B570])" office:value-type="float" office:value="0.012140848335518" calcext:value-type="float">
            <text:p>0.01214</text:p>
          </table:table-cell>
          <table:table-cell table:style-name="ce23" office:value-type="string" calcext:value-type="string">
            <text:p>3,998,026,376</text:p>
          </table:table-cell>
          <table:table-cell table:number-columns-repeated="1016"/>
        </table:table-row>
        <table:table-row table:style-name="ro1">
          <table:table-cell table:style-name="ce9" table:formula="of:=[.A570]+1" office:value-type="float" office:value="569" calcext:value-type="float">
            <text:p>569</text:p>
          </table:table-cell>
          <table:table-cell table:style-name="ce15" table:formula="of:=RAND()*180" office:value-type="float" office:value="92.599417019104" calcext:value-type="float">
            <text:p>92.599417019104</text:p>
          </table:table-cell>
          <table:table-cell table:style-name="ce15" table:formula="of:=RAND()*180" office:value-type="float" office:value="143.985178910062" calcext:value-type="float">
            <text:p>143.985178910062</text:p>
          </table:table-cell>
          <table:table-cell table:style-name="ce15" table:formula="of:=RAND()*180" office:value-type="float" office:value="124.040233984396" calcext:value-type="float">
            <text:p>124.04023398439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1]*EXP([.C571]/180)-[.D571]/([.C571]^2))/180" office:value-type="float" office:value="1.14478245169753" calcext:value-type="float">
            <text:p>1.14478245169753</text:p>
          </table:table-cell>
          <table:table-cell table:style-name="ce21" table:formula="of:=0.01*([.B571]+[.B571]^2*0.1+[.C571]*[.D571])/([.C571]*[.D571]-[.B571])" office:value-type="float" office:value="0.0105868425471818" calcext:value-type="float">
            <text:p>0.01059</text:p>
          </table:table-cell>
          <table:table-cell table:style-name="ce23" office:value-type="string" calcext:value-type="string">
            <text:p>4,025,127,409</text:p>
          </table:table-cell>
          <table:table-cell table:number-columns-repeated="1016"/>
        </table:table-row>
        <table:table-row table:style-name="ro1">
          <table:table-cell table:style-name="ce9" table:formula="of:=[.A571]+1" office:value-type="float" office:value="570" calcext:value-type="float">
            <text:p>570</text:p>
          </table:table-cell>
          <table:table-cell table:style-name="ce15" table:formula="of:=RAND()*180" office:value-type="float" office:value="17.0855525398534" calcext:value-type="float">
            <text:p>17.0855525398534</text:p>
          </table:table-cell>
          <table:table-cell table:style-name="ce15" table:formula="of:=RAND()*180" office:value-type="float" office:value="40.3191652764191" calcext:value-type="float">
            <text:p>40.3191652764191</text:p>
          </table:table-cell>
          <table:table-cell table:style-name="ce15" table:formula="of:=RAND()*180" office:value-type="float" office:value="48.726442309062" calcext:value-type="float">
            <text:p>48.726442309062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2]*EXP([.C572]/180)-[.D572]/([.C572]^2))/180" office:value-type="float" office:value="0.118584259559631" calcext:value-type="float">
            <text:p>0.118584259559631</text:p>
          </table:table-cell>
          <table:table-cell table:style-name="ce21" table:formula="of:=0.01*([.B572]+[.B572]^2*0.1+[.C572]*[.D572])/([.C572]*[.D572]-[.B572])" office:value-type="float" office:value="0.010325350126485" calcext:value-type="float">
            <text:p>0.01033</text:p>
          </table:table-cell>
          <table:table-cell table:style-name="ce23" office:value-type="string" calcext:value-type="string">
            <text:p>405,222,846</text:p>
          </table:table-cell>
          <table:table-cell table:number-columns-repeated="1016"/>
        </table:table-row>
        <table:table-row table:style-name="ro1">
          <table:table-cell table:style-name="ce9" table:formula="of:=[.A572]+1" office:value-type="float" office:value="571" calcext:value-type="float">
            <text:p>571</text:p>
          </table:table-cell>
          <table:table-cell table:style-name="ce15" table:formula="of:=RAND()*180" office:value-type="float" office:value="90.6855757343036" calcext:value-type="float">
            <text:p>90.6855757343036</text:p>
          </table:table-cell>
          <table:table-cell table:style-name="ce15" table:formula="of:=RAND()*180" office:value-type="float" office:value="113.674825934767" calcext:value-type="float">
            <text:p>113.674825934767</text:p>
          </table:table-cell>
          <table:table-cell table:style-name="ce15" table:formula="of:=RAND()*180" office:value-type="float" office:value="43.9074705201298" calcext:value-type="float">
            <text:p>43.9074705201298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3]*EXP([.C573]/180)-[.D573]/([.C573]^2))/180" office:value-type="float" office:value="0.947383169317969" calcext:value-type="float">
            <text:p>0.947383169317969</text:p>
          </table:table-cell>
          <table:table-cell table:style-name="ce21" table:formula="of:=0.01*([.B573]+[.B573]^2*0.1+[.C573]*[.D573])/([.C573]*[.D573]-[.B573])" office:value-type="float" office:value="0.0120482825692862" calcext:value-type="float">
            <text:p>0.01205</text:p>
          </table:table-cell>
          <table:table-cell table:style-name="ce23" office:value-type="string" calcext:value-type="string">
            <text:p>4,079,329,476</text:p>
          </table:table-cell>
          <table:table-cell table:number-columns-repeated="1016"/>
        </table:table-row>
        <table:table-row table:style-name="ro1">
          <table:table-cell table:style-name="ce9" table:formula="of:=[.A573]+1" office:value-type="float" office:value="572" calcext:value-type="float">
            <text:p>572</text:p>
          </table:table-cell>
          <table:table-cell table:style-name="ce15" table:formula="of:=RAND()*180" office:value-type="float" office:value="70.0672793503169" calcext:value-type="float">
            <text:p>70.0672793503169</text:p>
          </table:table-cell>
          <table:table-cell table:style-name="ce15" table:formula="of:=RAND()*180" office:value-type="float" office:value="12.5206776173939" calcext:value-type="float">
            <text:p>12.5206776173939</text:p>
          </table:table-cell>
          <table:table-cell table:style-name="ce15" table:formula="of:=RAND()*180" office:value-type="float" office:value="90.5378728770896" calcext:value-type="float">
            <text:p>90.5378728770896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4]*EXP([.C574]/180)-[.D574]/([.C574]^2))/180" office:value-type="float" office:value="0.414094952488773" calcext:value-type="float">
            <text:p>0.414094952488773</text:p>
          </table:table-cell>
          <table:table-cell table:style-name="ce21" table:formula="of:=0.01*([.B574]+[.B574]^2*0.1+[.C574]*[.D574])/([.C574]*[.D574]-[.B574])" office:value-type="float" office:value="0.0159338050373282" calcext:value-type="float">
            <text:p>0.01593</text:p>
          </table:table-cell>
          <table:table-cell table:style-name="ce23" office:value-type="string" calcext:value-type="string">
            <text:p>4,106,430,509</text:p>
          </table:table-cell>
          <table:table-cell table:number-columns-repeated="1016"/>
        </table:table-row>
        <table:table-row table:style-name="ro1">
          <table:table-cell table:style-name="ce9" table:formula="of:=[.A574]+1" office:value-type="float" office:value="573" calcext:value-type="float">
            <text:p>573</text:p>
          </table:table-cell>
          <table:table-cell table:style-name="ce15" table:formula="of:=RAND()*180" office:value-type="float" office:value="57.3114450962288" calcext:value-type="float">
            <text:p>57.3114450962288</text:p>
          </table:table-cell>
          <table:table-cell table:style-name="ce15" table:formula="of:=RAND()*180" office:value-type="float" office:value="10.8525848038839" calcext:value-type="float">
            <text:p>10.8525848038839</text:p>
          </table:table-cell>
          <table:table-cell table:style-name="ce15" table:formula="of:=RAND()*180" office:value-type="float" office:value="150.466354085503" calcext:value-type="float">
            <text:p>150.46635408550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575]*EXP([.C575]/180)-[.D575]/([.C575]^2))/180" office:value-type="float" office:value="0.331086844799373" calcext:value-type="float">
            <text:p>0.331086844799373</text:p>
          </table:table-cell>
          <table:table-cell table:style-name="ce21" table:formula="of:=0.01*([.B575]+[.B575]^2*0.1+[.C575]*[.D575])/([.C575]*[.D575]-[.B575])" office:value-type="float" office:value="0.0128120877157229" calcext:value-type="float">
            <text:p>0.01281</text:p>
          </table:table-cell>
          <table:table-cell table:style-name="ce23" office:value-type="string" calcext:value-type="string">
            <text:p>413,353,156</text:p>
          </table:table-cell>
          <table:table-cell table:number-columns-repeated="1016"/>
        </table:table-row>
        <table:table-row table:style-name="ro1">
          <table:table-cell table:style-name="ce9" table:formula="of:=[.A575]+1" office:value-type="float" office:value="574" calcext:value-type="float">
            <text:p>574</text:p>
          </table:table-cell>
          <table:table-cell table:style-name="ce15" table:formula="of:=RAND()*180" office:value-type="float" office:value="29.3014410053814" calcext:value-type="float">
            <text:p>29.3014410053814</text:p>
          </table:table-cell>
          <table:table-cell table:style-name="ce15" table:formula="of:=RAND()*180" office:value-type="float" office:value="100.893730094723" calcext:value-type="float">
            <text:p>100.893730094723</text:p>
          </table:table-cell>
          <table:table-cell table:style-name="ce15" table:formula="of:=RAND()*180" office:value-type="float" office:value="153.756765718998" calcext:value-type="float">
            <text:p>153.756765718998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6]*EXP([.C576]/180)-[.D576]/([.C576]^2))/180" office:value-type="float" office:value="0.285049117181181" calcext:value-type="float">
            <text:p>0.285049117181181</text:p>
          </table:table-cell>
          <table:table-cell table:style-name="ce21" table:formula="of:=0.01*([.B576]+[.B576]^2*0.1+[.C576]*[.D576])/([.C576]*[.D576]-[.B576])" office:value-type="float" office:value="0.0100932977689403" calcext:value-type="float">
            <text:p>0.01009</text:p>
          </table:table-cell>
          <table:table-cell table:style-name="ce24" office:value-type="string" calcext:value-type="string">
            <text:p>4,160,632,575</text:p>
          </table:table-cell>
          <table:table-cell table:number-columns-repeated="1016"/>
        </table:table-row>
        <table:table-row table:style-name="ro1">
          <table:table-cell table:style-name="ce9" table:formula="of:=[.A576]+1" office:value-type="float" office:value="575" calcext:value-type="float">
            <text:p>575</text:p>
          </table:table-cell>
          <table:table-cell table:style-name="ce15" table:formula="of:=RAND()*180" office:value-type="float" office:value="169.272595764278" calcext:value-type="float">
            <text:p>169.272595764278</text:p>
          </table:table-cell>
          <table:table-cell table:style-name="ce15" table:formula="of:=RAND()*180" office:value-type="float" office:value="126.771663413212" calcext:value-type="float">
            <text:p>126.771663413212</text:p>
          </table:table-cell>
          <table:table-cell table:style-name="ce15" table:formula="of:=RAND()*180" office:value-type="float" office:value="7.9793744198032" calcext:value-type="float">
            <text:p>7.979374419803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7]*EXP([.C577]/180)-[.D577]/([.C577]^2))/180" office:value-type="float" office:value="1.90187287788418" calcext:value-type="float">
            <text:p>1.90187287788418</text:p>
          </table:table-cell>
          <table:table-cell table:style-name="ce21" table:formula="of:=0.01*([.B577]+[.B577]^2*0.1+[.C577]*[.D577])/([.C577]*[.D577]-[.B577])" office:value-type="float" office:value="0.0480377504086791" calcext:value-type="float">
            <text:p>0.04804</text:p>
          </table:table-cell>
          <table:table-cell table:style-name="ce24" office:value-type="string" calcext:value-type="string">
            <text:p>4,187,733,608</text:p>
          </table:table-cell>
          <table:table-cell table:number-columns-repeated="1016"/>
        </table:table-row>
        <table:table-row table:style-name="ro1">
          <table:table-cell table:style-name="ce9" table:formula="of:=[.A577]+1" office:value-type="float" office:value="576" calcext:value-type="float">
            <text:p>576</text:p>
          </table:table-cell>
          <table:table-cell table:style-name="ce15" table:formula="of:=RAND()*180" office:value-type="float" office:value="57.9862654188327" calcext:value-type="float">
            <text:p>57.9862654188327</text:p>
          </table:table-cell>
          <table:table-cell table:style-name="ce15" table:formula="of:=RAND()*180" office:value-type="float" office:value="176.821306185228" calcext:value-type="float">
            <text:p>176.821306185228</text:p>
          </table:table-cell>
          <table:table-cell table:style-name="ce15" table:formula="of:=RAND()*180" office:value-type="float" office:value="40.9293307606634" calcext:value-type="float">
            <text:p>40.9293307606634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8]*EXP([.C578]/180)-[.D578]/([.C578]^2))/180" office:value-type="float" office:value="0.860347815635101" calcext:value-type="float">
            <text:p>0.860347815635101</text:p>
          </table:table-cell>
          <table:table-cell table:style-name="ce21" table:formula="of:=0.01*([.B578]+[.B578]^2*0.1+[.C578]*[.D578])/([.C578]*[.D578]-[.B578])" office:value-type="float" office:value="0.0106298943704434" calcext:value-type="float">
            <text:p>0.01063</text:p>
          </table:table-cell>
          <table:table-cell table:style-name="ce24" office:value-type="string" calcext:value-type="string">
            <text:p>421,483,466</text:p>
          </table:table-cell>
          <table:table-cell table:number-columns-repeated="1016"/>
        </table:table-row>
        <table:table-row table:style-name="ro1">
          <table:table-cell table:style-name="ce9" table:formula="of:=[.A578]+1" office:value-type="float" office:value="577" calcext:value-type="float">
            <text:p>577</text:p>
          </table:table-cell>
          <table:table-cell table:style-name="ce15" table:formula="of:=RAND()*180" office:value-type="float" office:value="160.396382337275" calcext:value-type="float">
            <text:p>160.396382337275</text:p>
          </table:table-cell>
          <table:table-cell table:style-name="ce15" table:formula="of:=RAND()*180" office:value-type="float" office:value="25.8682374610851" calcext:value-type="float">
            <text:p>25.8682374610851</text:p>
          </table:table-cell>
          <table:table-cell table:style-name="ce15" table:formula="of:=RAND()*180" office:value-type="float" office:value="127.680650907882" calcext:value-type="float">
            <text:p>127.68065090788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79]*EXP([.C579]/180)-[.D579]/([.C579]^2))/180" office:value-type="float" office:value="1.02775092095845" calcext:value-type="float">
            <text:p>1.02775092095845</text:p>
          </table:table-cell>
          <table:table-cell table:style-name="ce21" table:formula="of:=0.01*([.B579]+[.B579]^2*0.1+[.C579]*[.D579])/([.C579]*[.D579]-[.B579])" office:value-type="float" office:value="0.0192076813863105" calcext:value-type="float">
            <text:p>0.01921</text:p>
          </table:table-cell>
          <table:table-cell table:style-name="ce24" office:value-type="string" calcext:value-type="string">
            <text:p>4,241,935,675</text:p>
          </table:table-cell>
          <table:table-cell table:number-columns-repeated="1016"/>
        </table:table-row>
        <table:table-row table:style-name="ro1">
          <table:table-cell table:style-name="ce9" table:formula="of:=[.A579]+1" office:value-type="float" office:value="578" calcext:value-type="float">
            <text:p>578</text:p>
          </table:table-cell>
          <table:table-cell table:style-name="ce15" table:formula="of:=RAND()*180" office:value-type="float" office:value="150.51836663282" calcext:value-type="float">
            <text:p>150.51836663282</text:p>
          </table:table-cell>
          <table:table-cell table:style-name="ce15" table:formula="of:=RAND()*180" office:value-type="float" office:value="76.1538194850724" calcext:value-type="float">
            <text:p>76.1538194850724</text:p>
          </table:table-cell>
          <table:table-cell table:style-name="ce15" table:formula="of:=RAND()*180" office:value-type="float" office:value="101.75536074473" calcext:value-type="float">
            <text:p>101.75536074473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0]*EXP([.C580]/180)-[.D580]/([.C580]^2))/180" office:value-type="float" office:value="1.27650857982752" calcext:value-type="float">
            <text:p>1.27650857982752</text:p>
          </table:table-cell>
          <table:table-cell table:style-name="ce21" table:formula="of:=0.01*([.B580]+[.B580]^2*0.1+[.C580]*[.D580])/([.C580]*[.D580]-[.B580])" office:value-type="float" office:value="0.0133777729174962" calcext:value-type="float">
            <text:p>0.01338</text:p>
          </table:table-cell>
          <table:table-cell table:style-name="ce24" office:value-type="string" calcext:value-type="string">
            <text:p>4,269,036,708</text:p>
          </table:table-cell>
          <table:table-cell table:number-columns-repeated="1016"/>
        </table:table-row>
        <table:table-row table:style-name="ro1">
          <table:table-cell table:style-name="ce9" table:formula="of:=[.A580]+1" office:value-type="float" office:value="579" calcext:value-type="float">
            <text:p>579</text:p>
          </table:table-cell>
          <table:table-cell table:style-name="ce15" table:formula="of:=RAND()*180" office:value-type="float" office:value="168.862827555972" calcext:value-type="float">
            <text:p>168.862827555972</text:p>
          </table:table-cell>
          <table:table-cell table:style-name="ce15" table:formula="of:=RAND()*180" office:value-type="float" office:value="65.3264435992156" calcext:value-type="float">
            <text:p>65.3264435992156</text:p>
          </table:table-cell>
          <table:table-cell table:style-name="ce15" table:formula="of:=RAND()*180" office:value-type="float" office:value="27.1655286828436" calcext:value-type="float">
            <text:p>27.165528682843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1]*EXP([.C581]/180)-[.D581]/([.C581]^2))/180" office:value-type="float" office:value="1.34854782196223" calcext:value-type="float">
            <text:p>1.34854782196223</text:p>
          </table:table-cell>
          <table:table-cell table:style-name="ce21" table:formula="of:=0.01*([.B581]+[.B581]^2*0.1+[.C581]*[.D581])/([.C581]*[.D581]-[.B581])" office:value-type="float" office:value="0.0298608887495705" calcext:value-type="float">
            <text:p>0.02986</text:p>
          </table:table-cell>
          <table:table-cell table:style-name="ce24" office:value-type="string" calcext:value-type="string">
            <text:p>4,296,137,741</text:p>
          </table:table-cell>
          <table:table-cell table:number-columns-repeated="1016"/>
        </table:table-row>
        <table:table-row table:style-name="ro1">
          <table:table-cell table:style-name="ce9" table:formula="of:=[.A581]+1" office:value-type="float" office:value="580" calcext:value-type="float">
            <text:p>580</text:p>
          </table:table-cell>
          <table:table-cell table:style-name="ce15" table:formula="of:=RAND()*180" office:value-type="float" office:value="9.37613736154042" calcext:value-type="float">
            <text:p>9.37613736154042</text:p>
          </table:table-cell>
          <table:table-cell table:style-name="ce15" table:formula="of:=RAND()*180" office:value-type="float" office:value="28.6279973747645" calcext:value-type="float">
            <text:p>28.6279973747645</text:p>
          </table:table-cell>
          <table:table-cell table:style-name="ce15" table:formula="of:=RAND()*180" office:value-type="float" office:value="25.9154131858231" calcext:value-type="float">
            <text:p>25.915413185823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2]*EXP([.C582]/180)-[.D582]/([.C582]^2))/180" office:value-type="float" office:value="0.0608937164582783" calcext:value-type="float">
            <text:p>0.060893716458278</text:p>
          </table:table-cell>
          <table:table-cell table:style-name="ce21" table:formula="of:=0.01*([.B582]+[.B582]^2*0.1+[.C582]*[.D582])/([.C582]*[.D582]-[.B582])" office:value-type="float" office:value="0.0103760045425796" calcext:value-type="float">
            <text:p>0.01038</text:p>
          </table:table-cell>
          <table:table-cell table:style-name="ce24" office:value-type="string" calcext:value-type="string">
            <text:p>4,323,238,774</text:p>
          </table:table-cell>
          <table:table-cell table:number-columns-repeated="1016"/>
        </table:table-row>
        <table:table-row table:style-name="ro1">
          <table:table-cell table:style-name="ce9" table:formula="of:=[.A582]+1" office:value-type="float" office:value="581" calcext:value-type="float">
            <text:p>581</text:p>
          </table:table-cell>
          <table:table-cell table:style-name="ce15" table:formula="of:=RAND()*180" office:value-type="float" office:value="77.544938811011" calcext:value-type="float">
            <text:p>77.544938811011</text:p>
          </table:table-cell>
          <table:table-cell table:style-name="ce15" table:formula="of:=RAND()*180" office:value-type="float" office:value="85.0854115860672" calcext:value-type="float">
            <text:p>85.0854115860672</text:p>
          </table:table-cell>
          <table:table-cell table:style-name="ce15" table:formula="of:=RAND()*180" office:value-type="float" office:value="16.4403080301821" calcext:value-type="float">
            <text:p>16.440308030182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583]*EXP([.C583]/180)-[.D583]/([.C583]^2))/180" office:value-type="float" office:value="0.691134554379389" calcext:value-type="float">
            <text:p>0.691134554379389</text:p>
          </table:table-cell>
          <table:table-cell table:style-name="ce21" table:formula="of:=0.01*([.B583]+[.B583]^2*0.1+[.C583]*[.D583])/([.C583]*[.D583]-[.B583])" office:value-type="float" office:value="0.015724816229897" calcext:value-type="float">
            <text:p>0.01572</text:p>
          </table:table-cell>
          <table:table-cell table:style-name="ce24" office:value-type="string" calcext:value-type="string">
            <text:p>4,350,339,808</text:p>
          </table:table-cell>
          <table:table-cell table:number-columns-repeated="1016"/>
        </table:table-row>
        <table:table-row table:style-name="ro1">
          <table:table-cell table:style-name="ce9" table:formula="of:=[.A583]+1" office:value-type="float" office:value="582" calcext:value-type="float">
            <text:p>582</text:p>
          </table:table-cell>
          <table:table-cell table:style-name="ce15" table:formula="of:=RAND()*180" office:value-type="float" office:value="94.8481460047805" calcext:value-type="float">
            <text:p>94.8481460047805</text:p>
          </table:table-cell>
          <table:table-cell table:style-name="ce15" table:formula="of:=RAND()*180" office:value-type="float" office:value="124.359811204357" calcext:value-type="float">
            <text:p>124.359811204357</text:p>
          </table:table-cell>
          <table:table-cell table:style-name="ce15" table:formula="of:=RAND()*180" office:value-type="float" office:value="64.0681228746987" calcext:value-type="float">
            <text:p>64.068122874698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4]*EXP([.C584]/180)-[.D584]/([.C584]^2))/180" office:value-type="float" office:value="1.05146691445568" calcext:value-type="float">
            <text:p>1.05146691445568</text:p>
          </table:table-cell>
          <table:table-cell table:style-name="ce21" table:formula="of:=0.01*([.B584]+[.B584]^2*0.1+[.C584]*[.D584])/([.C584]*[.D584]-[.B584])" office:value-type="float" office:value="0.0113836677127743" calcext:value-type="float">
            <text:p>0.01138</text:p>
          </table:table-cell>
          <table:table-cell table:style-name="ce25" office:value-type="string" calcext:value-type="string">
            <text:p>4,377,440,841</text:p>
          </table:table-cell>
          <table:table-cell table:number-columns-repeated="1016"/>
        </table:table-row>
        <table:table-row table:style-name="ro1">
          <table:table-cell table:style-name="ce9" table:formula="of:=[.A584]+1" office:value-type="float" office:value="583" calcext:value-type="float">
            <text:p>583</text:p>
          </table:table-cell>
          <table:table-cell table:style-name="ce15" table:formula="of:=RAND()*180" office:value-type="float" office:value="177.17512810884" calcext:value-type="float">
            <text:p>177.17512810884</text:p>
          </table:table-cell>
          <table:table-cell table:style-name="ce15" table:formula="of:=RAND()*180" office:value-type="float" office:value="81.0909501201227" calcext:value-type="float">
            <text:p>81.0909501201227</text:p>
          </table:table-cell>
          <table:table-cell table:style-name="ce15" table:formula="of:=RAND()*180" office:value-type="float" office:value="8.88496356332637" calcext:value-type="float">
            <text:p>8.88496356332637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5]*EXP([.C585]/180)-[.D585]/([.C585]^2))/180" office:value-type="float" office:value="1.54447220188186" calcext:value-type="float">
            <text:p>1.54447220188186</text:p>
          </table:table-cell>
          <table:table-cell table:style-name="ce21" table:formula="of:=0.01*([.B585]+[.B585]^2*0.1+[.C585]*[.D585])/([.C585]*[.D585]-[.B585])" office:value-type="float" office:value="0.0742988468978955" calcext:value-type="float">
            <text:p>0.07430</text:p>
          </table:table-cell>
          <table:table-cell table:style-name="ce25" office:value-type="string" calcext:value-type="string">
            <text:p>4,404,541,874</text:p>
          </table:table-cell>
          <table:table-cell table:number-columns-repeated="1016"/>
        </table:table-row>
        <table:table-row table:style-name="ro1">
          <table:table-cell table:style-name="ce9" table:formula="of:=[.A585]+1" office:value-type="float" office:value="584" calcext:value-type="float">
            <text:p>584</text:p>
          </table:table-cell>
          <table:table-cell table:style-name="ce15" table:formula="of:=RAND()*180" office:value-type="float" office:value="90.8077763929808" calcext:value-type="float">
            <text:p>90.8077763929808</text:p>
          </table:table-cell>
          <table:table-cell table:style-name="ce15" table:formula="of:=RAND()*180" office:value-type="float" office:value="166.061760618701" calcext:value-type="float">
            <text:p>166.061760618701</text:p>
          </table:table-cell>
          <table:table-cell table:style-name="ce15" table:formula="of:=RAND()*180" office:value-type="float" office:value="141.719168176619" calcext:value-type="float">
            <text:p>141.71916817661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6]*EXP([.C586]/180)-[.D586]/([.C586]^2))/180" office:value-type="float" office:value="1.26912909703784" calcext:value-type="float">
            <text:p>1.26912909703784</text:p>
          </table:table-cell>
          <table:table-cell table:style-name="ce21" table:formula="of:=0.01*([.B586]+[.B586]^2*0.1+[.C586]*[.D586])/([.C586]*[.D586]-[.B586])" office:value-type="float" office:value="0.010429214158265" calcext:value-type="float">
            <text:p>0.01043</text:p>
          </table:table-cell>
          <table:table-cell table:style-name="ce25" office:value-type="string" calcext:value-type="string">
            <text:p>4,431,642,907</text:p>
          </table:table-cell>
          <table:table-cell table:number-columns-repeated="1016"/>
        </table:table-row>
        <table:table-row table:style-name="ro1">
          <table:table-cell table:style-name="ce9" table:formula="of:=[.A586]+1" office:value-type="float" office:value="585" calcext:value-type="float">
            <text:p>585</text:p>
          </table:table-cell>
          <table:table-cell table:style-name="ce15" table:formula="of:=RAND()*180" office:value-type="float" office:value="66.5881318401549" calcext:value-type="float">
            <text:p>66.5881318401549</text:p>
          </table:table-cell>
          <table:table-cell table:style-name="ce15" table:formula="of:=RAND()*180" office:value-type="float" office:value="141.729791354428" calcext:value-type="float">
            <text:p>141.729791354428</text:p>
          </table:table-cell>
          <table:table-cell table:style-name="ce15" table:formula="of:=RAND()*180" office:value-type="float" office:value="116.628874889583" calcext:value-type="float">
            <text:p>116.628874889583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7]*EXP([.C587]/180)-[.D587]/([.C587]^2))/180" office:value-type="float" office:value="0.812952629892122" calcext:value-type="float">
            <text:p>0.812952629892122</text:p>
          </table:table-cell>
          <table:table-cell table:style-name="ce21" table:formula="of:=0.01*([.B587]+[.B587]^2*0.1+[.C587]*[.D587])/([.C587]*[.D587]-[.B587])" office:value-type="float" office:value="0.0103502200452497" calcext:value-type="float">
            <text:p>0.01035</text:p>
          </table:table-cell>
          <table:table-cell table:style-name="ce25" office:value-type="string" calcext:value-type="string">
            <text:p>4,458,743,940</text:p>
          </table:table-cell>
          <table:table-cell table:number-columns-repeated="1016"/>
        </table:table-row>
        <table:table-row table:style-name="ro1">
          <table:table-cell table:style-name="ce9" table:formula="of:=[.A587]+1" office:value-type="float" office:value="586" calcext:value-type="float">
            <text:p>586</text:p>
          </table:table-cell>
          <table:table-cell table:style-name="ce15" table:formula="of:=RAND()*180" office:value-type="float" office:value="23.2739970790162" calcext:value-type="float">
            <text:p>23.2739970790162</text:p>
          </table:table-cell>
          <table:table-cell table:style-name="ce15" table:formula="of:=RAND()*180" office:value-type="float" office:value="153.639984317262" calcext:value-type="float">
            <text:p>153.639984317262</text:p>
          </table:table-cell>
          <table:table-cell table:style-name="ce15" table:formula="of:=RAND()*180" office:value-type="float" office:value="57.6381095231558" calcext:value-type="float">
            <text:p>57.6381095231558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8]*EXP([.C588]/180)-[.D588]/([.C588]^2))/180" office:value-type="float" office:value="0.303580236238648" calcext:value-type="float">
            <text:p>0.303580236238648</text:p>
          </table:table-cell>
          <table:table-cell table:style-name="ce21" table:formula="of:=0.01*([.B588]+[.B588]^2*0.1+[.C588]*[.D588])/([.C588]*[.D588]-[.B588])" office:value-type="float" office:value="0.0101140320459384" calcext:value-type="float">
            <text:p>0.01011</text:p>
          </table:table-cell>
          <table:table-cell table:style-name="ce25" office:value-type="string" calcext:value-type="string">
            <text:p>4,485,844,974</text:p>
          </table:table-cell>
          <table:table-cell table:number-columns-repeated="1016"/>
        </table:table-row>
        <table:table-row table:style-name="ro1">
          <table:table-cell table:style-name="ce9" table:formula="of:=[.A588]+1" office:value-type="float" office:value="587" calcext:value-type="float">
            <text:p>587</text:p>
          </table:table-cell>
          <table:table-cell table:style-name="ce15" table:formula="of:=RAND()*180" office:value-type="float" office:value="140.946952521016" calcext:value-type="float">
            <text:p>140.946952521016</text:p>
          </table:table-cell>
          <table:table-cell table:style-name="ce15" table:formula="of:=RAND()*180" office:value-type="float" office:value="69.4874608920719" calcext:value-type="float">
            <text:p>69.4874608920719</text:p>
          </table:table-cell>
          <table:table-cell table:style-name="ce15" table:formula="of:=RAND()*180" office:value-type="float" office:value="23.9267229502766" calcext:value-type="float">
            <text:p>23.926722950276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89]*EXP([.C589]/180)-[.D589]/([.C589]^2))/180" office:value-type="float" office:value="1.15193633581832" calcext:value-type="float">
            <text:p>1.15193633581832</text:p>
          </table:table-cell>
          <table:table-cell table:style-name="ce21" table:formula="of:=0.01*([.B589]+[.B589]^2*0.1+[.C589]*[.D589])/([.C589]*[.D589]-[.B589])" office:value-type="float" office:value="0.0249080467443692" calcext:value-type="float">
            <text:p>0.02491</text:p>
          </table:table-cell>
          <table:table-cell table:style-name="ce25" office:value-type="string" calcext:value-type="string">
            <text:p>4,512,946,007</text:p>
          </table:table-cell>
          <table:table-cell table:number-columns-repeated="1016"/>
        </table:table-row>
        <table:table-row table:style-name="ro1">
          <table:table-cell table:style-name="ce9" table:formula="of:=[.A589]+1" office:value-type="float" office:value="588" calcext:value-type="float">
            <text:p>588</text:p>
          </table:table-cell>
          <table:table-cell table:style-name="ce15" table:formula="of:=RAND()*180" office:value-type="float" office:value="41.3658230278049" calcext:value-type="float">
            <text:p>41.3658230278049</text:p>
          </table:table-cell>
          <table:table-cell table:style-name="ce15" table:formula="of:=RAND()*180" office:value-type="float" office:value="29.2018620233848" calcext:value-type="float">
            <text:p>29.2018620233848</text:p>
          </table:table-cell>
          <table:table-cell table:style-name="ce15" table:formula="of:=RAND()*180" office:value-type="float" office:value="5.32382942124752" calcext:value-type="float">
            <text:p>5.32382942124752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90]*EXP([.C590]/180)-[.D590]/([.C590]^2))/180" office:value-type="float" office:value="0.270252760956066" calcext:value-type="float">
            <text:p>0.270252760956066</text:p>
          </table:table-cell>
          <table:table-cell table:style-name="ce21" table:formula="of:=0.01*([.B590]+[.B590]^2*0.1+[.C590]*[.D590])/([.C590]*[.D590]-[.B590])" office:value-type="float" office:value="0.0322475880466938" calcext:value-type="float">
            <text:p>0.03225</text:p>
          </table:table-cell>
          <table:table-cell table:style-name="ce25" office:value-type="string" calcext:value-type="string">
            <text:p>4,540,047,040</text:p>
          </table:table-cell>
          <table:table-cell table:number-columns-repeated="1016"/>
        </table:table-row>
        <table:table-row table:style-name="ro1">
          <table:table-cell table:style-name="ce9" table:formula="of:=[.A590]+1" office:value-type="float" office:value="589" calcext:value-type="float">
            <text:p>589</text:p>
          </table:table-cell>
          <table:table-cell table:style-name="ce15" table:formula="of:=RAND()*180" office:value-type="float" office:value="73.5984079633025" calcext:value-type="float">
            <text:p>73.5984079633025</text:p>
          </table:table-cell>
          <table:table-cell table:style-name="ce15" table:formula="of:=RAND()*180" office:value-type="float" office:value="10.4897161110848" calcext:value-type="float">
            <text:p>10.4897161110848</text:p>
          </table:table-cell>
          <table:table-cell table:style-name="ce15" table:formula="of:=RAND()*180" office:value-type="float" office:value="154.890544025379" calcext:value-type="float">
            <text:p>154.890544025379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591]*EXP([.C591]/180)-[.D591]/([.C591]^2))/180" office:value-type="float" office:value="0.425595680254072" calcext:value-type="float">
            <text:p>0.425595680254072</text:p>
          </table:table-cell>
          <table:table-cell table:style-name="ce21" table:formula="of:=0.01*([.B591]+[.B591]^2*0.1+[.C591]*[.D591])/([.C591]*[.D591]-[.B591])" office:value-type="float" office:value="0.0144409966463834" calcext:value-type="float">
            <text:p>0.01444</text:p>
          </table:table-cell>
          <table:table-cell table:style-name="ce25" office:value-type="string" calcext:value-type="string">
            <text:p>4,567,148,073</text:p>
          </table:table-cell>
          <table:table-cell table:number-columns-repeated="1016"/>
        </table:table-row>
        <table:table-row table:style-name="ro1">
          <table:table-cell table:style-name="ce9" table:formula="of:=[.A591]+1" office:value-type="float" office:value="590" calcext:value-type="float">
            <text:p>590</text:p>
          </table:table-cell>
          <table:table-cell table:style-name="ce15" table:formula="of:=RAND()*180" office:value-type="float" office:value="75.3042537930915" calcext:value-type="float">
            <text:p>75.3042537930915</text:p>
          </table:table-cell>
          <table:table-cell table:style-name="ce15" table:formula="of:=RAND()*180" office:value-type="float" office:value="47.8090011223192" calcext:value-type="float">
            <text:p>47.8090011223192</text:p>
          </table:table-cell>
          <table:table-cell table:style-name="ce15" table:formula="of:=RAND()*180" office:value-type="float" office:value="54.7882682098958" calcext:value-type="float">
            <text:p>54.788268209895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2]*EXP([.C592]/180)-[.D592]/([.C592]^2))/180" office:value-type="float" office:value="0.545496573560194" calcext:value-type="float">
            <text:p>0.545496573560194</text:p>
          </table:table-cell>
          <table:table-cell table:style-name="ce21" table:formula="of:=0.01*([.B592]+[.B592]^2*0.1+[.C592]*[.D592])/([.C592]*[.D592]-[.B592])" office:value-type="float" office:value="0.0128209998197769" calcext:value-type="float">
            <text:p>0.01282</text:p>
          </table:table-cell>
          <table:table-cell table:style-name="ce26" office:value-type="string" calcext:value-type="string">
            <text:p>4,594,249,106</text:p>
          </table:table-cell>
          <table:table-cell table:number-columns-repeated="1016"/>
        </table:table-row>
        <table:table-row table:style-name="ro1">
          <table:table-cell table:style-name="ce9" table:formula="of:=[.A592]+1" office:value-type="float" office:value="591" calcext:value-type="float">
            <text:p>591</text:p>
          </table:table-cell>
          <table:table-cell table:style-name="ce15" table:formula="of:=RAND()*180" office:value-type="float" office:value="121.917583937166" calcext:value-type="float">
            <text:p>121.917583937166</text:p>
          </table:table-cell>
          <table:table-cell table:style-name="ce15" table:formula="of:=RAND()*180" office:value-type="float" office:value="73.6617262921106" calcext:value-type="float">
            <text:p>73.6617262921106</text:p>
          </table:table-cell>
          <table:table-cell table:style-name="ce15" table:formula="of:=RAND()*180" office:value-type="float" office:value="163.9639771078" calcext:value-type="float">
            <text:p>163.9639771078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3]*EXP([.C593]/180)-[.D593]/([.C593]^2))/180" office:value-type="float" office:value="1.01964610128715" calcext:value-type="float">
            <text:p>1.01964610128715</text:p>
          </table:table-cell>
          <table:table-cell table:style-name="ce21" table:formula="of:=0.01*([.B593]+[.B593]^2*0.1+[.C593]*[.D593])/([.C593]*[.D593]-[.B593])" office:value-type="float" office:value="0.011447166141478" calcext:value-type="float">
            <text:p>0.01145</text:p>
          </table:table-cell>
          <table:table-cell table:style-name="ce26" office:value-type="string" calcext:value-type="string">
            <text:p>4,621,350,140</text:p>
          </table:table-cell>
          <table:table-cell table:number-columns-repeated="1016"/>
        </table:table-row>
        <table:table-row table:style-name="ro1">
          <table:table-cell table:style-name="ce9" table:formula="of:=[.A593]+1" office:value-type="float" office:value="592" calcext:value-type="float">
            <text:p>592</text:p>
          </table:table-cell>
          <table:table-cell table:style-name="ce15" table:formula="of:=RAND()*180" office:value-type="float" office:value="97.5391603785723" calcext:value-type="float">
            <text:p>97.5391603785723</text:p>
          </table:table-cell>
          <table:table-cell table:style-name="ce15" table:formula="of:=RAND()*180" office:value-type="float" office:value="108.859448890083" calcext:value-type="float">
            <text:p>108.859448890083</text:p>
          </table:table-cell>
          <table:table-cell table:style-name="ce15" table:formula="of:=RAND()*180" office:value-type="float" office:value="62.0965840904604" calcext:value-type="float">
            <text:p>62.096584090460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4]*EXP([.C594]/180)-[.D594]/([.C594]^2))/180" office:value-type="float" office:value="0.992074041277234" calcext:value-type="float">
            <text:p>0.992074041277234</text:p>
          </table:table-cell>
          <table:table-cell table:style-name="ce21" table:formula="of:=0.01*([.B594]+[.B594]^2*0.1+[.C594]*[.D594])/([.C594]*[.D594]-[.B594])" office:value-type="float" office:value="0.0117208379295052" calcext:value-type="float">
            <text:p>0.01172</text:p>
          </table:table-cell>
          <table:table-cell table:style-name="ce26" office:value-type="string" calcext:value-type="string">
            <text:p>4,648,451,173</text:p>
          </table:table-cell>
          <table:table-cell table:number-columns-repeated="1016"/>
        </table:table-row>
        <table:table-row table:style-name="ro1">
          <table:table-cell table:style-name="ce9" table:formula="of:=[.A594]+1" office:value-type="float" office:value="593" calcext:value-type="float">
            <text:p>593</text:p>
          </table:table-cell>
          <table:table-cell table:style-name="ce15" table:formula="of:=RAND()*180" office:value-type="float" office:value="164.378784425914" calcext:value-type="float">
            <text:p>164.378784425914</text:p>
          </table:table-cell>
          <table:table-cell table:style-name="ce15" table:formula="of:=RAND()*180" office:value-type="float" office:value="167.946374052541" calcext:value-type="float">
            <text:p>167.946374052541</text:p>
          </table:table-cell>
          <table:table-cell table:style-name="ce15" table:formula="of:=RAND()*180" office:value-type="float" office:value="76.0950386994406" calcext:value-type="float">
            <text:p>76.095038699440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5]*EXP([.C595]/180)-[.D595]/([.C595]^2))/180" office:value-type="float" office:value="2.32157429359676" calcext:value-type="float">
            <text:p>2.32157429359676</text:p>
          </table:table-cell>
          <table:table-cell table:style-name="ce21" table:formula="of:=0.01*([.B595]+[.B595]^2*0.1+[.C595]*[.D595])/([.C595]*[.D595]-[.B595])" office:value-type="float" office:value="0.0124024369643854" calcext:value-type="float">
            <text:p>0.01240</text:p>
          </table:table-cell>
          <table:table-cell table:style-name="ce26" office:value-type="string" calcext:value-type="string">
            <text:p>4,675,552,206</text:p>
          </table:table-cell>
          <table:table-cell table:number-columns-repeated="1016"/>
        </table:table-row>
        <table:table-row table:style-name="ro1">
          <table:table-cell table:style-name="ce9" table:formula="of:=[.A595]+1" office:value-type="float" office:value="594" calcext:value-type="float">
            <text:p>594</text:p>
          </table:table-cell>
          <table:table-cell table:style-name="ce15" table:formula="of:=RAND()*180" office:value-type="float" office:value="171.632582992118" calcext:value-type="float">
            <text:p>171.632582992118</text:p>
          </table:table-cell>
          <table:table-cell table:style-name="ce15" table:formula="of:=RAND()*180" office:value-type="float" office:value="30.9230395314092" calcext:value-type="float">
            <text:p>30.9230395314092</text:p>
          </table:table-cell>
          <table:table-cell table:style-name="ce15" table:formula="of:=RAND()*180" office:value-type="float" office:value="140.084031788255" calcext:value-type="float">
            <text:p>140.084031788255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6]*EXP([.C596]/180)-[.D596]/([.C596]^2))/180" office:value-type="float" office:value="1.13142148073514" calcext:value-type="float">
            <text:p>1.13142148073514</text:p>
          </table:table-cell>
          <table:table-cell table:style-name="ce21" table:formula="of:=0.01*([.B596]+[.B596]^2*0.1+[.C596]*[.D596])/([.C596]*[.D596]-[.B596])" office:value-type="float" office:value="0.0179059811174123" calcext:value-type="float">
            <text:p>0.01791</text:p>
          </table:table-cell>
          <table:table-cell table:style-name="ce26" office:value-type="string" calcext:value-type="string">
            <text:p>4,702,653,239</text:p>
          </table:table-cell>
          <table:table-cell table:number-columns-repeated="1016"/>
        </table:table-row>
        <table:table-row table:style-name="ro1">
          <table:table-cell table:style-name="ce9" table:formula="of:=[.A596]+1" office:value-type="float" office:value="595" calcext:value-type="float">
            <text:p>595</text:p>
          </table:table-cell>
          <table:table-cell table:style-name="ce15" table:formula="of:=RAND()*180" office:value-type="float" office:value="41.4800380180884" calcext:value-type="float">
            <text:p>41.4800380180884</text:p>
          </table:table-cell>
          <table:table-cell table:style-name="ce15" table:formula="of:=RAND()*180" office:value-type="float" office:value="19.9094705951985" calcext:value-type="float">
            <text:p>19.9094705951985</text:p>
          </table:table-cell>
          <table:table-cell table:style-name="ce15" table:formula="of:=RAND()*180" office:value-type="float" office:value="163.372779604209" calcext:value-type="float">
            <text:p>163.37277960420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7]*EXP([.C597]/180)-[.D597]/([.C597]^2))/180" office:value-type="float" office:value="0.255107060556524" calcext:value-type="float">
            <text:p>0.255107060556524</text:p>
          </table:table-cell>
          <table:table-cell table:style-name="ce21" table:formula="of:=0.01*([.B597]+[.B597]^2*0.1+[.C597]*[.D597])/([.C597]*[.D597]-[.B597])" office:value-type="float" office:value="0.0107941597592443" calcext:value-type="float">
            <text:p>0.01079</text:p>
          </table:table-cell>
          <table:table-cell table:style-name="ce26" office:value-type="string" calcext:value-type="string">
            <text:p>472,975,429</text:p>
          </table:table-cell>
          <table:table-cell table:number-columns-repeated="1016"/>
        </table:table-row>
        <table:table-row table:style-name="ro1">
          <table:table-cell table:style-name="ce9" table:formula="of:=[.A597]+1" office:value-type="float" office:value="596" calcext:value-type="float">
            <text:p>596</text:p>
          </table:table-cell>
          <table:table-cell table:style-name="ce15" table:formula="of:=RAND()*180" office:value-type="float" office:value="64.6967173385582" calcext:value-type="float">
            <text:p>64.6967173385582</text:p>
          </table:table-cell>
          <table:table-cell table:style-name="ce15" table:formula="of:=RAND()*180" office:value-type="float" office:value="113.758636847542" calcext:value-type="float">
            <text:p>113.758636847542</text:p>
          </table:table-cell>
          <table:table-cell table:style-name="ce15" table:formula="of:=RAND()*180" office:value-type="float" office:value="106.141037667906" calcext:value-type="float">
            <text:p>106.141037667906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598]*EXP([.C598]/180)-[.D598]/([.C598]^2))/180" office:value-type="float" office:value="0.676162837957679" calcext:value-type="float">
            <text:p>0.676162837957679</text:p>
          </table:table-cell>
          <table:table-cell table:style-name="ce21" table:formula="of:=0.01*([.B598]+[.B598]^2*0.1+[.C598]*[.D598])/([.C598]*[.D598]-[.B598])" office:value-type="float" office:value="0.0104562620896259" calcext:value-type="float">
            <text:p>0.01046</text:p>
          </table:table-cell>
          <table:table-cell table:style-name="ce26" office:value-type="string" calcext:value-type="string">
            <text:p>4,756,855,305</text:p>
          </table:table-cell>
          <table:table-cell table:number-columns-repeated="1016"/>
        </table:table-row>
        <table:table-row table:style-name="ro1">
          <table:table-cell table:style-name="ce9" table:formula="of:=[.A598]+1" office:value-type="float" office:value="597" calcext:value-type="float">
            <text:p>597</text:p>
          </table:table-cell>
          <table:table-cell table:style-name="ce15" table:formula="of:=RAND()*180" office:value-type="float" office:value="162.924173742591" calcext:value-type="float">
            <text:p>162.924173742591</text:p>
          </table:table-cell>
          <table:table-cell table:style-name="ce15" table:formula="of:=RAND()*180" office:value-type="float" office:value="148.615310364599" calcext:value-type="float">
            <text:p>148.615310364599</text:p>
          </table:table-cell>
          <table:table-cell table:style-name="ce15" table:formula="of:=RAND()*180" office:value-type="float" office:value="89.0729881034622" calcext:value-type="float">
            <text:p>89.072988103462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599]*EXP([.C599]/180)-[.D599]/([.C599]^2))/180" office:value-type="float" office:value="2.0667096926153" calcext:value-type="float">
            <text:p>2.0667096926153</text:p>
          </table:table-cell>
          <table:table-cell table:style-name="ce21" table:formula="of:=0.01*([.B599]+[.B599]^2*0.1+[.C599]*[.D599])/([.C599]*[.D599]-[.B599])" office:value-type="float" office:value="0.0122794253552304" calcext:value-type="float">
            <text:p>0.01228</text:p>
          </table:table-cell>
          <table:table-cell table:style-name="ce22" office:value-type="float" office:value="44.0144787992495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9" table:formula="of:=[.A599]+1" office:value-type="float" office:value="598" calcext:value-type="float">
            <text:p>598</text:p>
          </table:table-cell>
          <table:table-cell table:style-name="ce15" table:formula="of:=RAND()*180" office:value-type="float" office:value="12.4037879485152" calcext:value-type="float">
            <text:p>12.4037879485152</text:p>
          </table:table-cell>
          <table:table-cell table:style-name="ce15" table:formula="of:=RAND()*180" office:value-type="float" office:value="28.599487209576" calcext:value-type="float">
            <text:p>28.599487209576</text:p>
          </table:table-cell>
          <table:table-cell table:style-name="ce15" table:formula="of:=RAND()*180" office:value-type="float" office:value="74.6810653869334" calcext:value-type="float">
            <text:p>74.681065386933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0]*EXP([.C600]/180)-[.D600]/([.C600]^2))/180" office:value-type="float" office:value="0.0802692742423175" calcext:value-type="float">
            <text:p>0.080269274242318</text:p>
          </table:table-cell>
          <table:table-cell table:style-name="ce21" table:formula="of:=0.01*([.B600]+[.B600]^2*0.1+[.C600]*[.D600])/([.C600]*[.D600]-[.B600])" office:value-type="float" office:value="0.0101892826726619" calcext:value-type="float">
            <text:p>0.01019</text:p>
          </table:table-cell>
          <table:table-cell table:style-name="ce22" office:value-type="float" office:value="44.3981355534709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9" table:formula="of:=[.A600]+1" office:value-type="float" office:value="599" calcext:value-type="float">
            <text:p>599</text:p>
          </table:table-cell>
          <table:table-cell table:style-name="ce15" table:formula="of:=RAND()*180" office:value-type="float" office:value="8.99139582421102" calcext:value-type="float">
            <text:p>8.99139582421102</text:p>
          </table:table-cell>
          <table:table-cell table:style-name="ce15" table:formula="of:=RAND()*180" office:value-type="float" office:value="96.8125092334491" calcext:value-type="float">
            <text:p>96.8125092334491</text:p>
          </table:table-cell>
          <table:table-cell table:style-name="ce15" table:formula="of:=RAND()*180" office:value-type="float" office:value="60.0626975610618" calcext:value-type="float">
            <text:p>60.062697561061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1]*EXP([.C601]/180)-[.D601]/([.C601]^2))/180" office:value-type="float" office:value="0.0854983851043304" calcext:value-type="float">
            <text:p>0.08549838510433</text:p>
          </table:table-cell>
          <table:table-cell table:style-name="ce21" table:formula="of:=0.01*([.B601]+[.B601]^2*0.1+[.C601]*[.D601])/([.C601]*[.D601]-[.B601])" office:value-type="float" office:value="0.0100448985170543" calcext:value-type="float">
            <text:p>0.01004</text:p>
          </table:table-cell>
          <table:table-cell table:style-name="ce22" office:value-type="float" office:value="44.7817923076923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9" table:formula="of:=[.A601]+1" office:value-type="float" office:value="600" calcext:value-type="float">
            <text:p>600</text:p>
          </table:table-cell>
          <table:table-cell table:style-name="ce15" table:formula="of:=RAND()*180" office:value-type="float" office:value="103.568351292791" calcext:value-type="float">
            <text:p>103.568351292791</text:p>
          </table:table-cell>
          <table:table-cell table:style-name="ce15" table:formula="of:=RAND()*180" office:value-type="float" office:value="91.9049814097327" calcext:value-type="float">
            <text:p>91.9049814097327</text:p>
          </table:table-cell>
          <table:table-cell table:style-name="ce15" table:formula="of:=RAND()*180" office:value-type="float" office:value="41.8505235714136" calcext:value-type="float">
            <text:p>41.850523571413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2]*EXP([.C602]/180)-[.D602]/([.C602]^2))/180" office:value-type="float" office:value="0.958706270007786" calcext:value-type="float">
            <text:p>0.958706270007786</text:p>
          </table:table-cell>
          <table:table-cell table:style-name="ce21" table:formula="of:=0.01*([.B602]+[.B602]^2*0.1+[.C602]*[.D602])/([.C602]*[.D602]-[.B602])" office:value-type="float" office:value="0.0134193922404025" calcext:value-type="float">
            <text:p>0.01342</text:p>
          </table:table-cell>
          <table:table-cell table:style-name="ce22" office:value-type="float" office:value="45.1654490619137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9" table:formula="of:=[.A602]+1" office:value-type="float" office:value="601" calcext:value-type="float">
            <text:p>601</text:p>
          </table:table-cell>
          <table:table-cell table:style-name="ce15" table:formula="of:=RAND()*180" office:value-type="float" office:value="162.340227907019" calcext:value-type="float">
            <text:p>162.340227907019</text:p>
          </table:table-cell>
          <table:table-cell table:style-name="ce15" table:formula="of:=RAND()*180" office:value-type="float" office:value="119.066323228026" calcext:value-type="float">
            <text:p>119.066323228026</text:p>
          </table:table-cell>
          <table:table-cell table:style-name="ce15" table:formula="of:=RAND()*180" office:value-type="float" office:value="36.6182968592563" calcext:value-type="float">
            <text:p>36.618296859256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3]*EXP([.C603]/180)-[.D603]/([.C603]^2))/180" office:value-type="float" office:value="1.74753953109716" calcext:value-type="float">
            <text:p>1.74753953109716</text:p>
          </table:table-cell>
          <table:table-cell table:style-name="ce21" table:formula="of:=0.01*([.B603]+[.B603]^2*0.1+[.C603]*[.D603])/([.C603]*[.D603]-[.B603])" office:value-type="float" office:value="0.0170518130728914" calcext:value-type="float">
            <text:p>0.01705</text:p>
          </table:table-cell>
          <table:table-cell table:style-name="ce22" office:value-type="float" office:value="45.5491058161351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9" table:formula="of:=[.A603]+1" office:value-type="float" office:value="602" calcext:value-type="float">
            <text:p>602</text:p>
          </table:table-cell>
          <table:table-cell table:style-name="ce15" table:formula="of:=RAND()*180" office:value-type="float" office:value="130.611740020907" calcext:value-type="float">
            <text:p>130.611740020907</text:p>
          </table:table-cell>
          <table:table-cell table:style-name="ce15" table:formula="of:=RAND()*180" office:value-type="float" office:value="74.34001632444" calcext:value-type="float">
            <text:p>74.34001632444</text:p>
          </table:table-cell>
          <table:table-cell table:style-name="ce15" table:formula="of:=RAND()*180" office:value-type="float" office:value="89.2182463537548" calcext:value-type="float">
            <text:p>89.218246353754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4]*EXP([.C604]/180)-[.D604]/([.C604]^2))/180" office:value-type="float" office:value="1.09657376452547" calcext:value-type="float">
            <text:p>1.09657376452547</text:p>
          </table:table-cell>
          <table:table-cell table:style-name="ce21" table:formula="of:=0.01*([.B604]+[.B604]^2*0.1+[.C604]*[.D604])/([.C604]*[.D604]-[.B604])" office:value-type="float" office:value="0.0130255370954285" calcext:value-type="float">
            <text:p>0.01303</text:p>
          </table:table-cell>
          <table:table-cell table:style-name="ce22" office:value-type="float" office:value="45.9327625703564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9" table:formula="of:=[.A604]+1" office:value-type="float" office:value="603" calcext:value-type="float">
            <text:p>603</text:p>
          </table:table-cell>
          <table:table-cell table:style-name="ce15" table:formula="of:=RAND()*180" office:value-type="float" office:value="36.5611913809337" calcext:value-type="float">
            <text:p>36.5611913809337</text:p>
          </table:table-cell>
          <table:table-cell table:style-name="ce15" table:formula="of:=RAND()*180" office:value-type="float" office:value="22.925779987665" calcext:value-type="float">
            <text:p>22.925779987665</text:p>
          </table:table-cell>
          <table:table-cell table:style-name="ce15" table:formula="of:=RAND()*180" office:value-type="float" office:value="18.8722987838386" calcext:value-type="float">
            <text:p>18.872298783838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5]*EXP([.C605]/180)-[.D605]/([.C605]^2))/180" office:value-type="float" office:value="0.230508140376357" calcext:value-type="float">
            <text:p>0.230508140376357</text:p>
          </table:table-cell>
          <table:table-cell table:style-name="ce21" table:formula="of:=0.01*([.B605]+[.B605]^2*0.1+[.C605]*[.D605])/([.C605]*[.D605]-[.B605])" office:value-type="float" office:value="0.0152207509084458" calcext:value-type="float">
            <text:p>0.01522</text:p>
          </table:table-cell>
          <table:table-cell table:style-name="ce22" office:value-type="float" office:value="46.3164193245778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9" table:formula="of:=[.A605]+1" office:value-type="float" office:value="604" calcext:value-type="float">
            <text:p>604</text:p>
          </table:table-cell>
          <table:table-cell table:style-name="ce15" table:formula="of:=RAND()*180" office:value-type="float" office:value="48.8169900647342" calcext:value-type="float">
            <text:p>48.8169900647342</text:p>
          </table:table-cell>
          <table:table-cell table:style-name="ce15" table:formula="of:=RAND()*180" office:value-type="float" office:value="48.1468942716402" calcext:value-type="float">
            <text:p>48.1468942716402</text:p>
          </table:table-cell>
          <table:table-cell table:style-name="ce15" table:formula="of:=RAND()*180" office:value-type="float" office:value="12.9949492235117" calcext:value-type="float">
            <text:p>12.9949492235117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06]*EXP([.C606]/180)-[.D606]/([.C606]^2))/180" office:value-type="float" office:value="0.35434524185281" calcext:value-type="float">
            <text:p>0.35434524185281</text:p>
          </table:table-cell>
          <table:table-cell table:style-name="ce21" table:formula="of:=0.01*([.B606]+[.B606]^2*0.1+[.C606]*[.D606])/([.C606]*[.D606]-[.B606])" office:value-type="float" office:value="0.0158237695880425" calcext:value-type="float">
            <text:p>0.01582</text:p>
          </table:table-cell>
          <table:table-cell table:style-name="ce22" office:value-type="float" office:value="46.7000760787992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9" table:formula="of:=[.A606]+1" office:value-type="float" office:value="605" calcext:value-type="float">
            <text:p>605</text:p>
          </table:table-cell>
          <table:table-cell table:style-name="ce15" table:formula="of:=RAND()*180" office:value-type="float" office:value="137.542263996805" calcext:value-type="float">
            <text:p>137.542263996805</text:p>
          </table:table-cell>
          <table:table-cell table:style-name="ce15" table:formula="of:=RAND()*180" office:value-type="float" office:value="150.185430046486" calcext:value-type="float">
            <text:p>150.185430046486</text:p>
          </table:table-cell>
          <table:table-cell table:style-name="ce15" table:formula="of:=RAND()*180" office:value-type="float" office:value="5.00798212852703" calcext:value-type="float">
            <text:p>5.0079821285270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07]*EXP([.C607]/180)-[.D607]/([.C607]^2))/180" office:value-type="float" office:value="1.76004115612507" calcext:value-type="float">
            <text:p>1.76004115612507</text:p>
          </table:table-cell>
          <table:table-cell table:style-name="ce21" table:formula="of:=0.01*([.B607]+[.B607]^2*0.1+[.C607]*[.D607])/([.C607]*[.D607]-[.B607])" office:value-type="float" office:value="0.0452575575492178" calcext:value-type="float">
            <text:p>0.04526</text:p>
          </table:table-cell>
          <table:table-cell table:style-name="ce23" office:value-type="float" office:value="47.0837328330206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9" table:formula="of:=[.A607]+1" office:value-type="float" office:value="606" calcext:value-type="float">
            <text:p>606</text:p>
          </table:table-cell>
          <table:table-cell table:style-name="ce15" table:formula="of:=RAND()*180" office:value-type="float" office:value="132.484767652255" calcext:value-type="float">
            <text:p>132.484767652255</text:p>
          </table:table-cell>
          <table:table-cell table:style-name="ce15" table:formula="of:=RAND()*180" office:value-type="float" office:value="71.8533420530718" calcext:value-type="float">
            <text:p>71.8533420530718</text:p>
          </table:table-cell>
          <table:table-cell table:style-name="ce15" table:formula="of:=RAND()*180" office:value-type="float" office:value="65.4536871152045" calcext:value-type="float">
            <text:p>65.453687115204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08]*EXP([.C608]/180)-[.D608]/([.C608]^2))/180" office:value-type="float" office:value="1.09705779230011" calcext:value-type="float">
            <text:p>1.09705779230011</text:p>
          </table:table-cell>
          <table:table-cell table:style-name="ce21" table:formula="of:=0.01*([.B608]+[.B608]^2*0.1+[.C608]*[.D608])/([.C608]*[.D608]-[.B608])" office:value-type="float" office:value="0.0144199867017571" calcext:value-type="float">
            <text:p>0.01442</text:p>
          </table:table-cell>
          <table:table-cell table:style-name="ce23" office:value-type="float" office:value="47.467389587242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9" table:formula="of:=[.A608]+1" office:value-type="float" office:value="607" calcext:value-type="float">
            <text:p>607</text:p>
          </table:table-cell>
          <table:table-cell table:style-name="ce15" table:formula="of:=RAND()*180" office:value-type="float" office:value="33.9992970156441" calcext:value-type="float">
            <text:p>33.9992970156441</text:p>
          </table:table-cell>
          <table:table-cell table:style-name="ce15" table:formula="of:=RAND()*180" office:value-type="float" office:value="18.1396468045745" calcext:value-type="float">
            <text:p>18.1396468045745</text:p>
          </table:table-cell>
          <table:table-cell table:style-name="ce15" table:formula="of:=RAND()*180" office:value-type="float" office:value="98.6256836732589" calcext:value-type="float">
            <text:p>98.625683673258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09]*EXP([.C609]/180)-[.D609]/([.C609]^2))/180" office:value-type="float" office:value="0.20724703007889" calcext:value-type="float">
            <text:p>0.20724703007889</text:p>
          </table:table-cell>
          <table:table-cell table:style-name="ce21" table:formula="of:=0.01*([.B609]+[.B609]^2*0.1+[.C609]*[.D609])/([.C609]*[.D609]-[.B609])" office:value-type="float" office:value="0.0110460972753636" calcext:value-type="float">
            <text:p>0.01105</text:p>
          </table:table-cell>
          <table:table-cell table:style-name="ce23" office:value-type="float" office:value="47.8510463414634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9" table:formula="of:=[.A609]+1" office:value-type="float" office:value="608" calcext:value-type="float">
            <text:p>608</text:p>
          </table:table-cell>
          <table:table-cell table:style-name="ce15" table:formula="of:=RAND()*180" office:value-type="float" office:value="9.64369735847575" calcext:value-type="float">
            <text:p>9.64369735847575</text:p>
          </table:table-cell>
          <table:table-cell table:style-name="ce15" table:formula="of:=RAND()*180" office:value-type="float" office:value="151.211183444322" calcext:value-type="float">
            <text:p>151.211183444322</text:p>
          </table:table-cell>
          <table:table-cell table:style-name="ce15" table:formula="of:=RAND()*180" office:value-type="float" office:value="55.1525994297103" calcext:value-type="float">
            <text:p>55.152599429710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0]*EXP([.C610]/180)-[.D610]/([.C610]^2))/180" office:value-type="float" office:value="0.124096210606723" calcext:value-type="float">
            <text:p>0.124096210606723</text:p>
          </table:table-cell>
          <table:table-cell table:style-name="ce21" table:formula="of:=0.01*([.B610]+[.B610]^2*0.1+[.C610]*[.D610])/([.C610]*[.D610]-[.B610])" office:value-type="float" office:value="0.0100343185189333" calcext:value-type="float">
            <text:p>0.01003</text:p>
          </table:table-cell>
          <table:table-cell table:style-name="ce23" office:value-type="float" office:value="48.2347030956848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9" table:formula="of:=[.A610]+1" office:value-type="float" office:value="609" calcext:value-type="float">
            <text:p>609</text:p>
          </table:table-cell>
          <table:table-cell table:style-name="ce15" table:formula="of:=RAND()*180" office:value-type="float" office:value="57.3528160792719" calcext:value-type="float">
            <text:p>57.3528160792719</text:p>
          </table:table-cell>
          <table:table-cell table:style-name="ce15" table:formula="of:=RAND()*180" office:value-type="float" office:value="111.051726795257" calcext:value-type="float">
            <text:p>111.051726795257</text:p>
          </table:table-cell>
          <table:table-cell table:style-name="ce15" table:formula="of:=RAND()*180" office:value-type="float" office:value="116.713321488253" calcext:value-type="float">
            <text:p>116.71332148825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1]*EXP([.C611]/180)-[.D611]/([.C611]^2))/180" office:value-type="float" office:value="0.590450243032712" calcext:value-type="float">
            <text:p>0.590450243032712</text:p>
          </table:table-cell>
          <table:table-cell table:style-name="ce21" table:formula="of:=0.01*([.B611]+[.B611]^2*0.1+[.C611]*[.D611])/([.C611]*[.D611]-[.B611])" office:value-type="float" office:value="0.0103438041622074" calcext:value-type="float">
            <text:p>0.01034</text:p>
          </table:table-cell>
          <table:table-cell table:style-name="ce23" office:value-type="float" office:value="48.6183598499062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9" table:formula="of:=[.A611]+1" office:value-type="float" office:value="610" calcext:value-type="float">
            <text:p>610</text:p>
          </table:table-cell>
          <table:table-cell table:style-name="ce15" table:formula="of:=RAND()*180" office:value-type="float" office:value="98.1389511718807" calcext:value-type="float">
            <text:p>98.1389511718807</text:p>
          </table:table-cell>
          <table:table-cell table:style-name="ce15" table:formula="of:=RAND()*180" office:value-type="float" office:value="98.1265171472785" calcext:value-type="float">
            <text:p>98.1265171472785</text:p>
          </table:table-cell>
          <table:table-cell table:style-name="ce15" table:formula="of:=RAND()*180" office:value-type="float" office:value="79.6019469635023" calcext:value-type="float">
            <text:p>79.601946963502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2]*EXP([.C612]/180)-[.D612]/([.C612]^2))/180" office:value-type="float" office:value="0.940377368211959" calcext:value-type="float">
            <text:p>0.940377368211959</text:p>
          </table:table-cell>
          <table:table-cell table:style-name="ce21" table:formula="of:=0.01*([.B612]+[.B612]^2*0.1+[.C612]*[.D612])/([.C612]*[.D612]-[.B612])" office:value-type="float" office:value="0.0115031957362008" calcext:value-type="float">
            <text:p>0.01150</text:p>
          </table:table-cell>
          <table:table-cell table:style-name="ce23" office:value-type="float" office:value="49.0020166041276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9" table:formula="of:=[.A612]+1" office:value-type="float" office:value="611" calcext:value-type="float">
            <text:p>611</text:p>
          </table:table-cell>
          <table:table-cell table:style-name="ce15" table:formula="of:=RAND()*180" office:value-type="float" office:value="131.409345046444" calcext:value-type="float">
            <text:p>131.409345046444</text:p>
          </table:table-cell>
          <table:table-cell table:style-name="ce15" table:formula="of:=RAND()*180" office:value-type="float" office:value="66.5137153086641" calcext:value-type="float">
            <text:p>66.5137153086641</text:p>
          </table:table-cell>
          <table:table-cell table:style-name="ce15" table:formula="of:=RAND()*180" office:value-type="float" office:value="47.9067315779473" calcext:value-type="float">
            <text:p>47.906731577947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3]*EXP([.C613]/180)-[.D613]/([.C613]^2))/180" office:value-type="float" office:value="1.05635474768694" calcext:value-type="float">
            <text:p>1.05635474768694</text:p>
          </table:table-cell>
          <table:table-cell table:style-name="ce21" table:formula="of:=0.01*([.B613]+[.B613]^2*0.1+[.C613]*[.D613])/([.C613]*[.D613]-[.B613])" office:value-type="float" office:value="0.0165127029286474" calcext:value-type="float">
            <text:p>0.01651</text:p>
          </table:table-cell>
          <table:table-cell table:style-name="ce23" office:value-type="float" office:value="49.385673358348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9" table:formula="of:=[.A613]+1" office:value-type="float" office:value="612" calcext:value-type="float">
            <text:p>612</text:p>
          </table:table-cell>
          <table:table-cell table:style-name="ce15" table:formula="of:=RAND()*180" office:value-type="float" office:value="106.973893823134" calcext:value-type="float">
            <text:p>106.973893823134</text:p>
          </table:table-cell>
          <table:table-cell table:style-name="ce15" table:formula="of:=RAND()*180" office:value-type="float" office:value="147.976684498097" calcext:value-type="float">
            <text:p>147.976684498097</text:p>
          </table:table-cell>
          <table:table-cell table:style-name="ce15" table:formula="of:=RAND()*180" office:value-type="float" office:value="75.1683180032425" calcext:value-type="float">
            <text:p>75.168318003242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14]*EXP([.C614]/180)-[.D614]/([.C614]^2))/180" office:value-type="float" office:value="1.35216438729969" calcext:value-type="float">
            <text:p>1.35216438729969</text:p>
          </table:table-cell>
          <table:table-cell table:style-name="ce21" table:formula="of:=0.01*([.B614]+[.B614]^2*0.1+[.C614]*[.D614])/([.C614]*[.D614]-[.B614])" office:value-type="float" office:value="0.0112329942125673" calcext:value-type="float">
            <text:p>0.01123</text:p>
          </table:table-cell>
          <table:table-cell table:style-name="ce23" office:value-type="float" office:value="49.7693301125703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9" table:formula="of:=[.A614]+1" office:value-type="float" office:value="613" calcext:value-type="float">
            <text:p>613</text:p>
          </table:table-cell>
          <table:table-cell table:style-name="ce15" table:formula="of:=RAND()*180" office:value-type="float" office:value="88.0896485510307" calcext:value-type="float">
            <text:p>88.0896485510307</text:p>
          </table:table-cell>
          <table:table-cell table:style-name="ce15" table:formula="of:=RAND()*180" office:value-type="float" office:value="94.4424551969953" calcext:value-type="float">
            <text:p>94.4424551969953</text:p>
          </table:table-cell>
          <table:table-cell table:style-name="ce15" table:formula="of:=RAND()*180" office:value-type="float" office:value="32.7486229243812" calcext:value-type="float">
            <text:p>32.748622924381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5]*EXP([.C615]/180)-[.D615]/([.C615]^2))/180" office:value-type="float" office:value="0.827003642630875" calcext:value-type="float">
            <text:p>0.827003642630875</text:p>
          </table:table-cell>
          <table:table-cell table:style-name="ce21" table:formula="of:=0.01*([.B615]+[.B615]^2*0.1+[.C615]*[.D615])/([.C615]*[.D615]-[.B615])" office:value-type="float" office:value="0.0131688205485426" calcext:value-type="float">
            <text:p>0.01317</text:p>
          </table:table-cell>
          <table:table-cell table:style-name="ce24" office:value-type="float" office:value="50.1529868667917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9" table:formula="of:=[.A615]+1" office:value-type="float" office:value="614" calcext:value-type="float">
            <text:p>614</text:p>
          </table:table-cell>
          <table:table-cell table:style-name="ce15" table:formula="of:=RAND()*180" office:value-type="float" office:value="31.280413983705" calcext:value-type="float">
            <text:p>31.280413983705</text:p>
          </table:table-cell>
          <table:table-cell table:style-name="ce15" table:formula="of:=RAND()*180" office:value-type="float" office:value="157.106184025471" calcext:value-type="float">
            <text:p>157.106184025471</text:p>
          </table:table-cell>
          <table:table-cell table:style-name="ce15" table:formula="of:=RAND()*180" office:value-type="float" office:value="75.4557247750877" calcext:value-type="float">
            <text:p>75.455724775087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6]*EXP([.C616]/180)-[.D616]/([.C616]^2))/180" office:value-type="float" office:value="0.415948677579235" calcext:value-type="float">
            <text:p>0.415948677579235</text:p>
          </table:table-cell>
          <table:table-cell table:style-name="ce21" table:formula="of:=0.01*([.B616]+[.B616]^2*0.1+[.C616]*[.D616])/([.C616]*[.D616]-[.B616])" office:value-type="float" office:value="0.0101356706854243" calcext:value-type="float">
            <text:p>0.01014</text:p>
          </table:table-cell>
          <table:table-cell table:style-name="ce24" office:value-type="float" office:value="50.536643621013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9" table:formula="of:=[.A616]+1" office:value-type="float" office:value="615" calcext:value-type="float">
            <text:p>615</text:p>
          </table:table-cell>
          <table:table-cell table:style-name="ce15" table:formula="of:=RAND()*180" office:value-type="float" office:value="116.898123649364" calcext:value-type="float">
            <text:p>116.898123649364</text:p>
          </table:table-cell>
          <table:table-cell table:style-name="ce15" table:formula="of:=RAND()*180" office:value-type="float" office:value="106.987878868599" calcext:value-type="float">
            <text:p>106.987878868599</text:p>
          </table:table-cell>
          <table:table-cell table:style-name="ce15" table:formula="of:=RAND()*180" office:value-type="float" office:value="82.3852136375656" calcext:value-type="float">
            <text:p>82.385213637565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7]*EXP([.C617]/180)-[.D617]/([.C617]^2))/180" office:value-type="float" office:value="1.1766707937045" calcext:value-type="float">
            <text:p>1.1766707937045</text:p>
          </table:table-cell>
          <table:table-cell table:style-name="ce21" table:formula="of:=0.01*([.B617]+[.B617]^2*0.1+[.C617]*[.D617])/([.C617]*[.D617]-[.B617])" office:value-type="float" office:value="0.0118400072321074" calcext:value-type="float">
            <text:p>0.01184</text:p>
          </table:table-cell>
          <table:table-cell table:style-name="ce24" office:value-type="float" office:value="50.9203003752345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9" table:formula="of:=[.A617]+1" office:value-type="float" office:value="616" calcext:value-type="float">
            <text:p>616</text:p>
          </table:table-cell>
          <table:table-cell table:style-name="ce15" table:formula="of:=RAND()*180" office:value-type="float" office:value="41.6425867942161" calcext:value-type="float">
            <text:p>41.6425867942161</text:p>
          </table:table-cell>
          <table:table-cell table:style-name="ce15" table:formula="of:=RAND()*180" office:value-type="float" office:value="37.0799391221986" calcext:value-type="float">
            <text:p>37.0799391221986</text:p>
          </table:table-cell>
          <table:table-cell table:style-name="ce15" table:formula="of:=RAND()*180" office:value-type="float" office:value="71.5685344034847" calcext:value-type="float">
            <text:p>71.5685344034847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8]*EXP([.C618]/180)-[.D618]/([.C618]^2))/180" office:value-type="float" office:value="0.283979954666695" calcext:value-type="float">
            <text:p>0.283979954666695</text:p>
          </table:table-cell>
          <table:table-cell table:style-name="ce21" table:formula="of:=0.01*([.B618]+[.B618]^2*0.1+[.C618]*[.D618])/([.C618]*[.D618]-[.B618])" office:value-type="float" office:value="0.0109827122645639" calcext:value-type="float">
            <text:p>0.01098</text:p>
          </table:table-cell>
          <table:table-cell table:style-name="ce24" office:value-type="float" office:value="51.3039571294559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9" table:formula="of:=[.A618]+1" office:value-type="float" office:value="617" calcext:value-type="float">
            <text:p>617</text:p>
          </table:table-cell>
          <table:table-cell table:style-name="ce15" table:formula="of:=RAND()*180" office:value-type="float" office:value="154.772865078957" calcext:value-type="float">
            <text:p>154.772865078957</text:p>
          </table:table-cell>
          <table:table-cell table:style-name="ce15" table:formula="of:=RAND()*180" office:value-type="float" office:value="43.0374453566734" calcext:value-type="float">
            <text:p>43.0374453566734</text:p>
          </table:table-cell>
          <table:table-cell table:style-name="ce15" table:formula="of:=RAND()*180" office:value-type="float" office:value="46.9337086302462" calcext:value-type="float">
            <text:p>46.9337086302462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19]*EXP([.C619]/180)-[.D619]/([.C619]^2))/180" office:value-type="float" office:value="1.09195515907646" calcext:value-type="float">
            <text:p>1.09195515907646</text:p>
          </table:table-cell>
          <table:table-cell table:style-name="ce21" table:formula="of:=0.01*([.B619]+[.B619]^2*0.1+[.C619]*[.D619])/([.C619]*[.D619]-[.B619])" office:value-type="float" office:value="0.0245030310217289" calcext:value-type="float">
            <text:p>0.02450</text:p>
          </table:table-cell>
          <table:table-cell table:style-name="ce24" office:value-type="float" office:value="51.6876138836773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9" table:formula="of:=[.A619]+1" office:value-type="float" office:value="618" calcext:value-type="float">
            <text:p>618</text:p>
          </table:table-cell>
          <table:table-cell table:style-name="ce15" table:formula="of:=RAND()*180" office:value-type="float" office:value="69.861894986183" calcext:value-type="float">
            <text:p>69.861894986183</text:p>
          </table:table-cell>
          <table:table-cell table:style-name="ce15" table:formula="of:=RAND()*180" office:value-type="float" office:value="64.1018410478806" calcext:value-type="float">
            <text:p>64.1018410478806</text:p>
          </table:table-cell>
          <table:table-cell table:style-name="ce15" table:formula="of:=RAND()*180" office:value-type="float" office:value="138.370728023555" calcext:value-type="float">
            <text:p>138.370728023555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0]*EXP([.C620]/180)-[.D620]/([.C620]^2))/180" office:value-type="float" office:value="0.553965536099047" calcext:value-type="float">
            <text:p>0.553965536099047</text:p>
          </table:table-cell>
          <table:table-cell table:style-name="ce21" table:formula="of:=0.01*([.B620]+[.B620]^2*0.1+[.C620]*[.D620])/([.C620]*[.D620]-[.B620])" office:value-type="float" office:value="0.0107134037830318" calcext:value-type="float">
            <text:p>0.01071</text:p>
          </table:table-cell>
          <table:table-cell table:style-name="ce24" office:value-type="float" office:value="52.0712706378987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9" table:formula="of:=[.A620]+1" office:value-type="float" office:value="619" calcext:value-type="float">
            <text:p>619</text:p>
          </table:table-cell>
          <table:table-cell table:style-name="ce15" table:formula="of:=RAND()*180" office:value-type="float" office:value="119.654086951145" calcext:value-type="float">
            <text:p>119.654086951145</text:p>
          </table:table-cell>
          <table:table-cell table:style-name="ce15" table:formula="of:=RAND()*180" office:value-type="float" office:value="96.6663456509629" calcext:value-type="float">
            <text:p>96.6663456509629</text:p>
          </table:table-cell>
          <table:table-cell table:style-name="ce15" table:formula="of:=RAND()*180" office:value-type="float" office:value="21.6341906065711" calcext:value-type="float">
            <text:p>21.6341906065711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1]*EXP([.C621]/180)-[.D621]/([.C621]^2))/180" office:value-type="float" office:value="1.13731709670312" calcext:value-type="float">
            <text:p>1.13731709670312</text:p>
          </table:table-cell>
          <table:table-cell table:style-name="ce21" table:formula="of:=0.01*([.B621]+[.B621]^2*0.1+[.C621]*[.D621])/([.C621]*[.D621]-[.B621])" office:value-type="float" office:value="0.0184752530141097" calcext:value-type="float">
            <text:p>0.01848</text:p>
          </table:table-cell>
          <table:table-cell table:style-name="ce24" office:value-type="float" office:value="52.45492739212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9" table:formula="of:=[.A621]+1" office:value-type="float" office:value="620" calcext:value-type="float">
            <text:p>620</text:p>
          </table:table-cell>
          <table:table-cell table:style-name="ce15" table:formula="of:=RAND()*180" office:value-type="float" office:value="105.142434188199" calcext:value-type="float">
            <text:p>105.142434188199</text:p>
          </table:table-cell>
          <table:table-cell table:style-name="ce15" table:formula="of:=RAND()*180" office:value-type="float" office:value="149.31188075947" calcext:value-type="float">
            <text:p>149.31188075947</text:p>
          </table:table-cell>
          <table:table-cell table:style-name="ce15" table:formula="of:=RAND()*180" office:value-type="float" office:value="20.8653140181506" calcext:value-type="float">
            <text:p>20.8653140181506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formula="of:=([.B622]*EXP([.C622]/180)-[.D622]/([.C622]^2))/180" office:value-type="float" office:value="1.33892313651945" calcext:value-type="float">
            <text:p>1.33892313651945</text:p>
          </table:table-cell>
          <table:table-cell table:style-name="ce21" table:formula="of:=0.01*([.B622]+[.B622]^2*0.1+[.C622]*[.D622])/([.C622]*[.D622]-[.B622])" office:value-type="float" office:value="0.0143709244737206" calcext:value-type="float">
            <text:p>0.01437</text:p>
          </table:table-cell>
          <table:table-cell table:style-name="ce24" office:value-type="float" office:value="52.8385841463414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9" table:formula="of:=[.A622]+1" office:value-type="float" office:value="621" calcext:value-type="float">
            <text:p>621</text:p>
          </table:table-cell>
          <table:table-cell table:style-name="ce15" table:formula="of:=RAND()*180" office:value-type="float" office:value="65.3035737579379" calcext:value-type="float">
            <text:p>65.3035737579379</text:p>
          </table:table-cell>
          <table:table-cell table:style-name="ce15" table:formula="of:=RAND()*180" office:value-type="float" office:value="107.815236293912" calcext:value-type="float">
            <text:p>107.815236293912</text:p>
          </table:table-cell>
          <table:table-cell table:style-name="ce15" table:formula="of:=RAND()*180" office:value-type="float" office:value="158.90627872146" calcext:value-type="float">
            <text:p>158.9062787214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3]*EXP([.C623]/180)-[.D623]/([.C623]^2))/180" office:value-type="float" office:value="0.660306232160387" calcext:value-type="float">
            <text:p>0.660306232160387</text:p>
          </table:table-cell>
          <table:table-cell table:style-name="ce21" table:formula="of:=0.01*([.B623]+[.B623]^2*0.1+[.C623]*[.D623])/([.C623]*[.D623]-[.B623])" office:value-type="float" office:value="0.0103263935218252" calcext:value-type="float">
            <text:p>0.01033</text:p>
          </table:table-cell>
          <table:table-cell table:style-name="ce25" office:value-type="float" office:value="53.2222409005628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9" table:formula="of:=[.A623]+1" office:value-type="float" office:value="622" calcext:value-type="float">
            <text:p>622</text:p>
          </table:table-cell>
          <table:table-cell table:style-name="ce15" table:formula="of:=RAND()*180" office:value-type="float" office:value="37.6261963894938" calcext:value-type="float">
            <text:p>37.6261963894938</text:p>
          </table:table-cell>
          <table:table-cell table:style-name="ce15" table:formula="of:=RAND()*180" office:value-type="float" office:value="1.48175676832038" calcext:value-type="float">
            <text:p>1.48175676832038</text:p>
          </table:table-cell>
          <table:table-cell table:style-name="ce15" table:formula="of:=RAND()*180" office:value-type="float" office:value="139.679127389965" calcext:value-type="float">
            <text:p>139.679127389965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4]*EXP([.C624]/180)-[.D624]/([.C624]^2))/180" office:value-type="float" office:value="-0.142669136569944" calcext:value-type="float">
            <text:p>-0.142669136569944</text:p>
          </table:table-cell>
          <table:table-cell table:style-name="ce21" table:formula="of:=0.01*([.B624]+[.B624]^2*0.1+[.C624]*[.D624])/([.C624]*[.D624]-[.B624])" office:value-type="float" office:value="0.0228038241238168" calcext:value-type="float">
            <text:p>0.02280</text:p>
          </table:table-cell>
          <table:table-cell table:style-name="ce25" office:value-type="float" office:value="53.6058976547842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9" table:formula="of:=[.A624]+1" office:value-type="float" office:value="623" calcext:value-type="float">
            <text:p>623</text:p>
          </table:table-cell>
          <table:table-cell table:style-name="ce15" table:formula="of:=RAND()*180" office:value-type="float" office:value="126.274944705518" calcext:value-type="float">
            <text:p>126.274944705518</text:p>
          </table:table-cell>
          <table:table-cell table:style-name="ce15" table:formula="of:=RAND()*180" office:value-type="float" office:value="148.013464825901" calcext:value-type="float">
            <text:p>148.013464825901</text:p>
          </table:table-cell>
          <table:table-cell table:style-name="ce15" table:formula="of:=RAND()*180" office:value-type="float" office:value="122.040676670494" calcext:value-type="float">
            <text:p>122.04067667049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5]*EXP([.C625]/180)-[.D625]/([.C625]^2))/180" office:value-type="float" office:value="1.59645001120622" calcext:value-type="float">
            <text:p>1.59645001120622</text:p>
          </table:table-cell>
          <table:table-cell table:style-name="ce21" table:formula="of:=0.01*([.B625]+[.B625]^2*0.1+[.C625]*[.D625])/([.C625]*[.D625]-[.B625])" office:value-type="float" office:value="0.0110297407895648" calcext:value-type="float">
            <text:p>0.01103</text:p>
          </table:table-cell>
          <table:table-cell table:style-name="ce25" office:value-type="float" office:value="53.9895544090056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9" table:formula="of:=[.A625]+1" office:value-type="float" office:value="624" calcext:value-type="float">
            <text:p>624</text:p>
          </table:table-cell>
          <table:table-cell table:style-name="ce15" table:formula="of:=RAND()*180" office:value-type="float" office:value="20.7340508127344" calcext:value-type="float">
            <text:p>20.7340508127344</text:p>
          </table:table-cell>
          <table:table-cell table:style-name="ce15" table:formula="of:=RAND()*180" office:value-type="float" office:value="108.432360242326" calcext:value-type="float">
            <text:p>108.432360242326</text:p>
          </table:table-cell>
          <table:table-cell table:style-name="ce15" table:formula="of:=RAND()*180" office:value-type="float" office:value="119.898842806661" calcext:value-type="float">
            <text:p>119.898842806661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6]*EXP([.C626]/180)-[.D626]/([.C626]^2))/180" office:value-type="float" office:value="0.210336459265318" calcext:value-type="float">
            <text:p>0.210336459265318</text:p>
          </table:table-cell>
          <table:table-cell table:style-name="ce21" table:formula="of:=0.01*([.B626]+[.B626]^2*0.1+[.C626]*[.D626])/([.C626]*[.D626]-[.B626])" office:value-type="float" office:value="0.0100650670367515" calcext:value-type="float">
            <text:p>0.01007</text:p>
          </table:table-cell>
          <table:table-cell table:style-name="ce25" office:value-type="float" office:value="54.373211163227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9" table:formula="of:=[.A626]+1" office:value-type="float" office:value="625" calcext:value-type="float">
            <text:p>625</text:p>
          </table:table-cell>
          <table:table-cell table:style-name="ce15" table:formula="of:=RAND()*180" office:value-type="float" office:value="11.8316591810284" calcext:value-type="float">
            <text:p>11.8316591810284</text:p>
          </table:table-cell>
          <table:table-cell table:style-name="ce15" table:formula="of:=RAND()*180" office:value-type="float" office:value="125.68656786467" calcext:value-type="float">
            <text:p>125.68656786467</text:p>
          </table:table-cell>
          <table:table-cell table:style-name="ce15" table:formula="of:=RAND()*180" office:value-type="float" office:value="78.791832980984" calcext:value-type="float">
            <text:p>78.79183298098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7]*EXP([.C627]/180)-[.D627]/([.C627]^2))/180" office:value-type="float" office:value="0.132108866915294" calcext:value-type="float">
            <text:p>0.132108866915294</text:p>
          </table:table-cell>
          <table:table-cell table:style-name="ce21" table:formula="of:=0.01*([.B627]+[.B627]^2*0.1+[.C627]*[.D627])/([.C627]*[.D627]-[.B627])" office:value-type="float" office:value="0.0100380762384682" calcext:value-type="float">
            <text:p>0.01004</text:p>
          </table:table-cell>
          <table:table-cell table:style-name="ce25" office:value-type="float" office:value="54.7568679174484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9" table:formula="of:=[.A627]+1" office:value-type="float" office:value="626" calcext:value-type="float">
            <text:p>626</text:p>
          </table:table-cell>
          <table:table-cell table:style-name="ce15" table:formula="of:=RAND()*180" office:value-type="float" office:value="149.271936091909" calcext:value-type="float">
            <text:p>149.271936091909</text:p>
          </table:table-cell>
          <table:table-cell table:style-name="ce15" table:formula="of:=RAND()*180" office:value-type="float" office:value="62.5698794456287" calcext:value-type="float">
            <text:p>62.5698794456287</text:p>
          </table:table-cell>
          <table:table-cell table:style-name="ce15" table:formula="of:=RAND()*180" office:value-type="float" office:value="23.3778482301244" calcext:value-type="float">
            <text:p>23.377848230124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8]*EXP([.C628]/180)-[.D628]/([.C628]^2))/180" office:value-type="float" office:value="1.17397455775509" calcext:value-type="float">
            <text:p>1.17397455775509</text:p>
          </table:table-cell>
          <table:table-cell table:style-name="ce21" table:formula="of:=0.01*([.B628]+[.B628]^2*0.1+[.C628]*[.D628])/([.C628]*[.D628]-[.B628])" office:value-type="float" office:value="0.0292371435501932" calcext:value-type="float">
            <text:p>0.02924</text:p>
          </table:table-cell>
          <table:table-cell table:style-name="ce25" office:value-type="float" office:value="55.1405246716698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9" table:formula="of:=[.A628]+1" office:value-type="float" office:value="627" calcext:value-type="float">
            <text:p>627</text:p>
          </table:table-cell>
          <table:table-cell table:style-name="ce15" table:formula="of:=RAND()*180" office:value-type="float" office:value="122.430220910039" calcext:value-type="float">
            <text:p>122.430220910039</text:p>
          </table:table-cell>
          <table:table-cell table:style-name="ce15" table:formula="of:=RAND()*180" office:value-type="float" office:value="38.7292874297849" calcext:value-type="float">
            <text:p>38.7292874297849</text:p>
          </table:table-cell>
          <table:table-cell table:style-name="ce15" table:formula="of:=RAND()*180" office:value-type="float" office:value="33.0769738588384" calcext:value-type="float">
            <text:p>33.0769738588384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29]*EXP([.C629]/180)-[.D629]/([.C629]^2))/180" office:value-type="float" office:value="0.843328969568128" calcext:value-type="float">
            <text:p>0.843328969568128</text:p>
          </table:table-cell>
          <table:table-cell table:style-name="ce21" table:formula="of:=0.01*([.B629]+[.B629]^2*0.1+[.C629]*[.D629])/([.C629]*[.D629]-[.B629])" office:value-type="float" office:value="0.0250504932044725" calcext:value-type="float">
            <text:p>0.02505</text:p>
          </table:table-cell>
          <table:table-cell table:style-name="ce25" office:value-type="float" office:value="55.5241814258911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9" table:formula="of:=[.A629]+1" office:value-type="float" office:value="628" calcext:value-type="float">
            <text:p>628</text:p>
          </table:table-cell>
          <table:table-cell table:style-name="ce15" table:formula="of:=RAND()*180" office:value-type="float" office:value="144.86440692369" calcext:value-type="float">
            <text:p>144.86440692369</text:p>
          </table:table-cell>
          <table:table-cell table:style-name="ce15" table:formula="of:=RAND()*180" office:value-type="float" office:value="136.638433027239" calcext:value-type="float">
            <text:p>136.638433027239</text:p>
          </table:table-cell>
          <table:table-cell table:style-name="ce15" table:formula="of:=RAND()*180" office:value-type="float" office:value="125.373697610676" calcext:value-type="float">
            <text:p>125.373697610676</text:p>
          </table:table-cell>
          <table:table-cell table:style-name="ce18" office:value-type="float" office:value="9" calcext:value-type="float">
            <text:p>9</text:p>
          </table:table-cell>
          <table:table-cell table:style-name="ce15" table:formula="of:=([.B630]*EXP([.C630]/180)-[.D630]/([.C630]^2))/180" office:value-type="float" office:value="1.71930826181868" calcext:value-type="float">
            <text:p>1.71930826181868</text:p>
          </table:table-cell>
          <table:table-cell table:style-name="ce21" table:formula="of:=0.01*([.B630]+[.B630]^2*0.1+[.C630]*[.D630])/([.C630]*[.D630]-[.B630])" office:value-type="float" office:value="0.0114060392603505" calcext:value-type="float">
            <text:p>0.01141</text:p>
          </table:table-cell>
          <table:table-cell table:style-name="ce25" office:value-type="float" office:value="55.9078381801125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9" table:formula="of:=[.A630]+1" office:value-type="float" office:value="629" calcext:value-type="float">
            <text:p>629</text:p>
          </table:table-cell>
          <table:table-cell table:style-name="ce15" table:formula="of:=RAND()*180" office:value-type="float" office:value="123.590516796952" calcext:value-type="float">
            <text:p>123.590516796952</text:p>
          </table:table-cell>
          <table:table-cell table:style-name="ce15" table:formula="of:=RAND()*180" office:value-type="float" office:value="7.00173482522441" calcext:value-type="float">
            <text:p>7.00173482522441</text:p>
          </table:table-cell>
          <table:table-cell table:style-name="ce15" table:formula="of:=RAND()*180" office:value-type="float" office:value="127.813515682094" calcext:value-type="float">
            <text:p>127.81351568209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1]*EXP([.C631]/180)-[.D631]/([.C631]^2))/180" office:value-type="float" office:value="0.699364364052129" calcext:value-type="float">
            <text:p>0.699364364052129</text:p>
          </table:table-cell>
          <table:table-cell table:style-name="ce21" table:formula="of:=0.01*([.B631]+[.B631]^2*0.1+[.C631]*[.D631])/([.C631]*[.D631]-[.B631])" office:value-type="float" office:value="0.0330076908549248" calcext:value-type="float">
            <text:p>0.03301</text:p>
          </table:table-cell>
          <table:table-cell table:style-name="ce26" office:value-type="float" office:value="56.2914949343339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9" table:formula="of:=[.A631]+1" office:value-type="float" office:value="630" calcext:value-type="float">
            <text:p>630</text:p>
          </table:table-cell>
          <table:table-cell table:style-name="ce15" table:formula="of:=RAND()*180" office:value-type="float" office:value="152.191378301595" calcext:value-type="float">
            <text:p>152.191378301595</text:p>
          </table:table-cell>
          <table:table-cell table:style-name="ce15" table:formula="of:=RAND()*180" office:value-type="float" office:value="19.4062530666873" calcext:value-type="float">
            <text:p>19.4062530666873</text:p>
          </table:table-cell>
          <table:table-cell table:style-name="ce15" table:formula="of:=RAND()*180" office:value-type="float" office:value="57.3775794609949" calcext:value-type="float">
            <text:p>57.377579460994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2]*EXP([.C632]/180)-[.D632]/([.C632]^2))/180" office:value-type="float" office:value="0.940912898046388" calcext:value-type="float">
            <text:p>0.940912898046388</text:p>
          </table:table-cell>
          <table:table-cell table:style-name="ce21" table:formula="of:=0.01*([.B632]+[.B632]^2*0.1+[.C632]*[.D632])/([.C632]*[.D632]-[.B632])" office:value-type="float" office:value="0.0372612597973257" calcext:value-type="float">
            <text:p>0.03726</text:p>
          </table:table-cell>
          <table:table-cell table:style-name="ce26" office:value-type="float" office:value="56.6751516885553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9" table:formula="of:=[.A632]+1" office:value-type="float" office:value="631" calcext:value-type="float">
            <text:p>631</text:p>
          </table:table-cell>
          <table:table-cell table:style-name="ce15" table:formula="of:=RAND()*180" office:value-type="float" office:value="31.6968958978886" calcext:value-type="float">
            <text:p>31.6968958978886</text:p>
          </table:table-cell>
          <table:table-cell table:style-name="ce15" table:formula="of:=RAND()*180" office:value-type="float" office:value="61.425008178569" calcext:value-type="float">
            <text:p>61.425008178569</text:p>
          </table:table-cell>
          <table:table-cell table:style-name="ce15" table:formula="of:=RAND()*180" office:value-type="float" office:value="138.302408041861" calcext:value-type="float">
            <text:p>138.30240804186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3]*EXP([.C633]/180)-[.D633]/([.C633]^2))/180" office:value-type="float" office:value="0.247508469088443" calcext:value-type="float">
            <text:p>0.247508469088443</text:p>
          </table:table-cell>
          <table:table-cell table:style-name="ce21" table:formula="of:=0.01*([.B633]+[.B633]^2*0.1+[.C633]*[.D633])/([.C633]*[.D633]-[.B633])" office:value-type="float" office:value="0.010193610845054" calcext:value-type="float">
            <text:p>0.01019</text:p>
          </table:table-cell>
          <table:table-cell table:style-name="ce26" office:value-type="float" office:value="57.058808442776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9" table:formula="of:=[.A633]+1" office:value-type="float" office:value="632" calcext:value-type="float">
            <text:p>632</text:p>
          </table:table-cell>
          <table:table-cell table:style-name="ce15" table:formula="of:=RAND()*180" office:value-type="float" office:value="141.679912343229" calcext:value-type="float">
            <text:p>141.679912343229</text:p>
          </table:table-cell>
          <table:table-cell table:style-name="ce15" table:formula="of:=RAND()*180" office:value-type="float" office:value="145.393029308399" calcext:value-type="float">
            <text:p>145.393029308399</text:p>
          </table:table-cell>
          <table:table-cell table:style-name="ce15" table:formula="of:=RAND()*180" office:value-type="float" office:value="77.8663567226422" calcext:value-type="float">
            <text:p>77.8663567226422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4]*EXP([.C634]/180)-[.D634]/([.C634]^2))/180" office:value-type="float" office:value="1.76533589939507" calcext:value-type="float">
            <text:p>1.76533589939507</text:p>
          </table:table-cell>
          <table:table-cell table:style-name="ce21" table:formula="of:=0.01*([.B634]+[.B634]^2*0.1+[.C634]*[.D634])/([.C634]*[.D634]-[.B634])" office:value-type="float" office:value="0.0120489916749607" calcext:value-type="float">
            <text:p>0.01205</text:p>
          </table:table-cell>
          <table:table-cell table:style-name="ce26" office:value-type="float" office:value="57.4424651969981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9" table:formula="of:=[.A634]+1" office:value-type="float" office:value="633" calcext:value-type="float">
            <text:p>633</text:p>
          </table:table-cell>
          <table:table-cell table:style-name="ce15" table:formula="of:=RAND()*180" office:value-type="float" office:value="142.62928057068" calcext:value-type="float">
            <text:p>142.62928057068</text:p>
          </table:table-cell>
          <table:table-cell table:style-name="ce15" table:formula="of:=RAND()*180" office:value-type="float" office:value="20.4023644555867" calcext:value-type="float">
            <text:p>20.4023644555867</text:p>
          </table:table-cell>
          <table:table-cell table:style-name="ce15" table:formula="of:=RAND()*180" office:value-type="float" office:value="31.8410642737219" calcext:value-type="float">
            <text:p>31.8410642737219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5]*EXP([.C635]/180)-[.D635]/([.C635]^2))/180" office:value-type="float" office:value="0.887061896050288" calcext:value-type="float">
            <text:p>0.887061896050288</text:p>
          </table:table-cell>
          <table:table-cell table:style-name="ce21" table:formula="of:=0.01*([.B635]+[.B635]^2*0.1+[.C635]*[.D635])/([.C635]*[.D635]-[.B635])" office:value-type="float" office:value="0.0557505467744463" calcext:value-type="float">
            <text:p>0.05575</text:p>
          </table:table-cell>
          <table:table-cell table:style-name="ce26" office:value-type="float" office:value="57.8261219512195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9" table:formula="of:=[.A635]+1" office:value-type="float" office:value="634" calcext:value-type="float">
            <text:p>634</text:p>
          </table:table-cell>
          <table:table-cell table:style-name="ce15" table:formula="of:=RAND()*180" office:value-type="float" office:value="110.817822678728" calcext:value-type="float">
            <text:p>110.817822678728</text:p>
          </table:table-cell>
          <table:table-cell table:style-name="ce15" table:formula="of:=RAND()*180" office:value-type="float" office:value="15.3210810332477" calcext:value-type="float">
            <text:p>15.3210810332477</text:p>
          </table:table-cell>
          <table:table-cell table:style-name="ce15" table:formula="of:=RAND()*180" office:value-type="float" office:value="21.5297844957701" calcext:value-type="float">
            <text:p>21.5297844957701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6]*EXP([.C636]/180)-[.D636]/([.C636]^2))/180" office:value-type="float" office:value="0.669842591139514" calcext:value-type="float">
            <text:p>0.669842591139514</text:p>
          </table:table-cell>
          <table:table-cell table:style-name="ce21" table:formula="of:=0.01*([.B636]+[.B636]^2*0.1+[.C636]*[.D636])/([.C636]*[.D636]-[.B636])" office:value-type="float" office:value="0.0761834844862895" calcext:value-type="float">
            <text:p>0.07618</text:p>
          </table:table-cell>
          <table:table-cell table:style-name="ce26" office:value-type="float" office:value="58.2097787054409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9" table:formula="of:=[.A636]+1" office:value-type="float" office:value="635" calcext:value-type="float">
            <text:p>635</text:p>
          </table:table-cell>
          <table:table-cell table:style-name="ce15" table:formula="of:=RAND()*180" office:value-type="float" office:value="74.4340926755283" calcext:value-type="float">
            <text:p>74.4340926755283</text:p>
          </table:table-cell>
          <table:table-cell table:style-name="ce15" table:formula="of:=RAND()*180" office:value-type="float" office:value="7.63229858968718" calcext:value-type="float">
            <text:p>7.63229858968718</text:p>
          </table:table-cell>
          <table:table-cell table:style-name="ce15" table:formula="of:=RAND()*180" office:value-type="float" office:value="85.3353449707564" calcext:value-type="float">
            <text:p>85.3353449707564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7]*EXP([.C637]/180)-[.D637]/([.C637]^2))/180" office:value-type="float" office:value="0.423295308071736" calcext:value-type="float">
            <text:p>0.423295308071736</text:p>
          </table:table-cell>
          <table:table-cell table:style-name="ce21" table:formula="of:=0.01*([.B637]+[.B637]^2*0.1+[.C637]*[.D637])/([.C637]*[.D637]-[.B637])" office:value-type="float" office:value="0.0221849064508345" calcext:value-type="float">
            <text:p>0.02218</text:p>
          </table:table-cell>
          <table:table-cell table:style-name="ce26" office:value-type="float" office:value="58.5934354596623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9" table:formula="of:=[.A637]+1" office:value-type="float" office:value="636" calcext:value-type="float">
            <text:p>636</text:p>
          </table:table-cell>
          <table:table-cell table:style-name="ce15" table:formula="of:=RAND()*180" office:value-type="float" office:value="0.106600365207554" calcext:value-type="float">
            <text:p>0.106600365207554</text:p>
          </table:table-cell>
          <table:table-cell table:style-name="ce15" table:formula="of:=RAND()*180" office:value-type="float" office:value="7.8518492771252" calcext:value-type="float">
            <text:p>7.8518492771252</text:p>
          </table:table-cell>
          <table:table-cell table:style-name="ce15" table:formula="of:=RAND()*180" office:value-type="float" office:value="150.277758649717" calcext:value-type="float">
            <text:p>150.277758649717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([.B638]*EXP([.C638]/180)-[.D638]/([.C638]^2))/180" office:value-type="float" office:value="-0.0129232296143193" calcext:value-type="float">
            <text:p>-0.012923229614319</text:p>
          </table:table-cell>
          <table:table-cell table:style-name="ce21" table:formula="of:=0.01*([.B638]+[.B638]^2*0.1+[.C638]*[.D638])/([.C638]*[.D638]-[.B638])" office:value-type="float" office:value="0.0100018166443489" calcext:value-type="float">
            <text:p>0.01000</text:p>
          </table:table-cell>
          <table:table-cell table:style-name="ce26" office:value-type="float" office:value="58.9770922138836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9" table:formula="of:=[.A638]+1" office:value-type="float" office:value="637" calcext:value-type="float">
            <text:p>637</text:p>
          </table:table-cell>
          <table:table-cell table:style-name="ce15" table:formula="of:=RAND()*180" office:value-type="float" office:value="52.8792112353147" calcext:value-type="float">
            <text:p>52.8792112353147</text:p>
          </table:table-cell>
          <table:table-cell table:style-name="ce15" table:formula="of:=RAND()*180" office:value-type="float" office:value="81.6950002837348" calcext:value-type="float">
            <text:p>81.6950002837348</text:p>
          </table:table-cell>
          <table:table-cell table:style-name="ce15" table:formula="of:=RAND()*180" office:value-type="float" office:value="69.9567091374551" calcext:value-type="float">
            <text:p>69.956709137455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39]*EXP([.C639]/180)-[.D639]/([.C639]^2))/180" office:value-type="float" office:value="0.46245252676116" calcext:value-type="float">
            <text:p>0.46245252676116</text:p>
          </table:table-cell>
          <table:table-cell table:style-name="ce21" table:formula="of:=0.01*([.B639]+[.B639]^2*0.1+[.C639]*[.D639])/([.C639]*[.D639]-[.B639])" office:value-type="float" office:value="0.0106806138876615" calcext:value-type="float">
            <text:p>0.01068</text:p>
          </table:table-cell>
          <table:table-cell table:style-name="ce22" office:value-type="string" calcext:value-type="string">
            <text:p>4,748,920,584</text:p>
          </table:table-cell>
          <table:table-cell table:number-columns-repeated="1016"/>
        </table:table-row>
        <table:table-row table:style-name="ro1">
          <table:table-cell table:style-name="ce9" table:formula="of:=[.A639]+1" office:value-type="float" office:value="638" calcext:value-type="float">
            <text:p>638</text:p>
          </table:table-cell>
          <table:table-cell table:style-name="ce15" table:formula="of:=RAND()*180" office:value-type="float" office:value="176.899186458159" calcext:value-type="float">
            <text:p>176.899186458159</text:p>
          </table:table-cell>
          <table:table-cell table:style-name="ce15" table:formula="of:=RAND()*180" office:value-type="float" office:value="2.46542637369248" calcext:value-type="float">
            <text:p>2.46542637369248</text:p>
          </table:table-cell>
          <table:table-cell table:style-name="ce15" table:formula="of:=RAND()*180" office:value-type="float" office:value="139.152635498872" calcext:value-type="float">
            <text:p>139.15263549887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0]*EXP([.C640]/180)-[.D640]/([.C640]^2))/180" office:value-type="float" office:value="0.869142031674135" calcext:value-type="float">
            <text:p>0.869142031674135</text:p>
          </table:table-cell>
          <table:table-cell table:style-name="ce21" table:formula="of:=0.01*([.B640]+[.B640]^2*0.1+[.C640]*[.D640])/([.C640]*[.D640]-[.B640])" office:value-type="float" office:value="0.219610725856761" calcext:value-type="float">
            <text:p>0.21961</text:p>
          </table:table-cell>
          <table:table-cell table:style-name="ce22" office:value-type="string" calcext:value-type="string">
            <text:p>5,019,930,916</text:p>
          </table:table-cell>
          <table:table-cell table:number-columns-repeated="1016"/>
        </table:table-row>
        <table:table-row table:style-name="ro1">
          <table:table-cell table:style-name="ce9" table:formula="of:=[.A640]+1" office:value-type="float" office:value="639" calcext:value-type="float">
            <text:p>639</text:p>
          </table:table-cell>
          <table:table-cell table:style-name="ce15" table:formula="of:=RAND()*180" office:value-type="float" office:value="95.3531895668879" calcext:value-type="float">
            <text:p>95.3531895668879</text:p>
          </table:table-cell>
          <table:table-cell table:style-name="ce15" table:formula="of:=RAND()*180" office:value-type="float" office:value="112.314069462134" calcext:value-type="float">
            <text:p>112.314069462134</text:p>
          </table:table-cell>
          <table:table-cell table:style-name="ce15" table:formula="of:=RAND()*180" office:value-type="float" office:value="137.807152592649" calcext:value-type="float">
            <text:p>137.80715259264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1]*EXP([.C641]/180)-[.D641]/([.C641]^2))/180" office:value-type="float" office:value="0.988602049012762" calcext:value-type="float">
            <text:p>0.988602049012762</text:p>
          </table:table-cell>
          <table:table-cell table:style-name="ce21" table:formula="of:=0.01*([.B641]+[.B641]^2*0.1+[.C641]*[.D641])/([.C641]*[.D641]-[.B641])" office:value-type="float" office:value="0.0107150604183387" calcext:value-type="float">
            <text:p>0.01072</text:p>
          </table:table-cell>
          <table:table-cell table:style-name="ce22" office:value-type="string" calcext:value-type="string">
            <text:p>5,290,941,248</text:p>
          </table:table-cell>
          <table:table-cell table:number-columns-repeated="1016"/>
        </table:table-row>
        <table:table-row table:style-name="ro1">
          <table:table-cell table:style-name="ce9" table:formula="of:=[.A641]+1" office:value-type="float" office:value="640" calcext:value-type="float">
            <text:p>640</text:p>
          </table:table-cell>
          <table:table-cell table:style-name="ce15" table:formula="of:=RAND()*180" office:value-type="float" office:value="100.734184639717" calcext:value-type="float">
            <text:p>100.734184639717</text:p>
          </table:table-cell>
          <table:table-cell table:style-name="ce15" table:formula="of:=RAND()*180" office:value-type="float" office:value="119.796540504915" calcext:value-type="float">
            <text:p>119.796540504915</text:p>
          </table:table-cell>
          <table:table-cell table:style-name="ce15" table:formula="of:=RAND()*180" office:value-type="float" office:value="69.3094469581592" calcext:value-type="float">
            <text:p>69.309446958159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2]*EXP([.C642]/180)-[.D642]/([.C642]^2))/180" office:value-type="float" office:value="1.08876067555798" calcext:value-type="float">
            <text:p>1.08876067555798</text:p>
          </table:table-cell>
          <table:table-cell table:style-name="ce21" table:formula="of:=0.01*([.B642]+[.B642]^2*0.1+[.C642]*[.D642])/([.C642]*[.D642]-[.B642])" office:value-type="float" office:value="0.0114827625095109" calcext:value-type="float">
            <text:p>0.01148</text:p>
          </table:table-cell>
          <table:table-cell table:style-name="ce22" office:value-type="string" calcext:value-type="string">
            <text:p>5,561,951,580</text:p>
          </table:table-cell>
          <table:table-cell table:number-columns-repeated="1016"/>
        </table:table-row>
        <table:table-row table:style-name="ro1">
          <table:table-cell table:style-name="ce9" table:formula="of:=[.A642]+1" office:value-type="float" office:value="641" calcext:value-type="float">
            <text:p>641</text:p>
          </table:table-cell>
          <table:table-cell table:style-name="ce15" table:formula="of:=RAND()*180" office:value-type="float" office:value="147.068434709935" calcext:value-type="float">
            <text:p>147.068434709935</text:p>
          </table:table-cell>
          <table:table-cell table:style-name="ce15" table:formula="of:=RAND()*180" office:value-type="float" office:value="109.297623272433" calcext:value-type="float">
            <text:p>109.297623272433</text:p>
          </table:table-cell>
          <table:table-cell table:style-name="ce15" table:formula="of:=RAND()*180" office:value-type="float" office:value="176.148821667311" calcext:value-type="float">
            <text:p>176.148821667311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3]*EXP([.C643]/180)-[.D643]/([.C643]^2))/180" office:value-type="float" office:value="1.49944577496536" calcext:value-type="float">
            <text:p>1.49944577496536</text:p>
          </table:table-cell>
          <table:table-cell table:style-name="ce21" table:formula="of:=0.01*([.B643]+[.B643]^2*0.1+[.C643]*[.D643])/([.C643]*[.D643]-[.B643])" office:value-type="float" office:value="0.0112860376036418" calcext:value-type="float">
            <text:p>0.01129</text:p>
          </table:table-cell>
          <table:table-cell table:style-name="ce22" office:value-type="string" calcext:value-type="string">
            <text:p>5,832,961,912</text:p>
          </table:table-cell>
          <table:table-cell table:number-columns-repeated="1016"/>
        </table:table-row>
        <table:table-row table:style-name="ro1">
          <table:table-cell table:style-name="ce9" table:formula="of:=[.A643]+1" office:value-type="float" office:value="642" calcext:value-type="float">
            <text:p>642</text:p>
          </table:table-cell>
          <table:table-cell table:style-name="ce15" table:formula="of:=RAND()*180" office:value-type="float" office:value="103.559607006901" calcext:value-type="float">
            <text:p>103.559607006901</text:p>
          </table:table-cell>
          <table:table-cell table:style-name="ce15" table:formula="of:=RAND()*180" office:value-type="float" office:value="156.263707824848" calcext:value-type="float">
            <text:p>156.263707824848</text:p>
          </table:table-cell>
          <table:table-cell table:style-name="ce15" table:formula="of:=RAND()*180" office:value-type="float" office:value="164.781449045546" calcext:value-type="float">
            <text:p>164.781449045546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4]*EXP([.C644]/180)-[.D644]/([.C644]^2))/180" office:value-type="float" office:value="1.37066341572364" calcext:value-type="float">
            <text:p>1.37066341572364</text:p>
          </table:table-cell>
          <table:table-cell table:style-name="ce21" table:formula="of:=0.01*([.B644]+[.B644]^2*0.1+[.C644]*[.D644])/([.C644]*[.D644]-[.B644])" office:value-type="float" office:value="0.0104989426745665" calcext:value-type="float">
            <text:p>0.01050</text:p>
          </table:table-cell>
          <table:table-cell table:style-name="ce22" office:value-type="string" calcext:value-type="string">
            <text:p>6,103,972,244</text:p>
          </table:table-cell>
          <table:table-cell table:number-columns-repeated="1016"/>
        </table:table-row>
        <table:table-row table:style-name="ro1">
          <table:table-cell table:style-name="ce9" table:formula="of:=[.A644]+1" office:value-type="float" office:value="643" calcext:value-type="float">
            <text:p>643</text:p>
          </table:table-cell>
          <table:table-cell table:style-name="ce15" table:formula="of:=RAND()*180" office:value-type="float" office:value="39.049461758422" calcext:value-type="float">
            <text:p>39.049461758422</text:p>
          </table:table-cell>
          <table:table-cell table:style-name="ce15" table:formula="of:=RAND()*180" office:value-type="float" office:value="61.5279066515688" calcext:value-type="float">
            <text:p>61.5279066515688</text:p>
          </table:table-cell>
          <table:table-cell table:style-name="ce15" table:formula="of:=RAND()*180" office:value-type="float" office:value="152.793625834769" calcext:value-type="float">
            <text:p>152.793625834769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5]*EXP([.C645]/180)-[.D645]/([.C645]^2))/180" office:value-type="float" office:value="0.305122891704766" calcext:value-type="float">
            <text:p>0.305122891704766</text:p>
          </table:table-cell>
          <table:table-cell table:style-name="ce21" table:formula="of:=0.01*([.B645]+[.B645]^2*0.1+[.C645]*[.D645])/([.C645]*[.D645]-[.B645])" office:value-type="float" office:value="0.0102462982440331" calcext:value-type="float">
            <text:p>0.01025</text:p>
          </table:table-cell>
          <table:table-cell table:style-name="ce22" office:value-type="string" calcext:value-type="string">
            <text:p>6,374,982,576</text:p>
          </table:table-cell>
          <table:table-cell table:number-columns-repeated="1016"/>
        </table:table-row>
        <table:table-row table:style-name="ro1">
          <table:table-cell table:style-name="ce9" table:formula="of:=[.A645]+1" office:value-type="float" office:value="644" calcext:value-type="float">
            <text:p>644</text:p>
          </table:table-cell>
          <table:table-cell table:style-name="ce15" table:formula="of:=RAND()*180" office:value-type="float" office:value="111.253007422697" calcext:value-type="float">
            <text:p>111.253007422697</text:p>
          </table:table-cell>
          <table:table-cell table:style-name="ce15" table:formula="of:=RAND()*180" office:value-type="float" office:value="5.54224145063027" calcext:value-type="float">
            <text:p>5.54224145063027</text:p>
          </table:table-cell>
          <table:table-cell table:style-name="ce15" table:formula="of:=RAND()*180" office:value-type="float" office:value="63.2200858135494" calcext:value-type="float">
            <text:p>63.2200858135494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([.B646]*EXP([.C646]/180)-[.D646]/([.C646]^2))/180" office:value-type="float" office:value="0.625964503578811" calcext:value-type="float">
            <text:p>0.625964503578811</text:p>
          </table:table-cell>
          <table:table-cell table:style-name="ce21" table:formula="of:=0.01*([.B646]+[.B646]^2*0.1+[.C646]*[.D646])/([.C646]*[.D646]-[.B646])" office:value-type="float" office:value="0.0710647581086217" calcext:value-type="float">
            <text:p>0.07106</text:p>
          </table:table-cell>
          <table:table-cell table:style-name="ce22" office:value-type="string" calcext:value-type="string">
            <text:p>6,645,992,908</text:p>
          </table:table-cell>
          <table:table-cell table:number-columns-repeated="1016"/>
        </table:table-row>
        <table:table-row table:style-name="ro1">
          <table:table-cell table:style-name="ce9" table:formula="of:=[.A646]+1" office:value-type="float" office:value="645" calcext:value-type="float">
            <text:p>645</text:p>
          </table:table-cell>
          <table:table-cell table:style-name="ce15" table:formula="of:=RAND()*180" office:value-type="float" office:value="48.3237329368011" calcext:value-type="float">
            <text:p>48.3237329368011</text:p>
          </table:table-cell>
          <table:table-cell table:style-name="ce15" table:formula="of:=RAND()*180" office:value-type="float" office:value="73.2563639649501" calcext:value-type="float">
            <text:p>73.2563639649501</text:p>
          </table:table-cell>
          <table:table-cell table:style-name="ce15" table:formula="of:=RAND()*180" office:value-type="float" office:value="168.773648707873" calcext:value-type="float">
            <text:p>168.77364870787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47]*EXP([.C647]/180)-[.D647]/([.C647]^2))/180" office:value-type="float" office:value="0.403133480119613" calcext:value-type="float">
            <text:p>0.403133480119613</text:p>
          </table:table-cell>
          <table:table-cell table:style-name="ce21" table:formula="of:=0.01*([.B647]+[.B647]^2*0.1+[.C647]*[.D647])/([.C647]*[.D647]-[.B647])" office:value-type="float" office:value="0.0102680913680303" calcext:value-type="float">
            <text:p>0.01027</text:p>
          </table:table-cell>
          <table:table-cell table:style-name="ce23" office:value-type="string" calcext:value-type="string">
            <text:p>6,917,003,240</text:p>
          </table:table-cell>
          <table:table-cell table:number-columns-repeated="1016"/>
        </table:table-row>
        <table:table-row table:style-name="ro1">
          <table:table-cell table:style-name="ce9" table:formula="of:=[.A647]+1" office:value-type="float" office:value="646" calcext:value-type="float">
            <text:p>646</text:p>
          </table:table-cell>
          <table:table-cell table:style-name="ce15" table:formula="of:=RAND()*180" office:value-type="float" office:value="142.086670858721" calcext:value-type="float">
            <text:p>142.086670858721</text:p>
          </table:table-cell>
          <table:table-cell table:style-name="ce15" table:formula="of:=RAND()*180" office:value-type="float" office:value="20.6695566800474" calcext:value-type="float">
            <text:p>20.6695566800474</text:p>
          </table:table-cell>
          <table:table-cell table:style-name="ce15" table:formula="of:=RAND()*180" office:value-type="float" office:value="16.3591092212797" calcext:value-type="float">
            <text:p>16.3591092212797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48]*EXP([.C648]/180)-[.D648]/([.C648]^2))/180" office:value-type="float" office:value="0.885211184954063" calcext:value-type="float">
            <text:p>0.885211184954063</text:p>
          </table:table-cell>
          <table:table-cell table:style-name="ce21" table:formula="of:=0.01*([.B648]+[.B648]^2*0.1+[.C648]*[.D648])/([.C648]*[.D648]-[.B648])" office:value-type="float" office:value="0.127472526659946" calcext:value-type="float">
            <text:p>0.12747</text:p>
          </table:table-cell>
          <table:table-cell table:style-name="ce23" office:value-type="string" calcext:value-type="string">
            <text:p>7,188,013,572</text:p>
          </table:table-cell>
          <table:table-cell table:number-columns-repeated="1016"/>
        </table:table-row>
        <table:table-row table:style-name="ro1">
          <table:table-cell table:style-name="ce9" table:formula="of:=[.A648]+1" office:value-type="float" office:value="647" calcext:value-type="float">
            <text:p>647</text:p>
          </table:table-cell>
          <table:table-cell table:style-name="ce15" table:formula="of:=RAND()*180" office:value-type="float" office:value="138.558871050827" calcext:value-type="float">
            <text:p>138.558871050827</text:p>
          </table:table-cell>
          <table:table-cell table:style-name="ce15" table:formula="of:=RAND()*180" office:value-type="float" office:value="65.3258068697233" calcext:value-type="float">
            <text:p>65.3258068697233</text:p>
          </table:table-cell>
          <table:table-cell table:style-name="ce15" table:formula="of:=RAND()*180" office:value-type="float" office:value="151.440405001443" calcext:value-type="float">
            <text:p>151.440405001443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49]*EXP([.C649]/180)-[.D649]/([.C649]^2))/180" office:value-type="float" office:value="1.10636671209179" calcext:value-type="float">
            <text:p>1.10636671209179</text:p>
          </table:table-cell>
          <table:table-cell table:style-name="ce21" table:formula="of:=0.01*([.B649]+[.B649]^2*0.1+[.C649]*[.D649])/([.C649]*[.D649]-[.B649])" office:value-type="float" office:value="0.012252288264662" calcext:value-type="float">
            <text:p>0.01225</text:p>
          </table:table-cell>
          <table:table-cell table:style-name="ce23" office:value-type="string" calcext:value-type="string">
            <text:p>7,459,023,904</text:p>
          </table:table-cell>
          <table:table-cell table:number-columns-repeated="1016"/>
        </table:table-row>
        <table:table-row table:style-name="ro1">
          <table:table-cell table:style-name="ce9" table:formula="of:=[.A649]+1" office:value-type="float" office:value="648" calcext:value-type="float">
            <text:p>648</text:p>
          </table:table-cell>
          <table:table-cell table:style-name="ce15" table:formula="of:=RAND()*180" office:value-type="float" office:value="165.197506865339" calcext:value-type="float">
            <text:p>165.197506865339</text:p>
          </table:table-cell>
          <table:table-cell table:style-name="ce15" table:formula="of:=RAND()*180" office:value-type="float" office:value="77.1744626183136" calcext:value-type="float">
            <text:p>77.1744626183136</text:p>
          </table:table-cell>
          <table:table-cell table:style-name="ce15" table:formula="of:=RAND()*180" office:value-type="float" office:value="145.900812695829" calcext:value-type="float">
            <text:p>145.900812695829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50]*EXP([.C650]/180)-[.D650]/([.C650]^2))/180" office:value-type="float" office:value="1.40893675363524" calcext:value-type="float">
            <text:p>1.40893675363524</text:p>
          </table:table-cell>
          <table:table-cell table:style-name="ce21" table:formula="of:=0.01*([.B650]+[.B650]^2*0.1+[.C650]*[.D650])/([.C650]*[.D650]-[.B650])" office:value-type="float" office:value="0.0127575679310026" calcext:value-type="float">
            <text:p>0.01276</text:p>
          </table:table-cell>
          <table:table-cell table:style-name="ce23" office:value-type="string" calcext:value-type="string">
            <text:p>7,730,034,236</text:p>
          </table:table-cell>
          <table:table-cell table:number-columns-repeated="1016"/>
        </table:table-row>
        <table:table-row table:style-name="ro1">
          <table:table-cell table:style-name="ce9" table:formula="of:=[.A650]+1" office:value-type="float" office:value="649" calcext:value-type="float">
            <text:p>649</text:p>
          </table:table-cell>
          <table:table-cell table:style-name="ce15" table:formula="of:=RAND()*180" office:value-type="float" office:value="75.1191269632298" calcext:value-type="float">
            <text:p>75.1191269632298</text:p>
          </table:table-cell>
          <table:table-cell table:style-name="ce15" table:formula="of:=RAND()*180" office:value-type="float" office:value="138.928490940924" calcext:value-type="float">
            <text:p>138.928490940924</text:p>
          </table:table-cell>
          <table:table-cell table:style-name="ce15" table:formula="of:=RAND()*180" office:value-type="float" office:value="122.434354389745" calcext:value-type="float">
            <text:p>122.434354389745</text:p>
          </table:table-cell>
          <table:table-cell table:style-name="ce16" office:value-type="float" office:value="9" calcext:value-type="float">
            <text:p>9</text:p>
          </table:table-cell>
          <table:table-cell table:style-name="ce15" table:formula="of:=([.B651]*EXP([.C651]/180)-[.D651]/([.C651]^2))/180" office:value-type="float" office:value="0.902943120932352" calcext:value-type="float">
            <text:p>0.902943120932352</text:p>
          </table:table-cell>
          <table:table-cell table:style-name="ce21" table:formula="of:=0.01*([.B651]+[.B651]^2*0.1+[.C651]*[.D651])/([.C651]*[.D651]-[.B651])" office:value-type="float" office:value="0.0104219354198035" calcext:value-type="float">
            <text:p>0.01042</text:p>
          </table:table-cell>
          <table:table-cell table:style-name="ce23" office:value-type="string" calcext:value-type="string">
            <text:p>8,001,044,568</text:p>
          </table:table-cell>
          <table:table-cell table:number-columns-repeated="1016"/>
        </table:table-row>
        <table:table-row table:style-name="ro1" table:number-rows-repeated="34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plesimulations" table:style-name="ta4">
        <table:table-column table:style-name="co4" table:number-columns-repeated="14" table:default-cell-style-name="Default"/>
        <table:table-column table:style-name="co3" table:number-columns-repeated="12" table:default-cell-style-name="Default"/>
        <table:table-column table:style-name="co1" table:number-columns-repeated="998" table:default-cell-style-name="Default"/>
        <table:table-row table:style-name="ro1">
          <table:table-cell table:style-name="ce27" office:value-type="string" calcext:value-type="string">
            <text:p># 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# 09/03/2021 12:55:53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# </text:p>
          </table:table-cell>
          <table:table-cell table:style-name="ce27" office:value-type="string" calcext:value-type="string">
            <text:p>P4 - Inflation First Layer Height [mm]</text:p>
          </table:table-cell>
          <table:table-cell table:style-name="ce27" office:value-type="string" calcext:value-type="string">
            <text:p>P5 - INLET_VELOCITY [m s^-1]</text:p>
          </table:table-cell>
          <table:table-cell table:style-name="ce27" office:value-type="string" calcext:value-type="string">
            <text:p>P10 - PITCH.FD9 [degree]</text:p>
          </table:table-cell>
          <table:table-cell table:style-name="ce27" office:value-type="string" calcext:value-type="string">
            <text:p>P11 - ROLL.FD9 [degree]</text:p>
          </table:table-cell>
          <table:table-cell table:style-name="ce27" office:value-type="string" calcext:value-type="string">
            <text:p>P26 - YAW.FD9 [degree]</text:p>
          </table:table-cell>
          <table:table-cell table:style-name="ce27" office:value-type="string" calcext:value-type="string">
            <text:p>P2 - Mesh Nodes</text:p>
          </table:table-cell>
          <table:table-cell table:style-name="ce27" office:value-type="string" calcext:value-type="string">
            <text:p>P3 - Mesh Elements</text:p>
          </table:table-cell>
          <table:table-cell table:style-name="ce27" office:value-type="string" calcext:value-type="string">
            <text:p>P20 - CM_MARVIN</text:p>
          </table:table-cell>
          <table:table-cell table:style-name="ce27" office:value-type="string" calcext:value-type="string">
            <text:p>P21 - CL_MARVIN</text:p>
          </table:table-cell>
          <table:table-cell table:style-name="ce27" office:value-type="string" calcext:value-type="string">
            <text:p>P22 - CD_MARVIN</text:p>
          </table:table-cell>
          <table:table-cell table:style-name="ce27" office:value-type="string" calcext:value-type="string">
            <text:p>P23 - cd-1-op</text:p>
          </table:table-cell>
          <table:table-cell table:style-name="ce27" office:value-type="string" calcext:value-type="string">
            <text:p>P24 - cyaw_marvin-op</text:p>
          </table:table-cell>
          <table:table-cell table:style-name="ce27" office:value-type="string" calcext:value-type="string">
            <text:p>P25 - croll_marvin-op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23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055400" calcext:value-type="float">
            <text:p>4055400</text:p>
          </table:table-cell>
          <table:table-cell table:style-name="ce27" office:value-type="float" office:value="14016391" calcext:value-type="float">
            <text:p>14016391</text:p>
          </table:table-cell>
          <table:table-cell table:style-name="ce27" office:value-type="float" office:value="0.01513806" calcext:value-type="float">
            <text:p>0.01513806</text:p>
          </table:table-cell>
          <table:table-cell table:style-name="ce27" office:value-type="float" office:value="-0.001613261" calcext:value-type="float">
            <text:p>-0.001613261</text:p>
          </table:table-cell>
          <table:table-cell table:number-columns-repeated="2" table:style-name="ce27" office:value-type="float" office:value="0.016900215" calcext:value-type="float">
            <text:p>0.016900215</text:p>
          </table:table-cell>
          <table:table-cell table:style-name="ce28" office:value-type="float" office:value="0.000078462712" calcext:value-type="float">
            <text:p>7.85E-05</text:p>
          </table:table-cell>
          <table:table-cell table:style-name="ce28" office:value-type="float" office:value="0.000049907858" calcext:value-type="float">
            <text:p>4.99E-05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25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6" calcext:value-type="float">
            <text:p>-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081074" calcext:value-type="float">
            <text:p>4081074</text:p>
          </table:table-cell>
          <table:table-cell table:style-name="ce27" office:value-type="float" office:value="14078911" calcext:value-type="float">
            <text:p>14078911</text:p>
          </table:table-cell>
          <table:table-cell table:style-name="ce27" office:value-type="float" office:value="0.012670598" calcext:value-type="float">
            <text:p>0.012670598</text:p>
          </table:table-cell>
          <table:table-cell table:style-name="ce27" office:value-type="float" office:value="0.13196394" calcext:value-type="float">
            <text:p>0.13196394</text:p>
          </table:table-cell>
          <table:table-cell table:number-columns-repeated="2" table:style-name="ce27" office:value-type="float" office:value="0.01588815" calcext:value-type="float">
            <text:p>0.01588815</text:p>
          </table:table-cell>
          <table:table-cell table:style-name="ce28" office:value-type="float" office:value="-0.000024652894" calcext:value-type="float">
            <text:p>-2.47E-05</text:p>
          </table:table-cell>
          <table:table-cell table:style-name="ce28" office:value-type="float" office:value="0.00000046425005" calcext:value-type="float">
            <text:p>4.64E-0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26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3" calcext:value-type="float">
            <text:p>-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083031" calcext:value-type="float">
            <text:p>4083031</text:p>
          </table:table-cell>
          <table:table-cell table:style-name="ce27" office:value-type="float" office:value="14090720" calcext:value-type="float">
            <text:p>14090720</text:p>
          </table:table-cell>
          <table:table-cell table:style-name="ce27" office:value-type="float" office:value="0.0084695793" calcext:value-type="float">
            <text:p>0.0084695793</text:p>
          </table:table-cell>
          <table:table-cell table:style-name="ce27" office:value-type="float" office:value="0.2706181" calcext:value-type="float">
            <text:p>0.2706181</text:p>
          </table:table-cell>
          <table:table-cell table:number-columns-repeated="2" table:style-name="ce27" office:value-type="float" office:value="0.020654851" calcext:value-type="float">
            <text:p>0.020654851</text:p>
          </table:table-cell>
          <table:table-cell table:style-name="ce28" office:value-type="float" office:value="0.000063089851" calcext:value-type="float">
            <text:p>6.31E-05</text:p>
          </table:table-cell>
          <table:table-cell table:style-name="ce28" office:value-type="float" office:value="-0.000022802235" calcext:value-type="float">
            <text:p>-2.28E-05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0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4076915" calcext:value-type="float">
            <text:p>4076915</text:p>
          </table:table-cell>
          <table:table-cell table:style-name="ce27" office:value-type="float" office:value="14069920" calcext:value-type="float">
            <text:p>14069920</text:p>
          </table:table-cell>
          <table:table-cell table:style-name="ce27" office:value-type="float" office:value="0.0043153513" calcext:value-type="float">
            <text:p>0.0043153513</text:p>
          </table:table-cell>
          <table:table-cell table:style-name="ce27" office:value-type="float" office:value="0.38862579" calcext:value-type="float">
            <text:p>0.38862579</text:p>
          </table:table-cell>
          <table:table-cell table:number-columns-repeated="2" table:style-name="ce27" office:value-type="float" office:value="0.029660698" calcext:value-type="float">
            <text:p>0.029660698</text:p>
          </table:table-cell>
          <table:table-cell table:style-name="ce27" office:value-type="float" office:value="0.00017189135" calcext:value-type="float">
            <text:p>0.00017189135</text:p>
          </table:table-cell>
          <table:table-cell table:style-name="ce27" office:value-type="float" office:value="-0.0047227223" calcext:value-type="float">
            <text:p>-0.0047227223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27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081570" calcext:value-type="float">
            <text:p>4081570</text:p>
          </table:table-cell>
          <table:table-cell table:style-name="ce27" office:value-type="float" office:value="14066931" calcext:value-type="float">
            <text:p>14066931</text:p>
          </table:table-cell>
          <table:table-cell table:style-name="ce27" office:value-type="float" office:value="0.0006566902" calcext:value-type="float">
            <text:p>0.0006566902</text:p>
          </table:table-cell>
          <table:table-cell table:style-name="ce27" office:value-type="float" office:value="0.53136356" calcext:value-type="float">
            <text:p>0.53136356</text:p>
          </table:table-cell>
          <table:table-cell table:number-columns-repeated="2" table:style-name="ce27" office:value-type="float" office:value="0.043881946" calcext:value-type="float">
            <text:p>0.043881946</text:p>
          </table:table-cell>
          <table:table-cell table:style-name="ce28" office:value-type="float" office:value="-0.0000007456802" calcext:value-type="float">
            <text:p>-7.46E-07</text:p>
          </table:table-cell>
          <table:table-cell table:style-name="ce27" office:value-type="float" office:value="-0.00014576367" calcext:value-type="float">
            <text:p>-0.0001457636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28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069571" calcext:value-type="float">
            <text:p>4069571</text:p>
          </table:table-cell>
          <table:table-cell table:style-name="ce27" office:value-type="float" office:value="14060886" calcext:value-type="float">
            <text:p>14060886</text:p>
          </table:table-cell>
          <table:table-cell table:style-name="ce27" office:value-type="float" office:value="-0.0018275929" calcext:value-type="float">
            <text:p>-0.0018275929</text:p>
          </table:table-cell>
          <table:table-cell table:style-name="ce27" office:value-type="float" office:value="0.6531929" calcext:value-type="float">
            <text:p>0.6531929</text:p>
          </table:table-cell>
          <table:table-cell table:number-columns-repeated="2" table:style-name="ce27" office:value-type="float" office:value="0.062089177" calcext:value-type="float">
            <text:p>0.062089177</text:p>
          </table:table-cell>
          <table:table-cell table:style-name="ce28" office:value-type="float" office:value="-0.000021252629" calcext:value-type="float">
            <text:p>-2.13E-05</text:p>
          </table:table-cell>
          <table:table-cell table:style-name="ce27" office:value-type="float" office:value="-0.0011311386" calcext:value-type="float">
            <text:p>-0.0011311386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0</text:p>
          </table:table-cell>
          <table:table-cell table:style-name="ce27" office:value-type="float" office:value="0.062" calcext:value-type="float">
            <text:p>0.062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017750" calcext:value-type="float">
            <text:p>4017750</text:p>
          </table:table-cell>
          <table:table-cell table:style-name="ce27" office:value-type="float" office:value="13943738" calcext:value-type="float">
            <text:p>13943738</text:p>
          </table:table-cell>
          <table:table-cell table:style-name="ce27" office:value-type="float" office:value="-0.0075851024" calcext:value-type="float">
            <text:p>-0.0075851024</text:p>
          </table:table-cell>
          <table:table-cell table:style-name="ce27" office:value-type="float" office:value="0.76616181" calcext:value-type="float">
            <text:p>0.76616181</text:p>
          </table:table-cell>
          <table:table-cell table:number-columns-repeated="2" table:style-name="ce27" office:value-type="float" office:value="0.084774782" calcext:value-type="float">
            <text:p>0.084774782</text:p>
          </table:table-cell>
          <table:table-cell table:style-name="ce28" office:value-type="float" office:value="0.0000086883796" calcext:value-type="float">
            <text:p>8.69E-06</text:p>
          </table:table-cell>
          <table:table-cell table:style-name="ce27" office:value-type="float" office:value="0.00010798103" calcext:value-type="float">
            <text:p>0.00010798103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1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065593" calcext:value-type="float">
            <text:p>4065593</text:p>
          </table:table-cell>
          <table:table-cell table:style-name="ce27" office:value-type="float" office:value="14041644" calcext:value-type="float">
            <text:p>14041644</text:p>
          </table:table-cell>
          <table:table-cell table:style-name="ce27" office:value-type="float" office:value="-0.039285833" calcext:value-type="float">
            <text:p>-0.039285833</text:p>
          </table:table-cell>
          <table:table-cell table:style-name="ce27" office:value-type="float" office:value="0.70870571" calcext:value-type="float">
            <text:p>0.70870571</text:p>
          </table:table-cell>
          <table:table-cell table:number-columns-repeated="2" table:style-name="ce27" office:value-type="float" office:value="0.14580469" calcext:value-type="float">
            <text:p>0.14580469</text:p>
          </table:table-cell>
          <table:table-cell table:style-name="ce27" office:value-type="float" office:value="0.00023649294" calcext:value-type="float">
            <text:p>0.00023649294</text:p>
          </table:table-cell>
          <table:table-cell table:style-name="ce27" office:value-type="float" office:value="0.000943649" calcext:value-type="float">
            <text:p>0.000943649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3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-9" calcext:value-type="float">
            <text:p>-9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087678" calcext:value-type="float">
            <text:p>4087678</text:p>
          </table:table-cell>
          <table:table-cell table:style-name="ce27" office:value-type="float" office:value="14110745" calcext:value-type="float">
            <text:p>14110745</text:p>
          </table:table-cell>
          <table:table-cell table:style-name="ce27" office:value-type="float" office:value="0.014789174" calcext:value-type="float">
            <text:p>0.014789174</text:p>
          </table:table-cell>
          <table:table-cell table:style-name="ce27" office:value-type="float" office:value="-0.25701713" calcext:value-type="float">
            <text:p>-0.25701713</text:p>
          </table:table-cell>
          <table:table-cell table:number-columns-repeated="2" table:style-name="ce27" office:value-type="float" office:value="0.11853197" calcext:value-type="float">
            <text:p>0.11853197</text:p>
          </table:table-cell>
          <table:table-cell table:style-name="ce27" office:value-type="float" office:value="-0.040407514" calcext:value-type="float">
            <text:p>-0.040407514</text:p>
          </table:table-cell>
          <table:table-cell table:style-name="ce27" office:value-type="float" office:value="0.024934585" calcext:value-type="float">
            <text:p>0.024934585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4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-6" calcext:value-type="float">
            <text:p>-6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073873" calcext:value-type="float">
            <text:p>4073873</text:p>
          </table:table-cell>
          <table:table-cell table:style-name="ce27" office:value-type="float" office:value="14074774" calcext:value-type="float">
            <text:p>14074774</text:p>
          </table:table-cell>
          <table:table-cell table:style-name="ce27" office:value-type="float" office:value="0.01264923" calcext:value-type="float">
            <text:p>0.01264923</text:p>
          </table:table-cell>
          <table:table-cell table:style-name="ce27" office:value-type="float" office:value="-0.096447767" calcext:value-type="float">
            <text:p>-0.096447767</text:p>
          </table:table-cell>
          <table:table-cell table:number-columns-repeated="2" table:style-name="ce27" office:value-type="float" office:value="0.086788152" calcext:value-type="float">
            <text:p>0.086788152</text:p>
          </table:table-cell>
          <table:table-cell table:style-name="ce27" office:value-type="float" office:value="-0.04042804" calcext:value-type="float">
            <text:p>-0.04042804</text:p>
          </table:table-cell>
          <table:table-cell table:style-name="ce27" office:value-type="float" office:value="0.019120353" calcext:value-type="float">
            <text:p>0.019120353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5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-3" calcext:value-type="float">
            <text:p>-3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070832" calcext:value-type="float">
            <text:p>4070832</text:p>
          </table:table-cell>
          <table:table-cell table:style-name="ce27" office:value-type="float" office:value="14064148" calcext:value-type="float">
            <text:p>14064148</text:p>
          </table:table-cell>
          <table:table-cell table:style-name="ce27" office:value-type="float" office:value="0.011088297" calcext:value-type="float">
            <text:p>0.011088297</text:p>
          </table:table-cell>
          <table:table-cell table:style-name="ce27" office:value-type="float" office:value="0.051530009" calcext:value-type="float">
            <text:p>0.051530009</text:p>
          </table:table-cell>
          <table:table-cell table:number-columns-repeated="2" table:style-name="ce27" office:value-type="float" office:value="0.07999334" calcext:value-type="float">
            <text:p>0.07999334</text:p>
          </table:table-cell>
          <table:table-cell table:style-name="ce27" office:value-type="float" office:value="-0.038525019" calcext:value-type="float">
            <text:p>-0.038525019</text:p>
          </table:table-cell>
          <table:table-cell table:style-name="ce27" office:value-type="float" office:value="0.016487927" calcext:value-type="float">
            <text:p>0.01648792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2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087489" calcext:value-type="float">
            <text:p>4087489</text:p>
          </table:table-cell>
          <table:table-cell table:style-name="ce27" office:value-type="float" office:value="14103237" calcext:value-type="float">
            <text:p>14103237</text:p>
          </table:table-cell>
          <table:table-cell table:style-name="ce27" office:value-type="float" office:value="0.0064179529" calcext:value-type="float">
            <text:p>0.0064179529</text:p>
          </table:table-cell>
          <table:table-cell table:style-name="ce27" office:value-type="float" office:value="0.20876848" calcext:value-type="float">
            <text:p>0.20876848</text:p>
          </table:table-cell>
          <table:table-cell table:number-columns-repeated="2" table:style-name="ce27" office:value-type="float" office:value="0.084434505" calcext:value-type="float">
            <text:p>0.084434505</text:p>
          </table:table-cell>
          <table:table-cell table:style-name="ce27" office:value-type="float" office:value="-0.038128946" calcext:value-type="float">
            <text:p>-0.038128946</text:p>
          </table:table-cell>
          <table:table-cell table:style-name="ce27" office:value-type="float" office:value="0.00715118" calcext:value-type="float">
            <text:p>0.00715118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6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067080" calcext:value-type="float">
            <text:p>4067080</text:p>
          </table:table-cell>
          <table:table-cell table:style-name="ce27" office:value-type="float" office:value="14046084" calcext:value-type="float">
            <text:p>14046084</text:p>
          </table:table-cell>
          <table:table-cell table:style-name="ce27" office:value-type="float" office:value="0.0049068459" calcext:value-type="float">
            <text:p>0.0049068459</text:p>
          </table:table-cell>
          <table:table-cell table:style-name="ce27" office:value-type="float" office:value="0.35405122" calcext:value-type="float">
            <text:p>0.35405122</text:p>
          </table:table-cell>
          <table:table-cell table:number-columns-repeated="2" table:style-name="ce27" office:value-type="float" office:value="0.097253253" calcext:value-type="float">
            <text:p>0.097253253</text:p>
          </table:table-cell>
          <table:table-cell table:style-name="ce27" office:value-type="float" office:value="-0.038195743" calcext:value-type="float">
            <text:p>-0.038195743</text:p>
          </table:table-cell>
          <table:table-cell table:style-name="ce27" office:value-type="float" office:value="-0.0025667754" calcext:value-type="float">
            <text:p>-0.0025667754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7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064669" calcext:value-type="float">
            <text:p>4064669</text:p>
          </table:table-cell>
          <table:table-cell table:style-name="ce27" office:value-type="float" office:value="14050317" calcext:value-type="float">
            <text:p>14050317</text:p>
          </table:table-cell>
          <table:table-cell table:style-name="ce27" office:value-type="float" office:value="-0.0006273917" calcext:value-type="float">
            <text:p>-0.0006273917</text:p>
          </table:table-cell>
          <table:table-cell table:style-name="ce27" office:value-type="float" office:value="0.49029642" calcext:value-type="float">
            <text:p>0.49029642</text:p>
          </table:table-cell>
          <table:table-cell table:number-columns-repeated="2" table:style-name="ce27" office:value-type="float" office:value="0.12159473" calcext:value-type="float">
            <text:p>0.12159473</text:p>
          </table:table-cell>
          <table:table-cell table:style-name="ce27" office:value-type="float" office:value="-0.037288765" calcext:value-type="float">
            <text:p>-0.037288765</text:p>
          </table:table-cell>
          <table:table-cell table:style-name="ce27" office:value-type="float" office:value="-0.017718107" calcext:value-type="float">
            <text:p>-0.01771810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8</text:p>
          </table:table-cell>
          <table:table-cell table:style-name="ce27" office:value-type="float" office:value="0.062" calcext:value-type="float">
            <text:p>0.062</text:p>
          </table:table-cell>
          <table:table-cell table:number-columns-repeated="3" table:style-name="ce27" office:value-type="float" office:value="9" calcext:value-type="float">
            <text:p>9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104591" calcext:value-type="float">
            <text:p>4104591</text:p>
          </table:table-cell>
          <table:table-cell table:style-name="ce27" office:value-type="float" office:value="14140725" calcext:value-type="float">
            <text:p>14140725</text:p>
          </table:table-cell>
          <table:table-cell table:style-name="ce27" office:value-type="float" office:value="-0.01423566" calcext:value-type="float">
            <text:p>-0.01423566</text:p>
          </table:table-cell>
          <table:table-cell table:style-name="ce27" office:value-type="float" office:value="0.63279937" calcext:value-type="float">
            <text:p>0.63279937</text:p>
          </table:table-cell>
          <table:table-cell table:number-columns-repeated="2" table:style-name="ce27" office:value-type="float" office:value="0.1733838" calcext:value-type="float">
            <text:p>0.1733838</text:p>
          </table:table-cell>
          <table:table-cell table:style-name="ce27" office:value-type="float" office:value="-0.035338523" calcext:value-type="float">
            <text:p>-0.035338523</text:p>
          </table:table-cell>
          <table:table-cell table:style-name="ce27" office:value-type="float" office:value="-0.034136109" calcext:value-type="float">
            <text:p>-0.034136109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39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-45" calcext:value-type="float">
            <text:p>-45</text:p>
          </table:table-cell>
          <table:table-cell table:style-name="ce27" office:value-type="float" office:value="4081106" calcext:value-type="float">
            <text:p>4081106</text:p>
          </table:table-cell>
          <table:table-cell table:style-name="ce27" office:value-type="float" office:value="14092784" calcext:value-type="float">
            <text:p>14092784</text:p>
          </table:table-cell>
          <table:table-cell table:style-name="ce27" office:value-type="float" office:value="-0.0056842967" calcext:value-type="float">
            <text:p>-0.0056842967</text:p>
          </table:table-cell>
          <table:table-cell table:style-name="ce27" office:value-type="float" office:value="0.65123791" calcext:value-type="float">
            <text:p>0.65123791</text:p>
          </table:table-cell>
          <table:table-cell table:number-columns-repeated="2" table:style-name="ce27" office:value-type="float" office:value="0.24592411" calcext:value-type="float">
            <text:p>0.24592411</text:p>
          </table:table-cell>
          <table:table-cell table:style-name="ce27" office:value-type="float" office:value="-0.032925034" calcext:value-type="float">
            <text:p>-0.032925034</text:p>
          </table:table-cell>
          <table:table-cell table:style-name="ce27" office:value-type="float" office:value="-0.072077255" calcext:value-type="float">
            <text:p>-0.072077255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1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091720" calcext:value-type="float">
            <text:p>4091720</text:p>
          </table:table-cell>
          <table:table-cell table:style-name="ce27" office:value-type="float" office:value="14103774" calcext:value-type="float">
            <text:p>14103774</text:p>
          </table:table-cell>
          <table:table-cell table:style-name="ce27" office:value-type="float" office:value="0.046990457" calcext:value-type="float">
            <text:p>0.046990457</text:p>
          </table:table-cell>
          <table:table-cell table:style-name="ce27" office:value-type="float" office:value="0.19831453" calcext:value-type="float">
            <text:p>0.19831453</text:p>
          </table:table-cell>
          <table:table-cell table:number-columns-repeated="2" table:style-name="ce27" office:value-type="float" office:value="0.033287347" calcext:value-type="float">
            <text:p>0.033287347</text:p>
          </table:table-cell>
          <table:table-cell table:style-name="ce27" office:value-type="float" office:value="0.00022244069" calcext:value-type="float">
            <text:p>0.00022244069</text:p>
          </table:table-cell>
          <table:table-cell table:style-name="ce27" office:value-type="float" office:value="-0.00034007117" calcext:value-type="float">
            <text:p>-0.0003400711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2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6" calcext:value-type="float">
            <text:p>-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081330" calcext:value-type="float">
            <text:p>4081330</text:p>
          </table:table-cell>
          <table:table-cell table:style-name="ce27" office:value-type="float" office:value="14076458" calcext:value-type="float">
            <text:p>14076458</text:p>
          </table:table-cell>
          <table:table-cell table:style-name="ce27" office:value-type="float" office:value="0.018076072" calcext:value-type="float">
            <text:p>0.018076072</text:p>
          </table:table-cell>
          <table:table-cell table:style-name="ce27" office:value-type="float" office:value="0.048950545" calcext:value-type="float">
            <text:p>0.048950545</text:p>
          </table:table-cell>
          <table:table-cell table:number-columns-repeated="2" table:style-name="ce27" office:value-type="float" office:value="0.027592059" calcext:value-type="float">
            <text:p>0.027592059</text:p>
          </table:table-cell>
          <table:table-cell table:style-name="ce28" office:value-type="float" office:value="-0.000021812351" calcext:value-type="float">
            <text:p>-2.18E-05</text:p>
          </table:table-cell>
          <table:table-cell table:style-name="ce27" office:value-type="float" office:value="0.0010579641" calcext:value-type="float">
            <text:p>0.0010579641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3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3" calcext:value-type="float">
            <text:p>-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3900084" calcext:value-type="float">
            <text:p>3900084</text:p>
          </table:table-cell>
          <table:table-cell table:style-name="ce27" office:value-type="float" office:value="13609078" calcext:value-type="float">
            <text:p>13609078</text:p>
          </table:table-cell>
          <table:table-cell table:style-name="ce27" office:value-type="float" office:value="-0.019165217" calcext:value-type="float">
            <text:p>-0.019165217</text:p>
          </table:table-cell>
          <table:table-cell table:style-name="ce27" office:value-type="float" office:value="-0.082053049" calcext:value-type="float">
            <text:p>-0.082053049</text:p>
          </table:table-cell>
          <table:table-cell table:number-columns-repeated="2" table:style-name="ce27" office:value-type="float" office:value="0.033135126" calcext:value-type="float">
            <text:p>0.033135126</text:p>
          </table:table-cell>
          <table:table-cell table:style-name="ce28" office:value-type="float" office:value="0.000055620624" calcext:value-type="float">
            <text:p>5.56E-05</text:p>
          </table:table-cell>
          <table:table-cell table:style-name="ce27" office:value-type="float" office:value="-0.0012735957" calcext:value-type="float">
            <text:p>-0.001273595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0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067444" calcext:value-type="float">
            <text:p>4067444</text:p>
          </table:table-cell>
          <table:table-cell table:style-name="ce27" office:value-type="float" office:value="14033156" calcext:value-type="float">
            <text:p>14033156</text:p>
          </table:table-cell>
          <table:table-cell table:style-name="ce27" office:value-type="float" office:value="-0.05221411" calcext:value-type="float">
            <text:p>-0.05221411</text:p>
          </table:table-cell>
          <table:table-cell table:style-name="ce27" office:value-type="float" office:value="-0.22344077" calcext:value-type="float">
            <text:p>-0.22344077</text:p>
          </table:table-cell>
          <table:table-cell table:number-columns-repeated="2" table:style-name="ce27" office:value-type="float" office:value="0.051945476" calcext:value-type="float">
            <text:p>0.051945476</text:p>
          </table:table-cell>
          <table:table-cell table:style-name="ce27" office:value-type="float" office:value="-0.00016175248" calcext:value-type="float">
            <text:p>-0.00016175248</text:p>
          </table:table-cell>
          <table:table-cell table:style-name="ce27" office:value-type="float" office:value="0.00085278348" calcext:value-type="float">
            <text:p>0.00085278348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4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078057" calcext:value-type="float">
            <text:p>4078057</text:p>
          </table:table-cell>
          <table:table-cell table:style-name="ce27" office:value-type="float" office:value="14076776" calcext:value-type="float">
            <text:p>14076776</text:p>
          </table:table-cell>
          <table:table-cell table:style-name="ce27" office:value-type="float" office:value="-0.063307866" calcext:value-type="float">
            <text:p>-0.063307866</text:p>
          </table:table-cell>
          <table:table-cell table:style-name="ce27" office:value-type="float" office:value="-0.27694347" calcext:value-type="float">
            <text:p>-0.27694347</text:p>
          </table:table-cell>
          <table:table-cell table:number-columns-repeated="2" table:style-name="ce27" office:value-type="float" office:value="0.075719085" calcext:value-type="float">
            <text:p>0.075719085</text:p>
          </table:table-cell>
          <table:table-cell table:style-name="ce27" office:value-type="float" office:value="0.00036548138" calcext:value-type="float">
            <text:p>0.00036548138</text:p>
          </table:table-cell>
          <table:table-cell table:style-name="ce27" office:value-type="float" office:value="-0.00091914616" calcext:value-type="float">
            <text:p>-0.00091914616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5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054731" calcext:value-type="float">
            <text:p>4054731</text:p>
          </table:table-cell>
          <table:table-cell table:style-name="ce27" office:value-type="float" office:value="14015290" calcext:value-type="float">
            <text:p>14015290</text:p>
          </table:table-cell>
          <table:table-cell table:style-name="ce27" office:value-type="float" office:value="-0.077549836" calcext:value-type="float">
            <text:p>-0.077549836</text:p>
          </table:table-cell>
          <table:table-cell table:style-name="ce27" office:value-type="float" office:value="-0.23573378" calcext:value-type="float">
            <text:p>-0.23573378</text:p>
          </table:table-cell>
          <table:table-cell table:number-columns-repeated="2" table:style-name="ce27" office:value-type="float" office:value="0.096687044" calcext:value-type="float">
            <text:p>0.096687044</text:p>
          </table:table-cell>
          <table:table-cell table:style-name="ce27" office:value-type="float" office:value="-0.0009437771" calcext:value-type="float">
            <text:p>-0.0009437771</text:p>
          </table:table-cell>
          <table:table-cell table:style-name="ce27" office:value-type="float" office:value="0.00928487" calcext:value-type="float">
            <text:p>0.0092848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6</text:p>
          </table:table-cell>
          <table:table-cell table:style-name="ce27" office:value-type="float" office:value="0.062" calcext:value-type="float">
            <text:p>0.062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016966" calcext:value-type="float">
            <text:p>4016966</text:p>
          </table:table-cell>
          <table:table-cell table:style-name="ce27" office:value-type="float" office:value="13929663" calcext:value-type="float">
            <text:p>13929663</text:p>
          </table:table-cell>
          <table:table-cell table:style-name="ce27" office:value-type="float" office:value="-0.082693324" calcext:value-type="float">
            <text:p>-0.082693324</text:p>
          </table:table-cell>
          <table:table-cell table:style-name="ce27" office:value-type="float" office:value="-0.21893423" calcext:value-type="float">
            <text:p>-0.21893423</text:p>
          </table:table-cell>
          <table:table-cell table:number-columns-repeated="2" table:style-name="ce27" office:value-type="float" office:value="0.11566676" calcext:value-type="float">
            <text:p>0.11566676</text:p>
          </table:table-cell>
          <table:table-cell table:style-name="ce27" office:value-type="float" office:value="0.0011835345" calcext:value-type="float">
            <text:p>0.0011835345</text:p>
          </table:table-cell>
          <table:table-cell table:style-name="ce27" office:value-type="float" office:value="-0.011749597" calcext:value-type="float">
            <text:p>-0.011749597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P 47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094063" calcext:value-type="float">
            <text:p>4094063</text:p>
          </table:table-cell>
          <table:table-cell table:style-name="ce27" office:value-type="float" office:value="14116846" calcext:value-type="float">
            <text:p>14116846</text:p>
          </table:table-cell>
          <table:table-cell table:style-name="ce27" office:value-type="float" office:value="-142898.71" calcext:value-type="float">
            <text:p>-142898.71</text:p>
          </table:table-cell>
          <table:table-cell table:style-name="ce27" office:value-type="float" office:value="2301566.2" calcext:value-type="float">
            <text:p>2301566.2</text:p>
          </table:table-cell>
          <table:table-cell table:number-columns-repeated="2" table:style-name="ce27" office:value-type="float" office:value="433694.37" calcext:value-type="float">
            <text:p>433694.37</text:p>
          </table:table-cell>
          <table:table-cell table:style-name="ce27" office:value-type="float" office:value="78720.482" calcext:value-type="float">
            <text:p>78720.482</text:p>
          </table:table-cell>
          <table:table-cell table:style-name="ce27" office:value-type="float" office:value="-145188.51" calcext:value-type="float">
            <text:p>-145188.51</text:p>
          </table:table-cell>
          <table:table-cell table:number-columns-repeated="1010"/>
        </table:table-row>
        <table:table-row table:style-name="ro1" table:number-rows-repeated="97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a_20_definita_20_SIM" style:display-name="PageStyle_Tabla definita S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uebas_20__28_no_20_tocar_29_" style:display-name="PageStyle_Pruebas (no toca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ores_20_aleatorios_20_para_20_entrena" style:display-name="PageStyle_Valores aleatorios para entre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esimulations" style:display-name="PageStyle_multiplesimula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582" meta:object-count="0"/>
    <meta:generator>LibreOfficeDev/6.0.5.2$Linux_X86_64 LibreOffice_project/</meta:generator>
  </office:meta>
</office:document-meta>
</file>